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uszaknapta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DejaVu_Sans_3.ttf" manifest:media-type="application/x-font-ttf"/>
  <manifest:file-entry manifest:full-path="Fonts/Font_DejaVu_Sans_2.ttf" manifest:media-type="application/x-font-ttf"/>
  <manifest:file-entry manifest:full-path="Fonts/Font_Liberation_Sans_4.ttf" manifest:media-type="application/x-font-ttf"/>
  <manifest:file-entry manifest:full-path="Fonts/Font_DejaVu_Sans_1.ttf" manifest:media-type="application/x-font-ttf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9cm"/>
    </style:style>
    <style:style style:name="co4" style:family="table-column">
      <style:table-column-properties fo:break-before="auto" style:column-width="4.25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0.97cm"/>
    </style:style>
    <style:style style:name="co8" style:family="table-column">
      <style:table-column-properties fo:break-before="auto" style:column-width="1.683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0.478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0.37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27cm" fo:break-before="auto" style:use-optimal-row-height="false"/>
    </style:style>
    <style:style style:name="ro4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96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</style:style>
    <style:style style:name="ce225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318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320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5" style:family="table-cell" style:parent-style-name="Default">
      <style:table-cell-properties style:cell-protect="protected" style:print-content="true" style:shrink-to-fit="true"/>
      <style:text-properties fo:font-size="8pt" fo:font-weight="bold" style:font-size-asian="8pt" style:font-weight-asian="bold" style:font-size-complex="8pt" style:font-weight-complex="bold"/>
    </style:style>
    <style:style style:name="ce326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65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  <style:text-properties fo:font-size="9pt" style:font-size-asian="9pt" style:font-size-complex="9pt"/>
    </style:style>
    <style:style style:name="ce473" style:family="table-cell" style:parent-style-name="Default" style:data-style-name="N4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77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89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90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94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95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96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97" style:family="table-cell" style:parent-style-name="Default">
      <style:table-cell-properties style:cell-protect="protected" style:print-content="true" style:shrink-to-fit="true"/>
      <style:text-properties fo:font-size="8pt" style:font-size-asian="8pt" style:font-size-complex="8pt"/>
    </style:style>
    <style:style style:name="ce50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</style:style>
    <style:style style:name="ce512" style:family="table-cell" style:parent-style-name="Default">
      <style:table-cell-properties fo:border-bottom="none" fo:border-left="2.24pt solid #000000" fo:border-right="none" fo:border-top="none"/>
    </style:style>
    <style:style style:name="ce513" style:family="table-cell" style:parent-style-name="Default">
      <style:table-cell-properties fo:border-bottom="2.24pt solid #000000" fo:border-left="2.24pt solid #000000" fo:border-right="none" fo:border-top="none"/>
    </style:style>
    <style:style style:name="ce514" style:family="table-cell" style:parent-style-name="Default">
      <style:table-cell-properties fo:border-bottom="none" fo:border-left="none" fo:border-right="none" fo:border-top="2.24pt solid #000000"/>
    </style:style>
    <style:style style:name="ce515" style:family="table-cell" style:parent-style-name="Default">
      <style:table-cell-properties fo:border-bottom="2.24pt solid #000000" fo:border-left="none" fo:border-right="none" fo:border-top="none"/>
    </style:style>
    <style:style style:name="ce516" style:family="table-cell" style:parent-style-name="Default">
      <style:table-cell-properties fo:border-bottom="none" fo:border-left="none" fo:border-right="2.24pt solid #000000" fo:border-top="2.24pt solid #000000"/>
    </style:style>
    <style:style style:name="ce517" style:family="table-cell" style:parent-style-name="Default" style:data-style-name="N61">
      <style:table-cell-properties fo:border-bottom="none" fo:border-left="none" fo:border-right="2.24pt solid #000000" fo:border-top="none"/>
    </style:style>
    <style:style style:name="ce518" style:family="table-cell" style:parent-style-name="Default">
      <style:table-cell-properties fo:border-bottom="none" fo:border-left="none" fo:border-right="2.24pt solid #000000" fo:border-top="none"/>
    </style:style>
    <style:style style:name="ce519" style:family="table-cell" style:parent-style-name="Default" style:data-style-name="N61">
      <style:table-cell-properties fo:border-bottom="2.24pt solid #000000" fo:border-left="none" fo:border-right="2.24pt solid #000000" fo:border-top="none"/>
    </style:style>
    <style:style style:name="ce158" style:family="table-cell" style:parent-style-name="Default">
      <style:table-cell-properties style:cell-protect="protected" style:print-content="true"/>
    </style:style>
    <style:style style:name="ce52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74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2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24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25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26" style:family="table-cell" style:parent-style-name="Default">
      <style:table-cell-properties fo:border-bottom="none" style:cell-protect="protected" style:print-content="true" fo:border-left="none" fo:border-right="none" style:shrink-to-fit="true" fo:border-top="0.74pt solid #000000"/>
      <style:text-properties fo:font-size="8pt" style:font-size-asian="8pt" style:font-size-complex="8pt"/>
    </style:style>
    <style:style style:name="ce527" style:family="table-cell" style:parent-style-name="Default">
      <style:table-cell-properties fo:border-bottom="0.74pt solid #000000" style:cell-protect="protected" style:print-content="true" fo:border-left="none" fo:border-right="none" style:shrink-to-fit="true" fo:border-top="none"/>
      <style:text-properties fo:font-size="8pt" style:font-size-asian="8pt" style:font-size-complex="8pt"/>
    </style:style>
    <style:style style:name="ce528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  <style:text-properties fo:font-size="8pt" style:font-size-asian="8pt" style:font-size-complex="8pt"/>
    </style:style>
    <style:style style:name="ce531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32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33" style:family="table-cell" style:parent-style-name="Default" style:data-style-name="N100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35" style:family="table-cell" style:parent-style-name="Default">
      <style:table-cell-properties style:cell-protect="protected" style:print-content="true" style:text-align-source="fix" style:repeat-content="false" fo:wrap-option="wrap" fo:border="2.24pt double-thin #000000" style:border-line-width="0.018cm 0.044cm 0.018cm" style:vertical-align="top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</style:style>
    <style:style style:name="ce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4:.AG4];&quot;V&quot;;[.C5:.AG5];&quot;P&quot;)=0)" style:apply-style-name="VPiros" style:base-cell-address="Munkalap1.B5"/>
    </style:style>
    <style:style style:name="ce1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6:.AG6];&quot;P&quot;)=0)" style:apply-style-name="VPiros" style:base-cell-address="Munkalap1.B6"/>
    </style:style>
    <style:style style:name="ce1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7:.AG7];&quot;P&quot;)=0)" style:apply-style-name="VPiros" style:base-cell-address="Munkalap1.B7"/>
    </style:style>
    <style:style style:name="ce1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Default" style:base-cell-address="Munkalap1.B8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11:.AG11];&quot;V&quot;;[.C12:.AG12];&quot;P&quot;)=0)" style:apply-style-name="VPiros" style:base-cell-address="Munkalap1.B12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3:.AG13];&quot;P&quot;)=0)" style:apply-style-name="VPiros" style:base-cell-address="Munkalap1.B13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4:.AG14];&quot;P&quot;)=0)" style:apply-style-name="VPiros" style:base-cell-address="Munkalap1.B14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5:.AG15];&quot;P&quot;)=0)" style:apply-style-name="VPiros" style:base-cell-address="Munkalap1.B15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18:.AG18];&quot;V&quot;;[.C19:.AG19];&quot;P&quot;)=0)" style:apply-style-name="VPiros" style:base-cell-address="Munkalap1.B19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0:.AG20];&quot;P&quot;)=0)" style:apply-style-name="VPiros" style:base-cell-address="Munkalap1.B20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1:.AG21];&quot;P&quot;)=0)" style:apply-style-name="VPiros" style:base-cell-address="Munkalap1.B21"/>
    </style:style>
    <style:style style:name="ce3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2:.AG22];&quot;P&quot;)=0)" style:apply-style-name="VPiros" style:base-cell-address="Munkalap1.B22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25:.AG25];&quot;V&quot;;[.C26:.AG26];&quot;P&quot;)=0)" style:apply-style-name="VPiros" style:base-cell-address="Munkalap1.B26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7:.AG27];&quot;P&quot;)=0)" style:apply-style-name="VPiros" style:base-cell-address="Munkalap1.B27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8:.AG28];&quot;P&quot;)=0)" style:apply-style-name="VPiros" style:base-cell-address="Munkalap1.B28"/>
    </style:style>
    <style:style style:name="ce3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9:.AG29];&quot;P&quot;)=0)" style:apply-style-name="VPiros" style:base-cell-address="Munkalap1.B29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32:.AG32];&quot;V&quot;;[.C33:.AG33];&quot;P&quot;)=0)" style:apply-style-name="VPiros" style:base-cell-address="Munkalap1.B33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4:.AG34];&quot;P&quot;)=0)" style:apply-style-name="VPiros" style:base-cell-address="Munkalap1.B34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5:.AG35];&quot;P&quot;)=0)" style:apply-style-name="VPiros" style:base-cell-address="Munkalap1.B35"/>
    </style:style>
    <style:style style:name="ce4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6:.AG36];&quot;P&quot;)=0)" style:apply-style-name="VPiros" style:base-cell-address="Munkalap1.B36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39:.AG39];&quot;V&quot;;[.C40:.AG40];&quot;P&quot;)=0)" style:apply-style-name="VPiros" style:base-cell-address="Munkalap1.B40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1:.AG41];&quot;P&quot;)=0)" style:apply-style-name="VPiros" style:base-cell-address="Munkalap1.B41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2:.AG42];&quot;P&quot;)=0)" style:apply-style-name="VPiros" style:base-cell-address="Munkalap1.B42"/>
    </style:style>
    <style:style style:name="ce4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3:.AG43];&quot;P&quot;)=0)" style:apply-style-name="VPiros" style:base-cell-address="Munkalap1.B43"/>
    </style:style>
    <style:style style:name="ce27" style:family="table-cell" style:parent-style-name="Default" style:data-style-name="N49">
      <style:table-cell-properties style:shrink-to-fit="true"/>
    </style:style>
    <style:style style:name="ce8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88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1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2" style:family="table-cell" style:parent-style-name="Default" style:data-style-name="N49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3" style:family="table-cell" style:parent-style-name="Default" style:data-style-name="N49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00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02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1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1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2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1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Munkalap1.C5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5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8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9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30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31" style:family="table-cell" style:parent-style-name="Éjszakás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3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5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9" style:family="table-cell" style:parent-style-name="Nappalos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41" style:family="table-cell" style:parent-style-name="Nappalos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43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Munkalap1.C5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46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6pt" fo:font-weight="bold" style:font-size-asian="6pt" style:font-weight-asian="bold" style:font-size-complex="6pt" style:font-weight-complex="bold"/>
      <style:map style:condition="cell-content()=&quot;N&quot;" style:apply-style-name="Nappalos" style:base-cell-address="Munkalap1.C5"/>
    </style:style>
    <style:style style:name="ce147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  <style:map style:condition="cell-content()=&quot;N&quot;" style:apply-style-name="Nappalos" style:base-cell-address="Munkalap1.C5"/>
    </style:style>
    <style:style style:name="ce148" style:family="table-cell" style:parent-style-name="Default">
      <style:table-cell-properties style:text-align-source="fix" style:repeat-content="false" style:shrink-to-fit="true" style:vertical-align="bottom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54" style:family="table-cell" style:parent-style-name="Default" style:data-style-name="N49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Munkalap1.C5"/>
    </style:style>
    <style:style style:name="ce266" style:family="table-cell" style:parent-style-name="Default">
      <style:table-cell-properties style:cell-protect="protected" style:print-content="true"/>
    </style:style>
    <style:style style:name="ce168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71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7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80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8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88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15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217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Munkalap1.C5"/>
    </style:style>
    <style:style style:name="ce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220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24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&quot;N&quot;" style:apply-style-name="Nappalos" style:base-cell-address="Munkalap1.C5"/>
    </style:style>
    <style:style style:name="ce235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9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300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</style:style>
    <style:style style:name="ce2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3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40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Munkalap1.C5"/>
    </style:style>
    <style:style style:name="ce24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2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Munkalap1.C5"/>
    </style:style>
    <style:style style:name="ce67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8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9" style:family="table-cell" style:parent-style-name="Default" style:data-style-name="N151"/>
    <style:style style:name="ce25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5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5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5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3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80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8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282" style:family="table-cell" style:parent-style-name="VPiros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283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197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</style:style>
    <style:style style:name="ce28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Du&quot;" style:apply-style-name="Délutános" style:base-cell-address="Munkalap1.C5"/>
    </style:style>
    <style:style style:name="ce35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4:.AG4];&quot;V&quot;;[.C5:.AG5];&quot;P&quot;)=0)" style:apply-style-name="VPiros" style:base-cell-address="'C napok nélkül'.B5"/>
    </style:style>
    <style:style style:name="ce35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6:.AG6];&quot;P&quot;)=0)" style:apply-style-name="VPiros" style:base-cell-address="'C napok nélkül'.B6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7:.AG7];&quot;P&quot;)=0)" style:apply-style-name="VPiros" style:base-cell-address="'C napok nélkül'.B7"/>
    </style:style>
    <style:style style:name="ce35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Default" style:base-cell-address="'C napok nélkül'.B8"/>
    </style:style>
    <style:style style:name="ce30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VPiros" style:base-cell-address="'C napok nélkül'.B8"/>
    </style:style>
    <style:style style:name="ce35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58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359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0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1" style:family="table-cell" style:parent-style-name="Default" style:data-style-name="N49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2" style:family="table-cell" style:parent-style-name="Default" style:data-style-name="N49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4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65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66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67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68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6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7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1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'C napok nélkül'.C5"/>
    </style:style>
    <style:style style:name="ce37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3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5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8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9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80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81" style:family="table-cell" style:parent-style-name="Éjszakás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83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86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88" style:family="table-cell" style:parent-style-name="Nappalos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89" style:family="table-cell" style:parent-style-name="Nappalos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90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'C napok nélkül'.C5"/>
    </style:style>
    <style:style style:name="ce39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392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6pt" fo:font-weight="bold" style:font-size-asian="6pt" style:font-weight-asian="bold" style:font-size-complex="6pt" style:font-weight-complex="bold"/>
      <style:map style:condition="cell-content()=&quot;N&quot;" style:apply-style-name="Nappalos" style:base-cell-address="'C napok nélkül'.C5"/>
    </style:style>
    <style:style style:name="ce393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  <style:map style:condition="cell-content()=&quot;N&quot;" style:apply-style-name="Nappalos" style:base-cell-address="'C napok nélkül'.C5"/>
    </style:style>
    <style:style style:name="ce394" style:family="table-cell" style:parent-style-name="Default">
      <style:table-cell-properties style:text-align-source="fix" style:repeat-content="false" style:shrink-to-fit="true" style:vertical-align="bottom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395" style:family="table-cell" style:parent-style-name="Default" style:data-style-name="N49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'C napok nélkül'.C5"/>
    </style:style>
    <style:style style:name="ce396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97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9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00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0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402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403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4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06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0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10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11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412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'C napok nélkül'.C5"/>
    </style:style>
    <style:style style:name="ce4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1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18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1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&quot;N&quot;" style:apply-style-name="Nappalos" style:base-cell-address="'C napok nélkül'.C5"/>
    </style:style>
    <style:style style:name="ce421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42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4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2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25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'C napok nélkül'.C5"/>
    </style:style>
    <style:style style:name="ce42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30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'C napok nélkül'.C5"/>
    </style:style>
    <style:style style:name="ce43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32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3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3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8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8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9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9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3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45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4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447" style:family="table-cell" style:parent-style-name="VPiros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448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44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Du&quot;" style:apply-style-name="Délutános" style:base-cell-address="'C napok nélkül'.C5"/>
    </style:style>
    <style:style style:name="ce450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51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52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53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54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  <style:text-properties fo:font-size="9pt" style:font-size-asian="9pt" style:font-size-complex="9pt"/>
    </style:style>
    <style:style style:name="ce455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56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57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58" style:family="table-cell" style:parent-style-name="Default">
      <style:table-cell-properties style:cell-protect="protected" style:print-content="true" style:shrink-to-fit="true"/>
      <style:text-properties fo:font-size="8pt" style:font-size-asian="8pt" style:font-size-complex="8pt"/>
    </style:style>
    <style:style style:name="ce459" style:family="table-cell" style:parent-style-name="Default">
      <style:table-cell-properties style:cell-protect="protected" style:print-content="true" style:shrink-to-fit="true"/>
      <style:text-properties fo:font-size="8pt" fo:font-weight="bold" style:font-size-asian="8pt" style:font-weight-asian="bold" style:font-size-complex="8pt" style:font-weight-complex="bold"/>
    </style:style>
    <style:style style:name="ce460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1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2" style:family="table-cell" style:parent-style-name="Default" style:data-style-name="N4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64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6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7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8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6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</style:style>
    <style:style style:name="ce475" style:family="table-cell" style:parent-style-name="Default">
      <style:table-cell-properties fo:border-bottom="none" fo:border-left="2.24pt solid #000000" fo:border-right="none" fo:border-top="none"/>
    </style:style>
    <style:style style:name="ce476" style:family="table-cell" style:parent-style-name="Default">
      <style:table-cell-properties fo:border-bottom="2.24pt solid #000000" fo:border-left="2.24pt solid #000000" fo:border-right="none" fo:border-top="none"/>
    </style:style>
    <style:style style:name="ce478" style:family="table-cell" style:parent-style-name="Default">
      <style:table-cell-properties fo:border-bottom="none" fo:border-left="none" fo:border-right="none" fo:border-top="2.24pt solid #000000"/>
    </style:style>
    <style:style style:name="ce479" style:family="table-cell" style:parent-style-name="Default">
      <style:table-cell-properties fo:border-bottom="2.24pt solid #000000" fo:border-left="none" fo:border-right="none" fo:border-top="none"/>
    </style:style>
    <style:style style:name="ce480" style:family="table-cell" style:parent-style-name="Default">
      <style:table-cell-properties fo:border-bottom="none" fo:border-left="none" fo:border-right="2.24pt solid #000000" fo:border-top="2.24pt solid #000000"/>
    </style:style>
    <style:style style:name="ce481" style:family="table-cell" style:parent-style-name="Default" style:data-style-name="N61">
      <style:table-cell-properties fo:border-bottom="none" fo:border-left="none" fo:border-right="2.24pt solid #000000" fo:border-top="none"/>
    </style:style>
    <style:style style:name="ce482" style:family="table-cell" style:parent-style-name="Default">
      <style:table-cell-properties fo:border-bottom="none" fo:border-left="none" fo:border-right="2.24pt solid #000000" fo:border-top="none"/>
    </style:style>
    <style:style style:name="ce483" style:family="table-cell" style:parent-style-name="Default" style:data-style-name="N61">
      <style:table-cell-properties fo:border-bottom="2.24pt solid #000000" fo:border-left="none" fo:border-right="2.24pt solid #000000" fo:border-top="none"/>
    </style:style>
    <style:style style:name="ce484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74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48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486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49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98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499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00" style:family="table-cell" style:parent-style-name="Default">
      <style:table-cell-properties fo:border-bottom="none" style:cell-protect="protected" style:print-content="true" fo:border-left="none" fo:border-right="none" style:shrink-to-fit="true" fo:border-top="0.74pt solid #000000"/>
      <style:text-properties fo:font-size="8pt" style:font-size-asian="8pt" style:font-size-complex="8pt"/>
    </style:style>
    <style:style style:name="ce501" style:family="table-cell" style:parent-style-name="Default">
      <style:table-cell-properties fo:border-bottom="0.74pt solid #000000" style:cell-protect="protected" style:print-content="true" fo:border-left="none" fo:border-right="none" style:shrink-to-fit="true" fo:border-top="none"/>
      <style:text-properties fo:font-size="8pt" style:font-size-asian="8pt" style:font-size-complex="8pt"/>
    </style:style>
    <style:style style:name="ce502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  <style:text-properties fo:font-size="8pt" style:font-size-asian="8pt" style:font-size-complex="8pt"/>
    </style:style>
    <style:style style:name="ce505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06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36" style:family="table-cell" style:parent-style-name="Default" style:data-style-name="N100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38" style:family="table-cell" style:parent-style-name="Default">
      <style:table-cell-properties style:cell-protect="protected" style:print-content="true" style:text-align-source="fix" style:repeat-content="false" fo:wrap-option="wrap" fo:border="2.24pt double-thin #000000" style:border-line-width="0.018cm 0.044cm 0.018cm" style:vertical-align="top"/>
      <style:paragraph-properties fo:text-align="start" fo:margin-left="0cm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</office:automatic-styles>
  <office:body>
    <office:spreadsheet>
      <table:table table:name="Munkalap1" table:style-name="ta1" table:print-ranges="Munkalap1.A1:Munkalap1.BP43">
        <table:table-column table:style-name="co12" table:number-columns-repeated="33" table:default-cell-style-name="Default"/>
        <table:table-column table:style-name="co12" table:default-cell-style-name="ce293"/>
        <table:table-column table:style-name="co12" table:number-columns-repeated="33" table:default-cell-style-name="Default"/>
        <table:table-column table:style-name="co12" table:default-cell-style-name="ce293"/>
        <table:table-column table:style-name="co12" table:number-columns-repeated="956" table:default-cell-style-name="Default"/>
        <table:table-row table:style-name="ro2">
          <table:table-cell table:style-name="ce1" office:value-type="float" office:value="2024" calcext:value-type="float" table:number-columns-spanned="67" table:number-rows-spanned="1">
            <text:p>2024</text:p>
          </table:table-cell>
          <table:covered-table-cell table:number-columns-repeated="66"/>
          <table:table-cell table:number-columns-repeated="957"/>
        </table:table-row>
        <table:table-row table:style-name="ro4">
          <table:table-cell table:style-name="ce2"/>
          <table:table-cell/>
          <table:table-cell table:style-name="ce27"/>
          <table:table-cell table:number-columns-repeated="1021"/>
        </table:table-row>
        <table:table-row table:style-name="ro4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8"/>
          <table:table-cell table:style-name="ce87" table:formula="of:=DATE([.$A$1];[.$A$3];1)" office:value-type="date" office:date-value="2024-01-01" calcext:value-type="date">
            <text:p>1</text:p>
          </table:table-cell>
          <table:table-cell table:style-name="ce125" table:formula="of:=([.C3])+1" office:value-type="date" office:date-value="2024-01-02" calcext:value-type="date">
            <text:p>2</text:p>
          </table:table-cell>
          <table:table-cell table:style-name="ce125" table:formula="of:=([.D3])+1" office:value-type="date" office:date-value="2024-01-03" calcext:value-type="date">
            <text:p>3</text:p>
          </table:table-cell>
          <table:table-cell table:style-name="ce125" table:formula="of:=([.E3])+1" office:value-type="date" office:date-value="2024-01-04" calcext:value-type="date">
            <text:p>4</text:p>
          </table:table-cell>
          <table:table-cell table:style-name="ce125" table:formula="of:=([.F3])+1" office:value-type="date" office:date-value="2024-01-05" calcext:value-type="date">
            <text:p>5</text:p>
          </table:table-cell>
          <table:table-cell table:style-name="ce125" table:formula="of:=([.G3])+1" office:value-type="date" office:date-value="2024-01-06" calcext:value-type="date">
            <text:p>6</text:p>
          </table:table-cell>
          <table:table-cell table:style-name="ce125" table:formula="of:=([.H3])+1" office:value-type="date" office:date-value="2024-01-07" calcext:value-type="date">
            <text:p>7</text:p>
          </table:table-cell>
          <table:table-cell table:style-name="ce125" table:formula="of:=([.I3])+1" office:value-type="date" office:date-value="2024-01-08" calcext:value-type="date">
            <text:p>8</text:p>
          </table:table-cell>
          <table:table-cell table:style-name="ce125" table:formula="of:=([.J3])+1" office:value-type="date" office:date-value="2024-01-09" calcext:value-type="date">
            <text:p>9</text:p>
          </table:table-cell>
          <table:table-cell table:style-name="ce125" table:formula="of:=([.K3])+1" office:value-type="date" office:date-value="2024-01-10" calcext:value-type="date">
            <text:p>10</text:p>
          </table:table-cell>
          <table:table-cell table:style-name="ce125" table:formula="of:=([.L3])+1" office:value-type="date" office:date-value="2024-01-11" calcext:value-type="date">
            <text:p>11</text:p>
          </table:table-cell>
          <table:table-cell table:style-name="ce125" table:formula="of:=([.M3])+1" office:value-type="date" office:date-value="2024-01-12" calcext:value-type="date">
            <text:p>12</text:p>
          </table:table-cell>
          <table:table-cell table:style-name="ce125" table:formula="of:=([.N3])+1" office:value-type="date" office:date-value="2024-01-13" calcext:value-type="date">
            <text:p>13</text:p>
          </table:table-cell>
          <table:table-cell table:style-name="ce125" table:formula="of:=([.O3])+1" office:value-type="date" office:date-value="2024-01-14" calcext:value-type="date">
            <text:p>14</text:p>
          </table:table-cell>
          <table:table-cell table:style-name="ce125" table:formula="of:=([.P3])+1" office:value-type="date" office:date-value="2024-01-15" calcext:value-type="date">
            <text:p>15</text:p>
          </table:table-cell>
          <table:table-cell table:style-name="ce125" table:formula="of:=([.Q3])+1" office:value-type="date" office:date-value="2024-01-16" calcext:value-type="date">
            <text:p>16</text:p>
          </table:table-cell>
          <table:table-cell table:style-name="ce125" table:formula="of:=([.R3])+1" office:value-type="date" office:date-value="2024-01-17" calcext:value-type="date">
            <text:p>17</text:p>
          </table:table-cell>
          <table:table-cell table:style-name="ce125" table:formula="of:=([.S3])+1" office:value-type="date" office:date-value="2024-01-18" calcext:value-type="date">
            <text:p>18</text:p>
          </table:table-cell>
          <table:table-cell table:style-name="ce125" table:formula="of:=([.T3])+1" office:value-type="date" office:date-value="2024-01-19" calcext:value-type="date">
            <text:p>19</text:p>
          </table:table-cell>
          <table:table-cell table:style-name="ce125" table:formula="of:=([.U3])+1" office:value-type="date" office:date-value="2024-01-20" calcext:value-type="date">
            <text:p>20</text:p>
          </table:table-cell>
          <table:table-cell table:style-name="ce125" table:formula="of:=([.V3])+1" office:value-type="date" office:date-value="2024-01-21" calcext:value-type="date">
            <text:p>21</text:p>
          </table:table-cell>
          <table:table-cell table:style-name="ce125" table:formula="of:=([.W3])+1" office:value-type="date" office:date-value="2024-01-22" calcext:value-type="date">
            <text:p>22</text:p>
          </table:table-cell>
          <table:table-cell table:style-name="ce125" table:formula="of:=([.X3])+1" office:value-type="date" office:date-value="2024-01-23" calcext:value-type="date">
            <text:p>23</text:p>
          </table:table-cell>
          <table:table-cell table:style-name="ce125" table:formula="of:=([.Y3])+1" office:value-type="date" office:date-value="2024-01-24" calcext:value-type="date">
            <text:p>24</text:p>
          </table:table-cell>
          <table:table-cell table:style-name="ce125" table:formula="of:=([.Z3])+1" office:value-type="date" office:date-value="2024-01-25" calcext:value-type="date">
            <text:p>25</text:p>
          </table:table-cell>
          <table:table-cell table:style-name="ce125" table:formula="of:=([.AA3])+1" office:value-type="date" office:date-value="2024-01-26" calcext:value-type="date">
            <text:p>26</text:p>
          </table:table-cell>
          <table:table-cell table:style-name="ce125" table:formula="of:=([.AB3])+1" office:value-type="date" office:date-value="2024-01-27" calcext:value-type="date">
            <text:p>27</text:p>
          </table:table-cell>
          <table:table-cell table:style-name="ce125" table:formula="of:=([.AC3])+1" office:value-type="date" office:date-value="2024-01-28" calcext:value-type="date">
            <text:p>28</text:p>
          </table:table-cell>
          <table:table-cell table:style-name="ce125" table:formula="of:=([.AD3])+1" office:value-type="date" office:date-value="2024-01-29" calcext:value-type="date">
            <text:p>29</text:p>
          </table:table-cell>
          <table:table-cell table:style-name="ce125" table:formula="of:=([.AE3])+1" office:value-type="date" office:date-value="2024-01-30" calcext:value-type="date">
            <text:p>30</text:p>
          </table:table-cell>
          <table:table-cell table:style-name="ce214" table:formula="of:=([.AF3])+1" office:value-type="date" office:date-value="2024-01-31" calcext:value-type="date">
            <text:p>31</text:p>
          </table:table-cell>
          <table:table-cell table:style-name="ce223"/>
          <table:table-cell table:style-name="ce238" office:value-type="float" office:value="7" calcext:value-type="float" table:number-columns-spanned="2" table:number-rows-spanned="2">
            <text:p>7</text:p>
          </table:table-cell>
          <table:covered-table-cell table:style-name="ce250"/>
          <table:table-cell table:style-name="ce280" table:formula="of:=DATE([.$A$1];[.AI3];1)" office:value-type="date" office:date-value="2024-07-01" calcext:value-type="date">
            <text:p>1</text:p>
          </table:table-cell>
          <table:table-cell table:style-name="ce125" table:formula="of:=([.AK3])+1" office:value-type="date" office:date-value="2024-07-02" calcext:value-type="date">
            <text:p>2</text:p>
          </table:table-cell>
          <table:table-cell table:style-name="ce125" table:formula="of:=([.AL3])+1" office:value-type="date" office:date-value="2024-07-03" calcext:value-type="date">
            <text:p>3</text:p>
          </table:table-cell>
          <table:table-cell table:style-name="ce125" table:formula="of:=([.AM3])+1" office:value-type="date" office:date-value="2024-07-04" calcext:value-type="date">
            <text:p>4</text:p>
          </table:table-cell>
          <table:table-cell table:style-name="ce125" table:formula="of:=([.AN3])+1" office:value-type="date" office:date-value="2024-07-05" calcext:value-type="date">
            <text:p>5</text:p>
          </table:table-cell>
          <table:table-cell table:style-name="ce125" table:formula="of:=([.AO3])+1" office:value-type="date" office:date-value="2024-07-06" calcext:value-type="date">
            <text:p>6</text:p>
          </table:table-cell>
          <table:table-cell table:style-name="ce125" table:formula="of:=([.AP3])+1" office:value-type="date" office:date-value="2024-07-07" calcext:value-type="date">
            <text:p>7</text:p>
          </table:table-cell>
          <table:table-cell table:style-name="ce125" table:formula="of:=([.AQ3])+1" office:value-type="date" office:date-value="2024-07-08" calcext:value-type="date">
            <text:p>8</text:p>
          </table:table-cell>
          <table:table-cell table:style-name="ce125" table:formula="of:=([.AR3])+1" office:value-type="date" office:date-value="2024-07-09" calcext:value-type="date">
            <text:p>9</text:p>
          </table:table-cell>
          <table:table-cell table:style-name="ce125" table:formula="of:=([.AS3])+1" office:value-type="date" office:date-value="2024-07-10" calcext:value-type="date">
            <text:p>10</text:p>
          </table:table-cell>
          <table:table-cell table:style-name="ce125" table:formula="of:=([.AT3])+1" office:value-type="date" office:date-value="2024-07-11" calcext:value-type="date">
            <text:p>11</text:p>
          </table:table-cell>
          <table:table-cell table:style-name="ce125" table:formula="of:=([.AU3])+1" office:value-type="date" office:date-value="2024-07-12" calcext:value-type="date">
            <text:p>12</text:p>
          </table:table-cell>
          <table:table-cell table:style-name="ce125" table:formula="of:=([.AV3])+1" office:value-type="date" office:date-value="2024-07-13" calcext:value-type="date">
            <text:p>13</text:p>
          </table:table-cell>
          <table:table-cell table:style-name="ce125" table:formula="of:=([.AW3])+1" office:value-type="date" office:date-value="2024-07-14" calcext:value-type="date">
            <text:p>14</text:p>
          </table:table-cell>
          <table:table-cell table:style-name="ce125" table:formula="of:=([.AX3])+1" office:value-type="date" office:date-value="2024-07-15" calcext:value-type="date">
            <text:p>15</text:p>
          </table:table-cell>
          <table:table-cell table:style-name="ce125" table:formula="of:=([.AY3])+1" office:value-type="date" office:date-value="2024-07-16" calcext:value-type="date">
            <text:p>16</text:p>
          </table:table-cell>
          <table:table-cell table:style-name="ce125" table:formula="of:=([.AZ3])+1" office:value-type="date" office:date-value="2024-07-17" calcext:value-type="date">
            <text:p>17</text:p>
          </table:table-cell>
          <table:table-cell table:style-name="ce125" table:formula="of:=([.BA3])+1" office:value-type="date" office:date-value="2024-07-18" calcext:value-type="date">
            <text:p>18</text:p>
          </table:table-cell>
          <table:table-cell table:style-name="ce125" table:formula="of:=([.BB3])+1" office:value-type="date" office:date-value="2024-07-19" calcext:value-type="date">
            <text:p>19</text:p>
          </table:table-cell>
          <table:table-cell table:style-name="ce125" table:formula="of:=([.BC3])+1" office:value-type="date" office:date-value="2024-07-20" calcext:value-type="date">
            <text:p>20</text:p>
          </table:table-cell>
          <table:table-cell table:style-name="ce125" table:formula="of:=([.BD3])+1" office:value-type="date" office:date-value="2024-07-21" calcext:value-type="date">
            <text:p>21</text:p>
          </table:table-cell>
          <table:table-cell table:style-name="ce125" table:formula="of:=([.BE3])+1" office:value-type="date" office:date-value="2024-07-22" calcext:value-type="date">
            <text:p>22</text:p>
          </table:table-cell>
          <table:table-cell table:style-name="ce125" table:formula="of:=([.BF3])+1" office:value-type="date" office:date-value="2024-07-23" calcext:value-type="date">
            <text:p>23</text:p>
          </table:table-cell>
          <table:table-cell table:style-name="ce125" table:formula="of:=([.BG3])+1" office:value-type="date" office:date-value="2024-07-24" calcext:value-type="date">
            <text:p>24</text:p>
          </table:table-cell>
          <table:table-cell table:style-name="ce125" table:formula="of:=([.BH3])+1" office:value-type="date" office:date-value="2024-07-25" calcext:value-type="date">
            <text:p>25</text:p>
          </table:table-cell>
          <table:table-cell table:style-name="ce125" table:formula="of:=([.BI3])+1" office:value-type="date" office:date-value="2024-07-26" calcext:value-type="date">
            <text:p>26</text:p>
          </table:table-cell>
          <table:table-cell table:style-name="ce125" table:formula="of:=([.BJ3])+1" office:value-type="date" office:date-value="2024-07-27" calcext:value-type="date">
            <text:p>27</text:p>
          </table:table-cell>
          <table:table-cell table:style-name="ce125" table:formula="of:=([.BK3])+1" office:value-type="date" office:date-value="2024-07-28" calcext:value-type="date">
            <text:p>28</text:p>
          </table:table-cell>
          <table:table-cell table:style-name="ce125" table:formula="of:=([.BL3])+1" office:value-type="date" office:date-value="2024-07-29" calcext:value-type="date">
            <text:p>29</text:p>
          </table:table-cell>
          <table:table-cell table:style-name="ce125" table:formula="of:=([.BM3])+1" office:value-type="date" office:date-value="2024-07-30" calcext:value-type="date">
            <text:p>30</text:p>
          </table:table-cell>
          <table:table-cell table:style-name="ce214" table:formula="of:=([.BN3])+1" office:value-type="date" office:date-value="2024-07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88" table:formula="of:=TEXT([.C3];&quot;NN&quot;)" office:value-type="string" office:string-value="H" calcext:value-type="string">
            <text:p>H</text:p>
          </table:table-cell>
          <table:table-cell table:style-name="ce88" table:formula="of:=TEXT([.D3];&quot;NN&quot;)" office:value-type="string" office:string-value="K" calcext:value-type="string">
            <text:p>K</text:p>
          </table:table-cell>
          <table:table-cell table:style-name="ce88" table:formula="of:=TEXT([.E3];&quot;NN&quot;)" office:value-type="string" office:string-value="Sze" calcext:value-type="string">
            <text:p>Sze</text:p>
          </table:table-cell>
          <table:table-cell table:style-name="ce88" table:formula="of:=TEXT([.F3];&quot;NN&quot;)" office:value-type="string" office:string-value="Cs" calcext:value-type="string">
            <text:p>Cs</text:p>
          </table:table-cell>
          <table:table-cell table:style-name="ce88" table:formula="of:=TEXT([.G3];&quot;NN&quot;)" office:value-type="string" office:string-value="P" calcext:value-type="string">
            <text:p>P</text:p>
          </table:table-cell>
          <table:table-cell table:style-name="ce88" table:formula="of:=TEXT([.H3];&quot;NN&quot;)" office:value-type="string" office:string-value="Szo" calcext:value-type="string">
            <text:p>Szo</text:p>
          </table:table-cell>
          <table:table-cell table:style-name="ce88" table:formula="of:=TEXT([.I3];&quot;NN&quot;)" office:value-type="string" office:string-value="V" calcext:value-type="string">
            <text:p>V</text:p>
          </table:table-cell>
          <table:table-cell table:style-name="ce88" table:formula="of:=TEXT([.J3];&quot;NN&quot;)" office:value-type="string" office:string-value="H" calcext:value-type="string">
            <text:p>H</text:p>
          </table:table-cell>
          <table:table-cell table:style-name="ce88" table:formula="of:=TEXT([.K3];&quot;NN&quot;)" office:value-type="string" office:string-value="K" calcext:value-type="string">
            <text:p>K</text:p>
          </table:table-cell>
          <table:table-cell table:style-name="ce88" table:formula="of:=TEXT([.L3];&quot;NN&quot;)" office:value-type="string" office:string-value="Sze" calcext:value-type="string">
            <text:p>Sze</text:p>
          </table:table-cell>
          <table:table-cell table:style-name="ce88" table:formula="of:=TEXT([.M3];&quot;NN&quot;)" office:value-type="string" office:string-value="Cs" calcext:value-type="string">
            <text:p>Cs</text:p>
          </table:table-cell>
          <table:table-cell table:style-name="ce88" table:formula="of:=TEXT([.N3];&quot;NN&quot;)" office:value-type="string" office:string-value="P" calcext:value-type="string">
            <text:p>P</text:p>
          </table:table-cell>
          <table:table-cell table:style-name="ce88" table:formula="of:=TEXT([.O3];&quot;NN&quot;)" office:value-type="string" office:string-value="Szo" calcext:value-type="string">
            <text:p>Szo</text:p>
          </table:table-cell>
          <table:table-cell table:style-name="ce88" table:formula="of:=TEXT([.P3];&quot;NN&quot;)" office:value-type="string" office:string-value="V" calcext:value-type="string">
            <text:p>V</text:p>
          </table:table-cell>
          <table:table-cell table:style-name="ce88" table:formula="of:=TEXT([.Q3];&quot;NN&quot;)" office:value-type="string" office:string-value="H" calcext:value-type="string">
            <text:p>H</text:p>
          </table:table-cell>
          <table:table-cell table:style-name="ce88" table:formula="of:=TEXT([.R3];&quot;NN&quot;)" office:value-type="string" office:string-value="K" calcext:value-type="string">
            <text:p>K</text:p>
          </table:table-cell>
          <table:table-cell table:style-name="ce88" table:formula="of:=TEXT([.S3];&quot;NN&quot;)" office:value-type="string" office:string-value="Sze" calcext:value-type="string">
            <text:p>Sze</text:p>
          </table:table-cell>
          <table:table-cell table:style-name="ce88" table:formula="of:=TEXT([.T3];&quot;NN&quot;)" office:value-type="string" office:string-value="Cs" calcext:value-type="string">
            <text:p>Cs</text:p>
          </table:table-cell>
          <table:table-cell table:style-name="ce88" table:formula="of:=TEXT([.U3];&quot;NN&quot;)" office:value-type="string" office:string-value="P" calcext:value-type="string">
            <text:p>P</text:p>
          </table:table-cell>
          <table:table-cell table:style-name="ce88" table:formula="of:=TEXT([.V3];&quot;NN&quot;)" office:value-type="string" office:string-value="Szo" calcext:value-type="string">
            <text:p>Szo</text:p>
          </table:table-cell>
          <table:table-cell table:style-name="ce88" table:formula="of:=TEXT([.W3];&quot;NN&quot;)" office:value-type="string" office:string-value="V" calcext:value-type="string">
            <text:p>V</text:p>
          </table:table-cell>
          <table:table-cell table:style-name="ce88" table:formula="of:=TEXT([.X3];&quot;NN&quot;)" office:value-type="string" office:string-value="H" calcext:value-type="string">
            <text:p>H</text:p>
          </table:table-cell>
          <table:table-cell table:style-name="ce88" table:formula="of:=TEXT([.Y3];&quot;NN&quot;)" office:value-type="string" office:string-value="K" calcext:value-type="string">
            <text:p>K</text:p>
          </table:table-cell>
          <table:table-cell table:style-name="ce88" table:formula="of:=TEXT([.Z3];&quot;NN&quot;)" office:value-type="string" office:string-value="Sze" calcext:value-type="string">
            <text:p>Sze</text:p>
          </table:table-cell>
          <table:table-cell table:style-name="ce88" table:formula="of:=TEXT([.AA3];&quot;NN&quot;)" office:value-type="string" office:string-value="Cs" calcext:value-type="string">
            <text:p>Cs</text:p>
          </table:table-cell>
          <table:table-cell table:style-name="ce88" table:formula="of:=TEXT([.AB3];&quot;NN&quot;)" office:value-type="string" office:string-value="P" calcext:value-type="string">
            <text:p>P</text:p>
          </table:table-cell>
          <table:table-cell table:style-name="ce88" table:formula="of:=TEXT([.AC3];&quot;NN&quot;)" office:value-type="string" office:string-value="Szo" calcext:value-type="string">
            <text:p>Szo</text:p>
          </table:table-cell>
          <table:table-cell table:style-name="ce88" table:formula="of:=TEXT([.AD3];&quot;NN&quot;)" office:value-type="string" office:string-value="V" calcext:value-type="string">
            <text:p>V</text:p>
          </table:table-cell>
          <table:table-cell table:style-name="ce88" table:formula="of:=TEXT([.AE3];&quot;NN&quot;)" office:value-type="string" office:string-value="H" calcext:value-type="string">
            <text:p>H</text:p>
          </table:table-cell>
          <table:table-cell table:style-name="ce88" table:formula="of:=TEXT([.AF3];&quot;NN&quot;)" office:value-type="string" office:string-value="K" calcext:value-type="string">
            <text:p>K</text:p>
          </table:table-cell>
          <table:table-cell table:style-name="ce215" table:formula="of:=TEXT([.AG3];&quot;NN&quot;)" office:value-type="string" office:string-value="Sze" calcext:value-type="string">
            <text:p>Sze</text:p>
          </table:table-cell>
          <table:table-cell table:style-name="ce224" table:formula="of:=NETWORKDAYS(DATE([.$A$1];[.A3];1);DATE([.$A$1];[.A3];31);['Munkaszüneti napok'.$A$1:.$A$16])" office:value-type="float" office:value="22" calcext:value-type="float">
            <text:p>22</text:p>
          </table:table-cell>
          <table:covered-table-cell table:style-name="ce239"/>
          <table:covered-table-cell table:style-name="ce251"/>
          <table:table-cell table:style-name="ce281" table:formula="of:=TEXT([.AK3];&quot;NN&quot;)" office:value-type="string" office:string-value="H" calcext:value-type="string">
            <text:p>H</text:p>
          </table:table-cell>
          <table:table-cell table:style-name="ce283" table:formula="of:=TEXT([.AL3];&quot;NN&quot;)" office:value-type="string" office:string-value="K" calcext:value-type="string">
            <text:p>K</text:p>
          </table:table-cell>
          <table:table-cell table:style-name="ce283" table:formula="of:=TEXT([.AM3];&quot;NN&quot;)" office:value-type="string" office:string-value="Sze" calcext:value-type="string">
            <text:p>Sze</text:p>
          </table:table-cell>
          <table:table-cell table:style-name="ce283" table:formula="of:=TEXT([.AN3];&quot;NN&quot;)" office:value-type="string" office:string-value="Cs" calcext:value-type="string">
            <text:p>Cs</text:p>
          </table:table-cell>
          <table:table-cell table:style-name="ce283" table:formula="of:=TEXT([.AO3];&quot;NN&quot;)" office:value-type="string" office:string-value="P" calcext:value-type="string">
            <text:p>P</text:p>
          </table:table-cell>
          <table:table-cell table:style-name="ce283" table:formula="of:=TEXT([.AP3];&quot;NN&quot;)" office:value-type="string" office:string-value="Szo" calcext:value-type="string">
            <text:p>Szo</text:p>
          </table:table-cell>
          <table:table-cell table:style-name="ce283" table:formula="of:=TEXT([.AQ3];&quot;NN&quot;)" office:value-type="string" office:string-value="V" calcext:value-type="string">
            <text:p>V</text:p>
          </table:table-cell>
          <table:table-cell table:style-name="ce283" table:formula="of:=TEXT([.AR3];&quot;NN&quot;)" office:value-type="string" office:string-value="H" calcext:value-type="string">
            <text:p>H</text:p>
          </table:table-cell>
          <table:table-cell table:style-name="ce283" table:formula="of:=TEXT([.AS3];&quot;NN&quot;)" office:value-type="string" office:string-value="K" calcext:value-type="string">
            <text:p>K</text:p>
          </table:table-cell>
          <table:table-cell table:style-name="ce283" table:formula="of:=TEXT([.AT3];&quot;NN&quot;)" office:value-type="string" office:string-value="Sze" calcext:value-type="string">
            <text:p>Sze</text:p>
          </table:table-cell>
          <table:table-cell table:style-name="ce283" table:formula="of:=TEXT([.AU3];&quot;NN&quot;)" office:value-type="string" office:string-value="Cs" calcext:value-type="string">
            <text:p>Cs</text:p>
          </table:table-cell>
          <table:table-cell table:style-name="ce283" table:formula="of:=TEXT([.AV3];&quot;NN&quot;)" office:value-type="string" office:string-value="P" calcext:value-type="string">
            <text:p>P</text:p>
          </table:table-cell>
          <table:table-cell table:style-name="ce283" table:formula="of:=TEXT([.AW3];&quot;NN&quot;)" office:value-type="string" office:string-value="Szo" calcext:value-type="string">
            <text:p>Szo</text:p>
          </table:table-cell>
          <table:table-cell table:style-name="ce283" table:formula="of:=TEXT([.AX3];&quot;NN&quot;)" office:value-type="string" office:string-value="V" calcext:value-type="string">
            <text:p>V</text:p>
          </table:table-cell>
          <table:table-cell table:style-name="ce283" table:formula="of:=TEXT([.AY3];&quot;NN&quot;)" office:value-type="string" office:string-value="H" calcext:value-type="string">
            <text:p>H</text:p>
          </table:table-cell>
          <table:table-cell table:style-name="ce283" table:formula="of:=TEXT([.AZ3];&quot;NN&quot;)" office:value-type="string" office:string-value="K" calcext:value-type="string">
            <text:p>K</text:p>
          </table:table-cell>
          <table:table-cell table:style-name="ce283" table:formula="of:=TEXT([.BA3];&quot;NN&quot;)" office:value-type="string" office:string-value="Sze" calcext:value-type="string">
            <text:p>Sze</text:p>
          </table:table-cell>
          <table:table-cell table:style-name="ce283" table:formula="of:=TEXT([.BB3];&quot;NN&quot;)" office:value-type="string" office:string-value="Cs" calcext:value-type="string">
            <text:p>Cs</text:p>
          </table:table-cell>
          <table:table-cell table:style-name="ce283" table:formula="of:=TEXT([.BC3];&quot;NN&quot;)" office:value-type="string" office:string-value="P" calcext:value-type="string">
            <text:p>P</text:p>
          </table:table-cell>
          <table:table-cell table:style-name="ce283" table:formula="of:=TEXT([.BD3];&quot;NN&quot;)" office:value-type="string" office:string-value="Szo" calcext:value-type="string">
            <text:p>Szo</text:p>
          </table:table-cell>
          <table:table-cell table:style-name="ce283" table:formula="of:=TEXT([.BE3];&quot;NN&quot;)" office:value-type="string" office:string-value="V" calcext:value-type="string">
            <text:p>V</text:p>
          </table:table-cell>
          <table:table-cell table:style-name="ce283" table:formula="of:=TEXT([.BF3];&quot;NN&quot;)" office:value-type="string" office:string-value="H" calcext:value-type="string">
            <text:p>H</text:p>
          </table:table-cell>
          <table:table-cell table:style-name="ce283" table:formula="of:=TEXT([.BG3];&quot;NN&quot;)" office:value-type="string" office:string-value="K" calcext:value-type="string">
            <text:p>K</text:p>
          </table:table-cell>
          <table:table-cell table:style-name="ce283" table:formula="of:=TEXT([.BH3];&quot;NN&quot;)" office:value-type="string" office:string-value="Sze" calcext:value-type="string">
            <text:p>Sze</text:p>
          </table:table-cell>
          <table:table-cell table:style-name="ce283" table:formula="of:=TEXT([.BI3];&quot;NN&quot;)" office:value-type="string" office:string-value="Cs" calcext:value-type="string">
            <text:p>Cs</text:p>
          </table:table-cell>
          <table:table-cell table:style-name="ce283" table:formula="of:=TEXT([.BJ3];&quot;NN&quot;)" office:value-type="string" office:string-value="P" calcext:value-type="string">
            <text:p>P</text:p>
          </table:table-cell>
          <table:table-cell table:style-name="ce283" table:formula="of:=TEXT([.BK3];&quot;NN&quot;)" office:value-type="string" office:string-value="Szo" calcext:value-type="string">
            <text:p>Szo</text:p>
          </table:table-cell>
          <table:table-cell table:style-name="ce283" table:formula="of:=TEXT([.BL3];&quot;NN&quot;)" office:value-type="string" office:string-value="V" calcext:value-type="string">
            <text:p>V</text:p>
          </table:table-cell>
          <table:table-cell table:style-name="ce283" table:formula="of:=TEXT([.BM3];&quot;NN&quot;)" office:value-type="string" office:string-value="H" calcext:value-type="string">
            <text:p>H</text:p>
          </table:table-cell>
          <table:table-cell table:style-name="ce283" table:formula="of:=TEXT([.BN3];&quot;NN&quot;)" office:value-type="string" office:string-value="K" calcext:value-type="string">
            <text:p>K</text:p>
          </table:table-cell>
          <table:table-cell table:style-name="ce215" table:formula="of:=TEXT([.BO3];&quot;NN&quot;)" office:value-type="string" office:string-value="Sze" calcext:value-type="string">
            <text:p>Sze</text:p>
          </table:table-cell>
          <table:table-cell table:style-name="ce197" table:formula="of:=NETWORKDAYS(DATE([.$A$1];[.AI3];1);DATE([.$A$1];[.AI3];31);['Munkaszüneti napok'.$A$1:.$A$16])" office:value-type="float" office:value="23" calcext:value-type="float">
            <text:p>23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anuár</text:p>
          </table:table-cell>
          <table:table-cell table:style-name="ce103" office:value-type="string" calcext:value-type="string">
            <text:p>A</text:p>
          </table:table-cell>
          <table:table-cell table:style-name="ce89" table:formula="of:=MUSZAK8([.C3];1)" office:value-type="string" office:string-value="N" calcext:value-type="string">
            <text:p>N</text:p>
          </table:table-cell>
          <table:table-cell table:style-name="ce126" table:formula="of:=MUSZAK8([.D3];1)" office:value-type="string" office:string-value="N" calcext:value-type="string">
            <text:p>N</text:p>
          </table:table-cell>
          <table:table-cell table:style-name="ce126" table:formula="of:=MUSZAK8([.E3];1)" office:value-type="string" office:string-value="P" calcext:value-type="string">
            <text:p>P</text:p>
          </table:table-cell>
          <table:table-cell table:style-name="ce126" table:formula="of:=MUSZAK8([.F3];1)" office:value-type="string" office:string-value="P" calcext:value-type="string">
            <text:p>P</text:p>
          </table:table-cell>
          <table:table-cell table:style-name="ce126" table:formula="of:=MUSZAK8([.G3];1)" office:value-type="string" office:string-value="É" calcext:value-type="string">
            <text:p>É</text:p>
          </table:table-cell>
          <table:table-cell table:style-name="ce126" table:formula="of:=MUSZAK8([.H3];1)" office:value-type="string" office:string-value="É" calcext:value-type="string">
            <text:p>É</text:p>
          </table:table-cell>
          <table:table-cell table:style-name="ce126" table:formula="of:=MUSZAK8([.I3];1)" office:value-type="string" office:string-value="É" calcext:value-type="string">
            <text:p>É</text:p>
          </table:table-cell>
          <table:table-cell table:style-name="ce126" table:formula="of:=MUSZAK8([.J3];1)" office:value-type="string" office:string-value="É" calcext:value-type="string">
            <text:p>É</text:p>
          </table:table-cell>
          <table:table-cell table:style-name="ce126" table:formula="of:=MUSZAK8([.K3];1)" office:value-type="string" office:string-value="P" calcext:value-type="string">
            <text:p>P</text:p>
          </table:table-cell>
          <table:table-cell table:style-name="ce126" table:formula="of:=MUSZAK8([.L3];1)" office:value-type="string" office:string-value="Du" calcext:value-type="string">
            <text:p>Du</text:p>
          </table:table-cell>
          <table:table-cell table:style-name="ce126" table:formula="of:=MUSZAK8([.M3];1)" office:value-type="string" office:string-value="Du" calcext:value-type="string">
            <text:p>Du</text:p>
          </table:table-cell>
          <table:table-cell table:style-name="ce126" table:formula="of:=MUSZAK8([.N3];1)" office:value-type="string" office:string-value="Du" calcext:value-type="string">
            <text:p>Du</text:p>
          </table:table-cell>
          <table:table-cell table:style-name="ce126" table:formula="of:=MUSZAK8([.O3];1)" office:value-type="string" office:string-value="Du" calcext:value-type="string">
            <text:p>Du</text:p>
          </table:table-cell>
          <table:table-cell table:style-name="ce126" table:formula="of:=MUSZAK8([.P3];1)" office:value-type="string" office:string-value="P" calcext:value-type="string">
            <text:p>P</text:p>
          </table:table-cell>
          <table:table-cell table:style-name="ce126" table:formula="of:=MUSZAK8([.Q3];1)" office:value-type="string" office:string-value="N" calcext:value-type="string">
            <text:p>N</text:p>
          </table:table-cell>
          <table:table-cell table:style-name="ce126" table:formula="of:=MUSZAK8([.R3];1)" office:value-type="string" office:string-value="N" calcext:value-type="string">
            <text:p>N</text:p>
          </table:table-cell>
          <table:table-cell table:style-name="ce126" table:formula="of:=MUSZAK8([.S3];1)" office:value-type="string" office:string-value="N" calcext:value-type="string">
            <text:p>N</text:p>
          </table:table-cell>
          <table:table-cell table:style-name="ce126" table:formula="of:=MUSZAK8([.T3];1)" office:value-type="string" office:string-value="N" calcext:value-type="string">
            <text:p>N</text:p>
          </table:table-cell>
          <table:table-cell table:style-name="ce126" table:formula="of:=MUSZAK8([.U3];1)" office:value-type="string" office:string-value="P" calcext:value-type="string">
            <text:p>P</text:p>
          </table:table-cell>
          <table:table-cell table:style-name="ce126" table:formula="of:=MUSZAK8([.V3];1)" office:value-type="string" office:string-value="P" calcext:value-type="string">
            <text:p>P</text:p>
          </table:table-cell>
          <table:table-cell table:style-name="ce126" table:formula="of:=MUSZAK8([.W3];1)" office:value-type="string" office:string-value="É" calcext:value-type="string">
            <text:p>É</text:p>
          </table:table-cell>
          <table:table-cell table:style-name="ce126" table:formula="of:=MUSZAK8([.X3];1)" office:value-type="string" office:string-value="É" calcext:value-type="string">
            <text:p>É</text:p>
          </table:table-cell>
          <table:table-cell table:style-name="ce126" table:formula="of:=MUSZAK8([.Y3];1)" office:value-type="string" office:string-value="É" calcext:value-type="string">
            <text:p>É</text:p>
          </table:table-cell>
          <table:table-cell table:style-name="ce126" table:formula="of:=MUSZAK8([.Z3];1)" office:value-type="string" office:string-value="É" calcext:value-type="string">
            <text:p>É</text:p>
          </table:table-cell>
          <table:table-cell table:style-name="ce126" table:formula="of:=MUSZAK8([.AA3];1)" office:value-type="string" office:string-value="P" calcext:value-type="string">
            <text:p>P</text:p>
          </table:table-cell>
          <table:table-cell table:style-name="ce126" table:formula="of:=MUSZAK8([.AB3];1)" office:value-type="string" office:string-value="Du" calcext:value-type="string">
            <text:p>Du</text:p>
          </table:table-cell>
          <table:table-cell table:style-name="ce126" table:formula="of:=MUSZAK8([.AC3];1)" office:value-type="string" office:string-value="Du" calcext:value-type="string">
            <text:p>Du</text:p>
          </table:table-cell>
          <table:table-cell table:style-name="ce126" table:formula="of:=MUSZAK8([.AD3];1)" office:value-type="string" office:string-value="Du" calcext:value-type="string">
            <text:p>Du</text:p>
          </table:table-cell>
          <table:table-cell table:style-name="ce126" table:formula="of:=MUSZAK8([.AE3];1)" office:value-type="string" office:string-value="Du" calcext:value-type="string">
            <text:p>Du</text:p>
          </table:table-cell>
          <table:table-cell table:style-name="ce126" table:formula="of:=MUSZAK8([.AF3];1)" office:value-type="string" office:string-value="P" calcext:value-type="string">
            <text:p>P</text:p>
          </table:table-cell>
          <table:table-cell table:style-name="ce203" table:formula="of:=MUSZAK8([.AG3];1)" office:value-type="string" office:string-value="N" calcext:value-type="string">
            <text:p>N</text:p>
          </table:table-cell>
          <table:table-cell table:style-name="ce227" table:formula="of:=COUNTIF([.$C5:.$AG5];&quot;N&quot;)+COUNTIF([.$C5:.$AG5];&quot;Du&quot;)+COUNTIF([.$C5:.$AG5];&quot;É&quot;)-[.$AH$4]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4">
            <text:p>Július</text:p>
          </table:table-cell>
          <table:table-cell table:style-name="ce186" office:value-type="string" calcext:value-type="string">
            <text:p>A</text:p>
          </table:table-cell>
          <table:table-cell table:style-name="ce89" table:formula="of:=MUSZAK8([.AK3];1)" office:value-type="string" office:string-value="É" calcext:value-type="string">
            <text:p>É</text:p>
          </table:table-cell>
          <table:table-cell table:style-name="ce126" table:formula="of:=MUSZAK8([.AL3];1)" office:value-type="string" office:string-value="É" calcext:value-type="string">
            <text:p>É</text:p>
          </table:table-cell>
          <table:table-cell table:style-name="ce126" table:formula="of:=MUSZAK8([.AM3];1)" office:value-type="string" office:string-value="P" calcext:value-type="string">
            <text:p>P</text:p>
          </table:table-cell>
          <table:table-cell table:style-name="ce126" table:formula="of:=MUSZAK8([.AN3];1)" office:value-type="string" office:string-value="Du" calcext:value-type="string">
            <text:p>Du</text:p>
          </table:table-cell>
          <table:table-cell table:style-name="ce126" table:formula="of:=MUSZAK8([.AO3];1)" office:value-type="string" office:string-value="Du" calcext:value-type="string">
            <text:p>Du</text:p>
          </table:table-cell>
          <table:table-cell table:style-name="ce126" table:formula="of:=MUSZAK8([.AP3];1)" office:value-type="string" office:string-value="Du" calcext:value-type="string">
            <text:p>Du</text:p>
          </table:table-cell>
          <table:table-cell table:style-name="ce126" table:formula="of:=MUSZAK8([.AQ3];1)" office:value-type="string" office:string-value="Du" calcext:value-type="string">
            <text:p>Du</text:p>
          </table:table-cell>
          <table:table-cell table:style-name="ce126" table:formula="of:=MUSZAK8([.AR3];1)" office:value-type="string" office:string-value="P" calcext:value-type="string">
            <text:p>P</text:p>
          </table:table-cell>
          <table:table-cell table:style-name="ce126" table:formula="of:=MUSZAK8([.AS3];1)" office:value-type="string" office:string-value="N" calcext:value-type="string">
            <text:p>N</text:p>
          </table:table-cell>
          <table:table-cell table:style-name="ce126" table:formula="of:=MUSZAK8([.AT3];1)" office:value-type="string" office:string-value="N" calcext:value-type="string">
            <text:p>N</text:p>
          </table:table-cell>
          <table:table-cell table:style-name="ce126" table:formula="of:=MUSZAK8([.AU3];1)" office:value-type="string" office:string-value="N" calcext:value-type="string">
            <text:p>N</text:p>
          </table:table-cell>
          <table:table-cell table:style-name="ce126" table:formula="of:=MUSZAK8([.AV3];1)" office:value-type="string" office:string-value="N" calcext:value-type="string">
            <text:p>N</text:p>
          </table:table-cell>
          <table:table-cell table:style-name="ce126" table:formula="of:=MUSZAK8([.AW3];1)" office:value-type="string" office:string-value="P" calcext:value-type="string">
            <text:p>P</text:p>
          </table:table-cell>
          <table:table-cell table:style-name="ce126" table:formula="of:=MUSZAK8([.AX3];1)" office:value-type="string" office:string-value="P" calcext:value-type="string">
            <text:p>P</text:p>
          </table:table-cell>
          <table:table-cell table:style-name="ce126" table:formula="of:=MUSZAK8([.AY3];1)" office:value-type="string" office:string-value="É" calcext:value-type="string">
            <text:p>É</text:p>
          </table:table-cell>
          <table:table-cell table:style-name="ce126" table:formula="of:=MUSZAK8([.AZ3];1)" office:value-type="string" office:string-value="É" calcext:value-type="string">
            <text:p>É</text:p>
          </table:table-cell>
          <table:table-cell table:style-name="ce126" table:formula="of:=MUSZAK8([.BA3];1)" office:value-type="string" office:string-value="É" calcext:value-type="string">
            <text:p>É</text:p>
          </table:table-cell>
          <table:table-cell table:style-name="ce126" table:formula="of:=MUSZAK8([.BB3];1)" office:value-type="string" office:string-value="É" calcext:value-type="string">
            <text:p>É</text:p>
          </table:table-cell>
          <table:table-cell table:style-name="ce126" table:formula="of:=MUSZAK8([.BC3];1)" office:value-type="string" office:string-value="P" calcext:value-type="string">
            <text:p>P</text:p>
          </table:table-cell>
          <table:table-cell table:style-name="ce126" table:formula="of:=MUSZAK8([.BD3];1)" office:value-type="string" office:string-value="Du" calcext:value-type="string">
            <text:p>Du</text:p>
          </table:table-cell>
          <table:table-cell table:style-name="ce126" table:formula="of:=MUSZAK8([.BE3];1)" office:value-type="string" office:string-value="Du" calcext:value-type="string">
            <text:p>Du</text:p>
          </table:table-cell>
          <table:table-cell table:style-name="ce126" table:formula="of:=MUSZAK8([.BF3];1)" office:value-type="string" office:string-value="Du" calcext:value-type="string">
            <text:p>Du</text:p>
          </table:table-cell>
          <table:table-cell table:style-name="ce126" table:formula="of:=MUSZAK8([.BG3];1)" office:value-type="string" office:string-value="Du" calcext:value-type="string">
            <text:p>Du</text:p>
          </table:table-cell>
          <table:table-cell table:style-name="ce126" table:formula="of:=MUSZAK8([.BH3];1)" office:value-type="string" office:string-value="P" calcext:value-type="string">
            <text:p>P</text:p>
          </table:table-cell>
          <table:table-cell table:style-name="ce126" table:formula="of:=MUSZAK8([.BI3];1)" office:value-type="string" office:string-value="N" calcext:value-type="string">
            <text:p>N</text:p>
          </table:table-cell>
          <table:table-cell table:style-name="ce126" table:formula="of:=MUSZAK8([.BJ3];1)" office:value-type="string" office:string-value="N" calcext:value-type="string">
            <text:p>N</text:p>
          </table:table-cell>
          <table:table-cell table:style-name="ce126" table:formula="of:=MUSZAK8([.BK3];1)" office:value-type="string" office:string-value="N" calcext:value-type="string">
            <text:p>N</text:p>
          </table:table-cell>
          <table:table-cell table:style-name="ce126" table:formula="of:=MUSZAK8([.BL3];1)" office:value-type="string" office:string-value="N" calcext:value-type="string">
            <text:p>N</text:p>
          </table:table-cell>
          <table:table-cell table:style-name="ce126" table:formula="of:=MUSZAK8([.BM3];1)" office:value-type="string" office:string-value="P" calcext:value-type="string">
            <text:p>P</text:p>
          </table:table-cell>
          <table:table-cell table:style-name="ce126" table:formula="of:=MUSZAK8([.BN3];1)" office:value-type="string" office:string-value="P" calcext:value-type="string">
            <text:p>P</text:p>
          </table:table-cell>
          <table:table-cell table:style-name="ce203" table:formula="of:=MUSZAK8([.BO3];1)" office:value-type="string" office:string-value="É" calcext:value-type="string">
            <text:p>É</text:p>
          </table:table-cell>
          <table:table-cell table:style-name="ce285" table:formula="of:=COUNTIF([.AK5:.BO5];&quot;N&quot;)+COUNTIF([.AK5:.BO5];&quot;Du&quot;)+COUNTIF([.AK5:.BO5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104" office:value-type="string" calcext:value-type="string">
            <text:p>B</text:p>
          </table:table-cell>
          <table:table-cell table:style-name="ce91" table:formula="of:=MUSZAK8([.C3];2)" office:value-type="string" office:string-value="Du" calcext:value-type="string">
            <text:p>Du</text:p>
          </table:table-cell>
          <table:table-cell table:style-name="ce127" table:formula="of:=MUSZAK8([.D3];2)" office:value-type="string" office:string-value="P" calcext:value-type="string">
            <text:p>P</text:p>
          </table:table-cell>
          <table:table-cell table:style-name="ce127" table:formula="of:=MUSZAK8([.E3];2)" office:value-type="string" office:string-value="N" calcext:value-type="string">
            <text:p>N</text:p>
          </table:table-cell>
          <table:table-cell table:style-name="ce127" table:formula="of:=MUSZAK8([.F3];2)" office:value-type="string" office:string-value="N" calcext:value-type="string">
            <text:p>N</text:p>
          </table:table-cell>
          <table:table-cell table:style-name="ce127" table:formula="of:=MUSZAK8([.G3];2)" office:value-type="string" office:string-value="N" calcext:value-type="string">
            <text:p>N</text:p>
          </table:table-cell>
          <table:table-cell table:style-name="ce127" table:formula="of:=MUSZAK8([.H3];2)" office:value-type="string" office:string-value="N" calcext:value-type="string">
            <text:p>N</text:p>
          </table:table-cell>
          <table:table-cell table:style-name="ce127" table:formula="of:=MUSZAK8([.I3];2)" office:value-type="string" office:string-value="P" calcext:value-type="string">
            <text:p>P</text:p>
          </table:table-cell>
          <table:table-cell table:style-name="ce127" table:formula="of:=MUSZAK8([.J3];2)" office:value-type="string" office:string-value="P" calcext:value-type="string">
            <text:p>P</text:p>
          </table:table-cell>
          <table:table-cell table:style-name="ce127" table:formula="of:=MUSZAK8([.K3];2)" office:value-type="string" office:string-value="É" calcext:value-type="string">
            <text:p>É</text:p>
          </table:table-cell>
          <table:table-cell table:style-name="ce127" table:formula="of:=MUSZAK8([.L3];2)" office:value-type="string" office:string-value="É" calcext:value-type="string">
            <text:p>É</text:p>
          </table:table-cell>
          <table:table-cell table:style-name="ce127" table:formula="of:=MUSZAK8([.M3];2)" office:value-type="string" office:string-value="É" calcext:value-type="string">
            <text:p>É</text:p>
          </table:table-cell>
          <table:table-cell table:style-name="ce127" table:formula="of:=MUSZAK8([.N3];2)" office:value-type="string" office:string-value="É" calcext:value-type="string">
            <text:p>É</text:p>
          </table:table-cell>
          <table:table-cell table:style-name="ce127" table:formula="of:=MUSZAK8([.O3];2)" office:value-type="string" office:string-value="P" calcext:value-type="string">
            <text:p>P</text:p>
          </table:table-cell>
          <table:table-cell table:style-name="ce127" table:formula="of:=MUSZAK8([.P3];2)" office:value-type="string" office:string-value="Du" calcext:value-type="string">
            <text:p>Du</text:p>
          </table:table-cell>
          <table:table-cell table:style-name="ce127" table:formula="of:=MUSZAK8([.Q3];2)" office:value-type="string" office:string-value="Du" calcext:value-type="string">
            <text:p>Du</text:p>
          </table:table-cell>
          <table:table-cell table:style-name="ce127" table:formula="of:=MUSZAK8([.R3];2)" office:value-type="string" office:string-value="Du" calcext:value-type="string">
            <text:p>Du</text:p>
          </table:table-cell>
          <table:table-cell table:style-name="ce127" table:formula="of:=MUSZAK8([.S3];2)" office:value-type="string" office:string-value="Du" calcext:value-type="string">
            <text:p>Du</text:p>
          </table:table-cell>
          <table:table-cell table:style-name="ce127" table:formula="of:=MUSZAK8([.T3];2)" office:value-type="string" office:string-value="P" calcext:value-type="string">
            <text:p>P</text:p>
          </table:table-cell>
          <table:table-cell table:style-name="ce127" table:formula="of:=MUSZAK8([.U3];2)" office:value-type="string" office:string-value="N" calcext:value-type="string">
            <text:p>N</text:p>
          </table:table-cell>
          <table:table-cell table:style-name="ce127" table:formula="of:=MUSZAK8([.V3];2)" office:value-type="string" office:string-value="N" calcext:value-type="string">
            <text:p>N</text:p>
          </table:table-cell>
          <table:table-cell table:style-name="ce127" table:formula="of:=MUSZAK8([.W3];2)" office:value-type="string" office:string-value="N" calcext:value-type="string">
            <text:p>N</text:p>
          </table:table-cell>
          <table:table-cell table:style-name="ce127" table:formula="of:=MUSZAK8([.X3];2)" office:value-type="string" office:string-value="N" calcext:value-type="string">
            <text:p>N</text:p>
          </table:table-cell>
          <table:table-cell table:style-name="ce127" table:formula="of:=MUSZAK8([.Y3];2)" office:value-type="string" office:string-value="P" calcext:value-type="string">
            <text:p>P</text:p>
          </table:table-cell>
          <table:table-cell table:style-name="ce127" table:formula="of:=MUSZAK8([.Z3];2)" office:value-type="string" office:string-value="P" calcext:value-type="string">
            <text:p>P</text:p>
          </table:table-cell>
          <table:table-cell table:style-name="ce127" table:formula="of:=MUSZAK8([.AA3];2)" office:value-type="string" office:string-value="É" calcext:value-type="string">
            <text:p>É</text:p>
          </table:table-cell>
          <table:table-cell table:style-name="ce127" table:formula="of:=MUSZAK8([.AB3];2)" office:value-type="string" office:string-value="É" calcext:value-type="string">
            <text:p>É</text:p>
          </table:table-cell>
          <table:table-cell table:style-name="ce127" table:formula="of:=MUSZAK8([.AC3];2)" office:value-type="string" office:string-value="É" calcext:value-type="string">
            <text:p>É</text:p>
          </table:table-cell>
          <table:table-cell table:style-name="ce127" table:formula="of:=MUSZAK8([.AD3];2)" office:value-type="string" office:string-value="É" calcext:value-type="string">
            <text:p>É</text:p>
          </table:table-cell>
          <table:table-cell table:style-name="ce127" table:formula="of:=MUSZAK8([.AE3];2)" office:value-type="string" office:string-value="P" calcext:value-type="string">
            <text:p>P</text:p>
          </table:table-cell>
          <table:table-cell table:style-name="ce127" table:formula="of:=MUSZAK8([.AF3];2)" office:value-type="string" office:string-value="Du" calcext:value-type="string">
            <text:p>Du</text:p>
          </table:table-cell>
          <table:table-cell table:style-name="ce204" table:formula="of:=MUSZAK8([.AG3];2)" office:value-type="string" office:string-value="Du" calcext:value-type="string">
            <text:p>Du</text:p>
          </table:table-cell>
          <table:table-cell table:style-name="ce227" table:formula="of:=COUNTIF([.$C6:.$AG6];&quot;N&quot;)+COUNTIF([.$C6:.$AG6];&quot;Du&quot;)+COUNTIF([.$C6:.$AG6];&quot;É&quot;)-[.$AH$4]" office:value-type="float" office:value="1" calcext:value-type="float">
            <text:p>1</text:p>
          </table:table-cell>
          <table:covered-table-cell table:style-name="ce241"/>
          <table:table-cell table:style-name="ce187" office:value-type="string" calcext:value-type="string">
            <text:p>B</text:p>
          </table:table-cell>
          <table:table-cell table:style-name="ce91" table:formula="of:=MUSZAK8([.AK3];2)" office:value-type="string" office:string-value="P" calcext:value-type="string">
            <text:p>P</text:p>
          </table:table-cell>
          <table:table-cell table:style-name="ce127" table:formula="of:=MUSZAK8([.AL3];2)" office:value-type="string" office:string-value="P" calcext:value-type="string">
            <text:p>P</text:p>
          </table:table-cell>
          <table:table-cell table:style-name="ce127" table:formula="of:=MUSZAK8([.AM3];2)" office:value-type="string" office:string-value="É" calcext:value-type="string">
            <text:p>É</text:p>
          </table:table-cell>
          <table:table-cell table:style-name="ce127" table:formula="of:=MUSZAK8([.AN3];2)" office:value-type="string" office:string-value="É" calcext:value-type="string">
            <text:p>É</text:p>
          </table:table-cell>
          <table:table-cell table:style-name="ce127" table:formula="of:=MUSZAK8([.AO3];2)" office:value-type="string" office:string-value="É" calcext:value-type="string">
            <text:p>É</text:p>
          </table:table-cell>
          <table:table-cell table:style-name="ce127" table:formula="of:=MUSZAK8([.AP3];2)" office:value-type="string" office:string-value="É" calcext:value-type="string">
            <text:p>É</text:p>
          </table:table-cell>
          <table:table-cell table:style-name="ce127" table:formula="of:=MUSZAK8([.AQ3];2)" office:value-type="string" office:string-value="P" calcext:value-type="string">
            <text:p>P</text:p>
          </table:table-cell>
          <table:table-cell table:style-name="ce127" table:formula="of:=MUSZAK8([.AR3];2)" office:value-type="string" office:string-value="Du" calcext:value-type="string">
            <text:p>Du</text:p>
          </table:table-cell>
          <table:table-cell table:style-name="ce127" table:formula="of:=MUSZAK8([.AS3];2)" office:value-type="string" office:string-value="Du" calcext:value-type="string">
            <text:p>Du</text:p>
          </table:table-cell>
          <table:table-cell table:style-name="ce127" table:formula="of:=MUSZAK8([.AT3];2)" office:value-type="string" office:string-value="Du" calcext:value-type="string">
            <text:p>Du</text:p>
          </table:table-cell>
          <table:table-cell table:style-name="ce127" table:formula="of:=MUSZAK8([.AU3];2)" office:value-type="string" office:string-value="Du" calcext:value-type="string">
            <text:p>Du</text:p>
          </table:table-cell>
          <table:table-cell table:style-name="ce127" table:formula="of:=MUSZAK8([.AV3];2)" office:value-type="string" office:string-value="P" calcext:value-type="string">
            <text:p>P</text:p>
          </table:table-cell>
          <table:table-cell table:style-name="ce127" table:formula="of:=MUSZAK8([.AW3];2)" office:value-type="string" office:string-value="N" calcext:value-type="string">
            <text:p>N</text:p>
          </table:table-cell>
          <table:table-cell table:style-name="ce127" table:formula="of:=MUSZAK8([.AX3];2)" office:value-type="string" office:string-value="N" calcext:value-type="string">
            <text:p>N</text:p>
          </table:table-cell>
          <table:table-cell table:style-name="ce127" table:formula="of:=MUSZAK8([.AY3];2)" office:value-type="string" office:string-value="N" calcext:value-type="string">
            <text:p>N</text:p>
          </table:table-cell>
          <table:table-cell table:style-name="ce127" table:formula="of:=MUSZAK8([.AZ3];2)" office:value-type="string" office:string-value="N" calcext:value-type="string">
            <text:p>N</text:p>
          </table:table-cell>
          <table:table-cell table:style-name="ce127" table:formula="of:=MUSZAK8([.BA3];2)" office:value-type="string" office:string-value="P" calcext:value-type="string">
            <text:p>P</text:p>
          </table:table-cell>
          <table:table-cell table:style-name="ce127" table:formula="of:=MUSZAK8([.BB3];2)" office:value-type="string" office:string-value="P" calcext:value-type="string">
            <text:p>P</text:p>
          </table:table-cell>
          <table:table-cell table:style-name="ce127" table:formula="of:=MUSZAK8([.BC3];2)" office:value-type="string" office:string-value="É" calcext:value-type="string">
            <text:p>É</text:p>
          </table:table-cell>
          <table:table-cell table:style-name="ce127" table:formula="of:=MUSZAK8([.BD3];2)" office:value-type="string" office:string-value="É" calcext:value-type="string">
            <text:p>É</text:p>
          </table:table-cell>
          <table:table-cell table:style-name="ce127" table:formula="of:=MUSZAK8([.BE3];2)" office:value-type="string" office:string-value="É" calcext:value-type="string">
            <text:p>É</text:p>
          </table:table-cell>
          <table:table-cell table:style-name="ce127" table:formula="of:=MUSZAK8([.BF3];2)" office:value-type="string" office:string-value="É" calcext:value-type="string">
            <text:p>É</text:p>
          </table:table-cell>
          <table:table-cell table:style-name="ce127" table:formula="of:=MUSZAK8([.BG3];2)" office:value-type="string" office:string-value="P" calcext:value-type="string">
            <text:p>P</text:p>
          </table:table-cell>
          <table:table-cell table:style-name="ce127" table:formula="of:=MUSZAK8([.BH3];2)" office:value-type="string" office:string-value="Du" calcext:value-type="string">
            <text:p>Du</text:p>
          </table:table-cell>
          <table:table-cell table:style-name="ce127" table:formula="of:=MUSZAK8([.BI3];2)" office:value-type="string" office:string-value="Du" calcext:value-type="string">
            <text:p>Du</text:p>
          </table:table-cell>
          <table:table-cell table:style-name="ce127" table:formula="of:=MUSZAK8([.BJ3];2)" office:value-type="string" office:string-value="Du" calcext:value-type="string">
            <text:p>Du</text:p>
          </table:table-cell>
          <table:table-cell table:style-name="ce127" table:formula="of:=MUSZAK8([.BK3];2)" office:value-type="string" office:string-value="Du" calcext:value-type="string">
            <text:p>Du</text:p>
          </table:table-cell>
          <table:table-cell table:style-name="ce127" table:formula="of:=MUSZAK8([.BL3];2)" office:value-type="string" office:string-value="P" calcext:value-type="string">
            <text:p>P</text:p>
          </table:table-cell>
          <table:table-cell table:style-name="ce127" table:formula="of:=MUSZAK8([.BM3];2)" office:value-type="string" office:string-value="N" calcext:value-type="string">
            <text:p>N</text:p>
          </table:table-cell>
          <table:table-cell table:style-name="ce127" table:formula="of:=MUSZAK8([.BN3];2)" office:value-type="string" office:string-value="N" calcext:value-type="string">
            <text:p>N</text:p>
          </table:table-cell>
          <table:table-cell table:style-name="ce204" table:formula="of:=MUSZAK8([.BO3];2)" office:value-type="string" office:string-value="N" calcext:value-type="string">
            <text:p>N</text:p>
          </table:table-cell>
          <table:table-cell table:style-name="ce285" table:formula="of:=COUNTIF([.AK6:.BO6];&quot;N&quot;)+COUNTIF([.AK6:.BO6];&quot;Du&quot;)+COUNTIF([.AK6:.BO6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106" office:value-type="string" calcext:value-type="string">
            <text:p>C</text:p>
          </table:table-cell>
          <table:table-cell table:style-name="ce92" table:formula="of:=MUSZAK8([.C3];3)" office:value-type="string" office:string-value="P" calcext:value-type="string">
            <text:p>P</text:p>
          </table:table-cell>
          <table:table-cell table:style-name="ce127" table:formula="of:=MUSZAK8([.D3];3)" office:value-type="string" office:string-value="Du" calcext:value-type="string">
            <text:p>Du</text:p>
          </table:table-cell>
          <table:table-cell table:style-name="ce127" table:formula="of:=MUSZAK8([.E3];3)" office:value-type="string" office:string-value="Du" calcext:value-type="string">
            <text:p>Du</text:p>
          </table:table-cell>
          <table:table-cell table:style-name="ce127" table:formula="of:=MUSZAK8([.F3];3)" office:value-type="string" office:string-value="Du" calcext:value-type="string">
            <text:p>Du</text:p>
          </table:table-cell>
          <table:table-cell table:style-name="ce127" table:formula="of:=MUSZAK8([.G3];3)" office:value-type="string" office:string-value="Du" calcext:value-type="string">
            <text:p>Du</text:p>
          </table:table-cell>
          <table:table-cell table:style-name="ce127" table:formula="of:=MUSZAK8([.H3];3)" office:value-type="string" office:string-value="P" calcext:value-type="string">
            <text:p>P</text:p>
          </table:table-cell>
          <table:table-cell table:style-name="ce127" table:formula="of:=MUSZAK8([.I3];3)" office:value-type="string" office:string-value="N" calcext:value-type="string">
            <text:p>N</text:p>
          </table:table-cell>
          <table:table-cell table:style-name="ce127" table:formula="of:=MUSZAK8([.J3];3)" office:value-type="string" office:string-value="N" calcext:value-type="string">
            <text:p>N</text:p>
          </table:table-cell>
          <table:table-cell table:style-name="ce127" table:formula="of:=MUSZAK8([.K3];3)" office:value-type="string" office:string-value="N" calcext:value-type="string">
            <text:p>N</text:p>
          </table:table-cell>
          <table:table-cell table:style-name="ce127" table:formula="of:=MUSZAK8([.L3];3)" office:value-type="string" office:string-value="N" calcext:value-type="string">
            <text:p>N</text:p>
          </table:table-cell>
          <table:table-cell table:style-name="ce127" table:formula="of:=MUSZAK8([.M3];3)" office:value-type="string" office:string-value="P" calcext:value-type="string">
            <text:p>P</text:p>
          </table:table-cell>
          <table:table-cell table:style-name="ce127" table:formula="of:=MUSZAK8([.N3];3)" office:value-type="string" office:string-value="P" calcext:value-type="string">
            <text:p>P</text:p>
          </table:table-cell>
          <table:table-cell table:style-name="ce127" table:formula="of:=MUSZAK8([.O3];3)" office:value-type="string" office:string-value="É" calcext:value-type="string">
            <text:p>É</text:p>
          </table:table-cell>
          <table:table-cell table:style-name="ce127" table:formula="of:=MUSZAK8([.P3];3)" office:value-type="string" office:string-value="É" calcext:value-type="string">
            <text:p>É</text:p>
          </table:table-cell>
          <table:table-cell table:style-name="ce127" table:formula="of:=MUSZAK8([.Q3];3)" office:value-type="string" office:string-value="É" calcext:value-type="string">
            <text:p>É</text:p>
          </table:table-cell>
          <table:table-cell table:style-name="ce127" table:formula="of:=MUSZAK8([.R3];3)" office:value-type="string" office:string-value="É" calcext:value-type="string">
            <text:p>É</text:p>
          </table:table-cell>
          <table:table-cell table:style-name="ce127" table:formula="of:=MUSZAK8([.S3];3)" office:value-type="string" office:string-value="P" calcext:value-type="string">
            <text:p>P</text:p>
          </table:table-cell>
          <table:table-cell table:style-name="ce127" table:formula="of:=MUSZAK8([.T3];3)" office:value-type="string" office:string-value="Du" calcext:value-type="string">
            <text:p>Du</text:p>
          </table:table-cell>
          <table:table-cell table:style-name="ce127" table:formula="of:=MUSZAK8([.U3];3)" office:value-type="string" office:string-value="Du" calcext:value-type="string">
            <text:p>Du</text:p>
          </table:table-cell>
          <table:table-cell table:style-name="ce127" table:formula="of:=MUSZAK8([.V3];3)" office:value-type="string" office:string-value="Du" calcext:value-type="string">
            <text:p>Du</text:p>
          </table:table-cell>
          <table:table-cell table:style-name="ce127" table:formula="of:=MUSZAK8([.W3];3)" office:value-type="string" office:string-value="Du" calcext:value-type="string">
            <text:p>Du</text:p>
          </table:table-cell>
          <table:table-cell table:style-name="ce127" table:formula="of:=MUSZAK8([.X3];3)" office:value-type="string" office:string-value="P" calcext:value-type="string">
            <text:p>P</text:p>
          </table:table-cell>
          <table:table-cell table:style-name="ce127" table:formula="of:=MUSZAK8([.Y3];3)" office:value-type="string" office:string-value="N" calcext:value-type="string">
            <text:p>N</text:p>
          </table:table-cell>
          <table:table-cell table:style-name="ce127" table:formula="of:=MUSZAK8([.Z3];3)" office:value-type="string" office:string-value="N" calcext:value-type="string">
            <text:p>N</text:p>
          </table:table-cell>
          <table:table-cell table:style-name="ce127" table:formula="of:=MUSZAK8([.AA3];3)" office:value-type="string" office:string-value="N" calcext:value-type="string">
            <text:p>N</text:p>
          </table:table-cell>
          <table:table-cell table:style-name="ce127" table:formula="of:=MUSZAK8([.AB3];3)" office:value-type="string" office:string-value="N" calcext:value-type="string">
            <text:p>N</text:p>
          </table:table-cell>
          <table:table-cell table:style-name="ce127" table:formula="of:=MUSZAK8([.AC3];3)" office:value-type="string" office:string-value="P" calcext:value-type="string">
            <text:p>P</text:p>
          </table:table-cell>
          <table:table-cell table:style-name="ce127" table:formula="of:=MUSZAK8([.AD3];3)" office:value-type="string" office:string-value="P" calcext:value-type="string">
            <text:p>P</text:p>
          </table:table-cell>
          <table:table-cell table:style-name="ce127" table:formula="of:=MUSZAK8([.AE3];3)" office:value-type="string" office:string-value="É" calcext:value-type="string">
            <text:p>É</text:p>
          </table:table-cell>
          <table:table-cell table:style-name="ce127" table:formula="of:=MUSZAK8([.AF3];3)" office:value-type="string" office:string-value="É" calcext:value-type="string">
            <text:p>É</text:p>
          </table:table-cell>
          <table:table-cell table:style-name="ce204" table:formula="of:=MUSZAK8([.AG3];3)" office:value-type="string" office:string-value="É" calcext:value-type="string">
            <text:p>É</text:p>
          </table:table-cell>
          <table:table-cell table:style-name="ce227" table:formula="of:=COUNTIF([.$C7:.$AG7];&quot;N&quot;)+COUNTIF([.$C7:.$AG7];&quot;Du&quot;)+COUNTIF([.$C7:.$AG7];&quot;É&quot;)-[.$AH$4]" office:value-type="float" office:value="1" calcext:value-type="float">
            <text:p>1</text:p>
          </table:table-cell>
          <table:covered-table-cell table:style-name="ce241"/>
          <table:table-cell table:style-name="ce189" office:value-type="string" calcext:value-type="string">
            <text:p>C</text:p>
          </table:table-cell>
          <table:table-cell table:style-name="ce91" table:formula="of:=MUSZAK8([.AK3];3)" office:value-type="string" office:string-value="N" calcext:value-type="string">
            <text:p>N</text:p>
          </table:table-cell>
          <table:table-cell table:style-name="ce127" table:formula="of:=MUSZAK8([.AL3];3)" office:value-type="string" office:string-value="N" calcext:value-type="string">
            <text:p>N</text:p>
          </table:table-cell>
          <table:table-cell table:style-name="ce127" table:formula="of:=MUSZAK8([.AM3];3)" office:value-type="string" office:string-value="N" calcext:value-type="string">
            <text:p>N</text:p>
          </table:table-cell>
          <table:table-cell table:style-name="ce127" table:formula="of:=MUSZAK8([.AN3];3)" office:value-type="string" office:string-value="N" calcext:value-type="string">
            <text:p>N</text:p>
          </table:table-cell>
          <table:table-cell table:style-name="ce127" table:formula="of:=MUSZAK8([.AO3];3)" office:value-type="string" office:string-value="P" calcext:value-type="string">
            <text:p>P</text:p>
          </table:table-cell>
          <table:table-cell table:style-name="ce127" table:formula="of:=MUSZAK8([.AP3];3)" office:value-type="string" office:string-value="P" calcext:value-type="string">
            <text:p>P</text:p>
          </table:table-cell>
          <table:table-cell table:style-name="ce127" table:formula="of:=MUSZAK8([.AQ3];3)" office:value-type="string" office:string-value="É" calcext:value-type="string">
            <text:p>É</text:p>
          </table:table-cell>
          <table:table-cell table:style-name="ce127" table:formula="of:=MUSZAK8([.AR3];3)" office:value-type="string" office:string-value="É" calcext:value-type="string">
            <text:p>É</text:p>
          </table:table-cell>
          <table:table-cell table:style-name="ce127" table:formula="of:=MUSZAK8([.AS3];3)" office:value-type="string" office:string-value="É" calcext:value-type="string">
            <text:p>É</text:p>
          </table:table-cell>
          <table:table-cell table:style-name="ce127" table:formula="of:=MUSZAK8([.AT3];3)" office:value-type="string" office:string-value="É" calcext:value-type="string">
            <text:p>É</text:p>
          </table:table-cell>
          <table:table-cell table:style-name="ce127" table:formula="of:=MUSZAK8([.AU3];3)" office:value-type="string" office:string-value="P" calcext:value-type="string">
            <text:p>P</text:p>
          </table:table-cell>
          <table:table-cell table:style-name="ce127" table:formula="of:=MUSZAK8([.AV3];3)" office:value-type="string" office:string-value="Du" calcext:value-type="string">
            <text:p>Du</text:p>
          </table:table-cell>
          <table:table-cell table:style-name="ce127" table:formula="of:=MUSZAK8([.AW3];3)" office:value-type="string" office:string-value="Du" calcext:value-type="string">
            <text:p>Du</text:p>
          </table:table-cell>
          <table:table-cell table:style-name="ce127" table:formula="of:=MUSZAK8([.AX3];3)" office:value-type="string" office:string-value="Du" calcext:value-type="string">
            <text:p>Du</text:p>
          </table:table-cell>
          <table:table-cell table:style-name="ce127" table:formula="of:=MUSZAK8([.AY3];3)" office:value-type="string" office:string-value="Du" calcext:value-type="string">
            <text:p>Du</text:p>
          </table:table-cell>
          <table:table-cell table:style-name="ce127" table:formula="of:=MUSZAK8([.AZ3];3)" office:value-type="string" office:string-value="P" calcext:value-type="string">
            <text:p>P</text:p>
          </table:table-cell>
          <table:table-cell table:style-name="ce127" table:formula="of:=MUSZAK8([.BA3];3)" office:value-type="string" office:string-value="N" calcext:value-type="string">
            <text:p>N</text:p>
          </table:table-cell>
          <table:table-cell table:style-name="ce127" table:formula="of:=MUSZAK8([.BB3];3)" office:value-type="string" office:string-value="N" calcext:value-type="string">
            <text:p>N</text:p>
          </table:table-cell>
          <table:table-cell table:style-name="ce127" table:formula="of:=MUSZAK8([.BC3];3)" office:value-type="string" office:string-value="N" calcext:value-type="string">
            <text:p>N</text:p>
          </table:table-cell>
          <table:table-cell table:style-name="ce127" table:formula="of:=MUSZAK8([.BD3];3)" office:value-type="string" office:string-value="N" calcext:value-type="string">
            <text:p>N</text:p>
          </table:table-cell>
          <table:table-cell table:style-name="ce127" table:formula="of:=MUSZAK8([.BE3];3)" office:value-type="string" office:string-value="P" calcext:value-type="string">
            <text:p>P</text:p>
          </table:table-cell>
          <table:table-cell table:style-name="ce127" table:formula="of:=MUSZAK8([.BF3];3)" office:value-type="string" office:string-value="P" calcext:value-type="string">
            <text:p>P</text:p>
          </table:table-cell>
          <table:table-cell table:style-name="ce127" table:formula="of:=MUSZAK8([.BG3];3)" office:value-type="string" office:string-value="É" calcext:value-type="string">
            <text:p>É</text:p>
          </table:table-cell>
          <table:table-cell table:style-name="ce127" table:formula="of:=MUSZAK8([.BH3];3)" office:value-type="string" office:string-value="É" calcext:value-type="string">
            <text:p>É</text:p>
          </table:table-cell>
          <table:table-cell table:style-name="ce127" table:formula="of:=MUSZAK8([.BI3];3)" office:value-type="string" office:string-value="É" calcext:value-type="string">
            <text:p>É</text:p>
          </table:table-cell>
          <table:table-cell table:style-name="ce127" table:formula="of:=MUSZAK8([.BJ3];3)" office:value-type="string" office:string-value="É" calcext:value-type="string">
            <text:p>É</text:p>
          </table:table-cell>
          <table:table-cell table:style-name="ce127" table:formula="of:=MUSZAK8([.BK3];3)" office:value-type="string" office:string-value="P" calcext:value-type="string">
            <text:p>P</text:p>
          </table:table-cell>
          <table:table-cell table:style-name="ce127" table:formula="of:=MUSZAK8([.BL3];3)" office:value-type="string" office:string-value="Du" calcext:value-type="string">
            <text:p>Du</text:p>
          </table:table-cell>
          <table:table-cell table:style-name="ce127" table:formula="of:=MUSZAK8([.BM3];3)" office:value-type="string" office:string-value="Du" calcext:value-type="string">
            <text:p>Du</text:p>
          </table:table-cell>
          <table:table-cell table:style-name="ce127" table:formula="of:=MUSZAK8([.BN3];3)" office:value-type="string" office:string-value="Du" calcext:value-type="string">
            <text:p>Du</text:p>
          </table:table-cell>
          <table:table-cell table:style-name="ce204" table:formula="of:=MUSZAK8([.BO3];3)" office:value-type="string" office:string-value="Du" calcext:value-type="string">
            <text:p>Du</text:p>
          </table:table-cell>
          <table:table-cell table:style-name="ce285" table:formula="of:=COUNTIF([.AK7:.BO7];&quot;N&quot;)+COUNTIF([.AK7:.BO7];&quot;Du&quot;)+COUNTIF([.AK7:.BO7];&quot;É&quot;)-[.$BP$4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19" office:value-type="string" calcext:value-type="string">
            <text:p>D</text:p>
          </table:table-cell>
          <table:table-cell table:style-name="ce93" table:formula="of:=MUSZAK8([.C3];4)" office:value-type="string" office:string-value="É" calcext:value-type="string">
            <text:p>É</text:p>
          </table:table-cell>
          <table:table-cell table:style-name="ce128" table:formula="of:=MUSZAK8([.D3];4)" office:value-type="string" office:string-value="É" calcext:value-type="string">
            <text:p>É</text:p>
          </table:table-cell>
          <table:table-cell table:style-name="ce128" table:formula="of:=MUSZAK8([.E3];4)" office:value-type="string" office:string-value="É" calcext:value-type="string">
            <text:p>É</text:p>
          </table:table-cell>
          <table:table-cell table:style-name="ce128" table:formula="of:=MUSZAK8([.F3];4)" office:value-type="string" office:string-value="É" calcext:value-type="string">
            <text:p>É</text:p>
          </table:table-cell>
          <table:table-cell table:style-name="ce128" table:formula="of:=MUSZAK8([.G3];4)" office:value-type="string" office:string-value="P" calcext:value-type="string">
            <text:p>P</text:p>
          </table:table-cell>
          <table:table-cell table:style-name="ce128" table:formula="of:=MUSZAK8([.H3];4)" office:value-type="string" office:string-value="Du" calcext:value-type="string">
            <text:p>Du</text:p>
          </table:table-cell>
          <table:table-cell table:style-name="ce128" table:formula="of:=MUSZAK8([.I3];4)" office:value-type="string" office:string-value="Du" calcext:value-type="string">
            <text:p>Du</text:p>
          </table:table-cell>
          <table:table-cell table:style-name="ce128" table:formula="of:=MUSZAK8([.J3];4)" office:value-type="string" office:string-value="Du" calcext:value-type="string">
            <text:p>Du</text:p>
          </table:table-cell>
          <table:table-cell table:style-name="ce128" table:formula="of:=MUSZAK8([.K3];4)" office:value-type="string" office:string-value="Du" calcext:value-type="string">
            <text:p>Du</text:p>
          </table:table-cell>
          <table:table-cell table:style-name="ce128" table:formula="of:=MUSZAK8([.L3];4)" office:value-type="string" office:string-value="P" calcext:value-type="string">
            <text:p>P</text:p>
          </table:table-cell>
          <table:table-cell table:style-name="ce128" table:formula="of:=MUSZAK8([.M3];4)" office:value-type="string" office:string-value="N" calcext:value-type="string">
            <text:p>N</text:p>
          </table:table-cell>
          <table:table-cell table:style-name="ce128" table:formula="of:=MUSZAK8([.N3];4)" office:value-type="string" office:string-value="N" calcext:value-type="string">
            <text:p>N</text:p>
          </table:table-cell>
          <table:table-cell table:style-name="ce128" table:formula="of:=MUSZAK8([.O3];4)" office:value-type="string" office:string-value="N" calcext:value-type="string">
            <text:p>N</text:p>
          </table:table-cell>
          <table:table-cell table:style-name="ce128" table:formula="of:=MUSZAK8([.P3];4)" office:value-type="string" office:string-value="N" calcext:value-type="string">
            <text:p>N</text:p>
          </table:table-cell>
          <table:table-cell table:style-name="ce128" table:formula="of:=MUSZAK8([.Q3];4)" office:value-type="string" office:string-value="P" calcext:value-type="string">
            <text:p>P</text:p>
          </table:table-cell>
          <table:table-cell table:style-name="ce128" table:formula="of:=MUSZAK8([.R3];4)" office:value-type="string" office:string-value="P" calcext:value-type="string">
            <text:p>P</text:p>
          </table:table-cell>
          <table:table-cell table:style-name="ce128" table:formula="of:=MUSZAK8([.S3];4)" office:value-type="string" office:string-value="É" calcext:value-type="string">
            <text:p>É</text:p>
          </table:table-cell>
          <table:table-cell table:style-name="ce128" table:formula="of:=MUSZAK8([.T3];4)" office:value-type="string" office:string-value="É" calcext:value-type="string">
            <text:p>É</text:p>
          </table:table-cell>
          <table:table-cell table:style-name="ce128" table:formula="of:=MUSZAK8([.U3];4)" office:value-type="string" office:string-value="É" calcext:value-type="string">
            <text:p>É</text:p>
          </table:table-cell>
          <table:table-cell table:style-name="ce128" table:formula="of:=MUSZAK8([.V3];4)" office:value-type="string" office:string-value="É" calcext:value-type="string">
            <text:p>É</text:p>
          </table:table-cell>
          <table:table-cell table:style-name="ce128" table:formula="of:=MUSZAK8([.W3];4)" office:value-type="string" office:string-value="P" calcext:value-type="string">
            <text:p>P</text:p>
          </table:table-cell>
          <table:table-cell table:style-name="ce128" table:formula="of:=MUSZAK8([.X3];4)" office:value-type="string" office:string-value="Du" calcext:value-type="string">
            <text:p>Du</text:p>
          </table:table-cell>
          <table:table-cell table:style-name="ce128" table:formula="of:=MUSZAK8([.Y3];4)" office:value-type="string" office:string-value="Du" calcext:value-type="string">
            <text:p>Du</text:p>
          </table:table-cell>
          <table:table-cell table:style-name="ce128" table:formula="of:=MUSZAK8([.Z3];4)" office:value-type="string" office:string-value="Du" calcext:value-type="string">
            <text:p>Du</text:p>
          </table:table-cell>
          <table:table-cell table:style-name="ce128" table:formula="of:=MUSZAK8([.AA3];4)" office:value-type="string" office:string-value="Du" calcext:value-type="string">
            <text:p>Du</text:p>
          </table:table-cell>
          <table:table-cell table:style-name="ce128" table:formula="of:=MUSZAK8([.AB3];4)" office:value-type="string" office:string-value="P" calcext:value-type="string">
            <text:p>P</text:p>
          </table:table-cell>
          <table:table-cell table:style-name="ce128" table:formula="of:=MUSZAK8([.AC3];4)" office:value-type="string" office:string-value="N" calcext:value-type="string">
            <text:p>N</text:p>
          </table:table-cell>
          <table:table-cell table:style-name="ce128" table:formula="of:=MUSZAK8([.AD3];4)" office:value-type="string" office:string-value="N" calcext:value-type="string">
            <text:p>N</text:p>
          </table:table-cell>
          <table:table-cell table:style-name="ce128" table:formula="of:=MUSZAK8([.AE3];4)" office:value-type="string" office:string-value="N" calcext:value-type="string">
            <text:p>N</text:p>
          </table:table-cell>
          <table:table-cell table:style-name="ce128" table:formula="of:=MUSZAK8([.AF3];4)" office:value-type="string" office:string-value="N" calcext:value-type="string">
            <text:p>N</text:p>
          </table:table-cell>
          <table:table-cell table:style-name="ce205" table:formula="of:=MUSZAK8([.AG3];4)" office:value-type="string" office:string-value="P" calcext:value-type="string">
            <text:p>P</text:p>
          </table:table-cell>
          <table:table-cell table:style-name="ce227" table:formula="of:=COUNTIF([.$C8:.$AG8];&quot;N&quot;)+COUNTIF([.$C8:.$AG8];&quot;Du&quot;)+COUNTIF([.$C8:.$AG8];&quot;É&quot;)-[.$AH$4]" office:value-type="float" office:value="2" calcext:value-type="float">
            <text:p>2</text:p>
          </table:table-cell>
          <table:covered-table-cell table:style-name="ce242"/>
          <table:table-cell table:style-name="ce190" office:value-type="string" calcext:value-type="string">
            <text:p>D</text:p>
          </table:table-cell>
          <table:table-cell table:style-name="ce120" table:formula="of:=MUSZAK8([.AK3];4)" office:value-type="string" office:string-value="Du" calcext:value-type="string">
            <text:p>Du</text:p>
          </table:table-cell>
          <table:table-cell table:style-name="ce128" table:formula="of:=MUSZAK8([.AL3];4)" office:value-type="string" office:string-value="Du" calcext:value-type="string">
            <text:p>Du</text:p>
          </table:table-cell>
          <table:table-cell table:style-name="ce128" table:formula="of:=MUSZAK8([.AM3];4)" office:value-type="string" office:string-value="Du" calcext:value-type="string">
            <text:p>Du</text:p>
          </table:table-cell>
          <table:table-cell table:style-name="ce128" table:formula="of:=MUSZAK8([.AN3];4)" office:value-type="string" office:string-value="P" calcext:value-type="string">
            <text:p>P</text:p>
          </table:table-cell>
          <table:table-cell table:style-name="ce128" table:formula="of:=MUSZAK8([.AO3];4)" office:value-type="string" office:string-value="N" calcext:value-type="string">
            <text:p>N</text:p>
          </table:table-cell>
          <table:table-cell table:style-name="ce128" table:formula="of:=MUSZAK8([.AP3];4)" office:value-type="string" office:string-value="N" calcext:value-type="string">
            <text:p>N</text:p>
          </table:table-cell>
          <table:table-cell table:style-name="ce128" table:formula="of:=MUSZAK8([.AQ3];4)" office:value-type="string" office:string-value="N" calcext:value-type="string">
            <text:p>N</text:p>
          </table:table-cell>
          <table:table-cell table:style-name="ce128" table:formula="of:=MUSZAK8([.AR3];4)" office:value-type="string" office:string-value="N" calcext:value-type="string">
            <text:p>N</text:p>
          </table:table-cell>
          <table:table-cell table:style-name="ce128" table:formula="of:=MUSZAK8([.AS3];4)" office:value-type="string" office:string-value="P" calcext:value-type="string">
            <text:p>P</text:p>
          </table:table-cell>
          <table:table-cell table:style-name="ce128" table:formula="of:=MUSZAK8([.AT3];4)" office:value-type="string" office:string-value="P" calcext:value-type="string">
            <text:p>P</text:p>
          </table:table-cell>
          <table:table-cell table:style-name="ce128" table:formula="of:=MUSZAK8([.AU3];4)" office:value-type="string" office:string-value="É" calcext:value-type="string">
            <text:p>É</text:p>
          </table:table-cell>
          <table:table-cell table:style-name="ce128" table:formula="of:=MUSZAK8([.AV3];4)" office:value-type="string" office:string-value="É" calcext:value-type="string">
            <text:p>É</text:p>
          </table:table-cell>
          <table:table-cell table:style-name="ce128" table:formula="of:=MUSZAK8([.AW3];4)" office:value-type="string" office:string-value="É" calcext:value-type="string">
            <text:p>É</text:p>
          </table:table-cell>
          <table:table-cell table:style-name="ce128" table:formula="of:=MUSZAK8([.AX3];4)" office:value-type="string" office:string-value="É" calcext:value-type="string">
            <text:p>É</text:p>
          </table:table-cell>
          <table:table-cell table:style-name="ce128" table:formula="of:=MUSZAK8([.AY3];4)" office:value-type="string" office:string-value="P" calcext:value-type="string">
            <text:p>P</text:p>
          </table:table-cell>
          <table:table-cell table:style-name="ce128" table:formula="of:=MUSZAK8([.AZ3];4)" office:value-type="string" office:string-value="Du" calcext:value-type="string">
            <text:p>Du</text:p>
          </table:table-cell>
          <table:table-cell table:style-name="ce128" table:formula="of:=MUSZAK8([.BA3];4)" office:value-type="string" office:string-value="Du" calcext:value-type="string">
            <text:p>Du</text:p>
          </table:table-cell>
          <table:table-cell table:style-name="ce128" table:formula="of:=MUSZAK8([.BB3];4)" office:value-type="string" office:string-value="Du" calcext:value-type="string">
            <text:p>Du</text:p>
          </table:table-cell>
          <table:table-cell table:style-name="ce128" table:formula="of:=MUSZAK8([.BC3];4)" office:value-type="string" office:string-value="Du" calcext:value-type="string">
            <text:p>Du</text:p>
          </table:table-cell>
          <table:table-cell table:style-name="ce128" table:formula="of:=MUSZAK8([.BD3];4)" office:value-type="string" office:string-value="P" calcext:value-type="string">
            <text:p>P</text:p>
          </table:table-cell>
          <table:table-cell table:style-name="ce128" table:formula="of:=MUSZAK8([.BE3];4)" office:value-type="string" office:string-value="N" calcext:value-type="string">
            <text:p>N</text:p>
          </table:table-cell>
          <table:table-cell table:style-name="ce128" table:formula="of:=MUSZAK8([.BF3];4)" office:value-type="string" office:string-value="N" calcext:value-type="string">
            <text:p>N</text:p>
          </table:table-cell>
          <table:table-cell table:style-name="ce128" table:formula="of:=MUSZAK8([.BG3];4)" office:value-type="string" office:string-value="N" calcext:value-type="string">
            <text:p>N</text:p>
          </table:table-cell>
          <table:table-cell table:style-name="ce128" table:formula="of:=MUSZAK8([.BH3];4)" office:value-type="string" office:string-value="N" calcext:value-type="string">
            <text:p>N</text:p>
          </table:table-cell>
          <table:table-cell table:style-name="ce128" table:formula="of:=MUSZAK8([.BI3];4)" office:value-type="string" office:string-value="P" calcext:value-type="string">
            <text:p>P</text:p>
          </table:table-cell>
          <table:table-cell table:style-name="ce128" table:formula="of:=MUSZAK8([.BJ3];4)" office:value-type="string" office:string-value="P" calcext:value-type="string">
            <text:p>P</text:p>
          </table:table-cell>
          <table:table-cell table:style-name="ce128" table:formula="of:=MUSZAK8([.BK3];4)" office:value-type="string" office:string-value="É" calcext:value-type="string">
            <text:p>É</text:p>
          </table:table-cell>
          <table:table-cell table:style-name="ce128" table:formula="of:=MUSZAK8([.BL3];4)" office:value-type="string" office:string-value="É" calcext:value-type="string">
            <text:p>É</text:p>
          </table:table-cell>
          <table:table-cell table:style-name="ce128" table:formula="of:=MUSZAK8([.BM3];4)" office:value-type="string" office:string-value="É" calcext:value-type="string">
            <text:p>É</text:p>
          </table:table-cell>
          <table:table-cell table:style-name="ce128" table:formula="of:=MUSZAK8([.BN3];4)" office:value-type="string" office:string-value="É" calcext:value-type="string">
            <text:p>É</text:p>
          </table:table-cell>
          <table:table-cell table:style-name="ce205" table:formula="of:=MUSZAK8([.BO3];4)" office:value-type="string" office:string-value="P" calcext:value-type="string">
            <text:p>P</text:p>
          </table:table-cell>
          <table:table-cell table:style-name="ce285" table:formula="of:=COUNTIF([.AK8:.BO8];&quot;N&quot;)+COUNTIF([.AK8:.BO8];&quot;Du&quot;)+COUNTIF([.AK8:.BO8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33"/>
          <table:table-cell table:number-columns-repeated="957"/>
        </table:table-row>
        <table:table-row table:style-name="ro4"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8"/>
          <table:table-cell table:style-name="ce100" table:formula="of:=DATE([.$A$1];[.A10];1)" office:value-type="date" office:date-value="2024-02-01" calcext:value-type="date">
            <text:p>1</text:p>
          </table:table-cell>
          <table:table-cell table:style-name="ce129" table:formula="of:=DATE([.$A$1];2;2)" office:value-type="date" office:date-value="2024-02-02" calcext:value-type="date">
            <text:p>2</text:p>
          </table:table-cell>
          <table:table-cell table:style-name="ce129" table:formula="of:=[.D10]+1" office:value-type="date" office:date-value="2024-02-03" calcext:value-type="date">
            <text:p>3</text:p>
          </table:table-cell>
          <table:table-cell table:style-name="ce129" table:formula="of:=[.E10]+1" office:value-type="date" office:date-value="2024-02-04" calcext:value-type="date">
            <text:p>4</text:p>
          </table:table-cell>
          <table:table-cell table:style-name="ce129" table:formula="of:=[.F10]+1" office:value-type="date" office:date-value="2024-02-05" calcext:value-type="date">
            <text:p>5</text:p>
          </table:table-cell>
          <table:table-cell table:style-name="ce129" table:formula="of:=[.G10]+1" office:value-type="date" office:date-value="2024-02-06" calcext:value-type="date">
            <text:p>6</text:p>
          </table:table-cell>
          <table:table-cell table:style-name="ce129" table:formula="of:=[.H10]+1" office:value-type="date" office:date-value="2024-02-07" calcext:value-type="date">
            <text:p>7</text:p>
          </table:table-cell>
          <table:table-cell table:style-name="ce129" table:formula="of:=[.I10]+1" office:value-type="date" office:date-value="2024-02-08" calcext:value-type="date">
            <text:p>8</text:p>
          </table:table-cell>
          <table:table-cell table:style-name="ce129" table:formula="of:=[.J10]+1" office:value-type="date" office:date-value="2024-02-09" calcext:value-type="date">
            <text:p>9</text:p>
          </table:table-cell>
          <table:table-cell table:style-name="ce129" table:formula="of:=[.K10]+1" office:value-type="date" office:date-value="2024-02-10" calcext:value-type="date">
            <text:p>10</text:p>
          </table:table-cell>
          <table:table-cell table:style-name="ce129" table:formula="of:=[.L10]+1" office:value-type="date" office:date-value="2024-02-11" calcext:value-type="date">
            <text:p>11</text:p>
          </table:table-cell>
          <table:table-cell table:style-name="ce129" table:formula="of:=[.M10]+1" office:value-type="date" office:date-value="2024-02-12" calcext:value-type="date">
            <text:p>12</text:p>
          </table:table-cell>
          <table:table-cell table:style-name="ce129" table:formula="of:=[.N10]+1" office:value-type="date" office:date-value="2024-02-13" calcext:value-type="date">
            <text:p>13</text:p>
          </table:table-cell>
          <table:table-cell table:style-name="ce129" table:formula="of:=[.O10]+1" office:value-type="date" office:date-value="2024-02-14" calcext:value-type="date">
            <text:p>14</text:p>
          </table:table-cell>
          <table:table-cell table:style-name="ce129" table:formula="of:=[.P10]+1" office:value-type="date" office:date-value="2024-02-15" calcext:value-type="date">
            <text:p>15</text:p>
          </table:table-cell>
          <table:table-cell table:style-name="ce129" table:formula="of:=[.Q10]+1" office:value-type="date" office:date-value="2024-02-16" calcext:value-type="date">
            <text:p>16</text:p>
          </table:table-cell>
          <table:table-cell table:style-name="ce129" table:formula="of:=[.R10]+1" office:value-type="date" office:date-value="2024-02-17" calcext:value-type="date">
            <text:p>17</text:p>
          </table:table-cell>
          <table:table-cell table:style-name="ce129" table:formula="of:=[.S10]+1" office:value-type="date" office:date-value="2024-02-18" calcext:value-type="date">
            <text:p>18</text:p>
          </table:table-cell>
          <table:table-cell table:style-name="ce129" table:formula="of:=[.T10]+1" office:value-type="date" office:date-value="2024-02-19" calcext:value-type="date">
            <text:p>19</text:p>
          </table:table-cell>
          <table:table-cell table:style-name="ce129" table:formula="of:=[.U10]+1" office:value-type="date" office:date-value="2024-02-20" calcext:value-type="date">
            <text:p>20</text:p>
          </table:table-cell>
          <table:table-cell table:style-name="ce129" table:formula="of:=[.V10]+1" office:value-type="date" office:date-value="2024-02-21" calcext:value-type="date">
            <text:p>21</text:p>
          </table:table-cell>
          <table:table-cell table:style-name="ce129" table:formula="of:=[.W10]+1" office:value-type="date" office:date-value="2024-02-22" calcext:value-type="date">
            <text:p>22</text:p>
          </table:table-cell>
          <table:table-cell table:style-name="ce129" table:formula="of:=[.X10]+1" office:value-type="date" office:date-value="2024-02-23" calcext:value-type="date">
            <text:p>23</text:p>
          </table:table-cell>
          <table:table-cell table:style-name="ce129" table:formula="of:=[.Y10]+1" office:value-type="date" office:date-value="2024-02-24" calcext:value-type="date">
            <text:p>24</text:p>
          </table:table-cell>
          <table:table-cell table:style-name="ce129" table:formula="of:=[.Z10]+1" office:value-type="date" office:date-value="2024-02-25" calcext:value-type="date">
            <text:p>25</text:p>
          </table:table-cell>
          <table:table-cell table:style-name="ce129" table:formula="of:=[.AA10]+1" office:value-type="date" office:date-value="2024-02-26" calcext:value-type="date">
            <text:p>26</text:p>
          </table:table-cell>
          <table:table-cell table:style-name="ce129" table:formula="of:=[.AB10]+1" office:value-type="date" office:date-value="2024-02-27" calcext:value-type="date">
            <text:p>27</text:p>
          </table:table-cell>
          <table:table-cell table:style-name="ce129" table:formula="of:=[.AC10]+1" office:value-type="date" office:date-value="2024-02-28" calcext:value-type="date">
            <text:p>28</text:p>
          </table:table-cell>
          <table:table-cell table:style-name="ce168" table:formula="of:=IF(ORG.OPENOFFICE.ISLEAPYEAR(DATE([.A1];2;29))=0;&quot;&quot;;DATE([.$A$1];2;29))" office:value-type="date" office:date-value="2024-02-29" calcext:value-type="date">
            <text:p>29</text:p>
          </table:table-cell>
          <table:table-cell table:style-name="ce180"/>
          <table:table-cell table:style-name="ce99"/>
          <table:table-cell table:style-name="ce234"/>
          <table:table-cell table:style-name="ce243" office:value-type="float" office:value="8" calcext:value-type="float" table:number-columns-spanned="2" table:number-rows-spanned="2">
            <text:p>8</text:p>
          </table:table-cell>
          <table:covered-table-cell table:style-name="ce256"/>
          <table:table-cell table:style-name="ce100" table:formula="of:=DATE([.$A$1];[.AI10];1)" office:value-type="date" office:date-value="2024-08-01" calcext:value-type="date">
            <text:p>1</text:p>
          </table:table-cell>
          <table:table-cell table:style-name="ce129" table:formula="of:=([.AK10])+1" office:value-type="date" office:date-value="2024-08-02" calcext:value-type="date">
            <text:p>2</text:p>
          </table:table-cell>
          <table:table-cell table:style-name="ce129" table:formula="of:=([.AL10])+1" office:value-type="date" office:date-value="2024-08-03" calcext:value-type="date">
            <text:p>3</text:p>
          </table:table-cell>
          <table:table-cell table:style-name="ce129" table:formula="of:=([.AM10])+1" office:value-type="date" office:date-value="2024-08-04" calcext:value-type="date">
            <text:p>4</text:p>
          </table:table-cell>
          <table:table-cell table:style-name="ce129" table:formula="of:=([.AN10])+1" office:value-type="date" office:date-value="2024-08-05" calcext:value-type="date">
            <text:p>5</text:p>
          </table:table-cell>
          <table:table-cell table:style-name="ce129" table:formula="of:=([.AO10])+1" office:value-type="date" office:date-value="2024-08-06" calcext:value-type="date">
            <text:p>6</text:p>
          </table:table-cell>
          <table:table-cell table:style-name="ce129" table:formula="of:=([.AP10])+1" office:value-type="date" office:date-value="2024-08-07" calcext:value-type="date">
            <text:p>7</text:p>
          </table:table-cell>
          <table:table-cell table:style-name="ce129" table:formula="of:=([.AQ10])+1" office:value-type="date" office:date-value="2024-08-08" calcext:value-type="date">
            <text:p>8</text:p>
          </table:table-cell>
          <table:table-cell table:style-name="ce129" table:formula="of:=([.AR10])+1" office:value-type="date" office:date-value="2024-08-09" calcext:value-type="date">
            <text:p>9</text:p>
          </table:table-cell>
          <table:table-cell table:style-name="ce129" table:formula="of:=([.AS10])+1" office:value-type="date" office:date-value="2024-08-10" calcext:value-type="date">
            <text:p>10</text:p>
          </table:table-cell>
          <table:table-cell table:style-name="ce129" table:formula="of:=([.AT10])+1" office:value-type="date" office:date-value="2024-08-11" calcext:value-type="date">
            <text:p>11</text:p>
          </table:table-cell>
          <table:table-cell table:style-name="ce129" table:formula="of:=([.AU10])+1" office:value-type="date" office:date-value="2024-08-12" calcext:value-type="date">
            <text:p>12</text:p>
          </table:table-cell>
          <table:table-cell table:style-name="ce129" table:formula="of:=([.AV10])+1" office:value-type="date" office:date-value="2024-08-13" calcext:value-type="date">
            <text:p>13</text:p>
          </table:table-cell>
          <table:table-cell table:style-name="ce129" table:formula="of:=([.AW10])+1" office:value-type="date" office:date-value="2024-08-14" calcext:value-type="date">
            <text:p>14</text:p>
          </table:table-cell>
          <table:table-cell table:style-name="ce129" table:formula="of:=([.AX10])+1" office:value-type="date" office:date-value="2024-08-15" calcext:value-type="date">
            <text:p>15</text:p>
          </table:table-cell>
          <table:table-cell table:style-name="ce129" table:formula="of:=([.AY10])+1" office:value-type="date" office:date-value="2024-08-16" calcext:value-type="date">
            <text:p>16</text:p>
          </table:table-cell>
          <table:table-cell table:style-name="ce129" table:formula="of:=([.AZ10])+1" office:value-type="date" office:date-value="2024-08-17" calcext:value-type="date">
            <text:p>17</text:p>
          </table:table-cell>
          <table:table-cell table:style-name="ce129" table:formula="of:=([.BA10])+1" office:value-type="date" office:date-value="2024-08-18" calcext:value-type="date">
            <text:p>18</text:p>
          </table:table-cell>
          <table:table-cell table:style-name="ce129" table:formula="of:=([.BB10])+1" office:value-type="date" office:date-value="2024-08-19" calcext:value-type="date">
            <text:p>19</text:p>
          </table:table-cell>
          <table:table-cell table:style-name="ce143" table:formula="of:=([.BC10])+1" office:value-type="date" office:date-value="2024-08-20" calcext:value-type="date">
            <text:p>20</text:p>
          </table:table-cell>
          <table:table-cell table:style-name="ce129" table:formula="of:=([.BD10])+1" office:value-type="date" office:date-value="2024-08-21" calcext:value-type="date">
            <text:p>21</text:p>
          </table:table-cell>
          <table:table-cell table:style-name="ce129" table:formula="of:=([.BE10])+1" office:value-type="date" office:date-value="2024-08-22" calcext:value-type="date">
            <text:p>22</text:p>
          </table:table-cell>
          <table:table-cell table:style-name="ce129" table:formula="of:=([.BF10])+1" office:value-type="date" office:date-value="2024-08-23" calcext:value-type="date">
            <text:p>23</text:p>
          </table:table-cell>
          <table:table-cell table:style-name="ce129" table:formula="of:=([.BG10])+1" office:value-type="date" office:date-value="2024-08-24" calcext:value-type="date">
            <text:p>24</text:p>
          </table:table-cell>
          <table:table-cell table:style-name="ce129" table:formula="of:=([.BH10])+1" office:value-type="date" office:date-value="2024-08-25" calcext:value-type="date">
            <text:p>25</text:p>
          </table:table-cell>
          <table:table-cell table:style-name="ce129" table:formula="of:=([.BI10])+1" office:value-type="date" office:date-value="2024-08-26" calcext:value-type="date">
            <text:p>26</text:p>
          </table:table-cell>
          <table:table-cell table:style-name="ce129" table:formula="of:=([.BJ10])+1" office:value-type="date" office:date-value="2024-08-27" calcext:value-type="date">
            <text:p>27</text:p>
          </table:table-cell>
          <table:table-cell table:style-name="ce129" table:formula="of:=([.BK10])+1" office:value-type="date" office:date-value="2024-08-28" calcext:value-type="date">
            <text:p>28</text:p>
          </table:table-cell>
          <table:table-cell table:style-name="ce129" table:formula="of:=([.BL10])+1" office:value-type="date" office:date-value="2024-08-29" calcext:value-type="date">
            <text:p>29</text:p>
          </table:table-cell>
          <table:table-cell table:style-name="ce129" table:formula="of:=([.BM10])+1" office:value-type="date" office:date-value="2024-08-30" calcext:value-type="date">
            <text:p>30</text:p>
          </table:table-cell>
          <table:table-cell table:style-name="ce184" table:formula="of:=([.BN10])+1" office:value-type="date" office:date-value="2024-08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02" table:formula="of:=TEXT([.C10];&quot;NN&quot;)" office:value-type="string" office:string-value="Cs" calcext:value-type="string">
            <text:p>Cs</text:p>
          </table:table-cell>
          <table:table-cell table:style-name="ce130" table:formula="of:=TEXT([.D10];&quot;NN&quot;)" office:value-type="string" office:string-value="P" calcext:value-type="string">
            <text:p>P</text:p>
          </table:table-cell>
          <table:table-cell table:style-name="ce130" table:formula="of:=TEXT([.E10];&quot;NN&quot;)" office:value-type="string" office:string-value="Szo" calcext:value-type="string">
            <text:p>Szo</text:p>
          </table:table-cell>
          <table:table-cell table:style-name="ce130" table:formula="of:=TEXT([.F10];&quot;NN&quot;)" office:value-type="string" office:string-value="V" calcext:value-type="string">
            <text:p>V</text:p>
          </table:table-cell>
          <table:table-cell table:style-name="ce130" table:formula="of:=TEXT([.G10];&quot;NN&quot;)" office:value-type="string" office:string-value="H" calcext:value-type="string">
            <text:p>H</text:p>
          </table:table-cell>
          <table:table-cell table:style-name="ce130" table:formula="of:=TEXT([.H10];&quot;NN&quot;)" office:value-type="string" office:string-value="K" calcext:value-type="string">
            <text:p>K</text:p>
          </table:table-cell>
          <table:table-cell table:style-name="ce130" table:formula="of:=TEXT([.I10];&quot;NN&quot;)" office:value-type="string" office:string-value="Sze" calcext:value-type="string">
            <text:p>Sze</text:p>
          </table:table-cell>
          <table:table-cell table:style-name="ce130" table:formula="of:=TEXT([.J10];&quot;NN&quot;)" office:value-type="string" office:string-value="Cs" calcext:value-type="string">
            <text:p>Cs</text:p>
          </table:table-cell>
          <table:table-cell table:style-name="ce130" table:formula="of:=TEXT([.K10];&quot;NN&quot;)" office:value-type="string" office:string-value="P" calcext:value-type="string">
            <text:p>P</text:p>
          </table:table-cell>
          <table:table-cell table:style-name="ce130" table:formula="of:=TEXT([.L10];&quot;NN&quot;)" office:value-type="string" office:string-value="Szo" calcext:value-type="string">
            <text:p>Szo</text:p>
          </table:table-cell>
          <table:table-cell table:style-name="ce130" table:formula="of:=TEXT([.M10];&quot;NN&quot;)" office:value-type="string" office:string-value="V" calcext:value-type="string">
            <text:p>V</text:p>
          </table:table-cell>
          <table:table-cell table:style-name="ce130" table:formula="of:=TEXT([.N10];&quot;NN&quot;)" office:value-type="string" office:string-value="H" calcext:value-type="string">
            <text:p>H</text:p>
          </table:table-cell>
          <table:table-cell table:style-name="ce130" table:formula="of:=TEXT([.O10];&quot;NN&quot;)" office:value-type="string" office:string-value="K" calcext:value-type="string">
            <text:p>K</text:p>
          </table:table-cell>
          <table:table-cell table:style-name="ce130" table:formula="of:=TEXT([.P10];&quot;NN&quot;)" office:value-type="string" office:string-value="Sze" calcext:value-type="string">
            <text:p>Sze</text:p>
          </table:table-cell>
          <table:table-cell table:style-name="ce130" table:formula="of:=TEXT([.Q10];&quot;NN&quot;)" office:value-type="string" office:string-value="Cs" calcext:value-type="string">
            <text:p>Cs</text:p>
          </table:table-cell>
          <table:table-cell table:style-name="ce130" table:formula="of:=TEXT([.R10];&quot;NN&quot;)" office:value-type="string" office:string-value="P" calcext:value-type="string">
            <text:p>P</text:p>
          </table:table-cell>
          <table:table-cell table:style-name="ce130" table:formula="of:=TEXT([.S10];&quot;NN&quot;)" office:value-type="string" office:string-value="Szo" calcext:value-type="string">
            <text:p>Szo</text:p>
          </table:table-cell>
          <table:table-cell table:style-name="ce130" table:formula="of:=TEXT([.T10];&quot;NN&quot;)" office:value-type="string" office:string-value="V" calcext:value-type="string">
            <text:p>V</text:p>
          </table:table-cell>
          <table:table-cell table:style-name="ce130" table:formula="of:=TEXT([.U10];&quot;NN&quot;)" office:value-type="string" office:string-value="H" calcext:value-type="string">
            <text:p>H</text:p>
          </table:table-cell>
          <table:table-cell table:style-name="ce130" table:formula="of:=TEXT([.V10];&quot;NN&quot;)" office:value-type="string" office:string-value="K" calcext:value-type="string">
            <text:p>K</text:p>
          </table:table-cell>
          <table:table-cell table:style-name="ce130" table:formula="of:=TEXT([.W10];&quot;NN&quot;)" office:value-type="string" office:string-value="Sze" calcext:value-type="string">
            <text:p>Sze</text:p>
          </table:table-cell>
          <table:table-cell table:style-name="ce130" table:formula="of:=TEXT([.X10];&quot;NN&quot;)" office:value-type="string" office:string-value="Cs" calcext:value-type="string">
            <text:p>Cs</text:p>
          </table:table-cell>
          <table:table-cell table:style-name="ce130" table:formula="of:=TEXT([.Y10];&quot;NN&quot;)" office:value-type="string" office:string-value="P" calcext:value-type="string">
            <text:p>P</text:p>
          </table:table-cell>
          <table:table-cell table:style-name="ce130" table:formula="of:=TEXT([.Z10];&quot;NN&quot;)" office:value-type="string" office:string-value="Szo" calcext:value-type="string">
            <text:p>Szo</text:p>
          </table:table-cell>
          <table:table-cell table:style-name="ce130" table:formula="of:=TEXT([.AA10];&quot;NN&quot;)" office:value-type="string" office:string-value="V" calcext:value-type="string">
            <text:p>V</text:p>
          </table:table-cell>
          <table:table-cell table:style-name="ce130" table:formula="of:=TEXT([.AB10];&quot;NN&quot;)" office:value-type="string" office:string-value="H" calcext:value-type="string">
            <text:p>H</text:p>
          </table:table-cell>
          <table:table-cell table:style-name="ce130" table:formula="of:=TEXT([.AC10];&quot;NN&quot;)" office:value-type="string" office:string-value="K" calcext:value-type="string">
            <text:p>K</text:p>
          </table:table-cell>
          <table:table-cell table:style-name="ce130" table:formula="of:=TEXT([.AD10];&quot;NN&quot;)" office:value-type="string" office:string-value="Sze" calcext:value-type="string">
            <text:p>Sze</text:p>
          </table:table-cell>
          <table:table-cell table:style-name="ce171" table:formula="of:=IFERROR(TEXT([.AE10];&quot;NN&quot;);&quot;&quot;)" office:value-type="string" office:string-value="Cs" calcext:value-type="string">
            <text:p>Cs</text:p>
          </table:table-cell>
          <table:table-cell table:style-name="ce181" table:number-columns-repeated="2"/>
          <table:table-cell table:style-name="ce235" table:formula="of:=IF(ORG.OPENOFFICE.ISLEAPYEAR(DATE([.A1];2;29))=1;NETWORKDAYS(DATE([.$A$1];[.A10];1);DATE([.$A$1];[.A10];29);['Munkaszüneti napok'.$A$1:.$A$16]);NETWORKDAYS(DATE([.$A$1];[.A10];1);DATE([.$A$1];[.A10];28);['Munkaszüneti napok'.$A$1:.$A$16]))" office:value-type="float" office:value="21" calcext:value-type="float">
            <text:p>21</text:p>
          </table:table-cell>
          <table:covered-table-cell table:style-name="ce244"/>
          <table:covered-table-cell table:style-name="ce257"/>
          <table:table-cell table:style-name="ce119" table:formula="of:=TEXT([.AK10];&quot;NN&quot;)" office:value-type="string" office:string-value="Cs" calcext:value-type="string">
            <text:p>Cs</text:p>
          </table:table-cell>
          <table:table-cell table:style-name="ce130" table:formula="of:=TEXT([.AL10];&quot;NN&quot;)" office:value-type="string" office:string-value="P" calcext:value-type="string">
            <text:p>P</text:p>
          </table:table-cell>
          <table:table-cell table:style-name="ce130" table:formula="of:=TEXT([.AM10];&quot;NN&quot;)" office:value-type="string" office:string-value="Szo" calcext:value-type="string">
            <text:p>Szo</text:p>
          </table:table-cell>
          <table:table-cell table:style-name="ce130" table:formula="of:=TEXT([.AN10];&quot;NN&quot;)" office:value-type="string" office:string-value="V" calcext:value-type="string">
            <text:p>V</text:p>
          </table:table-cell>
          <table:table-cell table:style-name="ce130" table:formula="of:=TEXT([.AO10];&quot;NN&quot;)" office:value-type="string" office:string-value="H" calcext:value-type="string">
            <text:p>H</text:p>
          </table:table-cell>
          <table:table-cell table:style-name="ce130" table:formula="of:=TEXT([.AP10];&quot;NN&quot;)" office:value-type="string" office:string-value="K" calcext:value-type="string">
            <text:p>K</text:p>
          </table:table-cell>
          <table:table-cell table:style-name="ce130" table:formula="of:=TEXT([.AQ10];&quot;NN&quot;)" office:value-type="string" office:string-value="Sze" calcext:value-type="string">
            <text:p>Sze</text:p>
          </table:table-cell>
          <table:table-cell table:style-name="ce130" table:formula="of:=TEXT([.AR10];&quot;NN&quot;)" office:value-type="string" office:string-value="Cs" calcext:value-type="string">
            <text:p>Cs</text:p>
          </table:table-cell>
          <table:table-cell table:style-name="ce130" table:formula="of:=TEXT([.AS10];&quot;NN&quot;)" office:value-type="string" office:string-value="P" calcext:value-type="string">
            <text:p>P</text:p>
          </table:table-cell>
          <table:table-cell table:style-name="ce130" table:formula="of:=TEXT([.AT10];&quot;NN&quot;)" office:value-type="string" office:string-value="Szo" calcext:value-type="string">
            <text:p>Szo</text:p>
          </table:table-cell>
          <table:table-cell table:style-name="ce130" table:formula="of:=TEXT([.AU10];&quot;NN&quot;)" office:value-type="string" office:string-value="V" calcext:value-type="string">
            <text:p>V</text:p>
          </table:table-cell>
          <table:table-cell table:style-name="ce130" table:formula="of:=TEXT([.AV10];&quot;NN&quot;)" office:value-type="string" office:string-value="H" calcext:value-type="string">
            <text:p>H</text:p>
          </table:table-cell>
          <table:table-cell table:style-name="ce130" table:formula="of:=TEXT([.AW10];&quot;NN&quot;)" office:value-type="string" office:string-value="K" calcext:value-type="string">
            <text:p>K</text:p>
          </table:table-cell>
          <table:table-cell table:style-name="ce130" table:formula="of:=TEXT([.AX10];&quot;NN&quot;)" office:value-type="string" office:string-value="Sze" calcext:value-type="string">
            <text:p>Sze</text:p>
          </table:table-cell>
          <table:table-cell table:style-name="ce130" table:formula="of:=TEXT([.AY10];&quot;NN&quot;)" office:value-type="string" office:string-value="Cs" calcext:value-type="string">
            <text:p>Cs</text:p>
          </table:table-cell>
          <table:table-cell table:style-name="ce130" table:formula="of:=TEXT([.AZ10];&quot;NN&quot;)" office:value-type="string" office:string-value="P" calcext:value-type="string">
            <text:p>P</text:p>
          </table:table-cell>
          <table:table-cell table:style-name="ce130" table:formula="of:=TEXT([.BA10];&quot;NN&quot;)" office:value-type="string" office:string-value="Szo" calcext:value-type="string">
            <text:p>Szo</text:p>
          </table:table-cell>
          <table:table-cell table:style-name="ce130" table:formula="of:=TEXT([.BB10];&quot;NN&quot;)" office:value-type="string" office:string-value="V" calcext:value-type="string">
            <text:p>V</text:p>
          </table:table-cell>
          <table:table-cell table:style-name="ce130" table:formula="of:=TEXT([.BC10];&quot;NN&quot;)" office:value-type="string" office:string-value="H" calcext:value-type="string">
            <text:p>H</text:p>
          </table:table-cell>
          <table:table-cell table:style-name="ce130" table:formula="of:=TEXT([.BD10];&quot;NN&quot;)" office:value-type="string" office:string-value="K" calcext:value-type="string">
            <text:p>K</text:p>
          </table:table-cell>
          <table:table-cell table:style-name="ce130" table:formula="of:=TEXT([.BE10];&quot;NN&quot;)" office:value-type="string" office:string-value="Sze" calcext:value-type="string">
            <text:p>Sze</text:p>
          </table:table-cell>
          <table:table-cell table:style-name="ce130" table:formula="of:=TEXT([.BF10];&quot;NN&quot;)" office:value-type="string" office:string-value="Cs" calcext:value-type="string">
            <text:p>Cs</text:p>
          </table:table-cell>
          <table:table-cell table:style-name="ce130" table:formula="of:=TEXT([.BG10];&quot;NN&quot;)" office:value-type="string" office:string-value="P" calcext:value-type="string">
            <text:p>P</text:p>
          </table:table-cell>
          <table:table-cell table:style-name="ce130" table:formula="of:=TEXT([.BH10];&quot;NN&quot;)" office:value-type="string" office:string-value="Szo" calcext:value-type="string">
            <text:p>Szo</text:p>
          </table:table-cell>
          <table:table-cell table:style-name="ce130" table:formula="of:=TEXT([.BI10];&quot;NN&quot;)" office:value-type="string" office:string-value="V" calcext:value-type="string">
            <text:p>V</text:p>
          </table:table-cell>
          <table:table-cell table:style-name="ce130" table:formula="of:=TEXT([.BJ10];&quot;NN&quot;)" office:value-type="string" office:string-value="H" calcext:value-type="string">
            <text:p>H</text:p>
          </table:table-cell>
          <table:table-cell table:style-name="ce130" table:formula="of:=TEXT([.BK10];&quot;NN&quot;)" office:value-type="string" office:string-value="K" calcext:value-type="string">
            <text:p>K</text:p>
          </table:table-cell>
          <table:table-cell table:style-name="ce130" table:formula="of:=TEXT([.BL10];&quot;NN&quot;)" office:value-type="string" office:string-value="Sze" calcext:value-type="string">
            <text:p>Sze</text:p>
          </table:table-cell>
          <table:table-cell table:style-name="ce130" table:formula="of:=TEXT([.BM10];&quot;NN&quot;)" office:value-type="string" office:string-value="Cs" calcext:value-type="string">
            <text:p>Cs</text:p>
          </table:table-cell>
          <table:table-cell table:style-name="ce130" table:formula="of:=TEXT([.BN10];&quot;NN&quot;)" office:value-type="string" office:string-value="P" calcext:value-type="string">
            <text:p>P</text:p>
          </table:table-cell>
          <table:table-cell table:style-name="ce188" table:formula="of:=TEXT([.BO10];&quot;NN&quot;)" office:value-type="string" office:string-value="Szo" calcext:value-type="string">
            <text:p>Szo</text:p>
          </table:table-cell>
          <table:table-cell table:style-name="ce197" table:formula="of:=NETWORKDAYS(DATE([.$A$1];[.AI10];1);DATE([.$A$1];[.AI10];31);['Munkaszüneti napok'.$A$1:.$A$16])" office:value-type="float" office:value="21" calcext:value-type="float">
            <text:p>21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Február</text:p>
          </table:table-cell>
          <table:table-cell table:style-name="ce20" office:value-type="string" calcext:value-type="string">
            <text:p>A</text:p>
          </table:table-cell>
          <table:table-cell table:style-name="ce105" table:formula="of:=MUSZAK8([.C10];1)" office:value-type="string" office:string-value="N" calcext:value-type="string">
            <text:p>N</text:p>
          </table:table-cell>
          <table:table-cell table:style-name="ce131" table:formula="of:=MUSZAK8([.D10];1)" office:value-type="string" office:string-value="N" calcext:value-type="string">
            <text:p>N</text:p>
          </table:table-cell>
          <table:table-cell table:style-name="ce138" table:formula="of:=MUSZAK8([.E10];1)" office:value-type="string" office:string-value="N" calcext:value-type="string">
            <text:p>N</text:p>
          </table:table-cell>
          <table:table-cell table:style-name="ce138" table:formula="of:=MUSZAK8([.F10];1)" office:value-type="string" office:string-value="P" calcext:value-type="string">
            <text:p>P</text:p>
          </table:table-cell>
          <table:table-cell table:style-name="ce138" table:formula="of:=MUSZAK8([.G10];1)" office:value-type="string" office:string-value="P" calcext:value-type="string">
            <text:p>P</text:p>
          </table:table-cell>
          <table:table-cell table:style-name="ce138" table:formula="of:=MUSZAK8([.H10];1)" office:value-type="string" office:string-value="É" calcext:value-type="string">
            <text:p>É</text:p>
          </table:table-cell>
          <table:table-cell table:style-name="ce138" table:formula="of:=MUSZAK8([.I10];1)" office:value-type="string" office:string-value="É" calcext:value-type="string">
            <text:p>É</text:p>
          </table:table-cell>
          <table:table-cell table:style-name="ce138" table:formula="of:=MUSZAK8([.J10];1)" office:value-type="string" office:string-value="É" calcext:value-type="string">
            <text:p>É</text:p>
          </table:table-cell>
          <table:table-cell table:style-name="ce138" table:formula="of:=MUSZAK8([.K10];1)" office:value-type="string" office:string-value="É" calcext:value-type="string">
            <text:p>É</text:p>
          </table:table-cell>
          <table:table-cell table:style-name="ce138" table:formula="of:=MUSZAK8([.L10];1)" office:value-type="string" office:string-value="P" calcext:value-type="string">
            <text:p>P</text:p>
          </table:table-cell>
          <table:table-cell table:style-name="ce138" table:formula="of:=MUSZAK8([.M10];1)" office:value-type="string" office:string-value="Du" calcext:value-type="string">
            <text:p>Du</text:p>
          </table:table-cell>
          <table:table-cell table:style-name="ce138" table:formula="of:=MUSZAK8([.N10];1)" office:value-type="string" office:string-value="Du" calcext:value-type="string">
            <text:p>Du</text:p>
          </table:table-cell>
          <table:table-cell table:style-name="ce138" table:formula="of:=MUSZAK8([.O10];1)" office:value-type="string" office:string-value="Du" calcext:value-type="string">
            <text:p>Du</text:p>
          </table:table-cell>
          <table:table-cell table:style-name="ce138" table:formula="of:=MUSZAK8([.P10];1)" office:value-type="string" office:string-value="Du" calcext:value-type="string">
            <text:p>Du</text:p>
          </table:table-cell>
          <table:table-cell table:style-name="ce138" table:formula="of:=MUSZAK8([.Q10];1)" office:value-type="string" office:string-value="P" calcext:value-type="string">
            <text:p>P</text:p>
          </table:table-cell>
          <table:table-cell table:style-name="ce138" table:formula="of:=MUSZAK8([.R10];1)" office:value-type="string" office:string-value="N" calcext:value-type="string">
            <text:p>N</text:p>
          </table:table-cell>
          <table:table-cell table:style-name="ce138" table:formula="of:=MUSZAK8([.S10];1)" office:value-type="string" office:string-value="N" calcext:value-type="string">
            <text:p>N</text:p>
          </table:table-cell>
          <table:table-cell table:style-name="ce138" table:formula="of:=MUSZAK8([.T10];1)" office:value-type="string" office:string-value="N" calcext:value-type="string">
            <text:p>N</text:p>
          </table:table-cell>
          <table:table-cell table:style-name="ce138" table:formula="of:=MUSZAK8([.U10];1)" office:value-type="string" office:string-value="N" calcext:value-type="string">
            <text:p>N</text:p>
          </table:table-cell>
          <table:table-cell table:style-name="ce138" table:formula="of:=MUSZAK8([.V10];1)" office:value-type="string" office:string-value="P" calcext:value-type="string">
            <text:p>P</text:p>
          </table:table-cell>
          <table:table-cell table:style-name="ce138" table:formula="of:=MUSZAK8([.W10];1)" office:value-type="string" office:string-value="P" calcext:value-type="string">
            <text:p>P</text:p>
          </table:table-cell>
          <table:table-cell table:style-name="ce138" table:formula="of:=MUSZAK8([.X10];1)" office:value-type="string" office:string-value="É" calcext:value-type="string">
            <text:p>É</text:p>
          </table:table-cell>
          <table:table-cell table:style-name="ce138" table:formula="of:=MUSZAK8([.Y10];1)" office:value-type="string" office:string-value="É" calcext:value-type="string">
            <text:p>É</text:p>
          </table:table-cell>
          <table:table-cell table:style-name="ce138" table:formula="of:=MUSZAK8([.Z10];1)" office:value-type="string" office:string-value="É" calcext:value-type="string">
            <text:p>É</text:p>
          </table:table-cell>
          <table:table-cell table:style-name="ce138" table:formula="of:=MUSZAK8([.AA10];1)" office:value-type="string" office:string-value="É" calcext:value-type="string">
            <text:p>É</text:p>
          </table:table-cell>
          <table:table-cell table:style-name="ce138" table:formula="of:=MUSZAK8([.AB10];1)" office:value-type="string" office:string-value="P" calcext:value-type="string">
            <text:p>P</text:p>
          </table:table-cell>
          <table:table-cell table:style-name="ce138" table:formula="of:=MUSZAK8([.AC10];1)" office:value-type="string" office:string-value="Du" calcext:value-type="string">
            <text:p>Du</text:p>
          </table:table-cell>
          <table:table-cell table:style-name="ce138" table:formula="of:=MUSZAK8([.AD10];1)" office:value-type="string" office:string-value="Du" calcext:value-type="string">
            <text:p>Du</text:p>
          </table:table-cell>
          <table:table-cell table:style-name="ce173" table:formula="of:=IF([.AE10]=&quot;&quot;;&quot;&quot;;MUSZAK8(DATE([.$A$1];2;29);1))" office:value-type="string" office:string-value="Du" calcext:value-type="string">
            <text:p>Du</text:p>
          </table:table-cell>
          <table:table-cell table:style-name="ce99" table:number-columns-repeated="2"/>
          <table:table-cell table:style-name="ce227" table:formula="of:=COUNTIF([.$C12:.$AG12];&quot;N&quot;)+COUNTIF([.$C12:.$AG12];&quot;Du&quot;)+COUNTIF([.$C12:.$AG12];&quot;É&quot;)-[.$AH$11]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4">
            <text:p>Augusztus</text:p>
          </table:table-cell>
          <table:table-cell table:style-name="ce193" office:value-type="string" calcext:value-type="string">
            <text:p>A</text:p>
          </table:table-cell>
          <table:table-cell table:style-name="ce89" table:formula="of:=MUSZAK8([.AK10];1)" office:value-type="string" office:string-value="É" calcext:value-type="string">
            <text:p>É</text:p>
          </table:table-cell>
          <table:table-cell table:style-name="ce126" table:formula="of:=MUSZAK8([.AL10];1)" office:value-type="string" office:string-value="É" calcext:value-type="string">
            <text:p>É</text:p>
          </table:table-cell>
          <table:table-cell table:style-name="ce126" table:formula="of:=MUSZAK8([.AM10];1)" office:value-type="string" office:string-value="É" calcext:value-type="string">
            <text:p>É</text:p>
          </table:table-cell>
          <table:table-cell table:style-name="ce126" table:formula="of:=MUSZAK8([.AN10];1)" office:value-type="string" office:string-value="P" calcext:value-type="string">
            <text:p>P</text:p>
          </table:table-cell>
          <table:table-cell table:style-name="ce126" table:formula="of:=MUSZAK8([.AO10];1)" office:value-type="string" office:string-value="Du" calcext:value-type="string">
            <text:p>Du</text:p>
          </table:table-cell>
          <table:table-cell table:style-name="ce126" table:formula="of:=MUSZAK8([.AP10];1)" office:value-type="string" office:string-value="Du" calcext:value-type="string">
            <text:p>Du</text:p>
          </table:table-cell>
          <table:table-cell table:style-name="ce126" table:formula="of:=MUSZAK8([.AQ10];1)" office:value-type="string" office:string-value="Du" calcext:value-type="string">
            <text:p>Du</text:p>
          </table:table-cell>
          <table:table-cell table:style-name="ce126" table:formula="of:=MUSZAK8([.AR10];1)" office:value-type="string" office:string-value="Du" calcext:value-type="string">
            <text:p>Du</text:p>
          </table:table-cell>
          <table:table-cell table:style-name="ce126" table:formula="of:=MUSZAK8([.AS10];1)" office:value-type="string" office:string-value="P" calcext:value-type="string">
            <text:p>P</text:p>
          </table:table-cell>
          <table:table-cell table:style-name="ce126" table:formula="of:=MUSZAK8([.AT10];1)" office:value-type="string" office:string-value="N" calcext:value-type="string">
            <text:p>N</text:p>
          </table:table-cell>
          <table:table-cell table:style-name="ce126" table:formula="of:=MUSZAK8([.AU10];1)" office:value-type="string" office:string-value="N" calcext:value-type="string">
            <text:p>N</text:p>
          </table:table-cell>
          <table:table-cell table:style-name="ce126" table:formula="of:=MUSZAK8([.AV10];1)" office:value-type="string" office:string-value="N" calcext:value-type="string">
            <text:p>N</text:p>
          </table:table-cell>
          <table:table-cell table:style-name="ce126" table:formula="of:=MUSZAK8([.AW10];1)" office:value-type="string" office:string-value="N" calcext:value-type="string">
            <text:p>N</text:p>
          </table:table-cell>
          <table:table-cell table:style-name="ce126" table:formula="of:=MUSZAK8([.AX10];1)" office:value-type="string" office:string-value="P" calcext:value-type="string">
            <text:p>P</text:p>
          </table:table-cell>
          <table:table-cell table:style-name="ce126" table:formula="of:=MUSZAK8([.AY10];1)" office:value-type="string" office:string-value="P" calcext:value-type="string">
            <text:p>P</text:p>
          </table:table-cell>
          <table:table-cell table:style-name="ce126" table:formula="of:=MUSZAK8([.AZ10];1)" office:value-type="string" office:string-value="É" calcext:value-type="string">
            <text:p>É</text:p>
          </table:table-cell>
          <table:table-cell table:style-name="ce126" table:formula="of:=MUSZAK8([.BA10];1)" office:value-type="string" office:string-value="É" calcext:value-type="string">
            <text:p>É</text:p>
          </table:table-cell>
          <table:table-cell table:style-name="ce126" table:formula="of:=MUSZAK8([.BB10];1)" office:value-type="string" office:string-value="É" calcext:value-type="string">
            <text:p>É</text:p>
          </table:table-cell>
          <table:table-cell table:style-name="ce126" table:formula="of:=MUSZAK8([.BC10];1)" office:value-type="string" office:string-value="É" calcext:value-type="string">
            <text:p>É</text:p>
          </table:table-cell>
          <table:table-cell table:style-name="ce126" table:formula="of:=MUSZAK8([.BD10];1)" office:value-type="string" office:string-value="P" calcext:value-type="string">
            <text:p>P</text:p>
          </table:table-cell>
          <table:table-cell table:style-name="ce126" table:formula="of:=MUSZAK8([.BE10];1)" office:value-type="string" office:string-value="Du" calcext:value-type="string">
            <text:p>Du</text:p>
          </table:table-cell>
          <table:table-cell table:style-name="ce126" table:formula="of:=MUSZAK8([.BF10];1)" office:value-type="string" office:string-value="Du" calcext:value-type="string">
            <text:p>Du</text:p>
          </table:table-cell>
          <table:table-cell table:style-name="ce126" table:formula="of:=MUSZAK8([.BG10];1)" office:value-type="string" office:string-value="Du" calcext:value-type="string">
            <text:p>Du</text:p>
          </table:table-cell>
          <table:table-cell table:style-name="ce126" table:formula="of:=MUSZAK8([.BH10];1)" office:value-type="string" office:string-value="Du" calcext:value-type="string">
            <text:p>Du</text:p>
          </table:table-cell>
          <table:table-cell table:style-name="ce126" table:formula="of:=MUSZAK8([.BI10];1)" office:value-type="string" office:string-value="P" calcext:value-type="string">
            <text:p>P</text:p>
          </table:table-cell>
          <table:table-cell table:style-name="ce126" table:formula="of:=MUSZAK8([.BJ10];1)" office:value-type="string" office:string-value="N" calcext:value-type="string">
            <text:p>N</text:p>
          </table:table-cell>
          <table:table-cell table:style-name="ce126" table:formula="of:=MUSZAK8([.BK10];1)" office:value-type="string" office:string-value="N" calcext:value-type="string">
            <text:p>N</text:p>
          </table:table-cell>
          <table:table-cell table:style-name="ce126" table:formula="of:=MUSZAK8([.BL10];1)" office:value-type="string" office:string-value="N" calcext:value-type="string">
            <text:p>N</text:p>
          </table:table-cell>
          <table:table-cell table:style-name="ce126" table:formula="of:=MUSZAK8([.BM10];1)" office:value-type="string" office:string-value="N" calcext:value-type="string">
            <text:p>N</text:p>
          </table:table-cell>
          <table:table-cell table:style-name="ce126" table:formula="of:=MUSZAK8([.BN10];1)" office:value-type="string" office:string-value="P" calcext:value-type="string">
            <text:p>P</text:p>
          </table:table-cell>
          <table:table-cell table:style-name="ce203" table:formula="of:=MUSZAK8([.BO10];1)" office:value-type="string" office:string-value="P" calcext:value-type="string">
            <text:p>P</text:p>
          </table:table-cell>
          <table:table-cell table:style-name="ce285" table:formula="of:=COUNTIF([.AK12:.BO12];&quot;N&quot;)+COUNTIF([.AK12:.BO12];&quot;Du&quot;)+COUNTIF([.AK12:.BO12];&quot;É&quot;)-[.$BP$11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21" office:value-type="string" calcext:value-type="string">
            <text:p>B</text:p>
          </table:table-cell>
          <table:table-cell table:style-name="ce107" table:formula="of:=MUSZAK8([.C10];2)" office:value-type="string" office:string-value="Du" calcext:value-type="string">
            <text:p>Du</text:p>
          </table:table-cell>
          <table:table-cell table:style-name="ce132" table:formula="of:=MUSZAK8([.D10];2)" office:value-type="string" office:string-value="Du" calcext:value-type="string">
            <text:p>Du</text:p>
          </table:table-cell>
          <table:table-cell table:style-name="ce132" table:formula="of:=MUSZAK8([.E10];2)" office:value-type="string" office:string-value="P" calcext:value-type="string">
            <text:p>P</text:p>
          </table:table-cell>
          <table:table-cell table:style-name="ce132" table:formula="of:=MUSZAK8([.F10];2)" office:value-type="string" office:string-value="N" calcext:value-type="string">
            <text:p>N</text:p>
          </table:table-cell>
          <table:table-cell table:style-name="ce132" table:formula="of:=MUSZAK8([.G10];2)" office:value-type="string" office:string-value="N" calcext:value-type="string">
            <text:p>N</text:p>
          </table:table-cell>
          <table:table-cell table:style-name="ce132" table:formula="of:=MUSZAK8([.H10];2)" office:value-type="string" office:string-value="N" calcext:value-type="string">
            <text:p>N</text:p>
          </table:table-cell>
          <table:table-cell table:style-name="ce132" table:formula="of:=MUSZAK8([.I10];2)" office:value-type="string" office:string-value="N" calcext:value-type="string">
            <text:p>N</text:p>
          </table:table-cell>
          <table:table-cell table:style-name="ce132" table:formula="of:=MUSZAK8([.J10];2)" office:value-type="string" office:string-value="P" calcext:value-type="string">
            <text:p>P</text:p>
          </table:table-cell>
          <table:table-cell table:style-name="ce132" table:formula="of:=MUSZAK8([.K10];2)" office:value-type="string" office:string-value="P" calcext:value-type="string">
            <text:p>P</text:p>
          </table:table-cell>
          <table:table-cell table:style-name="ce132" table:formula="of:=MUSZAK8([.L10];2)" office:value-type="string" office:string-value="É" calcext:value-type="string">
            <text:p>É</text:p>
          </table:table-cell>
          <table:table-cell table:style-name="ce132" table:formula="of:=MUSZAK8([.M10];2)" office:value-type="string" office:string-value="É" calcext:value-type="string">
            <text:p>É</text:p>
          </table:table-cell>
          <table:table-cell table:style-name="ce132" table:formula="of:=MUSZAK8([.N10];2)" office:value-type="string" office:string-value="É" calcext:value-type="string">
            <text:p>É</text:p>
          </table:table-cell>
          <table:table-cell table:style-name="ce132" table:formula="of:=MUSZAK8([.O10];2)" office:value-type="string" office:string-value="É" calcext:value-type="string">
            <text:p>É</text:p>
          </table:table-cell>
          <table:table-cell table:style-name="ce132" table:formula="of:=MUSZAK8([.P10];2)" office:value-type="string" office:string-value="P" calcext:value-type="string">
            <text:p>P</text:p>
          </table:table-cell>
          <table:table-cell table:style-name="ce132" table:formula="of:=MUSZAK8([.Q10];2)" office:value-type="string" office:string-value="Du" calcext:value-type="string">
            <text:p>Du</text:p>
          </table:table-cell>
          <table:table-cell table:style-name="ce132" table:formula="of:=MUSZAK8([.R10];2)" office:value-type="string" office:string-value="Du" calcext:value-type="string">
            <text:p>Du</text:p>
          </table:table-cell>
          <table:table-cell table:style-name="ce132" table:formula="of:=MUSZAK8([.S10];2)" office:value-type="string" office:string-value="Du" calcext:value-type="string">
            <text:p>Du</text:p>
          </table:table-cell>
          <table:table-cell table:style-name="ce132" table:formula="of:=MUSZAK8([.T10];2)" office:value-type="string" office:string-value="Du" calcext:value-type="string">
            <text:p>Du</text:p>
          </table:table-cell>
          <table:table-cell table:style-name="ce132" table:formula="of:=MUSZAK8([.U10];2)" office:value-type="string" office:string-value="P" calcext:value-type="string">
            <text:p>P</text:p>
          </table:table-cell>
          <table:table-cell table:style-name="ce132" table:formula="of:=MUSZAK8([.V10];2)" office:value-type="string" office:string-value="N" calcext:value-type="string">
            <text:p>N</text:p>
          </table:table-cell>
          <table:table-cell table:style-name="ce132" table:formula="of:=MUSZAK8([.W10];2)" office:value-type="string" office:string-value="N" calcext:value-type="string">
            <text:p>N</text:p>
          </table:table-cell>
          <table:table-cell table:style-name="ce132" table:formula="of:=MUSZAK8([.X10];2)" office:value-type="string" office:string-value="N" calcext:value-type="string">
            <text:p>N</text:p>
          </table:table-cell>
          <table:table-cell table:style-name="ce132" table:formula="of:=MUSZAK8([.Y10];2)" office:value-type="string" office:string-value="N" calcext:value-type="string">
            <text:p>N</text:p>
          </table:table-cell>
          <table:table-cell table:style-name="ce132" table:formula="of:=MUSZAK8([.Z10];2)" office:value-type="string" office:string-value="P" calcext:value-type="string">
            <text:p>P</text:p>
          </table:table-cell>
          <table:table-cell table:style-name="ce132" table:formula="of:=MUSZAK8([.AA10];2)" office:value-type="string" office:string-value="P" calcext:value-type="string">
            <text:p>P</text:p>
          </table:table-cell>
          <table:table-cell table:style-name="ce132" table:formula="of:=MUSZAK8([.AB10];2)" office:value-type="string" office:string-value="É" calcext:value-type="string">
            <text:p>É</text:p>
          </table:table-cell>
          <table:table-cell table:style-name="ce132" table:formula="of:=MUSZAK8([.AC10];2)" office:value-type="string" office:string-value="É" calcext:value-type="string">
            <text:p>É</text:p>
          </table:table-cell>
          <table:table-cell table:style-name="ce132" table:formula="of:=MUSZAK8([.AD10];2)" office:value-type="string" office:string-value="É" calcext:value-type="string">
            <text:p>É</text:p>
          </table:table-cell>
          <table:table-cell table:style-name="ce173" table:formula="of:=IF([.AE$10]=&quot;&quot;;&quot;&quot;;MUSZAK8(DATE([.$A$1];2;29);2))" office:value-type="string" office:string-value="É" calcext:value-type="string">
            <text:p>É</text:p>
          </table:table-cell>
          <table:table-cell table:style-name="ce99" table:number-columns-repeated="2"/>
          <table:table-cell table:style-name="ce227" table:formula="of:=COUNTIF([.$C13:.$AG13];&quot;N&quot;)+COUNTIF([.$C13:.$AG13];&quot;Du&quot;)+COUNTIF([.$C13:.$AG13];&quot;É&quot;)-[.$AH$11]" office:value-type="float" office:value="1" calcext:value-type="float">
            <text:p>1</text:p>
          </table:table-cell>
          <table:covered-table-cell table:style-name="ce241"/>
          <table:table-cell table:style-name="ce194" office:value-type="string" calcext:value-type="string">
            <text:p>B</text:p>
          </table:table-cell>
          <table:table-cell table:style-name="ce91" table:formula="of:=MUSZAK8([.AK10];2)" office:value-type="string" office:string-value="N" calcext:value-type="string">
            <text:p>N</text:p>
          </table:table-cell>
          <table:table-cell table:style-name="ce127" table:formula="of:=MUSZAK8([.AL10];2)" office:value-type="string" office:string-value="P" calcext:value-type="string">
            <text:p>P</text:p>
          </table:table-cell>
          <table:table-cell table:style-name="ce127" table:formula="of:=MUSZAK8([.AM10];2)" office:value-type="string" office:string-value="P" calcext:value-type="string">
            <text:p>P</text:p>
          </table:table-cell>
          <table:table-cell table:style-name="ce127" table:formula="of:=MUSZAK8([.AN10];2)" office:value-type="string" office:string-value="É" calcext:value-type="string">
            <text:p>É</text:p>
          </table:table-cell>
          <table:table-cell table:style-name="ce127" table:formula="of:=MUSZAK8([.AO10];2)" office:value-type="string" office:string-value="É" calcext:value-type="string">
            <text:p>É</text:p>
          </table:table-cell>
          <table:table-cell table:style-name="ce127" table:formula="of:=MUSZAK8([.AP10];2)" office:value-type="string" office:string-value="É" calcext:value-type="string">
            <text:p>É</text:p>
          </table:table-cell>
          <table:table-cell table:style-name="ce127" table:formula="of:=MUSZAK8([.AQ10];2)" office:value-type="string" office:string-value="É" calcext:value-type="string">
            <text:p>É</text:p>
          </table:table-cell>
          <table:table-cell table:style-name="ce127" table:formula="of:=MUSZAK8([.AR10];2)" office:value-type="string" office:string-value="P" calcext:value-type="string">
            <text:p>P</text:p>
          </table:table-cell>
          <table:table-cell table:style-name="ce127" table:formula="of:=MUSZAK8([.AS10];2)" office:value-type="string" office:string-value="Du" calcext:value-type="string">
            <text:p>Du</text:p>
          </table:table-cell>
          <table:table-cell table:style-name="ce127" table:formula="of:=MUSZAK8([.AT10];2)" office:value-type="string" office:string-value="Du" calcext:value-type="string">
            <text:p>Du</text:p>
          </table:table-cell>
          <table:table-cell table:style-name="ce127" table:formula="of:=MUSZAK8([.AU10];2)" office:value-type="string" office:string-value="Du" calcext:value-type="string">
            <text:p>Du</text:p>
          </table:table-cell>
          <table:table-cell table:style-name="ce127" table:formula="of:=MUSZAK8([.AV10];2)" office:value-type="string" office:string-value="Du" calcext:value-type="string">
            <text:p>Du</text:p>
          </table:table-cell>
          <table:table-cell table:style-name="ce127" table:formula="of:=MUSZAK8([.AW10];2)" office:value-type="string" office:string-value="P" calcext:value-type="string">
            <text:p>P</text:p>
          </table:table-cell>
          <table:table-cell table:style-name="ce127" table:formula="of:=MUSZAK8([.AX10];2)" office:value-type="string" office:string-value="N" calcext:value-type="string">
            <text:p>N</text:p>
          </table:table-cell>
          <table:table-cell table:style-name="ce127" table:formula="of:=MUSZAK8([.AY10];2)" office:value-type="string" office:string-value="N" calcext:value-type="string">
            <text:p>N</text:p>
          </table:table-cell>
          <table:table-cell table:style-name="ce127" table:formula="of:=MUSZAK8([.AZ10];2)" office:value-type="string" office:string-value="N" calcext:value-type="string">
            <text:p>N</text:p>
          </table:table-cell>
          <table:table-cell table:style-name="ce127" table:formula="of:=MUSZAK8([.BA10];2)" office:value-type="string" office:string-value="N" calcext:value-type="string">
            <text:p>N</text:p>
          </table:table-cell>
          <table:table-cell table:style-name="ce127" table:formula="of:=MUSZAK8([.BB10];2)" office:value-type="string" office:string-value="P" calcext:value-type="string">
            <text:p>P</text:p>
          </table:table-cell>
          <table:table-cell table:style-name="ce127" table:formula="of:=MUSZAK8([.BC10];2)" office:value-type="string" office:string-value="P" calcext:value-type="string">
            <text:p>P</text:p>
          </table:table-cell>
          <table:table-cell table:style-name="ce127" table:formula="of:=MUSZAK8([.BD10];2)" office:value-type="string" office:string-value="É" calcext:value-type="string">
            <text:p>É</text:p>
          </table:table-cell>
          <table:table-cell table:style-name="ce127" table:formula="of:=MUSZAK8([.BE10];2)" office:value-type="string" office:string-value="É" calcext:value-type="string">
            <text:p>É</text:p>
          </table:table-cell>
          <table:table-cell table:style-name="ce127" table:formula="of:=MUSZAK8([.BF10];2)" office:value-type="string" office:string-value="É" calcext:value-type="string">
            <text:p>É</text:p>
          </table:table-cell>
          <table:table-cell table:style-name="ce127" table:formula="of:=MUSZAK8([.BG10];2)" office:value-type="string" office:string-value="É" calcext:value-type="string">
            <text:p>É</text:p>
          </table:table-cell>
          <table:table-cell table:style-name="ce127" table:formula="of:=MUSZAK8([.BH10];2)" office:value-type="string" office:string-value="P" calcext:value-type="string">
            <text:p>P</text:p>
          </table:table-cell>
          <table:table-cell table:style-name="ce127" table:formula="of:=MUSZAK8([.BI10];2)" office:value-type="string" office:string-value="Du" calcext:value-type="string">
            <text:p>Du</text:p>
          </table:table-cell>
          <table:table-cell table:style-name="ce127" table:formula="of:=MUSZAK8([.BJ10];2)" office:value-type="string" office:string-value="Du" calcext:value-type="string">
            <text:p>Du</text:p>
          </table:table-cell>
          <table:table-cell table:style-name="ce127" table:formula="of:=MUSZAK8([.BK10];2)" office:value-type="string" office:string-value="Du" calcext:value-type="string">
            <text:p>Du</text:p>
          </table:table-cell>
          <table:table-cell table:style-name="ce127" table:formula="of:=MUSZAK8([.BL10];2)" office:value-type="string" office:string-value="Du" calcext:value-type="string">
            <text:p>Du</text:p>
          </table:table-cell>
          <table:table-cell table:style-name="ce127" table:formula="of:=MUSZAK8([.BM10];2)" office:value-type="string" office:string-value="P" calcext:value-type="string">
            <text:p>P</text:p>
          </table:table-cell>
          <table:table-cell table:style-name="ce127" table:formula="of:=MUSZAK8([.BN10];2)" office:value-type="string" office:string-value="N" calcext:value-type="string">
            <text:p>N</text:p>
          </table:table-cell>
          <table:table-cell table:style-name="ce204" table:formula="of:=MUSZAK8([.BO10];2)" office:value-type="string" office:string-value="N" calcext:value-type="string">
            <text:p>N</text:p>
          </table:table-cell>
          <table:table-cell table:style-name="ce285" table:formula="of:=COUNTIF([.AK13:.BO13];&quot;N&quot;)+COUNTIF([.AK13:.BO13];&quot;Du&quot;)+COUNTIF([.AK13:.BO13];&quot;É&quot;)-[.$BP$11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24" office:value-type="string" calcext:value-type="string">
            <text:p>C</text:p>
          </table:table-cell>
          <table:table-cell table:style-name="ce107" table:formula="of:=MUSZAK8([.C10];3)" office:value-type="string" office:string-value="É" calcext:value-type="string">
            <text:p>É</text:p>
          </table:table-cell>
          <table:table-cell table:style-name="ce132" table:formula="of:=MUSZAK8([.D10];3)" office:value-type="string" office:string-value="P" calcext:value-type="string">
            <text:p>P</text:p>
          </table:table-cell>
          <table:table-cell table:style-name="ce132" table:formula="of:=MUSZAK8([.E10];3)" office:value-type="string" office:string-value="Du" calcext:value-type="string">
            <text:p>Du</text:p>
          </table:table-cell>
          <table:table-cell table:style-name="ce132" table:formula="of:=MUSZAK8([.F10];3)" office:value-type="string" office:string-value="Du" calcext:value-type="string">
            <text:p>Du</text:p>
          </table:table-cell>
          <table:table-cell table:style-name="ce132" table:formula="of:=MUSZAK8([.G10];3)" office:value-type="string" office:string-value="Du" calcext:value-type="string">
            <text:p>Du</text:p>
          </table:table-cell>
          <table:table-cell table:style-name="ce132" table:formula="of:=MUSZAK8([.H10];3)" office:value-type="string" office:string-value="Du" calcext:value-type="string">
            <text:p>Du</text:p>
          </table:table-cell>
          <table:table-cell table:style-name="ce132" table:formula="of:=MUSZAK8([.I10];3)" office:value-type="string" office:string-value="P" calcext:value-type="string">
            <text:p>P</text:p>
          </table:table-cell>
          <table:table-cell table:style-name="ce132" table:formula="of:=MUSZAK8([.J10];3)" office:value-type="string" office:string-value="N" calcext:value-type="string">
            <text:p>N</text:p>
          </table:table-cell>
          <table:table-cell table:style-name="ce132" table:formula="of:=MUSZAK8([.K10];3)" office:value-type="string" office:string-value="N" calcext:value-type="string">
            <text:p>N</text:p>
          </table:table-cell>
          <table:table-cell table:style-name="ce132" table:formula="of:=MUSZAK8([.L10];3)" office:value-type="string" office:string-value="N" calcext:value-type="string">
            <text:p>N</text:p>
          </table:table-cell>
          <table:table-cell table:style-name="ce132" table:formula="of:=MUSZAK8([.M10];3)" office:value-type="string" office:string-value="N" calcext:value-type="string">
            <text:p>N</text:p>
          </table:table-cell>
          <table:table-cell table:style-name="ce132" table:formula="of:=MUSZAK8([.N10];3)" office:value-type="string" office:string-value="P" calcext:value-type="string">
            <text:p>P</text:p>
          </table:table-cell>
          <table:table-cell table:style-name="ce132" table:formula="of:=MUSZAK8([.O10];3)" office:value-type="string" office:string-value="P" calcext:value-type="string">
            <text:p>P</text:p>
          </table:table-cell>
          <table:table-cell table:style-name="ce132" table:formula="of:=MUSZAK8([.P10];3)" office:value-type="string" office:string-value="É" calcext:value-type="string">
            <text:p>É</text:p>
          </table:table-cell>
          <table:table-cell table:style-name="ce132" table:formula="of:=MUSZAK8([.Q10];3)" office:value-type="string" office:string-value="É" calcext:value-type="string">
            <text:p>É</text:p>
          </table:table-cell>
          <table:table-cell table:style-name="ce132" table:formula="of:=MUSZAK8([.R10];3)" office:value-type="string" office:string-value="É" calcext:value-type="string">
            <text:p>É</text:p>
          </table:table-cell>
          <table:table-cell table:style-name="ce132" table:formula="of:=MUSZAK8([.S10];3)" office:value-type="string" office:string-value="É" calcext:value-type="string">
            <text:p>É</text:p>
          </table:table-cell>
          <table:table-cell table:style-name="ce132" table:formula="of:=MUSZAK8([.T10];3)" office:value-type="string" office:string-value="P" calcext:value-type="string">
            <text:p>P</text:p>
          </table:table-cell>
          <table:table-cell table:style-name="ce132" table:formula="of:=MUSZAK8([.U10];3)" office:value-type="string" office:string-value="Du" calcext:value-type="string">
            <text:p>Du</text:p>
          </table:table-cell>
          <table:table-cell table:style-name="ce132" table:formula="of:=MUSZAK8([.V10];3)" office:value-type="string" office:string-value="Du" calcext:value-type="string">
            <text:p>Du</text:p>
          </table:table-cell>
          <table:table-cell table:style-name="ce132" table:formula="of:=MUSZAK8([.W10];3)" office:value-type="string" office:string-value="Du" calcext:value-type="string">
            <text:p>Du</text:p>
          </table:table-cell>
          <table:table-cell table:style-name="ce132" table:formula="of:=MUSZAK8([.X10];3)" office:value-type="string" office:string-value="Du" calcext:value-type="string">
            <text:p>Du</text:p>
          </table:table-cell>
          <table:table-cell table:style-name="ce132" table:formula="of:=MUSZAK8([.Y10];3)" office:value-type="string" office:string-value="P" calcext:value-type="string">
            <text:p>P</text:p>
          </table:table-cell>
          <table:table-cell table:style-name="ce132" table:formula="of:=MUSZAK8([.Z10];3)" office:value-type="string" office:string-value="N" calcext:value-type="string">
            <text:p>N</text:p>
          </table:table-cell>
          <table:table-cell table:style-name="ce132" table:formula="of:=MUSZAK8([.AA10];3)" office:value-type="string" office:string-value="N" calcext:value-type="string">
            <text:p>N</text:p>
          </table:table-cell>
          <table:table-cell table:style-name="ce132" table:formula="of:=MUSZAK8([.AB10];3)" office:value-type="string" office:string-value="N" calcext:value-type="string">
            <text:p>N</text:p>
          </table:table-cell>
          <table:table-cell table:style-name="ce132" table:formula="of:=MUSZAK8([.AC10];3)" office:value-type="string" office:string-value="N" calcext:value-type="string">
            <text:p>N</text:p>
          </table:table-cell>
          <table:table-cell table:style-name="ce132" table:formula="of:=MUSZAK8([.AD10];3)" office:value-type="string" office:string-value="P" calcext:value-type="string">
            <text:p>P</text:p>
          </table:table-cell>
          <table:table-cell table:style-name="ce173" table:formula="of:=IF([.AE$10]=&quot;&quot;;&quot;&quot;;MUSZAK8(DATE([.$A$1];2;29);3))" office:value-type="string" office:string-value="P" calcext:value-type="string">
            <text:p>P</text:p>
          </table:table-cell>
          <table:table-cell table:style-name="ce99" table:number-columns-repeated="2"/>
          <table:table-cell table:style-name="ce227" table:formula="of:=COUNTIF([.$C14:.$AG14];&quot;N&quot;)+COUNTIF([.$C14:.$AG14];&quot;Du&quot;)+COUNTIF([.$C14:.$AG14];&quot;É&quot;)-[.$AH$11]" office:value-type="float" office:value="0" calcext:value-type="float">
            <text:p>0</text:p>
          </table:table-cell>
          <table:covered-table-cell table:style-name="ce241"/>
          <table:table-cell table:style-name="ce195" office:value-type="string" calcext:value-type="string">
            <text:p>C</text:p>
          </table:table-cell>
          <table:table-cell table:style-name="ce91" table:formula="of:=MUSZAK8([.AK10];3)" office:value-type="string" office:string-value="P" calcext:value-type="string">
            <text:p>P</text:p>
          </table:table-cell>
          <table:table-cell table:style-name="ce127" table:formula="of:=MUSZAK8([.AL10];3)" office:value-type="string" office:string-value="N" calcext:value-type="string">
            <text:p>N</text:p>
          </table:table-cell>
          <table:table-cell table:style-name="ce127" table:formula="of:=MUSZAK8([.AM10];3)" office:value-type="string" office:string-value="N" calcext:value-type="string">
            <text:p>N</text:p>
          </table:table-cell>
          <table:table-cell table:style-name="ce127" table:formula="of:=MUSZAK8([.AN10];3)" office:value-type="string" office:string-value="N" calcext:value-type="string">
            <text:p>N</text:p>
          </table:table-cell>
          <table:table-cell table:style-name="ce127" table:formula="of:=MUSZAK8([.AO10];3)" office:value-type="string" office:string-value="N" calcext:value-type="string">
            <text:p>N</text:p>
          </table:table-cell>
          <table:table-cell table:style-name="ce127" table:formula="of:=MUSZAK8([.AP10];3)" office:value-type="string" office:string-value="P" calcext:value-type="string">
            <text:p>P</text:p>
          </table:table-cell>
          <table:table-cell table:style-name="ce127" table:formula="of:=MUSZAK8([.AQ10];3)" office:value-type="string" office:string-value="P" calcext:value-type="string">
            <text:p>P</text:p>
          </table:table-cell>
          <table:table-cell table:style-name="ce127" table:formula="of:=MUSZAK8([.AR10];3)" office:value-type="string" office:string-value="É" calcext:value-type="string">
            <text:p>É</text:p>
          </table:table-cell>
          <table:table-cell table:style-name="ce127" table:formula="of:=MUSZAK8([.AS10];3)" office:value-type="string" office:string-value="É" calcext:value-type="string">
            <text:p>É</text:p>
          </table:table-cell>
          <table:table-cell table:style-name="ce127" table:formula="of:=MUSZAK8([.AT10];3)" office:value-type="string" office:string-value="É" calcext:value-type="string">
            <text:p>É</text:p>
          </table:table-cell>
          <table:table-cell table:style-name="ce127" table:formula="of:=MUSZAK8([.AU10];3)" office:value-type="string" office:string-value="É" calcext:value-type="string">
            <text:p>É</text:p>
          </table:table-cell>
          <table:table-cell table:style-name="ce127" table:formula="of:=MUSZAK8([.AV10];3)" office:value-type="string" office:string-value="P" calcext:value-type="string">
            <text:p>P</text:p>
          </table:table-cell>
          <table:table-cell table:style-name="ce127" table:formula="of:=MUSZAK8([.AW10];3)" office:value-type="string" office:string-value="Du" calcext:value-type="string">
            <text:p>Du</text:p>
          </table:table-cell>
          <table:table-cell table:style-name="ce127" table:formula="of:=MUSZAK8([.AX10];3)" office:value-type="string" office:string-value="Du" calcext:value-type="string">
            <text:p>Du</text:p>
          </table:table-cell>
          <table:table-cell table:style-name="ce127" table:formula="of:=MUSZAK8([.AY10];3)" office:value-type="string" office:string-value="Du" calcext:value-type="string">
            <text:p>Du</text:p>
          </table:table-cell>
          <table:table-cell table:style-name="ce127" table:formula="of:=MUSZAK8([.AZ10];3)" office:value-type="string" office:string-value="Du" calcext:value-type="string">
            <text:p>Du</text:p>
          </table:table-cell>
          <table:table-cell table:style-name="ce127" table:formula="of:=MUSZAK8([.BA10];3)" office:value-type="string" office:string-value="P" calcext:value-type="string">
            <text:p>P</text:p>
          </table:table-cell>
          <table:table-cell table:style-name="ce127" table:formula="of:=MUSZAK8([.BB10];3)" office:value-type="string" office:string-value="N" calcext:value-type="string">
            <text:p>N</text:p>
          </table:table-cell>
          <table:table-cell table:style-name="ce127" table:formula="of:=MUSZAK8([.BC10];3)" office:value-type="string" office:string-value="N" calcext:value-type="string">
            <text:p>N</text:p>
          </table:table-cell>
          <table:table-cell table:style-name="ce127" table:formula="of:=MUSZAK8([.BD10];3)" office:value-type="string" office:string-value="N" calcext:value-type="string">
            <text:p>N</text:p>
          </table:table-cell>
          <table:table-cell table:style-name="ce127" table:formula="of:=MUSZAK8([.BE10];3)" office:value-type="string" office:string-value="N" calcext:value-type="string">
            <text:p>N</text:p>
          </table:table-cell>
          <table:table-cell table:style-name="ce127" table:formula="of:=MUSZAK8([.BF10];3)" office:value-type="string" office:string-value="P" calcext:value-type="string">
            <text:p>P</text:p>
          </table:table-cell>
          <table:table-cell table:style-name="ce127" table:formula="of:=MUSZAK8([.BG10];3)" office:value-type="string" office:string-value="P" calcext:value-type="string">
            <text:p>P</text:p>
          </table:table-cell>
          <table:table-cell table:style-name="ce127" table:formula="of:=MUSZAK8([.BH10];3)" office:value-type="string" office:string-value="É" calcext:value-type="string">
            <text:p>É</text:p>
          </table:table-cell>
          <table:table-cell table:style-name="ce127" table:formula="of:=MUSZAK8([.BI10];3)" office:value-type="string" office:string-value="É" calcext:value-type="string">
            <text:p>É</text:p>
          </table:table-cell>
          <table:table-cell table:style-name="ce127" table:formula="of:=MUSZAK8([.BJ10];3)" office:value-type="string" office:string-value="É" calcext:value-type="string">
            <text:p>É</text:p>
          </table:table-cell>
          <table:table-cell table:style-name="ce127" table:formula="of:=MUSZAK8([.BK10];3)" office:value-type="string" office:string-value="É" calcext:value-type="string">
            <text:p>É</text:p>
          </table:table-cell>
          <table:table-cell table:style-name="ce127" table:formula="of:=MUSZAK8([.BL10];3)" office:value-type="string" office:string-value="P" calcext:value-type="string">
            <text:p>P</text:p>
          </table:table-cell>
          <table:table-cell table:style-name="ce127" table:formula="of:=MUSZAK8([.BM10];3)" office:value-type="string" office:string-value="Du" calcext:value-type="string">
            <text:p>Du</text:p>
          </table:table-cell>
          <table:table-cell table:style-name="ce127" table:formula="of:=MUSZAK8([.BN10];3)" office:value-type="string" office:string-value="Du" calcext:value-type="string">
            <text:p>Du</text:p>
          </table:table-cell>
          <table:table-cell table:style-name="ce204" table:formula="of:=MUSZAK8([.BO10];3)" office:value-type="string" office:string-value="Du" calcext:value-type="string">
            <text:p>Du</text:p>
          </table:table-cell>
          <table:table-cell table:style-name="ce285" table:formula="of:=COUNTIF([.AK14:.BO14];&quot;N&quot;)+COUNTIF([.AK14:.BO14];&quot;Du&quot;)+COUNTIF([.AK14:.BO14];&quot;É&quot;)-[.$BP$11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26" office:value-type="string" calcext:value-type="string">
            <text:p>D</text:p>
          </table:table-cell>
          <table:table-cell table:style-name="ce116" table:formula="of:=MUSZAK8([.C10];4)" office:value-type="string" office:string-value="P" calcext:value-type="string">
            <text:p>P</text:p>
          </table:table-cell>
          <table:table-cell table:style-name="ce133" table:formula="of:=MUSZAK8([.D10];4)" office:value-type="string" office:string-value="É" calcext:value-type="string">
            <text:p>É</text:p>
          </table:table-cell>
          <table:table-cell table:style-name="ce133" table:formula="of:=MUSZAK8([.E10];4)" office:value-type="string" office:string-value="É" calcext:value-type="string">
            <text:p>É</text:p>
          </table:table-cell>
          <table:table-cell table:style-name="ce133" table:formula="of:=MUSZAK8([.F10];4)" office:value-type="string" office:string-value="É" calcext:value-type="string">
            <text:p>É</text:p>
          </table:table-cell>
          <table:table-cell table:style-name="ce139" table:formula="of:=MUSZAK8([.G10];4)" office:value-type="string" office:string-value="É" calcext:value-type="string">
            <text:p>É</text:p>
          </table:table-cell>
          <table:table-cell table:style-name="ce139" table:formula="of:=MUSZAK8([.H10];4)" office:value-type="string" office:string-value="P" calcext:value-type="string">
            <text:p>P</text:p>
          </table:table-cell>
          <table:table-cell table:style-name="ce133" table:formula="of:=MUSZAK8([.I10];4)" office:value-type="string" office:string-value="Du" calcext:value-type="string">
            <text:p>Du</text:p>
          </table:table-cell>
          <table:table-cell table:style-name="ce133" table:formula="of:=MUSZAK8([.J10];4)" office:value-type="string" office:string-value="Du" calcext:value-type="string">
            <text:p>Du</text:p>
          </table:table-cell>
          <table:table-cell table:style-name="ce133" table:formula="of:=MUSZAK8([.K10];4)" office:value-type="string" office:string-value="Du" calcext:value-type="string">
            <text:p>Du</text:p>
          </table:table-cell>
          <table:table-cell table:style-name="ce133" table:formula="of:=MUSZAK8([.L10];4)" office:value-type="string" office:string-value="Du" calcext:value-type="string">
            <text:p>Du</text:p>
          </table:table-cell>
          <table:table-cell table:style-name="ce133" table:formula="of:=MUSZAK8([.M10];4)" office:value-type="string" office:string-value="P" calcext:value-type="string">
            <text:p>P</text:p>
          </table:table-cell>
          <table:table-cell table:style-name="ce133" table:formula="of:=MUSZAK8([.N10];4)" office:value-type="string" office:string-value="N" calcext:value-type="string">
            <text:p>N</text:p>
          </table:table-cell>
          <table:table-cell table:style-name="ce133" table:formula="of:=MUSZAK8([.O10];4)" office:value-type="string" office:string-value="N" calcext:value-type="string">
            <text:p>N</text:p>
          </table:table-cell>
          <table:table-cell table:style-name="ce133" table:formula="of:=MUSZAK8([.P10];4)" office:value-type="string" office:string-value="N" calcext:value-type="string">
            <text:p>N</text:p>
          </table:table-cell>
          <table:table-cell table:style-name="ce133" table:formula="of:=MUSZAK8([.Q10];4)" office:value-type="string" office:string-value="N" calcext:value-type="string">
            <text:p>N</text:p>
          </table:table-cell>
          <table:table-cell table:style-name="ce133" table:formula="of:=MUSZAK8([.R10];4)" office:value-type="string" office:string-value="P" calcext:value-type="string">
            <text:p>P</text:p>
          </table:table-cell>
          <table:table-cell table:style-name="ce133" table:formula="of:=MUSZAK8([.S10];4)" office:value-type="string" office:string-value="P" calcext:value-type="string">
            <text:p>P</text:p>
          </table:table-cell>
          <table:table-cell table:style-name="ce133" table:formula="of:=MUSZAK8([.T10];4)" office:value-type="string" office:string-value="É" calcext:value-type="string">
            <text:p>É</text:p>
          </table:table-cell>
          <table:table-cell table:style-name="ce133" table:formula="of:=MUSZAK8([.U10];4)" office:value-type="string" office:string-value="É" calcext:value-type="string">
            <text:p>É</text:p>
          </table:table-cell>
          <table:table-cell table:style-name="ce133" table:formula="of:=MUSZAK8([.V10];4)" office:value-type="string" office:string-value="É" calcext:value-type="string">
            <text:p>É</text:p>
          </table:table-cell>
          <table:table-cell table:style-name="ce133" table:formula="of:=MUSZAK8([.W10];4)" office:value-type="string" office:string-value="É" calcext:value-type="string">
            <text:p>É</text:p>
          </table:table-cell>
          <table:table-cell table:style-name="ce133" table:formula="of:=MUSZAK8([.X10];4)" office:value-type="string" office:string-value="P" calcext:value-type="string">
            <text:p>P</text:p>
          </table:table-cell>
          <table:table-cell table:style-name="ce133" table:formula="of:=MUSZAK8([.Y10];4)" office:value-type="string" office:string-value="Du" calcext:value-type="string">
            <text:p>Du</text:p>
          </table:table-cell>
          <table:table-cell table:style-name="ce133" table:formula="of:=MUSZAK8([.Z10];4)" office:value-type="string" office:string-value="Du" calcext:value-type="string">
            <text:p>Du</text:p>
          </table:table-cell>
          <table:table-cell table:style-name="ce133" table:formula="of:=MUSZAK8([.AA10];4)" office:value-type="string" office:string-value="Du" calcext:value-type="string">
            <text:p>Du</text:p>
          </table:table-cell>
          <table:table-cell table:style-name="ce133" table:formula="of:=MUSZAK8([.AB10];4)" office:value-type="string" office:string-value="Du" calcext:value-type="string">
            <text:p>Du</text:p>
          </table:table-cell>
          <table:table-cell table:style-name="ce133" table:formula="of:=MUSZAK8([.AC10];4)" office:value-type="string" office:string-value="P" calcext:value-type="string">
            <text:p>P</text:p>
          </table:table-cell>
          <table:table-cell table:style-name="ce133" table:formula="of:=MUSZAK8([.AD10];4)" office:value-type="string" office:string-value="N" calcext:value-type="string">
            <text:p>N</text:p>
          </table:table-cell>
          <table:table-cell table:style-name="ce179" table:formula="of:=IF([.AE$10]=&quot;&quot;;&quot;&quot;;MUSZAK8(DATE([.$A$1];2;29);4))" office:value-type="string" office:string-value="N" calcext:value-type="string">
            <text:p>N</text:p>
          </table:table-cell>
          <table:table-cell table:style-name="ce99" table:number-columns-repeated="2"/>
          <table:table-cell table:style-name="ce227" table:formula="of:=COUNTIF([.$C15:.$AG15];&quot;N&quot;)+COUNTIF([.$C15:.$AG15];&quot;Du&quot;)+COUNTIF([.$C15:.$AG15];&quot;É&quot;)-[.AH11]" office:value-type="float" office:value="1" calcext:value-type="float">
            <text:p>1</text:p>
          </table:table-cell>
          <table:covered-table-cell table:style-name="ce242"/>
          <table:table-cell table:style-name="ce199" office:value-type="string" calcext:value-type="string">
            <text:p>D</text:p>
          </table:table-cell>
          <table:table-cell table:style-name="ce120" table:formula="of:=MUSZAK8([.AK10];4)" office:value-type="string" office:string-value="Du" calcext:value-type="string">
            <text:p>Du</text:p>
          </table:table-cell>
          <table:table-cell table:style-name="ce128" table:formula="of:=MUSZAK8([.AL10];4)" office:value-type="string" office:string-value="Du" calcext:value-type="string">
            <text:p>Du</text:p>
          </table:table-cell>
          <table:table-cell table:style-name="ce128" table:formula="of:=MUSZAK8([.AM10];4)" office:value-type="string" office:string-value="Du" calcext:value-type="string">
            <text:p>Du</text:p>
          </table:table-cell>
          <table:table-cell table:style-name="ce128" table:formula="of:=MUSZAK8([.AN10];4)" office:value-type="string" office:string-value="Du" calcext:value-type="string">
            <text:p>Du</text:p>
          </table:table-cell>
          <table:table-cell table:style-name="ce128" table:formula="of:=MUSZAK8([.AO10];4)" office:value-type="string" office:string-value="P" calcext:value-type="string">
            <text:p>P</text:p>
          </table:table-cell>
          <table:table-cell table:style-name="ce128" table:formula="of:=MUSZAK8([.AP10];4)" office:value-type="string" office:string-value="N" calcext:value-type="string">
            <text:p>N</text:p>
          </table:table-cell>
          <table:table-cell table:style-name="ce128" table:formula="of:=MUSZAK8([.AQ10];4)" office:value-type="string" office:string-value="N" calcext:value-type="string">
            <text:p>N</text:p>
          </table:table-cell>
          <table:table-cell table:style-name="ce128" table:formula="of:=MUSZAK8([.AR10];4)" office:value-type="string" office:string-value="N" calcext:value-type="string">
            <text:p>N</text:p>
          </table:table-cell>
          <table:table-cell table:style-name="ce128" table:formula="of:=MUSZAK8([.AS10];4)" office:value-type="string" office:string-value="N" calcext:value-type="string">
            <text:p>N</text:p>
          </table:table-cell>
          <table:table-cell table:style-name="ce128" table:formula="of:=MUSZAK8([.AT10];4)" office:value-type="string" office:string-value="P" calcext:value-type="string">
            <text:p>P</text:p>
          </table:table-cell>
          <table:table-cell table:style-name="ce128" table:formula="of:=MUSZAK8([.AU10];4)" office:value-type="string" office:string-value="P" calcext:value-type="string">
            <text:p>P</text:p>
          </table:table-cell>
          <table:table-cell table:style-name="ce128" table:formula="of:=MUSZAK8([.AV10];4)" office:value-type="string" office:string-value="É" calcext:value-type="string">
            <text:p>É</text:p>
          </table:table-cell>
          <table:table-cell table:style-name="ce128" table:formula="of:=MUSZAK8([.AW10];4)" office:value-type="string" office:string-value="É" calcext:value-type="string">
            <text:p>É</text:p>
          </table:table-cell>
          <table:table-cell table:style-name="ce128" table:formula="of:=MUSZAK8([.AX10];4)" office:value-type="string" office:string-value="É" calcext:value-type="string">
            <text:p>É</text:p>
          </table:table-cell>
          <table:table-cell table:style-name="ce128" table:formula="of:=MUSZAK8([.AY10];4)" office:value-type="string" office:string-value="É" calcext:value-type="string">
            <text:p>É</text:p>
          </table:table-cell>
          <table:table-cell table:style-name="ce128" table:formula="of:=MUSZAK8([.AZ10];4)" office:value-type="string" office:string-value="P" calcext:value-type="string">
            <text:p>P</text:p>
          </table:table-cell>
          <table:table-cell table:style-name="ce128" table:formula="of:=MUSZAK8([.BA10];4)" office:value-type="string" office:string-value="Du" calcext:value-type="string">
            <text:p>Du</text:p>
          </table:table-cell>
          <table:table-cell table:style-name="ce128" table:formula="of:=MUSZAK8([.BB10];4)" office:value-type="string" office:string-value="Du" calcext:value-type="string">
            <text:p>Du</text:p>
          </table:table-cell>
          <table:table-cell table:style-name="ce128" table:formula="of:=MUSZAK8([.BC10];4)" office:value-type="string" office:string-value="Du" calcext:value-type="string">
            <text:p>Du</text:p>
          </table:table-cell>
          <table:table-cell table:style-name="ce128" table:formula="of:=MUSZAK8([.BD10];4)" office:value-type="string" office:string-value="Du" calcext:value-type="string">
            <text:p>Du</text:p>
          </table:table-cell>
          <table:table-cell table:style-name="ce128" table:formula="of:=MUSZAK8([.BE10];4)" office:value-type="string" office:string-value="P" calcext:value-type="string">
            <text:p>P</text:p>
          </table:table-cell>
          <table:table-cell table:style-name="ce128" table:formula="of:=MUSZAK8([.BF10];4)" office:value-type="string" office:string-value="N" calcext:value-type="string">
            <text:p>N</text:p>
          </table:table-cell>
          <table:table-cell table:style-name="ce128" table:formula="of:=MUSZAK8([.BG10];4)" office:value-type="string" office:string-value="N" calcext:value-type="string">
            <text:p>N</text:p>
          </table:table-cell>
          <table:table-cell table:style-name="ce128" table:formula="of:=MUSZAK8([.BH10];4)" office:value-type="string" office:string-value="N" calcext:value-type="string">
            <text:p>N</text:p>
          </table:table-cell>
          <table:table-cell table:style-name="ce128" table:formula="of:=MUSZAK8([.BI10];4)" office:value-type="string" office:string-value="N" calcext:value-type="string">
            <text:p>N</text:p>
          </table:table-cell>
          <table:table-cell table:style-name="ce128" table:formula="of:=MUSZAK8([.BJ10];4)" office:value-type="string" office:string-value="P" calcext:value-type="string">
            <text:p>P</text:p>
          </table:table-cell>
          <table:table-cell table:style-name="ce128" table:formula="of:=MUSZAK8([.BK10];4)" office:value-type="string" office:string-value="P" calcext:value-type="string">
            <text:p>P</text:p>
          </table:table-cell>
          <table:table-cell table:style-name="ce128" table:formula="of:=MUSZAK8([.BL10];4)" office:value-type="string" office:string-value="É" calcext:value-type="string">
            <text:p>É</text:p>
          </table:table-cell>
          <table:table-cell table:style-name="ce128" table:formula="of:=MUSZAK8([.BM10];4)" office:value-type="string" office:string-value="É" calcext:value-type="string">
            <text:p>É</text:p>
          </table:table-cell>
          <table:table-cell table:style-name="ce128" table:formula="of:=MUSZAK8([.BN10];4)" office:value-type="string" office:string-value="É" calcext:value-type="string">
            <text:p>É</text:p>
          </table:table-cell>
          <table:table-cell table:style-name="ce205" table:formula="of:=MUSZAK8([.BO10];4)" office:value-type="string" office:string-value="É" calcext:value-type="string">
            <text:p>É</text:p>
          </table:table-cell>
          <table:table-cell table:style-name="ce285" table:formula="of:=COUNTIF([.AK15:.BO15];&quot;N&quot;)+COUNTIF([.AK15:.BO15];&quot;Du&quot;)+COUNTIF([.AK15:.BO15];&quot;É&quot;)-[.$BP$11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16"/>
          <table:table-cell table:style-name="ce145"/>
          <table:table-cell table:style-name="ce146" table:formula="of:=IF(VLOOKUP([.$A$1];[$Napfordulók.$A$3:.$M$56];3)=DAY([.T17]);&quot;🌗&quot;;&quot;&quot;)">
            <text:p/>
          </table:table-cell>
          <table:table-cell table:style-name="ce146" table:formula="of:=IF(VLOOKUP([.$A$1];[$Napfordulók.$A$3:.$M$56];3)=DAY([.U17]);&quot;🌗&quot;;&quot;&quot;)">
            <text:p/>
          </table:table-cell>
          <table:table-cell table:style-name="ce146" table:formula="of:=IF(VLOOKUP([.$A$1];[$Napfordulók.$A$3:.$M$56];3)=DAY([.V17]);&quot;🌗&quot;;&quot;&quot;)" office:value-type="string" office:string-value="🌗" calcext:value-type="string">
            <text:p>🌗</text:p>
          </table:table-cell>
          <table:table-cell table:style-name="ce146" table:formula="of:=IF(VLOOKUP([.$A$1];[$Napfordulók.$A$3:.$M$56];3)=DAY([.W17]);&quot;🌗&quot;;&quot;&quot;)">
            <text:p/>
          </table:table-cell>
          <table:table-cell table:style-name="ce146" table:formula="of:=IF(VLOOKUP([.$A$1];[$Napfordulók.$A$3:.$M$56];3)=DAY([.X17]);&quot;🌗&quot;;&quot;&quot;)">
            <text:p/>
          </table:table-cell>
          <table:table-cell table:style-name="ce148" table:number-columns-repeated="2"/>
          <table:table-cell table:style-name="ce154" table:number-columns-repeated="6"/>
          <table:table-cell table:style-name="ce217" table:formula="of:=IF([.AG18]=&quot;V&quot;;&quot;2→3&quot;;&quot;&quot;)" office:value-type="string" office:string-value="2→3" calcext:value-type="string">
            <text:p>2→3</text:p>
          </table:table-cell>
          <table:table-cell table:style-name="ce234"/>
          <table:table-cell table:style-name="ce99" table:number-columns-repeated="21"/>
          <table:table-cell table:style-name="ce146" table:formula="of:=IF(VLOOKUP([.$A$1];[$Napfordulók.$A$3:.$M$56];9)=DAY([.BD17]);&quot;🌗&quot;;&quot;&quot;)">
            <text:p/>
          </table:table-cell>
          <table:table-cell table:style-name="ce146" table:formula="of:=IF(VLOOKUP([.$A$1];[$Napfordulók.$A$3:.$M$56];9)=DAY([.BE17]);&quot;🌗&quot;;&quot;&quot;)">
            <text:p/>
          </table:table-cell>
          <table:table-cell table:style-name="ce146" table:formula="of:=IF(VLOOKUP([.$A$1];[$Napfordulók.$A$3:.$M$56];9)=DAY([.BF17]);&quot;🌗&quot;;&quot;&quot;)" office:value-type="string" office:string-value="🌗" calcext:value-type="string">
            <text:p>🌗</text:p>
          </table:table-cell>
          <table:table-cell table:style-name="ce146" table:formula="of:=IF(VLOOKUP([.$A$1];[$Napfordulók.$A$3:.$M$56];9)=DAY([.BG17]);&quot;🌗&quot;;&quot;&quot;)">
            <text:p/>
          </table:table-cell>
          <table:table-cell table:style-name="ce146" table:formula="of:=IF(VLOOKUP([.$A$1];[$Napfordulók.$A$3:.$M$56];9)=DAY([.BH17]);&quot;🌗&quot;;&quot;&quot;)">
            <text:p/>
          </table:table-cell>
          <table:table-cell table:style-name="ce146"/>
          <table:table-cell table:style-name="ce99" table:number-columns-repeated="6"/>
          <table:table-cell table:number-columns-repeated="957"/>
        </table:table-row>
        <table:table-row table:style-name="ro4"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8"/>
          <table:table-cell table:style-name="ce100" table:formula="of:=DATE([.$A$1];[.A17];1)" office:value-type="date" office:date-value="2024-03-01" calcext:value-type="date">
            <text:p>1</text:p>
          </table:table-cell>
          <table:table-cell table:style-name="ce129" table:formula="of:=[.C17]+1" office:value-type="date" office:date-value="2024-03-02" calcext:value-type="date">
            <text:p>2</text:p>
          </table:table-cell>
          <table:table-cell table:style-name="ce129" table:formula="of:=[.D17]+1" office:value-type="date" office:date-value="2024-03-03" calcext:value-type="date">
            <text:p>3</text:p>
          </table:table-cell>
          <table:table-cell table:style-name="ce129" table:formula="of:=[.E17]+1" office:value-type="date" office:date-value="2024-03-04" calcext:value-type="date">
            <text:p>4</text:p>
          </table:table-cell>
          <table:table-cell table:style-name="ce129" table:formula="of:=[.F17]+1" office:value-type="date" office:date-value="2024-03-05" calcext:value-type="date">
            <text:p>5</text:p>
          </table:table-cell>
          <table:table-cell table:style-name="ce129" table:formula="of:=[.G17]+1" office:value-type="date" office:date-value="2024-03-06" calcext:value-type="date">
            <text:p>6</text:p>
          </table:table-cell>
          <table:table-cell table:style-name="ce129" table:formula="of:=[.H17]+1" office:value-type="date" office:date-value="2024-03-07" calcext:value-type="date">
            <text:p>7</text:p>
          </table:table-cell>
          <table:table-cell table:style-name="ce129" table:formula="of:=[.I17]+1" office:value-type="date" office:date-value="2024-03-08" calcext:value-type="date">
            <text:p>8</text:p>
          </table:table-cell>
          <table:table-cell table:style-name="ce129" table:formula="of:=[.J17]+1" office:value-type="date" office:date-value="2024-03-09" calcext:value-type="date">
            <text:p>9</text:p>
          </table:table-cell>
          <table:table-cell table:style-name="ce129" table:formula="of:=[.K17]+1" office:value-type="date" office:date-value="2024-03-10" calcext:value-type="date">
            <text:p>10</text:p>
          </table:table-cell>
          <table:table-cell table:style-name="ce129" table:formula="of:=[.L17]+1" office:value-type="date" office:date-value="2024-03-11" calcext:value-type="date">
            <text:p>11</text:p>
          </table:table-cell>
          <table:table-cell table:style-name="ce129" table:formula="of:=[.M17]+1" office:value-type="date" office:date-value="2024-03-12" calcext:value-type="date">
            <text:p>12</text:p>
          </table:table-cell>
          <table:table-cell table:style-name="ce129" table:formula="of:=[.N17]+1" office:value-type="date" office:date-value="2024-03-13" calcext:value-type="date">
            <text:p>13</text:p>
          </table:table-cell>
          <table:table-cell table:style-name="ce129" table:formula="of:=[.O17]+1" office:value-type="date" office:date-value="2024-03-14" calcext:value-type="date">
            <text:p>14</text:p>
          </table:table-cell>
          <table:table-cell table:style-name="ce143" table:formula="of:=[.P17]+1" office:value-type="date" office:date-value="2024-03-15" calcext:value-type="date">
            <text:p>15</text:p>
          </table:table-cell>
          <table:table-cell table:style-name="ce129" table:formula="of:=[.Q17]+1" office:value-type="date" office:date-value="2024-03-16" calcext:value-type="date">
            <text:p>16</text:p>
          </table:table-cell>
          <table:table-cell table:style-name="ce129" table:formula="of:=[.R17]+1" office:value-type="date" office:date-value="2024-03-17" calcext:value-type="date">
            <text:p>17</text:p>
          </table:table-cell>
          <table:table-cell table:style-name="ce129" table:formula="of:=[.S17]+1" office:value-type="date" office:date-value="2024-03-18" calcext:value-type="date">
            <text:p>18</text:p>
          </table:table-cell>
          <table:table-cell table:style-name="ce129" table:formula="of:=[.T17]+1" office:value-type="date" office:date-value="2024-03-19" calcext:value-type="date">
            <text:p>19</text:p>
          </table:table-cell>
          <table:table-cell table:style-name="ce129" table:formula="of:=[.U17]+1" office:value-type="date" office:date-value="2024-03-20" calcext:value-type="date">
            <text:p>20</text:p>
          </table:table-cell>
          <table:table-cell table:style-name="ce129" table:formula="of:=[.V17]+1" office:value-type="date" office:date-value="2024-03-21" calcext:value-type="date">
            <text:p>21</text:p>
          </table:table-cell>
          <table:table-cell table:style-name="ce129" table:formula="of:=[.W17]+1" office:value-type="date" office:date-value="2024-03-22" calcext:value-type="date">
            <text:p>22</text:p>
          </table:table-cell>
          <table:table-cell table:style-name="ce129" table:formula="of:=[.X17]+1" office:value-type="date" office:date-value="2024-03-23" calcext:value-type="date">
            <text:p>23</text:p>
          </table:table-cell>
          <table:table-cell table:style-name="ce129" table:formula="of:=[.Y17]+1" office:value-type="date" office:date-value="2024-03-24" calcext:value-type="date">
            <text:p>24</text:p>
          </table:table-cell>
          <table:table-cell table:style-name="ce129" table:formula="of:=[.Z17]+1" office:value-type="date" office:date-value="2024-03-25" calcext:value-type="date">
            <text:p>25</text:p>
          </table:table-cell>
          <table:table-cell table:style-name="ce129" table:formula="of:=[.AA17]+1" office:value-type="date" office:date-value="2024-03-26" calcext:value-type="date">
            <text:p>26</text:p>
          </table:table-cell>
          <table:table-cell table:style-name="ce129" table:formula="of:=[.AB17]+1" office:value-type="date" office:date-value="2024-03-27" calcext:value-type="date">
            <text:p>27</text:p>
          </table:table-cell>
          <table:table-cell table:style-name="ce129" table:formula="of:=[.AC17]+1" office:value-type="date" office:date-value="2024-03-28" calcext:value-type="date">
            <text:p>28</text:p>
          </table:table-cell>
          <table:table-cell table:style-name="ce129" table:formula="of:=[.AD17]+1" office:value-type="date" office:date-value="2024-03-29" calcext:value-type="date">
            <text:p>29</text:p>
          </table:table-cell>
          <table:table-cell table:style-name="ce129" table:formula="of:=[.AE17]+1" office:value-type="date" office:date-value="2024-03-30" calcext:value-type="date">
            <text:p>30</text:p>
          </table:table-cell>
          <table:table-cell table:style-name="ce184" table:formula="of:=[.AF17]+1" office:value-type="date" office:date-value="2024-03-31" calcext:value-type="date">
            <text:p>31</text:p>
          </table:table-cell>
          <table:table-cell table:style-name="ce234"/>
          <table:table-cell table:style-name="ce243" office:value-type="float" office:value="9" calcext:value-type="float" table:number-columns-spanned="2" table:number-rows-spanned="2">
            <text:p>9</text:p>
          </table:table-cell>
          <table:covered-table-cell table:style-name="ce256"/>
          <table:table-cell table:style-name="ce100" table:formula="of:=DATE([.$A$1];[.AI17];1)" office:value-type="date" office:date-value="2024-09-01" calcext:value-type="date">
            <text:p>1</text:p>
          </table:table-cell>
          <table:table-cell table:style-name="ce129" table:formula="of:=([.AK17])+1" office:value-type="date" office:date-value="2024-09-02" calcext:value-type="date">
            <text:p>2</text:p>
          </table:table-cell>
          <table:table-cell table:style-name="ce129" table:formula="of:=([.AL17])+1" office:value-type="date" office:date-value="2024-09-03" calcext:value-type="date">
            <text:p>3</text:p>
          </table:table-cell>
          <table:table-cell table:style-name="ce129" table:formula="of:=([.AM17])+1" office:value-type="date" office:date-value="2024-09-04" calcext:value-type="date">
            <text:p>4</text:p>
          </table:table-cell>
          <table:table-cell table:style-name="ce129" table:formula="of:=([.AN17])+1" office:value-type="date" office:date-value="2024-09-05" calcext:value-type="date">
            <text:p>5</text:p>
          </table:table-cell>
          <table:table-cell table:style-name="ce129" table:formula="of:=([.AO17])+1" office:value-type="date" office:date-value="2024-09-06" calcext:value-type="date">
            <text:p>6</text:p>
          </table:table-cell>
          <table:table-cell table:style-name="ce129" table:formula="of:=([.AP17])+1" office:value-type="date" office:date-value="2024-09-07" calcext:value-type="date">
            <text:p>7</text:p>
          </table:table-cell>
          <table:table-cell table:style-name="ce129" table:formula="of:=([.AQ17])+1" office:value-type="date" office:date-value="2024-09-08" calcext:value-type="date">
            <text:p>8</text:p>
          </table:table-cell>
          <table:table-cell table:style-name="ce129" table:formula="of:=([.AR17])+1" office:value-type="date" office:date-value="2024-09-09" calcext:value-type="date">
            <text:p>9</text:p>
          </table:table-cell>
          <table:table-cell table:style-name="ce129" table:formula="of:=([.AS17])+1" office:value-type="date" office:date-value="2024-09-10" calcext:value-type="date">
            <text:p>10</text:p>
          </table:table-cell>
          <table:table-cell table:style-name="ce129" table:formula="of:=([.AT17])+1" office:value-type="date" office:date-value="2024-09-11" calcext:value-type="date">
            <text:p>11</text:p>
          </table:table-cell>
          <table:table-cell table:style-name="ce129" table:formula="of:=([.AU17])+1" office:value-type="date" office:date-value="2024-09-12" calcext:value-type="date">
            <text:p>12</text:p>
          </table:table-cell>
          <table:table-cell table:style-name="ce129" table:formula="of:=([.AV17])+1" office:value-type="date" office:date-value="2024-09-13" calcext:value-type="date">
            <text:p>13</text:p>
          </table:table-cell>
          <table:table-cell table:style-name="ce129" table:formula="of:=([.AW17])+1" office:value-type="date" office:date-value="2024-09-14" calcext:value-type="date">
            <text:p>14</text:p>
          </table:table-cell>
          <table:table-cell table:style-name="ce129" table:formula="of:=([.AX17])+1" office:value-type="date" office:date-value="2024-09-15" calcext:value-type="date">
            <text:p>15</text:p>
          </table:table-cell>
          <table:table-cell table:style-name="ce129" table:formula="of:=([.AY17])+1" office:value-type="date" office:date-value="2024-09-16" calcext:value-type="date">
            <text:p>16</text:p>
          </table:table-cell>
          <table:table-cell table:style-name="ce129" table:formula="of:=([.AZ17])+1" office:value-type="date" office:date-value="2024-09-17" calcext:value-type="date">
            <text:p>17</text:p>
          </table:table-cell>
          <table:table-cell table:style-name="ce129" table:formula="of:=([.BA17])+1" office:value-type="date" office:date-value="2024-09-18" calcext:value-type="date">
            <text:p>18</text:p>
          </table:table-cell>
          <table:table-cell table:style-name="ce129" table:formula="of:=([.BB17])+1" office:value-type="date" office:date-value="2024-09-19" calcext:value-type="date">
            <text:p>19</text:p>
          </table:table-cell>
          <table:table-cell table:style-name="ce129" table:formula="of:=([.BC17])+1" office:value-type="date" office:date-value="2024-09-20" calcext:value-type="date">
            <text:p>20</text:p>
          </table:table-cell>
          <table:table-cell table:style-name="ce129" table:formula="of:=([.BD17])+1" office:value-type="date" office:date-value="2024-09-21" calcext:value-type="date">
            <text:p>21</text:p>
          </table:table-cell>
          <table:table-cell table:style-name="ce129" table:formula="of:=([.BE17])+1" office:value-type="date" office:date-value="2024-09-22" calcext:value-type="date">
            <text:p>22</text:p>
          </table:table-cell>
          <table:table-cell table:style-name="ce129" table:formula="of:=([.BF17])+1" office:value-type="date" office:date-value="2024-09-23" calcext:value-type="date">
            <text:p>23</text:p>
          </table:table-cell>
          <table:table-cell table:style-name="ce129" table:formula="of:=([.BG17])+1" office:value-type="date" office:date-value="2024-09-24" calcext:value-type="date">
            <text:p>24</text:p>
          </table:table-cell>
          <table:table-cell table:style-name="ce129" table:formula="of:=([.BH17])+1" office:value-type="date" office:date-value="2024-09-25" calcext:value-type="date">
            <text:p>25</text:p>
          </table:table-cell>
          <table:table-cell table:style-name="ce129" table:formula="of:=([.BI17])+1" office:value-type="date" office:date-value="2024-09-26" calcext:value-type="date">
            <text:p>26</text:p>
          </table:table-cell>
          <table:table-cell table:style-name="ce129" table:formula="of:=([.BJ17])+1" office:value-type="date" office:date-value="2024-09-27" calcext:value-type="date">
            <text:p>27</text:p>
          </table:table-cell>
          <table:table-cell table:style-name="ce129" table:formula="of:=([.BK17])+1" office:value-type="date" office:date-value="2024-09-28" calcext:value-type="date">
            <text:p>28</text:p>
          </table:table-cell>
          <table:table-cell table:style-name="ce129" table:formula="of:=([.BL17])+1" office:value-type="date" office:date-value="2024-09-29" calcext:value-type="date">
            <text:p>29</text:p>
          </table:table-cell>
          <table:table-cell table:style-name="ce184" table:formula="of:=([.BM17])+1" office:value-type="date" office:date-value="2024-09-30" calcext:value-type="date">
            <text:p>30</text:p>
          </table:table-cell>
          <table:table-cell table:style-name="ce99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17];&quot;NN&quot;)" office:value-type="string" office:string-value="P" calcext:value-type="string">
            <text:p>P</text:p>
          </table:table-cell>
          <table:table-cell table:style-name="ce130" table:formula="of:=TEXT([.D17];&quot;NN&quot;)" office:value-type="string" office:string-value="Szo" calcext:value-type="string">
            <text:p>Szo</text:p>
          </table:table-cell>
          <table:table-cell table:style-name="ce130" table:formula="of:=TEXT([.E17];&quot;NN&quot;)" office:value-type="string" office:string-value="V" calcext:value-type="string">
            <text:p>V</text:p>
          </table:table-cell>
          <table:table-cell table:style-name="ce130" table:formula="of:=TEXT([.F17];&quot;NN&quot;)" office:value-type="string" office:string-value="H" calcext:value-type="string">
            <text:p>H</text:p>
          </table:table-cell>
          <table:table-cell table:style-name="ce130" table:formula="of:=TEXT([.G17];&quot;NN&quot;)" office:value-type="string" office:string-value="K" calcext:value-type="string">
            <text:p>K</text:p>
          </table:table-cell>
          <table:table-cell table:style-name="ce130" table:formula="of:=TEXT([.H17];&quot;NN&quot;)" office:value-type="string" office:string-value="Sze" calcext:value-type="string">
            <text:p>Sze</text:p>
          </table:table-cell>
          <table:table-cell table:style-name="ce130" table:formula="of:=TEXT([.I17];&quot;NN&quot;)" office:value-type="string" office:string-value="Cs" calcext:value-type="string">
            <text:p>Cs</text:p>
          </table:table-cell>
          <table:table-cell table:style-name="ce130" table:formula="of:=TEXT([.J17];&quot;NN&quot;)" office:value-type="string" office:string-value="P" calcext:value-type="string">
            <text:p>P</text:p>
          </table:table-cell>
          <table:table-cell table:style-name="ce130" table:formula="of:=TEXT([.K17];&quot;NN&quot;)" office:value-type="string" office:string-value="Szo" calcext:value-type="string">
            <text:p>Szo</text:p>
          </table:table-cell>
          <table:table-cell table:style-name="ce130" table:formula="of:=TEXT([.L17];&quot;NN&quot;)" office:value-type="string" office:string-value="V" calcext:value-type="string">
            <text:p>V</text:p>
          </table:table-cell>
          <table:table-cell table:style-name="ce130" table:formula="of:=TEXT([.M17];&quot;NN&quot;)" office:value-type="string" office:string-value="H" calcext:value-type="string">
            <text:p>H</text:p>
          </table:table-cell>
          <table:table-cell table:style-name="ce130" table:formula="of:=TEXT([.N17];&quot;NN&quot;)" office:value-type="string" office:string-value="K" calcext:value-type="string">
            <text:p>K</text:p>
          </table:table-cell>
          <table:table-cell table:style-name="ce130" table:formula="of:=TEXT([.O17];&quot;NN&quot;)" office:value-type="string" office:string-value="Sze" calcext:value-type="string">
            <text:p>Sze</text:p>
          </table:table-cell>
          <table:table-cell table:style-name="ce130" table:formula="of:=TEXT([.P17];&quot;NN&quot;)" office:value-type="string" office:string-value="Cs" calcext:value-type="string">
            <text:p>Cs</text:p>
          </table:table-cell>
          <table:table-cell table:style-name="ce130" table:formula="of:=TEXT([.Q17];&quot;NN&quot;)" office:value-type="string" office:string-value="P" calcext:value-type="string">
            <text:p>P</text:p>
          </table:table-cell>
          <table:table-cell table:style-name="ce130" table:formula="of:=TEXT([.R17];&quot;NN&quot;)" office:value-type="string" office:string-value="Szo" calcext:value-type="string">
            <text:p>Szo</text:p>
          </table:table-cell>
          <table:table-cell table:style-name="ce130" table:formula="of:=TEXT([.S17];&quot;NN&quot;)" office:value-type="string" office:string-value="V" calcext:value-type="string">
            <text:p>V</text:p>
          </table:table-cell>
          <table:table-cell table:style-name="ce130" table:formula="of:=TEXT([.T17];&quot;NN&quot;)" office:value-type="string" office:string-value="H" calcext:value-type="string">
            <text:p>H</text:p>
          </table:table-cell>
          <table:table-cell table:style-name="ce130" table:formula="of:=TEXT([.U17];&quot;NN&quot;)" office:value-type="string" office:string-value="K" calcext:value-type="string">
            <text:p>K</text:p>
          </table:table-cell>
          <table:table-cell table:style-name="ce130" table:formula="of:=TEXT([.V17];&quot;NN&quot;)" office:value-type="string" office:string-value="Sze" calcext:value-type="string">
            <text:p>Sze</text:p>
          </table:table-cell>
          <table:table-cell table:style-name="ce130" table:formula="of:=TEXT([.W17];&quot;NN&quot;)" office:value-type="string" office:string-value="Cs" calcext:value-type="string">
            <text:p>Cs</text:p>
          </table:table-cell>
          <table:table-cell table:style-name="ce130" table:formula="of:=TEXT([.X17];&quot;NN&quot;)" office:value-type="string" office:string-value="P" calcext:value-type="string">
            <text:p>P</text:p>
          </table:table-cell>
          <table:table-cell table:style-name="ce130" table:formula="of:=TEXT([.Y17];&quot;NN&quot;)" office:value-type="string" office:string-value="Szo" calcext:value-type="string">
            <text:p>Szo</text:p>
          </table:table-cell>
          <table:table-cell table:style-name="ce130" table:formula="of:=TEXT([.Z17];&quot;NN&quot;)" office:value-type="string" office:string-value="V" calcext:value-type="string">
            <text:p>V</text:p>
          </table:table-cell>
          <table:table-cell table:style-name="ce130" table:formula="of:=TEXT([.AA17];&quot;NN&quot;)" office:value-type="string" office:string-value="H" calcext:value-type="string">
            <text:p>H</text:p>
          </table:table-cell>
          <table:table-cell table:style-name="ce130" table:formula="of:=TEXT([.AB17];&quot;NN&quot;)" office:value-type="string" office:string-value="K" calcext:value-type="string">
            <text:p>K</text:p>
          </table:table-cell>
          <table:table-cell table:style-name="ce130" table:formula="of:=TEXT([.AC17];&quot;NN&quot;)" office:value-type="string" office:string-value="Sze" calcext:value-type="string">
            <text:p>Sze</text:p>
          </table:table-cell>
          <table:table-cell table:style-name="ce130" table:formula="of:=TEXT([.AD17];&quot;NN&quot;)" office:value-type="string" office:string-value="Cs" calcext:value-type="string">
            <text:p>Cs</text:p>
          </table:table-cell>
          <table:table-cell table:style-name="ce130" table:formula="of:=TEXT([.AE17];&quot;NN&quot;)" office:value-type="string" office:string-value="P" calcext:value-type="string">
            <text:p>P</text:p>
          </table:table-cell>
          <table:table-cell table:style-name="ce130" table:formula="of:=TEXT([.AF17];&quot;NN&quot;)" office:value-type="string" office:string-value="Szo" calcext:value-type="string">
            <text:p>Szo</text:p>
          </table:table-cell>
          <table:table-cell table:style-name="ce188" table:formula="of:=TEXT([.AG17];&quot;NN&quot;)" office:value-type="string" office:string-value="V" calcext:value-type="string">
            <text:p>V</text:p>
          </table:table-cell>
          <table:table-cell table:style-name="ce235" table:formula="of:=NETWORKDAYS(DATE([.$A$1];[.A17];1);DATE([.$A$1];[.A17];31);['Munkaszüneti napok'.$A$1:.$A$16])" office:value-type="float" office:value="19" calcext:value-type="float">
            <text:p>19</text:p>
          </table:table-cell>
          <table:covered-table-cell table:style-name="ce244"/>
          <table:covered-table-cell table:style-name="ce257"/>
          <table:table-cell table:style-name="ce119" table:formula="of:=TEXT([.AK17];&quot;NN&quot;)" office:value-type="string" office:string-value="V" calcext:value-type="string">
            <text:p>V</text:p>
          </table:table-cell>
          <table:table-cell table:style-name="ce130" table:formula="of:=TEXT([.AL17];&quot;NN&quot;)" office:value-type="string" office:string-value="H" calcext:value-type="string">
            <text:p>H</text:p>
          </table:table-cell>
          <table:table-cell table:style-name="ce130" table:formula="of:=TEXT([.AM17];&quot;NN&quot;)" office:value-type="string" office:string-value="K" calcext:value-type="string">
            <text:p>K</text:p>
          </table:table-cell>
          <table:table-cell table:style-name="ce130" table:formula="of:=TEXT([.AN17];&quot;NN&quot;)" office:value-type="string" office:string-value="Sze" calcext:value-type="string">
            <text:p>Sze</text:p>
          </table:table-cell>
          <table:table-cell table:style-name="ce130" table:formula="of:=TEXT([.AO17];&quot;NN&quot;)" office:value-type="string" office:string-value="Cs" calcext:value-type="string">
            <text:p>Cs</text:p>
          </table:table-cell>
          <table:table-cell table:style-name="ce130" table:formula="of:=TEXT([.AP17];&quot;NN&quot;)" office:value-type="string" office:string-value="P" calcext:value-type="string">
            <text:p>P</text:p>
          </table:table-cell>
          <table:table-cell table:style-name="ce130" table:formula="of:=TEXT([.AQ17];&quot;NN&quot;)" office:value-type="string" office:string-value="Szo" calcext:value-type="string">
            <text:p>Szo</text:p>
          </table:table-cell>
          <table:table-cell table:style-name="ce130" table:formula="of:=TEXT([.AR17];&quot;NN&quot;)" office:value-type="string" office:string-value="V" calcext:value-type="string">
            <text:p>V</text:p>
          </table:table-cell>
          <table:table-cell table:style-name="ce130" table:formula="of:=TEXT([.AS17];&quot;NN&quot;)" office:value-type="string" office:string-value="H" calcext:value-type="string">
            <text:p>H</text:p>
          </table:table-cell>
          <table:table-cell table:style-name="ce130" table:formula="of:=TEXT([.AT17];&quot;NN&quot;)" office:value-type="string" office:string-value="K" calcext:value-type="string">
            <text:p>K</text:p>
          </table:table-cell>
          <table:table-cell table:style-name="ce130" table:formula="of:=TEXT([.AU17];&quot;NN&quot;)" office:value-type="string" office:string-value="Sze" calcext:value-type="string">
            <text:p>Sze</text:p>
          </table:table-cell>
          <table:table-cell table:style-name="ce130" table:formula="of:=TEXT([.AV17];&quot;NN&quot;)" office:value-type="string" office:string-value="Cs" calcext:value-type="string">
            <text:p>Cs</text:p>
          </table:table-cell>
          <table:table-cell table:style-name="ce130" table:formula="of:=TEXT([.AW17];&quot;NN&quot;)" office:value-type="string" office:string-value="P" calcext:value-type="string">
            <text:p>P</text:p>
          </table:table-cell>
          <table:table-cell table:style-name="ce130" table:formula="of:=TEXT([.AX17];&quot;NN&quot;)" office:value-type="string" office:string-value="Szo" calcext:value-type="string">
            <text:p>Szo</text:p>
          </table:table-cell>
          <table:table-cell table:style-name="ce130" table:formula="of:=TEXT([.AY17];&quot;NN&quot;)" office:value-type="string" office:string-value="V" calcext:value-type="string">
            <text:p>V</text:p>
          </table:table-cell>
          <table:table-cell table:style-name="ce130" table:formula="of:=TEXT([.AZ17];&quot;NN&quot;)" office:value-type="string" office:string-value="H" calcext:value-type="string">
            <text:p>H</text:p>
          </table:table-cell>
          <table:table-cell table:style-name="ce130" table:formula="of:=TEXT([.BA17];&quot;NN&quot;)" office:value-type="string" office:string-value="K" calcext:value-type="string">
            <text:p>K</text:p>
          </table:table-cell>
          <table:table-cell table:style-name="ce130" table:formula="of:=TEXT([.BB17];&quot;NN&quot;)" office:value-type="string" office:string-value="Sze" calcext:value-type="string">
            <text:p>Sze</text:p>
          </table:table-cell>
          <table:table-cell table:style-name="ce130" table:formula="of:=TEXT([.BC17];&quot;NN&quot;)" office:value-type="string" office:string-value="Cs" calcext:value-type="string">
            <text:p>Cs</text:p>
          </table:table-cell>
          <table:table-cell table:style-name="ce130" table:formula="of:=TEXT([.BD17];&quot;NN&quot;)" office:value-type="string" office:string-value="P" calcext:value-type="string">
            <text:p>P</text:p>
          </table:table-cell>
          <table:table-cell table:style-name="ce130" table:formula="of:=TEXT([.BE17];&quot;NN&quot;)" office:value-type="string" office:string-value="Szo" calcext:value-type="string">
            <text:p>Szo</text:p>
          </table:table-cell>
          <table:table-cell table:style-name="ce130" table:formula="of:=TEXT([.BF17];&quot;NN&quot;)" office:value-type="string" office:string-value="V" calcext:value-type="string">
            <text:p>V</text:p>
          </table:table-cell>
          <table:table-cell table:style-name="ce130" table:formula="of:=TEXT([.BG17];&quot;NN&quot;)" office:value-type="string" office:string-value="H" calcext:value-type="string">
            <text:p>H</text:p>
          </table:table-cell>
          <table:table-cell table:style-name="ce130" table:formula="of:=TEXT([.BH17];&quot;NN&quot;)" office:value-type="string" office:string-value="K" calcext:value-type="string">
            <text:p>K</text:p>
          </table:table-cell>
          <table:table-cell table:style-name="ce130" table:formula="of:=TEXT([.BI17];&quot;NN&quot;)" office:value-type="string" office:string-value="Sze" calcext:value-type="string">
            <text:p>Sze</text:p>
          </table:table-cell>
          <table:table-cell table:style-name="ce130" table:formula="of:=TEXT([.BJ17];&quot;NN&quot;)" office:value-type="string" office:string-value="Cs" calcext:value-type="string">
            <text:p>Cs</text:p>
          </table:table-cell>
          <table:table-cell table:style-name="ce130" table:formula="of:=TEXT([.BK17];&quot;NN&quot;)" office:value-type="string" office:string-value="P" calcext:value-type="string">
            <text:p>P</text:p>
          </table:table-cell>
          <table:table-cell table:style-name="ce130" table:formula="of:=TEXT([.BL17];&quot;NN&quot;)" office:value-type="string" office:string-value="Szo" calcext:value-type="string">
            <text:p>Szo</text:p>
          </table:table-cell>
          <table:table-cell table:style-name="ce130" table:formula="of:=TEXT([.BM17];&quot;NN&quot;)" office:value-type="string" office:string-value="V" calcext:value-type="string">
            <text:p>V</text:p>
          </table:table-cell>
          <table:table-cell table:style-name="ce188" table:formula="of:=TEXT([.BN17];&quot;NN&quot;)" office:value-type="string" office:string-value="H" calcext:value-type="string">
            <text:p>H</text:p>
          </table:table-cell>
          <table:table-cell table:style-name="ce181"/>
          <table:table-cell table:style-name="ce197" table:formula="of:=NETWORKDAYS(DATE([.$A$1];[.AI17];1);DATE([.$A$1];[.AI17];30);['Munkaszüneti napok'.$A$1:.$A$16])" office:value-type="float" office:value="21" calcext:value-type="float">
            <text:p>21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rcius</text:p>
          </table:table-cell>
          <table:table-cell table:style-name="ce28" office:value-type="string" calcext:value-type="string">
            <text:p>A</text:p>
          </table:table-cell>
          <table:table-cell table:style-name="ce105" table:formula="of:=MUSZAK8([.C17];1)" office:value-type="string" office:string-value="Du" calcext:value-type="string">
            <text:p>Du</text:p>
          </table:table-cell>
          <table:table-cell table:style-name="ce131" table:formula="of:=MUSZAK8([.D17];1)" office:value-type="string" office:string-value="P" calcext:value-type="string">
            <text:p>P</text:p>
          </table:table-cell>
          <table:table-cell table:style-name="ce138" table:formula="of:=MUSZAK8([.E17];1)" office:value-type="string" office:string-value="N" calcext:value-type="string">
            <text:p>N</text:p>
          </table:table-cell>
          <table:table-cell table:style-name="ce138" table:formula="of:=MUSZAK8([.F17];1)" office:value-type="string" office:string-value="N" calcext:value-type="string">
            <text:p>N</text:p>
          </table:table-cell>
          <table:table-cell table:style-name="ce138" table:formula="of:=MUSZAK8([.G17];1)" office:value-type="string" office:string-value="N" calcext:value-type="string">
            <text:p>N</text:p>
          </table:table-cell>
          <table:table-cell table:style-name="ce138" table:formula="of:=MUSZAK8([.H17];1)" office:value-type="string" office:string-value="N" calcext:value-type="string">
            <text:p>N</text:p>
          </table:table-cell>
          <table:table-cell table:style-name="ce138" table:formula="of:=MUSZAK8([.I17];1)" office:value-type="string" office:string-value="P" calcext:value-type="string">
            <text:p>P</text:p>
          </table:table-cell>
          <table:table-cell table:style-name="ce138" table:formula="of:=MUSZAK8([.J17];1)" office:value-type="string" office:string-value="P" calcext:value-type="string">
            <text:p>P</text:p>
          </table:table-cell>
          <table:table-cell table:style-name="ce138" table:formula="of:=MUSZAK8([.K17];1)" office:value-type="string" office:string-value="É" calcext:value-type="string">
            <text:p>É</text:p>
          </table:table-cell>
          <table:table-cell table:style-name="ce138" table:formula="of:=MUSZAK8([.L17];1)" office:value-type="string" office:string-value="É" calcext:value-type="string">
            <text:p>É</text:p>
          </table:table-cell>
          <table:table-cell table:style-name="ce138" table:formula="of:=MUSZAK8([.M17];1)" office:value-type="string" office:string-value="É" calcext:value-type="string">
            <text:p>É</text:p>
          </table:table-cell>
          <table:table-cell table:style-name="ce138" table:formula="of:=MUSZAK8([.N17];1)" office:value-type="string" office:string-value="É" calcext:value-type="string">
            <text:p>É</text:p>
          </table:table-cell>
          <table:table-cell table:style-name="ce138" table:formula="of:=MUSZAK8([.O17];1)" office:value-type="string" office:string-value="P" calcext:value-type="string">
            <text:p>P</text:p>
          </table:table-cell>
          <table:table-cell table:style-name="ce138" table:formula="of:=MUSZAK8([.P17];1)" office:value-type="string" office:string-value="Du" calcext:value-type="string">
            <text:p>Du</text:p>
          </table:table-cell>
          <table:table-cell table:style-name="ce138" table:formula="of:=MUSZAK8([.Q17];1)" office:value-type="string" office:string-value="Du" calcext:value-type="string">
            <text:p>Du</text:p>
          </table:table-cell>
          <table:table-cell table:style-name="ce138" table:formula="of:=MUSZAK8([.R17];1)" office:value-type="string" office:string-value="Du" calcext:value-type="string">
            <text:p>Du</text:p>
          </table:table-cell>
          <table:table-cell table:style-name="ce138" table:formula="of:=MUSZAK8([.S17];1)" office:value-type="string" office:string-value="Du" calcext:value-type="string">
            <text:p>Du</text:p>
          </table:table-cell>
          <table:table-cell table:style-name="ce138" table:formula="of:=MUSZAK8([.T17];1)" office:value-type="string" office:string-value="P" calcext:value-type="string">
            <text:p>P</text:p>
          </table:table-cell>
          <table:table-cell table:style-name="ce138" table:formula="of:=MUSZAK8([.U17];1)" office:value-type="string" office:string-value="N" calcext:value-type="string">
            <text:p>N</text:p>
          </table:table-cell>
          <table:table-cell table:style-name="ce138" table:formula="of:=MUSZAK8([.V17];1)" office:value-type="string" office:string-value="N" calcext:value-type="string">
            <text:p>N</text:p>
          </table:table-cell>
          <table:table-cell table:style-name="ce138" table:formula="of:=MUSZAK8([.W17];1)" office:value-type="string" office:string-value="N" calcext:value-type="string">
            <text:p>N</text:p>
          </table:table-cell>
          <table:table-cell table:style-name="ce138" table:formula="of:=MUSZAK8([.X17];1)" office:value-type="string" office:string-value="N" calcext:value-type="string">
            <text:p>N</text:p>
          </table:table-cell>
          <table:table-cell table:style-name="ce138" table:formula="of:=MUSZAK8([.Y17];1)" office:value-type="string" office:string-value="P" calcext:value-type="string">
            <text:p>P</text:p>
          </table:table-cell>
          <table:table-cell table:style-name="ce138" table:formula="of:=MUSZAK8([.Z17];1)" office:value-type="string" office:string-value="P" calcext:value-type="string">
            <text:p>P</text:p>
          </table:table-cell>
          <table:table-cell table:style-name="ce138" table:formula="of:=MUSZAK8([.AA17];1)" office:value-type="string" office:string-value="É" calcext:value-type="string">
            <text:p>É</text:p>
          </table:table-cell>
          <table:table-cell table:style-name="ce138" table:formula="of:=MUSZAK8([.AB17];1)" office:value-type="string" office:string-value="É" calcext:value-type="string">
            <text:p>É</text:p>
          </table:table-cell>
          <table:table-cell table:style-name="ce138" table:formula="of:=MUSZAK8([.AC17];1)" office:value-type="string" office:string-value="É" calcext:value-type="string">
            <text:p>É</text:p>
          </table:table-cell>
          <table:table-cell table:style-name="ce138" table:formula="of:=MUSZAK8([.AD17];1)" office:value-type="string" office:string-value="É" calcext:value-type="string">
            <text:p>É</text:p>
          </table:table-cell>
          <table:table-cell table:style-name="ce138" table:formula="of:=MUSZAK8([.AE17];1)" office:value-type="string" office:string-value="P" calcext:value-type="string">
            <text:p>P</text:p>
          </table:table-cell>
          <table:table-cell table:style-name="ce138" table:formula="of:=MUSZAK8([.AF17];1)" office:value-type="string" office:string-value="Du" calcext:value-type="string">
            <text:p>Du</text:p>
          </table:table-cell>
          <table:table-cell table:style-name="ce218" table:formula="of:=MUSZAK8([.AG17];1)" office:value-type="string" office:string-value="Du" calcext:value-type="string">
            <text:p>Du</text:p>
          </table:table-cell>
          <table:table-cell table:style-name="ce227" table:formula="of:=COUNTIF([.$C19:.$AG19];&quot;N&quot;)+COUNTIF([.$C19:.$AG19];&quot;Du&quot;)+COUNTIF([.$C19:.$AG19];&quot;É&quot;)-[.$AH$18]" office:value-type="float" office:value="4" calcext:value-type="float">
            <text:p>4</text:p>
          </table:table-cell>
          <table:table-cell table:style-name="ce240" office:value-type="string" calcext:value-type="string" table:number-columns-spanned="1" table:number-rows-spanned="4">
            <text:p>Szeptember</text:p>
          </table:table-cell>
          <table:table-cell table:style-name="ce200" office:value-type="string" calcext:value-type="string">
            <text:p>A</text:p>
          </table:table-cell>
          <table:table-cell table:style-name="ce89" table:formula="of:=MUSZAK8([.AK17];1)" office:value-type="string" office:string-value="É" calcext:value-type="string">
            <text:p>É</text:p>
          </table:table-cell>
          <table:table-cell table:style-name="ce126" table:formula="of:=MUSZAK8([.AL17];1)" office:value-type="string" office:string-value="É" calcext:value-type="string">
            <text:p>É</text:p>
          </table:table-cell>
          <table:table-cell table:style-name="ce126" table:formula="of:=MUSZAK8([.AM17];1)" office:value-type="string" office:string-value="É" calcext:value-type="string">
            <text:p>É</text:p>
          </table:table-cell>
          <table:table-cell table:style-name="ce126" table:formula="of:=MUSZAK8([.AN17];1)" office:value-type="string" office:string-value="É" calcext:value-type="string">
            <text:p>É</text:p>
          </table:table-cell>
          <table:table-cell table:style-name="ce126" table:formula="of:=MUSZAK8([.AO17];1)" office:value-type="string" office:string-value="P" calcext:value-type="string">
            <text:p>P</text:p>
          </table:table-cell>
          <table:table-cell table:style-name="ce126" table:formula="of:=MUSZAK8([.AP17];1)" office:value-type="string" office:string-value="Du" calcext:value-type="string">
            <text:p>Du</text:p>
          </table:table-cell>
          <table:table-cell table:style-name="ce126" table:formula="of:=MUSZAK8([.AQ17];1)" office:value-type="string" office:string-value="Du" calcext:value-type="string">
            <text:p>Du</text:p>
          </table:table-cell>
          <table:table-cell table:style-name="ce126" table:formula="of:=MUSZAK8([.AR17];1)" office:value-type="string" office:string-value="Du" calcext:value-type="string">
            <text:p>Du</text:p>
          </table:table-cell>
          <table:table-cell table:style-name="ce126" table:formula="of:=MUSZAK8([.AS17];1)" office:value-type="string" office:string-value="Du" calcext:value-type="string">
            <text:p>Du</text:p>
          </table:table-cell>
          <table:table-cell table:style-name="ce126" table:formula="of:=MUSZAK8([.AT17];1)" office:value-type="string" office:string-value="P" calcext:value-type="string">
            <text:p>P</text:p>
          </table:table-cell>
          <table:table-cell table:style-name="ce126" table:formula="of:=MUSZAK8([.AU17];1)" office:value-type="string" office:string-value="N" calcext:value-type="string">
            <text:p>N</text:p>
          </table:table-cell>
          <table:table-cell table:style-name="ce126" table:formula="of:=MUSZAK8([.AV17];1)" office:value-type="string" office:string-value="N" calcext:value-type="string">
            <text:p>N</text:p>
          </table:table-cell>
          <table:table-cell table:style-name="ce126" table:formula="of:=MUSZAK8([.AW17];1)" office:value-type="string" office:string-value="N" calcext:value-type="string">
            <text:p>N</text:p>
          </table:table-cell>
          <table:table-cell table:style-name="ce126" table:formula="of:=MUSZAK8([.AX17];1)" office:value-type="string" office:string-value="N" calcext:value-type="string">
            <text:p>N</text:p>
          </table:table-cell>
          <table:table-cell table:style-name="ce126" table:formula="of:=MUSZAK8([.AY17];1)" office:value-type="string" office:string-value="P" calcext:value-type="string">
            <text:p>P</text:p>
          </table:table-cell>
          <table:table-cell table:style-name="ce126" table:formula="of:=MUSZAK8([.AZ17];1)" office:value-type="string" office:string-value="P" calcext:value-type="string">
            <text:p>P</text:p>
          </table:table-cell>
          <table:table-cell table:style-name="ce126" table:formula="of:=MUSZAK8([.BA17];1)" office:value-type="string" office:string-value="É" calcext:value-type="string">
            <text:p>É</text:p>
          </table:table-cell>
          <table:table-cell table:style-name="ce126" table:formula="of:=MUSZAK8([.BB17];1)" office:value-type="string" office:string-value="É" calcext:value-type="string">
            <text:p>É</text:p>
          </table:table-cell>
          <table:table-cell table:style-name="ce126" table:formula="of:=MUSZAK8([.BC17];1)" office:value-type="string" office:string-value="É" calcext:value-type="string">
            <text:p>É</text:p>
          </table:table-cell>
          <table:table-cell table:style-name="ce126" table:formula="of:=MUSZAK8([.BD17];1)" office:value-type="string" office:string-value="É" calcext:value-type="string">
            <text:p>É</text:p>
          </table:table-cell>
          <table:table-cell table:style-name="ce126" table:formula="of:=MUSZAK8([.BE17];1)" office:value-type="string" office:string-value="P" calcext:value-type="string">
            <text:p>P</text:p>
          </table:table-cell>
          <table:table-cell table:style-name="ce126" table:formula="of:=MUSZAK8([.BF17];1)" office:value-type="string" office:string-value="Du" calcext:value-type="string">
            <text:p>Du</text:p>
          </table:table-cell>
          <table:table-cell table:style-name="ce126" table:formula="of:=MUSZAK8([.BG17];1)" office:value-type="string" office:string-value="Du" calcext:value-type="string">
            <text:p>Du</text:p>
          </table:table-cell>
          <table:table-cell table:style-name="ce126" table:formula="of:=MUSZAK8([.BH17];1)" office:value-type="string" office:string-value="Du" calcext:value-type="string">
            <text:p>Du</text:p>
          </table:table-cell>
          <table:table-cell table:style-name="ce126" table:formula="of:=MUSZAK8([.BI17];1)" office:value-type="string" office:string-value="Du" calcext:value-type="string">
            <text:p>Du</text:p>
          </table:table-cell>
          <table:table-cell table:style-name="ce126" table:formula="of:=MUSZAK8([.BJ17];1)" office:value-type="string" office:string-value="P" calcext:value-type="string">
            <text:p>P</text:p>
          </table:table-cell>
          <table:table-cell table:style-name="ce126" table:formula="of:=MUSZAK8([.BK17];1)" office:value-type="string" office:string-value="N" calcext:value-type="string">
            <text:p>N</text:p>
          </table:table-cell>
          <table:table-cell table:style-name="ce126" table:formula="of:=MUSZAK8([.BL17];1)" office:value-type="string" office:string-value="N" calcext:value-type="string">
            <text:p>N</text:p>
          </table:table-cell>
          <table:table-cell table:style-name="ce126" table:formula="of:=MUSZAK8([.BM17];1)" office:value-type="string" office:string-value="N" calcext:value-type="string">
            <text:p>N</text:p>
          </table:table-cell>
          <table:table-cell table:style-name="ce203" table:formula="of:=MUSZAK8([.BN17];1)" office:value-type="string" office:string-value="N" calcext:value-type="string">
            <text:p>N</text:p>
          </table:table-cell>
          <table:table-cell table:style-name="ce99"/>
          <table:table-cell table:style-name="ce285" table:formula="of:=COUNTIF([.AK19:.BO19];&quot;N&quot;)+COUNTIF([.AK19:.BO19];&quot;Du&quot;)+COUNTIF([.AK19:.BO19];&quot;É&quot;)-[.$BP$18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29" office:value-type="string" calcext:value-type="string">
            <text:p>B</text:p>
          </table:table-cell>
          <table:table-cell table:style-name="ce107" table:formula="of:=MUSZAK8([.C17];2)" office:value-type="string" office:string-value="P" calcext:value-type="string">
            <text:p>P</text:p>
          </table:table-cell>
          <table:table-cell table:style-name="ce132" table:formula="of:=MUSZAK8([.D17];2)" office:value-type="string" office:string-value="Du" calcext:value-type="string">
            <text:p>Du</text:p>
          </table:table-cell>
          <table:table-cell table:style-name="ce132" table:formula="of:=MUSZAK8([.E17];2)" office:value-type="string" office:string-value="Du" calcext:value-type="string">
            <text:p>Du</text:p>
          </table:table-cell>
          <table:table-cell table:style-name="ce132" table:formula="of:=MUSZAK8([.F17];2)" office:value-type="string" office:string-value="Du" calcext:value-type="string">
            <text:p>Du</text:p>
          </table:table-cell>
          <table:table-cell table:style-name="ce132" table:formula="of:=MUSZAK8([.G17];2)" office:value-type="string" office:string-value="Du" calcext:value-type="string">
            <text:p>Du</text:p>
          </table:table-cell>
          <table:table-cell table:style-name="ce132" table:formula="of:=MUSZAK8([.H17];2)" office:value-type="string" office:string-value="P" calcext:value-type="string">
            <text:p>P</text:p>
          </table:table-cell>
          <table:table-cell table:style-name="ce132" table:formula="of:=MUSZAK8([.I17];2)" office:value-type="string" office:string-value="N" calcext:value-type="string">
            <text:p>N</text:p>
          </table:table-cell>
          <table:table-cell table:style-name="ce132" table:formula="of:=MUSZAK8([.J17];2)" office:value-type="string" office:string-value="N" calcext:value-type="string">
            <text:p>N</text:p>
          </table:table-cell>
          <table:table-cell table:style-name="ce132" table:formula="of:=MUSZAK8([.K17];2)" office:value-type="string" office:string-value="N" calcext:value-type="string">
            <text:p>N</text:p>
          </table:table-cell>
          <table:table-cell table:style-name="ce132" table:formula="of:=MUSZAK8([.L17];2)" office:value-type="string" office:string-value="N" calcext:value-type="string">
            <text:p>N</text:p>
          </table:table-cell>
          <table:table-cell table:style-name="ce132" table:formula="of:=MUSZAK8([.M17];2)" office:value-type="string" office:string-value="P" calcext:value-type="string">
            <text:p>P</text:p>
          </table:table-cell>
          <table:table-cell table:style-name="ce132" table:formula="of:=MUSZAK8([.N17];2)" office:value-type="string" office:string-value="P" calcext:value-type="string">
            <text:p>P</text:p>
          </table:table-cell>
          <table:table-cell table:style-name="ce132" table:formula="of:=MUSZAK8([.O17];2)" office:value-type="string" office:string-value="É" calcext:value-type="string">
            <text:p>É</text:p>
          </table:table-cell>
          <table:table-cell table:style-name="ce132" table:formula="of:=MUSZAK8([.P17];2)" office:value-type="string" office:string-value="É" calcext:value-type="string">
            <text:p>É</text:p>
          </table:table-cell>
          <table:table-cell table:style-name="ce132" table:formula="of:=MUSZAK8([.Q17];2)" office:value-type="string" office:string-value="É" calcext:value-type="string">
            <text:p>É</text:p>
          </table:table-cell>
          <table:table-cell table:style-name="ce132" table:formula="of:=MUSZAK8([.R17];2)" office:value-type="string" office:string-value="É" calcext:value-type="string">
            <text:p>É</text:p>
          </table:table-cell>
          <table:table-cell table:style-name="ce132" table:formula="of:=MUSZAK8([.S17];2)" office:value-type="string" office:string-value="P" calcext:value-type="string">
            <text:p>P</text:p>
          </table:table-cell>
          <table:table-cell table:style-name="ce132" table:formula="of:=MUSZAK8([.T17];2)" office:value-type="string" office:string-value="Du" calcext:value-type="string">
            <text:p>Du</text:p>
          </table:table-cell>
          <table:table-cell table:style-name="ce132" table:formula="of:=MUSZAK8([.U17];2)" office:value-type="string" office:string-value="Du" calcext:value-type="string">
            <text:p>Du</text:p>
          </table:table-cell>
          <table:table-cell table:style-name="ce132" table:formula="of:=MUSZAK8([.V17];2)" office:value-type="string" office:string-value="Du" calcext:value-type="string">
            <text:p>Du</text:p>
          </table:table-cell>
          <table:table-cell table:style-name="ce132" table:formula="of:=MUSZAK8([.W17];2)" office:value-type="string" office:string-value="Du" calcext:value-type="string">
            <text:p>Du</text:p>
          </table:table-cell>
          <table:table-cell table:style-name="ce132" table:formula="of:=MUSZAK8([.X17];2)" office:value-type="string" office:string-value="P" calcext:value-type="string">
            <text:p>P</text:p>
          </table:table-cell>
          <table:table-cell table:style-name="ce132" table:formula="of:=MUSZAK8([.Y17];2)" office:value-type="string" office:string-value="N" calcext:value-type="string">
            <text:p>N</text:p>
          </table:table-cell>
          <table:table-cell table:style-name="ce132" table:formula="of:=MUSZAK8([.Z17];2)" office:value-type="string" office:string-value="N" calcext:value-type="string">
            <text:p>N</text:p>
          </table:table-cell>
          <table:table-cell table:style-name="ce132" table:formula="of:=MUSZAK8([.AA17];2)" office:value-type="string" office:string-value="N" calcext:value-type="string">
            <text:p>N</text:p>
          </table:table-cell>
          <table:table-cell table:style-name="ce132" table:formula="of:=MUSZAK8([.AB17];2)" office:value-type="string" office:string-value="N" calcext:value-type="string">
            <text:p>N</text:p>
          </table:table-cell>
          <table:table-cell table:style-name="ce132" table:formula="of:=MUSZAK8([.AC17];2)" office:value-type="string" office:string-value="P" calcext:value-type="string">
            <text:p>P</text:p>
          </table:table-cell>
          <table:table-cell table:style-name="ce132" table:formula="of:=MUSZAK8([.AD17];2)" office:value-type="string" office:string-value="P" calcext:value-type="string">
            <text:p>P</text:p>
          </table:table-cell>
          <table:table-cell table:style-name="ce132" table:formula="of:=MUSZAK8([.AE17];2)" office:value-type="string" office:string-value="É" calcext:value-type="string">
            <text:p>É</text:p>
          </table:table-cell>
          <table:table-cell table:style-name="ce132" table:formula="of:=MUSZAK8([.AF17];2)" office:value-type="string" office:string-value="É" calcext:value-type="string">
            <text:p>É</text:p>
          </table:table-cell>
          <table:table-cell table:style-name="ce219" table:formula="of:=MUSZAK8([.AG17];2)" office:value-type="string" office:string-value="É" calcext:value-type="string">
            <text:p>É</text:p>
          </table:table-cell>
          <table:table-cell table:style-name="ce227" table:formula="of:=COUNTIF([.$C20:.$AG20];&quot;N&quot;)+COUNTIF([.$C20:.$AG20];&quot;Du&quot;)+COUNTIF([.$C20:.$AG20];&quot;É&quot;)-[.$AH$18]" office:value-type="float" office:value="4" calcext:value-type="float">
            <text:p>4</text:p>
          </table:table-cell>
          <table:covered-table-cell table:style-name="ce241"/>
          <table:table-cell table:style-name="ce201" office:value-type="string" calcext:value-type="string">
            <text:p>B</text:p>
          </table:table-cell>
          <table:table-cell table:style-name="ce91" table:formula="of:=MUSZAK8([.AK17];2)" office:value-type="string" office:string-value="N" calcext:value-type="string">
            <text:p>N</text:p>
          </table:table-cell>
          <table:table-cell table:style-name="ce127" table:formula="of:=MUSZAK8([.AL17];2)" office:value-type="string" office:string-value="N" calcext:value-type="string">
            <text:p>N</text:p>
          </table:table-cell>
          <table:table-cell table:style-name="ce127" table:formula="of:=MUSZAK8([.AM17];2)" office:value-type="string" office:string-value="P" calcext:value-type="string">
            <text:p>P</text:p>
          </table:table-cell>
          <table:table-cell table:style-name="ce127" table:formula="of:=MUSZAK8([.AN17];2)" office:value-type="string" office:string-value="P" calcext:value-type="string">
            <text:p>P</text:p>
          </table:table-cell>
          <table:table-cell table:style-name="ce127" table:formula="of:=MUSZAK8([.AO17];2)" office:value-type="string" office:string-value="É" calcext:value-type="string">
            <text:p>É</text:p>
          </table:table-cell>
          <table:table-cell table:style-name="ce127" table:formula="of:=MUSZAK8([.AP17];2)" office:value-type="string" office:string-value="É" calcext:value-type="string">
            <text:p>É</text:p>
          </table:table-cell>
          <table:table-cell table:style-name="ce127" table:formula="of:=MUSZAK8([.AQ17];2)" office:value-type="string" office:string-value="É" calcext:value-type="string">
            <text:p>É</text:p>
          </table:table-cell>
          <table:table-cell table:style-name="ce127" table:formula="of:=MUSZAK8([.AR17];2)" office:value-type="string" office:string-value="É" calcext:value-type="string">
            <text:p>É</text:p>
          </table:table-cell>
          <table:table-cell table:style-name="ce127" table:formula="of:=MUSZAK8([.AS17];2)" office:value-type="string" office:string-value="P" calcext:value-type="string">
            <text:p>P</text:p>
          </table:table-cell>
          <table:table-cell table:style-name="ce127" table:formula="of:=MUSZAK8([.AT17];2)" office:value-type="string" office:string-value="Du" calcext:value-type="string">
            <text:p>Du</text:p>
          </table:table-cell>
          <table:table-cell table:style-name="ce127" table:formula="of:=MUSZAK8([.AU17];2)" office:value-type="string" office:string-value="Du" calcext:value-type="string">
            <text:p>Du</text:p>
          </table:table-cell>
          <table:table-cell table:style-name="ce127" table:formula="of:=MUSZAK8([.AV17];2)" office:value-type="string" office:string-value="Du" calcext:value-type="string">
            <text:p>Du</text:p>
          </table:table-cell>
          <table:table-cell table:style-name="ce127" table:formula="of:=MUSZAK8([.AW17];2)" office:value-type="string" office:string-value="Du" calcext:value-type="string">
            <text:p>Du</text:p>
          </table:table-cell>
          <table:table-cell table:style-name="ce127" table:formula="of:=MUSZAK8([.AX17];2)" office:value-type="string" office:string-value="P" calcext:value-type="string">
            <text:p>P</text:p>
          </table:table-cell>
          <table:table-cell table:style-name="ce127" table:formula="of:=MUSZAK8([.AY17];2)" office:value-type="string" office:string-value="N" calcext:value-type="string">
            <text:p>N</text:p>
          </table:table-cell>
          <table:table-cell table:style-name="ce127" table:formula="of:=MUSZAK8([.AZ17];2)" office:value-type="string" office:string-value="N" calcext:value-type="string">
            <text:p>N</text:p>
          </table:table-cell>
          <table:table-cell table:style-name="ce127" table:formula="of:=MUSZAK8([.BA17];2)" office:value-type="string" office:string-value="N" calcext:value-type="string">
            <text:p>N</text:p>
          </table:table-cell>
          <table:table-cell table:style-name="ce127" table:formula="of:=MUSZAK8([.BB17];2)" office:value-type="string" office:string-value="N" calcext:value-type="string">
            <text:p>N</text:p>
          </table:table-cell>
          <table:table-cell table:style-name="ce127" table:formula="of:=MUSZAK8([.BC17];2)" office:value-type="string" office:string-value="P" calcext:value-type="string">
            <text:p>P</text:p>
          </table:table-cell>
          <table:table-cell table:style-name="ce127" table:formula="of:=MUSZAK8([.BD17];2)" office:value-type="string" office:string-value="P" calcext:value-type="string">
            <text:p>P</text:p>
          </table:table-cell>
          <table:table-cell table:style-name="ce127" table:formula="of:=MUSZAK8([.BE17];2)" office:value-type="string" office:string-value="É" calcext:value-type="string">
            <text:p>É</text:p>
          </table:table-cell>
          <table:table-cell table:style-name="ce127" table:formula="of:=MUSZAK8([.BF17];2)" office:value-type="string" office:string-value="É" calcext:value-type="string">
            <text:p>É</text:p>
          </table:table-cell>
          <table:table-cell table:style-name="ce127" table:formula="of:=MUSZAK8([.BG17];2)" office:value-type="string" office:string-value="É" calcext:value-type="string">
            <text:p>É</text:p>
          </table:table-cell>
          <table:table-cell table:style-name="ce127" table:formula="of:=MUSZAK8([.BH17];2)" office:value-type="string" office:string-value="É" calcext:value-type="string">
            <text:p>É</text:p>
          </table:table-cell>
          <table:table-cell table:style-name="ce127" table:formula="of:=MUSZAK8([.BI17];2)" office:value-type="string" office:string-value="P" calcext:value-type="string">
            <text:p>P</text:p>
          </table:table-cell>
          <table:table-cell table:style-name="ce127" table:formula="of:=MUSZAK8([.BJ17];2)" office:value-type="string" office:string-value="Du" calcext:value-type="string">
            <text:p>Du</text:p>
          </table:table-cell>
          <table:table-cell table:style-name="ce127" table:formula="of:=MUSZAK8([.BK17];2)" office:value-type="string" office:string-value="Du" calcext:value-type="string">
            <text:p>Du</text:p>
          </table:table-cell>
          <table:table-cell table:style-name="ce127" table:formula="of:=MUSZAK8([.BL17];2)" office:value-type="string" office:string-value="Du" calcext:value-type="string">
            <text:p>Du</text:p>
          </table:table-cell>
          <table:table-cell table:style-name="ce127" table:formula="of:=MUSZAK8([.BM17];2)" office:value-type="string" office:string-value="Du" calcext:value-type="string">
            <text:p>Du</text:p>
          </table:table-cell>
          <table:table-cell table:style-name="ce204" table:formula="of:=MUSZAK8([.BN17];2)" office:value-type="string" office:string-value="P" calcext:value-type="string">
            <text:p>P</text:p>
          </table:table-cell>
          <table:table-cell table:style-name="ce99"/>
          <table:table-cell table:style-name="ce285" table:formula="of:=COUNTIF([.AK20:.BO20];&quot;N&quot;)+COUNTIF([.AK20:.BO20];&quot;Du&quot;)+COUNTIF([.AK20:.BO20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0" office:value-type="string" calcext:value-type="string">
            <text:p>C</text:p>
          </table:table-cell>
          <table:table-cell table:style-name="ce107" table:formula="of:=MUSZAK8([.C17];3)" office:value-type="string" office:string-value="É" calcext:value-type="string">
            <text:p>É</text:p>
          </table:table-cell>
          <table:table-cell table:style-name="ce132" table:formula="of:=MUSZAK8([.D17];3)" office:value-type="string" office:string-value="É" calcext:value-type="string">
            <text:p>É</text:p>
          </table:table-cell>
          <table:table-cell table:style-name="ce132" table:formula="of:=MUSZAK8([.E17];3)" office:value-type="string" office:string-value="É" calcext:value-type="string">
            <text:p>É</text:p>
          </table:table-cell>
          <table:table-cell table:style-name="ce132" table:formula="of:=MUSZAK8([.F17];3)" office:value-type="string" office:string-value="É" calcext:value-type="string">
            <text:p>É</text:p>
          </table:table-cell>
          <table:table-cell table:style-name="ce132" table:formula="of:=MUSZAK8([.G17];3)" office:value-type="string" office:string-value="P" calcext:value-type="string">
            <text:p>P</text:p>
          </table:table-cell>
          <table:table-cell table:style-name="ce132" table:formula="of:=MUSZAK8([.H17];3)" office:value-type="string" office:string-value="Du" calcext:value-type="string">
            <text:p>Du</text:p>
          </table:table-cell>
          <table:table-cell table:style-name="ce132" table:formula="of:=MUSZAK8([.I17];3)" office:value-type="string" office:string-value="Du" calcext:value-type="string">
            <text:p>Du</text:p>
          </table:table-cell>
          <table:table-cell table:style-name="ce132" table:formula="of:=MUSZAK8([.J17];3)" office:value-type="string" office:string-value="Du" calcext:value-type="string">
            <text:p>Du</text:p>
          </table:table-cell>
          <table:table-cell table:style-name="ce132" table:formula="of:=MUSZAK8([.K17];3)" office:value-type="string" office:string-value="Du" calcext:value-type="string">
            <text:p>Du</text:p>
          </table:table-cell>
          <table:table-cell table:style-name="ce132" table:formula="of:=MUSZAK8([.L17];3)" office:value-type="string" office:string-value="P" calcext:value-type="string">
            <text:p>P</text:p>
          </table:table-cell>
          <table:table-cell table:style-name="ce132" table:formula="of:=MUSZAK8([.M17];3)" office:value-type="string" office:string-value="N" calcext:value-type="string">
            <text:p>N</text:p>
          </table:table-cell>
          <table:table-cell table:style-name="ce132" table:formula="of:=MUSZAK8([.N17];3)" office:value-type="string" office:string-value="N" calcext:value-type="string">
            <text:p>N</text:p>
          </table:table-cell>
          <table:table-cell table:style-name="ce132" table:formula="of:=MUSZAK8([.O17];3)" office:value-type="string" office:string-value="N" calcext:value-type="string">
            <text:p>N</text:p>
          </table:table-cell>
          <table:table-cell table:style-name="ce132" table:formula="of:=MUSZAK8([.P17];3)" office:value-type="string" office:string-value="N" calcext:value-type="string">
            <text:p>N</text:p>
          </table:table-cell>
          <table:table-cell table:style-name="ce132" table:formula="of:=MUSZAK8([.Q17];3)" office:value-type="string" office:string-value="P" calcext:value-type="string">
            <text:p>P</text:p>
          </table:table-cell>
          <table:table-cell table:style-name="ce132" table:formula="of:=MUSZAK8([.R17];3)" office:value-type="string" office:string-value="P" calcext:value-type="string">
            <text:p>P</text:p>
          </table:table-cell>
          <table:table-cell table:style-name="ce132" table:formula="of:=MUSZAK8([.S17];3)" office:value-type="string" office:string-value="É" calcext:value-type="string">
            <text:p>É</text:p>
          </table:table-cell>
          <table:table-cell table:style-name="ce132" table:formula="of:=MUSZAK8([.T17];3)" office:value-type="string" office:string-value="É" calcext:value-type="string">
            <text:p>É</text:p>
          </table:table-cell>
          <table:table-cell table:style-name="ce132" table:formula="of:=MUSZAK8([.U17];3)" office:value-type="string" office:string-value="É" calcext:value-type="string">
            <text:p>É</text:p>
          </table:table-cell>
          <table:table-cell table:style-name="ce132" table:formula="of:=MUSZAK8([.V17];3)" office:value-type="string" office:string-value="É" calcext:value-type="string">
            <text:p>É</text:p>
          </table:table-cell>
          <table:table-cell table:style-name="ce132" table:formula="of:=MUSZAK8([.W17];3)" office:value-type="string" office:string-value="P" calcext:value-type="string">
            <text:p>P</text:p>
          </table:table-cell>
          <table:table-cell table:style-name="ce132" table:formula="of:=MUSZAK8([.X17];3)" office:value-type="string" office:string-value="Du" calcext:value-type="string">
            <text:p>Du</text:p>
          </table:table-cell>
          <table:table-cell table:style-name="ce132" table:formula="of:=MUSZAK8([.Y17];3)" office:value-type="string" office:string-value="Du" calcext:value-type="string">
            <text:p>Du</text:p>
          </table:table-cell>
          <table:table-cell table:style-name="ce132" table:formula="of:=MUSZAK8([.Z17];3)" office:value-type="string" office:string-value="Du" calcext:value-type="string">
            <text:p>Du</text:p>
          </table:table-cell>
          <table:table-cell table:style-name="ce132" table:formula="of:=MUSZAK8([.AA17];3)" office:value-type="string" office:string-value="Du" calcext:value-type="string">
            <text:p>Du</text:p>
          </table:table-cell>
          <table:table-cell table:style-name="ce132" table:formula="of:=MUSZAK8([.AB17];3)" office:value-type="string" office:string-value="P" calcext:value-type="string">
            <text:p>P</text:p>
          </table:table-cell>
          <table:table-cell table:style-name="ce132" table:formula="of:=MUSZAK8([.AC17];3)" office:value-type="string" office:string-value="N" calcext:value-type="string">
            <text:p>N</text:p>
          </table:table-cell>
          <table:table-cell table:style-name="ce132" table:formula="of:=MUSZAK8([.AD17];3)" office:value-type="string" office:string-value="N" calcext:value-type="string">
            <text:p>N</text:p>
          </table:table-cell>
          <table:table-cell table:style-name="ce132" table:formula="of:=MUSZAK8([.AE17];3)" office:value-type="string" office:string-value="N" calcext:value-type="string">
            <text:p>N</text:p>
          </table:table-cell>
          <table:table-cell table:style-name="ce132" table:formula="of:=MUSZAK8([.AF17];3)" office:value-type="string" office:string-value="N" calcext:value-type="string">
            <text:p>N</text:p>
          </table:table-cell>
          <table:table-cell table:style-name="ce219" table:formula="of:=MUSZAK8([.AG17];3)" office:value-type="string" office:string-value="P" calcext:value-type="string">
            <text:p>P</text:p>
          </table:table-cell>
          <table:table-cell table:style-name="ce227" table:formula="of:=COUNTIF([.$C21:.$AG21];&quot;N&quot;)+COUNTIF([.$C21:.$AG21];&quot;Du&quot;)+COUNTIF([.$C21:.$AG21];&quot;É&quot;)-[.$AH$18]" office:value-type="float" office:value="5" calcext:value-type="float">
            <text:p>5</text:p>
          </table:table-cell>
          <table:covered-table-cell table:style-name="ce241"/>
          <table:table-cell table:style-name="ce202" office:value-type="string" calcext:value-type="string">
            <text:p>C</text:p>
          </table:table-cell>
          <table:table-cell table:style-name="ce91" table:formula="of:=MUSZAK8([.AK17];3)" office:value-type="string" office:string-value="Du" calcext:value-type="string">
            <text:p>Du</text:p>
          </table:table-cell>
          <table:table-cell table:style-name="ce127" table:formula="of:=MUSZAK8([.AL17];3)" office:value-type="string" office:string-value="P" calcext:value-type="string">
            <text:p>P</text:p>
          </table:table-cell>
          <table:table-cell table:style-name="ce127" table:formula="of:=MUSZAK8([.AM17];3)" office:value-type="string" office:string-value="N" calcext:value-type="string">
            <text:p>N</text:p>
          </table:table-cell>
          <table:table-cell table:style-name="ce127" table:formula="of:=MUSZAK8([.AN17];3)" office:value-type="string" office:string-value="N" calcext:value-type="string">
            <text:p>N</text:p>
          </table:table-cell>
          <table:table-cell table:style-name="ce127" table:formula="of:=MUSZAK8([.AO17];3)" office:value-type="string" office:string-value="N" calcext:value-type="string">
            <text:p>N</text:p>
          </table:table-cell>
          <table:table-cell table:style-name="ce127" table:formula="of:=MUSZAK8([.AP17];3)" office:value-type="string" office:string-value="N" calcext:value-type="string">
            <text:p>N</text:p>
          </table:table-cell>
          <table:table-cell table:style-name="ce127" table:formula="of:=MUSZAK8([.AQ17];3)" office:value-type="string" office:string-value="P" calcext:value-type="string">
            <text:p>P</text:p>
          </table:table-cell>
          <table:table-cell table:style-name="ce127" table:formula="of:=MUSZAK8([.AR17];3)" office:value-type="string" office:string-value="P" calcext:value-type="string">
            <text:p>P</text:p>
          </table:table-cell>
          <table:table-cell table:style-name="ce127" table:formula="of:=MUSZAK8([.AS17];3)" office:value-type="string" office:string-value="É" calcext:value-type="string">
            <text:p>É</text:p>
          </table:table-cell>
          <table:table-cell table:style-name="ce127" table:formula="of:=MUSZAK8([.AT17];3)" office:value-type="string" office:string-value="É" calcext:value-type="string">
            <text:p>É</text:p>
          </table:table-cell>
          <table:table-cell table:style-name="ce127" table:formula="of:=MUSZAK8([.AU17];3)" office:value-type="string" office:string-value="É" calcext:value-type="string">
            <text:p>É</text:p>
          </table:table-cell>
          <table:table-cell table:style-name="ce127" table:formula="of:=MUSZAK8([.AV17];3)" office:value-type="string" office:string-value="É" calcext:value-type="string">
            <text:p>É</text:p>
          </table:table-cell>
          <table:table-cell table:style-name="ce127" table:formula="of:=MUSZAK8([.AW17];3)" office:value-type="string" office:string-value="P" calcext:value-type="string">
            <text:p>P</text:p>
          </table:table-cell>
          <table:table-cell table:style-name="ce127" table:formula="of:=MUSZAK8([.AX17];3)" office:value-type="string" office:string-value="Du" calcext:value-type="string">
            <text:p>Du</text:p>
          </table:table-cell>
          <table:table-cell table:style-name="ce127" table:formula="of:=MUSZAK8([.AY17];3)" office:value-type="string" office:string-value="Du" calcext:value-type="string">
            <text:p>Du</text:p>
          </table:table-cell>
          <table:table-cell table:style-name="ce127" table:formula="of:=MUSZAK8([.AZ17];3)" office:value-type="string" office:string-value="Du" calcext:value-type="string">
            <text:p>Du</text:p>
          </table:table-cell>
          <table:table-cell table:style-name="ce127" table:formula="of:=MUSZAK8([.BA17];3)" office:value-type="string" office:string-value="Du" calcext:value-type="string">
            <text:p>Du</text:p>
          </table:table-cell>
          <table:table-cell table:style-name="ce127" table:formula="of:=MUSZAK8([.BB17];3)" office:value-type="string" office:string-value="P" calcext:value-type="string">
            <text:p>P</text:p>
          </table:table-cell>
          <table:table-cell table:style-name="ce127" table:formula="of:=MUSZAK8([.BC17];3)" office:value-type="string" office:string-value="N" calcext:value-type="string">
            <text:p>N</text:p>
          </table:table-cell>
          <table:table-cell table:style-name="ce127" table:formula="of:=MUSZAK8([.BD17];3)" office:value-type="string" office:string-value="N" calcext:value-type="string">
            <text:p>N</text:p>
          </table:table-cell>
          <table:table-cell table:style-name="ce127" table:formula="of:=MUSZAK8([.BE17];3)" office:value-type="string" office:string-value="N" calcext:value-type="string">
            <text:p>N</text:p>
          </table:table-cell>
          <table:table-cell table:style-name="ce127" table:formula="of:=MUSZAK8([.BF17];3)" office:value-type="string" office:string-value="N" calcext:value-type="string">
            <text:p>N</text:p>
          </table:table-cell>
          <table:table-cell table:style-name="ce127" table:formula="of:=MUSZAK8([.BG17];3)" office:value-type="string" office:string-value="P" calcext:value-type="string">
            <text:p>P</text:p>
          </table:table-cell>
          <table:table-cell table:style-name="ce127" table:formula="of:=MUSZAK8([.BH17];3)" office:value-type="string" office:string-value="P" calcext:value-type="string">
            <text:p>P</text:p>
          </table:table-cell>
          <table:table-cell table:style-name="ce127" table:formula="of:=MUSZAK8([.BI17];3)" office:value-type="string" office:string-value="É" calcext:value-type="string">
            <text:p>É</text:p>
          </table:table-cell>
          <table:table-cell table:style-name="ce127" table:formula="of:=MUSZAK8([.BJ17];3)" office:value-type="string" office:string-value="É" calcext:value-type="string">
            <text:p>É</text:p>
          </table:table-cell>
          <table:table-cell table:style-name="ce127" table:formula="of:=MUSZAK8([.BK17];3)" office:value-type="string" office:string-value="É" calcext:value-type="string">
            <text:p>É</text:p>
          </table:table-cell>
          <table:table-cell table:style-name="ce127" table:formula="of:=MUSZAK8([.BL17];3)" office:value-type="string" office:string-value="É" calcext:value-type="string">
            <text:p>É</text:p>
          </table:table-cell>
          <table:table-cell table:style-name="ce127" table:formula="of:=MUSZAK8([.BM17];3)" office:value-type="string" office:string-value="P" calcext:value-type="string">
            <text:p>P</text:p>
          </table:table-cell>
          <table:table-cell table:style-name="ce204" table:formula="of:=MUSZAK8([.BN17];3)" office:value-type="string" office:string-value="Du" calcext:value-type="string">
            <text:p>Du</text:p>
          </table:table-cell>
          <table:table-cell table:style-name="ce99"/>
          <table:table-cell table:style-name="ce285" table:formula="of:=COUNTIF([.AK21:.BO21];&quot;N&quot;)+COUNTIF([.AK21:.BO21];&quot;Du&quot;)+COUNTIF([.AK21:.BO21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31" office:value-type="string" calcext:value-type="string">
            <text:p>D</text:p>
          </table:table-cell>
          <table:table-cell table:style-name="ce116" table:formula="of:=MUSZAK8([.C17];4)" office:value-type="string" office:string-value="N" calcext:value-type="string">
            <text:p>N</text:p>
          </table:table-cell>
          <table:table-cell table:style-name="ce133" table:formula="of:=MUSZAK8([.D17];4)" office:value-type="string" office:string-value="N" calcext:value-type="string">
            <text:p>N</text:p>
          </table:table-cell>
          <table:table-cell table:style-name="ce133" table:formula="of:=MUSZAK8([.E17];4)" office:value-type="string" office:string-value="P" calcext:value-type="string">
            <text:p>P</text:p>
          </table:table-cell>
          <table:table-cell table:style-name="ce133" table:formula="of:=MUSZAK8([.F17];4)" office:value-type="string" office:string-value="P" calcext:value-type="string">
            <text:p>P</text:p>
          </table:table-cell>
          <table:table-cell table:style-name="ce141" table:formula="of:=MUSZAK8([.G17];4)" office:value-type="string" office:string-value="É" calcext:value-type="string">
            <text:p>É</text:p>
          </table:table-cell>
          <table:table-cell table:style-name="ce141" table:formula="of:=MUSZAK8([.H17];4)" office:value-type="string" office:string-value="É" calcext:value-type="string">
            <text:p>É</text:p>
          </table:table-cell>
          <table:table-cell table:style-name="ce133" table:formula="of:=MUSZAK8([.I17];4)" office:value-type="string" office:string-value="É" calcext:value-type="string">
            <text:p>É</text:p>
          </table:table-cell>
          <table:table-cell table:style-name="ce133" table:formula="of:=MUSZAK8([.J17];4)" office:value-type="string" office:string-value="É" calcext:value-type="string">
            <text:p>É</text:p>
          </table:table-cell>
          <table:table-cell table:style-name="ce133" table:formula="of:=MUSZAK8([.K17];4)" office:value-type="string" office:string-value="P" calcext:value-type="string">
            <text:p>P</text:p>
          </table:table-cell>
          <table:table-cell table:style-name="ce133" table:formula="of:=MUSZAK8([.L17];4)" office:value-type="string" office:string-value="Du" calcext:value-type="string">
            <text:p>Du</text:p>
          </table:table-cell>
          <table:table-cell table:style-name="ce133" table:formula="of:=MUSZAK8([.M17];4)" office:value-type="string" office:string-value="Du" calcext:value-type="string">
            <text:p>Du</text:p>
          </table:table-cell>
          <table:table-cell table:style-name="ce133" table:formula="of:=MUSZAK8([.N17];4)" office:value-type="string" office:string-value="Du" calcext:value-type="string">
            <text:p>Du</text:p>
          </table:table-cell>
          <table:table-cell table:style-name="ce133" table:formula="of:=MUSZAK8([.O17];4)" office:value-type="string" office:string-value="Du" calcext:value-type="string">
            <text:p>Du</text:p>
          </table:table-cell>
          <table:table-cell table:style-name="ce133" table:formula="of:=MUSZAK8([.P17];4)" office:value-type="string" office:string-value="P" calcext:value-type="string">
            <text:p>P</text:p>
          </table:table-cell>
          <table:table-cell table:style-name="ce133" table:formula="of:=MUSZAK8([.Q17];4)" office:value-type="string" office:string-value="N" calcext:value-type="string">
            <text:p>N</text:p>
          </table:table-cell>
          <table:table-cell table:style-name="ce133" table:formula="of:=MUSZAK8([.R17];4)" office:value-type="string" office:string-value="N" calcext:value-type="string">
            <text:p>N</text:p>
          </table:table-cell>
          <table:table-cell table:style-name="ce133" table:formula="of:=MUSZAK8([.S17];4)" office:value-type="string" office:string-value="N" calcext:value-type="string">
            <text:p>N</text:p>
          </table:table-cell>
          <table:table-cell table:style-name="ce133" table:formula="of:=MUSZAK8([.T17];4)" office:value-type="string" office:string-value="N" calcext:value-type="string">
            <text:p>N</text:p>
          </table:table-cell>
          <table:table-cell table:style-name="ce133" table:formula="of:=MUSZAK8([.U17];4)" office:value-type="string" office:string-value="P" calcext:value-type="string">
            <text:p>P</text:p>
          </table:table-cell>
          <table:table-cell table:style-name="ce133" table:formula="of:=MUSZAK8([.V17];4)" office:value-type="string" office:string-value="P" calcext:value-type="string">
            <text:p>P</text:p>
          </table:table-cell>
          <table:table-cell table:style-name="ce133" table:formula="of:=MUSZAK8([.W17];4)" office:value-type="string" office:string-value="É" calcext:value-type="string">
            <text:p>É</text:p>
          </table:table-cell>
          <table:table-cell table:style-name="ce133" table:formula="of:=MUSZAK8([.X17];4)" office:value-type="string" office:string-value="É" calcext:value-type="string">
            <text:p>É</text:p>
          </table:table-cell>
          <table:table-cell table:style-name="ce133" table:formula="of:=MUSZAK8([.Y17];4)" office:value-type="string" office:string-value="É" calcext:value-type="string">
            <text:p>É</text:p>
          </table:table-cell>
          <table:table-cell table:style-name="ce133" table:formula="of:=MUSZAK8([.Z17];4)" office:value-type="string" office:string-value="É" calcext:value-type="string">
            <text:p>É</text:p>
          </table:table-cell>
          <table:table-cell table:style-name="ce133" table:formula="of:=MUSZAK8([.AA17];4)" office:value-type="string" office:string-value="P" calcext:value-type="string">
            <text:p>P</text:p>
          </table:table-cell>
          <table:table-cell table:style-name="ce133" table:formula="of:=MUSZAK8([.AB17];4)" office:value-type="string" office:string-value="Du" calcext:value-type="string">
            <text:p>Du</text:p>
          </table:table-cell>
          <table:table-cell table:style-name="ce133" table:formula="of:=MUSZAK8([.AC17];4)" office:value-type="string" office:string-value="Du" calcext:value-type="string">
            <text:p>Du</text:p>
          </table:table-cell>
          <table:table-cell table:style-name="ce133" table:formula="of:=MUSZAK8([.AD17];4)" office:value-type="string" office:string-value="Du" calcext:value-type="string">
            <text:p>Du</text:p>
          </table:table-cell>
          <table:table-cell table:style-name="ce133" table:formula="of:=MUSZAK8([.AE17];4)" office:value-type="string" office:string-value="Du" calcext:value-type="string">
            <text:p>Du</text:p>
          </table:table-cell>
          <table:table-cell table:style-name="ce133" table:formula="of:=MUSZAK8([.AF17];4)" office:value-type="string" office:string-value="P" calcext:value-type="string">
            <text:p>P</text:p>
          </table:table-cell>
          <table:table-cell table:style-name="ce220" table:formula="of:=MUSZAK8([.AG17];4)" office:value-type="string" office:string-value="N" calcext:value-type="string">
            <text:p>N</text:p>
          </table:table-cell>
          <table:table-cell table:style-name="ce227" table:formula="of:=COUNTIF([.$C22:.$AG22];&quot;N&quot;)+COUNTIF([.$C22:.$AG22];&quot;Du&quot;)+COUNTIF([.$C22:.$AG22];&quot;É&quot;)-[.$AH$18]" office:value-type="float" office:value="4" calcext:value-type="float">
            <text:p>4</text:p>
          </table:table-cell>
          <table:covered-table-cell table:style-name="ce242"/>
          <table:table-cell table:style-name="ce206" office:value-type="string" calcext:value-type="string">
            <text:p>D</text:p>
          </table:table-cell>
          <table:table-cell table:style-name="ce120" table:formula="of:=MUSZAK8([.AK17];4)" office:value-type="string" office:string-value="P" calcext:value-type="string">
            <text:p>P</text:p>
          </table:table-cell>
          <table:table-cell table:style-name="ce128" table:formula="of:=MUSZAK8([.AL17];4)" office:value-type="string" office:string-value="Du" calcext:value-type="string">
            <text:p>Du</text:p>
          </table:table-cell>
          <table:table-cell table:style-name="ce128" table:formula="of:=MUSZAK8([.AM17];4)" office:value-type="string" office:string-value="Du" calcext:value-type="string">
            <text:p>Du</text:p>
          </table:table-cell>
          <table:table-cell table:style-name="ce128" table:formula="of:=MUSZAK8([.AN17];4)" office:value-type="string" office:string-value="Du" calcext:value-type="string">
            <text:p>Du</text:p>
          </table:table-cell>
          <table:table-cell table:style-name="ce128" table:formula="of:=MUSZAK8([.AO17];4)" office:value-type="string" office:string-value="Du" calcext:value-type="string">
            <text:p>Du</text:p>
          </table:table-cell>
          <table:table-cell table:style-name="ce128" table:formula="of:=MUSZAK8([.AP17];4)" office:value-type="string" office:string-value="P" calcext:value-type="string">
            <text:p>P</text:p>
          </table:table-cell>
          <table:table-cell table:style-name="ce128" table:formula="of:=MUSZAK8([.AQ17];4)" office:value-type="string" office:string-value="N" calcext:value-type="string">
            <text:p>N</text:p>
          </table:table-cell>
          <table:table-cell table:style-name="ce128" table:formula="of:=MUSZAK8([.AR17];4)" office:value-type="string" office:string-value="N" calcext:value-type="string">
            <text:p>N</text:p>
          </table:table-cell>
          <table:table-cell table:style-name="ce128" table:formula="of:=MUSZAK8([.AS17];4)" office:value-type="string" office:string-value="N" calcext:value-type="string">
            <text:p>N</text:p>
          </table:table-cell>
          <table:table-cell table:style-name="ce128" table:formula="of:=MUSZAK8([.AT17];4)" office:value-type="string" office:string-value="N" calcext:value-type="string">
            <text:p>N</text:p>
          </table:table-cell>
          <table:table-cell table:style-name="ce128" table:formula="of:=MUSZAK8([.AU17];4)" office:value-type="string" office:string-value="P" calcext:value-type="string">
            <text:p>P</text:p>
          </table:table-cell>
          <table:table-cell table:style-name="ce128" table:formula="of:=MUSZAK8([.AV17];4)" office:value-type="string" office:string-value="P" calcext:value-type="string">
            <text:p>P</text:p>
          </table:table-cell>
          <table:table-cell table:style-name="ce128" table:formula="of:=MUSZAK8([.AW17];4)" office:value-type="string" office:string-value="É" calcext:value-type="string">
            <text:p>É</text:p>
          </table:table-cell>
          <table:table-cell table:style-name="ce128" table:formula="of:=MUSZAK8([.AX17];4)" office:value-type="string" office:string-value="É" calcext:value-type="string">
            <text:p>É</text:p>
          </table:table-cell>
          <table:table-cell table:style-name="ce128" table:formula="of:=MUSZAK8([.AY17];4)" office:value-type="string" office:string-value="É" calcext:value-type="string">
            <text:p>É</text:p>
          </table:table-cell>
          <table:table-cell table:style-name="ce128" table:formula="of:=MUSZAK8([.AZ17];4)" office:value-type="string" office:string-value="É" calcext:value-type="string">
            <text:p>É</text:p>
          </table:table-cell>
          <table:table-cell table:style-name="ce128" table:formula="of:=MUSZAK8([.BA17];4)" office:value-type="string" office:string-value="P" calcext:value-type="string">
            <text:p>P</text:p>
          </table:table-cell>
          <table:table-cell table:style-name="ce128" table:formula="of:=MUSZAK8([.BB17];4)" office:value-type="string" office:string-value="Du" calcext:value-type="string">
            <text:p>Du</text:p>
          </table:table-cell>
          <table:table-cell table:style-name="ce128" table:formula="of:=MUSZAK8([.BC17];4)" office:value-type="string" office:string-value="Du" calcext:value-type="string">
            <text:p>Du</text:p>
          </table:table-cell>
          <table:table-cell table:style-name="ce128" table:formula="of:=MUSZAK8([.BD17];4)" office:value-type="string" office:string-value="Du" calcext:value-type="string">
            <text:p>Du</text:p>
          </table:table-cell>
          <table:table-cell table:style-name="ce128" table:formula="of:=MUSZAK8([.BE17];4)" office:value-type="string" office:string-value="Du" calcext:value-type="string">
            <text:p>Du</text:p>
          </table:table-cell>
          <table:table-cell table:style-name="ce128" table:formula="of:=MUSZAK8([.BF17];4)" office:value-type="string" office:string-value="P" calcext:value-type="string">
            <text:p>P</text:p>
          </table:table-cell>
          <table:table-cell table:style-name="ce128" table:formula="of:=MUSZAK8([.BG17];4)" office:value-type="string" office:string-value="N" calcext:value-type="string">
            <text:p>N</text:p>
          </table:table-cell>
          <table:table-cell table:style-name="ce128" table:formula="of:=MUSZAK8([.BH17];4)" office:value-type="string" office:string-value="N" calcext:value-type="string">
            <text:p>N</text:p>
          </table:table-cell>
          <table:table-cell table:style-name="ce128" table:formula="of:=MUSZAK8([.BI17];4)" office:value-type="string" office:string-value="N" calcext:value-type="string">
            <text:p>N</text:p>
          </table:table-cell>
          <table:table-cell table:style-name="ce128" table:formula="of:=MUSZAK8([.BJ17];4)" office:value-type="string" office:string-value="N" calcext:value-type="string">
            <text:p>N</text:p>
          </table:table-cell>
          <table:table-cell table:style-name="ce128" table:formula="of:=MUSZAK8([.BK17];4)" office:value-type="string" office:string-value="P" calcext:value-type="string">
            <text:p>P</text:p>
          </table:table-cell>
          <table:table-cell table:style-name="ce128" table:formula="of:=MUSZAK8([.BL17];4)" office:value-type="string" office:string-value="P" calcext:value-type="string">
            <text:p>P</text:p>
          </table:table-cell>
          <table:table-cell table:style-name="ce128" table:formula="of:=MUSZAK8([.BM17];4)" office:value-type="string" office:string-value="É" calcext:value-type="string">
            <text:p>É</text:p>
          </table:table-cell>
          <table:table-cell table:style-name="ce205" table:formula="of:=MUSZAK8([.BN17];4)" office:value-type="string" office:string-value="É" calcext:value-type="string">
            <text:p>É</text:p>
          </table:table-cell>
          <table:table-cell table:style-name="ce99"/>
          <table:table-cell table:style-name="ce285" table:formula="of:=COUNTIF([.AK22:.BO22];&quot;N&quot;)+COUNTIF([.AK22:.BO22];&quot;Du&quot;)+COUNTIF([.AK22:.BO22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26"/>
          <table:table-cell table:style-name="ce217" table:formula="of:=IF([.BI25]=&quot;V&quot;;&quot;3→2&quot;;&quot;&quot;)">
            <text:p/>
          </table:table-cell>
          <table:table-cell table:style-name="ce217" table:formula="of:=IF([.BJ25]=&quot;V&quot;;&quot;3→2&quot;;&quot;&quot;)">
            <text:p/>
          </table:table-cell>
          <table:table-cell table:style-name="ce217" table:formula="of:=IF([.BK25]=&quot;V&quot;;&quot;3→2&quot;;&quot;&quot;)" office:value-type="string" office:string-value="3→2" calcext:value-type="string">
            <text:p>3→2</text:p>
          </table:table-cell>
          <table:table-cell table:style-name="ce217" table:formula="of:=IF([.BL25]=&quot;V&quot;;&quot;3→2&quot;;&quot;&quot;)">
            <text:p/>
          </table:table-cell>
          <table:table-cell table:style-name="ce217" table:formula="of:=IF([.BM25]=&quot;V&quot;;&quot;3→2&quot;;&quot;&quot;)">
            <text:p/>
          </table:table-cell>
          <table:table-cell table:style-name="ce217" table:formula="of:=IF([.BN25]=&quot;V&quot;;&quot;3→2&quot;;&quot;&quot;)">
            <text:p/>
          </table:table-cell>
          <table:table-cell table:style-name="ce217" table:formula="of:=IF([.BO25]=&quot;V&quot;;&quot;3→2&quot;;&quot;&quot;)">
            <text:p/>
          </table:table-cell>
          <table:table-cell table:number-columns-repeated="957"/>
        </table:table-row>
        <table:table-row table:style-name="ro4"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100" table:formula="of:=DATE([.$A$1];[.A24];1)" office:value-type="date" office:date-value="2024-04-01" calcext:value-type="date">
            <text:p>1</text:p>
          </table:table-cell>
          <table:table-cell table:style-name="ce129" table:formula="of:=[.C24]+1" office:value-type="date" office:date-value="2024-04-02" calcext:value-type="date">
            <text:p>2</text:p>
          </table:table-cell>
          <table:table-cell table:style-name="ce129" table:formula="of:=[.D24]+1" office:value-type="date" office:date-value="2024-04-03" calcext:value-type="date">
            <text:p>3</text:p>
          </table:table-cell>
          <table:table-cell table:style-name="ce129" table:formula="of:=[.E24]+1" office:value-type="date" office:date-value="2024-04-04" calcext:value-type="date">
            <text:p>4</text:p>
          </table:table-cell>
          <table:table-cell table:style-name="ce129" table:formula="of:=[.F24]+1" office:value-type="date" office:date-value="2024-04-05" calcext:value-type="date">
            <text:p>5</text:p>
          </table:table-cell>
          <table:table-cell table:style-name="ce129" table:formula="of:=[.G24]+1" office:value-type="date" office:date-value="2024-04-06" calcext:value-type="date">
            <text:p>6</text:p>
          </table:table-cell>
          <table:table-cell table:style-name="ce129" table:formula="of:=[.H24]+1" office:value-type="date" office:date-value="2024-04-07" calcext:value-type="date">
            <text:p>7</text:p>
          </table:table-cell>
          <table:table-cell table:style-name="ce129" table:formula="of:=[.I24]+1" office:value-type="date" office:date-value="2024-04-08" calcext:value-type="date">
            <text:p>8</text:p>
          </table:table-cell>
          <table:table-cell table:style-name="ce129" table:formula="of:=[.J24]+1" office:value-type="date" office:date-value="2024-04-09" calcext:value-type="date">
            <text:p>9</text:p>
          </table:table-cell>
          <table:table-cell table:style-name="ce129" table:formula="of:=[.K24]+1" office:value-type="date" office:date-value="2024-04-10" calcext:value-type="date">
            <text:p>10</text:p>
          </table:table-cell>
          <table:table-cell table:style-name="ce129" table:formula="of:=[.L24]+1" office:value-type="date" office:date-value="2024-04-11" calcext:value-type="date">
            <text:p>11</text:p>
          </table:table-cell>
          <table:table-cell table:style-name="ce129" table:formula="of:=[.M24]+1" office:value-type="date" office:date-value="2024-04-12" calcext:value-type="date">
            <text:p>12</text:p>
          </table:table-cell>
          <table:table-cell table:style-name="ce129" table:formula="of:=[.N24]+1" office:value-type="date" office:date-value="2024-04-13" calcext:value-type="date">
            <text:p>13</text:p>
          </table:table-cell>
          <table:table-cell table:style-name="ce129" table:formula="of:=[.O24]+1" office:value-type="date" office:date-value="2024-04-14" calcext:value-type="date">
            <text:p>14</text:p>
          </table:table-cell>
          <table:table-cell table:style-name="ce129" table:formula="of:=[.P24]+1" office:value-type="date" office:date-value="2024-04-15" calcext:value-type="date">
            <text:p>15</text:p>
          </table:table-cell>
          <table:table-cell table:style-name="ce129" table:formula="of:=[.Q24]+1" office:value-type="date" office:date-value="2024-04-16" calcext:value-type="date">
            <text:p>16</text:p>
          </table:table-cell>
          <table:table-cell table:style-name="ce129" table:formula="of:=[.R24]+1" office:value-type="date" office:date-value="2024-04-17" calcext:value-type="date">
            <text:p>17</text:p>
          </table:table-cell>
          <table:table-cell table:style-name="ce129" table:formula="of:=[.S24]+1" office:value-type="date" office:date-value="2024-04-18" calcext:value-type="date">
            <text:p>18</text:p>
          </table:table-cell>
          <table:table-cell table:style-name="ce129" table:formula="of:=[.T24]+1" office:value-type="date" office:date-value="2024-04-19" calcext:value-type="date">
            <text:p>19</text:p>
          </table:table-cell>
          <table:table-cell table:style-name="ce129" table:formula="of:=[.U24]+1" office:value-type="date" office:date-value="2024-04-20" calcext:value-type="date">
            <text:p>20</text:p>
          </table:table-cell>
          <table:table-cell table:style-name="ce129" table:formula="of:=[.V24]+1" office:value-type="date" office:date-value="2024-04-21" calcext:value-type="date">
            <text:p>21</text:p>
          </table:table-cell>
          <table:table-cell table:style-name="ce129" table:formula="of:=[.W24]+1" office:value-type="date" office:date-value="2024-04-22" calcext:value-type="date">
            <text:p>22</text:p>
          </table:table-cell>
          <table:table-cell table:style-name="ce129" table:formula="of:=[.X24]+1" office:value-type="date" office:date-value="2024-04-23" calcext:value-type="date">
            <text:p>23</text:p>
          </table:table-cell>
          <table:table-cell table:style-name="ce129" table:formula="of:=[.Y24]+1" office:value-type="date" office:date-value="2024-04-24" calcext:value-type="date">
            <text:p>24</text:p>
          </table:table-cell>
          <table:table-cell table:style-name="ce129" table:formula="of:=[.Z24]+1" office:value-type="date" office:date-value="2024-04-25" calcext:value-type="date">
            <text:p>25</text:p>
          </table:table-cell>
          <table:table-cell table:style-name="ce129" table:formula="of:=[.AA24]+1" office:value-type="date" office:date-value="2024-04-26" calcext:value-type="date">
            <text:p>26</text:p>
          </table:table-cell>
          <table:table-cell table:style-name="ce129" table:formula="of:=[.AB24]+1" office:value-type="date" office:date-value="2024-04-27" calcext:value-type="date">
            <text:p>27</text:p>
          </table:table-cell>
          <table:table-cell table:style-name="ce129" table:formula="of:=[.AC24]+1" office:value-type="date" office:date-value="2024-04-28" calcext:value-type="date">
            <text:p>28</text:p>
          </table:table-cell>
          <table:table-cell table:style-name="ce129" table:formula="of:=[.AD24]+1" office:value-type="date" office:date-value="2024-04-29" calcext:value-type="date">
            <text:p>29</text:p>
          </table:table-cell>
          <table:table-cell table:style-name="ce184" table:formula="of:=[.AE24]+1" office:value-type="date" office:date-value="2024-04-30" calcext:value-type="date">
            <text:p>30</text:p>
          </table:table-cell>
          <table:table-cell table:style-name="ce99"/>
          <table:table-cell table:style-name="ce234"/>
          <table:table-cell table:style-name="ce243" office:value-type="float" office:value="10" calcext:value-type="float" table:number-columns-spanned="2" table:number-rows-spanned="2">
            <text:p>10</text:p>
          </table:table-cell>
          <table:covered-table-cell table:style-name="ce256"/>
          <table:table-cell table:style-name="ce100" table:formula="of:=DATE([.$A$1];[.AI24];1)" office:value-type="date" office:date-value="2024-10-01" calcext:value-type="date">
            <text:p>1</text:p>
          </table:table-cell>
          <table:table-cell table:style-name="ce129" table:formula="of:=([.AK24])+1" office:value-type="date" office:date-value="2024-10-02" calcext:value-type="date">
            <text:p>2</text:p>
          </table:table-cell>
          <table:table-cell table:style-name="ce129" table:formula="of:=([.AL24])+1" office:value-type="date" office:date-value="2024-10-03" calcext:value-type="date">
            <text:p>3</text:p>
          </table:table-cell>
          <table:table-cell table:style-name="ce129" table:formula="of:=([.AM24])+1" office:value-type="date" office:date-value="2024-10-04" calcext:value-type="date">
            <text:p>4</text:p>
          </table:table-cell>
          <table:table-cell table:style-name="ce129" table:formula="of:=([.AN24])+1" office:value-type="date" office:date-value="2024-10-05" calcext:value-type="date">
            <text:p>5</text:p>
          </table:table-cell>
          <table:table-cell table:style-name="ce129" table:formula="of:=([.AO24])+1" office:value-type="date" office:date-value="2024-10-06" calcext:value-type="date">
            <text:p>6</text:p>
          </table:table-cell>
          <table:table-cell table:style-name="ce129" table:formula="of:=([.AP24])+1" office:value-type="date" office:date-value="2024-10-07" calcext:value-type="date">
            <text:p>7</text:p>
          </table:table-cell>
          <table:table-cell table:style-name="ce129" table:formula="of:=([.AQ24])+1" office:value-type="date" office:date-value="2024-10-08" calcext:value-type="date">
            <text:p>8</text:p>
          </table:table-cell>
          <table:table-cell table:style-name="ce129" table:formula="of:=([.AR24])+1" office:value-type="date" office:date-value="2024-10-09" calcext:value-type="date">
            <text:p>9</text:p>
          </table:table-cell>
          <table:table-cell table:style-name="ce129" table:formula="of:=([.AS24])+1" office:value-type="date" office:date-value="2024-10-10" calcext:value-type="date">
            <text:p>10</text:p>
          </table:table-cell>
          <table:table-cell table:style-name="ce129" table:formula="of:=([.AT24])+1" office:value-type="date" office:date-value="2024-10-11" calcext:value-type="date">
            <text:p>11</text:p>
          </table:table-cell>
          <table:table-cell table:style-name="ce129" table:formula="of:=([.AU24])+1" office:value-type="date" office:date-value="2024-10-12" calcext:value-type="date">
            <text:p>12</text:p>
          </table:table-cell>
          <table:table-cell table:style-name="ce129" table:formula="of:=([.AV24])+1" office:value-type="date" office:date-value="2024-10-13" calcext:value-type="date">
            <text:p>13</text:p>
          </table:table-cell>
          <table:table-cell table:style-name="ce129" table:formula="of:=([.AW24])+1" office:value-type="date" office:date-value="2024-10-14" calcext:value-type="date">
            <text:p>14</text:p>
          </table:table-cell>
          <table:table-cell table:style-name="ce129" table:formula="of:=([.AX24])+1" office:value-type="date" office:date-value="2024-10-15" calcext:value-type="date">
            <text:p>15</text:p>
          </table:table-cell>
          <table:table-cell table:style-name="ce129" table:formula="of:=([.AY24])+1" office:value-type="date" office:date-value="2024-10-16" calcext:value-type="date">
            <text:p>16</text:p>
          </table:table-cell>
          <table:table-cell table:style-name="ce129" table:formula="of:=([.AZ24])+1" office:value-type="date" office:date-value="2024-10-17" calcext:value-type="date">
            <text:p>17</text:p>
          </table:table-cell>
          <table:table-cell table:style-name="ce129" table:formula="of:=([.BA24])+1" office:value-type="date" office:date-value="2024-10-18" calcext:value-type="date">
            <text:p>18</text:p>
          </table:table-cell>
          <table:table-cell table:style-name="ce129" table:formula="of:=([.BB24])+1" office:value-type="date" office:date-value="2024-10-19" calcext:value-type="date">
            <text:p>19</text:p>
          </table:table-cell>
          <table:table-cell table:style-name="ce129" table:formula="of:=([.BC24])+1" office:value-type="date" office:date-value="2024-10-20" calcext:value-type="date">
            <text:p>20</text:p>
          </table:table-cell>
          <table:table-cell table:style-name="ce129" table:formula="of:=([.BD24])+1" office:value-type="date" office:date-value="2024-10-21" calcext:value-type="date">
            <text:p>21</text:p>
          </table:table-cell>
          <table:table-cell table:style-name="ce129" table:formula="of:=([.BE24])+1" office:value-type="date" office:date-value="2024-10-22" calcext:value-type="date">
            <text:p>22</text:p>
          </table:table-cell>
          <table:table-cell table:style-name="ce143" table:formula="of:=([.BF24])+1" office:value-type="date" office:date-value="2024-10-23" calcext:value-type="date">
            <text:p>23</text:p>
          </table:table-cell>
          <table:table-cell table:style-name="ce129" table:formula="of:=([.BG24])+1" office:value-type="date" office:date-value="2024-10-24" calcext:value-type="date">
            <text:p>24</text:p>
          </table:table-cell>
          <table:table-cell table:style-name="ce129" table:formula="of:=([.BH24])+1" office:value-type="date" office:date-value="2024-10-25" calcext:value-type="date">
            <text:p>25</text:p>
          </table:table-cell>
          <table:table-cell table:style-name="ce129" table:formula="of:=([.BI24])+1" office:value-type="date" office:date-value="2024-10-26" calcext:value-type="date">
            <text:p>26</text:p>
          </table:table-cell>
          <table:table-cell table:style-name="ce129" table:formula="of:=([.BJ24])+1" office:value-type="date" office:date-value="2024-10-27" calcext:value-type="date">
            <text:p>27</text:p>
          </table:table-cell>
          <table:table-cell table:style-name="ce129" table:formula="of:=([.BK24])+1" office:value-type="date" office:date-value="2024-10-28" calcext:value-type="date">
            <text:p>28</text:p>
          </table:table-cell>
          <table:table-cell table:style-name="ce129" table:formula="of:=([.BL24])+1" office:value-type="date" office:date-value="2024-10-29" calcext:value-type="date">
            <text:p>29</text:p>
          </table:table-cell>
          <table:table-cell table:style-name="ce129" table:formula="of:=([.BM24])+1" office:value-type="date" office:date-value="2024-10-30" calcext:value-type="date">
            <text:p>30</text:p>
          </table:table-cell>
          <table:table-cell table:style-name="ce184" table:formula="of:=([.BN24])+1" office:value-type="date" office:date-value="2024-10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24];&quot;NN&quot;)" office:value-type="string" office:string-value="H" calcext:value-type="string">
            <text:p>H</text:p>
          </table:table-cell>
          <table:table-cell table:style-name="ce130" table:formula="of:=TEXT([.D24];&quot;NN&quot;)" office:value-type="string" office:string-value="K" calcext:value-type="string">
            <text:p>K</text:p>
          </table:table-cell>
          <table:table-cell table:style-name="ce130" table:formula="of:=TEXT([.E24];&quot;NN&quot;)" office:value-type="string" office:string-value="Sze" calcext:value-type="string">
            <text:p>Sze</text:p>
          </table:table-cell>
          <table:table-cell table:style-name="ce130" table:formula="of:=TEXT([.F24];&quot;NN&quot;)" office:value-type="string" office:string-value="Cs" calcext:value-type="string">
            <text:p>Cs</text:p>
          </table:table-cell>
          <table:table-cell table:style-name="ce130" table:formula="of:=TEXT([.G24];&quot;NN&quot;)" office:value-type="string" office:string-value="P" calcext:value-type="string">
            <text:p>P</text:p>
          </table:table-cell>
          <table:table-cell table:style-name="ce130" table:formula="of:=TEXT([.H24];&quot;NN&quot;)" office:value-type="string" office:string-value="Szo" calcext:value-type="string">
            <text:p>Szo</text:p>
          </table:table-cell>
          <table:table-cell table:style-name="ce130" table:formula="of:=TEXT([.I24];&quot;NN&quot;)" office:value-type="string" office:string-value="V" calcext:value-type="string">
            <text:p>V</text:p>
          </table:table-cell>
          <table:table-cell table:style-name="ce130" table:formula="of:=TEXT([.J24];&quot;NN&quot;)" office:value-type="string" office:string-value="H" calcext:value-type="string">
            <text:p>H</text:p>
          </table:table-cell>
          <table:table-cell table:style-name="ce130" table:formula="of:=TEXT([.K24];&quot;NN&quot;)" office:value-type="string" office:string-value="K" calcext:value-type="string">
            <text:p>K</text:p>
          </table:table-cell>
          <table:table-cell table:style-name="ce130" table:formula="of:=TEXT([.L24];&quot;NN&quot;)" office:value-type="string" office:string-value="Sze" calcext:value-type="string">
            <text:p>Sze</text:p>
          </table:table-cell>
          <table:table-cell table:style-name="ce130" table:formula="of:=TEXT([.M24];&quot;NN&quot;)" office:value-type="string" office:string-value="Cs" calcext:value-type="string">
            <text:p>Cs</text:p>
          </table:table-cell>
          <table:table-cell table:style-name="ce130" table:formula="of:=TEXT([.N24];&quot;NN&quot;)" office:value-type="string" office:string-value="P" calcext:value-type="string">
            <text:p>P</text:p>
          </table:table-cell>
          <table:table-cell table:style-name="ce130" table:formula="of:=TEXT([.O24];&quot;NN&quot;)" office:value-type="string" office:string-value="Szo" calcext:value-type="string">
            <text:p>Szo</text:p>
          </table:table-cell>
          <table:table-cell table:style-name="ce130" table:formula="of:=TEXT([.P24];&quot;NN&quot;)" office:value-type="string" office:string-value="V" calcext:value-type="string">
            <text:p>V</text:p>
          </table:table-cell>
          <table:table-cell table:style-name="ce130" table:formula="of:=TEXT([.Q24];&quot;NN&quot;)" office:value-type="string" office:string-value="H" calcext:value-type="string">
            <text:p>H</text:p>
          </table:table-cell>
          <table:table-cell table:style-name="ce130" table:formula="of:=TEXT([.R24];&quot;NN&quot;)" office:value-type="string" office:string-value="K" calcext:value-type="string">
            <text:p>K</text:p>
          </table:table-cell>
          <table:table-cell table:style-name="ce130" table:formula="of:=TEXT([.S24];&quot;NN&quot;)" office:value-type="string" office:string-value="Sze" calcext:value-type="string">
            <text:p>Sze</text:p>
          </table:table-cell>
          <table:table-cell table:style-name="ce130" table:formula="of:=TEXT([.T24];&quot;NN&quot;)" office:value-type="string" office:string-value="Cs" calcext:value-type="string">
            <text:p>Cs</text:p>
          </table:table-cell>
          <table:table-cell table:style-name="ce130" table:formula="of:=TEXT([.U24];&quot;NN&quot;)" office:value-type="string" office:string-value="P" calcext:value-type="string">
            <text:p>P</text:p>
          </table:table-cell>
          <table:table-cell table:style-name="ce130" table:formula="of:=TEXT([.V24];&quot;NN&quot;)" office:value-type="string" office:string-value="Szo" calcext:value-type="string">
            <text:p>Szo</text:p>
          </table:table-cell>
          <table:table-cell table:style-name="ce130" table:formula="of:=TEXT([.W24];&quot;NN&quot;)" office:value-type="string" office:string-value="V" calcext:value-type="string">
            <text:p>V</text:p>
          </table:table-cell>
          <table:table-cell table:style-name="ce130" table:formula="of:=TEXT([.X24];&quot;NN&quot;)" office:value-type="string" office:string-value="H" calcext:value-type="string">
            <text:p>H</text:p>
          </table:table-cell>
          <table:table-cell table:style-name="ce130" table:formula="of:=TEXT([.Y24];&quot;NN&quot;)" office:value-type="string" office:string-value="K" calcext:value-type="string">
            <text:p>K</text:p>
          </table:table-cell>
          <table:table-cell table:style-name="ce130" table:formula="of:=TEXT([.Z24];&quot;NN&quot;)" office:value-type="string" office:string-value="Sze" calcext:value-type="string">
            <text:p>Sze</text:p>
          </table:table-cell>
          <table:table-cell table:style-name="ce130" table:formula="of:=TEXT([.AA24];&quot;NN&quot;)" office:value-type="string" office:string-value="Cs" calcext:value-type="string">
            <text:p>Cs</text:p>
          </table:table-cell>
          <table:table-cell table:style-name="ce130" table:formula="of:=TEXT([.AB24];&quot;NN&quot;)" office:value-type="string" office:string-value="P" calcext:value-type="string">
            <text:p>P</text:p>
          </table:table-cell>
          <table:table-cell table:style-name="ce130" table:formula="of:=TEXT([.AC24];&quot;NN&quot;)" office:value-type="string" office:string-value="Szo" calcext:value-type="string">
            <text:p>Szo</text:p>
          </table:table-cell>
          <table:table-cell table:style-name="ce130" table:formula="of:=TEXT([.AD24];&quot;NN&quot;)" office:value-type="string" office:string-value="V" calcext:value-type="string">
            <text:p>V</text:p>
          </table:table-cell>
          <table:table-cell table:style-name="ce130" table:formula="of:=TEXT([.AE24];&quot;NN&quot;)" office:value-type="string" office:string-value="H" calcext:value-type="string">
            <text:p>H</text:p>
          </table:table-cell>
          <table:table-cell table:style-name="ce188" table:formula="of:=TEXT([.AF24];&quot;NN&quot;)" office:value-type="string" office:string-value="K" calcext:value-type="string">
            <text:p>K</text:p>
          </table:table-cell>
          <table:table-cell table:style-name="ce181"/>
          <table:table-cell table:style-name="ce235" table:formula="of:=NETWORKDAYS(DATE([.$A$1];[.A24];1);DATE([.$A$1];[.A24];30);['Munkaszüneti napok'.$A$1:.$A$16])" office:value-type="float" office:value="21" calcext:value-type="float">
            <text:p>21</text:p>
          </table:table-cell>
          <table:covered-table-cell table:style-name="ce244"/>
          <table:covered-table-cell table:style-name="ce257"/>
          <table:table-cell table:style-name="ce119" table:formula="of:=TEXT([.AK24];&quot;NN&quot;)" office:value-type="string" office:string-value="K" calcext:value-type="string">
            <text:p>K</text:p>
          </table:table-cell>
          <table:table-cell table:style-name="ce130" table:formula="of:=TEXT([.AL24];&quot;NN&quot;)" office:value-type="string" office:string-value="Sze" calcext:value-type="string">
            <text:p>Sze</text:p>
          </table:table-cell>
          <table:table-cell table:style-name="ce130" table:formula="of:=TEXT([.AM24];&quot;NN&quot;)" office:value-type="string" office:string-value="Cs" calcext:value-type="string">
            <text:p>Cs</text:p>
          </table:table-cell>
          <table:table-cell table:style-name="ce130" table:formula="of:=TEXT([.AN24];&quot;NN&quot;)" office:value-type="string" office:string-value="P" calcext:value-type="string">
            <text:p>P</text:p>
          </table:table-cell>
          <table:table-cell table:style-name="ce130" table:formula="of:=TEXT([.AO24];&quot;NN&quot;)" office:value-type="string" office:string-value="Szo" calcext:value-type="string">
            <text:p>Szo</text:p>
          </table:table-cell>
          <table:table-cell table:style-name="ce130" table:formula="of:=TEXT([.AP24];&quot;NN&quot;)" office:value-type="string" office:string-value="V" calcext:value-type="string">
            <text:p>V</text:p>
          </table:table-cell>
          <table:table-cell table:style-name="ce130" table:formula="of:=TEXT([.AQ24];&quot;NN&quot;)" office:value-type="string" office:string-value="H" calcext:value-type="string">
            <text:p>H</text:p>
          </table:table-cell>
          <table:table-cell table:style-name="ce130" table:formula="of:=TEXT([.AR24];&quot;NN&quot;)" office:value-type="string" office:string-value="K" calcext:value-type="string">
            <text:p>K</text:p>
          </table:table-cell>
          <table:table-cell table:style-name="ce130" table:formula="of:=TEXT([.AS24];&quot;NN&quot;)" office:value-type="string" office:string-value="Sze" calcext:value-type="string">
            <text:p>Sze</text:p>
          </table:table-cell>
          <table:table-cell table:style-name="ce130" table:formula="of:=TEXT([.AT24];&quot;NN&quot;)" office:value-type="string" office:string-value="Cs" calcext:value-type="string">
            <text:p>Cs</text:p>
          </table:table-cell>
          <table:table-cell table:style-name="ce130" table:formula="of:=TEXT([.AU24];&quot;NN&quot;)" office:value-type="string" office:string-value="P" calcext:value-type="string">
            <text:p>P</text:p>
          </table:table-cell>
          <table:table-cell table:style-name="ce130" table:formula="of:=TEXT([.AV24];&quot;NN&quot;)" office:value-type="string" office:string-value="Szo" calcext:value-type="string">
            <text:p>Szo</text:p>
          </table:table-cell>
          <table:table-cell table:style-name="ce130" table:formula="of:=TEXT([.AW24];&quot;NN&quot;)" office:value-type="string" office:string-value="V" calcext:value-type="string">
            <text:p>V</text:p>
          </table:table-cell>
          <table:table-cell table:style-name="ce130" table:formula="of:=TEXT([.AX24];&quot;NN&quot;)" office:value-type="string" office:string-value="H" calcext:value-type="string">
            <text:p>H</text:p>
          </table:table-cell>
          <table:table-cell table:style-name="ce130" table:formula="of:=TEXT([.AY24];&quot;NN&quot;)" office:value-type="string" office:string-value="K" calcext:value-type="string">
            <text:p>K</text:p>
          </table:table-cell>
          <table:table-cell table:style-name="ce130" table:formula="of:=TEXT([.AZ24];&quot;NN&quot;)" office:value-type="string" office:string-value="Sze" calcext:value-type="string">
            <text:p>Sze</text:p>
          </table:table-cell>
          <table:table-cell table:style-name="ce130" table:formula="of:=TEXT([.BA24];&quot;NN&quot;)" office:value-type="string" office:string-value="Cs" calcext:value-type="string">
            <text:p>Cs</text:p>
          </table:table-cell>
          <table:table-cell table:style-name="ce130" table:formula="of:=TEXT([.BB24];&quot;NN&quot;)" office:value-type="string" office:string-value="P" calcext:value-type="string">
            <text:p>P</text:p>
          </table:table-cell>
          <table:table-cell table:style-name="ce130" table:formula="of:=TEXT([.BC24];&quot;NN&quot;)" office:value-type="string" office:string-value="Szo" calcext:value-type="string">
            <text:p>Szo</text:p>
          </table:table-cell>
          <table:table-cell table:style-name="ce130" table:formula="of:=TEXT([.BD24];&quot;NN&quot;)" office:value-type="string" office:string-value="V" calcext:value-type="string">
            <text:p>V</text:p>
          </table:table-cell>
          <table:table-cell table:style-name="ce130" table:formula="of:=TEXT([.BE24];&quot;NN&quot;)" office:value-type="string" office:string-value="H" calcext:value-type="string">
            <text:p>H</text:p>
          </table:table-cell>
          <table:table-cell table:style-name="ce130" table:formula="of:=TEXT([.BF24];&quot;NN&quot;)" office:value-type="string" office:string-value="K" calcext:value-type="string">
            <text:p>K</text:p>
          </table:table-cell>
          <table:table-cell table:style-name="ce130" table:formula="of:=TEXT([.BG24];&quot;NN&quot;)" office:value-type="string" office:string-value="Sze" calcext:value-type="string">
            <text:p>Sze</text:p>
          </table:table-cell>
          <table:table-cell table:style-name="ce130" table:formula="of:=TEXT([.BH24];&quot;NN&quot;)" office:value-type="string" office:string-value="Cs" calcext:value-type="string">
            <text:p>Cs</text:p>
          </table:table-cell>
          <table:table-cell table:style-name="ce130" table:formula="of:=TEXT([.BI24];&quot;NN&quot;)" office:value-type="string" office:string-value="P" calcext:value-type="string">
            <text:p>P</text:p>
          </table:table-cell>
          <table:table-cell table:style-name="ce130" table:formula="of:=TEXT([.BJ24];&quot;NN&quot;)" office:value-type="string" office:string-value="Szo" calcext:value-type="string">
            <text:p>Szo</text:p>
          </table:table-cell>
          <table:table-cell table:style-name="ce130" table:formula="of:=TEXT([.BK24];&quot;NN&quot;)" office:value-type="string" office:string-value="V" calcext:value-type="string">
            <text:p>V</text:p>
          </table:table-cell>
          <table:table-cell table:style-name="ce130" table:formula="of:=TEXT([.BL24];&quot;NN&quot;)" office:value-type="string" office:string-value="H" calcext:value-type="string">
            <text:p>H</text:p>
          </table:table-cell>
          <table:table-cell table:style-name="ce130" table:formula="of:=TEXT([.BM24];&quot;NN&quot;)" office:value-type="string" office:string-value="K" calcext:value-type="string">
            <text:p>K</text:p>
          </table:table-cell>
          <table:table-cell table:style-name="ce130" table:formula="of:=TEXT([.BN24];&quot;NN&quot;)" office:value-type="string" office:string-value="Sze" calcext:value-type="string">
            <text:p>Sze</text:p>
          </table:table-cell>
          <table:table-cell table:style-name="ce188" table:formula="of:=TEXT([.BO24];&quot;NN&quot;)" office:value-type="string" office:string-value="Cs" calcext:value-type="string">
            <text:p>Cs</text:p>
          </table:table-cell>
          <table:table-cell table:style-name="ce197" table:formula="of:=NETWORKDAYS(DATE([.$A$1];[.AI24];1);DATE([.$A$1];[.AI24];31);['Munkaszüneti napok'.$A$1:.$A$16])" office:value-type="float" office:value="22" calcext:value-type="float">
            <text:p>22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Április</text:p>
          </table:table-cell>
          <table:table-cell table:style-name="ce32" office:value-type="string" calcext:value-type="string">
            <text:p>A</text:p>
          </table:table-cell>
          <table:table-cell table:style-name="ce89" table:formula="of:=MUSZAK8([.C24];1)" office:value-type="string" office:string-value="Du" calcext:value-type="string">
            <text:p>Du</text:p>
          </table:table-cell>
          <table:table-cell table:style-name="ce126" table:formula="of:=MUSZAK8([.D24];1)" office:value-type="string" office:string-value="Du" calcext:value-type="string">
            <text:p>Du</text:p>
          </table:table-cell>
          <table:table-cell table:style-name="ce126" table:formula="of:=MUSZAK8([.E24];1)" office:value-type="string" office:string-value="P" calcext:value-type="string">
            <text:p>P</text:p>
          </table:table-cell>
          <table:table-cell table:style-name="ce126" table:formula="of:=MUSZAK8([.F24];1)" office:value-type="string" office:string-value="N" calcext:value-type="string">
            <text:p>N</text:p>
          </table:table-cell>
          <table:table-cell table:style-name="ce126" table:formula="of:=MUSZAK8([.G24];1)" office:value-type="string" office:string-value="N" calcext:value-type="string">
            <text:p>N</text:p>
          </table:table-cell>
          <table:table-cell table:style-name="ce126" table:formula="of:=MUSZAK8([.H24];1)" office:value-type="string" office:string-value="N" calcext:value-type="string">
            <text:p>N</text:p>
          </table:table-cell>
          <table:table-cell table:style-name="ce126" table:formula="of:=MUSZAK8([.I24];1)" office:value-type="string" office:string-value="N" calcext:value-type="string">
            <text:p>N</text:p>
          </table:table-cell>
          <table:table-cell table:style-name="ce126" table:formula="of:=MUSZAK8([.J24];1)" office:value-type="string" office:string-value="P" calcext:value-type="string">
            <text:p>P</text:p>
          </table:table-cell>
          <table:table-cell table:style-name="ce126" table:formula="of:=MUSZAK8([.K24];1)" office:value-type="string" office:string-value="P" calcext:value-type="string">
            <text:p>P</text:p>
          </table:table-cell>
          <table:table-cell table:style-name="ce126" table:formula="of:=MUSZAK8([.L24];1)" office:value-type="string" office:string-value="É" calcext:value-type="string">
            <text:p>É</text:p>
          </table:table-cell>
          <table:table-cell table:style-name="ce126" table:formula="of:=MUSZAK8([.M24];1)" office:value-type="string" office:string-value="É" calcext:value-type="string">
            <text:p>É</text:p>
          </table:table-cell>
          <table:table-cell table:style-name="ce126" table:formula="of:=MUSZAK8([.N24];1)" office:value-type="string" office:string-value="É" calcext:value-type="string">
            <text:p>É</text:p>
          </table:table-cell>
          <table:table-cell table:style-name="ce126" table:formula="of:=MUSZAK8([.O24];1)" office:value-type="string" office:string-value="É" calcext:value-type="string">
            <text:p>É</text:p>
          </table:table-cell>
          <table:table-cell table:style-name="ce126" table:formula="of:=MUSZAK8([.P24];1)" office:value-type="string" office:string-value="P" calcext:value-type="string">
            <text:p>P</text:p>
          </table:table-cell>
          <table:table-cell table:style-name="ce126" table:formula="of:=MUSZAK8([.Q24];1)" office:value-type="string" office:string-value="Du" calcext:value-type="string">
            <text:p>Du</text:p>
          </table:table-cell>
          <table:table-cell table:style-name="ce126" table:formula="of:=MUSZAK8([.R24];1)" office:value-type="string" office:string-value="Du" calcext:value-type="string">
            <text:p>Du</text:p>
          </table:table-cell>
          <table:table-cell table:style-name="ce126" table:formula="of:=MUSZAK8([.S24];1)" office:value-type="string" office:string-value="Du" calcext:value-type="string">
            <text:p>Du</text:p>
          </table:table-cell>
          <table:table-cell table:style-name="ce126" table:formula="of:=MUSZAK8([.T24];1)" office:value-type="string" office:string-value="Du" calcext:value-type="string">
            <text:p>Du</text:p>
          </table:table-cell>
          <table:table-cell table:style-name="ce126" table:formula="of:=MUSZAK8([.U24];1)" office:value-type="string" office:string-value="P" calcext:value-type="string">
            <text:p>P</text:p>
          </table:table-cell>
          <table:table-cell table:style-name="ce126" table:formula="of:=MUSZAK8([.V24];1)" office:value-type="string" office:string-value="N" calcext:value-type="string">
            <text:p>N</text:p>
          </table:table-cell>
          <table:table-cell table:style-name="ce126" table:formula="of:=MUSZAK8([.W24];1)" office:value-type="string" office:string-value="N" calcext:value-type="string">
            <text:p>N</text:p>
          </table:table-cell>
          <table:table-cell table:style-name="ce126" table:formula="of:=MUSZAK8([.X24];1)" office:value-type="string" office:string-value="N" calcext:value-type="string">
            <text:p>N</text:p>
          </table:table-cell>
          <table:table-cell table:style-name="ce126" table:formula="of:=MUSZAK8([.Y24];1)" office:value-type="string" office:string-value="N" calcext:value-type="string">
            <text:p>N</text:p>
          </table:table-cell>
          <table:table-cell table:style-name="ce126" table:formula="of:=MUSZAK8([.Z24];1)" office:value-type="string" office:string-value="P" calcext:value-type="string">
            <text:p>P</text:p>
          </table:table-cell>
          <table:table-cell table:style-name="ce126" table:formula="of:=MUSZAK8([.AA24];1)" office:value-type="string" office:string-value="P" calcext:value-type="string">
            <text:p>P</text:p>
          </table:table-cell>
          <table:table-cell table:style-name="ce126" table:formula="of:=MUSZAK8([.AB24];1)" office:value-type="string" office:string-value="É" calcext:value-type="string">
            <text:p>É</text:p>
          </table:table-cell>
          <table:table-cell table:style-name="ce126" table:formula="of:=MUSZAK8([.AC24];1)" office:value-type="string" office:string-value="É" calcext:value-type="string">
            <text:p>É</text:p>
          </table:table-cell>
          <table:table-cell table:style-name="ce126" table:formula="of:=MUSZAK8([.AD24];1)" office:value-type="string" office:string-value="É" calcext:value-type="string">
            <text:p>É</text:p>
          </table:table-cell>
          <table:table-cell table:style-name="ce126" table:formula="of:=MUSZAK8([.AE24];1)" office:value-type="string" office:string-value="É" calcext:value-type="string">
            <text:p>É</text:p>
          </table:table-cell>
          <table:table-cell table:style-name="ce203" table:formula="of:=MUSZAK8([.AF24];1)" office:value-type="string" office:string-value="P" calcext:value-type="string">
            <text:p>P</text:p>
          </table:table-cell>
          <table:table-cell table:style-name="ce99"/>
          <table:table-cell table:style-name="ce227" table:formula="of:=COUNTIF([.$C26:.$AG26];&quot;N&quot;)+COUNTIF([.$C26:.$AG26];&quot;Du&quot;)+COUNTIF([.$C26:.$AG26];&quot;É&quot;)-[.$AH$25]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4">
            <text:p>Október</text:p>
          </table:table-cell>
          <table:table-cell table:style-name="ce207" office:value-type="string" calcext:value-type="string">
            <text:p>A</text:p>
          </table:table-cell>
          <table:table-cell table:style-name="ce89" table:formula="of:=MUSZAK8([.AK24];1)" office:value-type="string" office:string-value="P" calcext:value-type="string">
            <text:p>P</text:p>
          </table:table-cell>
          <table:table-cell table:style-name="ce126" table:formula="of:=MUSZAK8([.AL24];1)" office:value-type="string" office:string-value="P" calcext:value-type="string">
            <text:p>P</text:p>
          </table:table-cell>
          <table:table-cell table:style-name="ce126" table:formula="of:=MUSZAK8([.AM24];1)" office:value-type="string" office:string-value="É" calcext:value-type="string">
            <text:p>É</text:p>
          </table:table-cell>
          <table:table-cell table:style-name="ce126" table:formula="of:=MUSZAK8([.AN24];1)" office:value-type="string" office:string-value="É" calcext:value-type="string">
            <text:p>É</text:p>
          </table:table-cell>
          <table:table-cell table:style-name="ce126" table:formula="of:=MUSZAK8([.AO24];1)" office:value-type="string" office:string-value="É" calcext:value-type="string">
            <text:p>É</text:p>
          </table:table-cell>
          <table:table-cell table:style-name="ce126" table:formula="of:=MUSZAK8([.AP24];1)" office:value-type="string" office:string-value="É" calcext:value-type="string">
            <text:p>É</text:p>
          </table:table-cell>
          <table:table-cell table:style-name="ce126" table:formula="of:=MUSZAK8([.AQ24];1)" office:value-type="string" office:string-value="P" calcext:value-type="string">
            <text:p>P</text:p>
          </table:table-cell>
          <table:table-cell table:style-name="ce126" table:formula="of:=MUSZAK8([.AR24];1)" office:value-type="string" office:string-value="Du" calcext:value-type="string">
            <text:p>Du</text:p>
          </table:table-cell>
          <table:table-cell table:style-name="ce126" table:formula="of:=MUSZAK8([.AS24];1)" office:value-type="string" office:string-value="Du" calcext:value-type="string">
            <text:p>Du</text:p>
          </table:table-cell>
          <table:table-cell table:style-name="ce126" table:formula="of:=MUSZAK8([.AT24];1)" office:value-type="string" office:string-value="Du" calcext:value-type="string">
            <text:p>Du</text:p>
          </table:table-cell>
          <table:table-cell table:style-name="ce126" table:formula="of:=MUSZAK8([.AU24];1)" office:value-type="string" office:string-value="Du" calcext:value-type="string">
            <text:p>Du</text:p>
          </table:table-cell>
          <table:table-cell table:style-name="ce126" table:formula="of:=MUSZAK8([.AV24];1)" office:value-type="string" office:string-value="P" calcext:value-type="string">
            <text:p>P</text:p>
          </table:table-cell>
          <table:table-cell table:style-name="ce126" table:formula="of:=MUSZAK8([.AW24];1)" office:value-type="string" office:string-value="N" calcext:value-type="string">
            <text:p>N</text:p>
          </table:table-cell>
          <table:table-cell table:style-name="ce126" table:formula="of:=MUSZAK8([.AX24];1)" office:value-type="string" office:string-value="N" calcext:value-type="string">
            <text:p>N</text:p>
          </table:table-cell>
          <table:table-cell table:style-name="ce126" table:formula="of:=MUSZAK8([.AY24];1)" office:value-type="string" office:string-value="N" calcext:value-type="string">
            <text:p>N</text:p>
          </table:table-cell>
          <table:table-cell table:style-name="ce126" table:formula="of:=MUSZAK8([.AZ24];1)" office:value-type="string" office:string-value="N" calcext:value-type="string">
            <text:p>N</text:p>
          </table:table-cell>
          <table:table-cell table:style-name="ce126" table:formula="of:=MUSZAK8([.BA24];1)" office:value-type="string" office:string-value="P" calcext:value-type="string">
            <text:p>P</text:p>
          </table:table-cell>
          <table:table-cell table:style-name="ce126" table:formula="of:=MUSZAK8([.BB24];1)" office:value-type="string" office:string-value="P" calcext:value-type="string">
            <text:p>P</text:p>
          </table:table-cell>
          <table:table-cell table:style-name="ce126" table:formula="of:=MUSZAK8([.BC24];1)" office:value-type="string" office:string-value="É" calcext:value-type="string">
            <text:p>É</text:p>
          </table:table-cell>
          <table:table-cell table:style-name="ce126" table:formula="of:=MUSZAK8([.BD24];1)" office:value-type="string" office:string-value="É" calcext:value-type="string">
            <text:p>É</text:p>
          </table:table-cell>
          <table:table-cell table:style-name="ce126" table:formula="of:=MUSZAK8([.BE24];1)" office:value-type="string" office:string-value="É" calcext:value-type="string">
            <text:p>É</text:p>
          </table:table-cell>
          <table:table-cell table:style-name="ce126" table:formula="of:=MUSZAK8([.BF24];1)" office:value-type="string" office:string-value="É" calcext:value-type="string">
            <text:p>É</text:p>
          </table:table-cell>
          <table:table-cell table:style-name="ce126" table:formula="of:=MUSZAK8([.BG24];1)" office:value-type="string" office:string-value="P" calcext:value-type="string">
            <text:p>P</text:p>
          </table:table-cell>
          <table:table-cell table:style-name="ce126" table:formula="of:=MUSZAK8([.BH24];1)" office:value-type="string" office:string-value="Du" calcext:value-type="string">
            <text:p>Du</text:p>
          </table:table-cell>
          <table:table-cell table:style-name="ce126" table:formula="of:=MUSZAK8([.BI24];1)" office:value-type="string" office:string-value="Du" calcext:value-type="string">
            <text:p>Du</text:p>
          </table:table-cell>
          <table:table-cell table:style-name="ce126" table:formula="of:=MUSZAK8([.BJ24];1)" office:value-type="string" office:string-value="Du" calcext:value-type="string">
            <text:p>Du</text:p>
          </table:table-cell>
          <table:table-cell table:style-name="ce126" table:formula="of:=MUSZAK8([.BK24];1)" office:value-type="string" office:string-value="Du" calcext:value-type="string">
            <text:p>Du</text:p>
          </table:table-cell>
          <table:table-cell table:style-name="ce126" table:formula="of:=MUSZAK8([.BL24];1)" office:value-type="string" office:string-value="P" calcext:value-type="string">
            <text:p>P</text:p>
          </table:table-cell>
          <table:table-cell table:style-name="ce126" table:formula="of:=MUSZAK8([.BM24];1)" office:value-type="string" office:string-value="N" calcext:value-type="string">
            <text:p>N</text:p>
          </table:table-cell>
          <table:table-cell table:style-name="ce126" table:formula="of:=MUSZAK8([.BN24];1)" office:value-type="string" office:string-value="N" calcext:value-type="string">
            <text:p>N</text:p>
          </table:table-cell>
          <table:table-cell table:style-name="ce203" table:formula="of:=MUSZAK8([.BO24];1)" office:value-type="string" office:string-value="N" calcext:value-type="string">
            <text:p>N</text:p>
          </table:table-cell>
          <table:table-cell table:style-name="ce285" table:formula="of:=COUNTIF([.AK26:.BO26];&quot;N&quot;)+COUNTIF([.AK26:.BO26];&quot;Du&quot;)+COUNTIF([.AK26:.BO26];&quot;É&quot;)-[.$BP$25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4" office:value-type="string" calcext:value-type="string">
            <text:p>B</text:p>
          </table:table-cell>
          <table:table-cell table:style-name="ce91" table:formula="of:=MUSZAK8([.C24];2)" office:value-type="string" office:string-value="É" calcext:value-type="string">
            <text:p>É</text:p>
          </table:table-cell>
          <table:table-cell table:style-name="ce127" table:formula="of:=MUSZAK8([.D24];2)" office:value-type="string" office:string-value="P" calcext:value-type="string">
            <text:p>P</text:p>
          </table:table-cell>
          <table:table-cell table:style-name="ce127" table:formula="of:=MUSZAK8([.E24];2)" office:value-type="string" office:string-value="Du" calcext:value-type="string">
            <text:p>Du</text:p>
          </table:table-cell>
          <table:table-cell table:style-name="ce127" table:formula="of:=MUSZAK8([.F24];2)" office:value-type="string" office:string-value="Du" calcext:value-type="string">
            <text:p>Du</text:p>
          </table:table-cell>
          <table:table-cell table:style-name="ce127" table:formula="of:=MUSZAK8([.G24];2)" office:value-type="string" office:string-value="Du" calcext:value-type="string">
            <text:p>Du</text:p>
          </table:table-cell>
          <table:table-cell table:style-name="ce127" table:formula="of:=MUSZAK8([.H24];2)" office:value-type="string" office:string-value="Du" calcext:value-type="string">
            <text:p>Du</text:p>
          </table:table-cell>
          <table:table-cell table:style-name="ce127" table:formula="of:=MUSZAK8([.I24];2)" office:value-type="string" office:string-value="P" calcext:value-type="string">
            <text:p>P</text:p>
          </table:table-cell>
          <table:table-cell table:style-name="ce127" table:formula="of:=MUSZAK8([.J24];2)" office:value-type="string" office:string-value="N" calcext:value-type="string">
            <text:p>N</text:p>
          </table:table-cell>
          <table:table-cell table:style-name="ce127" table:formula="of:=MUSZAK8([.K24];2)" office:value-type="string" office:string-value="N" calcext:value-type="string">
            <text:p>N</text:p>
          </table:table-cell>
          <table:table-cell table:style-name="ce127" table:formula="of:=MUSZAK8([.L24];2)" office:value-type="string" office:string-value="N" calcext:value-type="string">
            <text:p>N</text:p>
          </table:table-cell>
          <table:table-cell table:style-name="ce127" table:formula="of:=MUSZAK8([.M24];2)" office:value-type="string" office:string-value="N" calcext:value-type="string">
            <text:p>N</text:p>
          </table:table-cell>
          <table:table-cell table:style-name="ce127" table:formula="of:=MUSZAK8([.N24];2)" office:value-type="string" office:string-value="P" calcext:value-type="string">
            <text:p>P</text:p>
          </table:table-cell>
          <table:table-cell table:style-name="ce127" table:formula="of:=MUSZAK8([.O24];2)" office:value-type="string" office:string-value="P" calcext:value-type="string">
            <text:p>P</text:p>
          </table:table-cell>
          <table:table-cell table:style-name="ce127" table:formula="of:=MUSZAK8([.P24];2)" office:value-type="string" office:string-value="É" calcext:value-type="string">
            <text:p>É</text:p>
          </table:table-cell>
          <table:table-cell table:style-name="ce127" table:formula="of:=MUSZAK8([.Q24];2)" office:value-type="string" office:string-value="É" calcext:value-type="string">
            <text:p>É</text:p>
          </table:table-cell>
          <table:table-cell table:style-name="ce127" table:formula="of:=MUSZAK8([.R24];2)" office:value-type="string" office:string-value="É" calcext:value-type="string">
            <text:p>É</text:p>
          </table:table-cell>
          <table:table-cell table:style-name="ce127" table:formula="of:=MUSZAK8([.S24];2)" office:value-type="string" office:string-value="É" calcext:value-type="string">
            <text:p>É</text:p>
          </table:table-cell>
          <table:table-cell table:style-name="ce127" table:formula="of:=MUSZAK8([.T24];2)" office:value-type="string" office:string-value="P" calcext:value-type="string">
            <text:p>P</text:p>
          </table:table-cell>
          <table:table-cell table:style-name="ce127" table:formula="of:=MUSZAK8([.U24];2)" office:value-type="string" office:string-value="Du" calcext:value-type="string">
            <text:p>Du</text:p>
          </table:table-cell>
          <table:table-cell table:style-name="ce127" table:formula="of:=MUSZAK8([.V24];2)" office:value-type="string" office:string-value="Du" calcext:value-type="string">
            <text:p>Du</text:p>
          </table:table-cell>
          <table:table-cell table:style-name="ce127" table:formula="of:=MUSZAK8([.W24];2)" office:value-type="string" office:string-value="Du" calcext:value-type="string">
            <text:p>Du</text:p>
          </table:table-cell>
          <table:table-cell table:style-name="ce127" table:formula="of:=MUSZAK8([.X24];2)" office:value-type="string" office:string-value="Du" calcext:value-type="string">
            <text:p>Du</text:p>
          </table:table-cell>
          <table:table-cell table:style-name="ce127" table:formula="of:=MUSZAK8([.Y24];2)" office:value-type="string" office:string-value="P" calcext:value-type="string">
            <text:p>P</text:p>
          </table:table-cell>
          <table:table-cell table:style-name="ce127" table:formula="of:=MUSZAK8([.Z24];2)" office:value-type="string" office:string-value="N" calcext:value-type="string">
            <text:p>N</text:p>
          </table:table-cell>
          <table:table-cell table:style-name="ce127" table:formula="of:=MUSZAK8([.AA24];2)" office:value-type="string" office:string-value="N" calcext:value-type="string">
            <text:p>N</text:p>
          </table:table-cell>
          <table:table-cell table:style-name="ce127" table:formula="of:=MUSZAK8([.AB24];2)" office:value-type="string" office:string-value="N" calcext:value-type="string">
            <text:p>N</text:p>
          </table:table-cell>
          <table:table-cell table:style-name="ce127" table:formula="of:=MUSZAK8([.AC24];2)" office:value-type="string" office:string-value="N" calcext:value-type="string">
            <text:p>N</text:p>
          </table:table-cell>
          <table:table-cell table:style-name="ce127" table:formula="of:=MUSZAK8([.AD24];2)" office:value-type="string" office:string-value="P" calcext:value-type="string">
            <text:p>P</text:p>
          </table:table-cell>
          <table:table-cell table:style-name="ce127" table:formula="of:=MUSZAK8([.AE24];2)" office:value-type="string" office:string-value="P" calcext:value-type="string">
            <text:p>P</text:p>
          </table:table-cell>
          <table:table-cell table:style-name="ce204" table:formula="of:=MUSZAK8([.AF24];2)" office:value-type="string" office:string-value="É" calcext:value-type="string">
            <text:p>É</text:p>
          </table:table-cell>
          <table:table-cell table:style-name="ce99"/>
          <table:table-cell table:style-name="ce227" table:formula="of:=COUNTIF([.$C27:.$AG27];&quot;N&quot;)+COUNTIF([.$C27:.$AG27];&quot;Du&quot;)+COUNTIF([.$C27:.$AG27];&quot;É&quot;)-[.$AH$25]" office:value-type="float" office:value="1" calcext:value-type="float">
            <text:p>1</text:p>
          </table:table-cell>
          <table:covered-table-cell table:style-name="ce241"/>
          <table:table-cell table:style-name="ce208" office:value-type="string" calcext:value-type="string">
            <text:p>B</text:p>
          </table:table-cell>
          <table:table-cell table:style-name="ce91" table:formula="of:=MUSZAK8([.AK24];2)" office:value-type="string" office:string-value="N" calcext:value-type="string">
            <text:p>N</text:p>
          </table:table-cell>
          <table:table-cell table:style-name="ce127" table:formula="of:=MUSZAK8([.AL24];2)" office:value-type="string" office:string-value="N" calcext:value-type="string">
            <text:p>N</text:p>
          </table:table-cell>
          <table:table-cell table:style-name="ce127" table:formula="of:=MUSZAK8([.AM24];2)" office:value-type="string" office:string-value="N" calcext:value-type="string">
            <text:p>N</text:p>
          </table:table-cell>
          <table:table-cell table:style-name="ce127" table:formula="of:=MUSZAK8([.AN24];2)" office:value-type="string" office:string-value="N" calcext:value-type="string">
            <text:p>N</text:p>
          </table:table-cell>
          <table:table-cell table:style-name="ce127" table:formula="of:=MUSZAK8([.AO24];2)" office:value-type="string" office:string-value="P" calcext:value-type="string">
            <text:p>P</text:p>
          </table:table-cell>
          <table:table-cell table:style-name="ce127" table:formula="of:=MUSZAK8([.AP24];2)" office:value-type="string" office:string-value="P" calcext:value-type="string">
            <text:p>P</text:p>
          </table:table-cell>
          <table:table-cell table:style-name="ce127" table:formula="of:=MUSZAK8([.AQ24];2)" office:value-type="string" office:string-value="É" calcext:value-type="string">
            <text:p>É</text:p>
          </table:table-cell>
          <table:table-cell table:style-name="ce127" table:formula="of:=MUSZAK8([.AR24];2)" office:value-type="string" office:string-value="É" calcext:value-type="string">
            <text:p>É</text:p>
          </table:table-cell>
          <table:table-cell table:style-name="ce127" table:formula="of:=MUSZAK8([.AS24];2)" office:value-type="string" office:string-value="É" calcext:value-type="string">
            <text:p>É</text:p>
          </table:table-cell>
          <table:table-cell table:style-name="ce127" table:formula="of:=MUSZAK8([.AT24];2)" office:value-type="string" office:string-value="É" calcext:value-type="string">
            <text:p>É</text:p>
          </table:table-cell>
          <table:table-cell table:style-name="ce127" table:formula="of:=MUSZAK8([.AU24];2)" office:value-type="string" office:string-value="P" calcext:value-type="string">
            <text:p>P</text:p>
          </table:table-cell>
          <table:table-cell table:style-name="ce127" table:formula="of:=MUSZAK8([.AV24];2)" office:value-type="string" office:string-value="Du" calcext:value-type="string">
            <text:p>Du</text:p>
          </table:table-cell>
          <table:table-cell table:style-name="ce127" table:formula="of:=MUSZAK8([.AW24];2)" office:value-type="string" office:string-value="Du" calcext:value-type="string">
            <text:p>Du</text:p>
          </table:table-cell>
          <table:table-cell table:style-name="ce127" table:formula="of:=MUSZAK8([.AX24];2)" office:value-type="string" office:string-value="Du" calcext:value-type="string">
            <text:p>Du</text:p>
          </table:table-cell>
          <table:table-cell table:style-name="ce127" table:formula="of:=MUSZAK8([.AY24];2)" office:value-type="string" office:string-value="Du" calcext:value-type="string">
            <text:p>Du</text:p>
          </table:table-cell>
          <table:table-cell table:style-name="ce127" table:formula="of:=MUSZAK8([.AZ24];2)" office:value-type="string" office:string-value="P" calcext:value-type="string">
            <text:p>P</text:p>
          </table:table-cell>
          <table:table-cell table:style-name="ce127" table:formula="of:=MUSZAK8([.BA24];2)" office:value-type="string" office:string-value="N" calcext:value-type="string">
            <text:p>N</text:p>
          </table:table-cell>
          <table:table-cell table:style-name="ce127" table:formula="of:=MUSZAK8([.BB24];2)" office:value-type="string" office:string-value="N" calcext:value-type="string">
            <text:p>N</text:p>
          </table:table-cell>
          <table:table-cell table:style-name="ce127" table:formula="of:=MUSZAK8([.BC24];2)" office:value-type="string" office:string-value="N" calcext:value-type="string">
            <text:p>N</text:p>
          </table:table-cell>
          <table:table-cell table:style-name="ce127" table:formula="of:=MUSZAK8([.BD24];2)" office:value-type="string" office:string-value="N" calcext:value-type="string">
            <text:p>N</text:p>
          </table:table-cell>
          <table:table-cell table:style-name="ce127" table:formula="of:=MUSZAK8([.BE24];2)" office:value-type="string" office:string-value="P" calcext:value-type="string">
            <text:p>P</text:p>
          </table:table-cell>
          <table:table-cell table:style-name="ce127" table:formula="of:=MUSZAK8([.BF24];2)" office:value-type="string" office:string-value="P" calcext:value-type="string">
            <text:p>P</text:p>
          </table:table-cell>
          <table:table-cell table:style-name="ce127" table:formula="of:=MUSZAK8([.BG24];2)" office:value-type="string" office:string-value="É" calcext:value-type="string">
            <text:p>É</text:p>
          </table:table-cell>
          <table:table-cell table:style-name="ce127" table:formula="of:=MUSZAK8([.BH24];2)" office:value-type="string" office:string-value="É" calcext:value-type="string">
            <text:p>É</text:p>
          </table:table-cell>
          <table:table-cell table:style-name="ce127" table:formula="of:=MUSZAK8([.BI24];2)" office:value-type="string" office:string-value="É" calcext:value-type="string">
            <text:p>É</text:p>
          </table:table-cell>
          <table:table-cell table:style-name="ce127" table:formula="of:=MUSZAK8([.BJ24];2)" office:value-type="string" office:string-value="É" calcext:value-type="string">
            <text:p>É</text:p>
          </table:table-cell>
          <table:table-cell table:style-name="ce127" table:formula="of:=MUSZAK8([.BK24];2)" office:value-type="string" office:string-value="P" calcext:value-type="string">
            <text:p>P</text:p>
          </table:table-cell>
          <table:table-cell table:style-name="ce127" table:formula="of:=MUSZAK8([.BL24];2)" office:value-type="string" office:string-value="Du" calcext:value-type="string">
            <text:p>Du</text:p>
          </table:table-cell>
          <table:table-cell table:style-name="ce127" table:formula="of:=MUSZAK8([.BM24];2)" office:value-type="string" office:string-value="Du" calcext:value-type="string">
            <text:p>Du</text:p>
          </table:table-cell>
          <table:table-cell table:style-name="ce127" table:formula="of:=MUSZAK8([.BN24];2)" office:value-type="string" office:string-value="Du" calcext:value-type="string">
            <text:p>Du</text:p>
          </table:table-cell>
          <table:table-cell table:style-name="ce204" table:formula="of:=MUSZAK8([.BO24];2)" office:value-type="string" office:string-value="Du" calcext:value-type="string">
            <text:p>Du</text:p>
          </table:table-cell>
          <table:table-cell table:style-name="ce285" table:formula="of:=COUNTIF([.AK27:.BO27];&quot;N&quot;)+COUNTIF([.AK27:.BO27];&quot;Du&quot;)+COUNTIF([.AK27:.BO27];&quot;É&quot;)-[.$BP$25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5" office:value-type="string" calcext:value-type="string">
            <text:p>C</text:p>
          </table:table-cell>
          <table:table-cell table:style-name="ce91" table:formula="of:=MUSZAK8([.C24];3)" office:value-type="string" office:string-value="P" calcext:value-type="string">
            <text:p>P</text:p>
          </table:table-cell>
          <table:table-cell table:style-name="ce127" table:formula="of:=MUSZAK8([.D24];3)" office:value-type="string" office:string-value="É" calcext:value-type="string">
            <text:p>É</text:p>
          </table:table-cell>
          <table:table-cell table:style-name="ce127" table:formula="of:=MUSZAK8([.E24];3)" office:value-type="string" office:string-value="É" calcext:value-type="string">
            <text:p>É</text:p>
          </table:table-cell>
          <table:table-cell table:style-name="ce127" table:formula="of:=MUSZAK8([.F24];3)" office:value-type="string" office:string-value="É" calcext:value-type="string">
            <text:p>É</text:p>
          </table:table-cell>
          <table:table-cell table:style-name="ce127" table:formula="of:=MUSZAK8([.G24];3)" office:value-type="string" office:string-value="É" calcext:value-type="string">
            <text:p>É</text:p>
          </table:table-cell>
          <table:table-cell table:style-name="ce127" table:formula="of:=MUSZAK8([.H24];3)" office:value-type="string" office:string-value="P" calcext:value-type="string">
            <text:p>P</text:p>
          </table:table-cell>
          <table:table-cell table:style-name="ce127" table:formula="of:=MUSZAK8([.I24];3)" office:value-type="string" office:string-value="Du" calcext:value-type="string">
            <text:p>Du</text:p>
          </table:table-cell>
          <table:table-cell table:style-name="ce127" table:formula="of:=MUSZAK8([.J24];3)" office:value-type="string" office:string-value="Du" calcext:value-type="string">
            <text:p>Du</text:p>
          </table:table-cell>
          <table:table-cell table:style-name="ce127" table:formula="of:=MUSZAK8([.K24];3)" office:value-type="string" office:string-value="Du" calcext:value-type="string">
            <text:p>Du</text:p>
          </table:table-cell>
          <table:table-cell table:style-name="ce127" table:formula="of:=MUSZAK8([.L24];3)" office:value-type="string" office:string-value="Du" calcext:value-type="string">
            <text:p>Du</text:p>
          </table:table-cell>
          <table:table-cell table:style-name="ce127" table:formula="of:=MUSZAK8([.M24];3)" office:value-type="string" office:string-value="P" calcext:value-type="string">
            <text:p>P</text:p>
          </table:table-cell>
          <table:table-cell table:style-name="ce127" table:formula="of:=MUSZAK8([.N24];3)" office:value-type="string" office:string-value="N" calcext:value-type="string">
            <text:p>N</text:p>
          </table:table-cell>
          <table:table-cell table:style-name="ce127" table:formula="of:=MUSZAK8([.O24];3)" office:value-type="string" office:string-value="N" calcext:value-type="string">
            <text:p>N</text:p>
          </table:table-cell>
          <table:table-cell table:style-name="ce127" table:formula="of:=MUSZAK8([.P24];3)" office:value-type="string" office:string-value="N" calcext:value-type="string">
            <text:p>N</text:p>
          </table:table-cell>
          <table:table-cell table:style-name="ce127" table:formula="of:=MUSZAK8([.Q24];3)" office:value-type="string" office:string-value="N" calcext:value-type="string">
            <text:p>N</text:p>
          </table:table-cell>
          <table:table-cell table:style-name="ce127" table:formula="of:=MUSZAK8([.R24];3)" office:value-type="string" office:string-value="P" calcext:value-type="string">
            <text:p>P</text:p>
          </table:table-cell>
          <table:table-cell table:style-name="ce127" table:formula="of:=MUSZAK8([.S24];3)" office:value-type="string" office:string-value="P" calcext:value-type="string">
            <text:p>P</text:p>
          </table:table-cell>
          <table:table-cell table:style-name="ce127" table:formula="of:=MUSZAK8([.T24];3)" office:value-type="string" office:string-value="É" calcext:value-type="string">
            <text:p>É</text:p>
          </table:table-cell>
          <table:table-cell table:style-name="ce127" table:formula="of:=MUSZAK8([.U24];3)" office:value-type="string" office:string-value="É" calcext:value-type="string">
            <text:p>É</text:p>
          </table:table-cell>
          <table:table-cell table:style-name="ce127" table:formula="of:=MUSZAK8([.V24];3)" office:value-type="string" office:string-value="É" calcext:value-type="string">
            <text:p>É</text:p>
          </table:table-cell>
          <table:table-cell table:style-name="ce127" table:formula="of:=MUSZAK8([.W24];3)" office:value-type="string" office:string-value="É" calcext:value-type="string">
            <text:p>É</text:p>
          </table:table-cell>
          <table:table-cell table:style-name="ce127" table:formula="of:=MUSZAK8([.X24];3)" office:value-type="string" office:string-value="P" calcext:value-type="string">
            <text:p>P</text:p>
          </table:table-cell>
          <table:table-cell table:style-name="ce127" table:formula="of:=MUSZAK8([.Y24];3)" office:value-type="string" office:string-value="Du" calcext:value-type="string">
            <text:p>Du</text:p>
          </table:table-cell>
          <table:table-cell table:style-name="ce127" table:formula="of:=MUSZAK8([.Z24];3)" office:value-type="string" office:string-value="Du" calcext:value-type="string">
            <text:p>Du</text:p>
          </table:table-cell>
          <table:table-cell table:style-name="ce127" table:formula="of:=MUSZAK8([.AA24];3)" office:value-type="string" office:string-value="Du" calcext:value-type="string">
            <text:p>Du</text:p>
          </table:table-cell>
          <table:table-cell table:style-name="ce127" table:formula="of:=MUSZAK8([.AB24];3)" office:value-type="string" office:string-value="Du" calcext:value-type="string">
            <text:p>Du</text:p>
          </table:table-cell>
          <table:table-cell table:style-name="ce127" table:formula="of:=MUSZAK8([.AC24];3)" office:value-type="string" office:string-value="P" calcext:value-type="string">
            <text:p>P</text:p>
          </table:table-cell>
          <table:table-cell table:style-name="ce127" table:formula="of:=MUSZAK8([.AD24];3)" office:value-type="string" office:string-value="N" calcext:value-type="string">
            <text:p>N</text:p>
          </table:table-cell>
          <table:table-cell table:style-name="ce127" table:formula="of:=MUSZAK8([.AE24];3)" office:value-type="string" office:string-value="N" calcext:value-type="string">
            <text:p>N</text:p>
          </table:table-cell>
          <table:table-cell table:style-name="ce204" table:formula="of:=MUSZAK8([.AF24];3)" office:value-type="string" office:string-value="N" calcext:value-type="string">
            <text:p>N</text:p>
          </table:table-cell>
          <table:table-cell table:style-name="ce99"/>
          <table:table-cell table:style-name="ce227" table:formula="of:=COUNTIF([.$C28:.$AG28];&quot;N&quot;)+COUNTIF([.$C28:.$AG28];&quot;Du&quot;)+COUNTIF([.$C28:.$AG28];&quot;É&quot;)-[.$AH$25]" office:value-type="float" office:value="2" calcext:value-type="float">
            <text:p>2</text:p>
          </table:table-cell>
          <table:covered-table-cell table:style-name="ce241"/>
          <table:table-cell table:style-name="ce209" office:value-type="string" calcext:value-type="string">
            <text:p>C</text:p>
          </table:table-cell>
          <table:table-cell table:style-name="ce91" table:formula="of:=MUSZAK8([.AK24];3)" office:value-type="string" office:string-value="Du" calcext:value-type="string">
            <text:p>Du</text:p>
          </table:table-cell>
          <table:table-cell table:style-name="ce127" table:formula="of:=MUSZAK8([.AL24];3)" office:value-type="string" office:string-value="Du" calcext:value-type="string">
            <text:p>Du</text:p>
          </table:table-cell>
          <table:table-cell table:style-name="ce127" table:formula="of:=MUSZAK8([.AM24];3)" office:value-type="string" office:string-value="Du" calcext:value-type="string">
            <text:p>Du</text:p>
          </table:table-cell>
          <table:table-cell table:style-name="ce127" table:formula="of:=MUSZAK8([.AN24];3)" office:value-type="string" office:string-value="P" calcext:value-type="string">
            <text:p>P</text:p>
          </table:table-cell>
          <table:table-cell table:style-name="ce127" table:formula="of:=MUSZAK8([.AO24];3)" office:value-type="string" office:string-value="N" calcext:value-type="string">
            <text:p>N</text:p>
          </table:table-cell>
          <table:table-cell table:style-name="ce127" table:formula="of:=MUSZAK8([.AP24];3)" office:value-type="string" office:string-value="N" calcext:value-type="string">
            <text:p>N</text:p>
          </table:table-cell>
          <table:table-cell table:style-name="ce127" table:formula="of:=MUSZAK8([.AQ24];3)" office:value-type="string" office:string-value="N" calcext:value-type="string">
            <text:p>N</text:p>
          </table:table-cell>
          <table:table-cell table:style-name="ce127" table:formula="of:=MUSZAK8([.AR24];3)" office:value-type="string" office:string-value="N" calcext:value-type="string">
            <text:p>N</text:p>
          </table:table-cell>
          <table:table-cell table:style-name="ce127" table:formula="of:=MUSZAK8([.AS24];3)" office:value-type="string" office:string-value="P" calcext:value-type="string">
            <text:p>P</text:p>
          </table:table-cell>
          <table:table-cell table:style-name="ce127" table:formula="of:=MUSZAK8([.AT24];3)" office:value-type="string" office:string-value="P" calcext:value-type="string">
            <text:p>P</text:p>
          </table:table-cell>
          <table:table-cell table:style-name="ce127" table:formula="of:=MUSZAK8([.AU24];3)" office:value-type="string" office:string-value="É" calcext:value-type="string">
            <text:p>É</text:p>
          </table:table-cell>
          <table:table-cell table:style-name="ce127" table:formula="of:=MUSZAK8([.AV24];3)" office:value-type="string" office:string-value="É" calcext:value-type="string">
            <text:p>É</text:p>
          </table:table-cell>
          <table:table-cell table:style-name="ce127" table:formula="of:=MUSZAK8([.AW24];3)" office:value-type="string" office:string-value="É" calcext:value-type="string">
            <text:p>É</text:p>
          </table:table-cell>
          <table:table-cell table:style-name="ce127" table:formula="of:=MUSZAK8([.AX24];3)" office:value-type="string" office:string-value="É" calcext:value-type="string">
            <text:p>É</text:p>
          </table:table-cell>
          <table:table-cell table:style-name="ce127" table:formula="of:=MUSZAK8([.AY24];3)" office:value-type="string" office:string-value="P" calcext:value-type="string">
            <text:p>P</text:p>
          </table:table-cell>
          <table:table-cell table:style-name="ce127" table:formula="of:=MUSZAK8([.AZ24];3)" office:value-type="string" office:string-value="Du" calcext:value-type="string">
            <text:p>Du</text:p>
          </table:table-cell>
          <table:table-cell table:style-name="ce127" table:formula="of:=MUSZAK8([.BA24];3)" office:value-type="string" office:string-value="Du" calcext:value-type="string">
            <text:p>Du</text:p>
          </table:table-cell>
          <table:table-cell table:style-name="ce127" table:formula="of:=MUSZAK8([.BB24];3)" office:value-type="string" office:string-value="Du" calcext:value-type="string">
            <text:p>Du</text:p>
          </table:table-cell>
          <table:table-cell table:style-name="ce127" table:formula="of:=MUSZAK8([.BC24];3)" office:value-type="string" office:string-value="Du" calcext:value-type="string">
            <text:p>Du</text:p>
          </table:table-cell>
          <table:table-cell table:style-name="ce127" table:formula="of:=MUSZAK8([.BD24];3)" office:value-type="string" office:string-value="P" calcext:value-type="string">
            <text:p>P</text:p>
          </table:table-cell>
          <table:table-cell table:style-name="ce127" table:formula="of:=MUSZAK8([.BE24];3)" office:value-type="string" office:string-value="N" calcext:value-type="string">
            <text:p>N</text:p>
          </table:table-cell>
          <table:table-cell table:style-name="ce127" table:formula="of:=MUSZAK8([.BF24];3)" office:value-type="string" office:string-value="N" calcext:value-type="string">
            <text:p>N</text:p>
          </table:table-cell>
          <table:table-cell table:style-name="ce127" table:formula="of:=MUSZAK8([.BG24];3)" office:value-type="string" office:string-value="N" calcext:value-type="string">
            <text:p>N</text:p>
          </table:table-cell>
          <table:table-cell table:style-name="ce127" table:formula="of:=MUSZAK8([.BH24];3)" office:value-type="string" office:string-value="N" calcext:value-type="string">
            <text:p>N</text:p>
          </table:table-cell>
          <table:table-cell table:style-name="ce127" table:formula="of:=MUSZAK8([.BI24];3)" office:value-type="string" office:string-value="P" calcext:value-type="string">
            <text:p>P</text:p>
          </table:table-cell>
          <table:table-cell table:style-name="ce127" table:formula="of:=MUSZAK8([.BJ24];3)" office:value-type="string" office:string-value="P" calcext:value-type="string">
            <text:p>P</text:p>
          </table:table-cell>
          <table:table-cell table:style-name="ce127" table:formula="of:=MUSZAK8([.BK24];3)" office:value-type="string" office:string-value="É" calcext:value-type="string">
            <text:p>É</text:p>
          </table:table-cell>
          <table:table-cell table:style-name="ce127" table:formula="of:=MUSZAK8([.BL24];3)" office:value-type="string" office:string-value="É" calcext:value-type="string">
            <text:p>É</text:p>
          </table:table-cell>
          <table:table-cell table:style-name="ce127" table:formula="of:=MUSZAK8([.BM24];3)" office:value-type="string" office:string-value="É" calcext:value-type="string">
            <text:p>É</text:p>
          </table:table-cell>
          <table:table-cell table:style-name="ce127" table:formula="of:=MUSZAK8([.BN24];3)" office:value-type="string" office:string-value="É" calcext:value-type="string">
            <text:p>É</text:p>
          </table:table-cell>
          <table:table-cell table:style-name="ce204" table:formula="of:=MUSZAK8([.BO24];3)" office:value-type="string" office:string-value="P" calcext:value-type="string">
            <text:p>P</text:p>
          </table:table-cell>
          <table:table-cell table:style-name="ce285" table:formula="of:=COUNTIF([.AK28:.BO28];&quot;N&quot;)+COUNTIF([.AK28:.BO28];&quot;Du&quot;)+COUNTIF([.AK28:.BO28];&quot;É&quot;)-[.$BP$25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36" office:value-type="string" calcext:value-type="string">
            <text:p>D</text:p>
          </table:table-cell>
          <table:table-cell table:style-name="ce120" table:formula="of:=MUSZAK8([.C24];4)" office:value-type="string" office:string-value="N" calcext:value-type="string">
            <text:p>N</text:p>
          </table:table-cell>
          <table:table-cell table:style-name="ce128" table:formula="of:=MUSZAK8([.D24];4)" office:value-type="string" office:string-value="N" calcext:value-type="string">
            <text:p>N</text:p>
          </table:table-cell>
          <table:table-cell table:style-name="ce128" table:formula="of:=MUSZAK8([.E24];4)" office:value-type="string" office:string-value="N" calcext:value-type="string">
            <text:p>N</text:p>
          </table:table-cell>
          <table:table-cell table:style-name="ce128" table:formula="of:=MUSZAK8([.F24];4)" office:value-type="string" office:string-value="P" calcext:value-type="string">
            <text:p>P</text:p>
          </table:table-cell>
          <table:table-cell table:style-name="ce128" table:formula="of:=MUSZAK8([.G24];4)" office:value-type="string" office:string-value="P" calcext:value-type="string">
            <text:p>P</text:p>
          </table:table-cell>
          <table:table-cell table:style-name="ce128" table:formula="of:=MUSZAK8([.H24];4)" office:value-type="string" office:string-value="É" calcext:value-type="string">
            <text:p>É</text:p>
          </table:table-cell>
          <table:table-cell table:style-name="ce128" table:formula="of:=MUSZAK8([.I24];4)" office:value-type="string" office:string-value="É" calcext:value-type="string">
            <text:p>É</text:p>
          </table:table-cell>
          <table:table-cell table:style-name="ce128" table:formula="of:=MUSZAK8([.J24];4)" office:value-type="string" office:string-value="É" calcext:value-type="string">
            <text:p>É</text:p>
          </table:table-cell>
          <table:table-cell table:style-name="ce128" table:formula="of:=MUSZAK8([.K24];4)" office:value-type="string" office:string-value="É" calcext:value-type="string">
            <text:p>É</text:p>
          </table:table-cell>
          <table:table-cell table:style-name="ce128" table:formula="of:=MUSZAK8([.L24];4)" office:value-type="string" office:string-value="P" calcext:value-type="string">
            <text:p>P</text:p>
          </table:table-cell>
          <table:table-cell table:style-name="ce128" table:formula="of:=MUSZAK8([.M24];4)" office:value-type="string" office:string-value="Du" calcext:value-type="string">
            <text:p>Du</text:p>
          </table:table-cell>
          <table:table-cell table:style-name="ce128" table:formula="of:=MUSZAK8([.N24];4)" office:value-type="string" office:string-value="Du" calcext:value-type="string">
            <text:p>Du</text:p>
          </table:table-cell>
          <table:table-cell table:style-name="ce128" table:formula="of:=MUSZAK8([.O24];4)" office:value-type="string" office:string-value="Du" calcext:value-type="string">
            <text:p>Du</text:p>
          </table:table-cell>
          <table:table-cell table:style-name="ce128" table:formula="of:=MUSZAK8([.P24];4)" office:value-type="string" office:string-value="Du" calcext:value-type="string">
            <text:p>Du</text:p>
          </table:table-cell>
          <table:table-cell table:style-name="ce128" table:formula="of:=MUSZAK8([.Q24];4)" office:value-type="string" office:string-value="P" calcext:value-type="string">
            <text:p>P</text:p>
          </table:table-cell>
          <table:table-cell table:style-name="ce128" table:formula="of:=MUSZAK8([.R24];4)" office:value-type="string" office:string-value="N" calcext:value-type="string">
            <text:p>N</text:p>
          </table:table-cell>
          <table:table-cell table:style-name="ce128" table:formula="of:=MUSZAK8([.S24];4)" office:value-type="string" office:string-value="N" calcext:value-type="string">
            <text:p>N</text:p>
          </table:table-cell>
          <table:table-cell table:style-name="ce128" table:formula="of:=MUSZAK8([.T24];4)" office:value-type="string" office:string-value="N" calcext:value-type="string">
            <text:p>N</text:p>
          </table:table-cell>
          <table:table-cell table:style-name="ce128" table:formula="of:=MUSZAK8([.U24];4)" office:value-type="string" office:string-value="N" calcext:value-type="string">
            <text:p>N</text:p>
          </table:table-cell>
          <table:table-cell table:style-name="ce128" table:formula="of:=MUSZAK8([.V24];4)" office:value-type="string" office:string-value="P" calcext:value-type="string">
            <text:p>P</text:p>
          </table:table-cell>
          <table:table-cell table:style-name="ce128" table:formula="of:=MUSZAK8([.W24];4)" office:value-type="string" office:string-value="P" calcext:value-type="string">
            <text:p>P</text:p>
          </table:table-cell>
          <table:table-cell table:style-name="ce128" table:formula="of:=MUSZAK8([.X24];4)" office:value-type="string" office:string-value="É" calcext:value-type="string">
            <text:p>É</text:p>
          </table:table-cell>
          <table:table-cell table:style-name="ce128" table:formula="of:=MUSZAK8([.Y24];4)" office:value-type="string" office:string-value="É" calcext:value-type="string">
            <text:p>É</text:p>
          </table:table-cell>
          <table:table-cell table:style-name="ce128" table:formula="of:=MUSZAK8([.Z24];4)" office:value-type="string" office:string-value="É" calcext:value-type="string">
            <text:p>É</text:p>
          </table:table-cell>
          <table:table-cell table:style-name="ce128" table:formula="of:=MUSZAK8([.AA24];4)" office:value-type="string" office:string-value="É" calcext:value-type="string">
            <text:p>É</text:p>
          </table:table-cell>
          <table:table-cell table:style-name="ce128" table:formula="of:=MUSZAK8([.AB24];4)" office:value-type="string" office:string-value="P" calcext:value-type="string">
            <text:p>P</text:p>
          </table:table-cell>
          <table:table-cell table:style-name="ce128" table:formula="of:=MUSZAK8([.AC24];4)" office:value-type="string" office:string-value="Du" calcext:value-type="string">
            <text:p>Du</text:p>
          </table:table-cell>
          <table:table-cell table:style-name="ce128" table:formula="of:=MUSZAK8([.AD24];4)" office:value-type="string" office:string-value="Du" calcext:value-type="string">
            <text:p>Du</text:p>
          </table:table-cell>
          <table:table-cell table:style-name="ce128" table:formula="of:=MUSZAK8([.AE24];4)" office:value-type="string" office:string-value="Du" calcext:value-type="string">
            <text:p>Du</text:p>
          </table:table-cell>
          <table:table-cell table:style-name="ce205" table:formula="of:=MUSZAK8([.AF24];4)" office:value-type="string" office:string-value="Du" calcext:value-type="string">
            <text:p>Du</text:p>
          </table:table-cell>
          <table:table-cell table:style-name="ce99"/>
          <table:table-cell table:style-name="ce227" table:formula="of:=COUNTIF([.$C29:.$AG29];&quot;N&quot;)+COUNTIF([.$C29:.$AG29];&quot;Du&quot;)+COUNTIF([.$C29:.$AG29];&quot;É&quot;)-[.$AH$25]" office:value-type="float" office:value="2" calcext:value-type="float">
            <text:p>2</text:p>
          </table:table-cell>
          <table:covered-table-cell table:style-name="ce242"/>
          <table:table-cell table:style-name="ce210" office:value-type="string" calcext:value-type="string">
            <text:p>D</text:p>
          </table:table-cell>
          <table:table-cell table:style-name="ce120" table:formula="of:=MUSZAK8([.AK24];4)" office:value-type="string" office:string-value="É" calcext:value-type="string">
            <text:p>É</text:p>
          </table:table-cell>
          <table:table-cell table:style-name="ce128" table:formula="of:=MUSZAK8([.AL24];4)" office:value-type="string" office:string-value="É" calcext:value-type="string">
            <text:p>É</text:p>
          </table:table-cell>
          <table:table-cell table:style-name="ce128" table:formula="of:=MUSZAK8([.AM24];4)" office:value-type="string" office:string-value="P" calcext:value-type="string">
            <text:p>P</text:p>
          </table:table-cell>
          <table:table-cell table:style-name="ce128" table:formula="of:=MUSZAK8([.AN24];4)" office:value-type="string" office:string-value="Du" calcext:value-type="string">
            <text:p>Du</text:p>
          </table:table-cell>
          <table:table-cell table:style-name="ce128" table:formula="of:=MUSZAK8([.AO24];4)" office:value-type="string" office:string-value="Du" calcext:value-type="string">
            <text:p>Du</text:p>
          </table:table-cell>
          <table:table-cell table:style-name="ce128" table:formula="of:=MUSZAK8([.AP24];4)" office:value-type="string" office:string-value="Du" calcext:value-type="string">
            <text:p>Du</text:p>
          </table:table-cell>
          <table:table-cell table:style-name="ce128" table:formula="of:=MUSZAK8([.AQ24];4)" office:value-type="string" office:string-value="Du" calcext:value-type="string">
            <text:p>Du</text:p>
          </table:table-cell>
          <table:table-cell table:style-name="ce128" table:formula="of:=MUSZAK8([.AR24];4)" office:value-type="string" office:string-value="P" calcext:value-type="string">
            <text:p>P</text:p>
          </table:table-cell>
          <table:table-cell table:style-name="ce128" table:formula="of:=MUSZAK8([.AS24];4)" office:value-type="string" office:string-value="N" calcext:value-type="string">
            <text:p>N</text:p>
          </table:table-cell>
          <table:table-cell table:style-name="ce128" table:formula="of:=MUSZAK8([.AT24];4)" office:value-type="string" office:string-value="N" calcext:value-type="string">
            <text:p>N</text:p>
          </table:table-cell>
          <table:table-cell table:style-name="ce128" table:formula="of:=MUSZAK8([.AU24];4)" office:value-type="string" office:string-value="N" calcext:value-type="string">
            <text:p>N</text:p>
          </table:table-cell>
          <table:table-cell table:style-name="ce128" table:formula="of:=MUSZAK8([.AV24];4)" office:value-type="string" office:string-value="N" calcext:value-type="string">
            <text:p>N</text:p>
          </table:table-cell>
          <table:table-cell table:style-name="ce128" table:formula="of:=MUSZAK8([.AW24];4)" office:value-type="string" office:string-value="P" calcext:value-type="string">
            <text:p>P</text:p>
          </table:table-cell>
          <table:table-cell table:style-name="ce128" table:formula="of:=MUSZAK8([.AX24];4)" office:value-type="string" office:string-value="P" calcext:value-type="string">
            <text:p>P</text:p>
          </table:table-cell>
          <table:table-cell table:style-name="ce128" table:formula="of:=MUSZAK8([.AY24];4)" office:value-type="string" office:string-value="É" calcext:value-type="string">
            <text:p>É</text:p>
          </table:table-cell>
          <table:table-cell table:style-name="ce128" table:formula="of:=MUSZAK8([.AZ24];4)" office:value-type="string" office:string-value="É" calcext:value-type="string">
            <text:p>É</text:p>
          </table:table-cell>
          <table:table-cell table:style-name="ce128" table:formula="of:=MUSZAK8([.BA24];4)" office:value-type="string" office:string-value="É" calcext:value-type="string">
            <text:p>É</text:p>
          </table:table-cell>
          <table:table-cell table:style-name="ce128" table:formula="of:=MUSZAK8([.BB24];4)" office:value-type="string" office:string-value="É" calcext:value-type="string">
            <text:p>É</text:p>
          </table:table-cell>
          <table:table-cell table:style-name="ce128" table:formula="of:=MUSZAK8([.BC24];4)" office:value-type="string" office:string-value="P" calcext:value-type="string">
            <text:p>P</text:p>
          </table:table-cell>
          <table:table-cell table:style-name="ce128" table:formula="of:=MUSZAK8([.BD24];4)" office:value-type="string" office:string-value="Du" calcext:value-type="string">
            <text:p>Du</text:p>
          </table:table-cell>
          <table:table-cell table:style-name="ce128" table:formula="of:=MUSZAK8([.BE24];4)" office:value-type="string" office:string-value="Du" calcext:value-type="string">
            <text:p>Du</text:p>
          </table:table-cell>
          <table:table-cell table:style-name="ce128" table:formula="of:=MUSZAK8([.BF24];4)" office:value-type="string" office:string-value="Du" calcext:value-type="string">
            <text:p>Du</text:p>
          </table:table-cell>
          <table:table-cell table:style-name="ce128" table:formula="of:=MUSZAK8([.BG24];4)" office:value-type="string" office:string-value="Du" calcext:value-type="string">
            <text:p>Du</text:p>
          </table:table-cell>
          <table:table-cell table:style-name="ce128" table:formula="of:=MUSZAK8([.BH24];4)" office:value-type="string" office:string-value="P" calcext:value-type="string">
            <text:p>P</text:p>
          </table:table-cell>
          <table:table-cell table:style-name="ce128" table:formula="of:=MUSZAK8([.BI24];4)" office:value-type="string" office:string-value="N" calcext:value-type="string">
            <text:p>N</text:p>
          </table:table-cell>
          <table:table-cell table:style-name="ce128" table:formula="of:=MUSZAK8([.BJ24];4)" office:value-type="string" office:string-value="N" calcext:value-type="string">
            <text:p>N</text:p>
          </table:table-cell>
          <table:table-cell table:style-name="ce128" table:formula="of:=MUSZAK8([.BK24];4)" office:value-type="string" office:string-value="N" calcext:value-type="string">
            <text:p>N</text:p>
          </table:table-cell>
          <table:table-cell table:style-name="ce128" table:formula="of:=MUSZAK8([.BL24];4)" office:value-type="string" office:string-value="N" calcext:value-type="string">
            <text:p>N</text:p>
          </table:table-cell>
          <table:table-cell table:style-name="ce128" table:formula="of:=MUSZAK8([.BM24];4)" office:value-type="string" office:string-value="P" calcext:value-type="string">
            <text:p>P</text:p>
          </table:table-cell>
          <table:table-cell table:style-name="ce128" table:formula="of:=MUSZAK8([.BN24];4)" office:value-type="string" office:string-value="P" calcext:value-type="string">
            <text:p>P</text:p>
          </table:table-cell>
          <table:table-cell table:style-name="ce205" table:formula="of:=MUSZAK8([.BO24];4)" office:value-type="string" office:string-value="É" calcext:value-type="string">
            <text:p>É</text:p>
          </table:table-cell>
          <table:table-cell table:style-name="ce285" table:formula="of:=COUNTIF([.AK29:.BO29];&quot;N&quot;)+COUNTIF([.AK29:.BO29];&quot;Du&quot;)+COUNTIF([.AK29:.BO29];&quot;É&quot;)-[.$BP$25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33"/>
          <table:table-cell table:number-columns-repeated="957"/>
        </table:table-row>
        <table:table-row table:style-name="ro4"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8"/>
          <table:table-cell table:style-name="ce121" table:formula="of:=DATE([.$A$1];[.A31];1)" office:value-type="date" office:date-value="2024-05-01" calcext:value-type="date">
            <text:p>1</text:p>
          </table:table-cell>
          <table:table-cell table:style-name="ce129" table:formula="of:=[.C31]+1" office:value-type="date" office:date-value="2024-05-02" calcext:value-type="date">
            <text:p>2</text:p>
          </table:table-cell>
          <table:table-cell table:style-name="ce129" table:formula="of:=[.D31]+1" office:value-type="date" office:date-value="2024-05-03" calcext:value-type="date">
            <text:p>3</text:p>
          </table:table-cell>
          <table:table-cell table:style-name="ce129" table:formula="of:=[.E31]+1" office:value-type="date" office:date-value="2024-05-04" calcext:value-type="date">
            <text:p>4</text:p>
          </table:table-cell>
          <table:table-cell table:style-name="ce129" table:formula="of:=[.F31]+1" office:value-type="date" office:date-value="2024-05-05" calcext:value-type="date">
            <text:p>5</text:p>
          </table:table-cell>
          <table:table-cell table:style-name="ce129" table:formula="of:=[.G31]+1" office:value-type="date" office:date-value="2024-05-06" calcext:value-type="date">
            <text:p>6</text:p>
          </table:table-cell>
          <table:table-cell table:style-name="ce129" table:formula="of:=[.H31]+1" office:value-type="date" office:date-value="2024-05-07" calcext:value-type="date">
            <text:p>7</text:p>
          </table:table-cell>
          <table:table-cell table:style-name="ce129" table:formula="of:=[.I31]+1" office:value-type="date" office:date-value="2024-05-08" calcext:value-type="date">
            <text:p>8</text:p>
          </table:table-cell>
          <table:table-cell table:style-name="ce129" table:formula="of:=[.J31]+1" office:value-type="date" office:date-value="2024-05-09" calcext:value-type="date">
            <text:p>9</text:p>
          </table:table-cell>
          <table:table-cell table:style-name="ce129" table:formula="of:=[.K31]+1" office:value-type="date" office:date-value="2024-05-10" calcext:value-type="date">
            <text:p>10</text:p>
          </table:table-cell>
          <table:table-cell table:style-name="ce129" table:formula="of:=[.L31]+1" office:value-type="date" office:date-value="2024-05-11" calcext:value-type="date">
            <text:p>11</text:p>
          </table:table-cell>
          <table:table-cell table:style-name="ce129" table:formula="of:=[.M31]+1" office:value-type="date" office:date-value="2024-05-12" calcext:value-type="date">
            <text:p>12</text:p>
          </table:table-cell>
          <table:table-cell table:style-name="ce129" table:formula="of:=[.N31]+1" office:value-type="date" office:date-value="2024-05-13" calcext:value-type="date">
            <text:p>13</text:p>
          </table:table-cell>
          <table:table-cell table:style-name="ce129" table:formula="of:=[.O31]+1" office:value-type="date" office:date-value="2024-05-14" calcext:value-type="date">
            <text:p>14</text:p>
          </table:table-cell>
          <table:table-cell table:style-name="ce129" table:formula="of:=[.P31]+1" office:value-type="date" office:date-value="2024-05-15" calcext:value-type="date">
            <text:p>15</text:p>
          </table:table-cell>
          <table:table-cell table:style-name="ce129" table:formula="of:=[.Q31]+1" office:value-type="date" office:date-value="2024-05-16" calcext:value-type="date">
            <text:p>16</text:p>
          </table:table-cell>
          <table:table-cell table:style-name="ce129" table:formula="of:=[.R31]+1" office:value-type="date" office:date-value="2024-05-17" calcext:value-type="date">
            <text:p>17</text:p>
          </table:table-cell>
          <table:table-cell table:style-name="ce129" table:formula="of:=[.S31]+1" office:value-type="date" office:date-value="2024-05-18" calcext:value-type="date">
            <text:p>18</text:p>
          </table:table-cell>
          <table:table-cell table:style-name="ce129" table:formula="of:=[.T31]+1" office:value-type="date" office:date-value="2024-05-19" calcext:value-type="date">
            <text:p>19</text:p>
          </table:table-cell>
          <table:table-cell table:style-name="ce129" table:formula="of:=[.U31]+1" office:value-type="date" office:date-value="2024-05-20" calcext:value-type="date">
            <text:p>20</text:p>
          </table:table-cell>
          <table:table-cell table:style-name="ce129" table:formula="of:=[.V31]+1" office:value-type="date" office:date-value="2024-05-21" calcext:value-type="date">
            <text:p>21</text:p>
          </table:table-cell>
          <table:table-cell table:style-name="ce129" table:formula="of:=[.W31]+1" office:value-type="date" office:date-value="2024-05-22" calcext:value-type="date">
            <text:p>22</text:p>
          </table:table-cell>
          <table:table-cell table:style-name="ce129" table:formula="of:=[.X31]+1" office:value-type="date" office:date-value="2024-05-23" calcext:value-type="date">
            <text:p>23</text:p>
          </table:table-cell>
          <table:table-cell table:style-name="ce129" table:formula="of:=[.Y31]+1" office:value-type="date" office:date-value="2024-05-24" calcext:value-type="date">
            <text:p>24</text:p>
          </table:table-cell>
          <table:table-cell table:style-name="ce129" table:formula="of:=[.Z31]+1" office:value-type="date" office:date-value="2024-05-25" calcext:value-type="date">
            <text:p>25</text:p>
          </table:table-cell>
          <table:table-cell table:style-name="ce129" table:formula="of:=[.AA31]+1" office:value-type="date" office:date-value="2024-05-26" calcext:value-type="date">
            <text:p>26</text:p>
          </table:table-cell>
          <table:table-cell table:style-name="ce129" table:formula="of:=[.AB31]+1" office:value-type="date" office:date-value="2024-05-27" calcext:value-type="date">
            <text:p>27</text:p>
          </table:table-cell>
          <table:table-cell table:style-name="ce129" table:formula="of:=[.AC31]+1" office:value-type="date" office:date-value="2024-05-28" calcext:value-type="date">
            <text:p>28</text:p>
          </table:table-cell>
          <table:table-cell table:style-name="ce129" table:formula="of:=[.AD31]+1" office:value-type="date" office:date-value="2024-05-29" calcext:value-type="date">
            <text:p>29</text:p>
          </table:table-cell>
          <table:table-cell table:style-name="ce129" table:formula="of:=[.AE31]+1" office:value-type="date" office:date-value="2024-05-30" calcext:value-type="date">
            <text:p>30</text:p>
          </table:table-cell>
          <table:table-cell table:style-name="ce184" table:formula="of:=[.AF31]+1" office:value-type="date" office:date-value="2024-05-31" calcext:value-type="date">
            <text:p>31</text:p>
          </table:table-cell>
          <table:table-cell table:style-name="ce234"/>
          <table:table-cell table:style-name="ce243" office:value-type="float" office:value="11" calcext:value-type="float" table:number-columns-spanned="2" table:number-rows-spanned="2">
            <text:p>11</text:p>
          </table:table-cell>
          <table:covered-table-cell table:style-name="ce256"/>
          <table:table-cell table:style-name="ce282" table:formula="of:=DATE([.$A$1];[.AI31];1)" office:value-type="date" office:date-value="2024-11-01" calcext:value-type="date">
            <text:p>1</text:p>
          </table:table-cell>
          <table:table-cell table:style-name="ce129" table:formula="of:=([.AK31])+1" office:value-type="date" office:date-value="2024-11-02" calcext:value-type="date">
            <text:p>2</text:p>
          </table:table-cell>
          <table:table-cell table:style-name="ce129" table:formula="of:=([.AL31])+1" office:value-type="date" office:date-value="2024-11-03" calcext:value-type="date">
            <text:p>3</text:p>
          </table:table-cell>
          <table:table-cell table:style-name="ce129" table:formula="of:=([.AM31])+1" office:value-type="date" office:date-value="2024-11-04" calcext:value-type="date">
            <text:p>4</text:p>
          </table:table-cell>
          <table:table-cell table:style-name="ce129" table:formula="of:=([.AN31])+1" office:value-type="date" office:date-value="2024-11-05" calcext:value-type="date">
            <text:p>5</text:p>
          </table:table-cell>
          <table:table-cell table:style-name="ce129" table:formula="of:=([.AO31])+1" office:value-type="date" office:date-value="2024-11-06" calcext:value-type="date">
            <text:p>6</text:p>
          </table:table-cell>
          <table:table-cell table:style-name="ce129" table:formula="of:=([.AP31])+1" office:value-type="date" office:date-value="2024-11-07" calcext:value-type="date">
            <text:p>7</text:p>
          </table:table-cell>
          <table:table-cell table:style-name="ce129" table:formula="of:=([.AQ31])+1" office:value-type="date" office:date-value="2024-11-08" calcext:value-type="date">
            <text:p>8</text:p>
          </table:table-cell>
          <table:table-cell table:style-name="ce129" table:formula="of:=([.AR31])+1" office:value-type="date" office:date-value="2024-11-09" calcext:value-type="date">
            <text:p>9</text:p>
          </table:table-cell>
          <table:table-cell table:style-name="ce129" table:formula="of:=([.AS31])+1" office:value-type="date" office:date-value="2024-11-10" calcext:value-type="date">
            <text:p>10</text:p>
          </table:table-cell>
          <table:table-cell table:style-name="ce129" table:formula="of:=([.AT31])+1" office:value-type="date" office:date-value="2024-11-11" calcext:value-type="date">
            <text:p>11</text:p>
          </table:table-cell>
          <table:table-cell table:style-name="ce129" table:formula="of:=([.AU31])+1" office:value-type="date" office:date-value="2024-11-12" calcext:value-type="date">
            <text:p>12</text:p>
          </table:table-cell>
          <table:table-cell table:style-name="ce129" table:formula="of:=([.AV31])+1" office:value-type="date" office:date-value="2024-11-13" calcext:value-type="date">
            <text:p>13</text:p>
          </table:table-cell>
          <table:table-cell table:style-name="ce129" table:formula="of:=([.AW31])+1" office:value-type="date" office:date-value="2024-11-14" calcext:value-type="date">
            <text:p>14</text:p>
          </table:table-cell>
          <table:table-cell table:style-name="ce129" table:formula="of:=([.AX31])+1" office:value-type="date" office:date-value="2024-11-15" calcext:value-type="date">
            <text:p>15</text:p>
          </table:table-cell>
          <table:table-cell table:style-name="ce129" table:formula="of:=([.AY31])+1" office:value-type="date" office:date-value="2024-11-16" calcext:value-type="date">
            <text:p>16</text:p>
          </table:table-cell>
          <table:table-cell table:style-name="ce129" table:formula="of:=([.AZ31])+1" office:value-type="date" office:date-value="2024-11-17" calcext:value-type="date">
            <text:p>17</text:p>
          </table:table-cell>
          <table:table-cell table:style-name="ce129" table:formula="of:=([.BA31])+1" office:value-type="date" office:date-value="2024-11-18" calcext:value-type="date">
            <text:p>18</text:p>
          </table:table-cell>
          <table:table-cell table:style-name="ce129" table:formula="of:=([.BB31])+1" office:value-type="date" office:date-value="2024-11-19" calcext:value-type="date">
            <text:p>19</text:p>
          </table:table-cell>
          <table:table-cell table:style-name="ce129" table:formula="of:=([.BC31])+1" office:value-type="date" office:date-value="2024-11-20" calcext:value-type="date">
            <text:p>20</text:p>
          </table:table-cell>
          <table:table-cell table:style-name="ce129" table:formula="of:=([.BD31])+1" office:value-type="date" office:date-value="2024-11-21" calcext:value-type="date">
            <text:p>21</text:p>
          </table:table-cell>
          <table:table-cell table:style-name="ce129" table:formula="of:=([.BE31])+1" office:value-type="date" office:date-value="2024-11-22" calcext:value-type="date">
            <text:p>22</text:p>
          </table:table-cell>
          <table:table-cell table:style-name="ce129" table:formula="of:=([.BF31])+1" office:value-type="date" office:date-value="2024-11-23" calcext:value-type="date">
            <text:p>23</text:p>
          </table:table-cell>
          <table:table-cell table:style-name="ce129" table:formula="of:=([.BG31])+1" office:value-type="date" office:date-value="2024-11-24" calcext:value-type="date">
            <text:p>24</text:p>
          </table:table-cell>
          <table:table-cell table:style-name="ce129" table:formula="of:=([.BH31])+1" office:value-type="date" office:date-value="2024-11-25" calcext:value-type="date">
            <text:p>25</text:p>
          </table:table-cell>
          <table:table-cell table:style-name="ce129" table:formula="of:=([.BI31])+1" office:value-type="date" office:date-value="2024-11-26" calcext:value-type="date">
            <text:p>26</text:p>
          </table:table-cell>
          <table:table-cell table:style-name="ce129" table:formula="of:=([.BJ31])+1" office:value-type="date" office:date-value="2024-11-27" calcext:value-type="date">
            <text:p>27</text:p>
          </table:table-cell>
          <table:table-cell table:style-name="ce129" table:formula="of:=([.BK31])+1" office:value-type="date" office:date-value="2024-11-28" calcext:value-type="date">
            <text:p>28</text:p>
          </table:table-cell>
          <table:table-cell table:style-name="ce129" table:formula="of:=([.BL31])+1" office:value-type="date" office:date-value="2024-11-29" calcext:value-type="date">
            <text:p>29</text:p>
          </table:table-cell>
          <table:table-cell table:style-name="ce184" table:formula="of:=([.BM31])+1" office:value-type="date" office:date-value="2024-11-30" calcext:value-type="date">
            <text:p>30</text:p>
          </table:table-cell>
          <table:table-cell table:style-name="ce99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31];&quot;NN&quot;)" office:value-type="string" office:string-value="Sze" calcext:value-type="string">
            <text:p>Sze</text:p>
          </table:table-cell>
          <table:table-cell table:style-name="ce130" table:formula="of:=TEXT([.D31];&quot;NN&quot;)" office:value-type="string" office:string-value="Cs" calcext:value-type="string">
            <text:p>Cs</text:p>
          </table:table-cell>
          <table:table-cell table:style-name="ce130" table:formula="of:=TEXT([.E31];&quot;NN&quot;)" office:value-type="string" office:string-value="P" calcext:value-type="string">
            <text:p>P</text:p>
          </table:table-cell>
          <table:table-cell table:style-name="ce130" table:formula="of:=TEXT([.F31];&quot;NN&quot;)" office:value-type="string" office:string-value="Szo" calcext:value-type="string">
            <text:p>Szo</text:p>
          </table:table-cell>
          <table:table-cell table:style-name="ce130" table:formula="of:=TEXT([.G31];&quot;NN&quot;)" office:value-type="string" office:string-value="V" calcext:value-type="string">
            <text:p>V</text:p>
          </table:table-cell>
          <table:table-cell table:style-name="ce130" table:formula="of:=TEXT([.H31];&quot;NN&quot;)" office:value-type="string" office:string-value="H" calcext:value-type="string">
            <text:p>H</text:p>
          </table:table-cell>
          <table:table-cell table:style-name="ce130" table:formula="of:=TEXT([.I31];&quot;NN&quot;)" office:value-type="string" office:string-value="K" calcext:value-type="string">
            <text:p>K</text:p>
          </table:table-cell>
          <table:table-cell table:style-name="ce130" table:formula="of:=TEXT([.J31];&quot;NN&quot;)" office:value-type="string" office:string-value="Sze" calcext:value-type="string">
            <text:p>Sze</text:p>
          </table:table-cell>
          <table:table-cell table:style-name="ce130" table:formula="of:=TEXT([.K31];&quot;NN&quot;)" office:value-type="string" office:string-value="Cs" calcext:value-type="string">
            <text:p>Cs</text:p>
          </table:table-cell>
          <table:table-cell table:style-name="ce130" table:formula="of:=TEXT([.L31];&quot;NN&quot;)" office:value-type="string" office:string-value="P" calcext:value-type="string">
            <text:p>P</text:p>
          </table:table-cell>
          <table:table-cell table:style-name="ce130" table:formula="of:=TEXT([.M31];&quot;NN&quot;)" office:value-type="string" office:string-value="Szo" calcext:value-type="string">
            <text:p>Szo</text:p>
          </table:table-cell>
          <table:table-cell table:style-name="ce130" table:formula="of:=TEXT([.N31];&quot;NN&quot;)" office:value-type="string" office:string-value="V" calcext:value-type="string">
            <text:p>V</text:p>
          </table:table-cell>
          <table:table-cell table:style-name="ce130" table:formula="of:=TEXT([.O31];&quot;NN&quot;)" office:value-type="string" office:string-value="H" calcext:value-type="string">
            <text:p>H</text:p>
          </table:table-cell>
          <table:table-cell table:style-name="ce130" table:formula="of:=TEXT([.P31];&quot;NN&quot;)" office:value-type="string" office:string-value="K" calcext:value-type="string">
            <text:p>K</text:p>
          </table:table-cell>
          <table:table-cell table:style-name="ce130" table:formula="of:=TEXT([.Q31];&quot;NN&quot;)" office:value-type="string" office:string-value="Sze" calcext:value-type="string">
            <text:p>Sze</text:p>
          </table:table-cell>
          <table:table-cell table:style-name="ce130" table:formula="of:=TEXT([.R31];&quot;NN&quot;)" office:value-type="string" office:string-value="Cs" calcext:value-type="string">
            <text:p>Cs</text:p>
          </table:table-cell>
          <table:table-cell table:style-name="ce130" table:formula="of:=TEXT([.S31];&quot;NN&quot;)" office:value-type="string" office:string-value="P" calcext:value-type="string">
            <text:p>P</text:p>
          </table:table-cell>
          <table:table-cell table:style-name="ce130" table:formula="of:=TEXT([.T31];&quot;NN&quot;)" office:value-type="string" office:string-value="Szo" calcext:value-type="string">
            <text:p>Szo</text:p>
          </table:table-cell>
          <table:table-cell table:style-name="ce130" table:formula="of:=TEXT([.U31];&quot;NN&quot;)" office:value-type="string" office:string-value="V" calcext:value-type="string">
            <text:p>V</text:p>
          </table:table-cell>
          <table:table-cell table:style-name="ce130" table:formula="of:=TEXT([.V31];&quot;NN&quot;)" office:value-type="string" office:string-value="H" calcext:value-type="string">
            <text:p>H</text:p>
          </table:table-cell>
          <table:table-cell table:style-name="ce130" table:formula="of:=TEXT([.W31];&quot;NN&quot;)" office:value-type="string" office:string-value="K" calcext:value-type="string">
            <text:p>K</text:p>
          </table:table-cell>
          <table:table-cell table:style-name="ce130" table:formula="of:=TEXT([.X31];&quot;NN&quot;)" office:value-type="string" office:string-value="Sze" calcext:value-type="string">
            <text:p>Sze</text:p>
          </table:table-cell>
          <table:table-cell table:style-name="ce130" table:formula="of:=TEXT([.Y31];&quot;NN&quot;)" office:value-type="string" office:string-value="Cs" calcext:value-type="string">
            <text:p>Cs</text:p>
          </table:table-cell>
          <table:table-cell table:style-name="ce130" table:formula="of:=TEXT([.Z31];&quot;NN&quot;)" office:value-type="string" office:string-value="P" calcext:value-type="string">
            <text:p>P</text:p>
          </table:table-cell>
          <table:table-cell table:style-name="ce130" table:formula="of:=TEXT([.AA31];&quot;NN&quot;)" office:value-type="string" office:string-value="Szo" calcext:value-type="string">
            <text:p>Szo</text:p>
          </table:table-cell>
          <table:table-cell table:style-name="ce130" table:formula="of:=TEXT([.AB31];&quot;NN&quot;)" office:value-type="string" office:string-value="V" calcext:value-type="string">
            <text:p>V</text:p>
          </table:table-cell>
          <table:table-cell table:style-name="ce130" table:formula="of:=TEXT([.AC31];&quot;NN&quot;)" office:value-type="string" office:string-value="H" calcext:value-type="string">
            <text:p>H</text:p>
          </table:table-cell>
          <table:table-cell table:style-name="ce130" table:formula="of:=TEXT([.AD31];&quot;NN&quot;)" office:value-type="string" office:string-value="K" calcext:value-type="string">
            <text:p>K</text:p>
          </table:table-cell>
          <table:table-cell table:style-name="ce130" table:formula="of:=TEXT([.AE31];&quot;NN&quot;)" office:value-type="string" office:string-value="Sze" calcext:value-type="string">
            <text:p>Sze</text:p>
          </table:table-cell>
          <table:table-cell table:style-name="ce130" table:formula="of:=TEXT([.AF31];&quot;NN&quot;)" office:value-type="string" office:string-value="Cs" calcext:value-type="string">
            <text:p>Cs</text:p>
          </table:table-cell>
          <table:table-cell table:style-name="ce188" table:formula="of:=TEXT([.AG31];&quot;NN&quot;)" office:value-type="string" office:string-value="P" calcext:value-type="string">
            <text:p>P</text:p>
          </table:table-cell>
          <table:table-cell table:style-name="ce235" table:formula="of:=NETWORKDAYS(DATE([.$A$1];[.A31];1);DATE([.$A$1];[.A31];31);['Munkaszüneti napok'.$A$1:.$A$16])" office:value-type="float" office:value="21" calcext:value-type="float">
            <text:p>21</text:p>
          </table:table-cell>
          <table:covered-table-cell table:style-name="ce244"/>
          <table:covered-table-cell table:style-name="ce257"/>
          <table:table-cell table:style-name="ce119" table:formula="of:=TEXT([.AK31];&quot;NN&quot;)" office:value-type="string" office:string-value="P" calcext:value-type="string">
            <text:p>P</text:p>
          </table:table-cell>
          <table:table-cell table:style-name="ce130" table:formula="of:=TEXT([.AL31];&quot;NN&quot;)" office:value-type="string" office:string-value="Szo" calcext:value-type="string">
            <text:p>Szo</text:p>
          </table:table-cell>
          <table:table-cell table:style-name="ce130" table:formula="of:=TEXT([.AM31];&quot;NN&quot;)" office:value-type="string" office:string-value="V" calcext:value-type="string">
            <text:p>V</text:p>
          </table:table-cell>
          <table:table-cell table:style-name="ce130" table:formula="of:=TEXT([.AN31];&quot;NN&quot;)" office:value-type="string" office:string-value="H" calcext:value-type="string">
            <text:p>H</text:p>
          </table:table-cell>
          <table:table-cell table:style-name="ce130" table:formula="of:=TEXT([.AO31];&quot;NN&quot;)" office:value-type="string" office:string-value="K" calcext:value-type="string">
            <text:p>K</text:p>
          </table:table-cell>
          <table:table-cell table:style-name="ce130" table:formula="of:=TEXT([.AP31];&quot;NN&quot;)" office:value-type="string" office:string-value="Sze" calcext:value-type="string">
            <text:p>Sze</text:p>
          </table:table-cell>
          <table:table-cell table:style-name="ce130" table:formula="of:=TEXT([.AQ31];&quot;NN&quot;)" office:value-type="string" office:string-value="Cs" calcext:value-type="string">
            <text:p>Cs</text:p>
          </table:table-cell>
          <table:table-cell table:style-name="ce130" table:formula="of:=TEXT([.AR31];&quot;NN&quot;)" office:value-type="string" office:string-value="P" calcext:value-type="string">
            <text:p>P</text:p>
          </table:table-cell>
          <table:table-cell table:style-name="ce130" table:formula="of:=TEXT([.AS31];&quot;NN&quot;)" office:value-type="string" office:string-value="Szo" calcext:value-type="string">
            <text:p>Szo</text:p>
          </table:table-cell>
          <table:table-cell table:style-name="ce130" table:formula="of:=TEXT([.AT31];&quot;NN&quot;)" office:value-type="string" office:string-value="V" calcext:value-type="string">
            <text:p>V</text:p>
          </table:table-cell>
          <table:table-cell table:style-name="ce130" table:formula="of:=TEXT([.AU31];&quot;NN&quot;)" office:value-type="string" office:string-value="H" calcext:value-type="string">
            <text:p>H</text:p>
          </table:table-cell>
          <table:table-cell table:style-name="ce130" table:formula="of:=TEXT([.AV31];&quot;NN&quot;)" office:value-type="string" office:string-value="K" calcext:value-type="string">
            <text:p>K</text:p>
          </table:table-cell>
          <table:table-cell table:style-name="ce130" table:formula="of:=TEXT([.AW31];&quot;NN&quot;)" office:value-type="string" office:string-value="Sze" calcext:value-type="string">
            <text:p>Sze</text:p>
          </table:table-cell>
          <table:table-cell table:style-name="ce130" table:formula="of:=TEXT([.AX31];&quot;NN&quot;)" office:value-type="string" office:string-value="Cs" calcext:value-type="string">
            <text:p>Cs</text:p>
          </table:table-cell>
          <table:table-cell table:style-name="ce130" table:formula="of:=TEXT([.AY31];&quot;NN&quot;)" office:value-type="string" office:string-value="P" calcext:value-type="string">
            <text:p>P</text:p>
          </table:table-cell>
          <table:table-cell table:style-name="ce130" table:formula="of:=TEXT([.AZ31];&quot;NN&quot;)" office:value-type="string" office:string-value="Szo" calcext:value-type="string">
            <text:p>Szo</text:p>
          </table:table-cell>
          <table:table-cell table:style-name="ce130" table:formula="of:=TEXT([.BA31];&quot;NN&quot;)" office:value-type="string" office:string-value="V" calcext:value-type="string">
            <text:p>V</text:p>
          </table:table-cell>
          <table:table-cell table:style-name="ce130" table:formula="of:=TEXT([.BB31];&quot;NN&quot;)" office:value-type="string" office:string-value="H" calcext:value-type="string">
            <text:p>H</text:p>
          </table:table-cell>
          <table:table-cell table:style-name="ce130" table:formula="of:=TEXT([.BC31];&quot;NN&quot;)" office:value-type="string" office:string-value="K" calcext:value-type="string">
            <text:p>K</text:p>
          </table:table-cell>
          <table:table-cell table:style-name="ce130" table:formula="of:=TEXT([.BD31];&quot;NN&quot;)" office:value-type="string" office:string-value="Sze" calcext:value-type="string">
            <text:p>Sze</text:p>
          </table:table-cell>
          <table:table-cell table:style-name="ce130" table:formula="of:=TEXT([.BE31];&quot;NN&quot;)" office:value-type="string" office:string-value="Cs" calcext:value-type="string">
            <text:p>Cs</text:p>
          </table:table-cell>
          <table:table-cell table:style-name="ce130" table:formula="of:=TEXT([.BF31];&quot;NN&quot;)" office:value-type="string" office:string-value="P" calcext:value-type="string">
            <text:p>P</text:p>
          </table:table-cell>
          <table:table-cell table:style-name="ce130" table:formula="of:=TEXT([.BG31];&quot;NN&quot;)" office:value-type="string" office:string-value="Szo" calcext:value-type="string">
            <text:p>Szo</text:p>
          </table:table-cell>
          <table:table-cell table:style-name="ce130" table:formula="of:=TEXT([.BH31];&quot;NN&quot;)" office:value-type="string" office:string-value="V" calcext:value-type="string">
            <text:p>V</text:p>
          </table:table-cell>
          <table:table-cell table:style-name="ce130" table:formula="of:=TEXT([.BI31];&quot;NN&quot;)" office:value-type="string" office:string-value="H" calcext:value-type="string">
            <text:p>H</text:p>
          </table:table-cell>
          <table:table-cell table:style-name="ce130" table:formula="of:=TEXT([.BJ31];&quot;NN&quot;)" office:value-type="string" office:string-value="K" calcext:value-type="string">
            <text:p>K</text:p>
          </table:table-cell>
          <table:table-cell table:style-name="ce130" table:formula="of:=TEXT([.BK31];&quot;NN&quot;)" office:value-type="string" office:string-value="Sze" calcext:value-type="string">
            <text:p>Sze</text:p>
          </table:table-cell>
          <table:table-cell table:style-name="ce130" table:formula="of:=TEXT([.BL31];&quot;NN&quot;)" office:value-type="string" office:string-value="Cs" calcext:value-type="string">
            <text:p>Cs</text:p>
          </table:table-cell>
          <table:table-cell table:style-name="ce130" table:formula="of:=TEXT([.BM31];&quot;NN&quot;)" office:value-type="string" office:string-value="P" calcext:value-type="string">
            <text:p>P</text:p>
          </table:table-cell>
          <table:table-cell table:style-name="ce188" table:formula="of:=TEXT([.BN31];&quot;NN&quot;)" office:value-type="string" office:string-value="Szo" calcext:value-type="string">
            <text:p>Szo</text:p>
          </table:table-cell>
          <table:table-cell table:style-name="ce181"/>
          <table:table-cell table:style-name="ce197" table:formula="of:=NETWORKDAYS(DATE([.$A$1];[.AI31];1);DATE([.$A$1];[.AI31];30);['Munkaszüneti napok'.$A$1:.$A$16])" office:value-type="float" office:value="20" calcext:value-type="float">
            <text:p>20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jus</text:p>
          </table:table-cell>
          <table:table-cell table:style-name="ce37" office:value-type="string" calcext:value-type="string">
            <text:p>A</text:p>
          </table:table-cell>
          <table:table-cell table:style-name="ce89" table:formula="of:=MUSZAK8([.C31];1)" office:value-type="string" office:string-value="Du" calcext:value-type="string">
            <text:p>Du</text:p>
          </table:table-cell>
          <table:table-cell table:style-name="ce126" table:formula="of:=MUSZAK8([.D31];1)" office:value-type="string" office:string-value="Du" calcext:value-type="string">
            <text:p>Du</text:p>
          </table:table-cell>
          <table:table-cell table:style-name="ce126" table:formula="of:=MUSZAK8([.E31];1)" office:value-type="string" office:string-value="Du" calcext:value-type="string">
            <text:p>Du</text:p>
          </table:table-cell>
          <table:table-cell table:style-name="ce126" table:formula="of:=MUSZAK8([.F31];1)" office:value-type="string" office:string-value="Du" calcext:value-type="string">
            <text:p>Du</text:p>
          </table:table-cell>
          <table:table-cell table:style-name="ce126" table:formula="of:=MUSZAK8([.G31];1)" office:value-type="string" office:string-value="P" calcext:value-type="string">
            <text:p>P</text:p>
          </table:table-cell>
          <table:table-cell table:style-name="ce126" table:formula="of:=MUSZAK8([.H31];1)" office:value-type="string" office:string-value="N" calcext:value-type="string">
            <text:p>N</text:p>
          </table:table-cell>
          <table:table-cell table:style-name="ce126" table:formula="of:=MUSZAK8([.I31];1)" office:value-type="string" office:string-value="N" calcext:value-type="string">
            <text:p>N</text:p>
          </table:table-cell>
          <table:table-cell table:style-name="ce126" table:formula="of:=MUSZAK8([.J31];1)" office:value-type="string" office:string-value="N" calcext:value-type="string">
            <text:p>N</text:p>
          </table:table-cell>
          <table:table-cell table:style-name="ce126" table:formula="of:=MUSZAK8([.K31];1)" office:value-type="string" office:string-value="N" calcext:value-type="string">
            <text:p>N</text:p>
          </table:table-cell>
          <table:table-cell table:style-name="ce126" table:formula="of:=MUSZAK8([.L31];1)" office:value-type="string" office:string-value="P" calcext:value-type="string">
            <text:p>P</text:p>
          </table:table-cell>
          <table:table-cell table:style-name="ce126" table:formula="of:=MUSZAK8([.M31];1)" office:value-type="string" office:string-value="P" calcext:value-type="string">
            <text:p>P</text:p>
          </table:table-cell>
          <table:table-cell table:style-name="ce126" table:formula="of:=MUSZAK8([.N31];1)" office:value-type="string" office:string-value="É" calcext:value-type="string">
            <text:p>É</text:p>
          </table:table-cell>
          <table:table-cell table:style-name="ce126" table:formula="of:=MUSZAK8([.O31];1)" office:value-type="string" office:string-value="É" calcext:value-type="string">
            <text:p>É</text:p>
          </table:table-cell>
          <table:table-cell table:style-name="ce126" table:formula="of:=MUSZAK8([.P31];1)" office:value-type="string" office:string-value="É" calcext:value-type="string">
            <text:p>É</text:p>
          </table:table-cell>
          <table:table-cell table:style-name="ce126" table:formula="of:=MUSZAK8([.Q31];1)" office:value-type="string" office:string-value="É" calcext:value-type="string">
            <text:p>É</text:p>
          </table:table-cell>
          <table:table-cell table:style-name="ce126" table:formula="of:=MUSZAK8([.R31];1)" office:value-type="string" office:string-value="P" calcext:value-type="string">
            <text:p>P</text:p>
          </table:table-cell>
          <table:table-cell table:style-name="ce126" table:formula="of:=MUSZAK8([.S31];1)" office:value-type="string" office:string-value="Du" calcext:value-type="string">
            <text:p>Du</text:p>
          </table:table-cell>
          <table:table-cell table:style-name="ce126" table:formula="of:=MUSZAK8([.T31];1)" office:value-type="string" office:string-value="Du" calcext:value-type="string">
            <text:p>Du</text:p>
          </table:table-cell>
          <table:table-cell table:style-name="ce126" table:formula="of:=MUSZAK8([.U31];1)" office:value-type="string" office:string-value="Du" calcext:value-type="string">
            <text:p>Du</text:p>
          </table:table-cell>
          <table:table-cell table:style-name="ce126" table:formula="of:=MUSZAK8([.V31];1)" office:value-type="string" office:string-value="Du" calcext:value-type="string">
            <text:p>Du</text:p>
          </table:table-cell>
          <table:table-cell table:style-name="ce126" table:formula="of:=MUSZAK8([.W31];1)" office:value-type="string" office:string-value="P" calcext:value-type="string">
            <text:p>P</text:p>
          </table:table-cell>
          <table:table-cell table:style-name="ce126" table:formula="of:=MUSZAK8([.X31];1)" office:value-type="string" office:string-value="N" calcext:value-type="string">
            <text:p>N</text:p>
          </table:table-cell>
          <table:table-cell table:style-name="ce126" table:formula="of:=MUSZAK8([.Y31];1)" office:value-type="string" office:string-value="N" calcext:value-type="string">
            <text:p>N</text:p>
          </table:table-cell>
          <table:table-cell table:style-name="ce126" table:formula="of:=MUSZAK8([.Z31];1)" office:value-type="string" office:string-value="N" calcext:value-type="string">
            <text:p>N</text:p>
          </table:table-cell>
          <table:table-cell table:style-name="ce126" table:formula="of:=MUSZAK8([.AA31];1)" office:value-type="string" office:string-value="N" calcext:value-type="string">
            <text:p>N</text:p>
          </table:table-cell>
          <table:table-cell table:style-name="ce126" table:formula="of:=MUSZAK8([.AB31];1)" office:value-type="string" office:string-value="P" calcext:value-type="string">
            <text:p>P</text:p>
          </table:table-cell>
          <table:table-cell table:style-name="ce126" table:formula="of:=MUSZAK8([.AC31];1)" office:value-type="string" office:string-value="P" calcext:value-type="string">
            <text:p>P</text:p>
          </table:table-cell>
          <table:table-cell table:style-name="ce126" table:formula="of:=MUSZAK8([.AD31];1)" office:value-type="string" office:string-value="É" calcext:value-type="string">
            <text:p>É</text:p>
          </table:table-cell>
          <table:table-cell table:style-name="ce126" table:formula="of:=MUSZAK8([.AE31];1)" office:value-type="string" office:string-value="É" calcext:value-type="string">
            <text:p>É</text:p>
          </table:table-cell>
          <table:table-cell table:style-name="ce126" table:formula="of:=MUSZAK8([.AF31];1)" office:value-type="string" office:string-value="É" calcext:value-type="string">
            <text:p>É</text:p>
          </table:table-cell>
          <table:table-cell table:style-name="ce203" table:formula="of:=MUSZAK8([.AG31];1)" office:value-type="string" office:string-value="É" calcext:value-type="string">
            <text:p>É</text:p>
          </table:table-cell>
          <table:table-cell table:style-name="ce227" table:formula="of:=COUNTIF([.$C33:.$AG33];&quot;N&quot;)+COUNTIF([.$C33:.$AG33];&quot;Du&quot;)+COUNTIF([.$C33:.$AG33];&quot;É&quot;)-[.$AH$32]" office:value-type="float" office:value="3" calcext:value-type="float">
            <text:p>3</text:p>
          </table:table-cell>
          <table:table-cell table:style-name="ce240" office:value-type="string" calcext:value-type="string" table:number-columns-spanned="1" table:number-rows-spanned="4">
            <text:p>November</text:p>
          </table:table-cell>
          <table:table-cell table:style-name="ce211" office:value-type="string" calcext:value-type="string">
            <text:p>A</text:p>
          </table:table-cell>
          <table:table-cell table:style-name="ce89" table:formula="of:=MUSZAK8([.AK31];1)" office:value-type="string" office:string-value="N" calcext:value-type="string">
            <text:p>N</text:p>
          </table:table-cell>
          <table:table-cell table:style-name="ce126" table:formula="of:=MUSZAK8([.AL31];1)" office:value-type="string" office:string-value="P" calcext:value-type="string">
            <text:p>P</text:p>
          </table:table-cell>
          <table:table-cell table:style-name="ce126" table:formula="of:=MUSZAK8([.AM31];1)" office:value-type="string" office:string-value="P" calcext:value-type="string">
            <text:p>P</text:p>
          </table:table-cell>
          <table:table-cell table:style-name="ce126" table:formula="of:=MUSZAK8([.AN31];1)" office:value-type="string" office:string-value="É" calcext:value-type="string">
            <text:p>É</text:p>
          </table:table-cell>
          <table:table-cell table:style-name="ce126" table:formula="of:=MUSZAK8([.AO31];1)" office:value-type="string" office:string-value="É" calcext:value-type="string">
            <text:p>É</text:p>
          </table:table-cell>
          <table:table-cell table:style-name="ce126" table:formula="of:=MUSZAK8([.AP31];1)" office:value-type="string" office:string-value="É" calcext:value-type="string">
            <text:p>É</text:p>
          </table:table-cell>
          <table:table-cell table:style-name="ce126" table:formula="of:=MUSZAK8([.AQ31];1)" office:value-type="string" office:string-value="É" calcext:value-type="string">
            <text:p>É</text:p>
          </table:table-cell>
          <table:table-cell table:style-name="ce126" table:formula="of:=MUSZAK8([.AR31];1)" office:value-type="string" office:string-value="P" calcext:value-type="string">
            <text:p>P</text:p>
          </table:table-cell>
          <table:table-cell table:style-name="ce126" table:formula="of:=MUSZAK8([.AS31];1)" office:value-type="string" office:string-value="Du" calcext:value-type="string">
            <text:p>Du</text:p>
          </table:table-cell>
          <table:table-cell table:style-name="ce126" table:formula="of:=MUSZAK8([.AT31];1)" office:value-type="string" office:string-value="Du" calcext:value-type="string">
            <text:p>Du</text:p>
          </table:table-cell>
          <table:table-cell table:style-name="ce126" table:formula="of:=MUSZAK8([.AU31];1)" office:value-type="string" office:string-value="Du" calcext:value-type="string">
            <text:p>Du</text:p>
          </table:table-cell>
          <table:table-cell table:style-name="ce126" table:formula="of:=MUSZAK8([.AV31];1)" office:value-type="string" office:string-value="Du" calcext:value-type="string">
            <text:p>Du</text:p>
          </table:table-cell>
          <table:table-cell table:style-name="ce126" table:formula="of:=MUSZAK8([.AW31];1)" office:value-type="string" office:string-value="P" calcext:value-type="string">
            <text:p>P</text:p>
          </table:table-cell>
          <table:table-cell table:style-name="ce126" table:formula="of:=MUSZAK8([.AX31];1)" office:value-type="string" office:string-value="N" calcext:value-type="string">
            <text:p>N</text:p>
          </table:table-cell>
          <table:table-cell table:style-name="ce126" table:formula="of:=MUSZAK8([.AY31];1)" office:value-type="string" office:string-value="N" calcext:value-type="string">
            <text:p>N</text:p>
          </table:table-cell>
          <table:table-cell table:style-name="ce126" table:formula="of:=MUSZAK8([.AZ31];1)" office:value-type="string" office:string-value="N" calcext:value-type="string">
            <text:p>N</text:p>
          </table:table-cell>
          <table:table-cell table:style-name="ce126" table:formula="of:=MUSZAK8([.BA31];1)" office:value-type="string" office:string-value="N" calcext:value-type="string">
            <text:p>N</text:p>
          </table:table-cell>
          <table:table-cell table:style-name="ce126" table:formula="of:=MUSZAK8([.BB31];1)" office:value-type="string" office:string-value="P" calcext:value-type="string">
            <text:p>P</text:p>
          </table:table-cell>
          <table:table-cell table:style-name="ce126" table:formula="of:=MUSZAK8([.BC31];1)" office:value-type="string" office:string-value="P" calcext:value-type="string">
            <text:p>P</text:p>
          </table:table-cell>
          <table:table-cell table:style-name="ce126" table:formula="of:=MUSZAK8([.BD31];1)" office:value-type="string" office:string-value="É" calcext:value-type="string">
            <text:p>É</text:p>
          </table:table-cell>
          <table:table-cell table:style-name="ce126" table:formula="of:=MUSZAK8([.BE31];1)" office:value-type="string" office:string-value="É" calcext:value-type="string">
            <text:p>É</text:p>
          </table:table-cell>
          <table:table-cell table:style-name="ce126" table:formula="of:=MUSZAK8([.BF31];1)" office:value-type="string" office:string-value="É" calcext:value-type="string">
            <text:p>É</text:p>
          </table:table-cell>
          <table:table-cell table:style-name="ce126" table:formula="of:=MUSZAK8([.BG31];1)" office:value-type="string" office:string-value="É" calcext:value-type="string">
            <text:p>É</text:p>
          </table:table-cell>
          <table:table-cell table:style-name="ce126" table:formula="of:=MUSZAK8([.BH31];1)" office:value-type="string" office:string-value="P" calcext:value-type="string">
            <text:p>P</text:p>
          </table:table-cell>
          <table:table-cell table:style-name="ce126" table:formula="of:=MUSZAK8([.BI31];1)" office:value-type="string" office:string-value="Du" calcext:value-type="string">
            <text:p>Du</text:p>
          </table:table-cell>
          <table:table-cell table:style-name="ce126" table:formula="of:=MUSZAK8([.BJ31];1)" office:value-type="string" office:string-value="Du" calcext:value-type="string">
            <text:p>Du</text:p>
          </table:table-cell>
          <table:table-cell table:style-name="ce126" table:formula="of:=MUSZAK8([.BK31];1)" office:value-type="string" office:string-value="Du" calcext:value-type="string">
            <text:p>Du</text:p>
          </table:table-cell>
          <table:table-cell table:style-name="ce126" table:formula="of:=MUSZAK8([.BL31];1)" office:value-type="string" office:string-value="Du" calcext:value-type="string">
            <text:p>Du</text:p>
          </table:table-cell>
          <table:table-cell table:style-name="ce126" table:formula="of:=MUSZAK8([.BM31];1)" office:value-type="string" office:string-value="P" calcext:value-type="string">
            <text:p>P</text:p>
          </table:table-cell>
          <table:table-cell table:style-name="ce203" table:formula="of:=MUSZAK8([.BN31];1)" office:value-type="string" office:string-value="N" calcext:value-type="string">
            <text:p>N</text:p>
          </table:table-cell>
          <table:table-cell table:style-name="ce99"/>
          <table:table-cell table:style-name="ce285" table:formula="of:=COUNTIF([.AK33:.BO33];&quot;N&quot;)+COUNTIF([.AK33:.BO33];&quot;Du&quot;)+COUNTIF([.AK33:.BO33];&quot;É&quot;)-[.$BP$32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8" office:value-type="string" calcext:value-type="string">
            <text:p>B</text:p>
          </table:table-cell>
          <table:table-cell table:style-name="ce91" table:formula="of:=MUSZAK8([.C31];2)" office:value-type="string" office:string-value="É" calcext:value-type="string">
            <text:p>É</text:p>
          </table:table-cell>
          <table:table-cell table:style-name="ce127" table:formula="of:=MUSZAK8([.D31];2)" office:value-type="string" office:string-value="É" calcext:value-type="string">
            <text:p>É</text:p>
          </table:table-cell>
          <table:table-cell table:style-name="ce127" table:formula="of:=MUSZAK8([.E31];2)" office:value-type="string" office:string-value="É" calcext:value-type="string">
            <text:p>É</text:p>
          </table:table-cell>
          <table:table-cell table:style-name="ce127" table:formula="of:=MUSZAK8([.F31];2)" office:value-type="string" office:string-value="P" calcext:value-type="string">
            <text:p>P</text:p>
          </table:table-cell>
          <table:table-cell table:style-name="ce127" table:formula="of:=MUSZAK8([.G31];2)" office:value-type="string" office:string-value="Du" calcext:value-type="string">
            <text:p>Du</text:p>
          </table:table-cell>
          <table:table-cell table:style-name="ce127" table:formula="of:=MUSZAK8([.H31];2)" office:value-type="string" office:string-value="Du" calcext:value-type="string">
            <text:p>Du</text:p>
          </table:table-cell>
          <table:table-cell table:style-name="ce127" table:formula="of:=MUSZAK8([.I31];2)" office:value-type="string" office:string-value="Du" calcext:value-type="string">
            <text:p>Du</text:p>
          </table:table-cell>
          <table:table-cell table:style-name="ce127" table:formula="of:=MUSZAK8([.J31];2)" office:value-type="string" office:string-value="Du" calcext:value-type="string">
            <text:p>Du</text:p>
          </table:table-cell>
          <table:table-cell table:style-name="ce127" table:formula="of:=MUSZAK8([.K31];2)" office:value-type="string" office:string-value="P" calcext:value-type="string">
            <text:p>P</text:p>
          </table:table-cell>
          <table:table-cell table:style-name="ce127" table:formula="of:=MUSZAK8([.L31];2)" office:value-type="string" office:string-value="N" calcext:value-type="string">
            <text:p>N</text:p>
          </table:table-cell>
          <table:table-cell table:style-name="ce127" table:formula="of:=MUSZAK8([.M31];2)" office:value-type="string" office:string-value="N" calcext:value-type="string">
            <text:p>N</text:p>
          </table:table-cell>
          <table:table-cell table:style-name="ce127" table:formula="of:=MUSZAK8([.N31];2)" office:value-type="string" office:string-value="N" calcext:value-type="string">
            <text:p>N</text:p>
          </table:table-cell>
          <table:table-cell table:style-name="ce127" table:formula="of:=MUSZAK8([.O31];2)" office:value-type="string" office:string-value="N" calcext:value-type="string">
            <text:p>N</text:p>
          </table:table-cell>
          <table:table-cell table:style-name="ce127" table:formula="of:=MUSZAK8([.P31];2)" office:value-type="string" office:string-value="P" calcext:value-type="string">
            <text:p>P</text:p>
          </table:table-cell>
          <table:table-cell table:style-name="ce127" table:formula="of:=MUSZAK8([.Q31];2)" office:value-type="string" office:string-value="P" calcext:value-type="string">
            <text:p>P</text:p>
          </table:table-cell>
          <table:table-cell table:style-name="ce127" table:formula="of:=MUSZAK8([.R31];2)" office:value-type="string" office:string-value="É" calcext:value-type="string">
            <text:p>É</text:p>
          </table:table-cell>
          <table:table-cell table:style-name="ce127" table:formula="of:=MUSZAK8([.S31];2)" office:value-type="string" office:string-value="É" calcext:value-type="string">
            <text:p>É</text:p>
          </table:table-cell>
          <table:table-cell table:style-name="ce127" table:formula="of:=MUSZAK8([.T31];2)" office:value-type="string" office:string-value="É" calcext:value-type="string">
            <text:p>É</text:p>
          </table:table-cell>
          <table:table-cell table:style-name="ce127" table:formula="of:=MUSZAK8([.U31];2)" office:value-type="string" office:string-value="É" calcext:value-type="string">
            <text:p>É</text:p>
          </table:table-cell>
          <table:table-cell table:style-name="ce127" table:formula="of:=MUSZAK8([.V31];2)" office:value-type="string" office:string-value="P" calcext:value-type="string">
            <text:p>P</text:p>
          </table:table-cell>
          <table:table-cell table:style-name="ce127" table:formula="of:=MUSZAK8([.W31];2)" office:value-type="string" office:string-value="Du" calcext:value-type="string">
            <text:p>Du</text:p>
          </table:table-cell>
          <table:table-cell table:style-name="ce127" table:formula="of:=MUSZAK8([.X31];2)" office:value-type="string" office:string-value="Du" calcext:value-type="string">
            <text:p>Du</text:p>
          </table:table-cell>
          <table:table-cell table:style-name="ce127" table:formula="of:=MUSZAK8([.Y31];2)" office:value-type="string" office:string-value="Du" calcext:value-type="string">
            <text:p>Du</text:p>
          </table:table-cell>
          <table:table-cell table:style-name="ce127" table:formula="of:=MUSZAK8([.Z31];2)" office:value-type="string" office:string-value="Du" calcext:value-type="string">
            <text:p>Du</text:p>
          </table:table-cell>
          <table:table-cell table:style-name="ce127" table:formula="of:=MUSZAK8([.AA31];2)" office:value-type="string" office:string-value="P" calcext:value-type="string">
            <text:p>P</text:p>
          </table:table-cell>
          <table:table-cell table:style-name="ce127" table:formula="of:=MUSZAK8([.AB31];2)" office:value-type="string" office:string-value="N" calcext:value-type="string">
            <text:p>N</text:p>
          </table:table-cell>
          <table:table-cell table:style-name="ce127" table:formula="of:=MUSZAK8([.AC31];2)" office:value-type="string" office:string-value="N" calcext:value-type="string">
            <text:p>N</text:p>
          </table:table-cell>
          <table:table-cell table:style-name="ce127" table:formula="of:=MUSZAK8([.AD31];2)" office:value-type="string" office:string-value="N" calcext:value-type="string">
            <text:p>N</text:p>
          </table:table-cell>
          <table:table-cell table:style-name="ce127" table:formula="of:=MUSZAK8([.AE31];2)" office:value-type="string" office:string-value="N" calcext:value-type="string">
            <text:p>N</text:p>
          </table:table-cell>
          <table:table-cell table:style-name="ce127" table:formula="of:=MUSZAK8([.AF31];2)" office:value-type="string" office:string-value="P" calcext:value-type="string">
            <text:p>P</text:p>
          </table:table-cell>
          <table:table-cell table:style-name="ce204" table:formula="of:=MUSZAK8([.AG31];2)" office:value-type="string" office:string-value="P" calcext:value-type="string">
            <text:p>P</text:p>
          </table:table-cell>
          <table:table-cell table:style-name="ce227" table:formula="of:=COUNTIF([.$C34:.$AG34];&quot;N&quot;)+COUNTIF([.$C34:.$AG34];&quot;Du&quot;)+COUNTIF([.$C34:.$AG34];&quot;É&quot;)-[.$AH$32]" office:value-type="float" office:value="2" calcext:value-type="float">
            <text:p>2</text:p>
          </table:table-cell>
          <table:covered-table-cell table:style-name="ce241"/>
          <table:table-cell table:style-name="ce212" office:value-type="string" calcext:value-type="string">
            <text:p>B</text:p>
          </table:table-cell>
          <table:table-cell table:style-name="ce91" table:formula="of:=MUSZAK8([.AK31];2)" office:value-type="string" office:string-value="P" calcext:value-type="string">
            <text:p>P</text:p>
          </table:table-cell>
          <table:table-cell table:style-name="ce127" table:formula="of:=MUSZAK8([.AL31];2)" office:value-type="string" office:string-value="N" calcext:value-type="string">
            <text:p>N</text:p>
          </table:table-cell>
          <table:table-cell table:style-name="ce127" table:formula="of:=MUSZAK8([.AM31];2)" office:value-type="string" office:string-value="N" calcext:value-type="string">
            <text:p>N</text:p>
          </table:table-cell>
          <table:table-cell table:style-name="ce127" table:formula="of:=MUSZAK8([.AN31];2)" office:value-type="string" office:string-value="N" calcext:value-type="string">
            <text:p>N</text:p>
          </table:table-cell>
          <table:table-cell table:style-name="ce127" table:formula="of:=MUSZAK8([.AO31];2)" office:value-type="string" office:string-value="N" calcext:value-type="string">
            <text:p>N</text:p>
          </table:table-cell>
          <table:table-cell table:style-name="ce127" table:formula="of:=MUSZAK8([.AP31];2)" office:value-type="string" office:string-value="P" calcext:value-type="string">
            <text:p>P</text:p>
          </table:table-cell>
          <table:table-cell table:style-name="ce127" table:formula="of:=MUSZAK8([.AQ31];2)" office:value-type="string" office:string-value="P" calcext:value-type="string">
            <text:p>P</text:p>
          </table:table-cell>
          <table:table-cell table:style-name="ce127" table:formula="of:=MUSZAK8([.AR31];2)" office:value-type="string" office:string-value="É" calcext:value-type="string">
            <text:p>É</text:p>
          </table:table-cell>
          <table:table-cell table:style-name="ce127" table:formula="of:=MUSZAK8([.AS31];2)" office:value-type="string" office:string-value="É" calcext:value-type="string">
            <text:p>É</text:p>
          </table:table-cell>
          <table:table-cell table:style-name="ce127" table:formula="of:=MUSZAK8([.AT31];2)" office:value-type="string" office:string-value="É" calcext:value-type="string">
            <text:p>É</text:p>
          </table:table-cell>
          <table:table-cell table:style-name="ce127" table:formula="of:=MUSZAK8([.AU31];2)" office:value-type="string" office:string-value="É" calcext:value-type="string">
            <text:p>É</text:p>
          </table:table-cell>
          <table:table-cell table:style-name="ce127" table:formula="of:=MUSZAK8([.AV31];2)" office:value-type="string" office:string-value="P" calcext:value-type="string">
            <text:p>P</text:p>
          </table:table-cell>
          <table:table-cell table:style-name="ce127" table:formula="of:=MUSZAK8([.AW31];2)" office:value-type="string" office:string-value="Du" calcext:value-type="string">
            <text:p>Du</text:p>
          </table:table-cell>
          <table:table-cell table:style-name="ce127" table:formula="of:=MUSZAK8([.AX31];2)" office:value-type="string" office:string-value="Du" calcext:value-type="string">
            <text:p>Du</text:p>
          </table:table-cell>
          <table:table-cell table:style-name="ce127" table:formula="of:=MUSZAK8([.AY31];2)" office:value-type="string" office:string-value="Du" calcext:value-type="string">
            <text:p>Du</text:p>
          </table:table-cell>
          <table:table-cell table:style-name="ce127" table:formula="of:=MUSZAK8([.AZ31];2)" office:value-type="string" office:string-value="Du" calcext:value-type="string">
            <text:p>Du</text:p>
          </table:table-cell>
          <table:table-cell table:style-name="ce127" table:formula="of:=MUSZAK8([.BA31];2)" office:value-type="string" office:string-value="P" calcext:value-type="string">
            <text:p>P</text:p>
          </table:table-cell>
          <table:table-cell table:style-name="ce127" table:formula="of:=MUSZAK8([.BB31];2)" office:value-type="string" office:string-value="N" calcext:value-type="string">
            <text:p>N</text:p>
          </table:table-cell>
          <table:table-cell table:style-name="ce127" table:formula="of:=MUSZAK8([.BC31];2)" office:value-type="string" office:string-value="N" calcext:value-type="string">
            <text:p>N</text:p>
          </table:table-cell>
          <table:table-cell table:style-name="ce127" table:formula="of:=MUSZAK8([.BD31];2)" office:value-type="string" office:string-value="N" calcext:value-type="string">
            <text:p>N</text:p>
          </table:table-cell>
          <table:table-cell table:style-name="ce127" table:formula="of:=MUSZAK8([.BE31];2)" office:value-type="string" office:string-value="N" calcext:value-type="string">
            <text:p>N</text:p>
          </table:table-cell>
          <table:table-cell table:style-name="ce127" table:formula="of:=MUSZAK8([.BF31];2)" office:value-type="string" office:string-value="P" calcext:value-type="string">
            <text:p>P</text:p>
          </table:table-cell>
          <table:table-cell table:style-name="ce127" table:formula="of:=MUSZAK8([.BG31];2)" office:value-type="string" office:string-value="P" calcext:value-type="string">
            <text:p>P</text:p>
          </table:table-cell>
          <table:table-cell table:style-name="ce127" table:formula="of:=MUSZAK8([.BH31];2)" office:value-type="string" office:string-value="É" calcext:value-type="string">
            <text:p>É</text:p>
          </table:table-cell>
          <table:table-cell table:style-name="ce127" table:formula="of:=MUSZAK8([.BI31];2)" office:value-type="string" office:string-value="É" calcext:value-type="string">
            <text:p>É</text:p>
          </table:table-cell>
          <table:table-cell table:style-name="ce127" table:formula="of:=MUSZAK8([.BJ31];2)" office:value-type="string" office:string-value="É" calcext:value-type="string">
            <text:p>É</text:p>
          </table:table-cell>
          <table:table-cell table:style-name="ce127" table:formula="of:=MUSZAK8([.BK31];2)" office:value-type="string" office:string-value="É" calcext:value-type="string">
            <text:p>É</text:p>
          </table:table-cell>
          <table:table-cell table:style-name="ce127" table:formula="of:=MUSZAK8([.BL31];2)" office:value-type="string" office:string-value="P" calcext:value-type="string">
            <text:p>P</text:p>
          </table:table-cell>
          <table:table-cell table:style-name="ce127" table:formula="of:=MUSZAK8([.BM31];2)" office:value-type="string" office:string-value="Du" calcext:value-type="string">
            <text:p>Du</text:p>
          </table:table-cell>
          <table:table-cell table:style-name="ce204" table:formula="of:=MUSZAK8([.BN31];2)" office:value-type="string" office:string-value="Du" calcext:value-type="string">
            <text:p>Du</text:p>
          </table:table-cell>
          <table:table-cell table:style-name="ce99"/>
          <table:table-cell table:style-name="ce285" table:formula="of:=COUNTIF([.AK34:.BO34];&quot;N&quot;)+COUNTIF([.AK34:.BO34];&quot;Du&quot;)+COUNTIF([.AK34:.BO34];&quot;É&quot;)-[.$BP$32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9" office:value-type="string" calcext:value-type="string">
            <text:p>C</text:p>
          </table:table-cell>
          <table:table-cell table:style-name="ce91" table:formula="of:=MUSZAK8([.C31];3)" office:value-type="string" office:string-value="N" calcext:value-type="string">
            <text:p>N</text:p>
          </table:table-cell>
          <table:table-cell table:style-name="ce127" table:formula="of:=MUSZAK8([.D31];3)" office:value-type="string" office:string-value="P" calcext:value-type="string">
            <text:p>P</text:p>
          </table:table-cell>
          <table:table-cell table:style-name="ce127" table:formula="of:=MUSZAK8([.E31];3)" office:value-type="string" office:string-value="P" calcext:value-type="string">
            <text:p>P</text:p>
          </table:table-cell>
          <table:table-cell table:style-name="ce127" table:formula="of:=MUSZAK8([.F31];3)" office:value-type="string" office:string-value="É" calcext:value-type="string">
            <text:p>É</text:p>
          </table:table-cell>
          <table:table-cell table:style-name="ce127" table:formula="of:=MUSZAK8([.G31];3)" office:value-type="string" office:string-value="É" calcext:value-type="string">
            <text:p>É</text:p>
          </table:table-cell>
          <table:table-cell table:style-name="ce127" table:formula="of:=MUSZAK8([.H31];3)" office:value-type="string" office:string-value="É" calcext:value-type="string">
            <text:p>É</text:p>
          </table:table-cell>
          <table:table-cell table:style-name="ce127" table:formula="of:=MUSZAK8([.I31];3)" office:value-type="string" office:string-value="É" calcext:value-type="string">
            <text:p>É</text:p>
          </table:table-cell>
          <table:table-cell table:style-name="ce127" table:formula="of:=MUSZAK8([.J31];3)" office:value-type="string" office:string-value="P" calcext:value-type="string">
            <text:p>P</text:p>
          </table:table-cell>
          <table:table-cell table:style-name="ce127" table:formula="of:=MUSZAK8([.K31];3)" office:value-type="string" office:string-value="Du" calcext:value-type="string">
            <text:p>Du</text:p>
          </table:table-cell>
          <table:table-cell table:style-name="ce127" table:formula="of:=MUSZAK8([.L31];3)" office:value-type="string" office:string-value="Du" calcext:value-type="string">
            <text:p>Du</text:p>
          </table:table-cell>
          <table:table-cell table:style-name="ce127" table:formula="of:=MUSZAK8([.M31];3)" office:value-type="string" office:string-value="Du" calcext:value-type="string">
            <text:p>Du</text:p>
          </table:table-cell>
          <table:table-cell table:style-name="ce127" table:formula="of:=MUSZAK8([.N31];3)" office:value-type="string" office:string-value="Du" calcext:value-type="string">
            <text:p>Du</text:p>
          </table:table-cell>
          <table:table-cell table:style-name="ce127" table:formula="of:=MUSZAK8([.O31];3)" office:value-type="string" office:string-value="P" calcext:value-type="string">
            <text:p>P</text:p>
          </table:table-cell>
          <table:table-cell table:style-name="ce127" table:formula="of:=MUSZAK8([.P31];3)" office:value-type="string" office:string-value="N" calcext:value-type="string">
            <text:p>N</text:p>
          </table:table-cell>
          <table:table-cell table:style-name="ce127" table:formula="of:=MUSZAK8([.Q31];3)" office:value-type="string" office:string-value="N" calcext:value-type="string">
            <text:p>N</text:p>
          </table:table-cell>
          <table:table-cell table:style-name="ce127" table:formula="of:=MUSZAK8([.R31];3)" office:value-type="string" office:string-value="N" calcext:value-type="string">
            <text:p>N</text:p>
          </table:table-cell>
          <table:table-cell table:style-name="ce127" table:formula="of:=MUSZAK8([.S31];3)" office:value-type="string" office:string-value="N" calcext:value-type="string">
            <text:p>N</text:p>
          </table:table-cell>
          <table:table-cell table:style-name="ce127" table:formula="of:=MUSZAK8([.T31];3)" office:value-type="string" office:string-value="P" calcext:value-type="string">
            <text:p>P</text:p>
          </table:table-cell>
          <table:table-cell table:style-name="ce127" table:formula="of:=MUSZAK8([.U31];3)" office:value-type="string" office:string-value="P" calcext:value-type="string">
            <text:p>P</text:p>
          </table:table-cell>
          <table:table-cell table:style-name="ce127" table:formula="of:=MUSZAK8([.V31];3)" office:value-type="string" office:string-value="É" calcext:value-type="string">
            <text:p>É</text:p>
          </table:table-cell>
          <table:table-cell table:style-name="ce127" table:formula="of:=MUSZAK8([.W31];3)" office:value-type="string" office:string-value="É" calcext:value-type="string">
            <text:p>É</text:p>
          </table:table-cell>
          <table:table-cell table:style-name="ce127" table:formula="of:=MUSZAK8([.X31];3)" office:value-type="string" office:string-value="É" calcext:value-type="string">
            <text:p>É</text:p>
          </table:table-cell>
          <table:table-cell table:style-name="ce127" table:formula="of:=MUSZAK8([.Y31];3)" office:value-type="string" office:string-value="É" calcext:value-type="string">
            <text:p>É</text:p>
          </table:table-cell>
          <table:table-cell table:style-name="ce127" table:formula="of:=MUSZAK8([.Z31];3)" office:value-type="string" office:string-value="P" calcext:value-type="string">
            <text:p>P</text:p>
          </table:table-cell>
          <table:table-cell table:style-name="ce127" table:formula="of:=MUSZAK8([.AA31];3)" office:value-type="string" office:string-value="Du" calcext:value-type="string">
            <text:p>Du</text:p>
          </table:table-cell>
          <table:table-cell table:style-name="ce127" table:formula="of:=MUSZAK8([.AB31];3)" office:value-type="string" office:string-value="Du" calcext:value-type="string">
            <text:p>Du</text:p>
          </table:table-cell>
          <table:table-cell table:style-name="ce127" table:formula="of:=MUSZAK8([.AC31];3)" office:value-type="string" office:string-value="Du" calcext:value-type="string">
            <text:p>Du</text:p>
          </table:table-cell>
          <table:table-cell table:style-name="ce127" table:formula="of:=MUSZAK8([.AD31];3)" office:value-type="string" office:string-value="Du" calcext:value-type="string">
            <text:p>Du</text:p>
          </table:table-cell>
          <table:table-cell table:style-name="ce127" table:formula="of:=MUSZAK8([.AE31];3)" office:value-type="string" office:string-value="P" calcext:value-type="string">
            <text:p>P</text:p>
          </table:table-cell>
          <table:table-cell table:style-name="ce127" table:formula="of:=MUSZAK8([.AF31];3)" office:value-type="string" office:string-value="N" calcext:value-type="string">
            <text:p>N</text:p>
          </table:table-cell>
          <table:table-cell table:style-name="ce204" table:formula="of:=MUSZAK8([.AG31];3)" office:value-type="string" office:string-value="N" calcext:value-type="string">
            <text:p>N</text:p>
          </table:table-cell>
          <table:table-cell table:style-name="ce227" table:formula="of:=COUNTIF([.$C35:.$AG35];&quot;N&quot;)+COUNTIF([.$C35:.$AG35];&quot;Du&quot;)+COUNTIF([.$C35:.$AG35];&quot;É&quot;)-[.$AH$32]" office:value-type="float" office:value="2" calcext:value-type="float">
            <text:p>2</text:p>
          </table:table-cell>
          <table:covered-table-cell table:style-name="ce241"/>
          <table:table-cell table:style-name="ce213" office:value-type="string" calcext:value-type="string">
            <text:p>C</text:p>
          </table:table-cell>
          <table:table-cell table:style-name="ce91" table:formula="of:=MUSZAK8([.AK31];3)" office:value-type="string" office:string-value="Du" calcext:value-type="string">
            <text:p>Du</text:p>
          </table:table-cell>
          <table:table-cell table:style-name="ce127" table:formula="of:=MUSZAK8([.AL31];3)" office:value-type="string" office:string-value="Du" calcext:value-type="string">
            <text:p>Du</text:p>
          </table:table-cell>
          <table:table-cell table:style-name="ce127" table:formula="of:=MUSZAK8([.AM31];3)" office:value-type="string" office:string-value="Du" calcext:value-type="string">
            <text:p>Du</text:p>
          </table:table-cell>
          <table:table-cell table:style-name="ce127" table:formula="of:=MUSZAK8([.AN31];3)" office:value-type="string" office:string-value="Du" calcext:value-type="string">
            <text:p>Du</text:p>
          </table:table-cell>
          <table:table-cell table:style-name="ce127" table:formula="of:=MUSZAK8([.AO31];3)" office:value-type="string" office:string-value="P" calcext:value-type="string">
            <text:p>P</text:p>
          </table:table-cell>
          <table:table-cell table:style-name="ce127" table:formula="of:=MUSZAK8([.AP31];3)" office:value-type="string" office:string-value="N" calcext:value-type="string">
            <text:p>N</text:p>
          </table:table-cell>
          <table:table-cell table:style-name="ce127" table:formula="of:=MUSZAK8([.AQ31];3)" office:value-type="string" office:string-value="N" calcext:value-type="string">
            <text:p>N</text:p>
          </table:table-cell>
          <table:table-cell table:style-name="ce127" table:formula="of:=MUSZAK8([.AR31];3)" office:value-type="string" office:string-value="N" calcext:value-type="string">
            <text:p>N</text:p>
          </table:table-cell>
          <table:table-cell table:style-name="ce127" table:formula="of:=MUSZAK8([.AS31];3)" office:value-type="string" office:string-value="N" calcext:value-type="string">
            <text:p>N</text:p>
          </table:table-cell>
          <table:table-cell table:style-name="ce127" table:formula="of:=MUSZAK8([.AT31];3)" office:value-type="string" office:string-value="P" calcext:value-type="string">
            <text:p>P</text:p>
          </table:table-cell>
          <table:table-cell table:style-name="ce127" table:formula="of:=MUSZAK8([.AU31];3)" office:value-type="string" office:string-value="P" calcext:value-type="string">
            <text:p>P</text:p>
          </table:table-cell>
          <table:table-cell table:style-name="ce127" table:formula="of:=MUSZAK8([.AV31];3)" office:value-type="string" office:string-value="É" calcext:value-type="string">
            <text:p>É</text:p>
          </table:table-cell>
          <table:table-cell table:style-name="ce127" table:formula="of:=MUSZAK8([.AW31];3)" office:value-type="string" office:string-value="É" calcext:value-type="string">
            <text:p>É</text:p>
          </table:table-cell>
          <table:table-cell table:style-name="ce127" table:formula="of:=MUSZAK8([.AX31];3)" office:value-type="string" office:string-value="É" calcext:value-type="string">
            <text:p>É</text:p>
          </table:table-cell>
          <table:table-cell table:style-name="ce127" table:formula="of:=MUSZAK8([.AY31];3)" office:value-type="string" office:string-value="É" calcext:value-type="string">
            <text:p>É</text:p>
          </table:table-cell>
          <table:table-cell table:style-name="ce127" table:formula="of:=MUSZAK8([.AZ31];3)" office:value-type="string" office:string-value="P" calcext:value-type="string">
            <text:p>P</text:p>
          </table:table-cell>
          <table:table-cell table:style-name="ce127" table:formula="of:=MUSZAK8([.BA31];3)" office:value-type="string" office:string-value="Du" calcext:value-type="string">
            <text:p>Du</text:p>
          </table:table-cell>
          <table:table-cell table:style-name="ce127" table:formula="of:=MUSZAK8([.BB31];3)" office:value-type="string" office:string-value="Du" calcext:value-type="string">
            <text:p>Du</text:p>
          </table:table-cell>
          <table:table-cell table:style-name="ce127" table:formula="of:=MUSZAK8([.BC31];3)" office:value-type="string" office:string-value="Du" calcext:value-type="string">
            <text:p>Du</text:p>
          </table:table-cell>
          <table:table-cell table:style-name="ce127" table:formula="of:=MUSZAK8([.BD31];3)" office:value-type="string" office:string-value="Du" calcext:value-type="string">
            <text:p>Du</text:p>
          </table:table-cell>
          <table:table-cell table:style-name="ce127" table:formula="of:=MUSZAK8([.BE31];3)" office:value-type="string" office:string-value="P" calcext:value-type="string">
            <text:p>P</text:p>
          </table:table-cell>
          <table:table-cell table:style-name="ce127" table:formula="of:=MUSZAK8([.BF31];3)" office:value-type="string" office:string-value="N" calcext:value-type="string">
            <text:p>N</text:p>
          </table:table-cell>
          <table:table-cell table:style-name="ce127" table:formula="of:=MUSZAK8([.BG31];3)" office:value-type="string" office:string-value="N" calcext:value-type="string">
            <text:p>N</text:p>
          </table:table-cell>
          <table:table-cell table:style-name="ce127" table:formula="of:=MUSZAK8([.BH31];3)" office:value-type="string" office:string-value="N" calcext:value-type="string">
            <text:p>N</text:p>
          </table:table-cell>
          <table:table-cell table:style-name="ce127" table:formula="of:=MUSZAK8([.BI31];3)" office:value-type="string" office:string-value="N" calcext:value-type="string">
            <text:p>N</text:p>
          </table:table-cell>
          <table:table-cell table:style-name="ce127" table:formula="of:=MUSZAK8([.BJ31];3)" office:value-type="string" office:string-value="P" calcext:value-type="string">
            <text:p>P</text:p>
          </table:table-cell>
          <table:table-cell table:style-name="ce127" table:formula="of:=MUSZAK8([.BK31];3)" office:value-type="string" office:string-value="P" calcext:value-type="string">
            <text:p>P</text:p>
          </table:table-cell>
          <table:table-cell table:style-name="ce127" table:formula="of:=MUSZAK8([.BL31];3)" office:value-type="string" office:string-value="É" calcext:value-type="string">
            <text:p>É</text:p>
          </table:table-cell>
          <table:table-cell table:style-name="ce127" table:formula="of:=MUSZAK8([.BM31];3)" office:value-type="string" office:string-value="É" calcext:value-type="string">
            <text:p>É</text:p>
          </table:table-cell>
          <table:table-cell table:style-name="ce204" table:formula="of:=MUSZAK8([.BN31];3)" office:value-type="string" office:string-value="É" calcext:value-type="string">
            <text:p>É</text:p>
          </table:table-cell>
          <table:table-cell table:style-name="ce99"/>
          <table:table-cell table:style-name="ce285" table:formula="of:=COUNTIF([.AK35:.BO35];&quot;N&quot;)+COUNTIF([.AK35:.BO35];&quot;Du&quot;)+COUNTIF([.AK35:.BO35];&quot;É&quot;)-[.$BP$32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40" office:value-type="string" calcext:value-type="string">
            <text:p>D</text:p>
          </table:table-cell>
          <table:table-cell table:style-name="ce120" table:formula="of:=MUSZAK8([.C31];4)" office:value-type="string" office:string-value="P" calcext:value-type="string">
            <text:p>P</text:p>
          </table:table-cell>
          <table:table-cell table:style-name="ce128" table:formula="of:=MUSZAK8([.D31];4)" office:value-type="string" office:string-value="N" calcext:value-type="string">
            <text:p>N</text:p>
          </table:table-cell>
          <table:table-cell table:style-name="ce128" table:formula="of:=MUSZAK8([.E31];4)" office:value-type="string" office:string-value="N" calcext:value-type="string">
            <text:p>N</text:p>
          </table:table-cell>
          <table:table-cell table:style-name="ce128" table:formula="of:=MUSZAK8([.F31];4)" office:value-type="string" office:string-value="N" calcext:value-type="string">
            <text:p>N</text:p>
          </table:table-cell>
          <table:table-cell table:style-name="ce128" table:formula="of:=MUSZAK8([.G31];4)" office:value-type="string" office:string-value="N" calcext:value-type="string">
            <text:p>N</text:p>
          </table:table-cell>
          <table:table-cell table:style-name="ce128" table:formula="of:=MUSZAK8([.H31];4)" office:value-type="string" office:string-value="P" calcext:value-type="string">
            <text:p>P</text:p>
          </table:table-cell>
          <table:table-cell table:style-name="ce128" table:formula="of:=MUSZAK8([.I31];4)" office:value-type="string" office:string-value="P" calcext:value-type="string">
            <text:p>P</text:p>
          </table:table-cell>
          <table:table-cell table:style-name="ce128" table:formula="of:=MUSZAK8([.J31];4)" office:value-type="string" office:string-value="É" calcext:value-type="string">
            <text:p>É</text:p>
          </table:table-cell>
          <table:table-cell table:style-name="ce128" table:formula="of:=MUSZAK8([.K31];4)" office:value-type="string" office:string-value="É" calcext:value-type="string">
            <text:p>É</text:p>
          </table:table-cell>
          <table:table-cell table:style-name="ce128" table:formula="of:=MUSZAK8([.L31];4)" office:value-type="string" office:string-value="É" calcext:value-type="string">
            <text:p>É</text:p>
          </table:table-cell>
          <table:table-cell table:style-name="ce128" table:formula="of:=MUSZAK8([.M31];4)" office:value-type="string" office:string-value="É" calcext:value-type="string">
            <text:p>É</text:p>
          </table:table-cell>
          <table:table-cell table:style-name="ce128" table:formula="of:=MUSZAK8([.N31];4)" office:value-type="string" office:string-value="P" calcext:value-type="string">
            <text:p>P</text:p>
          </table:table-cell>
          <table:table-cell table:style-name="ce128" table:formula="of:=MUSZAK8([.O31];4)" office:value-type="string" office:string-value="Du" calcext:value-type="string">
            <text:p>Du</text:p>
          </table:table-cell>
          <table:table-cell table:style-name="ce128" table:formula="of:=MUSZAK8([.P31];4)" office:value-type="string" office:string-value="Du" calcext:value-type="string">
            <text:p>Du</text:p>
          </table:table-cell>
          <table:table-cell table:style-name="ce128" table:formula="of:=MUSZAK8([.Q31];4)" office:value-type="string" office:string-value="Du" calcext:value-type="string">
            <text:p>Du</text:p>
          </table:table-cell>
          <table:table-cell table:style-name="ce128" table:formula="of:=MUSZAK8([.R31];4)" office:value-type="string" office:string-value="Du" calcext:value-type="string">
            <text:p>Du</text:p>
          </table:table-cell>
          <table:table-cell table:style-name="ce128" table:formula="of:=MUSZAK8([.S31];4)" office:value-type="string" office:string-value="P" calcext:value-type="string">
            <text:p>P</text:p>
          </table:table-cell>
          <table:table-cell table:style-name="ce128" table:formula="of:=MUSZAK8([.T31];4)" office:value-type="string" office:string-value="N" calcext:value-type="string">
            <text:p>N</text:p>
          </table:table-cell>
          <table:table-cell table:style-name="ce128" table:formula="of:=MUSZAK8([.U31];4)" office:value-type="string" office:string-value="N" calcext:value-type="string">
            <text:p>N</text:p>
          </table:table-cell>
          <table:table-cell table:style-name="ce128" table:formula="of:=MUSZAK8([.V31];4)" office:value-type="string" office:string-value="N" calcext:value-type="string">
            <text:p>N</text:p>
          </table:table-cell>
          <table:table-cell table:style-name="ce128" table:formula="of:=MUSZAK8([.W31];4)" office:value-type="string" office:string-value="N" calcext:value-type="string">
            <text:p>N</text:p>
          </table:table-cell>
          <table:table-cell table:style-name="ce128" table:formula="of:=MUSZAK8([.X31];4)" office:value-type="string" office:string-value="P" calcext:value-type="string">
            <text:p>P</text:p>
          </table:table-cell>
          <table:table-cell table:style-name="ce128" table:formula="of:=MUSZAK8([.Y31];4)" office:value-type="string" office:string-value="P" calcext:value-type="string">
            <text:p>P</text:p>
          </table:table-cell>
          <table:table-cell table:style-name="ce128" table:formula="of:=MUSZAK8([.Z31];4)" office:value-type="string" office:string-value="É" calcext:value-type="string">
            <text:p>É</text:p>
          </table:table-cell>
          <table:table-cell table:style-name="ce128" table:formula="of:=MUSZAK8([.AA31];4)" office:value-type="string" office:string-value="É" calcext:value-type="string">
            <text:p>É</text:p>
          </table:table-cell>
          <table:table-cell table:style-name="ce128" table:formula="of:=MUSZAK8([.AB31];4)" office:value-type="string" office:string-value="É" calcext:value-type="string">
            <text:p>É</text:p>
          </table:table-cell>
          <table:table-cell table:style-name="ce128" table:formula="of:=MUSZAK8([.AC31];4)" office:value-type="string" office:string-value="É" calcext:value-type="string">
            <text:p>É</text:p>
          </table:table-cell>
          <table:table-cell table:style-name="ce128" table:formula="of:=MUSZAK8([.AD31];4)" office:value-type="string" office:string-value="P" calcext:value-type="string">
            <text:p>P</text:p>
          </table:table-cell>
          <table:table-cell table:style-name="ce128" table:formula="of:=MUSZAK8([.AE31];4)" office:value-type="string" office:string-value="Du" calcext:value-type="string">
            <text:p>Du</text:p>
          </table:table-cell>
          <table:table-cell table:style-name="ce128" table:formula="of:=MUSZAK8([.AF31];4)" office:value-type="string" office:string-value="Du" calcext:value-type="string">
            <text:p>Du</text:p>
          </table:table-cell>
          <table:table-cell table:style-name="ce205" table:formula="of:=MUSZAK8([.AG31];4)" office:value-type="string" office:string-value="Du" calcext:value-type="string">
            <text:p>Du</text:p>
          </table:table-cell>
          <table:table-cell table:style-name="ce227" table:formula="of:=COUNTIF([.$C36:.$AG36];&quot;N&quot;)+COUNTIF([.$C36:.$AG36];&quot;Du&quot;)+COUNTIF([.$C36:.$AG36];&quot;É&quot;)-[.$AH$32]" office:value-type="float" office:value="2" calcext:value-type="float">
            <text:p>2</text:p>
          </table:table-cell>
          <table:covered-table-cell table:style-name="ce242"/>
          <table:table-cell table:style-name="ce216" office:value-type="string" calcext:value-type="string">
            <text:p>D</text:p>
          </table:table-cell>
          <table:table-cell table:style-name="ce120" table:formula="of:=MUSZAK8([.AK31];4)" office:value-type="string" office:string-value="É" calcext:value-type="string">
            <text:p>É</text:p>
          </table:table-cell>
          <table:table-cell table:style-name="ce128" table:formula="of:=MUSZAK8([.AL31];4)" office:value-type="string" office:string-value="É" calcext:value-type="string">
            <text:p>É</text:p>
          </table:table-cell>
          <table:table-cell table:style-name="ce128" table:formula="of:=MUSZAK8([.AM31];4)" office:value-type="string" office:string-value="É" calcext:value-type="string">
            <text:p>É</text:p>
          </table:table-cell>
          <table:table-cell table:style-name="ce128" table:formula="of:=MUSZAK8([.AN31];4)" office:value-type="string" office:string-value="P" calcext:value-type="string">
            <text:p>P</text:p>
          </table:table-cell>
          <table:table-cell table:style-name="ce128" table:formula="of:=MUSZAK8([.AO31];4)" office:value-type="string" office:string-value="Du" calcext:value-type="string">
            <text:p>Du</text:p>
          </table:table-cell>
          <table:table-cell table:style-name="ce128" table:formula="of:=MUSZAK8([.AP31];4)" office:value-type="string" office:string-value="Du" calcext:value-type="string">
            <text:p>Du</text:p>
          </table:table-cell>
          <table:table-cell table:style-name="ce128" table:formula="of:=MUSZAK8([.AQ31];4)" office:value-type="string" office:string-value="Du" calcext:value-type="string">
            <text:p>Du</text:p>
          </table:table-cell>
          <table:table-cell table:style-name="ce128" table:formula="of:=MUSZAK8([.AR31];4)" office:value-type="string" office:string-value="Du" calcext:value-type="string">
            <text:p>Du</text:p>
          </table:table-cell>
          <table:table-cell table:style-name="ce128" table:formula="of:=MUSZAK8([.AS31];4)" office:value-type="string" office:string-value="P" calcext:value-type="string">
            <text:p>P</text:p>
          </table:table-cell>
          <table:table-cell table:style-name="ce128" table:formula="of:=MUSZAK8([.AT31];4)" office:value-type="string" office:string-value="N" calcext:value-type="string">
            <text:p>N</text:p>
          </table:table-cell>
          <table:table-cell table:style-name="ce128" table:formula="of:=MUSZAK8([.AU31];4)" office:value-type="string" office:string-value="N" calcext:value-type="string">
            <text:p>N</text:p>
          </table:table-cell>
          <table:table-cell table:style-name="ce128" table:formula="of:=MUSZAK8([.AV31];4)" office:value-type="string" office:string-value="N" calcext:value-type="string">
            <text:p>N</text:p>
          </table:table-cell>
          <table:table-cell table:style-name="ce128" table:formula="of:=MUSZAK8([.AW31];4)" office:value-type="string" office:string-value="N" calcext:value-type="string">
            <text:p>N</text:p>
          </table:table-cell>
          <table:table-cell table:style-name="ce128" table:formula="of:=MUSZAK8([.AX31];4)" office:value-type="string" office:string-value="P" calcext:value-type="string">
            <text:p>P</text:p>
          </table:table-cell>
          <table:table-cell table:style-name="ce128" table:formula="of:=MUSZAK8([.AY31];4)" office:value-type="string" office:string-value="P" calcext:value-type="string">
            <text:p>P</text:p>
          </table:table-cell>
          <table:table-cell table:style-name="ce128" table:formula="of:=MUSZAK8([.AZ31];4)" office:value-type="string" office:string-value="É" calcext:value-type="string">
            <text:p>É</text:p>
          </table:table-cell>
          <table:table-cell table:style-name="ce128" table:formula="of:=MUSZAK8([.BA31];4)" office:value-type="string" office:string-value="É" calcext:value-type="string">
            <text:p>É</text:p>
          </table:table-cell>
          <table:table-cell table:style-name="ce128" table:formula="of:=MUSZAK8([.BB31];4)" office:value-type="string" office:string-value="É" calcext:value-type="string">
            <text:p>É</text:p>
          </table:table-cell>
          <table:table-cell table:style-name="ce128" table:formula="of:=MUSZAK8([.BC31];4)" office:value-type="string" office:string-value="É" calcext:value-type="string">
            <text:p>É</text:p>
          </table:table-cell>
          <table:table-cell table:style-name="ce128" table:formula="of:=MUSZAK8([.BD31];4)" office:value-type="string" office:string-value="P" calcext:value-type="string">
            <text:p>P</text:p>
          </table:table-cell>
          <table:table-cell table:style-name="ce128" table:formula="of:=MUSZAK8([.BE31];4)" office:value-type="string" office:string-value="Du" calcext:value-type="string">
            <text:p>Du</text:p>
          </table:table-cell>
          <table:table-cell table:style-name="ce128" table:formula="of:=MUSZAK8([.BF31];4)" office:value-type="string" office:string-value="Du" calcext:value-type="string">
            <text:p>Du</text:p>
          </table:table-cell>
          <table:table-cell table:style-name="ce128" table:formula="of:=MUSZAK8([.BG31];4)" office:value-type="string" office:string-value="Du" calcext:value-type="string">
            <text:p>Du</text:p>
          </table:table-cell>
          <table:table-cell table:style-name="ce128" table:formula="of:=MUSZAK8([.BH31];4)" office:value-type="string" office:string-value="Du" calcext:value-type="string">
            <text:p>Du</text:p>
          </table:table-cell>
          <table:table-cell table:style-name="ce128" table:formula="of:=MUSZAK8([.BI31];4)" office:value-type="string" office:string-value="P" calcext:value-type="string">
            <text:p>P</text:p>
          </table:table-cell>
          <table:table-cell table:style-name="ce128" table:formula="of:=MUSZAK8([.BJ31];4)" office:value-type="string" office:string-value="N" calcext:value-type="string">
            <text:p>N</text:p>
          </table:table-cell>
          <table:table-cell table:style-name="ce128" table:formula="of:=MUSZAK8([.BK31];4)" office:value-type="string" office:string-value="N" calcext:value-type="string">
            <text:p>N</text:p>
          </table:table-cell>
          <table:table-cell table:style-name="ce128" table:formula="of:=MUSZAK8([.BL31];4)" office:value-type="string" office:string-value="N" calcext:value-type="string">
            <text:p>N</text:p>
          </table:table-cell>
          <table:table-cell table:style-name="ce128" table:formula="of:=MUSZAK8([.BM31];4)" office:value-type="string" office:string-value="N" calcext:value-type="string">
            <text:p>N</text:p>
          </table:table-cell>
          <table:table-cell table:style-name="ce205" table:formula="of:=MUSZAK8([.BN31];4)" office:value-type="string" office:string-value="P" calcext:value-type="string">
            <text:p>P</text:p>
          </table:table-cell>
          <table:table-cell table:style-name="ce99"/>
          <table:table-cell table:style-name="ce285" table:formula="of:=COUNTIF([.AK36:.BO36];&quot;N&quot;)+COUNTIF([.AK36:.BO36];&quot;Du&quot;)+COUNTIF([.AK36:.BO36];&quot;É&quot;)-[.$BP$32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19"/>
          <table:table-cell table:style-name="ce147" table:formula="of:=IF(VLOOKUP([.$A$1];[$Napfordulók.$A$3:.$M$56];6)=DAY([.V38]);&quot;☼&quot;;&quot;&quot;)" office:value-type="string" office:string-value="☼" calcext:value-type="string">
            <text:p>☼</text:p>
          </table:table-cell>
          <table:table-cell table:style-name="ce147" table:formula="of:=IF(VLOOKUP([.$A$1];[$Napfordulók.$A$3:.$M$56];6)=DAY([.W38]);&quot;☼&quot;;&quot;&quot;)">
            <text:p/>
          </table:table-cell>
          <table:table-cell table:style-name="ce147" table:formula="of:=IF(VLOOKUP([.$A$1];[$Napfordulók.$A$3:.$M$56];6)=DAY([.X38]);&quot;☼&quot;;&quot;&quot;)">
            <text:p/>
          </table:table-cell>
          <table:table-cell table:style-name="ce99" table:number-columns-repeated="9"/>
          <table:table-cell table:style-name="ce234"/>
          <table:table-cell table:style-name="ce99" table:number-columns-repeated="21"/>
          <table:table-cell table:style-name="ce147" table:formula="of:=IF(VLOOKUP([.$A$1];[$Napfordulók.$A$3:.$M$56];12)=DAY([.BD38]);&quot;☼&quot;;&quot;&quot;)">
            <text:p/>
          </table:table-cell>
          <table:table-cell table:style-name="ce147" table:formula="of:=IF(VLOOKUP([.$A$1];[$Napfordulók.$A$3:.$M$56];12)=DAY([.BE38]);&quot;☼&quot;;&quot;&quot;)" office:value-type="string" office:string-value="☼" calcext:value-type="string">
            <text:p>☼</text:p>
          </table:table-cell>
          <table:table-cell table:style-name="ce147" table:formula="of:=IF(VLOOKUP([.$A$1];[$Napfordulók.$A$3:.$M$56];12)=DAY([.BF38]);&quot;☼&quot;;&quot;&quot;)">
            <text:p/>
          </table:table-cell>
          <table:table-cell table:style-name="ce99" table:number-columns-repeated="9"/>
          <table:table-cell table:number-columns-repeated="957"/>
        </table:table-row>
        <table:table-row table:style-name="ro4"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style-name="ce8"/>
          <table:table-cell table:style-name="ce100" table:formula="of:=DATE([.$A$1];[.A38];1)" office:value-type="date" office:date-value="2024-06-01" calcext:value-type="date">
            <text:p>1</text:p>
          </table:table-cell>
          <table:table-cell table:style-name="ce129" table:formula="of:=[.C38]+1" office:value-type="date" office:date-value="2024-06-02" calcext:value-type="date">
            <text:p>2</text:p>
          </table:table-cell>
          <table:table-cell table:style-name="ce129" table:formula="of:=[.D38]+1" office:value-type="date" office:date-value="2024-06-03" calcext:value-type="date">
            <text:p>3</text:p>
          </table:table-cell>
          <table:table-cell table:style-name="ce129" table:formula="of:=[.E38]+1" office:value-type="date" office:date-value="2024-06-04" calcext:value-type="date">
            <text:p>4</text:p>
          </table:table-cell>
          <table:table-cell table:style-name="ce129" table:formula="of:=[.F38]+1" office:value-type="date" office:date-value="2024-06-05" calcext:value-type="date">
            <text:p>5</text:p>
          </table:table-cell>
          <table:table-cell table:style-name="ce129" table:formula="of:=[.G38]+1" office:value-type="date" office:date-value="2024-06-06" calcext:value-type="date">
            <text:p>6</text:p>
          </table:table-cell>
          <table:table-cell table:style-name="ce129" table:formula="of:=[.H38]+1" office:value-type="date" office:date-value="2024-06-07" calcext:value-type="date">
            <text:p>7</text:p>
          </table:table-cell>
          <table:table-cell table:style-name="ce129" table:formula="of:=[.I38]+1" office:value-type="date" office:date-value="2024-06-08" calcext:value-type="date">
            <text:p>8</text:p>
          </table:table-cell>
          <table:table-cell table:style-name="ce129" table:formula="of:=[.J38]+1" office:value-type="date" office:date-value="2024-06-09" calcext:value-type="date">
            <text:p>9</text:p>
          </table:table-cell>
          <table:table-cell table:style-name="ce129" table:formula="of:=[.K38]+1" office:value-type="date" office:date-value="2024-06-10" calcext:value-type="date">
            <text:p>10</text:p>
          </table:table-cell>
          <table:table-cell table:style-name="ce129" table:formula="of:=[.L38]+1" office:value-type="date" office:date-value="2024-06-11" calcext:value-type="date">
            <text:p>11</text:p>
          </table:table-cell>
          <table:table-cell table:style-name="ce129" table:formula="of:=[.M38]+1" office:value-type="date" office:date-value="2024-06-12" calcext:value-type="date">
            <text:p>12</text:p>
          </table:table-cell>
          <table:table-cell table:style-name="ce129" table:formula="of:=[.N38]+1" office:value-type="date" office:date-value="2024-06-13" calcext:value-type="date">
            <text:p>13</text:p>
          </table:table-cell>
          <table:table-cell table:style-name="ce129" table:formula="of:=[.O38]+1" office:value-type="date" office:date-value="2024-06-14" calcext:value-type="date">
            <text:p>14</text:p>
          </table:table-cell>
          <table:table-cell table:style-name="ce129" table:formula="of:=[.P38]+1" office:value-type="date" office:date-value="2024-06-15" calcext:value-type="date">
            <text:p>15</text:p>
          </table:table-cell>
          <table:table-cell table:style-name="ce129" table:formula="of:=[.Q38]+1" office:value-type="date" office:date-value="2024-06-16" calcext:value-type="date">
            <text:p>16</text:p>
          </table:table-cell>
          <table:table-cell table:style-name="ce129" table:formula="of:=[.R38]+1" office:value-type="date" office:date-value="2024-06-17" calcext:value-type="date">
            <text:p>17</text:p>
          </table:table-cell>
          <table:table-cell table:style-name="ce129" table:formula="of:=[.S38]+1" office:value-type="date" office:date-value="2024-06-18" calcext:value-type="date">
            <text:p>18</text:p>
          </table:table-cell>
          <table:table-cell table:style-name="ce129" table:formula="of:=[.T38]+1" office:value-type="date" office:date-value="2024-06-19" calcext:value-type="date">
            <text:p>19</text:p>
          </table:table-cell>
          <table:table-cell table:style-name="ce129" table:formula="of:=[.U38]+1" office:value-type="date" office:date-value="2024-06-20" calcext:value-type="date">
            <text:p>20</text:p>
          </table:table-cell>
          <table:table-cell table:style-name="ce129" table:formula="of:=[.V38]+1" office:value-type="date" office:date-value="2024-06-21" calcext:value-type="date">
            <text:p>21</text:p>
          </table:table-cell>
          <table:table-cell table:style-name="ce129" table:formula="of:=[.W38]+1" office:value-type="date" office:date-value="2024-06-22" calcext:value-type="date">
            <text:p>22</text:p>
          </table:table-cell>
          <table:table-cell table:style-name="ce129" table:formula="of:=[.X38]+1" office:value-type="date" office:date-value="2024-06-23" calcext:value-type="date">
            <text:p>23</text:p>
          </table:table-cell>
          <table:table-cell table:style-name="ce129" table:formula="of:=[.Y38]+1" office:value-type="date" office:date-value="2024-06-24" calcext:value-type="date">
            <text:p>24</text:p>
          </table:table-cell>
          <table:table-cell table:style-name="ce129" table:formula="of:=[.Z38]+1" office:value-type="date" office:date-value="2024-06-25" calcext:value-type="date">
            <text:p>25</text:p>
          </table:table-cell>
          <table:table-cell table:style-name="ce129" table:formula="of:=[.AA38]+1" office:value-type="date" office:date-value="2024-06-26" calcext:value-type="date">
            <text:p>26</text:p>
          </table:table-cell>
          <table:table-cell table:style-name="ce129" table:formula="of:=[.AB38]+1" office:value-type="date" office:date-value="2024-06-27" calcext:value-type="date">
            <text:p>27</text:p>
          </table:table-cell>
          <table:table-cell table:style-name="ce129" table:formula="of:=[.AC38]+1" office:value-type="date" office:date-value="2024-06-28" calcext:value-type="date">
            <text:p>28</text:p>
          </table:table-cell>
          <table:table-cell table:style-name="ce129" table:formula="of:=[.AD38]+1" office:value-type="date" office:date-value="2024-06-29" calcext:value-type="date">
            <text:p>29</text:p>
          </table:table-cell>
          <table:table-cell table:style-name="ce184" table:formula="of:=[.AE38]+1" office:value-type="date" office:date-value="2024-06-30" calcext:value-type="date">
            <text:p>30</text:p>
          </table:table-cell>
          <table:table-cell table:style-name="ce99"/>
          <table:table-cell table:style-name="ce234"/>
          <table:table-cell table:style-name="ce243" office:value-type="float" office:value="12" calcext:value-type="float" table:number-columns-spanned="2" table:number-rows-spanned="2">
            <text:p>12</text:p>
          </table:table-cell>
          <table:covered-table-cell table:style-name="ce256"/>
          <table:table-cell table:style-name="ce100" table:formula="of:=DATE([.$A$1];[.AI38];1)" office:value-type="date" office:date-value="2024-12-01" calcext:value-type="date">
            <text:p>1</text:p>
          </table:table-cell>
          <table:table-cell table:style-name="ce129" table:formula="of:=([.AK38])+1" office:value-type="date" office:date-value="2024-12-02" calcext:value-type="date">
            <text:p>2</text:p>
          </table:table-cell>
          <table:table-cell table:style-name="ce129" table:formula="of:=([.AL38])+1" office:value-type="date" office:date-value="2024-12-03" calcext:value-type="date">
            <text:p>3</text:p>
          </table:table-cell>
          <table:table-cell table:style-name="ce129" table:formula="of:=([.AM38])+1" office:value-type="date" office:date-value="2024-12-04" calcext:value-type="date">
            <text:p>4</text:p>
          </table:table-cell>
          <table:table-cell table:style-name="ce129" table:formula="of:=([.AN38])+1" office:value-type="date" office:date-value="2024-12-05" calcext:value-type="date">
            <text:p>5</text:p>
          </table:table-cell>
          <table:table-cell table:style-name="ce129" table:formula="of:=([.AO38])+1" office:value-type="date" office:date-value="2024-12-06" calcext:value-type="date">
            <text:p>6</text:p>
          </table:table-cell>
          <table:table-cell table:style-name="ce129" table:formula="of:=([.AP38])+1" office:value-type="date" office:date-value="2024-12-07" calcext:value-type="date">
            <text:p>7</text:p>
          </table:table-cell>
          <table:table-cell table:style-name="ce129" table:formula="of:=([.AQ38])+1" office:value-type="date" office:date-value="2024-12-08" calcext:value-type="date">
            <text:p>8</text:p>
          </table:table-cell>
          <table:table-cell table:style-name="ce129" table:formula="of:=([.AR38])+1" office:value-type="date" office:date-value="2024-12-09" calcext:value-type="date">
            <text:p>9</text:p>
          </table:table-cell>
          <table:table-cell table:style-name="ce129" table:formula="of:=([.AS38])+1" office:value-type="date" office:date-value="2024-12-10" calcext:value-type="date">
            <text:p>10</text:p>
          </table:table-cell>
          <table:table-cell table:style-name="ce129" table:formula="of:=([.AT38])+1" office:value-type="date" office:date-value="2024-12-11" calcext:value-type="date">
            <text:p>11</text:p>
          </table:table-cell>
          <table:table-cell table:style-name="ce129" table:formula="of:=([.AU38])+1" office:value-type="date" office:date-value="2024-12-12" calcext:value-type="date">
            <text:p>12</text:p>
          </table:table-cell>
          <table:table-cell table:style-name="ce129" table:formula="of:=([.AV38])+1" office:value-type="date" office:date-value="2024-12-13" calcext:value-type="date">
            <text:p>13</text:p>
          </table:table-cell>
          <table:table-cell table:style-name="ce129" table:formula="of:=([.AW38])+1" office:value-type="date" office:date-value="2024-12-14" calcext:value-type="date">
            <text:p>14</text:p>
          </table:table-cell>
          <table:table-cell table:style-name="ce129" table:formula="of:=([.AX38])+1" office:value-type="date" office:date-value="2024-12-15" calcext:value-type="date">
            <text:p>15</text:p>
          </table:table-cell>
          <table:table-cell table:style-name="ce129" table:formula="of:=([.AY38])+1" office:value-type="date" office:date-value="2024-12-16" calcext:value-type="date">
            <text:p>16</text:p>
          </table:table-cell>
          <table:table-cell table:style-name="ce129" table:formula="of:=([.AZ38])+1" office:value-type="date" office:date-value="2024-12-17" calcext:value-type="date">
            <text:p>17</text:p>
          </table:table-cell>
          <table:table-cell table:style-name="ce129" table:formula="of:=([.BA38])+1" office:value-type="date" office:date-value="2024-12-18" calcext:value-type="date">
            <text:p>18</text:p>
          </table:table-cell>
          <table:table-cell table:style-name="ce129" table:formula="of:=([.BB38])+1" office:value-type="date" office:date-value="2024-12-19" calcext:value-type="date">
            <text:p>19</text:p>
          </table:table-cell>
          <table:table-cell table:style-name="ce129" table:formula="of:=([.BC38])+1" office:value-type="date" office:date-value="2024-12-20" calcext:value-type="date">
            <text:p>20</text:p>
          </table:table-cell>
          <table:table-cell table:style-name="ce129" table:formula="of:=([.BD38])+1" office:value-type="date" office:date-value="2024-12-21" calcext:value-type="date">
            <text:p>21</text:p>
          </table:table-cell>
          <table:table-cell table:style-name="ce129" table:formula="of:=([.BE38])+1" office:value-type="date" office:date-value="2024-12-22" calcext:value-type="date">
            <text:p>22</text:p>
          </table:table-cell>
          <table:table-cell table:style-name="ce129" table:formula="of:=([.BF38])+1" office:value-type="date" office:date-value="2024-12-23" calcext:value-type="date">
            <text:p>23</text:p>
          </table:table-cell>
          <table:table-cell table:style-name="ce129" table:formula="of:=([.BG38])+1" office:value-type="date" office:date-value="2024-12-24" calcext:value-type="date">
            <text:p>24</text:p>
          </table:table-cell>
          <table:table-cell table:style-name="ce143" table:formula="of:=([.BH38])+1" office:value-type="date" office:date-value="2024-12-25" calcext:value-type="date">
            <text:p>25</text:p>
          </table:table-cell>
          <table:table-cell table:style-name="ce143" table:formula="of:=([.BI38])+1" office:value-type="date" office:date-value="2024-12-26" calcext:value-type="date">
            <text:p>26</text:p>
          </table:table-cell>
          <table:table-cell table:style-name="ce129" table:formula="of:=([.BJ38])+1" office:value-type="date" office:date-value="2024-12-27" calcext:value-type="date">
            <text:p>27</text:p>
          </table:table-cell>
          <table:table-cell table:style-name="ce129" table:formula="of:=([.BK38])+1" office:value-type="date" office:date-value="2024-12-28" calcext:value-type="date">
            <text:p>28</text:p>
          </table:table-cell>
          <table:table-cell table:style-name="ce129" table:formula="of:=([.BL38])+1" office:value-type="date" office:date-value="2024-12-29" calcext:value-type="date">
            <text:p>29</text:p>
          </table:table-cell>
          <table:table-cell table:style-name="ce129" table:formula="of:=([.BM38])+1" office:value-type="date" office:date-value="2024-12-30" calcext:value-type="date">
            <text:p>30</text:p>
          </table:table-cell>
          <table:table-cell table:style-name="ce184" table:formula="of:=([.BN38])+1" office:value-type="date" office:date-value="2024-12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38];&quot;NN&quot;)" office:value-type="string" office:string-value="Szo" calcext:value-type="string">
            <text:p>Szo</text:p>
          </table:table-cell>
          <table:table-cell table:style-name="ce130" table:formula="of:=TEXT([.D38];&quot;NN&quot;)" office:value-type="string" office:string-value="V" calcext:value-type="string">
            <text:p>V</text:p>
          </table:table-cell>
          <table:table-cell table:style-name="ce130" table:formula="of:=TEXT([.E38];&quot;NN&quot;)" office:value-type="string" office:string-value="H" calcext:value-type="string">
            <text:p>H</text:p>
          </table:table-cell>
          <table:table-cell table:style-name="ce130" table:formula="of:=TEXT([.F38];&quot;NN&quot;)" office:value-type="string" office:string-value="K" calcext:value-type="string">
            <text:p>K</text:p>
          </table:table-cell>
          <table:table-cell table:style-name="ce130" table:formula="of:=TEXT([.G38];&quot;NN&quot;)" office:value-type="string" office:string-value="Sze" calcext:value-type="string">
            <text:p>Sze</text:p>
          </table:table-cell>
          <table:table-cell table:style-name="ce130" table:formula="of:=TEXT([.H38];&quot;NN&quot;)" office:value-type="string" office:string-value="Cs" calcext:value-type="string">
            <text:p>Cs</text:p>
          </table:table-cell>
          <table:table-cell table:style-name="ce130" table:formula="of:=TEXT([.I38];&quot;NN&quot;)" office:value-type="string" office:string-value="P" calcext:value-type="string">
            <text:p>P</text:p>
          </table:table-cell>
          <table:table-cell table:style-name="ce130" table:formula="of:=TEXT([.J38];&quot;NN&quot;)" office:value-type="string" office:string-value="Szo" calcext:value-type="string">
            <text:p>Szo</text:p>
          </table:table-cell>
          <table:table-cell table:style-name="ce130" table:formula="of:=TEXT([.K38];&quot;NN&quot;)" office:value-type="string" office:string-value="V" calcext:value-type="string">
            <text:p>V</text:p>
          </table:table-cell>
          <table:table-cell table:style-name="ce130" table:formula="of:=TEXT([.L38];&quot;NN&quot;)" office:value-type="string" office:string-value="H" calcext:value-type="string">
            <text:p>H</text:p>
          </table:table-cell>
          <table:table-cell table:style-name="ce130" table:formula="of:=TEXT([.M38];&quot;NN&quot;)" office:value-type="string" office:string-value="K" calcext:value-type="string">
            <text:p>K</text:p>
          </table:table-cell>
          <table:table-cell table:style-name="ce130" table:formula="of:=TEXT([.N38];&quot;NN&quot;)" office:value-type="string" office:string-value="Sze" calcext:value-type="string">
            <text:p>Sze</text:p>
          </table:table-cell>
          <table:table-cell table:style-name="ce130" table:formula="of:=TEXT([.O38];&quot;NN&quot;)" office:value-type="string" office:string-value="Cs" calcext:value-type="string">
            <text:p>Cs</text:p>
          </table:table-cell>
          <table:table-cell table:style-name="ce130" table:formula="of:=TEXT([.P38];&quot;NN&quot;)" office:value-type="string" office:string-value="P" calcext:value-type="string">
            <text:p>P</text:p>
          </table:table-cell>
          <table:table-cell table:style-name="ce130" table:formula="of:=TEXT([.Q38];&quot;NN&quot;)" office:value-type="string" office:string-value="Szo" calcext:value-type="string">
            <text:p>Szo</text:p>
          </table:table-cell>
          <table:table-cell table:style-name="ce130" table:formula="of:=TEXT([.R38];&quot;NN&quot;)" office:value-type="string" office:string-value="V" calcext:value-type="string">
            <text:p>V</text:p>
          </table:table-cell>
          <table:table-cell table:style-name="ce130" table:formula="of:=TEXT([.S38];&quot;NN&quot;)" office:value-type="string" office:string-value="H" calcext:value-type="string">
            <text:p>H</text:p>
          </table:table-cell>
          <table:table-cell table:style-name="ce130" table:formula="of:=TEXT([.T38];&quot;NN&quot;)" office:value-type="string" office:string-value="K" calcext:value-type="string">
            <text:p>K</text:p>
          </table:table-cell>
          <table:table-cell table:style-name="ce130" table:formula="of:=TEXT([.U38];&quot;NN&quot;)" office:value-type="string" office:string-value="Sze" calcext:value-type="string">
            <text:p>Sze</text:p>
          </table:table-cell>
          <table:table-cell table:style-name="ce130" table:formula="of:=TEXT([.V38];&quot;NN&quot;)" office:value-type="string" office:string-value="Cs" calcext:value-type="string">
            <text:p>Cs</text:p>
          </table:table-cell>
          <table:table-cell table:style-name="ce130" table:formula="of:=TEXT([.W38];&quot;NN&quot;)" office:value-type="string" office:string-value="P" calcext:value-type="string">
            <text:p>P</text:p>
          </table:table-cell>
          <table:table-cell table:style-name="ce130" table:formula="of:=TEXT([.X38];&quot;NN&quot;)" office:value-type="string" office:string-value="Szo" calcext:value-type="string">
            <text:p>Szo</text:p>
          </table:table-cell>
          <table:table-cell table:style-name="ce130" table:formula="of:=TEXT([.Y38];&quot;NN&quot;)" office:value-type="string" office:string-value="V" calcext:value-type="string">
            <text:p>V</text:p>
          </table:table-cell>
          <table:table-cell table:style-name="ce130" table:formula="of:=TEXT([.Z38];&quot;NN&quot;)" office:value-type="string" office:string-value="H" calcext:value-type="string">
            <text:p>H</text:p>
          </table:table-cell>
          <table:table-cell table:style-name="ce130" table:formula="of:=TEXT([.AA38];&quot;NN&quot;)" office:value-type="string" office:string-value="K" calcext:value-type="string">
            <text:p>K</text:p>
          </table:table-cell>
          <table:table-cell table:style-name="ce130" table:formula="of:=TEXT([.AB38];&quot;NN&quot;)" office:value-type="string" office:string-value="Sze" calcext:value-type="string">
            <text:p>Sze</text:p>
          </table:table-cell>
          <table:table-cell table:style-name="ce130" table:formula="of:=TEXT([.AC38];&quot;NN&quot;)" office:value-type="string" office:string-value="Cs" calcext:value-type="string">
            <text:p>Cs</text:p>
          </table:table-cell>
          <table:table-cell table:style-name="ce130" table:formula="of:=TEXT([.AD38];&quot;NN&quot;)" office:value-type="string" office:string-value="P" calcext:value-type="string">
            <text:p>P</text:p>
          </table:table-cell>
          <table:table-cell table:style-name="ce130" table:formula="of:=TEXT([.AE38];&quot;NN&quot;)" office:value-type="string" office:string-value="Szo" calcext:value-type="string">
            <text:p>Szo</text:p>
          </table:table-cell>
          <table:table-cell table:style-name="ce188" table:formula="of:=TEXT([.AF38];&quot;NN&quot;)" office:value-type="string" office:string-value="V" calcext:value-type="string">
            <text:p>V</text:p>
          </table:table-cell>
          <table:table-cell table:style-name="ce181"/>
          <table:table-cell table:style-name="ce235" table:formula="of:=NETWORKDAYS(DATE([.$A$1];[.A38];1);DATE([.$A$1];[.A38];30);['Munkaszüneti napok'.$A$1:.$A$16])" office:value-type="float" office:value="20" calcext:value-type="float">
            <text:p>20</text:p>
          </table:table-cell>
          <table:covered-table-cell table:style-name="ce244"/>
          <table:covered-table-cell table:style-name="ce257"/>
          <table:table-cell table:style-name="ce119" table:formula="of:=TEXT([.AK38];&quot;NN&quot;)" office:value-type="string" office:string-value="V" calcext:value-type="string">
            <text:p>V</text:p>
          </table:table-cell>
          <table:table-cell table:style-name="ce130" table:formula="of:=TEXT([.AL38];&quot;NN&quot;)" office:value-type="string" office:string-value="H" calcext:value-type="string">
            <text:p>H</text:p>
          </table:table-cell>
          <table:table-cell table:style-name="ce130" table:formula="of:=TEXT([.AM38];&quot;NN&quot;)" office:value-type="string" office:string-value="K" calcext:value-type="string">
            <text:p>K</text:p>
          </table:table-cell>
          <table:table-cell table:style-name="ce130" table:formula="of:=TEXT([.AN38];&quot;NN&quot;)" office:value-type="string" office:string-value="Sze" calcext:value-type="string">
            <text:p>Sze</text:p>
          </table:table-cell>
          <table:table-cell table:style-name="ce130" table:formula="of:=TEXT([.AO38];&quot;NN&quot;)" office:value-type="string" office:string-value="Cs" calcext:value-type="string">
            <text:p>Cs</text:p>
          </table:table-cell>
          <table:table-cell table:style-name="ce130" table:formula="of:=TEXT([.AP38];&quot;NN&quot;)" office:value-type="string" office:string-value="P" calcext:value-type="string">
            <text:p>P</text:p>
          </table:table-cell>
          <table:table-cell table:style-name="ce130" table:formula="of:=TEXT([.AQ38];&quot;NN&quot;)" office:value-type="string" office:string-value="Szo" calcext:value-type="string">
            <text:p>Szo</text:p>
          </table:table-cell>
          <table:table-cell table:style-name="ce130" table:formula="of:=TEXT([.AR38];&quot;NN&quot;)" office:value-type="string" office:string-value="V" calcext:value-type="string">
            <text:p>V</text:p>
          </table:table-cell>
          <table:table-cell table:style-name="ce130" table:formula="of:=TEXT([.AS38];&quot;NN&quot;)" office:value-type="string" office:string-value="H" calcext:value-type="string">
            <text:p>H</text:p>
          </table:table-cell>
          <table:table-cell table:style-name="ce130" table:formula="of:=TEXT([.AT38];&quot;NN&quot;)" office:value-type="string" office:string-value="K" calcext:value-type="string">
            <text:p>K</text:p>
          </table:table-cell>
          <table:table-cell table:style-name="ce130" table:formula="of:=TEXT([.AU38];&quot;NN&quot;)" office:value-type="string" office:string-value="Sze" calcext:value-type="string">
            <text:p>Sze</text:p>
          </table:table-cell>
          <table:table-cell table:style-name="ce130" table:formula="of:=TEXT([.AV38];&quot;NN&quot;)" office:value-type="string" office:string-value="Cs" calcext:value-type="string">
            <text:p>Cs</text:p>
          </table:table-cell>
          <table:table-cell table:style-name="ce130" table:formula="of:=TEXT([.AW38];&quot;NN&quot;)" office:value-type="string" office:string-value="P" calcext:value-type="string">
            <text:p>P</text:p>
          </table:table-cell>
          <table:table-cell table:style-name="ce130" table:formula="of:=TEXT([.AX38];&quot;NN&quot;)" office:value-type="string" office:string-value="Szo" calcext:value-type="string">
            <text:p>Szo</text:p>
          </table:table-cell>
          <table:table-cell table:style-name="ce130" table:formula="of:=TEXT([.AY38];&quot;NN&quot;)" office:value-type="string" office:string-value="V" calcext:value-type="string">
            <text:p>V</text:p>
          </table:table-cell>
          <table:table-cell table:style-name="ce130" table:formula="of:=TEXT([.AZ38];&quot;NN&quot;)" office:value-type="string" office:string-value="H" calcext:value-type="string">
            <text:p>H</text:p>
          </table:table-cell>
          <table:table-cell table:style-name="ce130" table:formula="of:=TEXT([.BA38];&quot;NN&quot;)" office:value-type="string" office:string-value="K" calcext:value-type="string">
            <text:p>K</text:p>
          </table:table-cell>
          <table:table-cell table:style-name="ce130" table:formula="of:=TEXT([.BB38];&quot;NN&quot;)" office:value-type="string" office:string-value="Sze" calcext:value-type="string">
            <text:p>Sze</text:p>
          </table:table-cell>
          <table:table-cell table:style-name="ce130" table:formula="of:=TEXT([.BC38];&quot;NN&quot;)" office:value-type="string" office:string-value="Cs" calcext:value-type="string">
            <text:p>Cs</text:p>
          </table:table-cell>
          <table:table-cell table:style-name="ce130" table:formula="of:=TEXT([.BD38];&quot;NN&quot;)" office:value-type="string" office:string-value="P" calcext:value-type="string">
            <text:p>P</text:p>
          </table:table-cell>
          <table:table-cell table:style-name="ce130" table:formula="of:=TEXT([.BE38];&quot;NN&quot;)" office:value-type="string" office:string-value="Szo" calcext:value-type="string">
            <text:p>Szo</text:p>
          </table:table-cell>
          <table:table-cell table:style-name="ce130" table:formula="of:=TEXT([.BF38];&quot;NN&quot;)" office:value-type="string" office:string-value="V" calcext:value-type="string">
            <text:p>V</text:p>
          </table:table-cell>
          <table:table-cell table:style-name="ce130" table:formula="of:=TEXT([.BG38];&quot;NN&quot;)" office:value-type="string" office:string-value="H" calcext:value-type="string">
            <text:p>H</text:p>
          </table:table-cell>
          <table:table-cell table:style-name="ce130" table:formula="of:=TEXT([.BH38];&quot;NN&quot;)" office:value-type="string" office:string-value="K" calcext:value-type="string">
            <text:p>K</text:p>
          </table:table-cell>
          <table:table-cell table:style-name="ce130" table:formula="of:=TEXT([.BI38];&quot;NN&quot;)" office:value-type="string" office:string-value="Sze" calcext:value-type="string">
            <text:p>Sze</text:p>
          </table:table-cell>
          <table:table-cell table:style-name="ce130" table:formula="of:=TEXT([.BJ38];&quot;NN&quot;)" office:value-type="string" office:string-value="Cs" calcext:value-type="string">
            <text:p>Cs</text:p>
          </table:table-cell>
          <table:table-cell table:style-name="ce130" table:formula="of:=TEXT([.BK38];&quot;NN&quot;)" office:value-type="string" office:string-value="P" calcext:value-type="string">
            <text:p>P</text:p>
          </table:table-cell>
          <table:table-cell table:style-name="ce130" table:formula="of:=TEXT([.BL38];&quot;NN&quot;)" office:value-type="string" office:string-value="Szo" calcext:value-type="string">
            <text:p>Szo</text:p>
          </table:table-cell>
          <table:table-cell table:style-name="ce130" table:formula="of:=TEXT([.BM38];&quot;NN&quot;)" office:value-type="string" office:string-value="V" calcext:value-type="string">
            <text:p>V</text:p>
          </table:table-cell>
          <table:table-cell table:style-name="ce130" table:formula="of:=TEXT([.BN38];&quot;NN&quot;)" office:value-type="string" office:string-value="H" calcext:value-type="string">
            <text:p>H</text:p>
          </table:table-cell>
          <table:table-cell table:style-name="ce188" table:formula="of:=TEXT([.BO38];&quot;NN&quot;)" office:value-type="string" office:string-value="K" calcext:value-type="string">
            <text:p>K</text:p>
          </table:table-cell>
          <table:table-cell table:style-name="ce197" table:formula="of:=NETWORKDAYS(DATE([.$A$1];[.AI38];1);DATE([.$A$1];[.AI38];31);['Munkaszüneti napok'.$A$1:.$A$16])" office:value-type="float" office:value="20" calcext:value-type="float">
            <text:p>20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únius</text:p>
          </table:table-cell>
          <table:table-cell table:style-name="ce41" office:value-type="string" calcext:value-type="string">
            <text:p>A</text:p>
          </table:table-cell>
          <table:table-cell table:style-name="ce42" table:formula="of:=MUSZAK8([.C38];1)" office:value-type="string" office:string-value="P" calcext:value-type="string">
            <text:p>P</text:p>
          </table:table-cell>
          <table:table-cell table:style-name="ce55" table:formula="of:=MUSZAK8([.D38];1)" office:value-type="string" office:string-value="Du" calcext:value-type="string">
            <text:p>Du</text:p>
          </table:table-cell>
          <table:table-cell table:style-name="ce55" table:formula="of:=MUSZAK8([.E38];1)" office:value-type="string" office:string-value="Du" calcext:value-type="string">
            <text:p>Du</text:p>
          </table:table-cell>
          <table:table-cell table:style-name="ce55" table:formula="of:=MUSZAK8([.F38];1)" office:value-type="string" office:string-value="Du" calcext:value-type="string">
            <text:p>Du</text:p>
          </table:table-cell>
          <table:table-cell table:style-name="ce55" table:formula="of:=MUSZAK8([.G38];1)" office:value-type="string" office:string-value="Du" calcext:value-type="string">
            <text:p>Du</text:p>
          </table:table-cell>
          <table:table-cell table:style-name="ce55" table:formula="of:=MUSZAK8([.H38];1)" office:value-type="string" office:string-value="P" calcext:value-type="string">
            <text:p>P</text:p>
          </table:table-cell>
          <table:table-cell table:style-name="ce55" table:formula="of:=MUSZAK8([.I38];1)" office:value-type="string" office:string-value="N" calcext:value-type="string">
            <text:p>N</text:p>
          </table:table-cell>
          <table:table-cell table:style-name="ce55" table:formula="of:=MUSZAK8([.J38];1)" office:value-type="string" office:string-value="N" calcext:value-type="string">
            <text:p>N</text:p>
          </table:table-cell>
          <table:table-cell table:style-name="ce55" table:formula="of:=MUSZAK8([.K38];1)" office:value-type="string" office:string-value="N" calcext:value-type="string">
            <text:p>N</text:p>
          </table:table-cell>
          <table:table-cell table:style-name="ce55" table:formula="of:=MUSZAK8([.L38];1)" office:value-type="string" office:string-value="N" calcext:value-type="string">
            <text:p>N</text:p>
          </table:table-cell>
          <table:table-cell table:style-name="ce55" table:formula="of:=MUSZAK8([.M38];1)" office:value-type="string" office:string-value="P" calcext:value-type="string">
            <text:p>P</text:p>
          </table:table-cell>
          <table:table-cell table:style-name="ce55" table:formula="of:=MUSZAK8([.N38];1)" office:value-type="string" office:string-value="P" calcext:value-type="string">
            <text:p>P</text:p>
          </table:table-cell>
          <table:table-cell table:style-name="ce55" table:formula="of:=MUSZAK8([.O38];1)" office:value-type="string" office:string-value="É" calcext:value-type="string">
            <text:p>É</text:p>
          </table:table-cell>
          <table:table-cell table:style-name="ce55" table:formula="of:=MUSZAK8([.P38];1)" office:value-type="string" office:string-value="É" calcext:value-type="string">
            <text:p>É</text:p>
          </table:table-cell>
          <table:table-cell table:style-name="ce55" table:formula="of:=MUSZAK8([.Q38];1)" office:value-type="string" office:string-value="É" calcext:value-type="string">
            <text:p>É</text:p>
          </table:table-cell>
          <table:table-cell table:style-name="ce55" table:formula="of:=MUSZAK8([.R38];1)" office:value-type="string" office:string-value="É" calcext:value-type="string">
            <text:p>É</text:p>
          </table:table-cell>
          <table:table-cell table:style-name="ce55" table:formula="of:=MUSZAK8([.S38];1)" office:value-type="string" office:string-value="P" calcext:value-type="string">
            <text:p>P</text:p>
          </table:table-cell>
          <table:table-cell table:style-name="ce55" table:formula="of:=MUSZAK8([.T38];1)" office:value-type="string" office:string-value="Du" calcext:value-type="string">
            <text:p>Du</text:p>
          </table:table-cell>
          <table:table-cell table:style-name="ce55" table:formula="of:=MUSZAK8([.U38];1)" office:value-type="string" office:string-value="Du" calcext:value-type="string">
            <text:p>Du</text:p>
          </table:table-cell>
          <table:table-cell table:style-name="ce55" table:formula="of:=MUSZAK8([.V38];1)" office:value-type="string" office:string-value="Du" calcext:value-type="string">
            <text:p>Du</text:p>
          </table:table-cell>
          <table:table-cell table:style-name="ce55" table:formula="of:=MUSZAK8([.W38];1)" office:value-type="string" office:string-value="Du" calcext:value-type="string">
            <text:p>Du</text:p>
          </table:table-cell>
          <table:table-cell table:style-name="ce55" table:formula="of:=MUSZAK8([.X38];1)" office:value-type="string" office:string-value="P" calcext:value-type="string">
            <text:p>P</text:p>
          </table:table-cell>
          <table:table-cell table:style-name="ce55" table:formula="of:=MUSZAK8([.Y38];1)" office:value-type="string" office:string-value="N" calcext:value-type="string">
            <text:p>N</text:p>
          </table:table-cell>
          <table:table-cell table:style-name="ce55" table:formula="of:=MUSZAK8([.Z38];1)" office:value-type="string" office:string-value="N" calcext:value-type="string">
            <text:p>N</text:p>
          </table:table-cell>
          <table:table-cell table:style-name="ce55" table:formula="of:=MUSZAK8([.AA38];1)" office:value-type="string" office:string-value="N" calcext:value-type="string">
            <text:p>N</text:p>
          </table:table-cell>
          <table:table-cell table:style-name="ce55" table:formula="of:=MUSZAK8([.AB38];1)" office:value-type="string" office:string-value="N" calcext:value-type="string">
            <text:p>N</text:p>
          </table:table-cell>
          <table:table-cell table:style-name="ce55" table:formula="of:=MUSZAK8([.AC38];1)" office:value-type="string" office:string-value="P" calcext:value-type="string">
            <text:p>P</text:p>
          </table:table-cell>
          <table:table-cell table:style-name="ce55" table:formula="of:=MUSZAK8([.AD38];1)" office:value-type="string" office:string-value="P" calcext:value-type="string">
            <text:p>P</text:p>
          </table:table-cell>
          <table:table-cell table:style-name="ce55" table:formula="of:=MUSZAK8([.AE38];1)" office:value-type="string" office:string-value="É" calcext:value-type="string">
            <text:p>É</text:p>
          </table:table-cell>
          <table:table-cell table:style-name="ce60" table:formula="of:=MUSZAK8([.AF38];1)" office:value-type="string" office:string-value="É" calcext:value-type="string">
            <text:p>É</text:p>
          </table:table-cell>
          <table:table-cell table:style-name="ce45"/>
          <table:table-cell table:style-name="ce198" table:formula="of:=COUNTIF([.$C40:.$AG40];&quot;N&quot;)+COUNTIF([.$C40:.$AG40];&quot;Du&quot;)+COUNTIF([.$C40:.$AG40];&quot;É&quot;)-[.$AH$39]" office:value-type="float" office:value="2" calcext:value-type="float">
            <text:p>2</text:p>
          </table:table-cell>
          <table:table-cell table:style-name="ce66" office:value-type="string" calcext:value-type="string" table:number-columns-spanned="1" table:number-rows-spanned="4">
            <text:p>December</text:p>
          </table:table-cell>
          <table:table-cell table:style-name="ce221" office:value-type="string" calcext:value-type="string">
            <text:p>A</text:p>
          </table:table-cell>
          <table:table-cell table:style-name="ce42" table:formula="of:=MUSZAK8([.AK38];1)" office:value-type="string" office:string-value="N" calcext:value-type="string">
            <text:p>N</text:p>
          </table:table-cell>
          <table:table-cell table:style-name="ce55" table:formula="of:=MUSZAK8([.AL38];1)" office:value-type="string" office:string-value="N" calcext:value-type="string">
            <text:p>N</text:p>
          </table:table-cell>
          <table:table-cell table:style-name="ce55" table:formula="of:=MUSZAK8([.AM38];1)" office:value-type="string" office:string-value="N" calcext:value-type="string">
            <text:p>N</text:p>
          </table:table-cell>
          <table:table-cell table:style-name="ce55" table:formula="of:=MUSZAK8([.AN38];1)" office:value-type="string" office:string-value="P" calcext:value-type="string">
            <text:p>P</text:p>
          </table:table-cell>
          <table:table-cell table:style-name="ce55" table:formula="of:=MUSZAK8([.AO38];1)" office:value-type="string" office:string-value="P" calcext:value-type="string">
            <text:p>P</text:p>
          </table:table-cell>
          <table:table-cell table:style-name="ce55" table:formula="of:=MUSZAK8([.AP38];1)" office:value-type="string" office:string-value="É" calcext:value-type="string">
            <text:p>É</text:p>
          </table:table-cell>
          <table:table-cell table:style-name="ce55" table:formula="of:=MUSZAK8([.AQ38];1)" office:value-type="string" office:string-value="É" calcext:value-type="string">
            <text:p>É</text:p>
          </table:table-cell>
          <table:table-cell table:style-name="ce55" table:formula="of:=MUSZAK8([.AR38];1)" office:value-type="string" office:string-value="É" calcext:value-type="string">
            <text:p>É</text:p>
          </table:table-cell>
          <table:table-cell table:style-name="ce55" table:formula="of:=MUSZAK8([.AS38];1)" office:value-type="string" office:string-value="É" calcext:value-type="string">
            <text:p>É</text:p>
          </table:table-cell>
          <table:table-cell table:style-name="ce55" table:formula="of:=MUSZAK8([.AT38];1)" office:value-type="string" office:string-value="P" calcext:value-type="string">
            <text:p>P</text:p>
          </table:table-cell>
          <table:table-cell table:style-name="ce55" table:formula="of:=MUSZAK8([.AU38];1)" office:value-type="string" office:string-value="Du" calcext:value-type="string">
            <text:p>Du</text:p>
          </table:table-cell>
          <table:table-cell table:style-name="ce55" table:formula="of:=MUSZAK8([.AV38];1)" office:value-type="string" office:string-value="Du" calcext:value-type="string">
            <text:p>Du</text:p>
          </table:table-cell>
          <table:table-cell table:style-name="ce55" table:formula="of:=MUSZAK8([.AW38];1)" office:value-type="string" office:string-value="Du" calcext:value-type="string">
            <text:p>Du</text:p>
          </table:table-cell>
          <table:table-cell table:style-name="ce55" table:formula="of:=MUSZAK8([.AX38];1)" office:value-type="string" office:string-value="Du" calcext:value-type="string">
            <text:p>Du</text:p>
          </table:table-cell>
          <table:table-cell table:style-name="ce55" table:formula="of:=MUSZAK8([.AY38];1)" office:value-type="string" office:string-value="P" calcext:value-type="string">
            <text:p>P</text:p>
          </table:table-cell>
          <table:table-cell table:style-name="ce55" table:formula="of:=MUSZAK8([.AZ38];1)" office:value-type="string" office:string-value="N" calcext:value-type="string">
            <text:p>N</text:p>
          </table:table-cell>
          <table:table-cell table:style-name="ce55" table:formula="of:=MUSZAK8([.BA38];1)" office:value-type="string" office:string-value="N" calcext:value-type="string">
            <text:p>N</text:p>
          </table:table-cell>
          <table:table-cell table:style-name="ce55" table:formula="of:=MUSZAK8([.BB38];1)" office:value-type="string" office:string-value="N" calcext:value-type="string">
            <text:p>N</text:p>
          </table:table-cell>
          <table:table-cell table:style-name="ce55" table:formula="of:=MUSZAK8([.BC38];1)" office:value-type="string" office:string-value="N" calcext:value-type="string">
            <text:p>N</text:p>
          </table:table-cell>
          <table:table-cell table:style-name="ce55" table:formula="of:=MUSZAK8([.BD38];1)" office:value-type="string" office:string-value="P" calcext:value-type="string">
            <text:p>P</text:p>
          </table:table-cell>
          <table:table-cell table:style-name="ce55" table:formula="of:=MUSZAK8([.BE38];1)" office:value-type="string" office:string-value="P" calcext:value-type="string">
            <text:p>P</text:p>
          </table:table-cell>
          <table:table-cell table:style-name="ce55" table:formula="of:=MUSZAK8([.BF38];1)" office:value-type="string" office:string-value="É" calcext:value-type="string">
            <text:p>É</text:p>
          </table:table-cell>
          <table:table-cell table:style-name="ce55" table:formula="of:=MUSZAK8([.BG38];1)" office:value-type="string" office:string-value="É" calcext:value-type="string">
            <text:p>É</text:p>
          </table:table-cell>
          <table:table-cell table:style-name="ce55" table:formula="of:=MUSZAK8([.BH38];1)" office:value-type="string" office:string-value="É" calcext:value-type="string">
            <text:p>É</text:p>
          </table:table-cell>
          <table:table-cell table:style-name="ce55" table:formula="of:=MUSZAK8([.BI38];1)" office:value-type="string" office:string-value="É" calcext:value-type="string">
            <text:p>É</text:p>
          </table:table-cell>
          <table:table-cell table:style-name="ce55" table:formula="of:=MUSZAK8([.BJ38];1)" office:value-type="string" office:string-value="P" calcext:value-type="string">
            <text:p>P</text:p>
          </table:table-cell>
          <table:table-cell table:style-name="ce55" table:formula="of:=MUSZAK8([.BK38];1)" office:value-type="string" office:string-value="Du" calcext:value-type="string">
            <text:p>Du</text:p>
          </table:table-cell>
          <table:table-cell table:style-name="ce55" table:formula="of:=MUSZAK8([.BL38];1)" office:value-type="string" office:string-value="Du" calcext:value-type="string">
            <text:p>Du</text:p>
          </table:table-cell>
          <table:table-cell table:style-name="ce55" table:formula="of:=MUSZAK8([.BM38];1)" office:value-type="string" office:string-value="Du" calcext:value-type="string">
            <text:p>Du</text:p>
          </table:table-cell>
          <table:table-cell table:style-name="ce55" table:formula="of:=MUSZAK8([.BN38];1)" office:value-type="string" office:string-value="Du" calcext:value-type="string">
            <text:p>Du</text:p>
          </table:table-cell>
          <table:table-cell table:style-name="ce60" table:formula="of:=MUSZAK8([.BO38];1)" office:value-type="string" office:string-value="P" calcext:value-type="string">
            <text:p>P</text:p>
          </table:table-cell>
          <table:table-cell table:style-name="ce285" table:formula="of:=COUNTIF([.AK40:.BO40];&quot;N&quot;)+COUNTIF([.AK40:.BO40];&quot;Du&quot;)+COUNTIF([.AK40:.BO40];&quot;É&quot;)-[.$BP$39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46" office:value-type="string" calcext:value-type="string">
            <text:p>B</text:p>
          </table:table-cell>
          <table:table-cell table:style-name="ce43" table:formula="of:=MUSZAK8([.C38];2)" office:value-type="string" office:string-value="É" calcext:value-type="string">
            <text:p>É</text:p>
          </table:table-cell>
          <table:table-cell table:style-name="ce51" table:formula="of:=MUSZAK8([.D38];2)" office:value-type="string" office:string-value="É" calcext:value-type="string">
            <text:p>É</text:p>
          </table:table-cell>
          <table:table-cell table:style-name="ce51" table:formula="of:=MUSZAK8([.E38];2)" office:value-type="string" office:string-value="É" calcext:value-type="string">
            <text:p>É</text:p>
          </table:table-cell>
          <table:table-cell table:style-name="ce51" table:formula="of:=MUSZAK8([.F38];2)" office:value-type="string" office:string-value="É" calcext:value-type="string">
            <text:p>É</text:p>
          </table:table-cell>
          <table:table-cell table:style-name="ce51" table:formula="of:=MUSZAK8([.G38];2)" office:value-type="string" office:string-value="P" calcext:value-type="string">
            <text:p>P</text:p>
          </table:table-cell>
          <table:table-cell table:style-name="ce51" table:formula="of:=MUSZAK8([.H38];2)" office:value-type="string" office:string-value="Du" calcext:value-type="string">
            <text:p>Du</text:p>
          </table:table-cell>
          <table:table-cell table:style-name="ce51" table:formula="of:=MUSZAK8([.I38];2)" office:value-type="string" office:string-value="Du" calcext:value-type="string">
            <text:p>Du</text:p>
          </table:table-cell>
          <table:table-cell table:style-name="ce51" table:formula="of:=MUSZAK8([.J38];2)" office:value-type="string" office:string-value="Du" calcext:value-type="string">
            <text:p>Du</text:p>
          </table:table-cell>
          <table:table-cell table:style-name="ce51" table:formula="of:=MUSZAK8([.K38];2)" office:value-type="string" office:string-value="Du" calcext:value-type="string">
            <text:p>Du</text:p>
          </table:table-cell>
          <table:table-cell table:style-name="ce51" table:formula="of:=MUSZAK8([.L38];2)" office:value-type="string" office:string-value="P" calcext:value-type="string">
            <text:p>P</text:p>
          </table:table-cell>
          <table:table-cell table:style-name="ce51" table:formula="of:=MUSZAK8([.M38];2)" office:value-type="string" office:string-value="N" calcext:value-type="string">
            <text:p>N</text:p>
          </table:table-cell>
          <table:table-cell table:style-name="ce51" table:formula="of:=MUSZAK8([.N38];2)" office:value-type="string" office:string-value="N" calcext:value-type="string">
            <text:p>N</text:p>
          </table:table-cell>
          <table:table-cell table:style-name="ce51" table:formula="of:=MUSZAK8([.O38];2)" office:value-type="string" office:string-value="N" calcext:value-type="string">
            <text:p>N</text:p>
          </table:table-cell>
          <table:table-cell table:style-name="ce51" table:formula="of:=MUSZAK8([.P38];2)" office:value-type="string" office:string-value="N" calcext:value-type="string">
            <text:p>N</text:p>
          </table:table-cell>
          <table:table-cell table:style-name="ce51" table:formula="of:=MUSZAK8([.Q38];2)" office:value-type="string" office:string-value="P" calcext:value-type="string">
            <text:p>P</text:p>
          </table:table-cell>
          <table:table-cell table:style-name="ce51" table:formula="of:=MUSZAK8([.R38];2)" office:value-type="string" office:string-value="P" calcext:value-type="string">
            <text:p>P</text:p>
          </table:table-cell>
          <table:table-cell table:style-name="ce51" table:formula="of:=MUSZAK8([.S38];2)" office:value-type="string" office:string-value="É" calcext:value-type="string">
            <text:p>É</text:p>
          </table:table-cell>
          <table:table-cell table:style-name="ce51" table:formula="of:=MUSZAK8([.T38];2)" office:value-type="string" office:string-value="É" calcext:value-type="string">
            <text:p>É</text:p>
          </table:table-cell>
          <table:table-cell table:style-name="ce51" table:formula="of:=MUSZAK8([.U38];2)" office:value-type="string" office:string-value="É" calcext:value-type="string">
            <text:p>É</text:p>
          </table:table-cell>
          <table:table-cell table:style-name="ce51" table:formula="of:=MUSZAK8([.V38];2)" office:value-type="string" office:string-value="É" calcext:value-type="string">
            <text:p>É</text:p>
          </table:table-cell>
          <table:table-cell table:style-name="ce51" table:formula="of:=MUSZAK8([.W38];2)" office:value-type="string" office:string-value="P" calcext:value-type="string">
            <text:p>P</text:p>
          </table:table-cell>
          <table:table-cell table:style-name="ce51" table:formula="of:=MUSZAK8([.X38];2)" office:value-type="string" office:string-value="Du" calcext:value-type="string">
            <text:p>Du</text:p>
          </table:table-cell>
          <table:table-cell table:style-name="ce51" table:formula="of:=MUSZAK8([.Y38];2)" office:value-type="string" office:string-value="Du" calcext:value-type="string">
            <text:p>Du</text:p>
          </table:table-cell>
          <table:table-cell table:style-name="ce51" table:formula="of:=MUSZAK8([.Z38];2)" office:value-type="string" office:string-value="Du" calcext:value-type="string">
            <text:p>Du</text:p>
          </table:table-cell>
          <table:table-cell table:style-name="ce51" table:formula="of:=MUSZAK8([.AA38];2)" office:value-type="string" office:string-value="Du" calcext:value-type="string">
            <text:p>Du</text:p>
          </table:table-cell>
          <table:table-cell table:style-name="ce51" table:formula="of:=MUSZAK8([.AB38];2)" office:value-type="string" office:string-value="P" calcext:value-type="string">
            <text:p>P</text:p>
          </table:table-cell>
          <table:table-cell table:style-name="ce51" table:formula="of:=MUSZAK8([.AC38];2)" office:value-type="string" office:string-value="N" calcext:value-type="string">
            <text:p>N</text:p>
          </table:table-cell>
          <table:table-cell table:style-name="ce51" table:formula="of:=MUSZAK8([.AD38];2)" office:value-type="string" office:string-value="N" calcext:value-type="string">
            <text:p>N</text:p>
          </table:table-cell>
          <table:table-cell table:style-name="ce51" table:formula="of:=MUSZAK8([.AE38];2)" office:value-type="string" office:string-value="N" calcext:value-type="string">
            <text:p>N</text:p>
          </table:table-cell>
          <table:table-cell table:style-name="ce61" table:formula="of:=MUSZAK8([.AF38];2)" office:value-type="string" office:string-value="N" calcext:value-type="string">
            <text:p>N</text:p>
          </table:table-cell>
          <table:table-cell table:style-name="ce45"/>
          <table:table-cell table:style-name="ce198" table:formula="of:=COUNTIF([.$C41:.$AG41];&quot;N&quot;)+COUNTIF([.$C41:.$AG41];&quot;Du&quot;)+COUNTIF([.$C41:.$AG41];&quot;É&quot;)-[.$AH$39]" office:value-type="float" office:value="4" calcext:value-type="float">
            <text:p>4</text:p>
          </table:table-cell>
          <table:covered-table-cell table:style-name="ce67"/>
          <table:table-cell table:style-name="ce222" office:value-type="string" calcext:value-type="string">
            <text:p>B</text:p>
          </table:table-cell>
          <table:table-cell table:style-name="ce43" table:formula="of:=MUSZAK8([.AK38];2)" office:value-type="string" office:string-value="Du" calcext:value-type="string">
            <text:p>Du</text:p>
          </table:table-cell>
          <table:table-cell table:style-name="ce51" table:formula="of:=MUSZAK8([.AL38];2)" office:value-type="string" office:string-value="Du" calcext:value-type="string">
            <text:p>Du</text:p>
          </table:table-cell>
          <table:table-cell table:style-name="ce51" table:formula="of:=MUSZAK8([.AM38];2)" office:value-type="string" office:string-value="P" calcext:value-type="string">
            <text:p>P</text:p>
          </table:table-cell>
          <table:table-cell table:style-name="ce51" table:formula="of:=MUSZAK8([.AN38];2)" office:value-type="string" office:string-value="N" calcext:value-type="string">
            <text:p>N</text:p>
          </table:table-cell>
          <table:table-cell table:style-name="ce51" table:formula="of:=MUSZAK8([.AO38];2)" office:value-type="string" office:string-value="N" calcext:value-type="string">
            <text:p>N</text:p>
          </table:table-cell>
          <table:table-cell table:style-name="ce51" table:formula="of:=MUSZAK8([.AP38];2)" office:value-type="string" office:string-value="N" calcext:value-type="string">
            <text:p>N</text:p>
          </table:table-cell>
          <table:table-cell table:style-name="ce51" table:formula="of:=MUSZAK8([.AQ38];2)" office:value-type="string" office:string-value="N" calcext:value-type="string">
            <text:p>N</text:p>
          </table:table-cell>
          <table:table-cell table:style-name="ce51" table:formula="of:=MUSZAK8([.AR38];2)" office:value-type="string" office:string-value="P" calcext:value-type="string">
            <text:p>P</text:p>
          </table:table-cell>
          <table:table-cell table:style-name="ce51" table:formula="of:=MUSZAK8([.AS38];2)" office:value-type="string" office:string-value="P" calcext:value-type="string">
            <text:p>P</text:p>
          </table:table-cell>
          <table:table-cell table:style-name="ce51" table:formula="of:=MUSZAK8([.AT38];2)" office:value-type="string" office:string-value="É" calcext:value-type="string">
            <text:p>É</text:p>
          </table:table-cell>
          <table:table-cell table:style-name="ce51" table:formula="of:=MUSZAK8([.AU38];2)" office:value-type="string" office:string-value="É" calcext:value-type="string">
            <text:p>É</text:p>
          </table:table-cell>
          <table:table-cell table:style-name="ce51" table:formula="of:=MUSZAK8([.AV38];2)" office:value-type="string" office:string-value="É" calcext:value-type="string">
            <text:p>É</text:p>
          </table:table-cell>
          <table:table-cell table:style-name="ce51" table:formula="of:=MUSZAK8([.AW38];2)" office:value-type="string" office:string-value="É" calcext:value-type="string">
            <text:p>É</text:p>
          </table:table-cell>
          <table:table-cell table:style-name="ce51" table:formula="of:=MUSZAK8([.AX38];2)" office:value-type="string" office:string-value="P" calcext:value-type="string">
            <text:p>P</text:p>
          </table:table-cell>
          <table:table-cell table:style-name="ce51" table:formula="of:=MUSZAK8([.AY38];2)" office:value-type="string" office:string-value="Du" calcext:value-type="string">
            <text:p>Du</text:p>
          </table:table-cell>
          <table:table-cell table:style-name="ce51" table:formula="of:=MUSZAK8([.AZ38];2)" office:value-type="string" office:string-value="Du" calcext:value-type="string">
            <text:p>Du</text:p>
          </table:table-cell>
          <table:table-cell table:style-name="ce51" table:formula="of:=MUSZAK8([.BA38];2)" office:value-type="string" office:string-value="Du" calcext:value-type="string">
            <text:p>Du</text:p>
          </table:table-cell>
          <table:table-cell table:style-name="ce51" table:formula="of:=MUSZAK8([.BB38];2)" office:value-type="string" office:string-value="Du" calcext:value-type="string">
            <text:p>Du</text:p>
          </table:table-cell>
          <table:table-cell table:style-name="ce51" table:formula="of:=MUSZAK8([.BC38];2)" office:value-type="string" office:string-value="P" calcext:value-type="string">
            <text:p>P</text:p>
          </table:table-cell>
          <table:table-cell table:style-name="ce51" table:formula="of:=MUSZAK8([.BD38];2)" office:value-type="string" office:string-value="N" calcext:value-type="string">
            <text:p>N</text:p>
          </table:table-cell>
          <table:table-cell table:style-name="ce51" table:formula="of:=MUSZAK8([.BE38];2)" office:value-type="string" office:string-value="N" calcext:value-type="string">
            <text:p>N</text:p>
          </table:table-cell>
          <table:table-cell table:style-name="ce51" table:formula="of:=MUSZAK8([.BF38];2)" office:value-type="string" office:string-value="N" calcext:value-type="string">
            <text:p>N</text:p>
          </table:table-cell>
          <table:table-cell table:style-name="ce51" table:formula="of:=MUSZAK8([.BG38];2)" office:value-type="string" office:string-value="N" calcext:value-type="string">
            <text:p>N</text:p>
          </table:table-cell>
          <table:table-cell table:style-name="ce51" table:formula="of:=MUSZAK8([.BH38];2)" office:value-type="string" office:string-value="P" calcext:value-type="string">
            <text:p>P</text:p>
          </table:table-cell>
          <table:table-cell table:style-name="ce51" table:formula="of:=MUSZAK8([.BI38];2)" office:value-type="string" office:string-value="P" calcext:value-type="string">
            <text:p>P</text:p>
          </table:table-cell>
          <table:table-cell table:style-name="ce51" table:formula="of:=MUSZAK8([.BJ38];2)" office:value-type="string" office:string-value="É" calcext:value-type="string">
            <text:p>É</text:p>
          </table:table-cell>
          <table:table-cell table:style-name="ce51" table:formula="of:=MUSZAK8([.BK38];2)" office:value-type="string" office:string-value="É" calcext:value-type="string">
            <text:p>É</text:p>
          </table:table-cell>
          <table:table-cell table:style-name="ce51" table:formula="of:=MUSZAK8([.BL38];2)" office:value-type="string" office:string-value="É" calcext:value-type="string">
            <text:p>É</text:p>
          </table:table-cell>
          <table:table-cell table:style-name="ce51" table:formula="of:=MUSZAK8([.BM38];2)" office:value-type="string" office:string-value="É" calcext:value-type="string">
            <text:p>É</text:p>
          </table:table-cell>
          <table:table-cell table:style-name="ce51" table:formula="of:=MUSZAK8([.BN38];2)" office:value-type="string" office:string-value="P" calcext:value-type="string">
            <text:p>P</text:p>
          </table:table-cell>
          <table:table-cell table:style-name="ce61" table:formula="of:=MUSZAK8([.BO38];2)" office:value-type="string" office:string-value="Du" calcext:value-type="string">
            <text:p>Du</text:p>
          </table:table-cell>
          <table:table-cell table:style-name="ce285" table:formula="of:=COUNTIF([.AK41:.BO41];&quot;N&quot;)+COUNTIF([.AK41:.BO41];&quot;Du&quot;)+COUNTIF([.AK41:.BO41];&quot;É&quot;)-[.$BP$39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47" office:value-type="string" calcext:value-type="string">
            <text:p>C</text:p>
          </table:table-cell>
          <table:table-cell table:style-name="ce43" table:formula="of:=MUSZAK8([.C38];3)" office:value-type="string" office:string-value="N" calcext:value-type="string">
            <text:p>N</text:p>
          </table:table-cell>
          <table:table-cell table:style-name="ce51" table:formula="of:=MUSZAK8([.D38];3)" office:value-type="string" office:string-value="N" calcext:value-type="string">
            <text:p>N</text:p>
          </table:table-cell>
          <table:table-cell table:style-name="ce51" table:formula="of:=MUSZAK8([.E38];3)" office:value-type="string" office:string-value="P" calcext:value-type="string">
            <text:p>P</text:p>
          </table:table-cell>
          <table:table-cell table:style-name="ce51" table:formula="of:=MUSZAK8([.F38];3)" office:value-type="string" office:string-value="P" calcext:value-type="string">
            <text:p>P</text:p>
          </table:table-cell>
          <table:table-cell table:style-name="ce51" table:formula="of:=MUSZAK8([.G38];3)" office:value-type="string" office:string-value="É" calcext:value-type="string">
            <text:p>É</text:p>
          </table:table-cell>
          <table:table-cell table:style-name="ce51" table:formula="of:=MUSZAK8([.H38];3)" office:value-type="string" office:string-value="É" calcext:value-type="string">
            <text:p>É</text:p>
          </table:table-cell>
          <table:table-cell table:style-name="ce51" table:formula="of:=MUSZAK8([.I38];3)" office:value-type="string" office:string-value="É" calcext:value-type="string">
            <text:p>É</text:p>
          </table:table-cell>
          <table:table-cell table:style-name="ce51" table:formula="of:=MUSZAK8([.J38];3)" office:value-type="string" office:string-value="É" calcext:value-type="string">
            <text:p>É</text:p>
          </table:table-cell>
          <table:table-cell table:style-name="ce51" table:formula="of:=MUSZAK8([.K38];3)" office:value-type="string" office:string-value="P" calcext:value-type="string">
            <text:p>P</text:p>
          </table:table-cell>
          <table:table-cell table:style-name="ce51" table:formula="of:=MUSZAK8([.L38];3)" office:value-type="string" office:string-value="Du" calcext:value-type="string">
            <text:p>Du</text:p>
          </table:table-cell>
          <table:table-cell table:style-name="ce51" table:formula="of:=MUSZAK8([.M38];3)" office:value-type="string" office:string-value="Du" calcext:value-type="string">
            <text:p>Du</text:p>
          </table:table-cell>
          <table:table-cell table:style-name="ce51" table:formula="of:=MUSZAK8([.N38];3)" office:value-type="string" office:string-value="Du" calcext:value-type="string">
            <text:p>Du</text:p>
          </table:table-cell>
          <table:table-cell table:style-name="ce51" table:formula="of:=MUSZAK8([.O38];3)" office:value-type="string" office:string-value="Du" calcext:value-type="string">
            <text:p>Du</text:p>
          </table:table-cell>
          <table:table-cell table:style-name="ce51" table:formula="of:=MUSZAK8([.P38];3)" office:value-type="string" office:string-value="P" calcext:value-type="string">
            <text:p>P</text:p>
          </table:table-cell>
          <table:table-cell table:style-name="ce51" table:formula="of:=MUSZAK8([.Q38];3)" office:value-type="string" office:string-value="N" calcext:value-type="string">
            <text:p>N</text:p>
          </table:table-cell>
          <table:table-cell table:style-name="ce51" table:formula="of:=MUSZAK8([.R38];3)" office:value-type="string" office:string-value="N" calcext:value-type="string">
            <text:p>N</text:p>
          </table:table-cell>
          <table:table-cell table:style-name="ce51" table:formula="of:=MUSZAK8([.S38];3)" office:value-type="string" office:string-value="N" calcext:value-type="string">
            <text:p>N</text:p>
          </table:table-cell>
          <table:table-cell table:style-name="ce51" table:formula="of:=MUSZAK8([.T38];3)" office:value-type="string" office:string-value="N" calcext:value-type="string">
            <text:p>N</text:p>
          </table:table-cell>
          <table:table-cell table:style-name="ce51" table:formula="of:=MUSZAK8([.U38];3)" office:value-type="string" office:string-value="P" calcext:value-type="string">
            <text:p>P</text:p>
          </table:table-cell>
          <table:table-cell table:style-name="ce51" table:formula="of:=MUSZAK8([.V38];3)" office:value-type="string" office:string-value="P" calcext:value-type="string">
            <text:p>P</text:p>
          </table:table-cell>
          <table:table-cell table:style-name="ce51" table:formula="of:=MUSZAK8([.W38];3)" office:value-type="string" office:string-value="É" calcext:value-type="string">
            <text:p>É</text:p>
          </table:table-cell>
          <table:table-cell table:style-name="ce51" table:formula="of:=MUSZAK8([.X38];3)" office:value-type="string" office:string-value="É" calcext:value-type="string">
            <text:p>É</text:p>
          </table:table-cell>
          <table:table-cell table:style-name="ce51" table:formula="of:=MUSZAK8([.Y38];3)" office:value-type="string" office:string-value="É" calcext:value-type="string">
            <text:p>É</text:p>
          </table:table-cell>
          <table:table-cell table:style-name="ce51" table:formula="of:=MUSZAK8([.Z38];3)" office:value-type="string" office:string-value="É" calcext:value-type="string">
            <text:p>É</text:p>
          </table:table-cell>
          <table:table-cell table:style-name="ce51" table:formula="of:=MUSZAK8([.AA38];3)" office:value-type="string" office:string-value="P" calcext:value-type="string">
            <text:p>P</text:p>
          </table:table-cell>
          <table:table-cell table:style-name="ce51" table:formula="of:=MUSZAK8([.AB38];3)" office:value-type="string" office:string-value="Du" calcext:value-type="string">
            <text:p>Du</text:p>
          </table:table-cell>
          <table:table-cell table:style-name="ce51" table:formula="of:=MUSZAK8([.AC38];3)" office:value-type="string" office:string-value="Du" calcext:value-type="string">
            <text:p>Du</text:p>
          </table:table-cell>
          <table:table-cell table:style-name="ce51" table:formula="of:=MUSZAK8([.AD38];3)" office:value-type="string" office:string-value="Du" calcext:value-type="string">
            <text:p>Du</text:p>
          </table:table-cell>
          <table:table-cell table:style-name="ce51" table:formula="of:=MUSZAK8([.AE38];3)" office:value-type="string" office:string-value="Du" calcext:value-type="string">
            <text:p>Du</text:p>
          </table:table-cell>
          <table:table-cell table:style-name="ce61" table:formula="of:=MUSZAK8([.AF38];3)" office:value-type="string" office:string-value="P" calcext:value-type="string">
            <text:p>P</text:p>
          </table:table-cell>
          <table:table-cell table:style-name="ce45"/>
          <table:table-cell table:style-name="ce198" table:formula="of:=COUNTIF([.$C42:.$AG42];&quot;N&quot;)+COUNTIF([.$C42:.$AG42];&quot;Du&quot;)+COUNTIF([.$C42:.$AG42];&quot;É&quot;)-[.$AH$39]" office:value-type="float" office:value="2" calcext:value-type="float">
            <text:p>2</text:p>
          </table:table-cell>
          <table:covered-table-cell table:style-name="ce67"/>
          <table:table-cell table:style-name="ce226" office:value-type="string" calcext:value-type="string">
            <text:p>C</text:p>
          </table:table-cell>
          <table:table-cell table:style-name="ce43" table:formula="of:=MUSZAK8([.AK38];3)" office:value-type="string" office:string-value="É" calcext:value-type="string">
            <text:p>É</text:p>
          </table:table-cell>
          <table:table-cell table:style-name="ce51" table:formula="of:=MUSZAK8([.AL38];3)" office:value-type="string" office:string-value="P" calcext:value-type="string">
            <text:p>P</text:p>
          </table:table-cell>
          <table:table-cell table:style-name="ce51" table:formula="of:=MUSZAK8([.AM38];3)" office:value-type="string" office:string-value="Du" calcext:value-type="string">
            <text:p>Du</text:p>
          </table:table-cell>
          <table:table-cell table:style-name="ce51" table:formula="of:=MUSZAK8([.AN38];3)" office:value-type="string" office:string-value="Du" calcext:value-type="string">
            <text:p>Du</text:p>
          </table:table-cell>
          <table:table-cell table:style-name="ce51" table:formula="of:=MUSZAK8([.AO38];3)" office:value-type="string" office:string-value="Du" calcext:value-type="string">
            <text:p>Du</text:p>
          </table:table-cell>
          <table:table-cell table:style-name="ce51" table:formula="of:=MUSZAK8([.AP38];3)" office:value-type="string" office:string-value="Du" calcext:value-type="string">
            <text:p>Du</text:p>
          </table:table-cell>
          <table:table-cell table:style-name="ce51" table:formula="of:=MUSZAK8([.AQ38];3)" office:value-type="string" office:string-value="P" calcext:value-type="string">
            <text:p>P</text:p>
          </table:table-cell>
          <table:table-cell table:style-name="ce51" table:formula="of:=MUSZAK8([.AR38];3)" office:value-type="string" office:string-value="N" calcext:value-type="string">
            <text:p>N</text:p>
          </table:table-cell>
          <table:table-cell table:style-name="ce51" table:formula="of:=MUSZAK8([.AS38];3)" office:value-type="string" office:string-value="N" calcext:value-type="string">
            <text:p>N</text:p>
          </table:table-cell>
          <table:table-cell table:style-name="ce51" table:formula="of:=MUSZAK8([.AT38];3)" office:value-type="string" office:string-value="N" calcext:value-type="string">
            <text:p>N</text:p>
          </table:table-cell>
          <table:table-cell table:style-name="ce51" table:formula="of:=MUSZAK8([.AU38];3)" office:value-type="string" office:string-value="N" calcext:value-type="string">
            <text:p>N</text:p>
          </table:table-cell>
          <table:table-cell table:style-name="ce51" table:formula="of:=MUSZAK8([.AV38];3)" office:value-type="string" office:string-value="P" calcext:value-type="string">
            <text:p>P</text:p>
          </table:table-cell>
          <table:table-cell table:style-name="ce51" table:formula="of:=MUSZAK8([.AW38];3)" office:value-type="string" office:string-value="P" calcext:value-type="string">
            <text:p>P</text:p>
          </table:table-cell>
          <table:table-cell table:style-name="ce51" table:formula="of:=MUSZAK8([.AX38];3)" office:value-type="string" office:string-value="É" calcext:value-type="string">
            <text:p>É</text:p>
          </table:table-cell>
          <table:table-cell table:style-name="ce51" table:formula="of:=MUSZAK8([.AY38];3)" office:value-type="string" office:string-value="É" calcext:value-type="string">
            <text:p>É</text:p>
          </table:table-cell>
          <table:table-cell table:style-name="ce51" table:formula="of:=MUSZAK8([.AZ38];3)" office:value-type="string" office:string-value="É" calcext:value-type="string">
            <text:p>É</text:p>
          </table:table-cell>
          <table:table-cell table:style-name="ce51" table:formula="of:=MUSZAK8([.BA38];3)" office:value-type="string" office:string-value="É" calcext:value-type="string">
            <text:p>É</text:p>
          </table:table-cell>
          <table:table-cell table:style-name="ce51" table:formula="of:=MUSZAK8([.BB38];3)" office:value-type="string" office:string-value="P" calcext:value-type="string">
            <text:p>P</text:p>
          </table:table-cell>
          <table:table-cell table:style-name="ce51" table:formula="of:=MUSZAK8([.BC38];3)" office:value-type="string" office:string-value="Du" calcext:value-type="string">
            <text:p>Du</text:p>
          </table:table-cell>
          <table:table-cell table:style-name="ce51" table:formula="of:=MUSZAK8([.BD38];3)" office:value-type="string" office:string-value="Du" calcext:value-type="string">
            <text:p>Du</text:p>
          </table:table-cell>
          <table:table-cell table:style-name="ce51" table:formula="of:=MUSZAK8([.BE38];3)" office:value-type="string" office:string-value="Du" calcext:value-type="string">
            <text:p>Du</text:p>
          </table:table-cell>
          <table:table-cell table:style-name="ce51" table:formula="of:=MUSZAK8([.BF38];3)" office:value-type="string" office:string-value="Du" calcext:value-type="string">
            <text:p>Du</text:p>
          </table:table-cell>
          <table:table-cell table:style-name="ce51" table:formula="of:=MUSZAK8([.BG38];3)" office:value-type="string" office:string-value="P" calcext:value-type="string">
            <text:p>P</text:p>
          </table:table-cell>
          <table:table-cell table:style-name="ce51" table:formula="of:=MUSZAK8([.BH38];3)" office:value-type="string" office:string-value="N" calcext:value-type="string">
            <text:p>N</text:p>
          </table:table-cell>
          <table:table-cell table:style-name="ce51" table:formula="of:=MUSZAK8([.BI38];3)" office:value-type="string" office:string-value="N" calcext:value-type="string">
            <text:p>N</text:p>
          </table:table-cell>
          <table:table-cell table:style-name="ce51" table:formula="of:=MUSZAK8([.BJ38];3)" office:value-type="string" office:string-value="N" calcext:value-type="string">
            <text:p>N</text:p>
          </table:table-cell>
          <table:table-cell table:style-name="ce51" table:formula="of:=MUSZAK8([.BK38];3)" office:value-type="string" office:string-value="N" calcext:value-type="string">
            <text:p>N</text:p>
          </table:table-cell>
          <table:table-cell table:style-name="ce51" table:formula="of:=MUSZAK8([.BL38];3)" office:value-type="string" office:string-value="P" calcext:value-type="string">
            <text:p>P</text:p>
          </table:table-cell>
          <table:table-cell table:style-name="ce51" table:formula="of:=MUSZAK8([.BM38];3)" office:value-type="string" office:string-value="P" calcext:value-type="string">
            <text:p>P</text:p>
          </table:table-cell>
          <table:table-cell table:style-name="ce51" table:formula="of:=MUSZAK8([.BN38];3)" office:value-type="string" office:string-value="É" calcext:value-type="string">
            <text:p>É</text:p>
          </table:table-cell>
          <table:table-cell table:style-name="ce61" table:formula="of:=MUSZAK8([.BO38];3)" office:value-type="string" office:string-value="É" calcext:value-type="string">
            <text:p>É</text:p>
          </table:table-cell>
          <table:table-cell table:style-name="ce285" table:formula="of:=COUNTIF([.AK42:.BO42];&quot;N&quot;)+COUNTIF([.AK42:.BO42];&quot;Du&quot;)+COUNTIF([.AK42:.BO42];&quot;É&quot;)-[.$BP$39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48" office:value-type="string" calcext:value-type="string">
            <text:p>D</text:p>
          </table:table-cell>
          <table:table-cell table:style-name="ce44" table:formula="of:=MUSZAK8([.C38];4)" office:value-type="string" office:string-value="Du" calcext:value-type="string">
            <text:p>Du</text:p>
          </table:table-cell>
          <table:table-cell table:style-name="ce52" table:formula="of:=MUSZAK8([.D38];4)" office:value-type="string" office:string-value="P" calcext:value-type="string">
            <text:p>P</text:p>
          </table:table-cell>
          <table:table-cell table:style-name="ce52" table:formula="of:=MUSZAK8([.E38];4)" office:value-type="string" office:string-value="N" calcext:value-type="string">
            <text:p>N</text:p>
          </table:table-cell>
          <table:table-cell table:style-name="ce52" table:formula="of:=MUSZAK8([.F38];4)" office:value-type="string" office:string-value="N" calcext:value-type="string">
            <text:p>N</text:p>
          </table:table-cell>
          <table:table-cell table:style-name="ce52" table:formula="of:=MUSZAK8([.G38];4)" office:value-type="string" office:string-value="N" calcext:value-type="string">
            <text:p>N</text:p>
          </table:table-cell>
          <table:table-cell table:style-name="ce52" table:formula="of:=MUSZAK8([.H38];4)" office:value-type="string" office:string-value="N" calcext:value-type="string">
            <text:p>N</text:p>
          </table:table-cell>
          <table:table-cell table:style-name="ce52" table:formula="of:=MUSZAK8([.I38];4)" office:value-type="string" office:string-value="P" calcext:value-type="string">
            <text:p>P</text:p>
          </table:table-cell>
          <table:table-cell table:style-name="ce52" table:formula="of:=MUSZAK8([.J38];4)" office:value-type="string" office:string-value="P" calcext:value-type="string">
            <text:p>P</text:p>
          </table:table-cell>
          <table:table-cell table:style-name="ce52" table:formula="of:=MUSZAK8([.K38];4)" office:value-type="string" office:string-value="É" calcext:value-type="string">
            <text:p>É</text:p>
          </table:table-cell>
          <table:table-cell table:style-name="ce52" table:formula="of:=MUSZAK8([.L38];4)" office:value-type="string" office:string-value="É" calcext:value-type="string">
            <text:p>É</text:p>
          </table:table-cell>
          <table:table-cell table:style-name="ce52" table:formula="of:=MUSZAK8([.M38];4)" office:value-type="string" office:string-value="É" calcext:value-type="string">
            <text:p>É</text:p>
          </table:table-cell>
          <table:table-cell table:style-name="ce52" table:formula="of:=MUSZAK8([.N38];4)" office:value-type="string" office:string-value="É" calcext:value-type="string">
            <text:p>É</text:p>
          </table:table-cell>
          <table:table-cell table:style-name="ce52" table:formula="of:=MUSZAK8([.O38];4)" office:value-type="string" office:string-value="P" calcext:value-type="string">
            <text:p>P</text:p>
          </table:table-cell>
          <table:table-cell table:style-name="ce52" table:formula="of:=MUSZAK8([.P38];4)" office:value-type="string" office:string-value="Du" calcext:value-type="string">
            <text:p>Du</text:p>
          </table:table-cell>
          <table:table-cell table:style-name="ce52" table:formula="of:=MUSZAK8([.Q38];4)" office:value-type="string" office:string-value="Du" calcext:value-type="string">
            <text:p>Du</text:p>
          </table:table-cell>
          <table:table-cell table:style-name="ce52" table:formula="of:=MUSZAK8([.R38];4)" office:value-type="string" office:string-value="Du" calcext:value-type="string">
            <text:p>Du</text:p>
          </table:table-cell>
          <table:table-cell table:style-name="ce52" table:formula="of:=MUSZAK8([.S38];4)" office:value-type="string" office:string-value="Du" calcext:value-type="string">
            <text:p>Du</text:p>
          </table:table-cell>
          <table:table-cell table:style-name="ce52" table:formula="of:=MUSZAK8([.T38];4)" office:value-type="string" office:string-value="P" calcext:value-type="string">
            <text:p>P</text:p>
          </table:table-cell>
          <table:table-cell table:style-name="ce52" table:formula="of:=MUSZAK8([.U38];4)" office:value-type="string" office:string-value="N" calcext:value-type="string">
            <text:p>N</text:p>
          </table:table-cell>
          <table:table-cell table:style-name="ce52" table:formula="of:=MUSZAK8([.V38];4)" office:value-type="string" office:string-value="N" calcext:value-type="string">
            <text:p>N</text:p>
          </table:table-cell>
          <table:table-cell table:style-name="ce52" table:formula="of:=MUSZAK8([.W38];4)" office:value-type="string" office:string-value="N" calcext:value-type="string">
            <text:p>N</text:p>
          </table:table-cell>
          <table:table-cell table:style-name="ce52" table:formula="of:=MUSZAK8([.X38];4)" office:value-type="string" office:string-value="N" calcext:value-type="string">
            <text:p>N</text:p>
          </table:table-cell>
          <table:table-cell table:style-name="ce52" table:formula="of:=MUSZAK8([.Y38];4)" office:value-type="string" office:string-value="P" calcext:value-type="string">
            <text:p>P</text:p>
          </table:table-cell>
          <table:table-cell table:style-name="ce52" table:formula="of:=MUSZAK8([.Z38];4)" office:value-type="string" office:string-value="P" calcext:value-type="string">
            <text:p>P</text:p>
          </table:table-cell>
          <table:table-cell table:style-name="ce52" table:formula="of:=MUSZAK8([.AA38];4)" office:value-type="string" office:string-value="É" calcext:value-type="string">
            <text:p>É</text:p>
          </table:table-cell>
          <table:table-cell table:style-name="ce52" table:formula="of:=MUSZAK8([.AB38];4)" office:value-type="string" office:string-value="É" calcext:value-type="string">
            <text:p>É</text:p>
          </table:table-cell>
          <table:table-cell table:style-name="ce52" table:formula="of:=MUSZAK8([.AC38];4)" office:value-type="string" office:string-value="É" calcext:value-type="string">
            <text:p>É</text:p>
          </table:table-cell>
          <table:table-cell table:style-name="ce52" table:formula="of:=MUSZAK8([.AD38];4)" office:value-type="string" office:string-value="É" calcext:value-type="string">
            <text:p>É</text:p>
          </table:table-cell>
          <table:table-cell table:style-name="ce52" table:formula="of:=MUSZAK8([.AE38];4)" office:value-type="string" office:string-value="P" calcext:value-type="string">
            <text:p>P</text:p>
          </table:table-cell>
          <table:table-cell table:style-name="ce62" table:formula="of:=MUSZAK8([.AF38];4)" office:value-type="string" office:string-value="Du" calcext:value-type="string">
            <text:p>Du</text:p>
          </table:table-cell>
          <table:table-cell table:style-name="ce45"/>
          <table:table-cell table:style-name="ce198" table:formula="of:=COUNTIF([.$C43:.$AG43];&quot;N&quot;)+COUNTIF([.$C43:.$AG43];&quot;Du&quot;)+COUNTIF([.$C43:.$AG43];&quot;É&quot;)-[.$AH$39]" office:value-type="float" office:value="2" calcext:value-type="float">
            <text:p>2</text:p>
          </table:table-cell>
          <table:covered-table-cell table:style-name="ce68"/>
          <table:table-cell table:style-name="ce231" office:value-type="string" calcext:value-type="string">
            <text:p>D</text:p>
          </table:table-cell>
          <table:table-cell table:style-name="ce44" table:formula="of:=MUSZAK8([.AK38];4)" office:value-type="string" office:string-value="P" calcext:value-type="string">
            <text:p>P</text:p>
          </table:table-cell>
          <table:table-cell table:style-name="ce52" table:formula="of:=MUSZAK8([.AL38];4)" office:value-type="string" office:string-value="É" calcext:value-type="string">
            <text:p>É</text:p>
          </table:table-cell>
          <table:table-cell table:style-name="ce52" table:formula="of:=MUSZAK8([.AM38];4)" office:value-type="string" office:string-value="É" calcext:value-type="string">
            <text:p>É</text:p>
          </table:table-cell>
          <table:table-cell table:style-name="ce52" table:formula="of:=MUSZAK8([.AN38];4)" office:value-type="string" office:string-value="É" calcext:value-type="string">
            <text:p>É</text:p>
          </table:table-cell>
          <table:table-cell table:style-name="ce52" table:formula="of:=MUSZAK8([.AO38];4)" office:value-type="string" office:string-value="É" calcext:value-type="string">
            <text:p>É</text:p>
          </table:table-cell>
          <table:table-cell table:style-name="ce52" table:formula="of:=MUSZAK8([.AP38];4)" office:value-type="string" office:string-value="P" calcext:value-type="string">
            <text:p>P</text:p>
          </table:table-cell>
          <table:table-cell table:style-name="ce52" table:formula="of:=MUSZAK8([.AQ38];4)" office:value-type="string" office:string-value="Du" calcext:value-type="string">
            <text:p>Du</text:p>
          </table:table-cell>
          <table:table-cell table:style-name="ce52" table:formula="of:=MUSZAK8([.AR38];4)" office:value-type="string" office:string-value="Du" calcext:value-type="string">
            <text:p>Du</text:p>
          </table:table-cell>
          <table:table-cell table:style-name="ce52" table:formula="of:=MUSZAK8([.AS38];4)" office:value-type="string" office:string-value="Du" calcext:value-type="string">
            <text:p>Du</text:p>
          </table:table-cell>
          <table:table-cell table:style-name="ce52" table:formula="of:=MUSZAK8([.AT38];4)" office:value-type="string" office:string-value="Du" calcext:value-type="string">
            <text:p>Du</text:p>
          </table:table-cell>
          <table:table-cell table:style-name="ce52" table:formula="of:=MUSZAK8([.AU38];4)" office:value-type="string" office:string-value="P" calcext:value-type="string">
            <text:p>P</text:p>
          </table:table-cell>
          <table:table-cell table:style-name="ce52" table:formula="of:=MUSZAK8([.AV38];4)" office:value-type="string" office:string-value="N" calcext:value-type="string">
            <text:p>N</text:p>
          </table:table-cell>
          <table:table-cell table:style-name="ce52" table:formula="of:=MUSZAK8([.AW38];4)" office:value-type="string" office:string-value="N" calcext:value-type="string">
            <text:p>N</text:p>
          </table:table-cell>
          <table:table-cell table:style-name="ce52" table:formula="of:=MUSZAK8([.AX38];4)" office:value-type="string" office:string-value="N" calcext:value-type="string">
            <text:p>N</text:p>
          </table:table-cell>
          <table:table-cell table:style-name="ce52" table:formula="of:=MUSZAK8([.AY38];4)" office:value-type="string" office:string-value="N" calcext:value-type="string">
            <text:p>N</text:p>
          </table:table-cell>
          <table:table-cell table:style-name="ce52" table:formula="of:=MUSZAK8([.AZ38];4)" office:value-type="string" office:string-value="P" calcext:value-type="string">
            <text:p>P</text:p>
          </table:table-cell>
          <table:table-cell table:style-name="ce52" table:formula="of:=MUSZAK8([.BA38];4)" office:value-type="string" office:string-value="P" calcext:value-type="string">
            <text:p>P</text:p>
          </table:table-cell>
          <table:table-cell table:style-name="ce52" table:formula="of:=MUSZAK8([.BB38];4)" office:value-type="string" office:string-value="É" calcext:value-type="string">
            <text:p>É</text:p>
          </table:table-cell>
          <table:table-cell table:style-name="ce52" table:formula="of:=MUSZAK8([.BC38];4)" office:value-type="string" office:string-value="É" calcext:value-type="string">
            <text:p>É</text:p>
          </table:table-cell>
          <table:table-cell table:style-name="ce52" table:formula="of:=MUSZAK8([.BD38];4)" office:value-type="string" office:string-value="É" calcext:value-type="string">
            <text:p>É</text:p>
          </table:table-cell>
          <table:table-cell table:style-name="ce52" table:formula="of:=MUSZAK8([.BE38];4)" office:value-type="string" office:string-value="É" calcext:value-type="string">
            <text:p>É</text:p>
          </table:table-cell>
          <table:table-cell table:style-name="ce52" table:formula="of:=MUSZAK8([.BF38];4)" office:value-type="string" office:string-value="P" calcext:value-type="string">
            <text:p>P</text:p>
          </table:table-cell>
          <table:table-cell table:style-name="ce52" table:formula="of:=MUSZAK8([.BG38];4)" office:value-type="string" office:string-value="Du" calcext:value-type="string">
            <text:p>Du</text:p>
          </table:table-cell>
          <table:table-cell table:style-name="ce52" table:formula="of:=MUSZAK8([.BH38];4)" office:value-type="string" office:string-value="Du" calcext:value-type="string">
            <text:p>Du</text:p>
          </table:table-cell>
          <table:table-cell table:style-name="ce52" table:formula="of:=MUSZAK8([.BI38];4)" office:value-type="string" office:string-value="Du" calcext:value-type="string">
            <text:p>Du</text:p>
          </table:table-cell>
          <table:table-cell table:style-name="ce52" table:formula="of:=MUSZAK8([.BJ38];4)" office:value-type="string" office:string-value="Du" calcext:value-type="string">
            <text:p>Du</text:p>
          </table:table-cell>
          <table:table-cell table:style-name="ce52" table:formula="of:=MUSZAK8([.BK38];4)" office:value-type="string" office:string-value="P" calcext:value-type="string">
            <text:p>P</text:p>
          </table:table-cell>
          <table:table-cell table:style-name="ce52" table:formula="of:=MUSZAK8([.BL38];4)" office:value-type="string" office:string-value="N" calcext:value-type="string">
            <text:p>N</text:p>
          </table:table-cell>
          <table:table-cell table:style-name="ce52" table:formula="of:=MUSZAK8([.BM38];4)" office:value-type="string" office:string-value="N" calcext:value-type="string">
            <text:p>N</text:p>
          </table:table-cell>
          <table:table-cell table:style-name="ce52" table:formula="of:=MUSZAK8([.BN38];4)" office:value-type="string" office:string-value="N" calcext:value-type="string">
            <text:p>N</text:p>
          </table:table-cell>
          <table:table-cell table:style-name="ce62" table:formula="of:=MUSZAK8([.BO38];4)" office:value-type="string" office:string-value="N" calcext:value-type="string">
            <text:p>N</text:p>
          </table:table-cell>
          <table:table-cell table:style-name="ce285" table:formula="of:=COUNTIF([.AK43:.BO43];&quot;N&quot;)+COUNTIF([.AK43:.BO43];&quot;Du&quot;)+COUNTIF([.AK43:.BO43];&quot;É&quot;)-[.$BP$39]" office:value-type="float" office:value="4" calcext:value-type="float">
            <text:p>4</text:p>
          </table:table-cell>
          <table:table-cell table:number-columns-repeated="956"/>
        </table:table-row>
        <table:table-row table:style-name="ro4">
          <table:table-cell table:style-name="ce2" table:number-columns-repeated="33"/>
          <table:table-cell/>
          <table:table-cell table:style-name="ce2" table:number-columns-repeated="33"/>
          <table:table-cell table:number-columns-repeated="95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4"/>
          <table:table-cell table:style-name="ce249"/>
          <table:table-cell table:number-columns-repeated="989"/>
        </table:table-row>
        <table:table-row table:style-name="ro4">
          <table:table-cell table:number-columns-repeated="1024"/>
        </table:table-row>
        <table:table-row table:style-name="ro4" table:number-rows-repeated="12">
          <table:table-cell table:number-columns-repeated="33"/>
          <table:table-cell table:style-name="Default"/>
          <table:table-cell table:number-columns-repeated="990"/>
        </table:table-row>
        <table:table-row table:style-name="ro4" table:number-rows-repeated="4">
          <table:table-cell table:number-columns-repeated="26"/>
          <table:table-cell table:style-name="ce266" table:number-columns-repeated="7"/>
          <table:table-cell table:style-name="ce300"/>
          <table:table-cell table:style-name="ce266" table:number-columns-repeated="20"/>
          <table:table-cell table:number-columns-repeated="970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solver_bbd" table:base-cell-address="$Munkalap1.$A$1" table:expression="1"/>
          <table:named-expression table:name="solver_eng" table:base-cell-address="$Munkalap1.$A$1" table:expression="2"/>
          <table:named-expression table:name="solver_eps" table:base-cell-address="$Munkalap1.$A$1" table:expression="0"/>
          <table:named-expression table:name="solver_int" table:base-cell-address="$Munkalap1.$A$1" table:expression="0"/>
          <table:named-expression table:name="solver_lo_eng" table:base-cell-address="$Munkalap1.$A$1" table:expression="&quot;com.sun.star.comp.Calc.LpsolveSolver&quot;"/>
          <table:named-expression table:name="solver_neg" table:base-cell-address="$Munkalap1.$A$1" table:expression="2"/>
          <table:named-expression table:name="solver_num" table:base-cell-address="$Munkalap1.$A$1" table:expression="0"/>
          <table:named-range table:name="solver_opt" table:base-cell-address="$Munkalap1.$A$1" table:cell-range-address=".$E$3"/>
          <table:named-expression table:name="solver_tim" table:base-cell-address="$Munkalap1.$A$1" table:expression="100"/>
          <table:named-expression table:name="solver_typ" table:base-cell-address="$Munkalap1.$A$1" table:expression="1"/>
        </table:named-expressions>
        <calcext:conditional-formats>
          <calcext:conditional-format calcext:target-range-address="Munkalap1.C5:Munkalap1.BO43">
            <calcext:condition calcext:apply-style-name="Nappalos" calcext:value="=&quot;N&quot;" calcext:base-cell-address="Munkalap1.C5"/>
          </calcext:conditional-format>
          <calcext:conditional-format calcext:target-range-address="Munkalap1.BP5:Munkalap1.BP8 Munkalap1.BP12:Munkalap1.BP15 Munkalap1.BP19:Munkalap1.BP22 Munkalap1.BP26:Munkalap1.BP29 Munkalap1.BP33:Munkalap1.BP36 Munkalap1.BP40:Munkalap1.BP43 Munkalap1.AF5:Munkalap1.AG43 Munkalap1.AI5:Munkalap1.AJ43 Munkalap1.AH40:Munkalap1.AH43 Munkalap1.C9:Munkalap1.AJ10 Munkalap1.C16:Munkalap1.AJ17 Munkalap1.C23:Munkalap1.AJ24 Munkalap1.AH19:Munkalap1.AH22 Munkalap1.C30:Munkalap1.AJ31 Munkalap1.AH26:Munkalap1.AH29 Munkalap1.C37:Munkalap1.AJ38 Munkalap1.AH33:Munkalap1.AH36 Munkalap1.AH12:Munkalap1.AH15 Munkalap1.C5:Munkalap1.BO5 Munkalap1.AH6:Munkalap1.BO7 Munkalap1.AH8:Munkalap1.AJ8 Munkalap1.C5:Munkalap1.AE9 Munkalap1.C17:Munkalap1.AE36 Munkalap1.D11:Munkalap1.AE11 Munkalap1.C12:Munkalap1.AD15 Munkalap1.AE12:Munkalap1.AE15 Munkalap1.C38:Munkalap1.AE43 Munkalap1.AK38:Munkalap1.BO43 Munkalap1.AI5:Munkalap1.BO39">
            <calcext:condition calcext:apply-style-name="Délutános" calcext:value="=&quot;Du&quot;" calcext:base-cell-address="Munkalap1.C5"/>
          </calcext:conditional-format>
          <calcext:conditional-format calcext:target-range-address="Munkalap1.C5:Munkalap1.BO43">
            <calcext:condition calcext:apply-style-name="Éjszakás" calcext:value="=&quot;É&quot;" calcext:base-cell-address="Munkalap1.C5"/>
          </calcext:conditional-format>
          <calcext:conditional-format calcext:target-range-address="Munkalap1.B5:Munkalap1.B5">
            <calcext:condition calcext:apply-style-name="VPiros" calcext:value="formula-is(COUNTIFS([.C4:.AG4];&quot;V&quot;;[.C5:.AG5];&quot;P&quot;)=0)" calcext:base-cell-address="Munkalap1.B5"/>
          </calcext:conditional-format>
          <calcext:conditional-format calcext:target-range-address="Munkalap1.B6:Munkalap1.B6">
            <calcext:condition calcext:apply-style-name="VPiros" calcext:value="formula-is(COUNTIFS([.C4:.AG4];&quot;V&quot;;[.C6:.AG6];&quot;P&quot;)=0)" calcext:base-cell-address="Munkalap1.B6"/>
          </calcext:conditional-format>
          <calcext:conditional-format calcext:target-range-address="Munkalap1.B7:Munkalap1.B7">
            <calcext:condition calcext:apply-style-name="VPiros" calcext:value="formula-is(COUNTIFS([.C4:.AG4];&quot;V&quot;;[.C7:.AG7];&quot;P&quot;)=0)" calcext:base-cell-address="Munkalap1.B7"/>
          </calcext:conditional-format>
          <calcext:conditional-format calcext:target-range-address="Munkalap1.AK4:Munkalap1.BO4 Munkalap1.AK11:Munkalap1.BO11 Munkalap1.AK18:Munkalap1.BN18 Munkalap1.AK25:Munkalap1.BO25 Munkalap1.AK32:Munkalap1.BN32 Munkalap1.AK39:Munkalap1.BO39 Munkalap1.C11:Munkalap1.AE11 Munkalap1.C18:Munkalap1.AG18 Munkalap1.C25:Munkalap1.AF25 Munkalap1.C32:Munkalap1.AG32 Munkalap1.C39:Munkalap1.AF39 Munkalap1.C4:Munkalap1.AG4">
            <calcext:condition calcext:apply-style-name="VPiros" calcext:value="=&quot;V&quot;" calcext:base-cell-address="Munkalap1.C4"/>
          </calcext:conditional-format>
          <calcext:conditional-format calcext:target-range-address="Munkalap1.AE10:Munkalap1.AE15">
            <calcext:condition calcext:apply-style-name="nemSzökő1mm" calcext:value="=&quot;&quot;" calcext:base-cell-address="Munkalap1.AE10"/>
          </calcext:conditional-format>
          <calcext:conditional-format calcext:target-range-address="Munkalap1.C3:Munkalap1.BO39">
            <calcext:condition calcext:apply-style-name="VPiros" calcext:value="=['Munkaszüneti napok'.$A$3]" calcext:base-cell-address="Munkalap1.C3"/>
            <calcext:condition calcext:apply-style-name="VPiros" calcext:value="=['Munkaszüneti napok'.$A$4]" calcext:base-cell-address="Munkalap1.C3"/>
            <calcext:condition calcext:apply-style-name="VPiros" calcext:value="=['Munkaszüneti napok'.$A$5]" calcext:base-cell-address="Munkalap1.C3"/>
            <calcext:condition calcext:apply-style-name="VPiros" calcext:value="=['Munkaszüneti napok'.$A$7]" calcext:base-cell-address="Munkalap1.C3"/>
            <calcext:condition calcext:apply-style-name="VPiros" calcext:value="=['Munkaszüneti napok'.$A$8]" calcext:base-cell-address="Munkalap1.C3"/>
            <calcext:condition calcext:apply-style-name="VPiros" calcext:value="=['Munkaszüneti napok'.$A$9]" calcext:base-cell-address="Munkalap1.C3"/>
            <calcext:condition calcext:apply-style-name="VPiros" calcext:value="=['Munkaszüneti napok'.$A$13]" calcext:base-cell-address="Munkalap1.C3"/>
            <calcext:condition calcext:apply-style-name="VPiros" calcext:value="=['Munkaszüneti napok'.$A$16]" calcext:base-cell-address="Munkalap1.C3"/>
          </calcext:conditional-format>
          <calcext:conditional-format calcext:target-range-address="Munkalap1.C3:Munkalap1.BO39">
            <calcext:condition calcext:apply-style-name="áthMunkanap" calcext:value="=['Munkaszüneti napok'.$D$3]" calcext:base-cell-address="Munkalap1.C3"/>
            <calcext:condition calcext:apply-style-name="áthMunkanap" calcext:value="=['Munkaszüneti napok'.$D$4]" calcext:base-cell-address="Munkalap1.C3"/>
            <calcext:condition calcext:apply-style-name="áthMunkanap" calcext:value="=['Munkaszüneti napok'.$D$5]" calcext:base-cell-address="Munkalap1.C3"/>
            <calcext:condition calcext:apply-style-name="áthMunkanap" calcext:value="=['Munkaszüneti napok'.$D$6]" calcext:base-cell-address="Munkalap1.C3"/>
            <calcext:condition calcext:apply-style-name="áthMunkanap" calcext:value="=['Munkaszüneti napok'.$D$7]" calcext:base-cell-address="Munkalap1.C3"/>
            <calcext:condition calcext:apply-style-name="áthMunkanap" calcext:value="=['Munkaszüneti napok'.$D$8]" calcext:base-cell-address="Munkalap1.C3"/>
            <calcext:condition calcext:apply-style-name="áthMunkanap" calcext:value="=['Munkaszüneti napok'.$D$9]" calcext:base-cell-address="Munkalap1.C3"/>
            <calcext:condition calcext:apply-style-name="áthMunkanap" calcext:value="=['Munkaszüneti napok'.$D$10]" calcext:base-cell-address="Munkalap1.C3"/>
            <calcext:condition calcext:apply-style-name="áthMunkanap" calcext:value="=['Munkaszüneti napok'.$D$11]" calcext:base-cell-address="Munkalap1.C3"/>
          </calcext:conditional-format>
          <calcext:conditional-format calcext:target-range-address="Munkalap1.C3:Munkalap1.BO39">
            <calcext:condition calcext:apply-style-name="áthPihenőnap" calcext:value="=['Munkaszüneti napok'.$E$3]" calcext:base-cell-address="Munkalap1.C3"/>
            <calcext:condition calcext:apply-style-name="áthPihenőnap" calcext:value="=['Munkaszüneti napok'.$E$4]" calcext:base-cell-address="Munkalap1.C3"/>
            <calcext:condition calcext:apply-style-name="áthPihenőnap" calcext:value="=['Munkaszüneti napok'.$E$5]" calcext:base-cell-address="Munkalap1.C3"/>
            <calcext:condition calcext:apply-style-name="áthPihenőnap" calcext:value="=['Munkaszüneti napok'.$E$6]" calcext:base-cell-address="Munkalap1.C3"/>
            <calcext:condition calcext:apply-style-name="áthPihenőnap" calcext:value="=['Munkaszüneti napok'.$E$7]" calcext:base-cell-address="Munkalap1.C3"/>
            <calcext:condition calcext:apply-style-name="áthPihenőnap" calcext:value="=['Munkaszüneti napok'.$E$8]" calcext:base-cell-address="Munkalap1.C3"/>
            <calcext:condition calcext:apply-style-name="áthPihenőnap" calcext:value="=['Munkaszüneti napok'.$E$9]" calcext:base-cell-address="Munkalap1.C3"/>
            <calcext:condition calcext:apply-style-name="áthPihenőnap" calcext:value="=['Munkaszüneti napok'.$E$10]" calcext:base-cell-address="Munkalap1.C3"/>
            <calcext:condition calcext:apply-style-name="áthPihenőnap" calcext:value="=['Munkaszüneti napok'.$E$11]" calcext:base-cell-address="Munkalap1.C3"/>
          </calcext:conditional-format>
          <calcext:conditional-format calcext:target-range-address="Munkalap1.B8:Munkalap1.B8">
            <calcext:condition calcext:apply-style-name="Default" calcext:value="formula-is(COUNTIFS([.C4:.AG4];&quot;V&quot;;[.C8:.AG8];&quot;P&quot;)=0)" calcext:base-cell-address="Munkalap1.B8"/>
          </calcext:conditional-format>
          <calcext:conditional-format calcext:target-range-address="Munkalap1.B12:Munkalap1.B12">
            <calcext:condition calcext:apply-style-name="VPiros" calcext:value="formula-is(COUNTIFS([.C11:.AG11];&quot;V&quot;;[.C12:.AG12];&quot;P&quot;)=0)" calcext:base-cell-address="Munkalap1.B12"/>
          </calcext:conditional-format>
          <calcext:conditional-format calcext:target-range-address="Munkalap1.B13:Munkalap1.B13">
            <calcext:condition calcext:apply-style-name="VPiros" calcext:value="formula-is(COUNTIFS([.C11:.AG11];&quot;V&quot;;[.C13:.AG13];&quot;P&quot;)=0)" calcext:base-cell-address="Munkalap1.B13"/>
          </calcext:conditional-format>
          <calcext:conditional-format calcext:target-range-address="Munkalap1.B14:Munkalap1.B14">
            <calcext:condition calcext:apply-style-name="VPiros" calcext:value="formula-is(COUNTIFS([.C11:.AG11];&quot;V&quot;;[.C14:.AG14];&quot;P&quot;)=0)" calcext:base-cell-address="Munkalap1.B14"/>
          </calcext:conditional-format>
          <calcext:conditional-format calcext:target-range-address="Munkalap1.B15:Munkalap1.B15">
            <calcext:condition calcext:apply-style-name="VPiros" calcext:value="formula-is(COUNTIFS([.C11:.AG11];&quot;V&quot;;[.C15:.AG15];&quot;P&quot;)=0)" calcext:base-cell-address="Munkalap1.B15"/>
          </calcext:conditional-format>
          <calcext:conditional-format calcext:target-range-address="Munkalap1.B19:Munkalap1.B19">
            <calcext:condition calcext:apply-style-name="VPiros" calcext:value="formula-is(COUNTIFS([.C18:.AG18];&quot;V&quot;;[.C19:.AG19];&quot;P&quot;)=0)" calcext:base-cell-address="Munkalap1.B19"/>
          </calcext:conditional-format>
          <calcext:conditional-format calcext:target-range-address="Munkalap1.B20:Munkalap1.B20">
            <calcext:condition calcext:apply-style-name="VPiros" calcext:value="formula-is(COUNTIFS([.C18:.AG18];&quot;V&quot;;[.C20:.AG20];&quot;P&quot;)=0)" calcext:base-cell-address="Munkalap1.B20"/>
          </calcext:conditional-format>
          <calcext:conditional-format calcext:target-range-address="Munkalap1.B21:Munkalap1.B21">
            <calcext:condition calcext:apply-style-name="VPiros" calcext:value="formula-is(COUNTIFS([.C18:.AG18];&quot;V&quot;;[.C21:.AG21];&quot;P&quot;)=0)" calcext:base-cell-address="Munkalap1.B21"/>
          </calcext:conditional-format>
          <calcext:conditional-format calcext:target-range-address="Munkalap1.B22:Munkalap1.B22">
            <calcext:condition calcext:apply-style-name="VPiros" calcext:value="formula-is(COUNTIFS([.C18:.AG18];&quot;V&quot;;[.C22:.AG22];&quot;P&quot;)=0)" calcext:base-cell-address="Munkalap1.B22"/>
          </calcext:conditional-format>
          <calcext:conditional-format calcext:target-range-address="Munkalap1.B26:Munkalap1.B26">
            <calcext:condition calcext:apply-style-name="VPiros" calcext:value="formula-is(COUNTIFS([.C25:.AG25];&quot;V&quot;;[.C26:.AG26];&quot;P&quot;)=0)" calcext:base-cell-address="Munkalap1.B26"/>
          </calcext:conditional-format>
          <calcext:conditional-format calcext:target-range-address="Munkalap1.B27:Munkalap1.B27">
            <calcext:condition calcext:apply-style-name="VPiros" calcext:value="formula-is(COUNTIFS([.C25:.AG25];&quot;V&quot;;[.C27:.AG27];&quot;P&quot;)=0)" calcext:base-cell-address="Munkalap1.B27"/>
          </calcext:conditional-format>
          <calcext:conditional-format calcext:target-range-address="Munkalap1.B28:Munkalap1.B28">
            <calcext:condition calcext:apply-style-name="VPiros" calcext:value="formula-is(COUNTIFS([.C25:.AG25];&quot;V&quot;;[.C28:.AG28];&quot;P&quot;)=0)" calcext:base-cell-address="Munkalap1.B28"/>
          </calcext:conditional-format>
          <calcext:conditional-format calcext:target-range-address="Munkalap1.B29:Munkalap1.B29">
            <calcext:condition calcext:apply-style-name="VPiros" calcext:value="formula-is(COUNTIFS([.C25:.AG25];&quot;V&quot;;[.C29:.AG29];&quot;P&quot;)=0)" calcext:base-cell-address="Munkalap1.B29"/>
          </calcext:conditional-format>
          <calcext:conditional-format calcext:target-range-address="Munkalap1.B33:Munkalap1.B33">
            <calcext:condition calcext:apply-style-name="VPiros" calcext:value="formula-is(COUNTIFS([.C32:.AG32];&quot;V&quot;;[.C33:.AG33];&quot;P&quot;)=0)" calcext:base-cell-address="Munkalap1.B33"/>
          </calcext:conditional-format>
          <calcext:conditional-format calcext:target-range-address="Munkalap1.B34:Munkalap1.B34">
            <calcext:condition calcext:apply-style-name="VPiros" calcext:value="formula-is(COUNTIFS([.C32:.AG32];&quot;V&quot;;[.C34:.AG34];&quot;P&quot;)=0)" calcext:base-cell-address="Munkalap1.B34"/>
          </calcext:conditional-format>
          <calcext:conditional-format calcext:target-range-address="Munkalap1.B35:Munkalap1.B35">
            <calcext:condition calcext:apply-style-name="VPiros" calcext:value="formula-is(COUNTIFS([.C32:.AG32];&quot;V&quot;;[.C35:.AG35];&quot;P&quot;)=0)" calcext:base-cell-address="Munkalap1.B35"/>
          </calcext:conditional-format>
          <calcext:conditional-format calcext:target-range-address="Munkalap1.B36:Munkalap1.B36">
            <calcext:condition calcext:apply-style-name="VPiros" calcext:value="formula-is(COUNTIFS([.C32:.AG32];&quot;V&quot;;[.C36:.AG36];&quot;P&quot;)=0)" calcext:base-cell-address="Munkalap1.B36"/>
          </calcext:conditional-format>
          <calcext:conditional-format calcext:target-range-address="Munkalap1.B40:Munkalap1.B40">
            <calcext:condition calcext:apply-style-name="VPiros" calcext:value="formula-is(COUNTIFS([.C39:.AG39];&quot;V&quot;;[.C40:.AG40];&quot;P&quot;)=0)" calcext:base-cell-address="Munkalap1.B40"/>
          </calcext:conditional-format>
          <calcext:conditional-format calcext:target-range-address="Munkalap1.B41:Munkalap1.B41">
            <calcext:condition calcext:apply-style-name="VPiros" calcext:value="formula-is(COUNTIFS([.C39:.AG39];&quot;V&quot;;[.C41:.AG41];&quot;P&quot;)=0)" calcext:base-cell-address="Munkalap1.B41"/>
          </calcext:conditional-format>
          <calcext:conditional-format calcext:target-range-address="Munkalap1.B42:Munkalap1.B42">
            <calcext:condition calcext:apply-style-name="VPiros" calcext:value="formula-is(COUNTIFS([.C39:.AG39];&quot;V&quot;;[.C42:.AG42];&quot;P&quot;)=0)" calcext:base-cell-address="Munkalap1.B42"/>
          </calcext:conditional-format>
          <calcext:conditional-format calcext:target-range-address="Munkalap1.B43:Munkalap1.B43">
            <calcext:condition calcext:apply-style-name="VPiros" calcext:value="formula-is(COUNTIFS([.C39:.AG39];&quot;V&quot;;[.C43:.AG43];&quot;P&quot;)=0)" calcext:base-cell-address="Munkalap1.B43"/>
          </calcext:conditional-format>
          <calcext:conditional-format calcext:target-range-address="Munkalap1.AJ5:Munkalap1.AJ5">
            <calcext:condition calcext:apply-style-name="VPiros" calcext:value="formula-is(COUNTIFS([.AK4:.BO4];&quot;V&quot;;[.AK5:.BO5];&quot;P&quot;)=0)" calcext:base-cell-address="Munkalap1.AJ5"/>
          </calcext:conditional-format>
          <calcext:conditional-format calcext:target-range-address="Munkalap1.AJ6:Munkalap1.AJ6">
            <calcext:condition calcext:apply-style-name="VPiros" calcext:value="formula-is(COUNTIFS([.AK4:.BO4];&quot;V&quot;;[.AK6:.BO6];&quot;P&quot;)=0)" calcext:base-cell-address="Munkalap1.AJ6"/>
          </calcext:conditional-format>
          <calcext:conditional-format calcext:target-range-address="Munkalap1.AJ7:Munkalap1.AJ7">
            <calcext:condition calcext:apply-style-name="VPiros" calcext:value="formula-is(COUNTIFS([.AK4:.BO4];&quot;V&quot;;[.AK7:.BO7];&quot;P&quot;)=0)" calcext:base-cell-address="Munkalap1.AJ7"/>
          </calcext:conditional-format>
          <calcext:conditional-format calcext:target-range-address="Munkalap1.AJ8:Munkalap1.AJ8">
            <calcext:condition calcext:apply-style-name="VPiros" calcext:value="formula-is(COUNTIFS([.AK4:.BO4];&quot;V&quot;;[.AK8:.BO8];&quot;P&quot;)=0)" calcext:base-cell-address="Munkalap1.AJ8"/>
          </calcext:conditional-format>
          <calcext:conditional-format calcext:target-range-address="Munkalap1.AJ12:Munkalap1.AJ12">
            <calcext:condition calcext:apply-style-name="VPiros" calcext:value="formula-is(COUNTIFS([.AK11:.BO11];&quot;V&quot;;[.AK12:.BO12];&quot;P&quot;)=0)" calcext:base-cell-address="Munkalap1.AJ12"/>
          </calcext:conditional-format>
          <calcext:conditional-format calcext:target-range-address="Munkalap1.AJ13:Munkalap1.AJ13">
            <calcext:condition calcext:apply-style-name="VPiros" calcext:value="formula-is(COUNTIFS([.AK11:.BO11];&quot;V&quot;;[.AK13:.BO13];&quot;P&quot;)=0)" calcext:base-cell-address="Munkalap1.AJ13"/>
          </calcext:conditional-format>
          <calcext:conditional-format calcext:target-range-address="Munkalap1.AJ14:Munkalap1.AJ14">
            <calcext:condition calcext:apply-style-name="VPiros" calcext:value="formula-is(COUNTIFS([.AK11:.BO11];&quot;V&quot;;[.AK14:.BO14];&quot;P&quot;)=0)" calcext:base-cell-address="Munkalap1.AJ14"/>
          </calcext:conditional-format>
          <calcext:conditional-format calcext:target-range-address="Munkalap1.AJ15:Munkalap1.AJ15">
            <calcext:condition calcext:apply-style-name="VPiros" calcext:value="formula-is(COUNTIFS([.AK11:.BO11];&quot;V&quot;;[.AK15:.BO15];&quot;P&quot;)=0)" calcext:base-cell-address="Munkalap1.AJ15"/>
          </calcext:conditional-format>
          <calcext:conditional-format calcext:target-range-address="Munkalap1.AJ19:Munkalap1.AJ19">
            <calcext:condition calcext:apply-style-name="VPiros" calcext:value="formula-is(COUNTIFS([.AK18:.BO18];&quot;V&quot;;[.AK19:.BO19];&quot;P&quot;)=0)" calcext:base-cell-address="Munkalap1.AJ19"/>
          </calcext:conditional-format>
          <calcext:conditional-format calcext:target-range-address="Munkalap1.AJ20:Munkalap1.AJ20">
            <calcext:condition calcext:apply-style-name="VPiros" calcext:value="formula-is(COUNTIFS([.AK18:.BO18];&quot;V&quot;;[.AK20:.BO20];&quot;P&quot;)=0)" calcext:base-cell-address="Munkalap1.AJ20"/>
          </calcext:conditional-format>
          <calcext:conditional-format calcext:target-range-address="Munkalap1.AJ21:Munkalap1.AJ21">
            <calcext:condition calcext:apply-style-name="VPiros" calcext:value="formula-is(COUNTIFS([.AK18:.BO18];&quot;V&quot;;[.AK21:.BO21];&quot;P&quot;)=0)" calcext:base-cell-address="Munkalap1.AJ21"/>
          </calcext:conditional-format>
          <calcext:conditional-format calcext:target-range-address="Munkalap1.AJ22:Munkalap1.AJ22">
            <calcext:condition calcext:apply-style-name="VPiros" calcext:value="formula-is(COUNTIFS([.AK18:.BO18];&quot;V&quot;;[.AK22:.BO22];&quot;P&quot;)=0)" calcext:base-cell-address="Munkalap1.AJ22"/>
          </calcext:conditional-format>
          <calcext:conditional-format calcext:target-range-address="Munkalap1.AJ26:Munkalap1.AJ26">
            <calcext:condition calcext:apply-style-name="VPiros" calcext:value="formula-is(COUNTIFS([.AK25:.BO25];&quot;V&quot;;[.AK26:.BO26];&quot;P&quot;)=0)" calcext:base-cell-address="Munkalap1.AJ26"/>
          </calcext:conditional-format>
          <calcext:conditional-format calcext:target-range-address="Munkalap1.AJ27:Munkalap1.AJ27">
            <calcext:condition calcext:apply-style-name="VPiros" calcext:value="formula-is(COUNTIFS([.AK25:.BO25];&quot;V&quot;;[.AK27:.BO27];&quot;P&quot;)=0)" calcext:base-cell-address="Munkalap1.AJ27"/>
          </calcext:conditional-format>
          <calcext:conditional-format calcext:target-range-address="Munkalap1.AJ28:Munkalap1.AJ28">
            <calcext:condition calcext:apply-style-name="VPiros" calcext:value="formula-is(COUNTIFS([.AK25:.BO25];&quot;V&quot;;[.AK28:.BO28];&quot;P&quot;)=0)" calcext:base-cell-address="Munkalap1.AJ28"/>
          </calcext:conditional-format>
          <calcext:conditional-format calcext:target-range-address="Munkalap1.AJ29:Munkalap1.AJ29">
            <calcext:condition calcext:apply-style-name="VPiros" calcext:value="formula-is(COUNTIFS([.AK25:.BO25];&quot;V&quot;;[.AK29:.BO29];&quot;P&quot;)=0)" calcext:base-cell-address="Munkalap1.AJ29"/>
          </calcext:conditional-format>
          <calcext:conditional-format calcext:target-range-address="Munkalap1.AJ33:Munkalap1.AJ33">
            <calcext:condition calcext:apply-style-name="VPiros" calcext:value="formula-is(COUNTIFS([.AK32:.BO32];&quot;V&quot;;[.AK33:.BO33];&quot;P&quot;)=0)" calcext:base-cell-address="Munkalap1.AJ33"/>
          </calcext:conditional-format>
          <calcext:conditional-format calcext:target-range-address="Munkalap1.AJ34:Munkalap1.AJ34">
            <calcext:condition calcext:apply-style-name="VPiros" calcext:value="formula-is(COUNTIFS([.AK32:.BO32];&quot;V&quot;;[.AK34:.BO34];&quot;P&quot;)=0)" calcext:base-cell-address="Munkalap1.AJ34"/>
          </calcext:conditional-format>
          <calcext:conditional-format calcext:target-range-address="Munkalap1.AJ35:Munkalap1.AJ35">
            <calcext:condition calcext:apply-style-name="VPiros" calcext:value="formula-is(COUNTIFS([.AK32:.BO32];&quot;V&quot;;[.AK35:.BO35];&quot;P&quot;)=0)" calcext:base-cell-address="Munkalap1.AJ35"/>
          </calcext:conditional-format>
          <calcext:conditional-format calcext:target-range-address="Munkalap1.AJ36:Munkalap1.AJ36">
            <calcext:condition calcext:apply-style-name="VPiros" calcext:value="formula-is(COUNTIFS([.AK32:.BO32];&quot;V&quot;;[.AK36:.BO36];&quot;P&quot;)=0)" calcext:base-cell-address="Munkalap1.AJ36"/>
          </calcext:conditional-format>
          <calcext:conditional-format calcext:target-range-address="Munkalap1.AJ40:Munkalap1.AJ40">
            <calcext:condition calcext:apply-style-name="VPiros" calcext:value="formula-is(COUNTIFS([.AK39:.BO39];&quot;V&quot;;[.AK40:.BO40];&quot;P&quot;)=0)" calcext:base-cell-address="Munkalap1.AJ40"/>
          </calcext:conditional-format>
          <calcext:conditional-format calcext:target-range-address="Munkalap1.AJ41:Munkalap1.AJ41">
            <calcext:condition calcext:apply-style-name="VPiros" calcext:value="formula-is(COUNTIFS([.AK39:.BO39];&quot;V&quot;;[.B41:.AK41];&quot;P&quot;)=0)" calcext:base-cell-address="Munkalap1.AJ41"/>
          </calcext:conditional-format>
          <calcext:conditional-format calcext:target-range-address="Munkalap1.AJ42:Munkalap1.AJ42">
            <calcext:condition calcext:apply-style-name="VPiros" calcext:value="formula-is(COUNTIFS([.AK39:.BO39];&quot;V&quot;;[.AK42:.BO42];&quot;P&quot;)=0)" calcext:base-cell-address="Munkalap1.AJ42"/>
          </calcext:conditional-format>
          <calcext:conditional-format calcext:target-range-address="Munkalap1.AJ43:Munkalap1.AJ43">
            <calcext:condition calcext:apply-style-name="VPiros" calcext:value="formula-is(COUNTIFS([.AK39:.BOK39];&quot;V&quot;;[.AK43:.BO43];&quot;P&quot;)=0)" calcext:base-cell-address="Munkalap1.AJ43"/>
          </calcext:conditional-format>
        </calcext:conditional-formats>
      </table:table>
      <table:table table:name="C napok nélkül" table:style-name="ta1" table:print-ranges="'C napok nélkül'.A1:'C napok nélkül'.BP43">
        <table:table-column table:style-name="co12" table:number-columns-repeated="33" table:default-cell-style-name="Default"/>
        <table:table-column table:style-name="co12" table:default-cell-style-name="ce293"/>
        <table:table-column table:style-name="co12" table:number-columns-repeated="33" table:default-cell-style-name="Default"/>
        <table:table-column table:style-name="co12" table:default-cell-style-name="ce293"/>
        <table:table-column table:style-name="co12" table:number-columns-repeated="956" table:default-cell-style-name="Default"/>
        <table:table-row table:style-name="ro2">
          <table:table-cell table:style-name="ce1" table:formula="of:=[$Munkalap1.A1]" office:value-type="float" office:value="2024" calcext:value-type="float" table:number-columns-spanned="67" table:number-rows-spanned="1">
            <text:p>2024</text:p>
          </table:table-cell>
          <table:covered-table-cell table:number-columns-repeated="66"/>
          <table:table-cell table:number-columns-repeated="957"/>
        </table:table-row>
        <table:table-row table:style-name="ro4">
          <table:table-cell table:style-name="ce2"/>
          <table:table-cell/>
          <table:table-cell table:style-name="ce27"/>
          <table:table-cell table:number-columns-repeated="1021"/>
        </table:table-row>
        <table:table-row table:style-name="ro4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8"/>
          <table:table-cell table:style-name="ce357" table:formula="of:=DATE([.$A$1];[.$A$3];1)" office:value-type="date" office:date-value="2024-01-01" calcext:value-type="date">
            <text:p>1</text:p>
          </table:table-cell>
          <table:table-cell table:style-name="ce375" table:formula="of:=([.C3])+1" office:value-type="date" office:date-value="2024-01-02" calcext:value-type="date">
            <text:p>2</text:p>
          </table:table-cell>
          <table:table-cell table:style-name="ce375" table:formula="of:=([.D3])+1" office:value-type="date" office:date-value="2024-01-03" calcext:value-type="date">
            <text:p>3</text:p>
          </table:table-cell>
          <table:table-cell table:style-name="ce375" table:formula="of:=([.E3])+1" office:value-type="date" office:date-value="2024-01-04" calcext:value-type="date">
            <text:p>4</text:p>
          </table:table-cell>
          <table:table-cell table:style-name="ce375" table:formula="of:=([.F3])+1" office:value-type="date" office:date-value="2024-01-05" calcext:value-type="date">
            <text:p>5</text:p>
          </table:table-cell>
          <table:table-cell table:style-name="ce375" table:formula="of:=([.G3])+1" office:value-type="date" office:date-value="2024-01-06" calcext:value-type="date">
            <text:p>6</text:p>
          </table:table-cell>
          <table:table-cell table:style-name="ce375" table:formula="of:=([.H3])+1" office:value-type="date" office:date-value="2024-01-07" calcext:value-type="date">
            <text:p>7</text:p>
          </table:table-cell>
          <table:table-cell table:style-name="ce375" table:formula="of:=([.I3])+1" office:value-type="date" office:date-value="2024-01-08" calcext:value-type="date">
            <text:p>8</text:p>
          </table:table-cell>
          <table:table-cell table:style-name="ce375" table:formula="of:=([.J3])+1" office:value-type="date" office:date-value="2024-01-09" calcext:value-type="date">
            <text:p>9</text:p>
          </table:table-cell>
          <table:table-cell table:style-name="ce375" table:formula="of:=([.K3])+1" office:value-type="date" office:date-value="2024-01-10" calcext:value-type="date">
            <text:p>10</text:p>
          </table:table-cell>
          <table:table-cell table:style-name="ce375" table:formula="of:=([.L3])+1" office:value-type="date" office:date-value="2024-01-11" calcext:value-type="date">
            <text:p>11</text:p>
          </table:table-cell>
          <table:table-cell table:style-name="ce375" table:formula="of:=([.M3])+1" office:value-type="date" office:date-value="2024-01-12" calcext:value-type="date">
            <text:p>12</text:p>
          </table:table-cell>
          <table:table-cell table:style-name="ce375" table:formula="of:=([.N3])+1" office:value-type="date" office:date-value="2024-01-13" calcext:value-type="date">
            <text:p>13</text:p>
          </table:table-cell>
          <table:table-cell table:style-name="ce375" table:formula="of:=([.O3])+1" office:value-type="date" office:date-value="2024-01-14" calcext:value-type="date">
            <text:p>14</text:p>
          </table:table-cell>
          <table:table-cell table:style-name="ce375" table:formula="of:=([.P3])+1" office:value-type="date" office:date-value="2024-01-15" calcext:value-type="date">
            <text:p>15</text:p>
          </table:table-cell>
          <table:table-cell table:style-name="ce375" table:formula="of:=([.Q3])+1" office:value-type="date" office:date-value="2024-01-16" calcext:value-type="date">
            <text:p>16</text:p>
          </table:table-cell>
          <table:table-cell table:style-name="ce375" table:formula="of:=([.R3])+1" office:value-type="date" office:date-value="2024-01-17" calcext:value-type="date">
            <text:p>17</text:p>
          </table:table-cell>
          <table:table-cell table:style-name="ce375" table:formula="of:=([.S3])+1" office:value-type="date" office:date-value="2024-01-18" calcext:value-type="date">
            <text:p>18</text:p>
          </table:table-cell>
          <table:table-cell table:style-name="ce375" table:formula="of:=([.T3])+1" office:value-type="date" office:date-value="2024-01-19" calcext:value-type="date">
            <text:p>19</text:p>
          </table:table-cell>
          <table:table-cell table:style-name="ce375" table:formula="of:=([.U3])+1" office:value-type="date" office:date-value="2024-01-20" calcext:value-type="date">
            <text:p>20</text:p>
          </table:table-cell>
          <table:table-cell table:style-name="ce375" table:formula="of:=([.V3])+1" office:value-type="date" office:date-value="2024-01-21" calcext:value-type="date">
            <text:p>21</text:p>
          </table:table-cell>
          <table:table-cell table:style-name="ce375" table:formula="of:=([.W3])+1" office:value-type="date" office:date-value="2024-01-22" calcext:value-type="date">
            <text:p>22</text:p>
          </table:table-cell>
          <table:table-cell table:style-name="ce375" table:formula="of:=([.X3])+1" office:value-type="date" office:date-value="2024-01-23" calcext:value-type="date">
            <text:p>23</text:p>
          </table:table-cell>
          <table:table-cell table:style-name="ce375" table:formula="of:=([.Y3])+1" office:value-type="date" office:date-value="2024-01-24" calcext:value-type="date">
            <text:p>24</text:p>
          </table:table-cell>
          <table:table-cell table:style-name="ce375" table:formula="of:=([.Z3])+1" office:value-type="date" office:date-value="2024-01-25" calcext:value-type="date">
            <text:p>25</text:p>
          </table:table-cell>
          <table:table-cell table:style-name="ce375" table:formula="of:=([.AA3])+1" office:value-type="date" office:date-value="2024-01-26" calcext:value-type="date">
            <text:p>26</text:p>
          </table:table-cell>
          <table:table-cell table:style-name="ce375" table:formula="of:=([.AB3])+1" office:value-type="date" office:date-value="2024-01-27" calcext:value-type="date">
            <text:p>27</text:p>
          </table:table-cell>
          <table:table-cell table:style-name="ce375" table:formula="of:=([.AC3])+1" office:value-type="date" office:date-value="2024-01-28" calcext:value-type="date">
            <text:p>28</text:p>
          </table:table-cell>
          <table:table-cell table:style-name="ce375" table:formula="of:=([.AD3])+1" office:value-type="date" office:date-value="2024-01-29" calcext:value-type="date">
            <text:p>29</text:p>
          </table:table-cell>
          <table:table-cell table:style-name="ce375" table:formula="of:=([.AE3])+1" office:value-type="date" office:date-value="2024-01-30" calcext:value-type="date">
            <text:p>30</text:p>
          </table:table-cell>
          <table:table-cell table:style-name="ce410" table:formula="of:=([.AF3])+1" office:value-type="date" office:date-value="2024-01-31" calcext:value-type="date">
            <text:p>31</text:p>
          </table:table-cell>
          <table:table-cell table:style-name="ce417"/>
          <table:table-cell table:style-name="ce423" office:value-type="float" office:value="7" calcext:value-type="float" table:number-columns-spanned="2" table:number-rows-spanned="2">
            <text:p>7</text:p>
          </table:table-cell>
          <table:covered-table-cell table:style-name="ce433"/>
          <table:table-cell table:style-name="ce445" table:formula="of:=DATE([.$A$1];[.AI3];1)" office:value-type="date" office:date-value="2024-07-01" calcext:value-type="date">
            <text:p>1</text:p>
          </table:table-cell>
          <table:table-cell table:style-name="ce375" table:formula="of:=([.AK3])+1" office:value-type="date" office:date-value="2024-07-02" calcext:value-type="date">
            <text:p>2</text:p>
          </table:table-cell>
          <table:table-cell table:style-name="ce375" table:formula="of:=([.AL3])+1" office:value-type="date" office:date-value="2024-07-03" calcext:value-type="date">
            <text:p>3</text:p>
          </table:table-cell>
          <table:table-cell table:style-name="ce375" table:formula="of:=([.AM3])+1" office:value-type="date" office:date-value="2024-07-04" calcext:value-type="date">
            <text:p>4</text:p>
          </table:table-cell>
          <table:table-cell table:style-name="ce375" table:formula="of:=([.AN3])+1" office:value-type="date" office:date-value="2024-07-05" calcext:value-type="date">
            <text:p>5</text:p>
          </table:table-cell>
          <table:table-cell table:style-name="ce375" table:formula="of:=([.AO3])+1" office:value-type="date" office:date-value="2024-07-06" calcext:value-type="date">
            <text:p>6</text:p>
          </table:table-cell>
          <table:table-cell table:style-name="ce375" table:formula="of:=([.AP3])+1" office:value-type="date" office:date-value="2024-07-07" calcext:value-type="date">
            <text:p>7</text:p>
          </table:table-cell>
          <table:table-cell table:style-name="ce375" table:formula="of:=([.AQ3])+1" office:value-type="date" office:date-value="2024-07-08" calcext:value-type="date">
            <text:p>8</text:p>
          </table:table-cell>
          <table:table-cell table:style-name="ce375" table:formula="of:=([.AR3])+1" office:value-type="date" office:date-value="2024-07-09" calcext:value-type="date">
            <text:p>9</text:p>
          </table:table-cell>
          <table:table-cell table:style-name="ce375" table:formula="of:=([.AS3])+1" office:value-type="date" office:date-value="2024-07-10" calcext:value-type="date">
            <text:p>10</text:p>
          </table:table-cell>
          <table:table-cell table:style-name="ce375" table:formula="of:=([.AT3])+1" office:value-type="date" office:date-value="2024-07-11" calcext:value-type="date">
            <text:p>11</text:p>
          </table:table-cell>
          <table:table-cell table:style-name="ce375" table:formula="of:=([.AU3])+1" office:value-type="date" office:date-value="2024-07-12" calcext:value-type="date">
            <text:p>12</text:p>
          </table:table-cell>
          <table:table-cell table:style-name="ce375" table:formula="of:=([.AV3])+1" office:value-type="date" office:date-value="2024-07-13" calcext:value-type="date">
            <text:p>13</text:p>
          </table:table-cell>
          <table:table-cell table:style-name="ce375" table:formula="of:=([.AW3])+1" office:value-type="date" office:date-value="2024-07-14" calcext:value-type="date">
            <text:p>14</text:p>
          </table:table-cell>
          <table:table-cell table:style-name="ce375" table:formula="of:=([.AX3])+1" office:value-type="date" office:date-value="2024-07-15" calcext:value-type="date">
            <text:p>15</text:p>
          </table:table-cell>
          <table:table-cell table:style-name="ce375" table:formula="of:=([.AY3])+1" office:value-type="date" office:date-value="2024-07-16" calcext:value-type="date">
            <text:p>16</text:p>
          </table:table-cell>
          <table:table-cell table:style-name="ce375" table:formula="of:=([.AZ3])+1" office:value-type="date" office:date-value="2024-07-17" calcext:value-type="date">
            <text:p>17</text:p>
          </table:table-cell>
          <table:table-cell table:style-name="ce375" table:formula="of:=([.BA3])+1" office:value-type="date" office:date-value="2024-07-18" calcext:value-type="date">
            <text:p>18</text:p>
          </table:table-cell>
          <table:table-cell table:style-name="ce375" table:formula="of:=([.BB3])+1" office:value-type="date" office:date-value="2024-07-19" calcext:value-type="date">
            <text:p>19</text:p>
          </table:table-cell>
          <table:table-cell table:style-name="ce375" table:formula="of:=([.BC3])+1" office:value-type="date" office:date-value="2024-07-20" calcext:value-type="date">
            <text:p>20</text:p>
          </table:table-cell>
          <table:table-cell table:style-name="ce375" table:formula="of:=([.BD3])+1" office:value-type="date" office:date-value="2024-07-21" calcext:value-type="date">
            <text:p>21</text:p>
          </table:table-cell>
          <table:table-cell table:style-name="ce375" table:formula="of:=([.BE3])+1" office:value-type="date" office:date-value="2024-07-22" calcext:value-type="date">
            <text:p>22</text:p>
          </table:table-cell>
          <table:table-cell table:style-name="ce375" table:formula="of:=([.BF3])+1" office:value-type="date" office:date-value="2024-07-23" calcext:value-type="date">
            <text:p>23</text:p>
          </table:table-cell>
          <table:table-cell table:style-name="ce375" table:formula="of:=([.BG3])+1" office:value-type="date" office:date-value="2024-07-24" calcext:value-type="date">
            <text:p>24</text:p>
          </table:table-cell>
          <table:table-cell table:style-name="ce375" table:formula="of:=([.BH3])+1" office:value-type="date" office:date-value="2024-07-25" calcext:value-type="date">
            <text:p>25</text:p>
          </table:table-cell>
          <table:table-cell table:style-name="ce375" table:formula="of:=([.BI3])+1" office:value-type="date" office:date-value="2024-07-26" calcext:value-type="date">
            <text:p>26</text:p>
          </table:table-cell>
          <table:table-cell table:style-name="ce375" table:formula="of:=([.BJ3])+1" office:value-type="date" office:date-value="2024-07-27" calcext:value-type="date">
            <text:p>27</text:p>
          </table:table-cell>
          <table:table-cell table:style-name="ce375" table:formula="of:=([.BK3])+1" office:value-type="date" office:date-value="2024-07-28" calcext:value-type="date">
            <text:p>28</text:p>
          </table:table-cell>
          <table:table-cell table:style-name="ce375" table:formula="of:=([.BL3])+1" office:value-type="date" office:date-value="2024-07-29" calcext:value-type="date">
            <text:p>29</text:p>
          </table:table-cell>
          <table:table-cell table:style-name="ce375" table:formula="of:=([.BM3])+1" office:value-type="date" office:date-value="2024-07-30" calcext:value-type="date">
            <text:p>30</text:p>
          </table:table-cell>
          <table:table-cell table:style-name="ce410" table:formula="of:=([.BN3])+1" office:value-type="date" office:date-value="2024-07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8" table:formula="of:=TEXT([.C3];&quot;NN&quot;)" office:value-type="string" office:string-value="H" calcext:value-type="string">
            <text:p>H</text:p>
          </table:table-cell>
          <table:table-cell table:style-name="ce358" table:formula="of:=TEXT([.D3];&quot;NN&quot;)" office:value-type="string" office:string-value="K" calcext:value-type="string">
            <text:p>K</text:p>
          </table:table-cell>
          <table:table-cell table:style-name="ce358" table:formula="of:=TEXT([.E3];&quot;NN&quot;)" office:value-type="string" office:string-value="Sze" calcext:value-type="string">
            <text:p>Sze</text:p>
          </table:table-cell>
          <table:table-cell table:style-name="ce358" table:formula="of:=TEXT([.F3];&quot;NN&quot;)" office:value-type="string" office:string-value="Cs" calcext:value-type="string">
            <text:p>Cs</text:p>
          </table:table-cell>
          <table:table-cell table:style-name="ce358" table:formula="of:=TEXT([.G3];&quot;NN&quot;)" office:value-type="string" office:string-value="P" calcext:value-type="string">
            <text:p>P</text:p>
          </table:table-cell>
          <table:table-cell table:style-name="ce358" table:formula="of:=TEXT([.H3];&quot;NN&quot;)" office:value-type="string" office:string-value="Szo" calcext:value-type="string">
            <text:p>Szo</text:p>
          </table:table-cell>
          <table:table-cell table:style-name="ce358" table:formula="of:=TEXT([.I3];&quot;NN&quot;)" office:value-type="string" office:string-value="V" calcext:value-type="string">
            <text:p>V</text:p>
          </table:table-cell>
          <table:table-cell table:style-name="ce358" table:formula="of:=TEXT([.J3];&quot;NN&quot;)" office:value-type="string" office:string-value="H" calcext:value-type="string">
            <text:p>H</text:p>
          </table:table-cell>
          <table:table-cell table:style-name="ce358" table:formula="of:=TEXT([.K3];&quot;NN&quot;)" office:value-type="string" office:string-value="K" calcext:value-type="string">
            <text:p>K</text:p>
          </table:table-cell>
          <table:table-cell table:style-name="ce358" table:formula="of:=TEXT([.L3];&quot;NN&quot;)" office:value-type="string" office:string-value="Sze" calcext:value-type="string">
            <text:p>Sze</text:p>
          </table:table-cell>
          <table:table-cell table:style-name="ce358" table:formula="of:=TEXT([.M3];&quot;NN&quot;)" office:value-type="string" office:string-value="Cs" calcext:value-type="string">
            <text:p>Cs</text:p>
          </table:table-cell>
          <table:table-cell table:style-name="ce358" table:formula="of:=TEXT([.N3];&quot;NN&quot;)" office:value-type="string" office:string-value="P" calcext:value-type="string">
            <text:p>P</text:p>
          </table:table-cell>
          <table:table-cell table:style-name="ce358" table:formula="of:=TEXT([.O3];&quot;NN&quot;)" office:value-type="string" office:string-value="Szo" calcext:value-type="string">
            <text:p>Szo</text:p>
          </table:table-cell>
          <table:table-cell table:style-name="ce358" table:formula="of:=TEXT([.P3];&quot;NN&quot;)" office:value-type="string" office:string-value="V" calcext:value-type="string">
            <text:p>V</text:p>
          </table:table-cell>
          <table:table-cell table:style-name="ce358" table:formula="of:=TEXT([.Q3];&quot;NN&quot;)" office:value-type="string" office:string-value="H" calcext:value-type="string">
            <text:p>H</text:p>
          </table:table-cell>
          <table:table-cell table:style-name="ce358" table:formula="of:=TEXT([.R3];&quot;NN&quot;)" office:value-type="string" office:string-value="K" calcext:value-type="string">
            <text:p>K</text:p>
          </table:table-cell>
          <table:table-cell table:style-name="ce358" table:formula="of:=TEXT([.S3];&quot;NN&quot;)" office:value-type="string" office:string-value="Sze" calcext:value-type="string">
            <text:p>Sze</text:p>
          </table:table-cell>
          <table:table-cell table:style-name="ce358" table:formula="of:=TEXT([.T3];&quot;NN&quot;)" office:value-type="string" office:string-value="Cs" calcext:value-type="string">
            <text:p>Cs</text:p>
          </table:table-cell>
          <table:table-cell table:style-name="ce358" table:formula="of:=TEXT([.U3];&quot;NN&quot;)" office:value-type="string" office:string-value="P" calcext:value-type="string">
            <text:p>P</text:p>
          </table:table-cell>
          <table:table-cell table:style-name="ce358" table:formula="of:=TEXT([.V3];&quot;NN&quot;)" office:value-type="string" office:string-value="Szo" calcext:value-type="string">
            <text:p>Szo</text:p>
          </table:table-cell>
          <table:table-cell table:style-name="ce358" table:formula="of:=TEXT([.W3];&quot;NN&quot;)" office:value-type="string" office:string-value="V" calcext:value-type="string">
            <text:p>V</text:p>
          </table:table-cell>
          <table:table-cell table:style-name="ce358" table:formula="of:=TEXT([.X3];&quot;NN&quot;)" office:value-type="string" office:string-value="H" calcext:value-type="string">
            <text:p>H</text:p>
          </table:table-cell>
          <table:table-cell table:style-name="ce358" table:formula="of:=TEXT([.Y3];&quot;NN&quot;)" office:value-type="string" office:string-value="K" calcext:value-type="string">
            <text:p>K</text:p>
          </table:table-cell>
          <table:table-cell table:style-name="ce358" table:formula="of:=TEXT([.Z3];&quot;NN&quot;)" office:value-type="string" office:string-value="Sze" calcext:value-type="string">
            <text:p>Sze</text:p>
          </table:table-cell>
          <table:table-cell table:style-name="ce358" table:formula="of:=TEXT([.AA3];&quot;NN&quot;)" office:value-type="string" office:string-value="Cs" calcext:value-type="string">
            <text:p>Cs</text:p>
          </table:table-cell>
          <table:table-cell table:style-name="ce358" table:formula="of:=TEXT([.AB3];&quot;NN&quot;)" office:value-type="string" office:string-value="P" calcext:value-type="string">
            <text:p>P</text:p>
          </table:table-cell>
          <table:table-cell table:style-name="ce358" table:formula="of:=TEXT([.AC3];&quot;NN&quot;)" office:value-type="string" office:string-value="Szo" calcext:value-type="string">
            <text:p>Szo</text:p>
          </table:table-cell>
          <table:table-cell table:style-name="ce358" table:formula="of:=TEXT([.AD3];&quot;NN&quot;)" office:value-type="string" office:string-value="V" calcext:value-type="string">
            <text:p>V</text:p>
          </table:table-cell>
          <table:table-cell table:style-name="ce358" table:formula="of:=TEXT([.AE3];&quot;NN&quot;)" office:value-type="string" office:string-value="H" calcext:value-type="string">
            <text:p>H</text:p>
          </table:table-cell>
          <table:table-cell table:style-name="ce358" table:formula="of:=TEXT([.AF3];&quot;NN&quot;)" office:value-type="string" office:string-value="K" calcext:value-type="string">
            <text:p>K</text:p>
          </table:table-cell>
          <table:table-cell table:style-name="ce411" table:formula="of:=TEXT([.AG3];&quot;NN&quot;)" office:value-type="string" office:string-value="Sze" calcext:value-type="string">
            <text:p>Sze</text:p>
          </table:table-cell>
          <table:table-cell table:style-name="ce418"/>
          <table:covered-table-cell table:style-name="ce424"/>
          <table:covered-table-cell table:style-name="ce434"/>
          <table:table-cell table:style-name="ce446" table:formula="of:=TEXT([.AK3];&quot;NN&quot;)" office:value-type="string" office:string-value="H" calcext:value-type="string">
            <text:p>H</text:p>
          </table:table-cell>
          <table:table-cell table:style-name="ce448" table:formula="of:=TEXT([.AL3];&quot;NN&quot;)" office:value-type="string" office:string-value="K" calcext:value-type="string">
            <text:p>K</text:p>
          </table:table-cell>
          <table:table-cell table:style-name="ce448" table:formula="of:=TEXT([.AM3];&quot;NN&quot;)" office:value-type="string" office:string-value="Sze" calcext:value-type="string">
            <text:p>Sze</text:p>
          </table:table-cell>
          <table:table-cell table:style-name="ce448" table:formula="of:=TEXT([.AN3];&quot;NN&quot;)" office:value-type="string" office:string-value="Cs" calcext:value-type="string">
            <text:p>Cs</text:p>
          </table:table-cell>
          <table:table-cell table:style-name="ce448" table:formula="of:=TEXT([.AO3];&quot;NN&quot;)" office:value-type="string" office:string-value="P" calcext:value-type="string">
            <text:p>P</text:p>
          </table:table-cell>
          <table:table-cell table:style-name="ce448" table:formula="of:=TEXT([.AP3];&quot;NN&quot;)" office:value-type="string" office:string-value="Szo" calcext:value-type="string">
            <text:p>Szo</text:p>
          </table:table-cell>
          <table:table-cell table:style-name="ce448" table:formula="of:=TEXT([.AQ3];&quot;NN&quot;)" office:value-type="string" office:string-value="V" calcext:value-type="string">
            <text:p>V</text:p>
          </table:table-cell>
          <table:table-cell table:style-name="ce448" table:formula="of:=TEXT([.AR3];&quot;NN&quot;)" office:value-type="string" office:string-value="H" calcext:value-type="string">
            <text:p>H</text:p>
          </table:table-cell>
          <table:table-cell table:style-name="ce448" table:formula="of:=TEXT([.AS3];&quot;NN&quot;)" office:value-type="string" office:string-value="K" calcext:value-type="string">
            <text:p>K</text:p>
          </table:table-cell>
          <table:table-cell table:style-name="ce448" table:formula="of:=TEXT([.AT3];&quot;NN&quot;)" office:value-type="string" office:string-value="Sze" calcext:value-type="string">
            <text:p>Sze</text:p>
          </table:table-cell>
          <table:table-cell table:style-name="ce448" table:formula="of:=TEXT([.AU3];&quot;NN&quot;)" office:value-type="string" office:string-value="Cs" calcext:value-type="string">
            <text:p>Cs</text:p>
          </table:table-cell>
          <table:table-cell table:style-name="ce448" table:formula="of:=TEXT([.AV3];&quot;NN&quot;)" office:value-type="string" office:string-value="P" calcext:value-type="string">
            <text:p>P</text:p>
          </table:table-cell>
          <table:table-cell table:style-name="ce448" table:formula="of:=TEXT([.AW3];&quot;NN&quot;)" office:value-type="string" office:string-value="Szo" calcext:value-type="string">
            <text:p>Szo</text:p>
          </table:table-cell>
          <table:table-cell table:style-name="ce448" table:formula="of:=TEXT([.AX3];&quot;NN&quot;)" office:value-type="string" office:string-value="V" calcext:value-type="string">
            <text:p>V</text:p>
          </table:table-cell>
          <table:table-cell table:style-name="ce448" table:formula="of:=TEXT([.AY3];&quot;NN&quot;)" office:value-type="string" office:string-value="H" calcext:value-type="string">
            <text:p>H</text:p>
          </table:table-cell>
          <table:table-cell table:style-name="ce448" table:formula="of:=TEXT([.AZ3];&quot;NN&quot;)" office:value-type="string" office:string-value="K" calcext:value-type="string">
            <text:p>K</text:p>
          </table:table-cell>
          <table:table-cell table:style-name="ce448" table:formula="of:=TEXT([.BA3];&quot;NN&quot;)" office:value-type="string" office:string-value="Sze" calcext:value-type="string">
            <text:p>Sze</text:p>
          </table:table-cell>
          <table:table-cell table:style-name="ce448" table:formula="of:=TEXT([.BB3];&quot;NN&quot;)" office:value-type="string" office:string-value="Cs" calcext:value-type="string">
            <text:p>Cs</text:p>
          </table:table-cell>
          <table:table-cell table:style-name="ce448" table:formula="of:=TEXT([.BC3];&quot;NN&quot;)" office:value-type="string" office:string-value="P" calcext:value-type="string">
            <text:p>P</text:p>
          </table:table-cell>
          <table:table-cell table:style-name="ce448" table:formula="of:=TEXT([.BD3];&quot;NN&quot;)" office:value-type="string" office:string-value="Szo" calcext:value-type="string">
            <text:p>Szo</text:p>
          </table:table-cell>
          <table:table-cell table:style-name="ce448" table:formula="of:=TEXT([.BE3];&quot;NN&quot;)" office:value-type="string" office:string-value="V" calcext:value-type="string">
            <text:p>V</text:p>
          </table:table-cell>
          <table:table-cell table:style-name="ce448" table:formula="of:=TEXT([.BF3];&quot;NN&quot;)" office:value-type="string" office:string-value="H" calcext:value-type="string">
            <text:p>H</text:p>
          </table:table-cell>
          <table:table-cell table:style-name="ce448" table:formula="of:=TEXT([.BG3];&quot;NN&quot;)" office:value-type="string" office:string-value="K" calcext:value-type="string">
            <text:p>K</text:p>
          </table:table-cell>
          <table:table-cell table:style-name="ce448" table:formula="of:=TEXT([.BH3];&quot;NN&quot;)" office:value-type="string" office:string-value="Sze" calcext:value-type="string">
            <text:p>Sze</text:p>
          </table:table-cell>
          <table:table-cell table:style-name="ce448" table:formula="of:=TEXT([.BI3];&quot;NN&quot;)" office:value-type="string" office:string-value="Cs" calcext:value-type="string">
            <text:p>Cs</text:p>
          </table:table-cell>
          <table:table-cell table:style-name="ce448" table:formula="of:=TEXT([.BJ3];&quot;NN&quot;)" office:value-type="string" office:string-value="P" calcext:value-type="string">
            <text:p>P</text:p>
          </table:table-cell>
          <table:table-cell table:style-name="ce448" table:formula="of:=TEXT([.BK3];&quot;NN&quot;)" office:value-type="string" office:string-value="Szo" calcext:value-type="string">
            <text:p>Szo</text:p>
          </table:table-cell>
          <table:table-cell table:style-name="ce448" table:formula="of:=TEXT([.BL3];&quot;NN&quot;)" office:value-type="string" office:string-value="V" calcext:value-type="string">
            <text:p>V</text:p>
          </table:table-cell>
          <table:table-cell table:style-name="ce448" table:formula="of:=TEXT([.BM3];&quot;NN&quot;)" office:value-type="string" office:string-value="H" calcext:value-type="string">
            <text:p>H</text:p>
          </table:table-cell>
          <table:table-cell table:style-name="ce448" table:formula="of:=TEXT([.BN3];&quot;NN&quot;)" office:value-type="string" office:string-value="K" calcext:value-type="string">
            <text:p>K</text:p>
          </table:table-cell>
          <table:table-cell table:style-name="ce411" table:formula="of:=TEXT([.BO3];&quot;NN&quot;)" office:value-type="string" office:string-value="Sze" calcext:value-type="string">
            <text:p>Sze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anuár</text:p>
          </table:table-cell>
          <table:table-cell table:style-name="ce352" office:value-type="string" calcext:value-type="string">
            <text:p>A</text:p>
          </table:table-cell>
          <table:table-cell table:style-name="ce359" table:formula="of:=MUSZAK8([.C3];1)" office:value-type="string" office:string-value="N" calcext:value-type="string">
            <text:p>N</text:p>
          </table:table-cell>
          <table:table-cell table:style-name="ce376" table:formula="of:=MUSZAK8([.D3];1)" office:value-type="string" office:string-value="N" calcext:value-type="string">
            <text:p>N</text:p>
          </table:table-cell>
          <table:table-cell table:style-name="ce376" table:formula="of:=MUSZAK8([.E3];1)" office:value-type="string" office:string-value="P" calcext:value-type="string">
            <text:p>P</text:p>
          </table:table-cell>
          <table:table-cell table:style-name="ce376" table:formula="of:=MUSZAK8([.F3];1)" office:value-type="string" office:string-value="P" calcext:value-type="string">
            <text:p>P</text:p>
          </table:table-cell>
          <table:table-cell table:style-name="ce376" table:formula="of:=MUSZAK8([.G3];1)" office:value-type="string" office:string-value="É" calcext:value-type="string">
            <text:p>É</text:p>
          </table:table-cell>
          <table:table-cell table:style-name="ce376" table:formula="of:=MUSZAK8([.H3];1)" office:value-type="string" office:string-value="É" calcext:value-type="string">
            <text:p>É</text:p>
          </table:table-cell>
          <table:table-cell table:style-name="ce376" table:formula="of:=MUSZAK8([.I3];1)" office:value-type="string" office:string-value="É" calcext:value-type="string">
            <text:p>É</text:p>
          </table:table-cell>
          <table:table-cell table:style-name="ce376" table:formula="of:=MUSZAK8([.J3];1)" office:value-type="string" office:string-value="É" calcext:value-type="string">
            <text:p>É</text:p>
          </table:table-cell>
          <table:table-cell table:style-name="ce376" table:formula="of:=MUSZAK8([.K3];1)" office:value-type="string" office:string-value="P" calcext:value-type="string">
            <text:p>P</text:p>
          </table:table-cell>
          <table:table-cell table:style-name="ce376" table:formula="of:=MUSZAK8([.L3];1)" office:value-type="string" office:string-value="Du" calcext:value-type="string">
            <text:p>Du</text:p>
          </table:table-cell>
          <table:table-cell table:style-name="ce376" table:formula="of:=MUSZAK8([.M3];1)" office:value-type="string" office:string-value="Du" calcext:value-type="string">
            <text:p>Du</text:p>
          </table:table-cell>
          <table:table-cell table:style-name="ce376" table:formula="of:=MUSZAK8([.N3];1)" office:value-type="string" office:string-value="Du" calcext:value-type="string">
            <text:p>Du</text:p>
          </table:table-cell>
          <table:table-cell table:style-name="ce376" table:formula="of:=MUSZAK8([.O3];1)" office:value-type="string" office:string-value="Du" calcext:value-type="string">
            <text:p>Du</text:p>
          </table:table-cell>
          <table:table-cell table:style-name="ce376" table:formula="of:=MUSZAK8([.P3];1)" office:value-type="string" office:string-value="P" calcext:value-type="string">
            <text:p>P</text:p>
          </table:table-cell>
          <table:table-cell table:style-name="ce376" table:formula="of:=MUSZAK8([.Q3];1)" office:value-type="string" office:string-value="N" calcext:value-type="string">
            <text:p>N</text:p>
          </table:table-cell>
          <table:table-cell table:style-name="ce376" table:formula="of:=MUSZAK8([.R3];1)" office:value-type="string" office:string-value="N" calcext:value-type="string">
            <text:p>N</text:p>
          </table:table-cell>
          <table:table-cell table:style-name="ce376" table:formula="of:=MUSZAK8([.S3];1)" office:value-type="string" office:string-value="N" calcext:value-type="string">
            <text:p>N</text:p>
          </table:table-cell>
          <table:table-cell table:style-name="ce376" table:formula="of:=MUSZAK8([.T3];1)" office:value-type="string" office:string-value="N" calcext:value-type="string">
            <text:p>N</text:p>
          </table:table-cell>
          <table:table-cell table:style-name="ce376" table:formula="of:=MUSZAK8([.U3];1)" office:value-type="string" office:string-value="P" calcext:value-type="string">
            <text:p>P</text:p>
          </table:table-cell>
          <table:table-cell table:style-name="ce376" table:formula="of:=MUSZAK8([.V3];1)" office:value-type="string" office:string-value="P" calcext:value-type="string">
            <text:p>P</text:p>
          </table:table-cell>
          <table:table-cell table:style-name="ce376" table:formula="of:=MUSZAK8([.W3];1)" office:value-type="string" office:string-value="É" calcext:value-type="string">
            <text:p>É</text:p>
          </table:table-cell>
          <table:table-cell table:style-name="ce376" table:formula="of:=MUSZAK8([.X3];1)" office:value-type="string" office:string-value="É" calcext:value-type="string">
            <text:p>É</text:p>
          </table:table-cell>
          <table:table-cell table:style-name="ce376" table:formula="of:=MUSZAK8([.Y3];1)" office:value-type="string" office:string-value="É" calcext:value-type="string">
            <text:p>É</text:p>
          </table:table-cell>
          <table:table-cell table:style-name="ce376" table:formula="of:=MUSZAK8([.Z3];1)" office:value-type="string" office:string-value="É" calcext:value-type="string">
            <text:p>É</text:p>
          </table:table-cell>
          <table:table-cell table:style-name="ce376" table:formula="of:=MUSZAK8([.AA3];1)" office:value-type="string" office:string-value="P" calcext:value-type="string">
            <text:p>P</text:p>
          </table:table-cell>
          <table:table-cell table:style-name="ce376" table:formula="of:=MUSZAK8([.AB3];1)" office:value-type="string" office:string-value="Du" calcext:value-type="string">
            <text:p>Du</text:p>
          </table:table-cell>
          <table:table-cell table:style-name="ce376" table:formula="of:=MUSZAK8([.AC3];1)" office:value-type="string" office:string-value="Du" calcext:value-type="string">
            <text:p>Du</text:p>
          </table:table-cell>
          <table:table-cell table:style-name="ce376" table:formula="of:=MUSZAK8([.AD3];1)" office:value-type="string" office:string-value="Du" calcext:value-type="string">
            <text:p>Du</text:p>
          </table:table-cell>
          <table:table-cell table:style-name="ce376" table:formula="of:=MUSZAK8([.AE3];1)" office:value-type="string" office:string-value="Du" calcext:value-type="string">
            <text:p>Du</text:p>
          </table:table-cell>
          <table:table-cell table:style-name="ce376" table:formula="of:=MUSZAK8([.AF3];1)" office:value-type="string" office:string-value="P" calcext:value-type="string">
            <text:p>P</text:p>
          </table:table-cell>
          <table:table-cell table:style-name="ce404" table:formula="of:=MUSZAK8([.AG3];1)" office:value-type="string" office:string-value="N" calcext:value-type="string">
            <text:p>N</text:p>
          </table:table-cell>
          <table:table-cell table:style-name="ce419"/>
          <table:table-cell table:style-name="ce425" office:value-type="string" calcext:value-type="string" table:number-columns-spanned="1" table:number-rows-spanned="4">
            <text:p>Július</text:p>
          </table:table-cell>
          <table:table-cell table:style-name="ce487" office:value-type="string" calcext:value-type="string">
            <text:p>A</text:p>
          </table:table-cell>
          <table:table-cell table:style-name="ce359" table:formula="of:=MUSZAK8([.AK3];1)" office:value-type="string" office:string-value="É" calcext:value-type="string">
            <text:p>É</text:p>
          </table:table-cell>
          <table:table-cell table:style-name="ce376" table:formula="of:=MUSZAK8([.AL3];1)" office:value-type="string" office:string-value="É" calcext:value-type="string">
            <text:p>É</text:p>
          </table:table-cell>
          <table:table-cell table:style-name="ce376" table:formula="of:=MUSZAK8([.AM3];1)" office:value-type="string" office:string-value="P" calcext:value-type="string">
            <text:p>P</text:p>
          </table:table-cell>
          <table:table-cell table:style-name="ce376" table:formula="of:=MUSZAK8([.AN3];1)" office:value-type="string" office:string-value="Du" calcext:value-type="string">
            <text:p>Du</text:p>
          </table:table-cell>
          <table:table-cell table:style-name="ce376" table:formula="of:=MUSZAK8([.AO3];1)" office:value-type="string" office:string-value="Du" calcext:value-type="string">
            <text:p>Du</text:p>
          </table:table-cell>
          <table:table-cell table:style-name="ce376" table:formula="of:=MUSZAK8([.AP3];1)" office:value-type="string" office:string-value="Du" calcext:value-type="string">
            <text:p>Du</text:p>
          </table:table-cell>
          <table:table-cell table:style-name="ce376" table:formula="of:=MUSZAK8([.AQ3];1)" office:value-type="string" office:string-value="Du" calcext:value-type="string">
            <text:p>Du</text:p>
          </table:table-cell>
          <table:table-cell table:style-name="ce376" table:formula="of:=MUSZAK8([.AR3];1)" office:value-type="string" office:string-value="P" calcext:value-type="string">
            <text:p>P</text:p>
          </table:table-cell>
          <table:table-cell table:style-name="ce376" table:formula="of:=MUSZAK8([.AS3];1)" office:value-type="string" office:string-value="N" calcext:value-type="string">
            <text:p>N</text:p>
          </table:table-cell>
          <table:table-cell table:style-name="ce376" table:formula="of:=MUSZAK8([.AT3];1)" office:value-type="string" office:string-value="N" calcext:value-type="string">
            <text:p>N</text:p>
          </table:table-cell>
          <table:table-cell table:style-name="ce376" table:formula="of:=MUSZAK8([.AU3];1)" office:value-type="string" office:string-value="N" calcext:value-type="string">
            <text:p>N</text:p>
          </table:table-cell>
          <table:table-cell table:style-name="ce376" table:formula="of:=MUSZAK8([.AV3];1)" office:value-type="string" office:string-value="N" calcext:value-type="string">
            <text:p>N</text:p>
          </table:table-cell>
          <table:table-cell table:style-name="ce376" table:formula="of:=MUSZAK8([.AW3];1)" office:value-type="string" office:string-value="P" calcext:value-type="string">
            <text:p>P</text:p>
          </table:table-cell>
          <table:table-cell table:style-name="ce376" table:formula="of:=MUSZAK8([.AX3];1)" office:value-type="string" office:string-value="P" calcext:value-type="string">
            <text:p>P</text:p>
          </table:table-cell>
          <table:table-cell table:style-name="ce376" table:formula="of:=MUSZAK8([.AY3];1)" office:value-type="string" office:string-value="É" calcext:value-type="string">
            <text:p>É</text:p>
          </table:table-cell>
          <table:table-cell table:style-name="ce376" table:formula="of:=MUSZAK8([.AZ3];1)" office:value-type="string" office:string-value="É" calcext:value-type="string">
            <text:p>É</text:p>
          </table:table-cell>
          <table:table-cell table:style-name="ce376" table:formula="of:=MUSZAK8([.BA3];1)" office:value-type="string" office:string-value="É" calcext:value-type="string">
            <text:p>É</text:p>
          </table:table-cell>
          <table:table-cell table:style-name="ce376" table:formula="of:=MUSZAK8([.BB3];1)" office:value-type="string" office:string-value="É" calcext:value-type="string">
            <text:p>É</text:p>
          </table:table-cell>
          <table:table-cell table:style-name="ce376" table:formula="of:=MUSZAK8([.BC3];1)" office:value-type="string" office:string-value="P" calcext:value-type="string">
            <text:p>P</text:p>
          </table:table-cell>
          <table:table-cell table:style-name="ce376" table:formula="of:=MUSZAK8([.BD3];1)" office:value-type="string" office:string-value="Du" calcext:value-type="string">
            <text:p>Du</text:p>
          </table:table-cell>
          <table:table-cell table:style-name="ce376" table:formula="of:=MUSZAK8([.BE3];1)" office:value-type="string" office:string-value="Du" calcext:value-type="string">
            <text:p>Du</text:p>
          </table:table-cell>
          <table:table-cell table:style-name="ce376" table:formula="of:=MUSZAK8([.BF3];1)" office:value-type="string" office:string-value="Du" calcext:value-type="string">
            <text:p>Du</text:p>
          </table:table-cell>
          <table:table-cell table:style-name="ce376" table:formula="of:=MUSZAK8([.BG3];1)" office:value-type="string" office:string-value="Du" calcext:value-type="string">
            <text:p>Du</text:p>
          </table:table-cell>
          <table:table-cell table:style-name="ce376" table:formula="of:=MUSZAK8([.BH3];1)" office:value-type="string" office:string-value="P" calcext:value-type="string">
            <text:p>P</text:p>
          </table:table-cell>
          <table:table-cell table:style-name="ce376" table:formula="of:=MUSZAK8([.BI3];1)" office:value-type="string" office:string-value="N" calcext:value-type="string">
            <text:p>N</text:p>
          </table:table-cell>
          <table:table-cell table:style-name="ce376" table:formula="of:=MUSZAK8([.BJ3];1)" office:value-type="string" office:string-value="N" calcext:value-type="string">
            <text:p>N</text:p>
          </table:table-cell>
          <table:table-cell table:style-name="ce376" table:formula="of:=MUSZAK8([.BK3];1)" office:value-type="string" office:string-value="N" calcext:value-type="string">
            <text:p>N</text:p>
          </table:table-cell>
          <table:table-cell table:style-name="ce376" table:formula="of:=MUSZAK8([.BL3];1)" office:value-type="string" office:string-value="N" calcext:value-type="string">
            <text:p>N</text:p>
          </table:table-cell>
          <table:table-cell table:style-name="ce376" table:formula="of:=MUSZAK8([.BM3];1)" office:value-type="string" office:string-value="P" calcext:value-type="string">
            <text:p>P</text:p>
          </table:table-cell>
          <table:table-cell table:style-name="ce376" table:formula="of:=MUSZAK8([.BN3];1)" office:value-type="string" office:string-value="P" calcext:value-type="string">
            <text:p>P</text:p>
          </table:table-cell>
          <table:table-cell table:style-name="ce404" table:formula="of:=MUSZAK8([.BO3];1)" office:value-type="string" office:string-value="É" calcext:value-type="string">
            <text:p>É</text:p>
          </table:table-cell>
          <table:table-cell table:style-name="ce449"/>
          <table:table-cell table:number-columns-repeated="956"/>
        </table:table-row>
        <table:table-row table:style-name="ro4">
          <table:covered-table-cell table:style-name="ce6"/>
          <table:table-cell table:style-name="ce353" office:value-type="string" calcext:value-type="string">
            <text:p>B</text:p>
          </table:table-cell>
          <table:table-cell table:style-name="ce360" table:formula="of:=MUSZAK8([.C3];2)" office:value-type="string" office:string-value="Du" calcext:value-type="string">
            <text:p>Du</text:p>
          </table:table-cell>
          <table:table-cell table:style-name="ce377" table:formula="of:=MUSZAK8([.D3];2)" office:value-type="string" office:string-value="P" calcext:value-type="string">
            <text:p>P</text:p>
          </table:table-cell>
          <table:table-cell table:style-name="ce377" table:formula="of:=MUSZAK8([.E3];2)" office:value-type="string" office:string-value="N" calcext:value-type="string">
            <text:p>N</text:p>
          </table:table-cell>
          <table:table-cell table:style-name="ce377" table:formula="of:=MUSZAK8([.F3];2)" office:value-type="string" office:string-value="N" calcext:value-type="string">
            <text:p>N</text:p>
          </table:table-cell>
          <table:table-cell table:style-name="ce377" table:formula="of:=MUSZAK8([.G3];2)" office:value-type="string" office:string-value="N" calcext:value-type="string">
            <text:p>N</text:p>
          </table:table-cell>
          <table:table-cell table:style-name="ce377" table:formula="of:=MUSZAK8([.H3];2)" office:value-type="string" office:string-value="N" calcext:value-type="string">
            <text:p>N</text:p>
          </table:table-cell>
          <table:table-cell table:style-name="ce377" table:formula="of:=MUSZAK8([.I3];2)" office:value-type="string" office:string-value="P" calcext:value-type="string">
            <text:p>P</text:p>
          </table:table-cell>
          <table:table-cell table:style-name="ce377" table:formula="of:=MUSZAK8([.J3];2)" office:value-type="string" office:string-value="P" calcext:value-type="string">
            <text:p>P</text:p>
          </table:table-cell>
          <table:table-cell table:style-name="ce377" table:formula="of:=MUSZAK8([.K3];2)" office:value-type="string" office:string-value="É" calcext:value-type="string">
            <text:p>É</text:p>
          </table:table-cell>
          <table:table-cell table:style-name="ce377" table:formula="of:=MUSZAK8([.L3];2)" office:value-type="string" office:string-value="É" calcext:value-type="string">
            <text:p>É</text:p>
          </table:table-cell>
          <table:table-cell table:style-name="ce377" table:formula="of:=MUSZAK8([.M3];2)" office:value-type="string" office:string-value="É" calcext:value-type="string">
            <text:p>É</text:p>
          </table:table-cell>
          <table:table-cell table:style-name="ce377" table:formula="of:=MUSZAK8([.N3];2)" office:value-type="string" office:string-value="É" calcext:value-type="string">
            <text:p>É</text:p>
          </table:table-cell>
          <table:table-cell table:style-name="ce377" table:formula="of:=MUSZAK8([.O3];2)" office:value-type="string" office:string-value="P" calcext:value-type="string">
            <text:p>P</text:p>
          </table:table-cell>
          <table:table-cell table:style-name="ce377" table:formula="of:=MUSZAK8([.P3];2)" office:value-type="string" office:string-value="Du" calcext:value-type="string">
            <text:p>Du</text:p>
          </table:table-cell>
          <table:table-cell table:style-name="ce377" table:formula="of:=MUSZAK8([.Q3];2)" office:value-type="string" office:string-value="Du" calcext:value-type="string">
            <text:p>Du</text:p>
          </table:table-cell>
          <table:table-cell table:style-name="ce377" table:formula="of:=MUSZAK8([.R3];2)" office:value-type="string" office:string-value="Du" calcext:value-type="string">
            <text:p>Du</text:p>
          </table:table-cell>
          <table:table-cell table:style-name="ce377" table:formula="of:=MUSZAK8([.S3];2)" office:value-type="string" office:string-value="Du" calcext:value-type="string">
            <text:p>Du</text:p>
          </table:table-cell>
          <table:table-cell table:style-name="ce377" table:formula="of:=MUSZAK8([.T3];2)" office:value-type="string" office:string-value="P" calcext:value-type="string">
            <text:p>P</text:p>
          </table:table-cell>
          <table:table-cell table:style-name="ce377" table:formula="of:=MUSZAK8([.U3];2)" office:value-type="string" office:string-value="N" calcext:value-type="string">
            <text:p>N</text:p>
          </table:table-cell>
          <table:table-cell table:style-name="ce377" table:formula="of:=MUSZAK8([.V3];2)" office:value-type="string" office:string-value="N" calcext:value-type="string">
            <text:p>N</text:p>
          </table:table-cell>
          <table:table-cell table:style-name="ce377" table:formula="of:=MUSZAK8([.W3];2)" office:value-type="string" office:string-value="N" calcext:value-type="string">
            <text:p>N</text:p>
          </table:table-cell>
          <table:table-cell table:style-name="ce377" table:formula="of:=MUSZAK8([.X3];2)" office:value-type="string" office:string-value="N" calcext:value-type="string">
            <text:p>N</text:p>
          </table:table-cell>
          <table:table-cell table:style-name="ce377" table:formula="of:=MUSZAK8([.Y3];2)" office:value-type="string" office:string-value="P" calcext:value-type="string">
            <text:p>P</text:p>
          </table:table-cell>
          <table:table-cell table:style-name="ce377" table:formula="of:=MUSZAK8([.Z3];2)" office:value-type="string" office:string-value="P" calcext:value-type="string">
            <text:p>P</text:p>
          </table:table-cell>
          <table:table-cell table:style-name="ce377" table:formula="of:=MUSZAK8([.AA3];2)" office:value-type="string" office:string-value="É" calcext:value-type="string">
            <text:p>É</text:p>
          </table:table-cell>
          <table:table-cell table:style-name="ce377" table:formula="of:=MUSZAK8([.AB3];2)" office:value-type="string" office:string-value="É" calcext:value-type="string">
            <text:p>É</text:p>
          </table:table-cell>
          <table:table-cell table:style-name="ce377" table:formula="of:=MUSZAK8([.AC3];2)" office:value-type="string" office:string-value="É" calcext:value-type="string">
            <text:p>É</text:p>
          </table:table-cell>
          <table:table-cell table:style-name="ce377" table:formula="of:=MUSZAK8([.AD3];2)" office:value-type="string" office:string-value="É" calcext:value-type="string">
            <text:p>É</text:p>
          </table:table-cell>
          <table:table-cell table:style-name="ce377" table:formula="of:=MUSZAK8([.AE3];2)" office:value-type="string" office:string-value="P" calcext:value-type="string">
            <text:p>P</text:p>
          </table:table-cell>
          <table:table-cell table:style-name="ce377" table:formula="of:=MUSZAK8([.AF3];2)" office:value-type="string" office:string-value="Du" calcext:value-type="string">
            <text:p>Du</text:p>
          </table:table-cell>
          <table:table-cell table:style-name="ce405" table:formula="of:=MUSZAK8([.AG3];2)" office:value-type="string" office:string-value="Du" calcext:value-type="string">
            <text:p>Du</text:p>
          </table:table-cell>
          <table:table-cell table:style-name="ce419"/>
          <table:covered-table-cell table:style-name="ce426"/>
          <table:table-cell table:style-name="ce488" office:value-type="string" calcext:value-type="string">
            <text:p>B</text:p>
          </table:table-cell>
          <table:table-cell table:style-name="ce360" table:formula="of:=MUSZAK8([.AK3];2)" office:value-type="string" office:string-value="P" calcext:value-type="string">
            <text:p>P</text:p>
          </table:table-cell>
          <table:table-cell table:style-name="ce377" table:formula="of:=MUSZAK8([.AL3];2)" office:value-type="string" office:string-value="P" calcext:value-type="string">
            <text:p>P</text:p>
          </table:table-cell>
          <table:table-cell table:style-name="ce377" table:formula="of:=MUSZAK8([.AM3];2)" office:value-type="string" office:string-value="É" calcext:value-type="string">
            <text:p>É</text:p>
          </table:table-cell>
          <table:table-cell table:style-name="ce377" table:formula="of:=MUSZAK8([.AN3];2)" office:value-type="string" office:string-value="É" calcext:value-type="string">
            <text:p>É</text:p>
          </table:table-cell>
          <table:table-cell table:style-name="ce377" table:formula="of:=MUSZAK8([.AO3];2)" office:value-type="string" office:string-value="É" calcext:value-type="string">
            <text:p>É</text:p>
          </table:table-cell>
          <table:table-cell table:style-name="ce377" table:formula="of:=MUSZAK8([.AP3];2)" office:value-type="string" office:string-value="É" calcext:value-type="string">
            <text:p>É</text:p>
          </table:table-cell>
          <table:table-cell table:style-name="ce377" table:formula="of:=MUSZAK8([.AQ3];2)" office:value-type="string" office:string-value="P" calcext:value-type="string">
            <text:p>P</text:p>
          </table:table-cell>
          <table:table-cell table:style-name="ce377" table:formula="of:=MUSZAK8([.AR3];2)" office:value-type="string" office:string-value="Du" calcext:value-type="string">
            <text:p>Du</text:p>
          </table:table-cell>
          <table:table-cell table:style-name="ce377" table:formula="of:=MUSZAK8([.AS3];2)" office:value-type="string" office:string-value="Du" calcext:value-type="string">
            <text:p>Du</text:p>
          </table:table-cell>
          <table:table-cell table:style-name="ce377" table:formula="of:=MUSZAK8([.AT3];2)" office:value-type="string" office:string-value="Du" calcext:value-type="string">
            <text:p>Du</text:p>
          </table:table-cell>
          <table:table-cell table:style-name="ce377" table:formula="of:=MUSZAK8([.AU3];2)" office:value-type="string" office:string-value="Du" calcext:value-type="string">
            <text:p>Du</text:p>
          </table:table-cell>
          <table:table-cell table:style-name="ce377" table:formula="of:=MUSZAK8([.AV3];2)" office:value-type="string" office:string-value="P" calcext:value-type="string">
            <text:p>P</text:p>
          </table:table-cell>
          <table:table-cell table:style-name="ce377" table:formula="of:=MUSZAK8([.AW3];2)" office:value-type="string" office:string-value="N" calcext:value-type="string">
            <text:p>N</text:p>
          </table:table-cell>
          <table:table-cell table:style-name="ce377" table:formula="of:=MUSZAK8([.AX3];2)" office:value-type="string" office:string-value="N" calcext:value-type="string">
            <text:p>N</text:p>
          </table:table-cell>
          <table:table-cell table:style-name="ce377" table:formula="of:=MUSZAK8([.AY3];2)" office:value-type="string" office:string-value="N" calcext:value-type="string">
            <text:p>N</text:p>
          </table:table-cell>
          <table:table-cell table:style-name="ce377" table:formula="of:=MUSZAK8([.AZ3];2)" office:value-type="string" office:string-value="N" calcext:value-type="string">
            <text:p>N</text:p>
          </table:table-cell>
          <table:table-cell table:style-name="ce377" table:formula="of:=MUSZAK8([.BA3];2)" office:value-type="string" office:string-value="P" calcext:value-type="string">
            <text:p>P</text:p>
          </table:table-cell>
          <table:table-cell table:style-name="ce377" table:formula="of:=MUSZAK8([.BB3];2)" office:value-type="string" office:string-value="P" calcext:value-type="string">
            <text:p>P</text:p>
          </table:table-cell>
          <table:table-cell table:style-name="ce377" table:formula="of:=MUSZAK8([.BC3];2)" office:value-type="string" office:string-value="É" calcext:value-type="string">
            <text:p>É</text:p>
          </table:table-cell>
          <table:table-cell table:style-name="ce377" table:formula="of:=MUSZAK8([.BD3];2)" office:value-type="string" office:string-value="É" calcext:value-type="string">
            <text:p>É</text:p>
          </table:table-cell>
          <table:table-cell table:style-name="ce377" table:formula="of:=MUSZAK8([.BE3];2)" office:value-type="string" office:string-value="É" calcext:value-type="string">
            <text:p>É</text:p>
          </table:table-cell>
          <table:table-cell table:style-name="ce377" table:formula="of:=MUSZAK8([.BF3];2)" office:value-type="string" office:string-value="É" calcext:value-type="string">
            <text:p>É</text:p>
          </table:table-cell>
          <table:table-cell table:style-name="ce377" table:formula="of:=MUSZAK8([.BG3];2)" office:value-type="string" office:string-value="P" calcext:value-type="string">
            <text:p>P</text:p>
          </table:table-cell>
          <table:table-cell table:style-name="ce377" table:formula="of:=MUSZAK8([.BH3];2)" office:value-type="string" office:string-value="Du" calcext:value-type="string">
            <text:p>Du</text:p>
          </table:table-cell>
          <table:table-cell table:style-name="ce377" table:formula="of:=MUSZAK8([.BI3];2)" office:value-type="string" office:string-value="Du" calcext:value-type="string">
            <text:p>Du</text:p>
          </table:table-cell>
          <table:table-cell table:style-name="ce377" table:formula="of:=MUSZAK8([.BJ3];2)" office:value-type="string" office:string-value="Du" calcext:value-type="string">
            <text:p>Du</text:p>
          </table:table-cell>
          <table:table-cell table:style-name="ce377" table:formula="of:=MUSZAK8([.BK3];2)" office:value-type="string" office:string-value="Du" calcext:value-type="string">
            <text:p>Du</text:p>
          </table:table-cell>
          <table:table-cell table:style-name="ce377" table:formula="of:=MUSZAK8([.BL3];2)" office:value-type="string" office:string-value="P" calcext:value-type="string">
            <text:p>P</text:p>
          </table:table-cell>
          <table:table-cell table:style-name="ce377" table:formula="of:=MUSZAK8([.BM3];2)" office:value-type="string" office:string-value="N" calcext:value-type="string">
            <text:p>N</text:p>
          </table:table-cell>
          <table:table-cell table:style-name="ce377" table:formula="of:=MUSZAK8([.BN3];2)" office:value-type="string" office:string-value="N" calcext:value-type="string">
            <text:p>N</text:p>
          </table:table-cell>
          <table:table-cell table:style-name="ce405" table:formula="of:=MUSZAK8([.BO3];2)" office:value-type="string" office:string-value="N" calcext:value-type="string">
            <text:p>N</text:p>
          </table:table-cell>
          <table:table-cell table:style-name="ce449"/>
          <table:table-cell table:number-columns-repeated="956"/>
        </table:table-row>
        <table:table-row table:style-name="ro4">
          <table:covered-table-cell table:style-name="ce6"/>
          <table:table-cell table:style-name="ce354" office:value-type="string" calcext:value-type="string">
            <text:p>C</text:p>
          </table:table-cell>
          <table:table-cell table:style-name="ce361" table:formula="of:=MUSZAK8([.C3];3)" office:value-type="string" office:string-value="P" calcext:value-type="string">
            <text:p>P</text:p>
          </table:table-cell>
          <table:table-cell table:style-name="ce377" table:formula="of:=MUSZAK8([.D3];3)" office:value-type="string" office:string-value="Du" calcext:value-type="string">
            <text:p>Du</text:p>
          </table:table-cell>
          <table:table-cell table:style-name="ce377" table:formula="of:=MUSZAK8([.E3];3)" office:value-type="string" office:string-value="Du" calcext:value-type="string">
            <text:p>Du</text:p>
          </table:table-cell>
          <table:table-cell table:style-name="ce377" table:formula="of:=MUSZAK8([.F3];3)" office:value-type="string" office:string-value="Du" calcext:value-type="string">
            <text:p>Du</text:p>
          </table:table-cell>
          <table:table-cell table:style-name="ce377" table:formula="of:=MUSZAK8([.G3];3)" office:value-type="string" office:string-value="Du" calcext:value-type="string">
            <text:p>Du</text:p>
          </table:table-cell>
          <table:table-cell table:style-name="ce377" table:formula="of:=MUSZAK8([.H3];3)" office:value-type="string" office:string-value="P" calcext:value-type="string">
            <text:p>P</text:p>
          </table:table-cell>
          <table:table-cell table:style-name="ce377" table:formula="of:=MUSZAK8([.I3];3)" office:value-type="string" office:string-value="N" calcext:value-type="string">
            <text:p>N</text:p>
          </table:table-cell>
          <table:table-cell table:style-name="ce377" table:formula="of:=MUSZAK8([.J3];3)" office:value-type="string" office:string-value="N" calcext:value-type="string">
            <text:p>N</text:p>
          </table:table-cell>
          <table:table-cell table:style-name="ce377" table:formula="of:=MUSZAK8([.K3];3)" office:value-type="string" office:string-value="N" calcext:value-type="string">
            <text:p>N</text:p>
          </table:table-cell>
          <table:table-cell table:style-name="ce377" table:formula="of:=MUSZAK8([.L3];3)" office:value-type="string" office:string-value="N" calcext:value-type="string">
            <text:p>N</text:p>
          </table:table-cell>
          <table:table-cell table:style-name="ce377" table:formula="of:=MUSZAK8([.M3];3)" office:value-type="string" office:string-value="P" calcext:value-type="string">
            <text:p>P</text:p>
          </table:table-cell>
          <table:table-cell table:style-name="ce377" table:formula="of:=MUSZAK8([.N3];3)" office:value-type="string" office:string-value="P" calcext:value-type="string">
            <text:p>P</text:p>
          </table:table-cell>
          <table:table-cell table:style-name="ce377" table:formula="of:=MUSZAK8([.O3];3)" office:value-type="string" office:string-value="É" calcext:value-type="string">
            <text:p>É</text:p>
          </table:table-cell>
          <table:table-cell table:style-name="ce377" table:formula="of:=MUSZAK8([.P3];3)" office:value-type="string" office:string-value="É" calcext:value-type="string">
            <text:p>É</text:p>
          </table:table-cell>
          <table:table-cell table:style-name="ce377" table:formula="of:=MUSZAK8([.Q3];3)" office:value-type="string" office:string-value="É" calcext:value-type="string">
            <text:p>É</text:p>
          </table:table-cell>
          <table:table-cell table:style-name="ce377" table:formula="of:=MUSZAK8([.R3];3)" office:value-type="string" office:string-value="É" calcext:value-type="string">
            <text:p>É</text:p>
          </table:table-cell>
          <table:table-cell table:style-name="ce377" table:formula="of:=MUSZAK8([.S3];3)" office:value-type="string" office:string-value="P" calcext:value-type="string">
            <text:p>P</text:p>
          </table:table-cell>
          <table:table-cell table:style-name="ce377" table:formula="of:=MUSZAK8([.T3];3)" office:value-type="string" office:string-value="Du" calcext:value-type="string">
            <text:p>Du</text:p>
          </table:table-cell>
          <table:table-cell table:style-name="ce377" table:formula="of:=MUSZAK8([.U3];3)" office:value-type="string" office:string-value="Du" calcext:value-type="string">
            <text:p>Du</text:p>
          </table:table-cell>
          <table:table-cell table:style-name="ce377" table:formula="of:=MUSZAK8([.V3];3)" office:value-type="string" office:string-value="Du" calcext:value-type="string">
            <text:p>Du</text:p>
          </table:table-cell>
          <table:table-cell table:style-name="ce377" table:formula="of:=MUSZAK8([.W3];3)" office:value-type="string" office:string-value="Du" calcext:value-type="string">
            <text:p>Du</text:p>
          </table:table-cell>
          <table:table-cell table:style-name="ce377" table:formula="of:=MUSZAK8([.X3];3)" office:value-type="string" office:string-value="P" calcext:value-type="string">
            <text:p>P</text:p>
          </table:table-cell>
          <table:table-cell table:style-name="ce377" table:formula="of:=MUSZAK8([.Y3];3)" office:value-type="string" office:string-value="N" calcext:value-type="string">
            <text:p>N</text:p>
          </table:table-cell>
          <table:table-cell table:style-name="ce377" table:formula="of:=MUSZAK8([.Z3];3)" office:value-type="string" office:string-value="N" calcext:value-type="string">
            <text:p>N</text:p>
          </table:table-cell>
          <table:table-cell table:style-name="ce377" table:formula="of:=MUSZAK8([.AA3];3)" office:value-type="string" office:string-value="N" calcext:value-type="string">
            <text:p>N</text:p>
          </table:table-cell>
          <table:table-cell table:style-name="ce377" table:formula="of:=MUSZAK8([.AB3];3)" office:value-type="string" office:string-value="N" calcext:value-type="string">
            <text:p>N</text:p>
          </table:table-cell>
          <table:table-cell table:style-name="ce377" table:formula="of:=MUSZAK8([.AC3];3)" office:value-type="string" office:string-value="P" calcext:value-type="string">
            <text:p>P</text:p>
          </table:table-cell>
          <table:table-cell table:style-name="ce377" table:formula="of:=MUSZAK8([.AD3];3)" office:value-type="string" office:string-value="P" calcext:value-type="string">
            <text:p>P</text:p>
          </table:table-cell>
          <table:table-cell table:style-name="ce377" table:formula="of:=MUSZAK8([.AE3];3)" office:value-type="string" office:string-value="É" calcext:value-type="string">
            <text:p>É</text:p>
          </table:table-cell>
          <table:table-cell table:style-name="ce377" table:formula="of:=MUSZAK8([.AF3];3)" office:value-type="string" office:string-value="É" calcext:value-type="string">
            <text:p>É</text:p>
          </table:table-cell>
          <table:table-cell table:style-name="ce405" table:formula="of:=MUSZAK8([.AG3];3)" office:value-type="string" office:string-value="É" calcext:value-type="string">
            <text:p>É</text:p>
          </table:table-cell>
          <table:table-cell table:style-name="ce419"/>
          <table:covered-table-cell table:style-name="ce426"/>
          <table:table-cell table:style-name="ce491" office:value-type="string" calcext:value-type="string">
            <text:p>C</text:p>
          </table:table-cell>
          <table:table-cell table:style-name="ce360" table:formula="of:=MUSZAK8([.AK3];3)" office:value-type="string" office:string-value="N" calcext:value-type="string">
            <text:p>N</text:p>
          </table:table-cell>
          <table:table-cell table:style-name="ce377" table:formula="of:=MUSZAK8([.AL3];3)" office:value-type="string" office:string-value="N" calcext:value-type="string">
            <text:p>N</text:p>
          </table:table-cell>
          <table:table-cell table:style-name="ce377" table:formula="of:=MUSZAK8([.AM3];3)" office:value-type="string" office:string-value="N" calcext:value-type="string">
            <text:p>N</text:p>
          </table:table-cell>
          <table:table-cell table:style-name="ce377" table:formula="of:=MUSZAK8([.AN3];3)" office:value-type="string" office:string-value="N" calcext:value-type="string">
            <text:p>N</text:p>
          </table:table-cell>
          <table:table-cell table:style-name="ce377" table:formula="of:=MUSZAK8([.AO3];3)" office:value-type="string" office:string-value="P" calcext:value-type="string">
            <text:p>P</text:p>
          </table:table-cell>
          <table:table-cell table:style-name="ce377" table:formula="of:=MUSZAK8([.AP3];3)" office:value-type="string" office:string-value="P" calcext:value-type="string">
            <text:p>P</text:p>
          </table:table-cell>
          <table:table-cell table:style-name="ce377" table:formula="of:=MUSZAK8([.AQ3];3)" office:value-type="string" office:string-value="É" calcext:value-type="string">
            <text:p>É</text:p>
          </table:table-cell>
          <table:table-cell table:style-name="ce377" table:formula="of:=MUSZAK8([.AR3];3)" office:value-type="string" office:string-value="É" calcext:value-type="string">
            <text:p>É</text:p>
          </table:table-cell>
          <table:table-cell table:style-name="ce377" table:formula="of:=MUSZAK8([.AS3];3)" office:value-type="string" office:string-value="É" calcext:value-type="string">
            <text:p>É</text:p>
          </table:table-cell>
          <table:table-cell table:style-name="ce377" table:formula="of:=MUSZAK8([.AT3];3)" office:value-type="string" office:string-value="É" calcext:value-type="string">
            <text:p>É</text:p>
          </table:table-cell>
          <table:table-cell table:style-name="ce377" table:formula="of:=MUSZAK8([.AU3];3)" office:value-type="string" office:string-value="P" calcext:value-type="string">
            <text:p>P</text:p>
          </table:table-cell>
          <table:table-cell table:style-name="ce377" table:formula="of:=MUSZAK8([.AV3];3)" office:value-type="string" office:string-value="Du" calcext:value-type="string">
            <text:p>Du</text:p>
          </table:table-cell>
          <table:table-cell table:style-name="ce377" table:formula="of:=MUSZAK8([.AW3];3)" office:value-type="string" office:string-value="Du" calcext:value-type="string">
            <text:p>Du</text:p>
          </table:table-cell>
          <table:table-cell table:style-name="ce377" table:formula="of:=MUSZAK8([.AX3];3)" office:value-type="string" office:string-value="Du" calcext:value-type="string">
            <text:p>Du</text:p>
          </table:table-cell>
          <table:table-cell table:style-name="ce377" table:formula="of:=MUSZAK8([.AY3];3)" office:value-type="string" office:string-value="Du" calcext:value-type="string">
            <text:p>Du</text:p>
          </table:table-cell>
          <table:table-cell table:style-name="ce377" table:formula="of:=MUSZAK8([.AZ3];3)" office:value-type="string" office:string-value="P" calcext:value-type="string">
            <text:p>P</text:p>
          </table:table-cell>
          <table:table-cell table:style-name="ce377" table:formula="of:=MUSZAK8([.BA3];3)" office:value-type="string" office:string-value="N" calcext:value-type="string">
            <text:p>N</text:p>
          </table:table-cell>
          <table:table-cell table:style-name="ce377" table:formula="of:=MUSZAK8([.BB3];3)" office:value-type="string" office:string-value="N" calcext:value-type="string">
            <text:p>N</text:p>
          </table:table-cell>
          <table:table-cell table:style-name="ce377" table:formula="of:=MUSZAK8([.BC3];3)" office:value-type="string" office:string-value="N" calcext:value-type="string">
            <text:p>N</text:p>
          </table:table-cell>
          <table:table-cell table:style-name="ce377" table:formula="of:=MUSZAK8([.BD3];3)" office:value-type="string" office:string-value="N" calcext:value-type="string">
            <text:p>N</text:p>
          </table:table-cell>
          <table:table-cell table:style-name="ce377" table:formula="of:=MUSZAK8([.BE3];3)" office:value-type="string" office:string-value="P" calcext:value-type="string">
            <text:p>P</text:p>
          </table:table-cell>
          <table:table-cell table:style-name="ce377" table:formula="of:=MUSZAK8([.BF3];3)" office:value-type="string" office:string-value="P" calcext:value-type="string">
            <text:p>P</text:p>
          </table:table-cell>
          <table:table-cell table:style-name="ce377" table:formula="of:=MUSZAK8([.BG3];3)" office:value-type="string" office:string-value="É" calcext:value-type="string">
            <text:p>É</text:p>
          </table:table-cell>
          <table:table-cell table:style-name="ce377" table:formula="of:=MUSZAK8([.BH3];3)" office:value-type="string" office:string-value="É" calcext:value-type="string">
            <text:p>É</text:p>
          </table:table-cell>
          <table:table-cell table:style-name="ce377" table:formula="of:=MUSZAK8([.BI3];3)" office:value-type="string" office:string-value="É" calcext:value-type="string">
            <text:p>É</text:p>
          </table:table-cell>
          <table:table-cell table:style-name="ce377" table:formula="of:=MUSZAK8([.BJ3];3)" office:value-type="string" office:string-value="É" calcext:value-type="string">
            <text:p>É</text:p>
          </table:table-cell>
          <table:table-cell table:style-name="ce377" table:formula="of:=MUSZAK8([.BK3];3)" office:value-type="string" office:string-value="P" calcext:value-type="string">
            <text:p>P</text:p>
          </table:table-cell>
          <table:table-cell table:style-name="ce377" table:formula="of:=MUSZAK8([.BL3];3)" office:value-type="string" office:string-value="Du" calcext:value-type="string">
            <text:p>Du</text:p>
          </table:table-cell>
          <table:table-cell table:style-name="ce377" table:formula="of:=MUSZAK8([.BM3];3)" office:value-type="string" office:string-value="Du" calcext:value-type="string">
            <text:p>Du</text:p>
          </table:table-cell>
          <table:table-cell table:style-name="ce377" table:formula="of:=MUSZAK8([.BN3];3)" office:value-type="string" office:string-value="Du" calcext:value-type="string">
            <text:p>Du</text:p>
          </table:table-cell>
          <table:table-cell table:style-name="ce405" table:formula="of:=MUSZAK8([.BO3];3)" office:value-type="string" office:string-value="Du" calcext:value-type="string">
            <text:p>Du</text:p>
          </table:table-cell>
          <table:table-cell table:style-name="ce449"/>
          <table:table-cell table:number-columns-repeated="956"/>
        </table:table-row>
        <table:table-row table:style-name="ro4">
          <table:covered-table-cell table:style-name="ce7"/>
          <table:table-cell table:style-name="ce355" office:value-type="string" calcext:value-type="string">
            <text:p>D</text:p>
          </table:table-cell>
          <table:table-cell table:style-name="ce362" table:formula="of:=MUSZAK8([.C3];4)" office:value-type="string" office:string-value="É" calcext:value-type="string">
            <text:p>É</text:p>
          </table:table-cell>
          <table:table-cell table:style-name="ce378" table:formula="of:=MUSZAK8([.D3];4)" office:value-type="string" office:string-value="É" calcext:value-type="string">
            <text:p>É</text:p>
          </table:table-cell>
          <table:table-cell table:style-name="ce378" table:formula="of:=MUSZAK8([.E3];4)" office:value-type="string" office:string-value="É" calcext:value-type="string">
            <text:p>É</text:p>
          </table:table-cell>
          <table:table-cell table:style-name="ce378" table:formula="of:=MUSZAK8([.F3];4)" office:value-type="string" office:string-value="É" calcext:value-type="string">
            <text:p>É</text:p>
          </table:table-cell>
          <table:table-cell table:style-name="ce378" table:formula="of:=MUSZAK8([.G3];4)" office:value-type="string" office:string-value="P" calcext:value-type="string">
            <text:p>P</text:p>
          </table:table-cell>
          <table:table-cell table:style-name="ce378" table:formula="of:=MUSZAK8([.H3];4)" office:value-type="string" office:string-value="Du" calcext:value-type="string">
            <text:p>Du</text:p>
          </table:table-cell>
          <table:table-cell table:style-name="ce378" table:formula="of:=MUSZAK8([.I3];4)" office:value-type="string" office:string-value="Du" calcext:value-type="string">
            <text:p>Du</text:p>
          </table:table-cell>
          <table:table-cell table:style-name="ce378" table:formula="of:=MUSZAK8([.J3];4)" office:value-type="string" office:string-value="Du" calcext:value-type="string">
            <text:p>Du</text:p>
          </table:table-cell>
          <table:table-cell table:style-name="ce378" table:formula="of:=MUSZAK8([.K3];4)" office:value-type="string" office:string-value="Du" calcext:value-type="string">
            <text:p>Du</text:p>
          </table:table-cell>
          <table:table-cell table:style-name="ce378" table:formula="of:=MUSZAK8([.L3];4)" office:value-type="string" office:string-value="P" calcext:value-type="string">
            <text:p>P</text:p>
          </table:table-cell>
          <table:table-cell table:style-name="ce378" table:formula="of:=MUSZAK8([.M3];4)" office:value-type="string" office:string-value="N" calcext:value-type="string">
            <text:p>N</text:p>
          </table:table-cell>
          <table:table-cell table:style-name="ce378" table:formula="of:=MUSZAK8([.N3];4)" office:value-type="string" office:string-value="N" calcext:value-type="string">
            <text:p>N</text:p>
          </table:table-cell>
          <table:table-cell table:style-name="ce378" table:formula="of:=MUSZAK8([.O3];4)" office:value-type="string" office:string-value="N" calcext:value-type="string">
            <text:p>N</text:p>
          </table:table-cell>
          <table:table-cell table:style-name="ce378" table:formula="of:=MUSZAK8([.P3];4)" office:value-type="string" office:string-value="N" calcext:value-type="string">
            <text:p>N</text:p>
          </table:table-cell>
          <table:table-cell table:style-name="ce378" table:formula="of:=MUSZAK8([.Q3];4)" office:value-type="string" office:string-value="P" calcext:value-type="string">
            <text:p>P</text:p>
          </table:table-cell>
          <table:table-cell table:style-name="ce378" table:formula="of:=MUSZAK8([.R3];4)" office:value-type="string" office:string-value="P" calcext:value-type="string">
            <text:p>P</text:p>
          </table:table-cell>
          <table:table-cell table:style-name="ce378" table:formula="of:=MUSZAK8([.S3];4)" office:value-type="string" office:string-value="É" calcext:value-type="string">
            <text:p>É</text:p>
          </table:table-cell>
          <table:table-cell table:style-name="ce378" table:formula="of:=MUSZAK8([.T3];4)" office:value-type="string" office:string-value="É" calcext:value-type="string">
            <text:p>É</text:p>
          </table:table-cell>
          <table:table-cell table:style-name="ce378" table:formula="of:=MUSZAK8([.U3];4)" office:value-type="string" office:string-value="É" calcext:value-type="string">
            <text:p>É</text:p>
          </table:table-cell>
          <table:table-cell table:style-name="ce378" table:formula="of:=MUSZAK8([.V3];4)" office:value-type="string" office:string-value="É" calcext:value-type="string">
            <text:p>É</text:p>
          </table:table-cell>
          <table:table-cell table:style-name="ce378" table:formula="of:=MUSZAK8([.W3];4)" office:value-type="string" office:string-value="P" calcext:value-type="string">
            <text:p>P</text:p>
          </table:table-cell>
          <table:table-cell table:style-name="ce378" table:formula="of:=MUSZAK8([.X3];4)" office:value-type="string" office:string-value="Du" calcext:value-type="string">
            <text:p>Du</text:p>
          </table:table-cell>
          <table:table-cell table:style-name="ce378" table:formula="of:=MUSZAK8([.Y3];4)" office:value-type="string" office:string-value="Du" calcext:value-type="string">
            <text:p>Du</text:p>
          </table:table-cell>
          <table:table-cell table:style-name="ce378" table:formula="of:=MUSZAK8([.Z3];4)" office:value-type="string" office:string-value="Du" calcext:value-type="string">
            <text:p>Du</text:p>
          </table:table-cell>
          <table:table-cell table:style-name="ce378" table:formula="of:=MUSZAK8([.AA3];4)" office:value-type="string" office:string-value="Du" calcext:value-type="string">
            <text:p>Du</text:p>
          </table:table-cell>
          <table:table-cell table:style-name="ce378" table:formula="of:=MUSZAK8([.AB3];4)" office:value-type="string" office:string-value="P" calcext:value-type="string">
            <text:p>P</text:p>
          </table:table-cell>
          <table:table-cell table:style-name="ce378" table:formula="of:=MUSZAK8([.AC3];4)" office:value-type="string" office:string-value="N" calcext:value-type="string">
            <text:p>N</text:p>
          </table:table-cell>
          <table:table-cell table:style-name="ce378" table:formula="of:=MUSZAK8([.AD3];4)" office:value-type="string" office:string-value="N" calcext:value-type="string">
            <text:p>N</text:p>
          </table:table-cell>
          <table:table-cell table:style-name="ce378" table:formula="of:=MUSZAK8([.AE3];4)" office:value-type="string" office:string-value="N" calcext:value-type="string">
            <text:p>N</text:p>
          </table:table-cell>
          <table:table-cell table:style-name="ce378" table:formula="of:=MUSZAK8([.AF3];4)" office:value-type="string" office:string-value="N" calcext:value-type="string">
            <text:p>N</text:p>
          </table:table-cell>
          <table:table-cell table:style-name="ce406" table:formula="of:=MUSZAK8([.AG3];4)" office:value-type="string" office:string-value="P" calcext:value-type="string">
            <text:p>P</text:p>
          </table:table-cell>
          <table:table-cell table:style-name="ce419"/>
          <table:covered-table-cell table:style-name="ce427"/>
          <table:table-cell table:style-name="ce492" office:value-type="string" calcext:value-type="string">
            <text:p>D</text:p>
          </table:table-cell>
          <table:table-cell table:style-name="ce370" table:formula="of:=MUSZAK8([.AK3];4)" office:value-type="string" office:string-value="Du" calcext:value-type="string">
            <text:p>Du</text:p>
          </table:table-cell>
          <table:table-cell table:style-name="ce378" table:formula="of:=MUSZAK8([.AL3];4)" office:value-type="string" office:string-value="Du" calcext:value-type="string">
            <text:p>Du</text:p>
          </table:table-cell>
          <table:table-cell table:style-name="ce378" table:formula="of:=MUSZAK8([.AM3];4)" office:value-type="string" office:string-value="Du" calcext:value-type="string">
            <text:p>Du</text:p>
          </table:table-cell>
          <table:table-cell table:style-name="ce378" table:formula="of:=MUSZAK8([.AN3];4)" office:value-type="string" office:string-value="P" calcext:value-type="string">
            <text:p>P</text:p>
          </table:table-cell>
          <table:table-cell table:style-name="ce378" table:formula="of:=MUSZAK8([.AO3];4)" office:value-type="string" office:string-value="N" calcext:value-type="string">
            <text:p>N</text:p>
          </table:table-cell>
          <table:table-cell table:style-name="ce378" table:formula="of:=MUSZAK8([.AP3];4)" office:value-type="string" office:string-value="N" calcext:value-type="string">
            <text:p>N</text:p>
          </table:table-cell>
          <table:table-cell table:style-name="ce378" table:formula="of:=MUSZAK8([.AQ3];4)" office:value-type="string" office:string-value="N" calcext:value-type="string">
            <text:p>N</text:p>
          </table:table-cell>
          <table:table-cell table:style-name="ce378" table:formula="of:=MUSZAK8([.AR3];4)" office:value-type="string" office:string-value="N" calcext:value-type="string">
            <text:p>N</text:p>
          </table:table-cell>
          <table:table-cell table:style-name="ce378" table:formula="of:=MUSZAK8([.AS3];4)" office:value-type="string" office:string-value="P" calcext:value-type="string">
            <text:p>P</text:p>
          </table:table-cell>
          <table:table-cell table:style-name="ce378" table:formula="of:=MUSZAK8([.AT3];4)" office:value-type="string" office:string-value="P" calcext:value-type="string">
            <text:p>P</text:p>
          </table:table-cell>
          <table:table-cell table:style-name="ce378" table:formula="of:=MUSZAK8([.AU3];4)" office:value-type="string" office:string-value="É" calcext:value-type="string">
            <text:p>É</text:p>
          </table:table-cell>
          <table:table-cell table:style-name="ce378" table:formula="of:=MUSZAK8([.AV3];4)" office:value-type="string" office:string-value="É" calcext:value-type="string">
            <text:p>É</text:p>
          </table:table-cell>
          <table:table-cell table:style-name="ce378" table:formula="of:=MUSZAK8([.AW3];4)" office:value-type="string" office:string-value="É" calcext:value-type="string">
            <text:p>É</text:p>
          </table:table-cell>
          <table:table-cell table:style-name="ce378" table:formula="of:=MUSZAK8([.AX3];4)" office:value-type="string" office:string-value="É" calcext:value-type="string">
            <text:p>É</text:p>
          </table:table-cell>
          <table:table-cell table:style-name="ce378" table:formula="of:=MUSZAK8([.AY3];4)" office:value-type="string" office:string-value="P" calcext:value-type="string">
            <text:p>P</text:p>
          </table:table-cell>
          <table:table-cell table:style-name="ce378" table:formula="of:=MUSZAK8([.AZ3];4)" office:value-type="string" office:string-value="Du" calcext:value-type="string">
            <text:p>Du</text:p>
          </table:table-cell>
          <table:table-cell table:style-name="ce378" table:formula="of:=MUSZAK8([.BA3];4)" office:value-type="string" office:string-value="Du" calcext:value-type="string">
            <text:p>Du</text:p>
          </table:table-cell>
          <table:table-cell table:style-name="ce378" table:formula="of:=MUSZAK8([.BB3];4)" office:value-type="string" office:string-value="Du" calcext:value-type="string">
            <text:p>Du</text:p>
          </table:table-cell>
          <table:table-cell table:style-name="ce378" table:formula="of:=MUSZAK8([.BC3];4)" office:value-type="string" office:string-value="Du" calcext:value-type="string">
            <text:p>Du</text:p>
          </table:table-cell>
          <table:table-cell table:style-name="ce378" table:formula="of:=MUSZAK8([.BD3];4)" office:value-type="string" office:string-value="P" calcext:value-type="string">
            <text:p>P</text:p>
          </table:table-cell>
          <table:table-cell table:style-name="ce378" table:formula="of:=MUSZAK8([.BE3];4)" office:value-type="string" office:string-value="N" calcext:value-type="string">
            <text:p>N</text:p>
          </table:table-cell>
          <table:table-cell table:style-name="ce378" table:formula="of:=MUSZAK8([.BF3];4)" office:value-type="string" office:string-value="N" calcext:value-type="string">
            <text:p>N</text:p>
          </table:table-cell>
          <table:table-cell table:style-name="ce378" table:formula="of:=MUSZAK8([.BG3];4)" office:value-type="string" office:string-value="N" calcext:value-type="string">
            <text:p>N</text:p>
          </table:table-cell>
          <table:table-cell table:style-name="ce378" table:formula="of:=MUSZAK8([.BH3];4)" office:value-type="string" office:string-value="N" calcext:value-type="string">
            <text:p>N</text:p>
          </table:table-cell>
          <table:table-cell table:style-name="ce378" table:formula="of:=MUSZAK8([.BI3];4)" office:value-type="string" office:string-value="P" calcext:value-type="string">
            <text:p>P</text:p>
          </table:table-cell>
          <table:table-cell table:style-name="ce378" table:formula="of:=MUSZAK8([.BJ3];4)" office:value-type="string" office:string-value="P" calcext:value-type="string">
            <text:p>P</text:p>
          </table:table-cell>
          <table:table-cell table:style-name="ce378" table:formula="of:=MUSZAK8([.BK3];4)" office:value-type="string" office:string-value="É" calcext:value-type="string">
            <text:p>É</text:p>
          </table:table-cell>
          <table:table-cell table:style-name="ce378" table:formula="of:=MUSZAK8([.BL3];4)" office:value-type="string" office:string-value="É" calcext:value-type="string">
            <text:p>É</text:p>
          </table:table-cell>
          <table:table-cell table:style-name="ce378" table:formula="of:=MUSZAK8([.BM3];4)" office:value-type="string" office:string-value="É" calcext:value-type="string">
            <text:p>É</text:p>
          </table:table-cell>
          <table:table-cell table:style-name="ce378" table:formula="of:=MUSZAK8([.BN3];4)" office:value-type="string" office:string-value="É" calcext:value-type="string">
            <text:p>É</text:p>
          </table:table-cell>
          <table:table-cell table:style-name="ce406" table:formula="of:=MUSZAK8([.BO3];4)" office:value-type="string" office:string-value="P" calcext:value-type="string">
            <text:p>P</text:p>
          </table:table-cell>
          <table:table-cell table:style-name="ce449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63" table:number-columns-repeated="31"/>
          <table:table-cell table:style-name="ce420"/>
          <table:table-cell table:style-name="ce363" table:number-columns-repeated="33"/>
          <table:table-cell table:number-columns-repeated="957"/>
        </table:table-row>
        <table:table-row table:style-name="ro4"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8"/>
          <table:table-cell table:style-name="ce364" table:formula="of:=DATE([.$A$1];[.A10];1)" office:value-type="date" office:date-value="2024-02-01" calcext:value-type="date">
            <text:p>1</text:p>
          </table:table-cell>
          <table:table-cell table:style-name="ce379" table:formula="of:=DATE([.$A$1];2;2)" office:value-type="date" office:date-value="2024-02-02" calcext:value-type="date">
            <text:p>2</text:p>
          </table:table-cell>
          <table:table-cell table:style-name="ce379" table:formula="of:=[.D10]+1" office:value-type="date" office:date-value="2024-02-03" calcext:value-type="date">
            <text:p>3</text:p>
          </table:table-cell>
          <table:table-cell table:style-name="ce379" table:formula="of:=[.E10]+1" office:value-type="date" office:date-value="2024-02-04" calcext:value-type="date">
            <text:p>4</text:p>
          </table:table-cell>
          <table:table-cell table:style-name="ce379" table:formula="of:=[.F10]+1" office:value-type="date" office:date-value="2024-02-05" calcext:value-type="date">
            <text:p>5</text:p>
          </table:table-cell>
          <table:table-cell table:style-name="ce379" table:formula="of:=[.G10]+1" office:value-type="date" office:date-value="2024-02-06" calcext:value-type="date">
            <text:p>6</text:p>
          </table:table-cell>
          <table:table-cell table:style-name="ce379" table:formula="of:=[.H10]+1" office:value-type="date" office:date-value="2024-02-07" calcext:value-type="date">
            <text:p>7</text:p>
          </table:table-cell>
          <table:table-cell table:style-name="ce379" table:formula="of:=[.I10]+1" office:value-type="date" office:date-value="2024-02-08" calcext:value-type="date">
            <text:p>8</text:p>
          </table:table-cell>
          <table:table-cell table:style-name="ce379" table:formula="of:=[.J10]+1" office:value-type="date" office:date-value="2024-02-09" calcext:value-type="date">
            <text:p>9</text:p>
          </table:table-cell>
          <table:table-cell table:style-name="ce379" table:formula="of:=[.K10]+1" office:value-type="date" office:date-value="2024-02-10" calcext:value-type="date">
            <text:p>10</text:p>
          </table:table-cell>
          <table:table-cell table:style-name="ce379" table:formula="of:=[.L10]+1" office:value-type="date" office:date-value="2024-02-11" calcext:value-type="date">
            <text:p>11</text:p>
          </table:table-cell>
          <table:table-cell table:style-name="ce379" table:formula="of:=[.M10]+1" office:value-type="date" office:date-value="2024-02-12" calcext:value-type="date">
            <text:p>12</text:p>
          </table:table-cell>
          <table:table-cell table:style-name="ce379" table:formula="of:=[.N10]+1" office:value-type="date" office:date-value="2024-02-13" calcext:value-type="date">
            <text:p>13</text:p>
          </table:table-cell>
          <table:table-cell table:style-name="ce379" table:formula="of:=[.O10]+1" office:value-type="date" office:date-value="2024-02-14" calcext:value-type="date">
            <text:p>14</text:p>
          </table:table-cell>
          <table:table-cell table:style-name="ce379" table:formula="of:=[.P10]+1" office:value-type="date" office:date-value="2024-02-15" calcext:value-type="date">
            <text:p>15</text:p>
          </table:table-cell>
          <table:table-cell table:style-name="ce379" table:formula="of:=[.Q10]+1" office:value-type="date" office:date-value="2024-02-16" calcext:value-type="date">
            <text:p>16</text:p>
          </table:table-cell>
          <table:table-cell table:style-name="ce379" table:formula="of:=[.R10]+1" office:value-type="date" office:date-value="2024-02-17" calcext:value-type="date">
            <text:p>17</text:p>
          </table:table-cell>
          <table:table-cell table:style-name="ce379" table:formula="of:=[.S10]+1" office:value-type="date" office:date-value="2024-02-18" calcext:value-type="date">
            <text:p>18</text:p>
          </table:table-cell>
          <table:table-cell table:style-name="ce379" table:formula="of:=[.T10]+1" office:value-type="date" office:date-value="2024-02-19" calcext:value-type="date">
            <text:p>19</text:p>
          </table:table-cell>
          <table:table-cell table:style-name="ce379" table:formula="of:=[.U10]+1" office:value-type="date" office:date-value="2024-02-20" calcext:value-type="date">
            <text:p>20</text:p>
          </table:table-cell>
          <table:table-cell table:style-name="ce379" table:formula="of:=[.V10]+1" office:value-type="date" office:date-value="2024-02-21" calcext:value-type="date">
            <text:p>21</text:p>
          </table:table-cell>
          <table:table-cell table:style-name="ce379" table:formula="of:=[.W10]+1" office:value-type="date" office:date-value="2024-02-22" calcext:value-type="date">
            <text:p>22</text:p>
          </table:table-cell>
          <table:table-cell table:style-name="ce379" table:formula="of:=[.X10]+1" office:value-type="date" office:date-value="2024-02-23" calcext:value-type="date">
            <text:p>23</text:p>
          </table:table-cell>
          <table:table-cell table:style-name="ce379" table:formula="of:=[.Y10]+1" office:value-type="date" office:date-value="2024-02-24" calcext:value-type="date">
            <text:p>24</text:p>
          </table:table-cell>
          <table:table-cell table:style-name="ce379" table:formula="of:=[.Z10]+1" office:value-type="date" office:date-value="2024-02-25" calcext:value-type="date">
            <text:p>25</text:p>
          </table:table-cell>
          <table:table-cell table:style-name="ce379" table:formula="of:=[.AA10]+1" office:value-type="date" office:date-value="2024-02-26" calcext:value-type="date">
            <text:p>26</text:p>
          </table:table-cell>
          <table:table-cell table:style-name="ce379" table:formula="of:=[.AB10]+1" office:value-type="date" office:date-value="2024-02-27" calcext:value-type="date">
            <text:p>27</text:p>
          </table:table-cell>
          <table:table-cell table:style-name="ce379" table:formula="of:=[.AC10]+1" office:value-type="date" office:date-value="2024-02-28" calcext:value-type="date">
            <text:p>28</text:p>
          </table:table-cell>
          <table:table-cell table:style-name="ce396" table:formula="of:=IF(ORG.OPENOFFICE.ISLEAPYEAR(DATE([.A1];2;29))=0;&quot;&quot;;DATE([.$A$1];2;29))" office:value-type="date" office:date-value="2024-02-29" calcext:value-type="date">
            <text:p>29</text:p>
          </table:table-cell>
          <table:table-cell table:style-name="ce400"/>
          <table:table-cell table:style-name="ce363"/>
          <table:table-cell table:style-name="ce420"/>
          <table:table-cell table:style-name="ce428" office:value-type="float" office:value="8" calcext:value-type="float" table:number-columns-spanned="2" table:number-rows-spanned="2">
            <text:p>8</text:p>
          </table:table-cell>
          <table:covered-table-cell table:style-name="ce439"/>
          <table:table-cell table:style-name="ce364" table:formula="of:=DATE([.$A$1];[.AI10];1)" office:value-type="date" office:date-value="2024-08-01" calcext:value-type="date">
            <text:p>1</text:p>
          </table:table-cell>
          <table:table-cell table:style-name="ce379" table:formula="of:=([.AK10])+1" office:value-type="date" office:date-value="2024-08-02" calcext:value-type="date">
            <text:p>2</text:p>
          </table:table-cell>
          <table:table-cell table:style-name="ce379" table:formula="of:=([.AL10])+1" office:value-type="date" office:date-value="2024-08-03" calcext:value-type="date">
            <text:p>3</text:p>
          </table:table-cell>
          <table:table-cell table:style-name="ce379" table:formula="of:=([.AM10])+1" office:value-type="date" office:date-value="2024-08-04" calcext:value-type="date">
            <text:p>4</text:p>
          </table:table-cell>
          <table:table-cell table:style-name="ce379" table:formula="of:=([.AN10])+1" office:value-type="date" office:date-value="2024-08-05" calcext:value-type="date">
            <text:p>5</text:p>
          </table:table-cell>
          <table:table-cell table:style-name="ce379" table:formula="of:=([.AO10])+1" office:value-type="date" office:date-value="2024-08-06" calcext:value-type="date">
            <text:p>6</text:p>
          </table:table-cell>
          <table:table-cell table:style-name="ce379" table:formula="of:=([.AP10])+1" office:value-type="date" office:date-value="2024-08-07" calcext:value-type="date">
            <text:p>7</text:p>
          </table:table-cell>
          <table:table-cell table:style-name="ce379" table:formula="of:=([.AQ10])+1" office:value-type="date" office:date-value="2024-08-08" calcext:value-type="date">
            <text:p>8</text:p>
          </table:table-cell>
          <table:table-cell table:style-name="ce379" table:formula="of:=([.AR10])+1" office:value-type="date" office:date-value="2024-08-09" calcext:value-type="date">
            <text:p>9</text:p>
          </table:table-cell>
          <table:table-cell table:style-name="ce379" table:formula="of:=([.AS10])+1" office:value-type="date" office:date-value="2024-08-10" calcext:value-type="date">
            <text:p>10</text:p>
          </table:table-cell>
          <table:table-cell table:style-name="ce379" table:formula="of:=([.AT10])+1" office:value-type="date" office:date-value="2024-08-11" calcext:value-type="date">
            <text:p>11</text:p>
          </table:table-cell>
          <table:table-cell table:style-name="ce379" table:formula="of:=([.AU10])+1" office:value-type="date" office:date-value="2024-08-12" calcext:value-type="date">
            <text:p>12</text:p>
          </table:table-cell>
          <table:table-cell table:style-name="ce379" table:formula="of:=([.AV10])+1" office:value-type="date" office:date-value="2024-08-13" calcext:value-type="date">
            <text:p>13</text:p>
          </table:table-cell>
          <table:table-cell table:style-name="ce379" table:formula="of:=([.AW10])+1" office:value-type="date" office:date-value="2024-08-14" calcext:value-type="date">
            <text:p>14</text:p>
          </table:table-cell>
          <table:table-cell table:style-name="ce379" table:formula="of:=([.AX10])+1" office:value-type="date" office:date-value="2024-08-15" calcext:value-type="date">
            <text:p>15</text:p>
          </table:table-cell>
          <table:table-cell table:style-name="ce379" table:formula="of:=([.AY10])+1" office:value-type="date" office:date-value="2024-08-16" calcext:value-type="date">
            <text:p>16</text:p>
          </table:table-cell>
          <table:table-cell table:style-name="ce379" table:formula="of:=([.AZ10])+1" office:value-type="date" office:date-value="2024-08-17" calcext:value-type="date">
            <text:p>17</text:p>
          </table:table-cell>
          <table:table-cell table:style-name="ce379" table:formula="of:=([.BA10])+1" office:value-type="date" office:date-value="2024-08-18" calcext:value-type="date">
            <text:p>18</text:p>
          </table:table-cell>
          <table:table-cell table:style-name="ce379" table:formula="of:=([.BB10])+1" office:value-type="date" office:date-value="2024-08-19" calcext:value-type="date">
            <text:p>19</text:p>
          </table:table-cell>
          <table:table-cell table:style-name="ce390" table:formula="of:=([.BC10])+1" office:value-type="date" office:date-value="2024-08-20" calcext:value-type="date">
            <text:p>20</text:p>
          </table:table-cell>
          <table:table-cell table:style-name="ce379" table:formula="of:=([.BD10])+1" office:value-type="date" office:date-value="2024-08-21" calcext:value-type="date">
            <text:p>21</text:p>
          </table:table-cell>
          <table:table-cell table:style-name="ce379" table:formula="of:=([.BE10])+1" office:value-type="date" office:date-value="2024-08-22" calcext:value-type="date">
            <text:p>22</text:p>
          </table:table-cell>
          <table:table-cell table:style-name="ce379" table:formula="of:=([.BF10])+1" office:value-type="date" office:date-value="2024-08-23" calcext:value-type="date">
            <text:p>23</text:p>
          </table:table-cell>
          <table:table-cell table:style-name="ce379" table:formula="of:=([.BG10])+1" office:value-type="date" office:date-value="2024-08-24" calcext:value-type="date">
            <text:p>24</text:p>
          </table:table-cell>
          <table:table-cell table:style-name="ce379" table:formula="of:=([.BH10])+1" office:value-type="date" office:date-value="2024-08-25" calcext:value-type="date">
            <text:p>25</text:p>
          </table:table-cell>
          <table:table-cell table:style-name="ce379" table:formula="of:=([.BI10])+1" office:value-type="date" office:date-value="2024-08-26" calcext:value-type="date">
            <text:p>26</text:p>
          </table:table-cell>
          <table:table-cell table:style-name="ce379" table:formula="of:=([.BJ10])+1" office:value-type="date" office:date-value="2024-08-27" calcext:value-type="date">
            <text:p>27</text:p>
          </table:table-cell>
          <table:table-cell table:style-name="ce379" table:formula="of:=([.BK10])+1" office:value-type="date" office:date-value="2024-08-28" calcext:value-type="date">
            <text:p>28</text:p>
          </table:table-cell>
          <table:table-cell table:style-name="ce379" table:formula="of:=([.BL10])+1" office:value-type="date" office:date-value="2024-08-29" calcext:value-type="date">
            <text:p>29</text:p>
          </table:table-cell>
          <table:table-cell table:style-name="ce379" table:formula="of:=([.BM10])+1" office:value-type="date" office:date-value="2024-08-30" calcext:value-type="date">
            <text:p>30</text:p>
          </table:table-cell>
          <table:table-cell table:style-name="ce402" table:formula="of:=([.BN10])+1" office:value-type="date" office:date-value="2024-08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65" table:formula="of:=TEXT([.C10];&quot;NN&quot;)" office:value-type="string" office:string-value="Cs" calcext:value-type="string">
            <text:p>Cs</text:p>
          </table:table-cell>
          <table:table-cell table:style-name="ce380" table:formula="of:=TEXT([.D10];&quot;NN&quot;)" office:value-type="string" office:string-value="P" calcext:value-type="string">
            <text:p>P</text:p>
          </table:table-cell>
          <table:table-cell table:style-name="ce380" table:formula="of:=TEXT([.E10];&quot;NN&quot;)" office:value-type="string" office:string-value="Szo" calcext:value-type="string">
            <text:p>Szo</text:p>
          </table:table-cell>
          <table:table-cell table:style-name="ce380" table:formula="of:=TEXT([.F10];&quot;NN&quot;)" office:value-type="string" office:string-value="V" calcext:value-type="string">
            <text:p>V</text:p>
          </table:table-cell>
          <table:table-cell table:style-name="ce380" table:formula="of:=TEXT([.G10];&quot;NN&quot;)" office:value-type="string" office:string-value="H" calcext:value-type="string">
            <text:p>H</text:p>
          </table:table-cell>
          <table:table-cell table:style-name="ce380" table:formula="of:=TEXT([.H10];&quot;NN&quot;)" office:value-type="string" office:string-value="K" calcext:value-type="string">
            <text:p>K</text:p>
          </table:table-cell>
          <table:table-cell table:style-name="ce380" table:formula="of:=TEXT([.I10];&quot;NN&quot;)" office:value-type="string" office:string-value="Sze" calcext:value-type="string">
            <text:p>Sze</text:p>
          </table:table-cell>
          <table:table-cell table:style-name="ce380" table:formula="of:=TEXT([.J10];&quot;NN&quot;)" office:value-type="string" office:string-value="Cs" calcext:value-type="string">
            <text:p>Cs</text:p>
          </table:table-cell>
          <table:table-cell table:style-name="ce380" table:formula="of:=TEXT([.K10];&quot;NN&quot;)" office:value-type="string" office:string-value="P" calcext:value-type="string">
            <text:p>P</text:p>
          </table:table-cell>
          <table:table-cell table:style-name="ce380" table:formula="of:=TEXT([.L10];&quot;NN&quot;)" office:value-type="string" office:string-value="Szo" calcext:value-type="string">
            <text:p>Szo</text:p>
          </table:table-cell>
          <table:table-cell table:style-name="ce380" table:formula="of:=TEXT([.M10];&quot;NN&quot;)" office:value-type="string" office:string-value="V" calcext:value-type="string">
            <text:p>V</text:p>
          </table:table-cell>
          <table:table-cell table:style-name="ce380" table:formula="of:=TEXT([.N10];&quot;NN&quot;)" office:value-type="string" office:string-value="H" calcext:value-type="string">
            <text:p>H</text:p>
          </table:table-cell>
          <table:table-cell table:style-name="ce380" table:formula="of:=TEXT([.O10];&quot;NN&quot;)" office:value-type="string" office:string-value="K" calcext:value-type="string">
            <text:p>K</text:p>
          </table:table-cell>
          <table:table-cell table:style-name="ce380" table:formula="of:=TEXT([.P10];&quot;NN&quot;)" office:value-type="string" office:string-value="Sze" calcext:value-type="string">
            <text:p>Sze</text:p>
          </table:table-cell>
          <table:table-cell table:style-name="ce380" table:formula="of:=TEXT([.Q10];&quot;NN&quot;)" office:value-type="string" office:string-value="Cs" calcext:value-type="string">
            <text:p>Cs</text:p>
          </table:table-cell>
          <table:table-cell table:style-name="ce380" table:formula="of:=TEXT([.R10];&quot;NN&quot;)" office:value-type="string" office:string-value="P" calcext:value-type="string">
            <text:p>P</text:p>
          </table:table-cell>
          <table:table-cell table:style-name="ce380" table:formula="of:=TEXT([.S10];&quot;NN&quot;)" office:value-type="string" office:string-value="Szo" calcext:value-type="string">
            <text:p>Szo</text:p>
          </table:table-cell>
          <table:table-cell table:style-name="ce380" table:formula="of:=TEXT([.T10];&quot;NN&quot;)" office:value-type="string" office:string-value="V" calcext:value-type="string">
            <text:p>V</text:p>
          </table:table-cell>
          <table:table-cell table:style-name="ce380" table:formula="of:=TEXT([.U10];&quot;NN&quot;)" office:value-type="string" office:string-value="H" calcext:value-type="string">
            <text:p>H</text:p>
          </table:table-cell>
          <table:table-cell table:style-name="ce380" table:formula="of:=TEXT([.V10];&quot;NN&quot;)" office:value-type="string" office:string-value="K" calcext:value-type="string">
            <text:p>K</text:p>
          </table:table-cell>
          <table:table-cell table:style-name="ce380" table:formula="of:=TEXT([.W10];&quot;NN&quot;)" office:value-type="string" office:string-value="Sze" calcext:value-type="string">
            <text:p>Sze</text:p>
          </table:table-cell>
          <table:table-cell table:style-name="ce380" table:formula="of:=TEXT([.X10];&quot;NN&quot;)" office:value-type="string" office:string-value="Cs" calcext:value-type="string">
            <text:p>Cs</text:p>
          </table:table-cell>
          <table:table-cell table:style-name="ce380" table:formula="of:=TEXT([.Y10];&quot;NN&quot;)" office:value-type="string" office:string-value="P" calcext:value-type="string">
            <text:p>P</text:p>
          </table:table-cell>
          <table:table-cell table:style-name="ce380" table:formula="of:=TEXT([.Z10];&quot;NN&quot;)" office:value-type="string" office:string-value="Szo" calcext:value-type="string">
            <text:p>Szo</text:p>
          </table:table-cell>
          <table:table-cell table:style-name="ce380" table:formula="of:=TEXT([.AA10];&quot;NN&quot;)" office:value-type="string" office:string-value="V" calcext:value-type="string">
            <text:p>V</text:p>
          </table:table-cell>
          <table:table-cell table:style-name="ce380" table:formula="of:=TEXT([.AB10];&quot;NN&quot;)" office:value-type="string" office:string-value="H" calcext:value-type="string">
            <text:p>H</text:p>
          </table:table-cell>
          <table:table-cell table:style-name="ce380" table:formula="of:=TEXT([.AC10];&quot;NN&quot;)" office:value-type="string" office:string-value="K" calcext:value-type="string">
            <text:p>K</text:p>
          </table:table-cell>
          <table:table-cell table:style-name="ce380" table:formula="of:=TEXT([.AD10];&quot;NN&quot;)" office:value-type="string" office:string-value="Sze" calcext:value-type="string">
            <text:p>Sze</text:p>
          </table:table-cell>
          <table:table-cell table:style-name="ce397" table:formula="of:=IFERROR(TEXT([.AE10];&quot;NN&quot;);&quot;&quot;)" office:value-type="string" office:string-value="Cs" calcext:value-type="string">
            <text:p>Cs</text:p>
          </table:table-cell>
          <table:table-cell table:style-name="ce401" table:number-columns-repeated="2"/>
          <table:table-cell table:style-name="ce421"/>
          <table:covered-table-cell table:style-name="ce429"/>
          <table:covered-table-cell table:style-name="ce440"/>
          <table:table-cell table:style-name="ce369" table:formula="of:=TEXT([.AK10];&quot;NN&quot;)" office:value-type="string" office:string-value="Cs" calcext:value-type="string">
            <text:p>Cs</text:p>
          </table:table-cell>
          <table:table-cell table:style-name="ce380" table:formula="of:=TEXT([.AL10];&quot;NN&quot;)" office:value-type="string" office:string-value="P" calcext:value-type="string">
            <text:p>P</text:p>
          </table:table-cell>
          <table:table-cell table:style-name="ce380" table:formula="of:=TEXT([.AM10];&quot;NN&quot;)" office:value-type="string" office:string-value="Szo" calcext:value-type="string">
            <text:p>Szo</text:p>
          </table:table-cell>
          <table:table-cell table:style-name="ce380" table:formula="of:=TEXT([.AN10];&quot;NN&quot;)" office:value-type="string" office:string-value="V" calcext:value-type="string">
            <text:p>V</text:p>
          </table:table-cell>
          <table:table-cell table:style-name="ce380" table:formula="of:=TEXT([.AO10];&quot;NN&quot;)" office:value-type="string" office:string-value="H" calcext:value-type="string">
            <text:p>H</text:p>
          </table:table-cell>
          <table:table-cell table:style-name="ce380" table:formula="of:=TEXT([.AP10];&quot;NN&quot;)" office:value-type="string" office:string-value="K" calcext:value-type="string">
            <text:p>K</text:p>
          </table:table-cell>
          <table:table-cell table:style-name="ce380" table:formula="of:=TEXT([.AQ10];&quot;NN&quot;)" office:value-type="string" office:string-value="Sze" calcext:value-type="string">
            <text:p>Sze</text:p>
          </table:table-cell>
          <table:table-cell table:style-name="ce380" table:formula="of:=TEXT([.AR10];&quot;NN&quot;)" office:value-type="string" office:string-value="Cs" calcext:value-type="string">
            <text:p>Cs</text:p>
          </table:table-cell>
          <table:table-cell table:style-name="ce380" table:formula="of:=TEXT([.AS10];&quot;NN&quot;)" office:value-type="string" office:string-value="P" calcext:value-type="string">
            <text:p>P</text:p>
          </table:table-cell>
          <table:table-cell table:style-name="ce380" table:formula="of:=TEXT([.AT10];&quot;NN&quot;)" office:value-type="string" office:string-value="Szo" calcext:value-type="string">
            <text:p>Szo</text:p>
          </table:table-cell>
          <table:table-cell table:style-name="ce380" table:formula="of:=TEXT([.AU10];&quot;NN&quot;)" office:value-type="string" office:string-value="V" calcext:value-type="string">
            <text:p>V</text:p>
          </table:table-cell>
          <table:table-cell table:style-name="ce380" table:formula="of:=TEXT([.AV10];&quot;NN&quot;)" office:value-type="string" office:string-value="H" calcext:value-type="string">
            <text:p>H</text:p>
          </table:table-cell>
          <table:table-cell table:style-name="ce380" table:formula="of:=TEXT([.AW10];&quot;NN&quot;)" office:value-type="string" office:string-value="K" calcext:value-type="string">
            <text:p>K</text:p>
          </table:table-cell>
          <table:table-cell table:style-name="ce380" table:formula="of:=TEXT([.AX10];&quot;NN&quot;)" office:value-type="string" office:string-value="Sze" calcext:value-type="string">
            <text:p>Sze</text:p>
          </table:table-cell>
          <table:table-cell table:style-name="ce380" table:formula="of:=TEXT([.AY10];&quot;NN&quot;)" office:value-type="string" office:string-value="Cs" calcext:value-type="string">
            <text:p>Cs</text:p>
          </table:table-cell>
          <table:table-cell table:style-name="ce380" table:formula="of:=TEXT([.AZ10];&quot;NN&quot;)" office:value-type="string" office:string-value="P" calcext:value-type="string">
            <text:p>P</text:p>
          </table:table-cell>
          <table:table-cell table:style-name="ce380" table:formula="of:=TEXT([.BA10];&quot;NN&quot;)" office:value-type="string" office:string-value="Szo" calcext:value-type="string">
            <text:p>Szo</text:p>
          </table:table-cell>
          <table:table-cell table:style-name="ce380" table:formula="of:=TEXT([.BB10];&quot;NN&quot;)" office:value-type="string" office:string-value="V" calcext:value-type="string">
            <text:p>V</text:p>
          </table:table-cell>
          <table:table-cell table:style-name="ce380" table:formula="of:=TEXT([.BC10];&quot;NN&quot;)" office:value-type="string" office:string-value="H" calcext:value-type="string">
            <text:p>H</text:p>
          </table:table-cell>
          <table:table-cell table:style-name="ce380" table:formula="of:=TEXT([.BD10];&quot;NN&quot;)" office:value-type="string" office:string-value="K" calcext:value-type="string">
            <text:p>K</text:p>
          </table:table-cell>
          <table:table-cell table:style-name="ce380" table:formula="of:=TEXT([.BE10];&quot;NN&quot;)" office:value-type="string" office:string-value="Sze" calcext:value-type="string">
            <text:p>Sze</text:p>
          </table:table-cell>
          <table:table-cell table:style-name="ce380" table:formula="of:=TEXT([.BF10];&quot;NN&quot;)" office:value-type="string" office:string-value="Cs" calcext:value-type="string">
            <text:p>Cs</text:p>
          </table:table-cell>
          <table:table-cell table:style-name="ce380" table:formula="of:=TEXT([.BG10];&quot;NN&quot;)" office:value-type="string" office:string-value="P" calcext:value-type="string">
            <text:p>P</text:p>
          </table:table-cell>
          <table:table-cell table:style-name="ce380" table:formula="of:=TEXT([.BH10];&quot;NN&quot;)" office:value-type="string" office:string-value="Szo" calcext:value-type="string">
            <text:p>Szo</text:p>
          </table:table-cell>
          <table:table-cell table:style-name="ce380" table:formula="of:=TEXT([.BI10];&quot;NN&quot;)" office:value-type="string" office:string-value="V" calcext:value-type="string">
            <text:p>V</text:p>
          </table:table-cell>
          <table:table-cell table:style-name="ce380" table:formula="of:=TEXT([.BJ10];&quot;NN&quot;)" office:value-type="string" office:string-value="H" calcext:value-type="string">
            <text:p>H</text:p>
          </table:table-cell>
          <table:table-cell table:style-name="ce380" table:formula="of:=TEXT([.BK10];&quot;NN&quot;)" office:value-type="string" office:string-value="K" calcext:value-type="string">
            <text:p>K</text:p>
          </table:table-cell>
          <table:table-cell table:style-name="ce380" table:formula="of:=TEXT([.BL10];&quot;NN&quot;)" office:value-type="string" office:string-value="Sze" calcext:value-type="string">
            <text:p>Sze</text:p>
          </table:table-cell>
          <table:table-cell table:style-name="ce380" table:formula="of:=TEXT([.BM10];&quot;NN&quot;)" office:value-type="string" office:string-value="Cs" calcext:value-type="string">
            <text:p>Cs</text:p>
          </table:table-cell>
          <table:table-cell table:style-name="ce380" table:formula="of:=TEXT([.BN10];&quot;NN&quot;)" office:value-type="string" office:string-value="P" calcext:value-type="string">
            <text:p>P</text:p>
          </table:table-cell>
          <table:table-cell table:style-name="ce403" table:formula="of:=TEXT([.BO10];&quot;NN&quot;)" office:value-type="string" office:string-value="Szo" calcext:value-type="string">
            <text:p>Szo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Február</text:p>
          </table:table-cell>
          <table:table-cell table:style-name="ce352" office:value-type="string" calcext:value-type="string">
            <text:p>A</text:p>
          </table:table-cell>
          <table:table-cell table:style-name="ce366" table:formula="of:=MUSZAK8([.C10];1)" office:value-type="string" office:string-value="N" calcext:value-type="string">
            <text:p>N</text:p>
          </table:table-cell>
          <table:table-cell table:style-name="ce381" table:formula="of:=MUSZAK8([.D10];1)" office:value-type="string" office:string-value="N" calcext:value-type="string">
            <text:p>N</text:p>
          </table:table-cell>
          <table:table-cell table:style-name="ce387" table:formula="of:=MUSZAK8([.E10];1)" office:value-type="string" office:string-value="N" calcext:value-type="string">
            <text:p>N</text:p>
          </table:table-cell>
          <table:table-cell table:style-name="ce387" table:formula="of:=MUSZAK8([.F10];1)" office:value-type="string" office:string-value="P" calcext:value-type="string">
            <text:p>P</text:p>
          </table:table-cell>
          <table:table-cell table:style-name="ce387" table:formula="of:=MUSZAK8([.G10];1)" office:value-type="string" office:string-value="P" calcext:value-type="string">
            <text:p>P</text:p>
          </table:table-cell>
          <table:table-cell table:style-name="ce387" table:formula="of:=MUSZAK8([.H10];1)" office:value-type="string" office:string-value="É" calcext:value-type="string">
            <text:p>É</text:p>
          </table:table-cell>
          <table:table-cell table:style-name="ce387" table:formula="of:=MUSZAK8([.I10];1)" office:value-type="string" office:string-value="É" calcext:value-type="string">
            <text:p>É</text:p>
          </table:table-cell>
          <table:table-cell table:style-name="ce387" table:formula="of:=MUSZAK8([.J10];1)" office:value-type="string" office:string-value="É" calcext:value-type="string">
            <text:p>É</text:p>
          </table:table-cell>
          <table:table-cell table:style-name="ce387" table:formula="of:=MUSZAK8([.K10];1)" office:value-type="string" office:string-value="É" calcext:value-type="string">
            <text:p>É</text:p>
          </table:table-cell>
          <table:table-cell table:style-name="ce387" table:formula="of:=MUSZAK8([.L10];1)" office:value-type="string" office:string-value="P" calcext:value-type="string">
            <text:p>P</text:p>
          </table:table-cell>
          <table:table-cell table:style-name="ce387" table:formula="of:=MUSZAK8([.M10];1)" office:value-type="string" office:string-value="Du" calcext:value-type="string">
            <text:p>Du</text:p>
          </table:table-cell>
          <table:table-cell table:style-name="ce387" table:formula="of:=MUSZAK8([.N10];1)" office:value-type="string" office:string-value="Du" calcext:value-type="string">
            <text:p>Du</text:p>
          </table:table-cell>
          <table:table-cell table:style-name="ce387" table:formula="of:=MUSZAK8([.O10];1)" office:value-type="string" office:string-value="Du" calcext:value-type="string">
            <text:p>Du</text:p>
          </table:table-cell>
          <table:table-cell table:style-name="ce387" table:formula="of:=MUSZAK8([.P10];1)" office:value-type="string" office:string-value="Du" calcext:value-type="string">
            <text:p>Du</text:p>
          </table:table-cell>
          <table:table-cell table:style-name="ce387" table:formula="of:=MUSZAK8([.Q10];1)" office:value-type="string" office:string-value="P" calcext:value-type="string">
            <text:p>P</text:p>
          </table:table-cell>
          <table:table-cell table:style-name="ce387" table:formula="of:=MUSZAK8([.R10];1)" office:value-type="string" office:string-value="N" calcext:value-type="string">
            <text:p>N</text:p>
          </table:table-cell>
          <table:table-cell table:style-name="ce387" table:formula="of:=MUSZAK8([.S10];1)" office:value-type="string" office:string-value="N" calcext:value-type="string">
            <text:p>N</text:p>
          </table:table-cell>
          <table:table-cell table:style-name="ce387" table:formula="of:=MUSZAK8([.T10];1)" office:value-type="string" office:string-value="N" calcext:value-type="string">
            <text:p>N</text:p>
          </table:table-cell>
          <table:table-cell table:style-name="ce387" table:formula="of:=MUSZAK8([.U10];1)" office:value-type="string" office:string-value="N" calcext:value-type="string">
            <text:p>N</text:p>
          </table:table-cell>
          <table:table-cell table:style-name="ce387" table:formula="of:=MUSZAK8([.V10];1)" office:value-type="string" office:string-value="P" calcext:value-type="string">
            <text:p>P</text:p>
          </table:table-cell>
          <table:table-cell table:style-name="ce387" table:formula="of:=MUSZAK8([.W10];1)" office:value-type="string" office:string-value="P" calcext:value-type="string">
            <text:p>P</text:p>
          </table:table-cell>
          <table:table-cell table:style-name="ce387" table:formula="of:=MUSZAK8([.X10];1)" office:value-type="string" office:string-value="É" calcext:value-type="string">
            <text:p>É</text:p>
          </table:table-cell>
          <table:table-cell table:style-name="ce387" table:formula="of:=MUSZAK8([.Y10];1)" office:value-type="string" office:string-value="É" calcext:value-type="string">
            <text:p>É</text:p>
          </table:table-cell>
          <table:table-cell table:style-name="ce387" table:formula="of:=MUSZAK8([.Z10];1)" office:value-type="string" office:string-value="É" calcext:value-type="string">
            <text:p>É</text:p>
          </table:table-cell>
          <table:table-cell table:style-name="ce387" table:formula="of:=MUSZAK8([.AA10];1)" office:value-type="string" office:string-value="É" calcext:value-type="string">
            <text:p>É</text:p>
          </table:table-cell>
          <table:table-cell table:style-name="ce387" table:formula="of:=MUSZAK8([.AB10];1)" office:value-type="string" office:string-value="P" calcext:value-type="string">
            <text:p>P</text:p>
          </table:table-cell>
          <table:table-cell table:style-name="ce387" table:formula="of:=MUSZAK8([.AC10];1)" office:value-type="string" office:string-value="Du" calcext:value-type="string">
            <text:p>Du</text:p>
          </table:table-cell>
          <table:table-cell table:style-name="ce387" table:formula="of:=MUSZAK8([.AD10];1)" office:value-type="string" office:string-value="Du" calcext:value-type="string">
            <text:p>Du</text:p>
          </table:table-cell>
          <table:table-cell table:style-name="ce398" table:formula="of:=IF([.AE10]=&quot;&quot;;&quot;&quot;;MUSZAK8(DATE([.$A$1];2;29);1))" office:value-type="string" office:string-value="Du" calcext:value-type="string">
            <text:p>Du</text:p>
          </table:table-cell>
          <table:table-cell table:style-name="ce363" table:number-columns-repeated="2"/>
          <table:table-cell table:style-name="ce419"/>
          <table:table-cell table:style-name="ce425" office:value-type="string" calcext:value-type="string" table:number-columns-spanned="1" table:number-rows-spanned="4">
            <text:p>Augusztus</text:p>
          </table:table-cell>
          <table:table-cell table:style-name="ce487" office:value-type="string" calcext:value-type="string">
            <text:p>A</text:p>
          </table:table-cell>
          <table:table-cell table:style-name="ce359" table:formula="of:=MUSZAK8([.AK10];1)" office:value-type="string" office:string-value="É" calcext:value-type="string">
            <text:p>É</text:p>
          </table:table-cell>
          <table:table-cell table:style-name="ce376" table:formula="of:=MUSZAK8([.AL10];1)" office:value-type="string" office:string-value="É" calcext:value-type="string">
            <text:p>É</text:p>
          </table:table-cell>
          <table:table-cell table:style-name="ce376" table:formula="of:=MUSZAK8([.AM10];1)" office:value-type="string" office:string-value="É" calcext:value-type="string">
            <text:p>É</text:p>
          </table:table-cell>
          <table:table-cell table:style-name="ce376" table:formula="of:=MUSZAK8([.AN10];1)" office:value-type="string" office:string-value="P" calcext:value-type="string">
            <text:p>P</text:p>
          </table:table-cell>
          <table:table-cell table:style-name="ce376" table:formula="of:=MUSZAK8([.AO10];1)" office:value-type="string" office:string-value="Du" calcext:value-type="string">
            <text:p>Du</text:p>
          </table:table-cell>
          <table:table-cell table:style-name="ce376" table:formula="of:=MUSZAK8([.AP10];1)" office:value-type="string" office:string-value="Du" calcext:value-type="string">
            <text:p>Du</text:p>
          </table:table-cell>
          <table:table-cell table:style-name="ce376" table:formula="of:=MUSZAK8([.AQ10];1)" office:value-type="string" office:string-value="Du" calcext:value-type="string">
            <text:p>Du</text:p>
          </table:table-cell>
          <table:table-cell table:style-name="ce376" table:formula="of:=MUSZAK8([.AR10];1)" office:value-type="string" office:string-value="Du" calcext:value-type="string">
            <text:p>Du</text:p>
          </table:table-cell>
          <table:table-cell table:style-name="ce376" table:formula="of:=MUSZAK8([.AS10];1)" office:value-type="string" office:string-value="P" calcext:value-type="string">
            <text:p>P</text:p>
          </table:table-cell>
          <table:table-cell table:style-name="ce376" table:formula="of:=MUSZAK8([.AT10];1)" office:value-type="string" office:string-value="N" calcext:value-type="string">
            <text:p>N</text:p>
          </table:table-cell>
          <table:table-cell table:style-name="ce376" table:formula="of:=MUSZAK8([.AU10];1)" office:value-type="string" office:string-value="N" calcext:value-type="string">
            <text:p>N</text:p>
          </table:table-cell>
          <table:table-cell table:style-name="ce376" table:formula="of:=MUSZAK8([.AV10];1)" office:value-type="string" office:string-value="N" calcext:value-type="string">
            <text:p>N</text:p>
          </table:table-cell>
          <table:table-cell table:style-name="ce376" table:formula="of:=MUSZAK8([.AW10];1)" office:value-type="string" office:string-value="N" calcext:value-type="string">
            <text:p>N</text:p>
          </table:table-cell>
          <table:table-cell table:style-name="ce376" table:formula="of:=MUSZAK8([.AX10];1)" office:value-type="string" office:string-value="P" calcext:value-type="string">
            <text:p>P</text:p>
          </table:table-cell>
          <table:table-cell table:style-name="ce376" table:formula="of:=MUSZAK8([.AY10];1)" office:value-type="string" office:string-value="P" calcext:value-type="string">
            <text:p>P</text:p>
          </table:table-cell>
          <table:table-cell table:style-name="ce376" table:formula="of:=MUSZAK8([.AZ10];1)" office:value-type="string" office:string-value="É" calcext:value-type="string">
            <text:p>É</text:p>
          </table:table-cell>
          <table:table-cell table:style-name="ce376" table:formula="of:=MUSZAK8([.BA10];1)" office:value-type="string" office:string-value="É" calcext:value-type="string">
            <text:p>É</text:p>
          </table:table-cell>
          <table:table-cell table:style-name="ce376" table:formula="of:=MUSZAK8([.BB10];1)" office:value-type="string" office:string-value="É" calcext:value-type="string">
            <text:p>É</text:p>
          </table:table-cell>
          <table:table-cell table:style-name="ce376" table:formula="of:=MUSZAK8([.BC10];1)" office:value-type="string" office:string-value="É" calcext:value-type="string">
            <text:p>É</text:p>
          </table:table-cell>
          <table:table-cell table:style-name="ce376" table:formula="of:=MUSZAK8([.BD10];1)" office:value-type="string" office:string-value="P" calcext:value-type="string">
            <text:p>P</text:p>
          </table:table-cell>
          <table:table-cell table:style-name="ce376" table:formula="of:=MUSZAK8([.BE10];1)" office:value-type="string" office:string-value="Du" calcext:value-type="string">
            <text:p>Du</text:p>
          </table:table-cell>
          <table:table-cell table:style-name="ce376" table:formula="of:=MUSZAK8([.BF10];1)" office:value-type="string" office:string-value="Du" calcext:value-type="string">
            <text:p>Du</text:p>
          </table:table-cell>
          <table:table-cell table:style-name="ce376" table:formula="of:=MUSZAK8([.BG10];1)" office:value-type="string" office:string-value="Du" calcext:value-type="string">
            <text:p>Du</text:p>
          </table:table-cell>
          <table:table-cell table:style-name="ce376" table:formula="of:=MUSZAK8([.BH10];1)" office:value-type="string" office:string-value="Du" calcext:value-type="string">
            <text:p>Du</text:p>
          </table:table-cell>
          <table:table-cell table:style-name="ce376" table:formula="of:=MUSZAK8([.BI10];1)" office:value-type="string" office:string-value="P" calcext:value-type="string">
            <text:p>P</text:p>
          </table:table-cell>
          <table:table-cell table:style-name="ce376" table:formula="of:=MUSZAK8([.BJ10];1)" office:value-type="string" office:string-value="N" calcext:value-type="string">
            <text:p>N</text:p>
          </table:table-cell>
          <table:table-cell table:style-name="ce376" table:formula="of:=MUSZAK8([.BK10];1)" office:value-type="string" office:string-value="N" calcext:value-type="string">
            <text:p>N</text:p>
          </table:table-cell>
          <table:table-cell table:style-name="ce376" table:formula="of:=MUSZAK8([.BL10];1)" office:value-type="string" office:string-value="N" calcext:value-type="string">
            <text:p>N</text:p>
          </table:table-cell>
          <table:table-cell table:style-name="ce376" table:formula="of:=MUSZAK8([.BM10];1)" office:value-type="string" office:string-value="N" calcext:value-type="string">
            <text:p>N</text:p>
          </table:table-cell>
          <table:table-cell table:style-name="ce376" table:formula="of:=MUSZAK8([.BN10];1)" office:value-type="string" office:string-value="P" calcext:value-type="string">
            <text:p>P</text:p>
          </table:table-cell>
          <table:table-cell table:style-name="ce404" table:formula="of:=MUSZAK8([.BO10];1)" office:value-type="string" office:string-value="P" calcext:value-type="string">
            <text:p>P</text:p>
          </table:table-cell>
          <table:table-cell table:style-name="ce449"/>
          <table:table-cell table:number-columns-repeated="956"/>
        </table:table-row>
        <table:table-row table:style-name="ro4">
          <table:covered-table-cell table:style-name="ce6"/>
          <table:table-cell table:style-name="ce353" office:value-type="string" calcext:value-type="string">
            <text:p>B</text:p>
          </table:table-cell>
          <table:table-cell table:style-name="ce367" table:formula="of:=MUSZAK8([.C10];2)" office:value-type="string" office:string-value="Du" calcext:value-type="string">
            <text:p>Du</text:p>
          </table:table-cell>
          <table:table-cell table:style-name="ce382" table:formula="of:=MUSZAK8([.D10];2)" office:value-type="string" office:string-value="Du" calcext:value-type="string">
            <text:p>Du</text:p>
          </table:table-cell>
          <table:table-cell table:style-name="ce382" table:formula="of:=MUSZAK8([.E10];2)" office:value-type="string" office:string-value="P" calcext:value-type="string">
            <text:p>P</text:p>
          </table:table-cell>
          <table:table-cell table:style-name="ce382" table:formula="of:=MUSZAK8([.F10];2)" office:value-type="string" office:string-value="N" calcext:value-type="string">
            <text:p>N</text:p>
          </table:table-cell>
          <table:table-cell table:style-name="ce382" table:formula="of:=MUSZAK8([.G10];2)" office:value-type="string" office:string-value="N" calcext:value-type="string">
            <text:p>N</text:p>
          </table:table-cell>
          <table:table-cell table:style-name="ce382" table:formula="of:=MUSZAK8([.H10];2)" office:value-type="string" office:string-value="N" calcext:value-type="string">
            <text:p>N</text:p>
          </table:table-cell>
          <table:table-cell table:style-name="ce382" table:formula="of:=MUSZAK8([.I10];2)" office:value-type="string" office:string-value="N" calcext:value-type="string">
            <text:p>N</text:p>
          </table:table-cell>
          <table:table-cell table:style-name="ce382" table:formula="of:=MUSZAK8([.J10];2)" office:value-type="string" office:string-value="P" calcext:value-type="string">
            <text:p>P</text:p>
          </table:table-cell>
          <table:table-cell table:style-name="ce382" table:formula="of:=MUSZAK8([.K10];2)" office:value-type="string" office:string-value="P" calcext:value-type="string">
            <text:p>P</text:p>
          </table:table-cell>
          <table:table-cell table:style-name="ce382" table:formula="of:=MUSZAK8([.L10];2)" office:value-type="string" office:string-value="É" calcext:value-type="string">
            <text:p>É</text:p>
          </table:table-cell>
          <table:table-cell table:style-name="ce382" table:formula="of:=MUSZAK8([.M10];2)" office:value-type="string" office:string-value="É" calcext:value-type="string">
            <text:p>É</text:p>
          </table:table-cell>
          <table:table-cell table:style-name="ce382" table:formula="of:=MUSZAK8([.N10];2)" office:value-type="string" office:string-value="É" calcext:value-type="string">
            <text:p>É</text:p>
          </table:table-cell>
          <table:table-cell table:style-name="ce382" table:formula="of:=MUSZAK8([.O10];2)" office:value-type="string" office:string-value="É" calcext:value-type="string">
            <text:p>É</text:p>
          </table:table-cell>
          <table:table-cell table:style-name="ce382" table:formula="of:=MUSZAK8([.P10];2)" office:value-type="string" office:string-value="P" calcext:value-type="string">
            <text:p>P</text:p>
          </table:table-cell>
          <table:table-cell table:style-name="ce382" table:formula="of:=MUSZAK8([.Q10];2)" office:value-type="string" office:string-value="Du" calcext:value-type="string">
            <text:p>Du</text:p>
          </table:table-cell>
          <table:table-cell table:style-name="ce382" table:formula="of:=MUSZAK8([.R10];2)" office:value-type="string" office:string-value="Du" calcext:value-type="string">
            <text:p>Du</text:p>
          </table:table-cell>
          <table:table-cell table:style-name="ce382" table:formula="of:=MUSZAK8([.S10];2)" office:value-type="string" office:string-value="Du" calcext:value-type="string">
            <text:p>Du</text:p>
          </table:table-cell>
          <table:table-cell table:style-name="ce382" table:formula="of:=MUSZAK8([.T10];2)" office:value-type="string" office:string-value="Du" calcext:value-type="string">
            <text:p>Du</text:p>
          </table:table-cell>
          <table:table-cell table:style-name="ce382" table:formula="of:=MUSZAK8([.U10];2)" office:value-type="string" office:string-value="P" calcext:value-type="string">
            <text:p>P</text:p>
          </table:table-cell>
          <table:table-cell table:style-name="ce382" table:formula="of:=MUSZAK8([.V10];2)" office:value-type="string" office:string-value="N" calcext:value-type="string">
            <text:p>N</text:p>
          </table:table-cell>
          <table:table-cell table:style-name="ce382" table:formula="of:=MUSZAK8([.W10];2)" office:value-type="string" office:string-value="N" calcext:value-type="string">
            <text:p>N</text:p>
          </table:table-cell>
          <table:table-cell table:style-name="ce382" table:formula="of:=MUSZAK8([.X10];2)" office:value-type="string" office:string-value="N" calcext:value-type="string">
            <text:p>N</text:p>
          </table:table-cell>
          <table:table-cell table:style-name="ce382" table:formula="of:=MUSZAK8([.Y10];2)" office:value-type="string" office:string-value="N" calcext:value-type="string">
            <text:p>N</text:p>
          </table:table-cell>
          <table:table-cell table:style-name="ce382" table:formula="of:=MUSZAK8([.Z10];2)" office:value-type="string" office:string-value="P" calcext:value-type="string">
            <text:p>P</text:p>
          </table:table-cell>
          <table:table-cell table:style-name="ce382" table:formula="of:=MUSZAK8([.AA10];2)" office:value-type="string" office:string-value="P" calcext:value-type="string">
            <text:p>P</text:p>
          </table:table-cell>
          <table:table-cell table:style-name="ce382" table:formula="of:=MUSZAK8([.AB10];2)" office:value-type="string" office:string-value="É" calcext:value-type="string">
            <text:p>É</text:p>
          </table:table-cell>
          <table:table-cell table:style-name="ce382" table:formula="of:=MUSZAK8([.AC10];2)" office:value-type="string" office:string-value="É" calcext:value-type="string">
            <text:p>É</text:p>
          </table:table-cell>
          <table:table-cell table:style-name="ce382" table:formula="of:=MUSZAK8([.AD10];2)" office:value-type="string" office:string-value="É" calcext:value-type="string">
            <text:p>É</text:p>
          </table:table-cell>
          <table:table-cell table:style-name="ce398" table:formula="of:=IF([.AE$10]=&quot;&quot;;&quot;&quot;;MUSZAK8(DATE([.$A$1];2;29);2))" office:value-type="string" office:string-value="É" calcext:value-type="string">
            <text:p>É</text:p>
          </table:table-cell>
          <table:table-cell table:style-name="ce363" table:number-columns-repeated="2"/>
          <table:table-cell table:style-name="ce419"/>
          <table:covered-table-cell table:style-name="ce426"/>
          <table:table-cell table:style-name="ce488" office:value-type="string" calcext:value-type="string">
            <text:p>B</text:p>
          </table:table-cell>
          <table:table-cell table:style-name="ce360" table:formula="of:=MUSZAK8([.AK10];2)" office:value-type="string" office:string-value="N" calcext:value-type="string">
            <text:p>N</text:p>
          </table:table-cell>
          <table:table-cell table:style-name="ce377" table:formula="of:=MUSZAK8([.AL10];2)" office:value-type="string" office:string-value="P" calcext:value-type="string">
            <text:p>P</text:p>
          </table:table-cell>
          <table:table-cell table:style-name="ce377" table:formula="of:=MUSZAK8([.AM10];2)" office:value-type="string" office:string-value="P" calcext:value-type="string">
            <text:p>P</text:p>
          </table:table-cell>
          <table:table-cell table:style-name="ce377" table:formula="of:=MUSZAK8([.AN10];2)" office:value-type="string" office:string-value="É" calcext:value-type="string">
            <text:p>É</text:p>
          </table:table-cell>
          <table:table-cell table:style-name="ce377" table:formula="of:=MUSZAK8([.AO10];2)" office:value-type="string" office:string-value="É" calcext:value-type="string">
            <text:p>É</text:p>
          </table:table-cell>
          <table:table-cell table:style-name="ce377" table:formula="of:=MUSZAK8([.AP10];2)" office:value-type="string" office:string-value="É" calcext:value-type="string">
            <text:p>É</text:p>
          </table:table-cell>
          <table:table-cell table:style-name="ce377" table:formula="of:=MUSZAK8([.AQ10];2)" office:value-type="string" office:string-value="É" calcext:value-type="string">
            <text:p>É</text:p>
          </table:table-cell>
          <table:table-cell table:style-name="ce377" table:formula="of:=MUSZAK8([.AR10];2)" office:value-type="string" office:string-value="P" calcext:value-type="string">
            <text:p>P</text:p>
          </table:table-cell>
          <table:table-cell table:style-name="ce377" table:formula="of:=MUSZAK8([.AS10];2)" office:value-type="string" office:string-value="Du" calcext:value-type="string">
            <text:p>Du</text:p>
          </table:table-cell>
          <table:table-cell table:style-name="ce377" table:formula="of:=MUSZAK8([.AT10];2)" office:value-type="string" office:string-value="Du" calcext:value-type="string">
            <text:p>Du</text:p>
          </table:table-cell>
          <table:table-cell table:style-name="ce377" table:formula="of:=MUSZAK8([.AU10];2)" office:value-type="string" office:string-value="Du" calcext:value-type="string">
            <text:p>Du</text:p>
          </table:table-cell>
          <table:table-cell table:style-name="ce377" table:formula="of:=MUSZAK8([.AV10];2)" office:value-type="string" office:string-value="Du" calcext:value-type="string">
            <text:p>Du</text:p>
          </table:table-cell>
          <table:table-cell table:style-name="ce377" table:formula="of:=MUSZAK8([.AW10];2)" office:value-type="string" office:string-value="P" calcext:value-type="string">
            <text:p>P</text:p>
          </table:table-cell>
          <table:table-cell table:style-name="ce377" table:formula="of:=MUSZAK8([.AX10];2)" office:value-type="string" office:string-value="N" calcext:value-type="string">
            <text:p>N</text:p>
          </table:table-cell>
          <table:table-cell table:style-name="ce377" table:formula="of:=MUSZAK8([.AY10];2)" office:value-type="string" office:string-value="N" calcext:value-type="string">
            <text:p>N</text:p>
          </table:table-cell>
          <table:table-cell table:style-name="ce377" table:formula="of:=MUSZAK8([.AZ10];2)" office:value-type="string" office:string-value="N" calcext:value-type="string">
            <text:p>N</text:p>
          </table:table-cell>
          <table:table-cell table:style-name="ce377" table:formula="of:=MUSZAK8([.BA10];2)" office:value-type="string" office:string-value="N" calcext:value-type="string">
            <text:p>N</text:p>
          </table:table-cell>
          <table:table-cell table:style-name="ce377" table:formula="of:=MUSZAK8([.BB10];2)" office:value-type="string" office:string-value="P" calcext:value-type="string">
            <text:p>P</text:p>
          </table:table-cell>
          <table:table-cell table:style-name="ce377" table:formula="of:=MUSZAK8([.BC10];2)" office:value-type="string" office:string-value="P" calcext:value-type="string">
            <text:p>P</text:p>
          </table:table-cell>
          <table:table-cell table:style-name="ce377" table:formula="of:=MUSZAK8([.BD10];2)" office:value-type="string" office:string-value="É" calcext:value-type="string">
            <text:p>É</text:p>
          </table:table-cell>
          <table:table-cell table:style-name="ce377" table:formula="of:=MUSZAK8([.BE10];2)" office:value-type="string" office:string-value="É" calcext:value-type="string">
            <text:p>É</text:p>
          </table:table-cell>
          <table:table-cell table:style-name="ce377" table:formula="of:=MUSZAK8([.BF10];2)" office:value-type="string" office:string-value="É" calcext:value-type="string">
            <text:p>É</text:p>
          </table:table-cell>
          <table:table-cell table:style-name="ce377" table:formula="of:=MUSZAK8([.BG10];2)" office:value-type="string" office:string-value="É" calcext:value-type="string">
            <text:p>É</text:p>
          </table:table-cell>
          <table:table-cell table:style-name="ce377" table:formula="of:=MUSZAK8([.BH10];2)" office:value-type="string" office:string-value="P" calcext:value-type="string">
            <text:p>P</text:p>
          </table:table-cell>
          <table:table-cell table:style-name="ce377" table:formula="of:=MUSZAK8([.BI10];2)" office:value-type="string" office:string-value="Du" calcext:value-type="string">
            <text:p>Du</text:p>
          </table:table-cell>
          <table:table-cell table:style-name="ce377" table:formula="of:=MUSZAK8([.BJ10];2)" office:value-type="string" office:string-value="Du" calcext:value-type="string">
            <text:p>Du</text:p>
          </table:table-cell>
          <table:table-cell table:style-name="ce377" table:formula="of:=MUSZAK8([.BK10];2)" office:value-type="string" office:string-value="Du" calcext:value-type="string">
            <text:p>Du</text:p>
          </table:table-cell>
          <table:table-cell table:style-name="ce377" table:formula="of:=MUSZAK8([.BL10];2)" office:value-type="string" office:string-value="Du" calcext:value-type="string">
            <text:p>Du</text:p>
          </table:table-cell>
          <table:table-cell table:style-name="ce377" table:formula="of:=MUSZAK8([.BM10];2)" office:value-type="string" office:string-value="P" calcext:value-type="string">
            <text:p>P</text:p>
          </table:table-cell>
          <table:table-cell table:style-name="ce377" table:formula="of:=MUSZAK8([.BN10];2)" office:value-type="string" office:string-value="N" calcext:value-type="string">
            <text:p>N</text:p>
          </table:table-cell>
          <table:table-cell table:style-name="ce405" table:formula="of:=MUSZAK8([.BO10];2)" office:value-type="string" office:string-value="N" calcext:value-type="string">
            <text:p>N</text:p>
          </table:table-cell>
          <table:table-cell table:style-name="ce449"/>
          <table:table-cell table:number-columns-repeated="956"/>
        </table:table-row>
        <table:table-row table:style-name="ro4">
          <table:covered-table-cell table:style-name="ce6"/>
          <table:table-cell table:style-name="ce354" office:value-type="string" calcext:value-type="string">
            <text:p>C</text:p>
          </table:table-cell>
          <table:table-cell table:style-name="ce367" table:formula="of:=MUSZAK8([.C10];3)" office:value-type="string" office:string-value="É" calcext:value-type="string">
            <text:p>É</text:p>
          </table:table-cell>
          <table:table-cell table:style-name="ce382" table:formula="of:=MUSZAK8([.D10];3)" office:value-type="string" office:string-value="P" calcext:value-type="string">
            <text:p>P</text:p>
          </table:table-cell>
          <table:table-cell table:style-name="ce382" table:formula="of:=MUSZAK8([.E10];3)" office:value-type="string" office:string-value="Du" calcext:value-type="string">
            <text:p>Du</text:p>
          </table:table-cell>
          <table:table-cell table:style-name="ce382" table:formula="of:=MUSZAK8([.F10];3)" office:value-type="string" office:string-value="Du" calcext:value-type="string">
            <text:p>Du</text:p>
          </table:table-cell>
          <table:table-cell table:style-name="ce382" table:formula="of:=MUSZAK8([.G10];3)" office:value-type="string" office:string-value="Du" calcext:value-type="string">
            <text:p>Du</text:p>
          </table:table-cell>
          <table:table-cell table:style-name="ce382" table:formula="of:=MUSZAK8([.H10];3)" office:value-type="string" office:string-value="Du" calcext:value-type="string">
            <text:p>Du</text:p>
          </table:table-cell>
          <table:table-cell table:style-name="ce382" table:formula="of:=MUSZAK8([.I10];3)" office:value-type="string" office:string-value="P" calcext:value-type="string">
            <text:p>P</text:p>
          </table:table-cell>
          <table:table-cell table:style-name="ce382" table:formula="of:=MUSZAK8([.J10];3)" office:value-type="string" office:string-value="N" calcext:value-type="string">
            <text:p>N</text:p>
          </table:table-cell>
          <table:table-cell table:style-name="ce382" table:formula="of:=MUSZAK8([.K10];3)" office:value-type="string" office:string-value="N" calcext:value-type="string">
            <text:p>N</text:p>
          </table:table-cell>
          <table:table-cell table:style-name="ce382" table:formula="of:=MUSZAK8([.L10];3)" office:value-type="string" office:string-value="N" calcext:value-type="string">
            <text:p>N</text:p>
          </table:table-cell>
          <table:table-cell table:style-name="ce382" table:formula="of:=MUSZAK8([.M10];3)" office:value-type="string" office:string-value="N" calcext:value-type="string">
            <text:p>N</text:p>
          </table:table-cell>
          <table:table-cell table:style-name="ce382" table:formula="of:=MUSZAK8([.N10];3)" office:value-type="string" office:string-value="P" calcext:value-type="string">
            <text:p>P</text:p>
          </table:table-cell>
          <table:table-cell table:style-name="ce382" table:formula="of:=MUSZAK8([.O10];3)" office:value-type="string" office:string-value="P" calcext:value-type="string">
            <text:p>P</text:p>
          </table:table-cell>
          <table:table-cell table:style-name="ce382" table:formula="of:=MUSZAK8([.P10];3)" office:value-type="string" office:string-value="É" calcext:value-type="string">
            <text:p>É</text:p>
          </table:table-cell>
          <table:table-cell table:style-name="ce382" table:formula="of:=MUSZAK8([.Q10];3)" office:value-type="string" office:string-value="É" calcext:value-type="string">
            <text:p>É</text:p>
          </table:table-cell>
          <table:table-cell table:style-name="ce382" table:formula="of:=MUSZAK8([.R10];3)" office:value-type="string" office:string-value="É" calcext:value-type="string">
            <text:p>É</text:p>
          </table:table-cell>
          <table:table-cell table:style-name="ce382" table:formula="of:=MUSZAK8([.S10];3)" office:value-type="string" office:string-value="É" calcext:value-type="string">
            <text:p>É</text:p>
          </table:table-cell>
          <table:table-cell table:style-name="ce382" table:formula="of:=MUSZAK8([.T10];3)" office:value-type="string" office:string-value="P" calcext:value-type="string">
            <text:p>P</text:p>
          </table:table-cell>
          <table:table-cell table:style-name="ce382" table:formula="of:=MUSZAK8([.U10];3)" office:value-type="string" office:string-value="Du" calcext:value-type="string">
            <text:p>Du</text:p>
          </table:table-cell>
          <table:table-cell table:style-name="ce382" table:formula="of:=MUSZAK8([.V10];3)" office:value-type="string" office:string-value="Du" calcext:value-type="string">
            <text:p>Du</text:p>
          </table:table-cell>
          <table:table-cell table:style-name="ce382" table:formula="of:=MUSZAK8([.W10];3)" office:value-type="string" office:string-value="Du" calcext:value-type="string">
            <text:p>Du</text:p>
          </table:table-cell>
          <table:table-cell table:style-name="ce382" table:formula="of:=MUSZAK8([.X10];3)" office:value-type="string" office:string-value="Du" calcext:value-type="string">
            <text:p>Du</text:p>
          </table:table-cell>
          <table:table-cell table:style-name="ce382" table:formula="of:=MUSZAK8([.Y10];3)" office:value-type="string" office:string-value="P" calcext:value-type="string">
            <text:p>P</text:p>
          </table:table-cell>
          <table:table-cell table:style-name="ce382" table:formula="of:=MUSZAK8([.Z10];3)" office:value-type="string" office:string-value="N" calcext:value-type="string">
            <text:p>N</text:p>
          </table:table-cell>
          <table:table-cell table:style-name="ce382" table:formula="of:=MUSZAK8([.AA10];3)" office:value-type="string" office:string-value="N" calcext:value-type="string">
            <text:p>N</text:p>
          </table:table-cell>
          <table:table-cell table:style-name="ce382" table:formula="of:=MUSZAK8([.AB10];3)" office:value-type="string" office:string-value="N" calcext:value-type="string">
            <text:p>N</text:p>
          </table:table-cell>
          <table:table-cell table:style-name="ce382" table:formula="of:=MUSZAK8([.AC10];3)" office:value-type="string" office:string-value="N" calcext:value-type="string">
            <text:p>N</text:p>
          </table:table-cell>
          <table:table-cell table:style-name="ce382" table:formula="of:=MUSZAK8([.AD10];3)" office:value-type="string" office:string-value="P" calcext:value-type="string">
            <text:p>P</text:p>
          </table:table-cell>
          <table:table-cell table:style-name="ce398" table:formula="of:=IF([.AE$10]=&quot;&quot;;&quot;&quot;;MUSZAK8(DATE([.$A$1];2;29);3))" office:value-type="string" office:string-value="P" calcext:value-type="string">
            <text:p>P</text:p>
          </table:table-cell>
          <table:table-cell table:style-name="ce363" table:number-columns-repeated="2"/>
          <table:table-cell table:style-name="ce419"/>
          <table:covered-table-cell table:style-name="ce426"/>
          <table:table-cell table:style-name="ce491" office:value-type="string" calcext:value-type="string">
            <text:p>C</text:p>
          </table:table-cell>
          <table:table-cell table:style-name="ce360" table:formula="of:=MUSZAK8([.AK10];3)" office:value-type="string" office:string-value="P" calcext:value-type="string">
            <text:p>P</text:p>
          </table:table-cell>
          <table:table-cell table:style-name="ce377" table:formula="of:=MUSZAK8([.AL10];3)" office:value-type="string" office:string-value="N" calcext:value-type="string">
            <text:p>N</text:p>
          </table:table-cell>
          <table:table-cell table:style-name="ce377" table:formula="of:=MUSZAK8([.AM10];3)" office:value-type="string" office:string-value="N" calcext:value-type="string">
            <text:p>N</text:p>
          </table:table-cell>
          <table:table-cell table:style-name="ce377" table:formula="of:=MUSZAK8([.AN10];3)" office:value-type="string" office:string-value="N" calcext:value-type="string">
            <text:p>N</text:p>
          </table:table-cell>
          <table:table-cell table:style-name="ce377" table:formula="of:=MUSZAK8([.AO10];3)" office:value-type="string" office:string-value="N" calcext:value-type="string">
            <text:p>N</text:p>
          </table:table-cell>
          <table:table-cell table:style-name="ce377" table:formula="of:=MUSZAK8([.AP10];3)" office:value-type="string" office:string-value="P" calcext:value-type="string">
            <text:p>P</text:p>
          </table:table-cell>
          <table:table-cell table:style-name="ce377" table:formula="of:=MUSZAK8([.AQ10];3)" office:value-type="string" office:string-value="P" calcext:value-type="string">
            <text:p>P</text:p>
          </table:table-cell>
          <table:table-cell table:style-name="ce377" table:formula="of:=MUSZAK8([.AR10];3)" office:value-type="string" office:string-value="É" calcext:value-type="string">
            <text:p>É</text:p>
          </table:table-cell>
          <table:table-cell table:style-name="ce377" table:formula="of:=MUSZAK8([.AS10];3)" office:value-type="string" office:string-value="É" calcext:value-type="string">
            <text:p>É</text:p>
          </table:table-cell>
          <table:table-cell table:style-name="ce377" table:formula="of:=MUSZAK8([.AT10];3)" office:value-type="string" office:string-value="É" calcext:value-type="string">
            <text:p>É</text:p>
          </table:table-cell>
          <table:table-cell table:style-name="ce377" table:formula="of:=MUSZAK8([.AU10];3)" office:value-type="string" office:string-value="É" calcext:value-type="string">
            <text:p>É</text:p>
          </table:table-cell>
          <table:table-cell table:style-name="ce377" table:formula="of:=MUSZAK8([.AV10];3)" office:value-type="string" office:string-value="P" calcext:value-type="string">
            <text:p>P</text:p>
          </table:table-cell>
          <table:table-cell table:style-name="ce377" table:formula="of:=MUSZAK8([.AW10];3)" office:value-type="string" office:string-value="Du" calcext:value-type="string">
            <text:p>Du</text:p>
          </table:table-cell>
          <table:table-cell table:style-name="ce377" table:formula="of:=MUSZAK8([.AX10];3)" office:value-type="string" office:string-value="Du" calcext:value-type="string">
            <text:p>Du</text:p>
          </table:table-cell>
          <table:table-cell table:style-name="ce377" table:formula="of:=MUSZAK8([.AY10];3)" office:value-type="string" office:string-value="Du" calcext:value-type="string">
            <text:p>Du</text:p>
          </table:table-cell>
          <table:table-cell table:style-name="ce377" table:formula="of:=MUSZAK8([.AZ10];3)" office:value-type="string" office:string-value="Du" calcext:value-type="string">
            <text:p>Du</text:p>
          </table:table-cell>
          <table:table-cell table:style-name="ce377" table:formula="of:=MUSZAK8([.BA10];3)" office:value-type="string" office:string-value="P" calcext:value-type="string">
            <text:p>P</text:p>
          </table:table-cell>
          <table:table-cell table:style-name="ce377" table:formula="of:=MUSZAK8([.BB10];3)" office:value-type="string" office:string-value="N" calcext:value-type="string">
            <text:p>N</text:p>
          </table:table-cell>
          <table:table-cell table:style-name="ce377" table:formula="of:=MUSZAK8([.BC10];3)" office:value-type="string" office:string-value="N" calcext:value-type="string">
            <text:p>N</text:p>
          </table:table-cell>
          <table:table-cell table:style-name="ce377" table:formula="of:=MUSZAK8([.BD10];3)" office:value-type="string" office:string-value="N" calcext:value-type="string">
            <text:p>N</text:p>
          </table:table-cell>
          <table:table-cell table:style-name="ce377" table:formula="of:=MUSZAK8([.BE10];3)" office:value-type="string" office:string-value="N" calcext:value-type="string">
            <text:p>N</text:p>
          </table:table-cell>
          <table:table-cell table:style-name="ce377" table:formula="of:=MUSZAK8([.BF10];3)" office:value-type="string" office:string-value="P" calcext:value-type="string">
            <text:p>P</text:p>
          </table:table-cell>
          <table:table-cell table:style-name="ce377" table:formula="of:=MUSZAK8([.BG10];3)" office:value-type="string" office:string-value="P" calcext:value-type="string">
            <text:p>P</text:p>
          </table:table-cell>
          <table:table-cell table:style-name="ce377" table:formula="of:=MUSZAK8([.BH10];3)" office:value-type="string" office:string-value="É" calcext:value-type="string">
            <text:p>É</text:p>
          </table:table-cell>
          <table:table-cell table:style-name="ce377" table:formula="of:=MUSZAK8([.BI10];3)" office:value-type="string" office:string-value="É" calcext:value-type="string">
            <text:p>É</text:p>
          </table:table-cell>
          <table:table-cell table:style-name="ce377" table:formula="of:=MUSZAK8([.BJ10];3)" office:value-type="string" office:string-value="É" calcext:value-type="string">
            <text:p>É</text:p>
          </table:table-cell>
          <table:table-cell table:style-name="ce377" table:formula="of:=MUSZAK8([.BK10];3)" office:value-type="string" office:string-value="É" calcext:value-type="string">
            <text:p>É</text:p>
          </table:table-cell>
          <table:table-cell table:style-name="ce377" table:formula="of:=MUSZAK8([.BL10];3)" office:value-type="string" office:string-value="P" calcext:value-type="string">
            <text:p>P</text:p>
          </table:table-cell>
          <table:table-cell table:style-name="ce377" table:formula="of:=MUSZAK8([.BM10];3)" office:value-type="string" office:string-value="Du" calcext:value-type="string">
            <text:p>Du</text:p>
          </table:table-cell>
          <table:table-cell table:style-name="ce377" table:formula="of:=MUSZAK8([.BN10];3)" office:value-type="string" office:string-value="Du" calcext:value-type="string">
            <text:p>Du</text:p>
          </table:table-cell>
          <table:table-cell table:style-name="ce405" table:formula="of:=MUSZAK8([.BO10];3)" office:value-type="string" office:string-value="Du" calcext:value-type="string">
            <text:p>Du</text:p>
          </table:table-cell>
          <table:table-cell table:style-name="ce449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68" table:formula="of:=MUSZAK8([.C10];4)" office:value-type="string" office:string-value="P" calcext:value-type="string">
            <text:p>P</text:p>
          </table:table-cell>
          <table:table-cell table:style-name="ce383" table:formula="of:=MUSZAK8([.D10];4)" office:value-type="string" office:string-value="É" calcext:value-type="string">
            <text:p>É</text:p>
          </table:table-cell>
          <table:table-cell table:style-name="ce383" table:formula="of:=MUSZAK8([.E10];4)" office:value-type="string" office:string-value="É" calcext:value-type="string">
            <text:p>É</text:p>
          </table:table-cell>
          <table:table-cell table:style-name="ce383" table:formula="of:=MUSZAK8([.F10];4)" office:value-type="string" office:string-value="É" calcext:value-type="string">
            <text:p>É</text:p>
          </table:table-cell>
          <table:table-cell table:style-name="ce388" table:formula="of:=MUSZAK8([.G10];4)" office:value-type="string" office:string-value="É" calcext:value-type="string">
            <text:p>É</text:p>
          </table:table-cell>
          <table:table-cell table:style-name="ce388" table:formula="of:=MUSZAK8([.H10];4)" office:value-type="string" office:string-value="P" calcext:value-type="string">
            <text:p>P</text:p>
          </table:table-cell>
          <table:table-cell table:style-name="ce383" table:formula="of:=MUSZAK8([.I10];4)" office:value-type="string" office:string-value="Du" calcext:value-type="string">
            <text:p>Du</text:p>
          </table:table-cell>
          <table:table-cell table:style-name="ce383" table:formula="of:=MUSZAK8([.J10];4)" office:value-type="string" office:string-value="Du" calcext:value-type="string">
            <text:p>Du</text:p>
          </table:table-cell>
          <table:table-cell table:style-name="ce383" table:formula="of:=MUSZAK8([.K10];4)" office:value-type="string" office:string-value="Du" calcext:value-type="string">
            <text:p>Du</text:p>
          </table:table-cell>
          <table:table-cell table:style-name="ce383" table:formula="of:=MUSZAK8([.L10];4)" office:value-type="string" office:string-value="Du" calcext:value-type="string">
            <text:p>Du</text:p>
          </table:table-cell>
          <table:table-cell table:style-name="ce383" table:formula="of:=MUSZAK8([.M10];4)" office:value-type="string" office:string-value="P" calcext:value-type="string">
            <text:p>P</text:p>
          </table:table-cell>
          <table:table-cell table:style-name="ce383" table:formula="of:=MUSZAK8([.N10];4)" office:value-type="string" office:string-value="N" calcext:value-type="string">
            <text:p>N</text:p>
          </table:table-cell>
          <table:table-cell table:style-name="ce383" table:formula="of:=MUSZAK8([.O10];4)" office:value-type="string" office:string-value="N" calcext:value-type="string">
            <text:p>N</text:p>
          </table:table-cell>
          <table:table-cell table:style-name="ce383" table:formula="of:=MUSZAK8([.P10];4)" office:value-type="string" office:string-value="N" calcext:value-type="string">
            <text:p>N</text:p>
          </table:table-cell>
          <table:table-cell table:style-name="ce383" table:formula="of:=MUSZAK8([.Q10];4)" office:value-type="string" office:string-value="N" calcext:value-type="string">
            <text:p>N</text:p>
          </table:table-cell>
          <table:table-cell table:style-name="ce383" table:formula="of:=MUSZAK8([.R10];4)" office:value-type="string" office:string-value="P" calcext:value-type="string">
            <text:p>P</text:p>
          </table:table-cell>
          <table:table-cell table:style-name="ce383" table:formula="of:=MUSZAK8([.S10];4)" office:value-type="string" office:string-value="P" calcext:value-type="string">
            <text:p>P</text:p>
          </table:table-cell>
          <table:table-cell table:style-name="ce383" table:formula="of:=MUSZAK8([.T10];4)" office:value-type="string" office:string-value="É" calcext:value-type="string">
            <text:p>É</text:p>
          </table:table-cell>
          <table:table-cell table:style-name="ce383" table:formula="of:=MUSZAK8([.U10];4)" office:value-type="string" office:string-value="É" calcext:value-type="string">
            <text:p>É</text:p>
          </table:table-cell>
          <table:table-cell table:style-name="ce383" table:formula="of:=MUSZAK8([.V10];4)" office:value-type="string" office:string-value="É" calcext:value-type="string">
            <text:p>É</text:p>
          </table:table-cell>
          <table:table-cell table:style-name="ce383" table:formula="of:=MUSZAK8([.W10];4)" office:value-type="string" office:string-value="É" calcext:value-type="string">
            <text:p>É</text:p>
          </table:table-cell>
          <table:table-cell table:style-name="ce383" table:formula="of:=MUSZAK8([.X10];4)" office:value-type="string" office:string-value="P" calcext:value-type="string">
            <text:p>P</text:p>
          </table:table-cell>
          <table:table-cell table:style-name="ce383" table:formula="of:=MUSZAK8([.Y10];4)" office:value-type="string" office:string-value="Du" calcext:value-type="string">
            <text:p>Du</text:p>
          </table:table-cell>
          <table:table-cell table:style-name="ce383" table:formula="of:=MUSZAK8([.Z10];4)" office:value-type="string" office:string-value="Du" calcext:value-type="string">
            <text:p>Du</text:p>
          </table:table-cell>
          <table:table-cell table:style-name="ce383" table:formula="of:=MUSZAK8([.AA10];4)" office:value-type="string" office:string-value="Du" calcext:value-type="string">
            <text:p>Du</text:p>
          </table:table-cell>
          <table:table-cell table:style-name="ce383" table:formula="of:=MUSZAK8([.AB10];4)" office:value-type="string" office:string-value="Du" calcext:value-type="string">
            <text:p>Du</text:p>
          </table:table-cell>
          <table:table-cell table:style-name="ce383" table:formula="of:=MUSZAK8([.AC10];4)" office:value-type="string" office:string-value="P" calcext:value-type="string">
            <text:p>P</text:p>
          </table:table-cell>
          <table:table-cell table:style-name="ce383" table:formula="of:=MUSZAK8([.AD10];4)" office:value-type="string" office:string-value="N" calcext:value-type="string">
            <text:p>N</text:p>
          </table:table-cell>
          <table:table-cell table:style-name="ce399" table:formula="of:=IF([.AE$10]=&quot;&quot;;&quot;&quot;;MUSZAK8(DATE([.$A$1];2;29);4))" office:value-type="string" office:string-value="N" calcext:value-type="string">
            <text:p>N</text:p>
          </table:table-cell>
          <table:table-cell table:style-name="ce363" table:number-columns-repeated="2"/>
          <table:table-cell table:style-name="ce419"/>
          <table:covered-table-cell table:style-name="ce427"/>
          <table:table-cell table:style-name="ce492" office:value-type="string" calcext:value-type="string">
            <text:p>D</text:p>
          </table:table-cell>
          <table:table-cell table:style-name="ce370" table:formula="of:=MUSZAK8([.AK10];4)" office:value-type="string" office:string-value="Du" calcext:value-type="string">
            <text:p>Du</text:p>
          </table:table-cell>
          <table:table-cell table:style-name="ce378" table:formula="of:=MUSZAK8([.AL10];4)" office:value-type="string" office:string-value="Du" calcext:value-type="string">
            <text:p>Du</text:p>
          </table:table-cell>
          <table:table-cell table:style-name="ce378" table:formula="of:=MUSZAK8([.AM10];4)" office:value-type="string" office:string-value="Du" calcext:value-type="string">
            <text:p>Du</text:p>
          </table:table-cell>
          <table:table-cell table:style-name="ce378" table:formula="of:=MUSZAK8([.AN10];4)" office:value-type="string" office:string-value="Du" calcext:value-type="string">
            <text:p>Du</text:p>
          </table:table-cell>
          <table:table-cell table:style-name="ce378" table:formula="of:=MUSZAK8([.AO10];4)" office:value-type="string" office:string-value="P" calcext:value-type="string">
            <text:p>P</text:p>
          </table:table-cell>
          <table:table-cell table:style-name="ce378" table:formula="of:=MUSZAK8([.AP10];4)" office:value-type="string" office:string-value="N" calcext:value-type="string">
            <text:p>N</text:p>
          </table:table-cell>
          <table:table-cell table:style-name="ce378" table:formula="of:=MUSZAK8([.AQ10];4)" office:value-type="string" office:string-value="N" calcext:value-type="string">
            <text:p>N</text:p>
          </table:table-cell>
          <table:table-cell table:style-name="ce378" table:formula="of:=MUSZAK8([.AR10];4)" office:value-type="string" office:string-value="N" calcext:value-type="string">
            <text:p>N</text:p>
          </table:table-cell>
          <table:table-cell table:style-name="ce378" table:formula="of:=MUSZAK8([.AS10];4)" office:value-type="string" office:string-value="N" calcext:value-type="string">
            <text:p>N</text:p>
          </table:table-cell>
          <table:table-cell table:style-name="ce378" table:formula="of:=MUSZAK8([.AT10];4)" office:value-type="string" office:string-value="P" calcext:value-type="string">
            <text:p>P</text:p>
          </table:table-cell>
          <table:table-cell table:style-name="ce378" table:formula="of:=MUSZAK8([.AU10];4)" office:value-type="string" office:string-value="P" calcext:value-type="string">
            <text:p>P</text:p>
          </table:table-cell>
          <table:table-cell table:style-name="ce378" table:formula="of:=MUSZAK8([.AV10];4)" office:value-type="string" office:string-value="É" calcext:value-type="string">
            <text:p>É</text:p>
          </table:table-cell>
          <table:table-cell table:style-name="ce378" table:formula="of:=MUSZAK8([.AW10];4)" office:value-type="string" office:string-value="É" calcext:value-type="string">
            <text:p>É</text:p>
          </table:table-cell>
          <table:table-cell table:style-name="ce378" table:formula="of:=MUSZAK8([.AX10];4)" office:value-type="string" office:string-value="É" calcext:value-type="string">
            <text:p>É</text:p>
          </table:table-cell>
          <table:table-cell table:style-name="ce378" table:formula="of:=MUSZAK8([.AY10];4)" office:value-type="string" office:string-value="É" calcext:value-type="string">
            <text:p>É</text:p>
          </table:table-cell>
          <table:table-cell table:style-name="ce378" table:formula="of:=MUSZAK8([.AZ10];4)" office:value-type="string" office:string-value="P" calcext:value-type="string">
            <text:p>P</text:p>
          </table:table-cell>
          <table:table-cell table:style-name="ce378" table:formula="of:=MUSZAK8([.BA10];4)" office:value-type="string" office:string-value="Du" calcext:value-type="string">
            <text:p>Du</text:p>
          </table:table-cell>
          <table:table-cell table:style-name="ce378" table:formula="of:=MUSZAK8([.BB10];4)" office:value-type="string" office:string-value="Du" calcext:value-type="string">
            <text:p>Du</text:p>
          </table:table-cell>
          <table:table-cell table:style-name="ce378" table:formula="of:=MUSZAK8([.BC10];4)" office:value-type="string" office:string-value="Du" calcext:value-type="string">
            <text:p>Du</text:p>
          </table:table-cell>
          <table:table-cell table:style-name="ce378" table:formula="of:=MUSZAK8([.BD10];4)" office:value-type="string" office:string-value="Du" calcext:value-type="string">
            <text:p>Du</text:p>
          </table:table-cell>
          <table:table-cell table:style-name="ce378" table:formula="of:=MUSZAK8([.BE10];4)" office:value-type="string" office:string-value="P" calcext:value-type="string">
            <text:p>P</text:p>
          </table:table-cell>
          <table:table-cell table:style-name="ce378" table:formula="of:=MUSZAK8([.BF10];4)" office:value-type="string" office:string-value="N" calcext:value-type="string">
            <text:p>N</text:p>
          </table:table-cell>
          <table:table-cell table:style-name="ce378" table:formula="of:=MUSZAK8([.BG10];4)" office:value-type="string" office:string-value="N" calcext:value-type="string">
            <text:p>N</text:p>
          </table:table-cell>
          <table:table-cell table:style-name="ce378" table:formula="of:=MUSZAK8([.BH10];4)" office:value-type="string" office:string-value="N" calcext:value-type="string">
            <text:p>N</text:p>
          </table:table-cell>
          <table:table-cell table:style-name="ce378" table:formula="of:=MUSZAK8([.BI10];4)" office:value-type="string" office:string-value="N" calcext:value-type="string">
            <text:p>N</text:p>
          </table:table-cell>
          <table:table-cell table:style-name="ce378" table:formula="of:=MUSZAK8([.BJ10];4)" office:value-type="string" office:string-value="P" calcext:value-type="string">
            <text:p>P</text:p>
          </table:table-cell>
          <table:table-cell table:style-name="ce378" table:formula="of:=MUSZAK8([.BK10];4)" office:value-type="string" office:string-value="P" calcext:value-type="string">
            <text:p>P</text:p>
          </table:table-cell>
          <table:table-cell table:style-name="ce378" table:formula="of:=MUSZAK8([.BL10];4)" office:value-type="string" office:string-value="É" calcext:value-type="string">
            <text:p>É</text:p>
          </table:table-cell>
          <table:table-cell table:style-name="ce378" table:formula="of:=MUSZAK8([.BM10];4)" office:value-type="string" office:string-value="É" calcext:value-type="string">
            <text:p>É</text:p>
          </table:table-cell>
          <table:table-cell table:style-name="ce378" table:formula="of:=MUSZAK8([.BN10];4)" office:value-type="string" office:string-value="É" calcext:value-type="string">
            <text:p>É</text:p>
          </table:table-cell>
          <table:table-cell table:style-name="ce406" table:formula="of:=MUSZAK8([.BO10];4)" office:value-type="string" office:string-value="É" calcext:value-type="string">
            <text:p>É</text:p>
          </table:table-cell>
          <table:table-cell table:style-name="ce449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63" table:number-columns-repeated="16"/>
          <table:table-cell table:style-name="ce391"/>
          <table:table-cell table:style-name="ce392" table:formula="of:=IF(VLOOKUP([.$A$1];[$Napfordulók.$A$3:.$M$56];3)=DAY([.T17]);&quot;🌗&quot;;&quot;&quot;)">
            <text:p/>
          </table:table-cell>
          <table:table-cell table:style-name="ce392" table:formula="of:=IF(VLOOKUP([.$A$1];[$Napfordulók.$A$3:.$M$56];3)=DAY([.U17]);&quot;🌗&quot;;&quot;&quot;)">
            <text:p/>
          </table:table-cell>
          <table:table-cell table:style-name="ce392" table:formula="of:=IF(VLOOKUP([.$A$1];[$Napfordulók.$A$3:.$M$56];3)=DAY([.V17]);&quot;🌗&quot;;&quot;&quot;)" office:value-type="string" office:string-value="🌗" calcext:value-type="string">
            <text:p>🌗</text:p>
          </table:table-cell>
          <table:table-cell table:style-name="ce392" table:formula="of:=IF(VLOOKUP([.$A$1];[$Napfordulók.$A$3:.$M$56];3)=DAY([.W17]);&quot;🌗&quot;;&quot;&quot;)">
            <text:p/>
          </table:table-cell>
          <table:table-cell table:style-name="ce392" table:formula="of:=IF(VLOOKUP([.$A$1];[$Napfordulók.$A$3:.$M$56];3)=DAY([.X17]);&quot;🌗&quot;;&quot;&quot;)">
            <text:p/>
          </table:table-cell>
          <table:table-cell table:style-name="ce394" table:number-columns-repeated="2"/>
          <table:table-cell table:style-name="ce395" table:number-columns-repeated="6"/>
          <table:table-cell table:style-name="ce412" table:formula="of:=IF([.AG18]=&quot;V&quot;;&quot;2→3&quot;;&quot;&quot;)" office:value-type="string" office:string-value="2→3" calcext:value-type="string">
            <text:p>2→3</text:p>
          </table:table-cell>
          <table:table-cell table:style-name="ce420"/>
          <table:table-cell table:style-name="ce363" table:number-columns-repeated="21"/>
          <table:table-cell table:style-name="ce392" table:formula="of:=IF(VLOOKUP([.$A$1];[$Napfordulók.$A$3:.$M$56];9)=DAY([.BD17]);&quot;🌗&quot;;&quot;&quot;)">
            <text:p/>
          </table:table-cell>
          <table:table-cell table:style-name="ce392" table:formula="of:=IF(VLOOKUP([.$A$1];[$Napfordulók.$A$3:.$M$56];9)=DAY([.BE17]);&quot;🌗&quot;;&quot;&quot;)">
            <text:p/>
          </table:table-cell>
          <table:table-cell table:style-name="ce392" table:formula="of:=IF(VLOOKUP([.$A$1];[$Napfordulók.$A$3:.$M$56];9)=DAY([.BF17]);&quot;🌗&quot;;&quot;&quot;)" office:value-type="string" office:string-value="🌗" calcext:value-type="string">
            <text:p>🌗</text:p>
          </table:table-cell>
          <table:table-cell table:style-name="ce392" table:formula="of:=IF(VLOOKUP([.$A$1];[$Napfordulók.$A$3:.$M$56];9)=DAY([.BG17]);&quot;🌗&quot;;&quot;&quot;)">
            <text:p/>
          </table:table-cell>
          <table:table-cell table:style-name="ce392" table:formula="of:=IF(VLOOKUP([.$A$1];[$Napfordulók.$A$3:.$M$56];9)=DAY([.BH17]);&quot;🌗&quot;;&quot;&quot;)">
            <text:p/>
          </table:table-cell>
          <table:table-cell table:style-name="ce392"/>
          <table:table-cell table:style-name="ce363" table:number-columns-repeated="6"/>
          <table:table-cell table:number-columns-repeated="957"/>
        </table:table-row>
        <table:table-row table:style-name="ro4"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8"/>
          <table:table-cell table:style-name="ce364" table:formula="of:=DATE([.$A$1];[.A17];1)" office:value-type="date" office:date-value="2024-03-01" calcext:value-type="date">
            <text:p>1</text:p>
          </table:table-cell>
          <table:table-cell table:style-name="ce379" table:formula="of:=[.C17]+1" office:value-type="date" office:date-value="2024-03-02" calcext:value-type="date">
            <text:p>2</text:p>
          </table:table-cell>
          <table:table-cell table:style-name="ce379" table:formula="of:=[.D17]+1" office:value-type="date" office:date-value="2024-03-03" calcext:value-type="date">
            <text:p>3</text:p>
          </table:table-cell>
          <table:table-cell table:style-name="ce379" table:formula="of:=[.E17]+1" office:value-type="date" office:date-value="2024-03-04" calcext:value-type="date">
            <text:p>4</text:p>
          </table:table-cell>
          <table:table-cell table:style-name="ce379" table:formula="of:=[.F17]+1" office:value-type="date" office:date-value="2024-03-05" calcext:value-type="date">
            <text:p>5</text:p>
          </table:table-cell>
          <table:table-cell table:style-name="ce379" table:formula="of:=[.G17]+1" office:value-type="date" office:date-value="2024-03-06" calcext:value-type="date">
            <text:p>6</text:p>
          </table:table-cell>
          <table:table-cell table:style-name="ce379" table:formula="of:=[.H17]+1" office:value-type="date" office:date-value="2024-03-07" calcext:value-type="date">
            <text:p>7</text:p>
          </table:table-cell>
          <table:table-cell table:style-name="ce379" table:formula="of:=[.I17]+1" office:value-type="date" office:date-value="2024-03-08" calcext:value-type="date">
            <text:p>8</text:p>
          </table:table-cell>
          <table:table-cell table:style-name="ce379" table:formula="of:=[.J17]+1" office:value-type="date" office:date-value="2024-03-09" calcext:value-type="date">
            <text:p>9</text:p>
          </table:table-cell>
          <table:table-cell table:style-name="ce379" table:formula="of:=[.K17]+1" office:value-type="date" office:date-value="2024-03-10" calcext:value-type="date">
            <text:p>10</text:p>
          </table:table-cell>
          <table:table-cell table:style-name="ce379" table:formula="of:=[.L17]+1" office:value-type="date" office:date-value="2024-03-11" calcext:value-type="date">
            <text:p>11</text:p>
          </table:table-cell>
          <table:table-cell table:style-name="ce379" table:formula="of:=[.M17]+1" office:value-type="date" office:date-value="2024-03-12" calcext:value-type="date">
            <text:p>12</text:p>
          </table:table-cell>
          <table:table-cell table:style-name="ce379" table:formula="of:=[.N17]+1" office:value-type="date" office:date-value="2024-03-13" calcext:value-type="date">
            <text:p>13</text:p>
          </table:table-cell>
          <table:table-cell table:style-name="ce379" table:formula="of:=[.O17]+1" office:value-type="date" office:date-value="2024-03-14" calcext:value-type="date">
            <text:p>14</text:p>
          </table:table-cell>
          <table:table-cell table:style-name="ce390" table:formula="of:=[.P17]+1" office:value-type="date" office:date-value="2024-03-15" calcext:value-type="date">
            <text:p>15</text:p>
          </table:table-cell>
          <table:table-cell table:style-name="ce379" table:formula="of:=[.Q17]+1" office:value-type="date" office:date-value="2024-03-16" calcext:value-type="date">
            <text:p>16</text:p>
          </table:table-cell>
          <table:table-cell table:style-name="ce379" table:formula="of:=[.R17]+1" office:value-type="date" office:date-value="2024-03-17" calcext:value-type="date">
            <text:p>17</text:p>
          </table:table-cell>
          <table:table-cell table:style-name="ce379" table:formula="of:=[.S17]+1" office:value-type="date" office:date-value="2024-03-18" calcext:value-type="date">
            <text:p>18</text:p>
          </table:table-cell>
          <table:table-cell table:style-name="ce379" table:formula="of:=[.T17]+1" office:value-type="date" office:date-value="2024-03-19" calcext:value-type="date">
            <text:p>19</text:p>
          </table:table-cell>
          <table:table-cell table:style-name="ce379" table:formula="of:=[.U17]+1" office:value-type="date" office:date-value="2024-03-20" calcext:value-type="date">
            <text:p>20</text:p>
          </table:table-cell>
          <table:table-cell table:style-name="ce379" table:formula="of:=[.V17]+1" office:value-type="date" office:date-value="2024-03-21" calcext:value-type="date">
            <text:p>21</text:p>
          </table:table-cell>
          <table:table-cell table:style-name="ce379" table:formula="of:=[.W17]+1" office:value-type="date" office:date-value="2024-03-22" calcext:value-type="date">
            <text:p>22</text:p>
          </table:table-cell>
          <table:table-cell table:style-name="ce379" table:formula="of:=[.X17]+1" office:value-type="date" office:date-value="2024-03-23" calcext:value-type="date">
            <text:p>23</text:p>
          </table:table-cell>
          <table:table-cell table:style-name="ce379" table:formula="of:=[.Y17]+1" office:value-type="date" office:date-value="2024-03-24" calcext:value-type="date">
            <text:p>24</text:p>
          </table:table-cell>
          <table:table-cell table:style-name="ce379" table:formula="of:=[.Z17]+1" office:value-type="date" office:date-value="2024-03-25" calcext:value-type="date">
            <text:p>25</text:p>
          </table:table-cell>
          <table:table-cell table:style-name="ce379" table:formula="of:=[.AA17]+1" office:value-type="date" office:date-value="2024-03-26" calcext:value-type="date">
            <text:p>26</text:p>
          </table:table-cell>
          <table:table-cell table:style-name="ce379" table:formula="of:=[.AB17]+1" office:value-type="date" office:date-value="2024-03-27" calcext:value-type="date">
            <text:p>27</text:p>
          </table:table-cell>
          <table:table-cell table:style-name="ce379" table:formula="of:=[.AC17]+1" office:value-type="date" office:date-value="2024-03-28" calcext:value-type="date">
            <text:p>28</text:p>
          </table:table-cell>
          <table:table-cell table:style-name="ce379" table:formula="of:=[.AD17]+1" office:value-type="date" office:date-value="2024-03-29" calcext:value-type="date">
            <text:p>29</text:p>
          </table:table-cell>
          <table:table-cell table:style-name="ce379" table:formula="of:=[.AE17]+1" office:value-type="date" office:date-value="2024-03-30" calcext:value-type="date">
            <text:p>30</text:p>
          </table:table-cell>
          <table:table-cell table:style-name="ce402" table:formula="of:=[.AF17]+1" office:value-type="date" office:date-value="2024-03-31" calcext:value-type="date">
            <text:p>31</text:p>
          </table:table-cell>
          <table:table-cell table:style-name="ce420"/>
          <table:table-cell table:style-name="ce428" office:value-type="float" office:value="9" calcext:value-type="float" table:number-columns-spanned="2" table:number-rows-spanned="2">
            <text:p>9</text:p>
          </table:table-cell>
          <table:covered-table-cell table:style-name="ce439"/>
          <table:table-cell table:style-name="ce364" table:formula="of:=DATE([.$A$1];[.AI17];1)" office:value-type="date" office:date-value="2024-09-01" calcext:value-type="date">
            <text:p>1</text:p>
          </table:table-cell>
          <table:table-cell table:style-name="ce379" table:formula="of:=([.AK17])+1" office:value-type="date" office:date-value="2024-09-02" calcext:value-type="date">
            <text:p>2</text:p>
          </table:table-cell>
          <table:table-cell table:style-name="ce379" table:formula="of:=([.AL17])+1" office:value-type="date" office:date-value="2024-09-03" calcext:value-type="date">
            <text:p>3</text:p>
          </table:table-cell>
          <table:table-cell table:style-name="ce379" table:formula="of:=([.AM17])+1" office:value-type="date" office:date-value="2024-09-04" calcext:value-type="date">
            <text:p>4</text:p>
          </table:table-cell>
          <table:table-cell table:style-name="ce379" table:formula="of:=([.AN17])+1" office:value-type="date" office:date-value="2024-09-05" calcext:value-type="date">
            <text:p>5</text:p>
          </table:table-cell>
          <table:table-cell table:style-name="ce379" table:formula="of:=([.AO17])+1" office:value-type="date" office:date-value="2024-09-06" calcext:value-type="date">
            <text:p>6</text:p>
          </table:table-cell>
          <table:table-cell table:style-name="ce379" table:formula="of:=([.AP17])+1" office:value-type="date" office:date-value="2024-09-07" calcext:value-type="date">
            <text:p>7</text:p>
          </table:table-cell>
          <table:table-cell table:style-name="ce379" table:formula="of:=([.AQ17])+1" office:value-type="date" office:date-value="2024-09-08" calcext:value-type="date">
            <text:p>8</text:p>
          </table:table-cell>
          <table:table-cell table:style-name="ce379" table:formula="of:=([.AR17])+1" office:value-type="date" office:date-value="2024-09-09" calcext:value-type="date">
            <text:p>9</text:p>
          </table:table-cell>
          <table:table-cell table:style-name="ce379" table:formula="of:=([.AS17])+1" office:value-type="date" office:date-value="2024-09-10" calcext:value-type="date">
            <text:p>10</text:p>
          </table:table-cell>
          <table:table-cell table:style-name="ce379" table:formula="of:=([.AT17])+1" office:value-type="date" office:date-value="2024-09-11" calcext:value-type="date">
            <text:p>11</text:p>
          </table:table-cell>
          <table:table-cell table:style-name="ce379" table:formula="of:=([.AU17])+1" office:value-type="date" office:date-value="2024-09-12" calcext:value-type="date">
            <text:p>12</text:p>
          </table:table-cell>
          <table:table-cell table:style-name="ce379" table:formula="of:=([.AV17])+1" office:value-type="date" office:date-value="2024-09-13" calcext:value-type="date">
            <text:p>13</text:p>
          </table:table-cell>
          <table:table-cell table:style-name="ce379" table:formula="of:=([.AW17])+1" office:value-type="date" office:date-value="2024-09-14" calcext:value-type="date">
            <text:p>14</text:p>
          </table:table-cell>
          <table:table-cell table:style-name="ce379" table:formula="of:=([.AX17])+1" office:value-type="date" office:date-value="2024-09-15" calcext:value-type="date">
            <text:p>15</text:p>
          </table:table-cell>
          <table:table-cell table:style-name="ce379" table:formula="of:=([.AY17])+1" office:value-type="date" office:date-value="2024-09-16" calcext:value-type="date">
            <text:p>16</text:p>
          </table:table-cell>
          <table:table-cell table:style-name="ce379" table:formula="of:=([.AZ17])+1" office:value-type="date" office:date-value="2024-09-17" calcext:value-type="date">
            <text:p>17</text:p>
          </table:table-cell>
          <table:table-cell table:style-name="ce379" table:formula="of:=([.BA17])+1" office:value-type="date" office:date-value="2024-09-18" calcext:value-type="date">
            <text:p>18</text:p>
          </table:table-cell>
          <table:table-cell table:style-name="ce379" table:formula="of:=([.BB17])+1" office:value-type="date" office:date-value="2024-09-19" calcext:value-type="date">
            <text:p>19</text:p>
          </table:table-cell>
          <table:table-cell table:style-name="ce379" table:formula="of:=([.BC17])+1" office:value-type="date" office:date-value="2024-09-20" calcext:value-type="date">
            <text:p>20</text:p>
          </table:table-cell>
          <table:table-cell table:style-name="ce379" table:formula="of:=([.BD17])+1" office:value-type="date" office:date-value="2024-09-21" calcext:value-type="date">
            <text:p>21</text:p>
          </table:table-cell>
          <table:table-cell table:style-name="ce379" table:formula="of:=([.BE17])+1" office:value-type="date" office:date-value="2024-09-22" calcext:value-type="date">
            <text:p>22</text:p>
          </table:table-cell>
          <table:table-cell table:style-name="ce379" table:formula="of:=([.BF17])+1" office:value-type="date" office:date-value="2024-09-23" calcext:value-type="date">
            <text:p>23</text:p>
          </table:table-cell>
          <table:table-cell table:style-name="ce379" table:formula="of:=([.BG17])+1" office:value-type="date" office:date-value="2024-09-24" calcext:value-type="date">
            <text:p>24</text:p>
          </table:table-cell>
          <table:table-cell table:style-name="ce379" table:formula="of:=([.BH17])+1" office:value-type="date" office:date-value="2024-09-25" calcext:value-type="date">
            <text:p>25</text:p>
          </table:table-cell>
          <table:table-cell table:style-name="ce379" table:formula="of:=([.BI17])+1" office:value-type="date" office:date-value="2024-09-26" calcext:value-type="date">
            <text:p>26</text:p>
          </table:table-cell>
          <table:table-cell table:style-name="ce379" table:formula="of:=([.BJ17])+1" office:value-type="date" office:date-value="2024-09-27" calcext:value-type="date">
            <text:p>27</text:p>
          </table:table-cell>
          <table:table-cell table:style-name="ce379" table:formula="of:=([.BK17])+1" office:value-type="date" office:date-value="2024-09-28" calcext:value-type="date">
            <text:p>28</text:p>
          </table:table-cell>
          <table:table-cell table:style-name="ce379" table:formula="of:=([.BL17])+1" office:value-type="date" office:date-value="2024-09-29" calcext:value-type="date">
            <text:p>29</text:p>
          </table:table-cell>
          <table:table-cell table:style-name="ce402" table:formula="of:=([.BM17])+1" office:value-type="date" office:date-value="2024-09-30" calcext:value-type="date">
            <text:p>30</text:p>
          </table:table-cell>
          <table:table-cell table:style-name="ce363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69" table:formula="of:=TEXT([.C17];&quot;NN&quot;)" office:value-type="string" office:string-value="P" calcext:value-type="string">
            <text:p>P</text:p>
          </table:table-cell>
          <table:table-cell table:style-name="ce380" table:formula="of:=TEXT([.D17];&quot;NN&quot;)" office:value-type="string" office:string-value="Szo" calcext:value-type="string">
            <text:p>Szo</text:p>
          </table:table-cell>
          <table:table-cell table:style-name="ce380" table:formula="of:=TEXT([.E17];&quot;NN&quot;)" office:value-type="string" office:string-value="V" calcext:value-type="string">
            <text:p>V</text:p>
          </table:table-cell>
          <table:table-cell table:style-name="ce380" table:formula="of:=TEXT([.F17];&quot;NN&quot;)" office:value-type="string" office:string-value="H" calcext:value-type="string">
            <text:p>H</text:p>
          </table:table-cell>
          <table:table-cell table:style-name="ce380" table:formula="of:=TEXT([.G17];&quot;NN&quot;)" office:value-type="string" office:string-value="K" calcext:value-type="string">
            <text:p>K</text:p>
          </table:table-cell>
          <table:table-cell table:style-name="ce380" table:formula="of:=TEXT([.H17];&quot;NN&quot;)" office:value-type="string" office:string-value="Sze" calcext:value-type="string">
            <text:p>Sze</text:p>
          </table:table-cell>
          <table:table-cell table:style-name="ce380" table:formula="of:=TEXT([.I17];&quot;NN&quot;)" office:value-type="string" office:string-value="Cs" calcext:value-type="string">
            <text:p>Cs</text:p>
          </table:table-cell>
          <table:table-cell table:style-name="ce380" table:formula="of:=TEXT([.J17];&quot;NN&quot;)" office:value-type="string" office:string-value="P" calcext:value-type="string">
            <text:p>P</text:p>
          </table:table-cell>
          <table:table-cell table:style-name="ce380" table:formula="of:=TEXT([.K17];&quot;NN&quot;)" office:value-type="string" office:string-value="Szo" calcext:value-type="string">
            <text:p>Szo</text:p>
          </table:table-cell>
          <table:table-cell table:style-name="ce380" table:formula="of:=TEXT([.L17];&quot;NN&quot;)" office:value-type="string" office:string-value="V" calcext:value-type="string">
            <text:p>V</text:p>
          </table:table-cell>
          <table:table-cell table:style-name="ce380" table:formula="of:=TEXT([.M17];&quot;NN&quot;)" office:value-type="string" office:string-value="H" calcext:value-type="string">
            <text:p>H</text:p>
          </table:table-cell>
          <table:table-cell table:style-name="ce380" table:formula="of:=TEXT([.N17];&quot;NN&quot;)" office:value-type="string" office:string-value="K" calcext:value-type="string">
            <text:p>K</text:p>
          </table:table-cell>
          <table:table-cell table:style-name="ce380" table:formula="of:=TEXT([.O17];&quot;NN&quot;)" office:value-type="string" office:string-value="Sze" calcext:value-type="string">
            <text:p>Sze</text:p>
          </table:table-cell>
          <table:table-cell table:style-name="ce380" table:formula="of:=TEXT([.P17];&quot;NN&quot;)" office:value-type="string" office:string-value="Cs" calcext:value-type="string">
            <text:p>Cs</text:p>
          </table:table-cell>
          <table:table-cell table:style-name="ce380" table:formula="of:=TEXT([.Q17];&quot;NN&quot;)" office:value-type="string" office:string-value="P" calcext:value-type="string">
            <text:p>P</text:p>
          </table:table-cell>
          <table:table-cell table:style-name="ce380" table:formula="of:=TEXT([.R17];&quot;NN&quot;)" office:value-type="string" office:string-value="Szo" calcext:value-type="string">
            <text:p>Szo</text:p>
          </table:table-cell>
          <table:table-cell table:style-name="ce380" table:formula="of:=TEXT([.S17];&quot;NN&quot;)" office:value-type="string" office:string-value="V" calcext:value-type="string">
            <text:p>V</text:p>
          </table:table-cell>
          <table:table-cell table:style-name="ce380" table:formula="of:=TEXT([.T17];&quot;NN&quot;)" office:value-type="string" office:string-value="H" calcext:value-type="string">
            <text:p>H</text:p>
          </table:table-cell>
          <table:table-cell table:style-name="ce380" table:formula="of:=TEXT([.U17];&quot;NN&quot;)" office:value-type="string" office:string-value="K" calcext:value-type="string">
            <text:p>K</text:p>
          </table:table-cell>
          <table:table-cell table:style-name="ce380" table:formula="of:=TEXT([.V17];&quot;NN&quot;)" office:value-type="string" office:string-value="Sze" calcext:value-type="string">
            <text:p>Sze</text:p>
          </table:table-cell>
          <table:table-cell table:style-name="ce380" table:formula="of:=TEXT([.W17];&quot;NN&quot;)" office:value-type="string" office:string-value="Cs" calcext:value-type="string">
            <text:p>Cs</text:p>
          </table:table-cell>
          <table:table-cell table:style-name="ce380" table:formula="of:=TEXT([.X17];&quot;NN&quot;)" office:value-type="string" office:string-value="P" calcext:value-type="string">
            <text:p>P</text:p>
          </table:table-cell>
          <table:table-cell table:style-name="ce380" table:formula="of:=TEXT([.Y17];&quot;NN&quot;)" office:value-type="string" office:string-value="Szo" calcext:value-type="string">
            <text:p>Szo</text:p>
          </table:table-cell>
          <table:table-cell table:style-name="ce380" table:formula="of:=TEXT([.Z17];&quot;NN&quot;)" office:value-type="string" office:string-value="V" calcext:value-type="string">
            <text:p>V</text:p>
          </table:table-cell>
          <table:table-cell table:style-name="ce380" table:formula="of:=TEXT([.AA17];&quot;NN&quot;)" office:value-type="string" office:string-value="H" calcext:value-type="string">
            <text:p>H</text:p>
          </table:table-cell>
          <table:table-cell table:style-name="ce380" table:formula="of:=TEXT([.AB17];&quot;NN&quot;)" office:value-type="string" office:string-value="K" calcext:value-type="string">
            <text:p>K</text:p>
          </table:table-cell>
          <table:table-cell table:style-name="ce380" table:formula="of:=TEXT([.AC17];&quot;NN&quot;)" office:value-type="string" office:string-value="Sze" calcext:value-type="string">
            <text:p>Sze</text:p>
          </table:table-cell>
          <table:table-cell table:style-name="ce380" table:formula="of:=TEXT([.AD17];&quot;NN&quot;)" office:value-type="string" office:string-value="Cs" calcext:value-type="string">
            <text:p>Cs</text:p>
          </table:table-cell>
          <table:table-cell table:style-name="ce380" table:formula="of:=TEXT([.AE17];&quot;NN&quot;)" office:value-type="string" office:string-value="P" calcext:value-type="string">
            <text:p>P</text:p>
          </table:table-cell>
          <table:table-cell table:style-name="ce380" table:formula="of:=TEXT([.AF17];&quot;NN&quot;)" office:value-type="string" office:string-value="Szo" calcext:value-type="string">
            <text:p>Szo</text:p>
          </table:table-cell>
          <table:table-cell table:style-name="ce403" table:formula="of:=TEXT([.AG17];&quot;NN&quot;)" office:value-type="string" office:string-value="V" calcext:value-type="string">
            <text:p>V</text:p>
          </table:table-cell>
          <table:table-cell table:style-name="ce421"/>
          <table:covered-table-cell table:style-name="ce429"/>
          <table:covered-table-cell table:style-name="ce440"/>
          <table:table-cell table:style-name="ce369" table:formula="of:=TEXT([.AK17];&quot;NN&quot;)" office:value-type="string" office:string-value="V" calcext:value-type="string">
            <text:p>V</text:p>
          </table:table-cell>
          <table:table-cell table:style-name="ce380" table:formula="of:=TEXT([.AL17];&quot;NN&quot;)" office:value-type="string" office:string-value="H" calcext:value-type="string">
            <text:p>H</text:p>
          </table:table-cell>
          <table:table-cell table:style-name="ce380" table:formula="of:=TEXT([.AM17];&quot;NN&quot;)" office:value-type="string" office:string-value="K" calcext:value-type="string">
            <text:p>K</text:p>
          </table:table-cell>
          <table:table-cell table:style-name="ce380" table:formula="of:=TEXT([.AN17];&quot;NN&quot;)" office:value-type="string" office:string-value="Sze" calcext:value-type="string">
            <text:p>Sze</text:p>
          </table:table-cell>
          <table:table-cell table:style-name="ce380" table:formula="of:=TEXT([.AO17];&quot;NN&quot;)" office:value-type="string" office:string-value="Cs" calcext:value-type="string">
            <text:p>Cs</text:p>
          </table:table-cell>
          <table:table-cell table:style-name="ce380" table:formula="of:=TEXT([.AP17];&quot;NN&quot;)" office:value-type="string" office:string-value="P" calcext:value-type="string">
            <text:p>P</text:p>
          </table:table-cell>
          <table:table-cell table:style-name="ce380" table:formula="of:=TEXT([.AQ17];&quot;NN&quot;)" office:value-type="string" office:string-value="Szo" calcext:value-type="string">
            <text:p>Szo</text:p>
          </table:table-cell>
          <table:table-cell table:style-name="ce380" table:formula="of:=TEXT([.AR17];&quot;NN&quot;)" office:value-type="string" office:string-value="V" calcext:value-type="string">
            <text:p>V</text:p>
          </table:table-cell>
          <table:table-cell table:style-name="ce380" table:formula="of:=TEXT([.AS17];&quot;NN&quot;)" office:value-type="string" office:string-value="H" calcext:value-type="string">
            <text:p>H</text:p>
          </table:table-cell>
          <table:table-cell table:style-name="ce380" table:formula="of:=TEXT([.AT17];&quot;NN&quot;)" office:value-type="string" office:string-value="K" calcext:value-type="string">
            <text:p>K</text:p>
          </table:table-cell>
          <table:table-cell table:style-name="ce380" table:formula="of:=TEXT([.AU17];&quot;NN&quot;)" office:value-type="string" office:string-value="Sze" calcext:value-type="string">
            <text:p>Sze</text:p>
          </table:table-cell>
          <table:table-cell table:style-name="ce380" table:formula="of:=TEXT([.AV17];&quot;NN&quot;)" office:value-type="string" office:string-value="Cs" calcext:value-type="string">
            <text:p>Cs</text:p>
          </table:table-cell>
          <table:table-cell table:style-name="ce380" table:formula="of:=TEXT([.AW17];&quot;NN&quot;)" office:value-type="string" office:string-value="P" calcext:value-type="string">
            <text:p>P</text:p>
          </table:table-cell>
          <table:table-cell table:style-name="ce380" table:formula="of:=TEXT([.AX17];&quot;NN&quot;)" office:value-type="string" office:string-value="Szo" calcext:value-type="string">
            <text:p>Szo</text:p>
          </table:table-cell>
          <table:table-cell table:style-name="ce380" table:formula="of:=TEXT([.AY17];&quot;NN&quot;)" office:value-type="string" office:string-value="V" calcext:value-type="string">
            <text:p>V</text:p>
          </table:table-cell>
          <table:table-cell table:style-name="ce380" table:formula="of:=TEXT([.AZ17];&quot;NN&quot;)" office:value-type="string" office:string-value="H" calcext:value-type="string">
            <text:p>H</text:p>
          </table:table-cell>
          <table:table-cell table:style-name="ce380" table:formula="of:=TEXT([.BA17];&quot;NN&quot;)" office:value-type="string" office:string-value="K" calcext:value-type="string">
            <text:p>K</text:p>
          </table:table-cell>
          <table:table-cell table:style-name="ce380" table:formula="of:=TEXT([.BB17];&quot;NN&quot;)" office:value-type="string" office:string-value="Sze" calcext:value-type="string">
            <text:p>Sze</text:p>
          </table:table-cell>
          <table:table-cell table:style-name="ce380" table:formula="of:=TEXT([.BC17];&quot;NN&quot;)" office:value-type="string" office:string-value="Cs" calcext:value-type="string">
            <text:p>Cs</text:p>
          </table:table-cell>
          <table:table-cell table:style-name="ce380" table:formula="of:=TEXT([.BD17];&quot;NN&quot;)" office:value-type="string" office:string-value="P" calcext:value-type="string">
            <text:p>P</text:p>
          </table:table-cell>
          <table:table-cell table:style-name="ce380" table:formula="of:=TEXT([.BE17];&quot;NN&quot;)" office:value-type="string" office:string-value="Szo" calcext:value-type="string">
            <text:p>Szo</text:p>
          </table:table-cell>
          <table:table-cell table:style-name="ce380" table:formula="of:=TEXT([.BF17];&quot;NN&quot;)" office:value-type="string" office:string-value="V" calcext:value-type="string">
            <text:p>V</text:p>
          </table:table-cell>
          <table:table-cell table:style-name="ce380" table:formula="of:=TEXT([.BG17];&quot;NN&quot;)" office:value-type="string" office:string-value="H" calcext:value-type="string">
            <text:p>H</text:p>
          </table:table-cell>
          <table:table-cell table:style-name="ce380" table:formula="of:=TEXT([.BH17];&quot;NN&quot;)" office:value-type="string" office:string-value="K" calcext:value-type="string">
            <text:p>K</text:p>
          </table:table-cell>
          <table:table-cell table:style-name="ce380" table:formula="of:=TEXT([.BI17];&quot;NN&quot;)" office:value-type="string" office:string-value="Sze" calcext:value-type="string">
            <text:p>Sze</text:p>
          </table:table-cell>
          <table:table-cell table:style-name="ce380" table:formula="of:=TEXT([.BJ17];&quot;NN&quot;)" office:value-type="string" office:string-value="Cs" calcext:value-type="string">
            <text:p>Cs</text:p>
          </table:table-cell>
          <table:table-cell table:style-name="ce380" table:formula="of:=TEXT([.BK17];&quot;NN&quot;)" office:value-type="string" office:string-value="P" calcext:value-type="string">
            <text:p>P</text:p>
          </table:table-cell>
          <table:table-cell table:style-name="ce380" table:formula="of:=TEXT([.BL17];&quot;NN&quot;)" office:value-type="string" office:string-value="Szo" calcext:value-type="string">
            <text:p>Szo</text:p>
          </table:table-cell>
          <table:table-cell table:style-name="ce380" table:formula="of:=TEXT([.BM17];&quot;NN&quot;)" office:value-type="string" office:string-value="V" calcext:value-type="string">
            <text:p>V</text:p>
          </table:table-cell>
          <table:table-cell table:style-name="ce403" table:formula="of:=TEXT([.BN17];&quot;NN&quot;)" office:value-type="string" office:string-value="H" calcext:value-type="string">
            <text:p>H</text:p>
          </table:table-cell>
          <table:table-cell table:style-name="ce401"/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rcius</text:p>
          </table:table-cell>
          <table:table-cell table:style-name="ce352" office:value-type="string" calcext:value-type="string">
            <text:p>A</text:p>
          </table:table-cell>
          <table:table-cell table:style-name="ce366" table:formula="of:=MUSZAK8([.C17];1)" office:value-type="string" office:string-value="Du" calcext:value-type="string">
            <text:p>Du</text:p>
          </table:table-cell>
          <table:table-cell table:style-name="ce381" table:formula="of:=MUSZAK8([.D17];1)" office:value-type="string" office:string-value="P" calcext:value-type="string">
            <text:p>P</text:p>
          </table:table-cell>
          <table:table-cell table:style-name="ce387" table:formula="of:=MUSZAK8([.E17];1)" office:value-type="string" office:string-value="N" calcext:value-type="string">
            <text:p>N</text:p>
          </table:table-cell>
          <table:table-cell table:style-name="ce387" table:formula="of:=MUSZAK8([.F17];1)" office:value-type="string" office:string-value="N" calcext:value-type="string">
            <text:p>N</text:p>
          </table:table-cell>
          <table:table-cell table:style-name="ce387" table:formula="of:=MUSZAK8([.G17];1)" office:value-type="string" office:string-value="N" calcext:value-type="string">
            <text:p>N</text:p>
          </table:table-cell>
          <table:table-cell table:style-name="ce387" table:formula="of:=MUSZAK8([.H17];1)" office:value-type="string" office:string-value="N" calcext:value-type="string">
            <text:p>N</text:p>
          </table:table-cell>
          <table:table-cell table:style-name="ce387" table:formula="of:=MUSZAK8([.I17];1)" office:value-type="string" office:string-value="P" calcext:value-type="string">
            <text:p>P</text:p>
          </table:table-cell>
          <table:table-cell table:style-name="ce387" table:formula="of:=MUSZAK8([.J17];1)" office:value-type="string" office:string-value="P" calcext:value-type="string">
            <text:p>P</text:p>
          </table:table-cell>
          <table:table-cell table:style-name="ce387" table:formula="of:=MUSZAK8([.K17];1)" office:value-type="string" office:string-value="É" calcext:value-type="string">
            <text:p>É</text:p>
          </table:table-cell>
          <table:table-cell table:style-name="ce387" table:formula="of:=MUSZAK8([.L17];1)" office:value-type="string" office:string-value="É" calcext:value-type="string">
            <text:p>É</text:p>
          </table:table-cell>
          <table:table-cell table:style-name="ce387" table:formula="of:=MUSZAK8([.M17];1)" office:value-type="string" office:string-value="É" calcext:value-type="string">
            <text:p>É</text:p>
          </table:table-cell>
          <table:table-cell table:style-name="ce387" table:formula="of:=MUSZAK8([.N17];1)" office:value-type="string" office:string-value="É" calcext:value-type="string">
            <text:p>É</text:p>
          </table:table-cell>
          <table:table-cell table:style-name="ce387" table:formula="of:=MUSZAK8([.O17];1)" office:value-type="string" office:string-value="P" calcext:value-type="string">
            <text:p>P</text:p>
          </table:table-cell>
          <table:table-cell table:style-name="ce387" table:formula="of:=MUSZAK8([.P17];1)" office:value-type="string" office:string-value="Du" calcext:value-type="string">
            <text:p>Du</text:p>
          </table:table-cell>
          <table:table-cell table:style-name="ce387" table:formula="of:=MUSZAK8([.Q17];1)" office:value-type="string" office:string-value="Du" calcext:value-type="string">
            <text:p>Du</text:p>
          </table:table-cell>
          <table:table-cell table:style-name="ce387" table:formula="of:=MUSZAK8([.R17];1)" office:value-type="string" office:string-value="Du" calcext:value-type="string">
            <text:p>Du</text:p>
          </table:table-cell>
          <table:table-cell table:style-name="ce387" table:formula="of:=MUSZAK8([.S17];1)" office:value-type="string" office:string-value="Du" calcext:value-type="string">
            <text:p>Du</text:p>
          </table:table-cell>
          <table:table-cell table:style-name="ce387" table:formula="of:=MUSZAK8([.T17];1)" office:value-type="string" office:string-value="P" calcext:value-type="string">
            <text:p>P</text:p>
          </table:table-cell>
          <table:table-cell table:style-name="ce387" table:formula="of:=MUSZAK8([.U17];1)" office:value-type="string" office:string-value="N" calcext:value-type="string">
            <text:p>N</text:p>
          </table:table-cell>
          <table:table-cell table:style-name="ce387" table:formula="of:=MUSZAK8([.V17];1)" office:value-type="string" office:string-value="N" calcext:value-type="string">
            <text:p>N</text:p>
          </table:table-cell>
          <table:table-cell table:style-name="ce387" table:formula="of:=MUSZAK8([.W17];1)" office:value-type="string" office:string-value="N" calcext:value-type="string">
            <text:p>N</text:p>
          </table:table-cell>
          <table:table-cell table:style-name="ce387" table:formula="of:=MUSZAK8([.X17];1)" office:value-type="string" office:string-value="N" calcext:value-type="string">
            <text:p>N</text:p>
          </table:table-cell>
          <table:table-cell table:style-name="ce387" table:formula="of:=MUSZAK8([.Y17];1)" office:value-type="string" office:string-value="P" calcext:value-type="string">
            <text:p>P</text:p>
          </table:table-cell>
          <table:table-cell table:style-name="ce387" table:formula="of:=MUSZAK8([.Z17];1)" office:value-type="string" office:string-value="P" calcext:value-type="string">
            <text:p>P</text:p>
          </table:table-cell>
          <table:table-cell table:style-name="ce387" table:formula="of:=MUSZAK8([.AA17];1)" office:value-type="string" office:string-value="É" calcext:value-type="string">
            <text:p>É</text:p>
          </table:table-cell>
          <table:table-cell table:style-name="ce387" table:formula="of:=MUSZAK8([.AB17];1)" office:value-type="string" office:string-value="É" calcext:value-type="string">
            <text:p>É</text:p>
          </table:table-cell>
          <table:table-cell table:style-name="ce387" table:formula="of:=MUSZAK8([.AC17];1)" office:value-type="string" office:string-value="É" calcext:value-type="string">
            <text:p>É</text:p>
          </table:table-cell>
          <table:table-cell table:style-name="ce387" table:formula="of:=MUSZAK8([.AD17];1)" office:value-type="string" office:string-value="É" calcext:value-type="string">
            <text:p>É</text:p>
          </table:table-cell>
          <table:table-cell table:style-name="ce387" table:formula="of:=MUSZAK8([.AE17];1)" office:value-type="string" office:string-value="P" calcext:value-type="string">
            <text:p>P</text:p>
          </table:table-cell>
          <table:table-cell table:style-name="ce387" table:formula="of:=MUSZAK8([.AF17];1)" office:value-type="string" office:string-value="Du" calcext:value-type="string">
            <text:p>Du</text:p>
          </table:table-cell>
          <table:table-cell table:style-name="ce413" table:formula="of:=MUSZAK8([.AG17];1)" office:value-type="string" office:string-value="Du" calcext:value-type="string">
            <text:p>Du</text:p>
          </table:table-cell>
          <table:table-cell table:style-name="ce419"/>
          <table:table-cell table:style-name="ce425" office:value-type="string" calcext:value-type="string" table:number-columns-spanned="1" table:number-rows-spanned="4">
            <text:p>Szeptember</text:p>
          </table:table-cell>
          <table:table-cell table:style-name="ce487" office:value-type="string" calcext:value-type="string">
            <text:p>A</text:p>
          </table:table-cell>
          <table:table-cell table:style-name="ce359" table:formula="of:=MUSZAK8([.AK17];1)" office:value-type="string" office:string-value="É" calcext:value-type="string">
            <text:p>É</text:p>
          </table:table-cell>
          <table:table-cell table:style-name="ce376" table:formula="of:=MUSZAK8([.AL17];1)" office:value-type="string" office:string-value="É" calcext:value-type="string">
            <text:p>É</text:p>
          </table:table-cell>
          <table:table-cell table:style-name="ce376" table:formula="of:=MUSZAK8([.AM17];1)" office:value-type="string" office:string-value="É" calcext:value-type="string">
            <text:p>É</text:p>
          </table:table-cell>
          <table:table-cell table:style-name="ce376" table:formula="of:=MUSZAK8([.AN17];1)" office:value-type="string" office:string-value="É" calcext:value-type="string">
            <text:p>É</text:p>
          </table:table-cell>
          <table:table-cell table:style-name="ce376" table:formula="of:=MUSZAK8([.AO17];1)" office:value-type="string" office:string-value="P" calcext:value-type="string">
            <text:p>P</text:p>
          </table:table-cell>
          <table:table-cell table:style-name="ce376" table:formula="of:=MUSZAK8([.AP17];1)" office:value-type="string" office:string-value="Du" calcext:value-type="string">
            <text:p>Du</text:p>
          </table:table-cell>
          <table:table-cell table:style-name="ce376" table:formula="of:=MUSZAK8([.AQ17];1)" office:value-type="string" office:string-value="Du" calcext:value-type="string">
            <text:p>Du</text:p>
          </table:table-cell>
          <table:table-cell table:style-name="ce376" table:formula="of:=MUSZAK8([.AR17];1)" office:value-type="string" office:string-value="Du" calcext:value-type="string">
            <text:p>Du</text:p>
          </table:table-cell>
          <table:table-cell table:style-name="ce376" table:formula="of:=MUSZAK8([.AS17];1)" office:value-type="string" office:string-value="Du" calcext:value-type="string">
            <text:p>Du</text:p>
          </table:table-cell>
          <table:table-cell table:style-name="ce376" table:formula="of:=MUSZAK8([.AT17];1)" office:value-type="string" office:string-value="P" calcext:value-type="string">
            <text:p>P</text:p>
          </table:table-cell>
          <table:table-cell table:style-name="ce376" table:formula="of:=MUSZAK8([.AU17];1)" office:value-type="string" office:string-value="N" calcext:value-type="string">
            <text:p>N</text:p>
          </table:table-cell>
          <table:table-cell table:style-name="ce376" table:formula="of:=MUSZAK8([.AV17];1)" office:value-type="string" office:string-value="N" calcext:value-type="string">
            <text:p>N</text:p>
          </table:table-cell>
          <table:table-cell table:style-name="ce376" table:formula="of:=MUSZAK8([.AW17];1)" office:value-type="string" office:string-value="N" calcext:value-type="string">
            <text:p>N</text:p>
          </table:table-cell>
          <table:table-cell table:style-name="ce376" table:formula="of:=MUSZAK8([.AX17];1)" office:value-type="string" office:string-value="N" calcext:value-type="string">
            <text:p>N</text:p>
          </table:table-cell>
          <table:table-cell table:style-name="ce376" table:formula="of:=MUSZAK8([.AY17];1)" office:value-type="string" office:string-value="P" calcext:value-type="string">
            <text:p>P</text:p>
          </table:table-cell>
          <table:table-cell table:style-name="ce376" table:formula="of:=MUSZAK8([.AZ17];1)" office:value-type="string" office:string-value="P" calcext:value-type="string">
            <text:p>P</text:p>
          </table:table-cell>
          <table:table-cell table:style-name="ce376" table:formula="of:=MUSZAK8([.BA17];1)" office:value-type="string" office:string-value="É" calcext:value-type="string">
            <text:p>É</text:p>
          </table:table-cell>
          <table:table-cell table:style-name="ce376" table:formula="of:=MUSZAK8([.BB17];1)" office:value-type="string" office:string-value="É" calcext:value-type="string">
            <text:p>É</text:p>
          </table:table-cell>
          <table:table-cell table:style-name="ce376" table:formula="of:=MUSZAK8([.BC17];1)" office:value-type="string" office:string-value="É" calcext:value-type="string">
            <text:p>É</text:p>
          </table:table-cell>
          <table:table-cell table:style-name="ce376" table:formula="of:=MUSZAK8([.BD17];1)" office:value-type="string" office:string-value="É" calcext:value-type="string">
            <text:p>É</text:p>
          </table:table-cell>
          <table:table-cell table:style-name="ce376" table:formula="of:=MUSZAK8([.BE17];1)" office:value-type="string" office:string-value="P" calcext:value-type="string">
            <text:p>P</text:p>
          </table:table-cell>
          <table:table-cell table:style-name="ce376" table:formula="of:=MUSZAK8([.BF17];1)" office:value-type="string" office:string-value="Du" calcext:value-type="string">
            <text:p>Du</text:p>
          </table:table-cell>
          <table:table-cell table:style-name="ce376" table:formula="of:=MUSZAK8([.BG17];1)" office:value-type="string" office:string-value="Du" calcext:value-type="string">
            <text:p>Du</text:p>
          </table:table-cell>
          <table:table-cell table:style-name="ce376" table:formula="of:=MUSZAK8([.BH17];1)" office:value-type="string" office:string-value="Du" calcext:value-type="string">
            <text:p>Du</text:p>
          </table:table-cell>
          <table:table-cell table:style-name="ce376" table:formula="of:=MUSZAK8([.BI17];1)" office:value-type="string" office:string-value="Du" calcext:value-type="string">
            <text:p>Du</text:p>
          </table:table-cell>
          <table:table-cell table:style-name="ce376" table:formula="of:=MUSZAK8([.BJ17];1)" office:value-type="string" office:string-value="P" calcext:value-type="string">
            <text:p>P</text:p>
          </table:table-cell>
          <table:table-cell table:style-name="ce376" table:formula="of:=MUSZAK8([.BK17];1)" office:value-type="string" office:string-value="N" calcext:value-type="string">
            <text:p>N</text:p>
          </table:table-cell>
          <table:table-cell table:style-name="ce376" table:formula="of:=MUSZAK8([.BL17];1)" office:value-type="string" office:string-value="N" calcext:value-type="string">
            <text:p>N</text:p>
          </table:table-cell>
          <table:table-cell table:style-name="ce376" table:formula="of:=MUSZAK8([.BM17];1)" office:value-type="string" office:string-value="N" calcext:value-type="string">
            <text:p>N</text:p>
          </table:table-cell>
          <table:table-cell table:style-name="ce404" table:formula="of:=MUSZAK8([.BN17];1)" office:value-type="string" office:string-value="N" calcext:value-type="string">
            <text:p>N</text:p>
          </table:table-cell>
          <table:table-cell table:style-name="ce363"/>
          <table:table-cell table:style-name="ce449"/>
          <table:table-cell table:number-columns-repeated="956"/>
        </table:table-row>
        <table:table-row table:style-name="ro4">
          <table:covered-table-cell table:style-name="ce6"/>
          <table:table-cell table:style-name="ce353" office:value-type="string" calcext:value-type="string">
            <text:p>B</text:p>
          </table:table-cell>
          <table:table-cell table:style-name="ce367" table:formula="of:=MUSZAK8([.C17];2)" office:value-type="string" office:string-value="P" calcext:value-type="string">
            <text:p>P</text:p>
          </table:table-cell>
          <table:table-cell table:style-name="ce382" table:formula="of:=MUSZAK8([.D17];2)" office:value-type="string" office:string-value="Du" calcext:value-type="string">
            <text:p>Du</text:p>
          </table:table-cell>
          <table:table-cell table:style-name="ce382" table:formula="of:=MUSZAK8([.E17];2)" office:value-type="string" office:string-value="Du" calcext:value-type="string">
            <text:p>Du</text:p>
          </table:table-cell>
          <table:table-cell table:style-name="ce382" table:formula="of:=MUSZAK8([.F17];2)" office:value-type="string" office:string-value="Du" calcext:value-type="string">
            <text:p>Du</text:p>
          </table:table-cell>
          <table:table-cell table:style-name="ce382" table:formula="of:=MUSZAK8([.G17];2)" office:value-type="string" office:string-value="Du" calcext:value-type="string">
            <text:p>Du</text:p>
          </table:table-cell>
          <table:table-cell table:style-name="ce382" table:formula="of:=MUSZAK8([.H17];2)" office:value-type="string" office:string-value="P" calcext:value-type="string">
            <text:p>P</text:p>
          </table:table-cell>
          <table:table-cell table:style-name="ce382" table:formula="of:=MUSZAK8([.I17];2)" office:value-type="string" office:string-value="N" calcext:value-type="string">
            <text:p>N</text:p>
          </table:table-cell>
          <table:table-cell table:style-name="ce382" table:formula="of:=MUSZAK8([.J17];2)" office:value-type="string" office:string-value="N" calcext:value-type="string">
            <text:p>N</text:p>
          </table:table-cell>
          <table:table-cell table:style-name="ce382" table:formula="of:=MUSZAK8([.K17];2)" office:value-type="string" office:string-value="N" calcext:value-type="string">
            <text:p>N</text:p>
          </table:table-cell>
          <table:table-cell table:style-name="ce382" table:formula="of:=MUSZAK8([.L17];2)" office:value-type="string" office:string-value="N" calcext:value-type="string">
            <text:p>N</text:p>
          </table:table-cell>
          <table:table-cell table:style-name="ce382" table:formula="of:=MUSZAK8([.M17];2)" office:value-type="string" office:string-value="P" calcext:value-type="string">
            <text:p>P</text:p>
          </table:table-cell>
          <table:table-cell table:style-name="ce382" table:formula="of:=MUSZAK8([.N17];2)" office:value-type="string" office:string-value="P" calcext:value-type="string">
            <text:p>P</text:p>
          </table:table-cell>
          <table:table-cell table:style-name="ce382" table:formula="of:=MUSZAK8([.O17];2)" office:value-type="string" office:string-value="É" calcext:value-type="string">
            <text:p>É</text:p>
          </table:table-cell>
          <table:table-cell table:style-name="ce382" table:formula="of:=MUSZAK8([.P17];2)" office:value-type="string" office:string-value="É" calcext:value-type="string">
            <text:p>É</text:p>
          </table:table-cell>
          <table:table-cell table:style-name="ce382" table:formula="of:=MUSZAK8([.Q17];2)" office:value-type="string" office:string-value="É" calcext:value-type="string">
            <text:p>É</text:p>
          </table:table-cell>
          <table:table-cell table:style-name="ce382" table:formula="of:=MUSZAK8([.R17];2)" office:value-type="string" office:string-value="É" calcext:value-type="string">
            <text:p>É</text:p>
          </table:table-cell>
          <table:table-cell table:style-name="ce382" table:formula="of:=MUSZAK8([.S17];2)" office:value-type="string" office:string-value="P" calcext:value-type="string">
            <text:p>P</text:p>
          </table:table-cell>
          <table:table-cell table:style-name="ce382" table:formula="of:=MUSZAK8([.T17];2)" office:value-type="string" office:string-value="Du" calcext:value-type="string">
            <text:p>Du</text:p>
          </table:table-cell>
          <table:table-cell table:style-name="ce382" table:formula="of:=MUSZAK8([.U17];2)" office:value-type="string" office:string-value="Du" calcext:value-type="string">
            <text:p>Du</text:p>
          </table:table-cell>
          <table:table-cell table:style-name="ce382" table:formula="of:=MUSZAK8([.V17];2)" office:value-type="string" office:string-value="Du" calcext:value-type="string">
            <text:p>Du</text:p>
          </table:table-cell>
          <table:table-cell table:style-name="ce382" table:formula="of:=MUSZAK8([.W17];2)" office:value-type="string" office:string-value="Du" calcext:value-type="string">
            <text:p>Du</text:p>
          </table:table-cell>
          <table:table-cell table:style-name="ce382" table:formula="of:=MUSZAK8([.X17];2)" office:value-type="string" office:string-value="P" calcext:value-type="string">
            <text:p>P</text:p>
          </table:table-cell>
          <table:table-cell table:style-name="ce382" table:formula="of:=MUSZAK8([.Y17];2)" office:value-type="string" office:string-value="N" calcext:value-type="string">
            <text:p>N</text:p>
          </table:table-cell>
          <table:table-cell table:style-name="ce382" table:formula="of:=MUSZAK8([.Z17];2)" office:value-type="string" office:string-value="N" calcext:value-type="string">
            <text:p>N</text:p>
          </table:table-cell>
          <table:table-cell table:style-name="ce382" table:formula="of:=MUSZAK8([.AA17];2)" office:value-type="string" office:string-value="N" calcext:value-type="string">
            <text:p>N</text:p>
          </table:table-cell>
          <table:table-cell table:style-name="ce382" table:formula="of:=MUSZAK8([.AB17];2)" office:value-type="string" office:string-value="N" calcext:value-type="string">
            <text:p>N</text:p>
          </table:table-cell>
          <table:table-cell table:style-name="ce382" table:formula="of:=MUSZAK8([.AC17];2)" office:value-type="string" office:string-value="P" calcext:value-type="string">
            <text:p>P</text:p>
          </table:table-cell>
          <table:table-cell table:style-name="ce382" table:formula="of:=MUSZAK8([.AD17];2)" office:value-type="string" office:string-value="P" calcext:value-type="string">
            <text:p>P</text:p>
          </table:table-cell>
          <table:table-cell table:style-name="ce382" table:formula="of:=MUSZAK8([.AE17];2)" office:value-type="string" office:string-value="É" calcext:value-type="string">
            <text:p>É</text:p>
          </table:table-cell>
          <table:table-cell table:style-name="ce382" table:formula="of:=MUSZAK8([.AF17];2)" office:value-type="string" office:string-value="É" calcext:value-type="string">
            <text:p>É</text:p>
          </table:table-cell>
          <table:table-cell table:style-name="ce414" table:formula="of:=MUSZAK8([.AG17];2)" office:value-type="string" office:string-value="É" calcext:value-type="string">
            <text:p>É</text:p>
          </table:table-cell>
          <table:table-cell table:style-name="ce419"/>
          <table:covered-table-cell table:style-name="ce426"/>
          <table:table-cell table:style-name="ce488" office:value-type="string" calcext:value-type="string">
            <text:p>B</text:p>
          </table:table-cell>
          <table:table-cell table:style-name="ce360" table:formula="of:=MUSZAK8([.AK17];2)" office:value-type="string" office:string-value="N" calcext:value-type="string">
            <text:p>N</text:p>
          </table:table-cell>
          <table:table-cell table:style-name="ce377" table:formula="of:=MUSZAK8([.AL17];2)" office:value-type="string" office:string-value="N" calcext:value-type="string">
            <text:p>N</text:p>
          </table:table-cell>
          <table:table-cell table:style-name="ce377" table:formula="of:=MUSZAK8([.AM17];2)" office:value-type="string" office:string-value="P" calcext:value-type="string">
            <text:p>P</text:p>
          </table:table-cell>
          <table:table-cell table:style-name="ce377" table:formula="of:=MUSZAK8([.AN17];2)" office:value-type="string" office:string-value="P" calcext:value-type="string">
            <text:p>P</text:p>
          </table:table-cell>
          <table:table-cell table:style-name="ce377" table:formula="of:=MUSZAK8([.AO17];2)" office:value-type="string" office:string-value="É" calcext:value-type="string">
            <text:p>É</text:p>
          </table:table-cell>
          <table:table-cell table:style-name="ce377" table:formula="of:=MUSZAK8([.AP17];2)" office:value-type="string" office:string-value="É" calcext:value-type="string">
            <text:p>É</text:p>
          </table:table-cell>
          <table:table-cell table:style-name="ce377" table:formula="of:=MUSZAK8([.AQ17];2)" office:value-type="string" office:string-value="É" calcext:value-type="string">
            <text:p>É</text:p>
          </table:table-cell>
          <table:table-cell table:style-name="ce377" table:formula="of:=MUSZAK8([.AR17];2)" office:value-type="string" office:string-value="É" calcext:value-type="string">
            <text:p>É</text:p>
          </table:table-cell>
          <table:table-cell table:style-name="ce377" table:formula="of:=MUSZAK8([.AS17];2)" office:value-type="string" office:string-value="P" calcext:value-type="string">
            <text:p>P</text:p>
          </table:table-cell>
          <table:table-cell table:style-name="ce377" table:formula="of:=MUSZAK8([.AT17];2)" office:value-type="string" office:string-value="Du" calcext:value-type="string">
            <text:p>Du</text:p>
          </table:table-cell>
          <table:table-cell table:style-name="ce377" table:formula="of:=MUSZAK8([.AU17];2)" office:value-type="string" office:string-value="Du" calcext:value-type="string">
            <text:p>Du</text:p>
          </table:table-cell>
          <table:table-cell table:style-name="ce377" table:formula="of:=MUSZAK8([.AV17];2)" office:value-type="string" office:string-value="Du" calcext:value-type="string">
            <text:p>Du</text:p>
          </table:table-cell>
          <table:table-cell table:style-name="ce377" table:formula="of:=MUSZAK8([.AW17];2)" office:value-type="string" office:string-value="Du" calcext:value-type="string">
            <text:p>Du</text:p>
          </table:table-cell>
          <table:table-cell table:style-name="ce377" table:formula="of:=MUSZAK8([.AX17];2)" office:value-type="string" office:string-value="P" calcext:value-type="string">
            <text:p>P</text:p>
          </table:table-cell>
          <table:table-cell table:style-name="ce377" table:formula="of:=MUSZAK8([.AY17];2)" office:value-type="string" office:string-value="N" calcext:value-type="string">
            <text:p>N</text:p>
          </table:table-cell>
          <table:table-cell table:style-name="ce377" table:formula="of:=MUSZAK8([.AZ17];2)" office:value-type="string" office:string-value="N" calcext:value-type="string">
            <text:p>N</text:p>
          </table:table-cell>
          <table:table-cell table:style-name="ce377" table:formula="of:=MUSZAK8([.BA17];2)" office:value-type="string" office:string-value="N" calcext:value-type="string">
            <text:p>N</text:p>
          </table:table-cell>
          <table:table-cell table:style-name="ce377" table:formula="of:=MUSZAK8([.BB17];2)" office:value-type="string" office:string-value="N" calcext:value-type="string">
            <text:p>N</text:p>
          </table:table-cell>
          <table:table-cell table:style-name="ce377" table:formula="of:=MUSZAK8([.BC17];2)" office:value-type="string" office:string-value="P" calcext:value-type="string">
            <text:p>P</text:p>
          </table:table-cell>
          <table:table-cell table:style-name="ce377" table:formula="of:=MUSZAK8([.BD17];2)" office:value-type="string" office:string-value="P" calcext:value-type="string">
            <text:p>P</text:p>
          </table:table-cell>
          <table:table-cell table:style-name="ce377" table:formula="of:=MUSZAK8([.BE17];2)" office:value-type="string" office:string-value="É" calcext:value-type="string">
            <text:p>É</text:p>
          </table:table-cell>
          <table:table-cell table:style-name="ce377" table:formula="of:=MUSZAK8([.BF17];2)" office:value-type="string" office:string-value="É" calcext:value-type="string">
            <text:p>É</text:p>
          </table:table-cell>
          <table:table-cell table:style-name="ce377" table:formula="of:=MUSZAK8([.BG17];2)" office:value-type="string" office:string-value="É" calcext:value-type="string">
            <text:p>É</text:p>
          </table:table-cell>
          <table:table-cell table:style-name="ce377" table:formula="of:=MUSZAK8([.BH17];2)" office:value-type="string" office:string-value="É" calcext:value-type="string">
            <text:p>É</text:p>
          </table:table-cell>
          <table:table-cell table:style-name="ce377" table:formula="of:=MUSZAK8([.BI17];2)" office:value-type="string" office:string-value="P" calcext:value-type="string">
            <text:p>P</text:p>
          </table:table-cell>
          <table:table-cell table:style-name="ce377" table:formula="of:=MUSZAK8([.BJ17];2)" office:value-type="string" office:string-value="Du" calcext:value-type="string">
            <text:p>Du</text:p>
          </table:table-cell>
          <table:table-cell table:style-name="ce377" table:formula="of:=MUSZAK8([.BK17];2)" office:value-type="string" office:string-value="Du" calcext:value-type="string">
            <text:p>Du</text:p>
          </table:table-cell>
          <table:table-cell table:style-name="ce377" table:formula="of:=MUSZAK8([.BL17];2)" office:value-type="string" office:string-value="Du" calcext:value-type="string">
            <text:p>Du</text:p>
          </table:table-cell>
          <table:table-cell table:style-name="ce377" table:formula="of:=MUSZAK8([.BM17];2)" office:value-type="string" office:string-value="Du" calcext:value-type="string">
            <text:p>Du</text:p>
          </table:table-cell>
          <table:table-cell table:style-name="ce405" table:formula="of:=MUSZAK8([.BN17];2)" office:value-type="string" office:string-value="P" calcext:value-type="string">
            <text:p>P</text:p>
          </table:table-cell>
          <table:table-cell table:style-name="ce363"/>
          <table:table-cell table:style-name="ce449"/>
          <table:table-cell table:number-columns-repeated="956"/>
        </table:table-row>
        <table:table-row table:style-name="ro4">
          <table:covered-table-cell table:style-name="ce6"/>
          <table:table-cell table:style-name="ce354" office:value-type="string" calcext:value-type="string">
            <text:p>C</text:p>
          </table:table-cell>
          <table:table-cell table:style-name="ce367" table:formula="of:=MUSZAK8([.C17];3)" office:value-type="string" office:string-value="É" calcext:value-type="string">
            <text:p>É</text:p>
          </table:table-cell>
          <table:table-cell table:style-name="ce382" table:formula="of:=MUSZAK8([.D17];3)" office:value-type="string" office:string-value="É" calcext:value-type="string">
            <text:p>É</text:p>
          </table:table-cell>
          <table:table-cell table:style-name="ce382" table:formula="of:=MUSZAK8([.E17];3)" office:value-type="string" office:string-value="É" calcext:value-type="string">
            <text:p>É</text:p>
          </table:table-cell>
          <table:table-cell table:style-name="ce382" table:formula="of:=MUSZAK8([.F17];3)" office:value-type="string" office:string-value="É" calcext:value-type="string">
            <text:p>É</text:p>
          </table:table-cell>
          <table:table-cell table:style-name="ce382" table:formula="of:=MUSZAK8([.G17];3)" office:value-type="string" office:string-value="P" calcext:value-type="string">
            <text:p>P</text:p>
          </table:table-cell>
          <table:table-cell table:style-name="ce382" table:formula="of:=MUSZAK8([.H17];3)" office:value-type="string" office:string-value="Du" calcext:value-type="string">
            <text:p>Du</text:p>
          </table:table-cell>
          <table:table-cell table:style-name="ce382" table:formula="of:=MUSZAK8([.I17];3)" office:value-type="string" office:string-value="Du" calcext:value-type="string">
            <text:p>Du</text:p>
          </table:table-cell>
          <table:table-cell table:style-name="ce382" table:formula="of:=MUSZAK8([.J17];3)" office:value-type="string" office:string-value="Du" calcext:value-type="string">
            <text:p>Du</text:p>
          </table:table-cell>
          <table:table-cell table:style-name="ce382" table:formula="of:=MUSZAK8([.K17];3)" office:value-type="string" office:string-value="Du" calcext:value-type="string">
            <text:p>Du</text:p>
          </table:table-cell>
          <table:table-cell table:style-name="ce382" table:formula="of:=MUSZAK8([.L17];3)" office:value-type="string" office:string-value="P" calcext:value-type="string">
            <text:p>P</text:p>
          </table:table-cell>
          <table:table-cell table:style-name="ce382" table:formula="of:=MUSZAK8([.M17];3)" office:value-type="string" office:string-value="N" calcext:value-type="string">
            <text:p>N</text:p>
          </table:table-cell>
          <table:table-cell table:style-name="ce382" table:formula="of:=MUSZAK8([.N17];3)" office:value-type="string" office:string-value="N" calcext:value-type="string">
            <text:p>N</text:p>
          </table:table-cell>
          <table:table-cell table:style-name="ce382" table:formula="of:=MUSZAK8([.O17];3)" office:value-type="string" office:string-value="N" calcext:value-type="string">
            <text:p>N</text:p>
          </table:table-cell>
          <table:table-cell table:style-name="ce382" table:formula="of:=MUSZAK8([.P17];3)" office:value-type="string" office:string-value="N" calcext:value-type="string">
            <text:p>N</text:p>
          </table:table-cell>
          <table:table-cell table:style-name="ce382" table:formula="of:=MUSZAK8([.Q17];3)" office:value-type="string" office:string-value="P" calcext:value-type="string">
            <text:p>P</text:p>
          </table:table-cell>
          <table:table-cell table:style-name="ce382" table:formula="of:=MUSZAK8([.R17];3)" office:value-type="string" office:string-value="P" calcext:value-type="string">
            <text:p>P</text:p>
          </table:table-cell>
          <table:table-cell table:style-name="ce382" table:formula="of:=MUSZAK8([.S17];3)" office:value-type="string" office:string-value="É" calcext:value-type="string">
            <text:p>É</text:p>
          </table:table-cell>
          <table:table-cell table:style-name="ce382" table:formula="of:=MUSZAK8([.T17];3)" office:value-type="string" office:string-value="É" calcext:value-type="string">
            <text:p>É</text:p>
          </table:table-cell>
          <table:table-cell table:style-name="ce382" table:formula="of:=MUSZAK8([.U17];3)" office:value-type="string" office:string-value="É" calcext:value-type="string">
            <text:p>É</text:p>
          </table:table-cell>
          <table:table-cell table:style-name="ce382" table:formula="of:=MUSZAK8([.V17];3)" office:value-type="string" office:string-value="É" calcext:value-type="string">
            <text:p>É</text:p>
          </table:table-cell>
          <table:table-cell table:style-name="ce382" table:formula="of:=MUSZAK8([.W17];3)" office:value-type="string" office:string-value="P" calcext:value-type="string">
            <text:p>P</text:p>
          </table:table-cell>
          <table:table-cell table:style-name="ce382" table:formula="of:=MUSZAK8([.X17];3)" office:value-type="string" office:string-value="Du" calcext:value-type="string">
            <text:p>Du</text:p>
          </table:table-cell>
          <table:table-cell table:style-name="ce382" table:formula="of:=MUSZAK8([.Y17];3)" office:value-type="string" office:string-value="Du" calcext:value-type="string">
            <text:p>Du</text:p>
          </table:table-cell>
          <table:table-cell table:style-name="ce382" table:formula="of:=MUSZAK8([.Z17];3)" office:value-type="string" office:string-value="Du" calcext:value-type="string">
            <text:p>Du</text:p>
          </table:table-cell>
          <table:table-cell table:style-name="ce382" table:formula="of:=MUSZAK8([.AA17];3)" office:value-type="string" office:string-value="Du" calcext:value-type="string">
            <text:p>Du</text:p>
          </table:table-cell>
          <table:table-cell table:style-name="ce382" table:formula="of:=MUSZAK8([.AB17];3)" office:value-type="string" office:string-value="P" calcext:value-type="string">
            <text:p>P</text:p>
          </table:table-cell>
          <table:table-cell table:style-name="ce382" table:formula="of:=MUSZAK8([.AC17];3)" office:value-type="string" office:string-value="N" calcext:value-type="string">
            <text:p>N</text:p>
          </table:table-cell>
          <table:table-cell table:style-name="ce382" table:formula="of:=MUSZAK8([.AD17];3)" office:value-type="string" office:string-value="N" calcext:value-type="string">
            <text:p>N</text:p>
          </table:table-cell>
          <table:table-cell table:style-name="ce382" table:formula="of:=MUSZAK8([.AE17];3)" office:value-type="string" office:string-value="N" calcext:value-type="string">
            <text:p>N</text:p>
          </table:table-cell>
          <table:table-cell table:style-name="ce382" table:formula="of:=MUSZAK8([.AF17];3)" office:value-type="string" office:string-value="N" calcext:value-type="string">
            <text:p>N</text:p>
          </table:table-cell>
          <table:table-cell table:style-name="ce414" table:formula="of:=MUSZAK8([.AG17];3)" office:value-type="string" office:string-value="P" calcext:value-type="string">
            <text:p>P</text:p>
          </table:table-cell>
          <table:table-cell table:style-name="ce419"/>
          <table:covered-table-cell table:style-name="ce426"/>
          <table:table-cell table:style-name="ce491" office:value-type="string" calcext:value-type="string">
            <text:p>C</text:p>
          </table:table-cell>
          <table:table-cell table:style-name="ce360" table:formula="of:=MUSZAK8([.AK17];3)" office:value-type="string" office:string-value="Du" calcext:value-type="string">
            <text:p>Du</text:p>
          </table:table-cell>
          <table:table-cell table:style-name="ce377" table:formula="of:=MUSZAK8([.AL17];3)" office:value-type="string" office:string-value="P" calcext:value-type="string">
            <text:p>P</text:p>
          </table:table-cell>
          <table:table-cell table:style-name="ce377" table:formula="of:=MUSZAK8([.AM17];3)" office:value-type="string" office:string-value="N" calcext:value-type="string">
            <text:p>N</text:p>
          </table:table-cell>
          <table:table-cell table:style-name="ce377" table:formula="of:=MUSZAK8([.AN17];3)" office:value-type="string" office:string-value="N" calcext:value-type="string">
            <text:p>N</text:p>
          </table:table-cell>
          <table:table-cell table:style-name="ce377" table:formula="of:=MUSZAK8([.AO17];3)" office:value-type="string" office:string-value="N" calcext:value-type="string">
            <text:p>N</text:p>
          </table:table-cell>
          <table:table-cell table:style-name="ce377" table:formula="of:=MUSZAK8([.AP17];3)" office:value-type="string" office:string-value="N" calcext:value-type="string">
            <text:p>N</text:p>
          </table:table-cell>
          <table:table-cell table:style-name="ce377" table:formula="of:=MUSZAK8([.AQ17];3)" office:value-type="string" office:string-value="P" calcext:value-type="string">
            <text:p>P</text:p>
          </table:table-cell>
          <table:table-cell table:style-name="ce377" table:formula="of:=MUSZAK8([.AR17];3)" office:value-type="string" office:string-value="P" calcext:value-type="string">
            <text:p>P</text:p>
          </table:table-cell>
          <table:table-cell table:style-name="ce377" table:formula="of:=MUSZAK8([.AS17];3)" office:value-type="string" office:string-value="É" calcext:value-type="string">
            <text:p>É</text:p>
          </table:table-cell>
          <table:table-cell table:style-name="ce377" table:formula="of:=MUSZAK8([.AT17];3)" office:value-type="string" office:string-value="É" calcext:value-type="string">
            <text:p>É</text:p>
          </table:table-cell>
          <table:table-cell table:style-name="ce377" table:formula="of:=MUSZAK8([.AU17];3)" office:value-type="string" office:string-value="É" calcext:value-type="string">
            <text:p>É</text:p>
          </table:table-cell>
          <table:table-cell table:style-name="ce377" table:formula="of:=MUSZAK8([.AV17];3)" office:value-type="string" office:string-value="É" calcext:value-type="string">
            <text:p>É</text:p>
          </table:table-cell>
          <table:table-cell table:style-name="ce377" table:formula="of:=MUSZAK8([.AW17];3)" office:value-type="string" office:string-value="P" calcext:value-type="string">
            <text:p>P</text:p>
          </table:table-cell>
          <table:table-cell table:style-name="ce377" table:formula="of:=MUSZAK8([.AX17];3)" office:value-type="string" office:string-value="Du" calcext:value-type="string">
            <text:p>Du</text:p>
          </table:table-cell>
          <table:table-cell table:style-name="ce377" table:formula="of:=MUSZAK8([.AY17];3)" office:value-type="string" office:string-value="Du" calcext:value-type="string">
            <text:p>Du</text:p>
          </table:table-cell>
          <table:table-cell table:style-name="ce377" table:formula="of:=MUSZAK8([.AZ17];3)" office:value-type="string" office:string-value="Du" calcext:value-type="string">
            <text:p>Du</text:p>
          </table:table-cell>
          <table:table-cell table:style-name="ce377" table:formula="of:=MUSZAK8([.BA17];3)" office:value-type="string" office:string-value="Du" calcext:value-type="string">
            <text:p>Du</text:p>
          </table:table-cell>
          <table:table-cell table:style-name="ce377" table:formula="of:=MUSZAK8([.BB17];3)" office:value-type="string" office:string-value="P" calcext:value-type="string">
            <text:p>P</text:p>
          </table:table-cell>
          <table:table-cell table:style-name="ce377" table:formula="of:=MUSZAK8([.BC17];3)" office:value-type="string" office:string-value="N" calcext:value-type="string">
            <text:p>N</text:p>
          </table:table-cell>
          <table:table-cell table:style-name="ce377" table:formula="of:=MUSZAK8([.BD17];3)" office:value-type="string" office:string-value="N" calcext:value-type="string">
            <text:p>N</text:p>
          </table:table-cell>
          <table:table-cell table:style-name="ce377" table:formula="of:=MUSZAK8([.BE17];3)" office:value-type="string" office:string-value="N" calcext:value-type="string">
            <text:p>N</text:p>
          </table:table-cell>
          <table:table-cell table:style-name="ce377" table:formula="of:=MUSZAK8([.BF17];3)" office:value-type="string" office:string-value="N" calcext:value-type="string">
            <text:p>N</text:p>
          </table:table-cell>
          <table:table-cell table:style-name="ce377" table:formula="of:=MUSZAK8([.BG17];3)" office:value-type="string" office:string-value="P" calcext:value-type="string">
            <text:p>P</text:p>
          </table:table-cell>
          <table:table-cell table:style-name="ce377" table:formula="of:=MUSZAK8([.BH17];3)" office:value-type="string" office:string-value="P" calcext:value-type="string">
            <text:p>P</text:p>
          </table:table-cell>
          <table:table-cell table:style-name="ce377" table:formula="of:=MUSZAK8([.BI17];3)" office:value-type="string" office:string-value="É" calcext:value-type="string">
            <text:p>É</text:p>
          </table:table-cell>
          <table:table-cell table:style-name="ce377" table:formula="of:=MUSZAK8([.BJ17];3)" office:value-type="string" office:string-value="É" calcext:value-type="string">
            <text:p>É</text:p>
          </table:table-cell>
          <table:table-cell table:style-name="ce377" table:formula="of:=MUSZAK8([.BK17];3)" office:value-type="string" office:string-value="É" calcext:value-type="string">
            <text:p>É</text:p>
          </table:table-cell>
          <table:table-cell table:style-name="ce377" table:formula="of:=MUSZAK8([.BL17];3)" office:value-type="string" office:string-value="É" calcext:value-type="string">
            <text:p>É</text:p>
          </table:table-cell>
          <table:table-cell table:style-name="ce377" table:formula="of:=MUSZAK8([.BM17];3)" office:value-type="string" office:string-value="P" calcext:value-type="string">
            <text:p>P</text:p>
          </table:table-cell>
          <table:table-cell table:style-name="ce405" table:formula="of:=MUSZAK8([.BN17];3)" office:value-type="string" office:string-value="Du" calcext:value-type="string">
            <text:p>Du</text:p>
          </table:table-cell>
          <table:table-cell table:style-name="ce363"/>
          <table:table-cell table:style-name="ce449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68" table:formula="of:=MUSZAK8([.C17];4)" office:value-type="string" office:string-value="N" calcext:value-type="string">
            <text:p>N</text:p>
          </table:table-cell>
          <table:table-cell table:style-name="ce383" table:formula="of:=MUSZAK8([.D17];4)" office:value-type="string" office:string-value="N" calcext:value-type="string">
            <text:p>N</text:p>
          </table:table-cell>
          <table:table-cell table:style-name="ce383" table:formula="of:=MUSZAK8([.E17];4)" office:value-type="string" office:string-value="P" calcext:value-type="string">
            <text:p>P</text:p>
          </table:table-cell>
          <table:table-cell table:style-name="ce383" table:formula="of:=MUSZAK8([.F17];4)" office:value-type="string" office:string-value="P" calcext:value-type="string">
            <text:p>P</text:p>
          </table:table-cell>
          <table:table-cell table:style-name="ce389" table:formula="of:=MUSZAK8([.G17];4)" office:value-type="string" office:string-value="É" calcext:value-type="string">
            <text:p>É</text:p>
          </table:table-cell>
          <table:table-cell table:style-name="ce389" table:formula="of:=MUSZAK8([.H17];4)" office:value-type="string" office:string-value="É" calcext:value-type="string">
            <text:p>É</text:p>
          </table:table-cell>
          <table:table-cell table:style-name="ce383" table:formula="of:=MUSZAK8([.I17];4)" office:value-type="string" office:string-value="É" calcext:value-type="string">
            <text:p>É</text:p>
          </table:table-cell>
          <table:table-cell table:style-name="ce383" table:formula="of:=MUSZAK8([.J17];4)" office:value-type="string" office:string-value="É" calcext:value-type="string">
            <text:p>É</text:p>
          </table:table-cell>
          <table:table-cell table:style-name="ce383" table:formula="of:=MUSZAK8([.K17];4)" office:value-type="string" office:string-value="P" calcext:value-type="string">
            <text:p>P</text:p>
          </table:table-cell>
          <table:table-cell table:style-name="ce383" table:formula="of:=MUSZAK8([.L17];4)" office:value-type="string" office:string-value="Du" calcext:value-type="string">
            <text:p>Du</text:p>
          </table:table-cell>
          <table:table-cell table:style-name="ce383" table:formula="of:=MUSZAK8([.M17];4)" office:value-type="string" office:string-value="Du" calcext:value-type="string">
            <text:p>Du</text:p>
          </table:table-cell>
          <table:table-cell table:style-name="ce383" table:formula="of:=MUSZAK8([.N17];4)" office:value-type="string" office:string-value="Du" calcext:value-type="string">
            <text:p>Du</text:p>
          </table:table-cell>
          <table:table-cell table:style-name="ce383" table:formula="of:=MUSZAK8([.O17];4)" office:value-type="string" office:string-value="Du" calcext:value-type="string">
            <text:p>Du</text:p>
          </table:table-cell>
          <table:table-cell table:style-name="ce383" table:formula="of:=MUSZAK8([.P17];4)" office:value-type="string" office:string-value="P" calcext:value-type="string">
            <text:p>P</text:p>
          </table:table-cell>
          <table:table-cell table:style-name="ce383" table:formula="of:=MUSZAK8([.Q17];4)" office:value-type="string" office:string-value="N" calcext:value-type="string">
            <text:p>N</text:p>
          </table:table-cell>
          <table:table-cell table:style-name="ce383" table:formula="of:=MUSZAK8([.R17];4)" office:value-type="string" office:string-value="N" calcext:value-type="string">
            <text:p>N</text:p>
          </table:table-cell>
          <table:table-cell table:style-name="ce383" table:formula="of:=MUSZAK8([.S17];4)" office:value-type="string" office:string-value="N" calcext:value-type="string">
            <text:p>N</text:p>
          </table:table-cell>
          <table:table-cell table:style-name="ce383" table:formula="of:=MUSZAK8([.T17];4)" office:value-type="string" office:string-value="N" calcext:value-type="string">
            <text:p>N</text:p>
          </table:table-cell>
          <table:table-cell table:style-name="ce383" table:formula="of:=MUSZAK8([.U17];4)" office:value-type="string" office:string-value="P" calcext:value-type="string">
            <text:p>P</text:p>
          </table:table-cell>
          <table:table-cell table:style-name="ce383" table:formula="of:=MUSZAK8([.V17];4)" office:value-type="string" office:string-value="P" calcext:value-type="string">
            <text:p>P</text:p>
          </table:table-cell>
          <table:table-cell table:style-name="ce383" table:formula="of:=MUSZAK8([.W17];4)" office:value-type="string" office:string-value="É" calcext:value-type="string">
            <text:p>É</text:p>
          </table:table-cell>
          <table:table-cell table:style-name="ce383" table:formula="of:=MUSZAK8([.X17];4)" office:value-type="string" office:string-value="É" calcext:value-type="string">
            <text:p>É</text:p>
          </table:table-cell>
          <table:table-cell table:style-name="ce383" table:formula="of:=MUSZAK8([.Y17];4)" office:value-type="string" office:string-value="É" calcext:value-type="string">
            <text:p>É</text:p>
          </table:table-cell>
          <table:table-cell table:style-name="ce383" table:formula="of:=MUSZAK8([.Z17];4)" office:value-type="string" office:string-value="É" calcext:value-type="string">
            <text:p>É</text:p>
          </table:table-cell>
          <table:table-cell table:style-name="ce383" table:formula="of:=MUSZAK8([.AA17];4)" office:value-type="string" office:string-value="P" calcext:value-type="string">
            <text:p>P</text:p>
          </table:table-cell>
          <table:table-cell table:style-name="ce383" table:formula="of:=MUSZAK8([.AB17];4)" office:value-type="string" office:string-value="Du" calcext:value-type="string">
            <text:p>Du</text:p>
          </table:table-cell>
          <table:table-cell table:style-name="ce383" table:formula="of:=MUSZAK8([.AC17];4)" office:value-type="string" office:string-value="Du" calcext:value-type="string">
            <text:p>Du</text:p>
          </table:table-cell>
          <table:table-cell table:style-name="ce383" table:formula="of:=MUSZAK8([.AD17];4)" office:value-type="string" office:string-value="Du" calcext:value-type="string">
            <text:p>Du</text:p>
          </table:table-cell>
          <table:table-cell table:style-name="ce383" table:formula="of:=MUSZAK8([.AE17];4)" office:value-type="string" office:string-value="Du" calcext:value-type="string">
            <text:p>Du</text:p>
          </table:table-cell>
          <table:table-cell table:style-name="ce383" table:formula="of:=MUSZAK8([.AF17];4)" office:value-type="string" office:string-value="P" calcext:value-type="string">
            <text:p>P</text:p>
          </table:table-cell>
          <table:table-cell table:style-name="ce415" table:formula="of:=MUSZAK8([.AG17];4)" office:value-type="string" office:string-value="N" calcext:value-type="string">
            <text:p>N</text:p>
          </table:table-cell>
          <table:table-cell table:style-name="ce419"/>
          <table:covered-table-cell table:style-name="ce427"/>
          <table:table-cell table:style-name="ce492" office:value-type="string" calcext:value-type="string">
            <text:p>D</text:p>
          </table:table-cell>
          <table:table-cell table:style-name="ce370" table:formula="of:=MUSZAK8([.AK17];4)" office:value-type="string" office:string-value="P" calcext:value-type="string">
            <text:p>P</text:p>
          </table:table-cell>
          <table:table-cell table:style-name="ce378" table:formula="of:=MUSZAK8([.AL17];4)" office:value-type="string" office:string-value="Du" calcext:value-type="string">
            <text:p>Du</text:p>
          </table:table-cell>
          <table:table-cell table:style-name="ce378" table:formula="of:=MUSZAK8([.AM17];4)" office:value-type="string" office:string-value="Du" calcext:value-type="string">
            <text:p>Du</text:p>
          </table:table-cell>
          <table:table-cell table:style-name="ce378" table:formula="of:=MUSZAK8([.AN17];4)" office:value-type="string" office:string-value="Du" calcext:value-type="string">
            <text:p>Du</text:p>
          </table:table-cell>
          <table:table-cell table:style-name="ce378" table:formula="of:=MUSZAK8([.AO17];4)" office:value-type="string" office:string-value="Du" calcext:value-type="string">
            <text:p>Du</text:p>
          </table:table-cell>
          <table:table-cell table:style-name="ce378" table:formula="of:=MUSZAK8([.AP17];4)" office:value-type="string" office:string-value="P" calcext:value-type="string">
            <text:p>P</text:p>
          </table:table-cell>
          <table:table-cell table:style-name="ce378" table:formula="of:=MUSZAK8([.AQ17];4)" office:value-type="string" office:string-value="N" calcext:value-type="string">
            <text:p>N</text:p>
          </table:table-cell>
          <table:table-cell table:style-name="ce378" table:formula="of:=MUSZAK8([.AR17];4)" office:value-type="string" office:string-value="N" calcext:value-type="string">
            <text:p>N</text:p>
          </table:table-cell>
          <table:table-cell table:style-name="ce378" table:formula="of:=MUSZAK8([.AS17];4)" office:value-type="string" office:string-value="N" calcext:value-type="string">
            <text:p>N</text:p>
          </table:table-cell>
          <table:table-cell table:style-name="ce378" table:formula="of:=MUSZAK8([.AT17];4)" office:value-type="string" office:string-value="N" calcext:value-type="string">
            <text:p>N</text:p>
          </table:table-cell>
          <table:table-cell table:style-name="ce378" table:formula="of:=MUSZAK8([.AU17];4)" office:value-type="string" office:string-value="P" calcext:value-type="string">
            <text:p>P</text:p>
          </table:table-cell>
          <table:table-cell table:style-name="ce378" table:formula="of:=MUSZAK8([.AV17];4)" office:value-type="string" office:string-value="P" calcext:value-type="string">
            <text:p>P</text:p>
          </table:table-cell>
          <table:table-cell table:style-name="ce378" table:formula="of:=MUSZAK8([.AW17];4)" office:value-type="string" office:string-value="É" calcext:value-type="string">
            <text:p>É</text:p>
          </table:table-cell>
          <table:table-cell table:style-name="ce378" table:formula="of:=MUSZAK8([.AX17];4)" office:value-type="string" office:string-value="É" calcext:value-type="string">
            <text:p>É</text:p>
          </table:table-cell>
          <table:table-cell table:style-name="ce378" table:formula="of:=MUSZAK8([.AY17];4)" office:value-type="string" office:string-value="É" calcext:value-type="string">
            <text:p>É</text:p>
          </table:table-cell>
          <table:table-cell table:style-name="ce378" table:formula="of:=MUSZAK8([.AZ17];4)" office:value-type="string" office:string-value="É" calcext:value-type="string">
            <text:p>É</text:p>
          </table:table-cell>
          <table:table-cell table:style-name="ce378" table:formula="of:=MUSZAK8([.BA17];4)" office:value-type="string" office:string-value="P" calcext:value-type="string">
            <text:p>P</text:p>
          </table:table-cell>
          <table:table-cell table:style-name="ce378" table:formula="of:=MUSZAK8([.BB17];4)" office:value-type="string" office:string-value="Du" calcext:value-type="string">
            <text:p>Du</text:p>
          </table:table-cell>
          <table:table-cell table:style-name="ce378" table:formula="of:=MUSZAK8([.BC17];4)" office:value-type="string" office:string-value="Du" calcext:value-type="string">
            <text:p>Du</text:p>
          </table:table-cell>
          <table:table-cell table:style-name="ce378" table:formula="of:=MUSZAK8([.BD17];4)" office:value-type="string" office:string-value="Du" calcext:value-type="string">
            <text:p>Du</text:p>
          </table:table-cell>
          <table:table-cell table:style-name="ce378" table:formula="of:=MUSZAK8([.BE17];4)" office:value-type="string" office:string-value="Du" calcext:value-type="string">
            <text:p>Du</text:p>
          </table:table-cell>
          <table:table-cell table:style-name="ce378" table:formula="of:=MUSZAK8([.BF17];4)" office:value-type="string" office:string-value="P" calcext:value-type="string">
            <text:p>P</text:p>
          </table:table-cell>
          <table:table-cell table:style-name="ce378" table:formula="of:=MUSZAK8([.BG17];4)" office:value-type="string" office:string-value="N" calcext:value-type="string">
            <text:p>N</text:p>
          </table:table-cell>
          <table:table-cell table:style-name="ce378" table:formula="of:=MUSZAK8([.BH17];4)" office:value-type="string" office:string-value="N" calcext:value-type="string">
            <text:p>N</text:p>
          </table:table-cell>
          <table:table-cell table:style-name="ce378" table:formula="of:=MUSZAK8([.BI17];4)" office:value-type="string" office:string-value="N" calcext:value-type="string">
            <text:p>N</text:p>
          </table:table-cell>
          <table:table-cell table:style-name="ce378" table:formula="of:=MUSZAK8([.BJ17];4)" office:value-type="string" office:string-value="N" calcext:value-type="string">
            <text:p>N</text:p>
          </table:table-cell>
          <table:table-cell table:style-name="ce378" table:formula="of:=MUSZAK8([.BK17];4)" office:value-type="string" office:string-value="P" calcext:value-type="string">
            <text:p>P</text:p>
          </table:table-cell>
          <table:table-cell table:style-name="ce378" table:formula="of:=MUSZAK8([.BL17];4)" office:value-type="string" office:string-value="P" calcext:value-type="string">
            <text:p>P</text:p>
          </table:table-cell>
          <table:table-cell table:style-name="ce378" table:formula="of:=MUSZAK8([.BM17];4)" office:value-type="string" office:string-value="É" calcext:value-type="string">
            <text:p>É</text:p>
          </table:table-cell>
          <table:table-cell table:style-name="ce406" table:formula="of:=MUSZAK8([.BN17];4)" office:value-type="string" office:string-value="É" calcext:value-type="string">
            <text:p>É</text:p>
          </table:table-cell>
          <table:table-cell table:style-name="ce363"/>
          <table:table-cell table:style-name="ce449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63" table:number-columns-repeated="31"/>
          <table:table-cell table:style-name="ce420"/>
          <table:table-cell table:style-name="ce363" table:number-columns-repeated="26"/>
          <table:table-cell table:style-name="ce412" table:formula="of:=IF([.BI25]=&quot;V&quot;;&quot;3→2&quot;;&quot;&quot;)">
            <text:p/>
          </table:table-cell>
          <table:table-cell table:style-name="ce412" table:formula="of:=IF([.BJ25]=&quot;V&quot;;&quot;3→2&quot;;&quot;&quot;)">
            <text:p/>
          </table:table-cell>
          <table:table-cell table:style-name="ce412" table:formula="of:=IF([.BK25]=&quot;V&quot;;&quot;3→2&quot;;&quot;&quot;)" office:value-type="string" office:string-value="3→2" calcext:value-type="string">
            <text:p>3→2</text:p>
          </table:table-cell>
          <table:table-cell table:style-name="ce412" table:formula="of:=IF([.BL25]=&quot;V&quot;;&quot;3→2&quot;;&quot;&quot;)">
            <text:p/>
          </table:table-cell>
          <table:table-cell table:style-name="ce412" table:formula="of:=IF([.BM25]=&quot;V&quot;;&quot;3→2&quot;;&quot;&quot;)">
            <text:p/>
          </table:table-cell>
          <table:table-cell table:style-name="ce412" table:formula="of:=IF([.BN25]=&quot;V&quot;;&quot;3→2&quot;;&quot;&quot;)">
            <text:p/>
          </table:table-cell>
          <table:table-cell table:style-name="ce412" table:formula="of:=IF([.BO25]=&quot;V&quot;;&quot;3→2&quot;;&quot;&quot;)">
            <text:p/>
          </table:table-cell>
          <table:table-cell table:number-columns-repeated="957"/>
        </table:table-row>
        <table:table-row table:style-name="ro4"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364" table:formula="of:=DATE([.$A$1];[.A24];1)" office:value-type="date" office:date-value="2024-04-01" calcext:value-type="date">
            <text:p>1</text:p>
          </table:table-cell>
          <table:table-cell table:style-name="ce379" table:formula="of:=[.C24]+1" office:value-type="date" office:date-value="2024-04-02" calcext:value-type="date">
            <text:p>2</text:p>
          </table:table-cell>
          <table:table-cell table:style-name="ce379" table:formula="of:=[.D24]+1" office:value-type="date" office:date-value="2024-04-03" calcext:value-type="date">
            <text:p>3</text:p>
          </table:table-cell>
          <table:table-cell table:style-name="ce379" table:formula="of:=[.E24]+1" office:value-type="date" office:date-value="2024-04-04" calcext:value-type="date">
            <text:p>4</text:p>
          </table:table-cell>
          <table:table-cell table:style-name="ce379" table:formula="of:=[.F24]+1" office:value-type="date" office:date-value="2024-04-05" calcext:value-type="date">
            <text:p>5</text:p>
          </table:table-cell>
          <table:table-cell table:style-name="ce379" table:formula="of:=[.G24]+1" office:value-type="date" office:date-value="2024-04-06" calcext:value-type="date">
            <text:p>6</text:p>
          </table:table-cell>
          <table:table-cell table:style-name="ce379" table:formula="of:=[.H24]+1" office:value-type="date" office:date-value="2024-04-07" calcext:value-type="date">
            <text:p>7</text:p>
          </table:table-cell>
          <table:table-cell table:style-name="ce379" table:formula="of:=[.I24]+1" office:value-type="date" office:date-value="2024-04-08" calcext:value-type="date">
            <text:p>8</text:p>
          </table:table-cell>
          <table:table-cell table:style-name="ce379" table:formula="of:=[.J24]+1" office:value-type="date" office:date-value="2024-04-09" calcext:value-type="date">
            <text:p>9</text:p>
          </table:table-cell>
          <table:table-cell table:style-name="ce379" table:formula="of:=[.K24]+1" office:value-type="date" office:date-value="2024-04-10" calcext:value-type="date">
            <text:p>10</text:p>
          </table:table-cell>
          <table:table-cell table:style-name="ce379" table:formula="of:=[.L24]+1" office:value-type="date" office:date-value="2024-04-11" calcext:value-type="date">
            <text:p>11</text:p>
          </table:table-cell>
          <table:table-cell table:style-name="ce379" table:formula="of:=[.M24]+1" office:value-type="date" office:date-value="2024-04-12" calcext:value-type="date">
            <text:p>12</text:p>
          </table:table-cell>
          <table:table-cell table:style-name="ce379" table:formula="of:=[.N24]+1" office:value-type="date" office:date-value="2024-04-13" calcext:value-type="date">
            <text:p>13</text:p>
          </table:table-cell>
          <table:table-cell table:style-name="ce379" table:formula="of:=[.O24]+1" office:value-type="date" office:date-value="2024-04-14" calcext:value-type="date">
            <text:p>14</text:p>
          </table:table-cell>
          <table:table-cell table:style-name="ce379" table:formula="of:=[.P24]+1" office:value-type="date" office:date-value="2024-04-15" calcext:value-type="date">
            <text:p>15</text:p>
          </table:table-cell>
          <table:table-cell table:style-name="ce379" table:formula="of:=[.Q24]+1" office:value-type="date" office:date-value="2024-04-16" calcext:value-type="date">
            <text:p>16</text:p>
          </table:table-cell>
          <table:table-cell table:style-name="ce379" table:formula="of:=[.R24]+1" office:value-type="date" office:date-value="2024-04-17" calcext:value-type="date">
            <text:p>17</text:p>
          </table:table-cell>
          <table:table-cell table:style-name="ce379" table:formula="of:=[.S24]+1" office:value-type="date" office:date-value="2024-04-18" calcext:value-type="date">
            <text:p>18</text:p>
          </table:table-cell>
          <table:table-cell table:style-name="ce379" table:formula="of:=[.T24]+1" office:value-type="date" office:date-value="2024-04-19" calcext:value-type="date">
            <text:p>19</text:p>
          </table:table-cell>
          <table:table-cell table:style-name="ce379" table:formula="of:=[.U24]+1" office:value-type="date" office:date-value="2024-04-20" calcext:value-type="date">
            <text:p>20</text:p>
          </table:table-cell>
          <table:table-cell table:style-name="ce379" table:formula="of:=[.V24]+1" office:value-type="date" office:date-value="2024-04-21" calcext:value-type="date">
            <text:p>21</text:p>
          </table:table-cell>
          <table:table-cell table:style-name="ce379" table:formula="of:=[.W24]+1" office:value-type="date" office:date-value="2024-04-22" calcext:value-type="date">
            <text:p>22</text:p>
          </table:table-cell>
          <table:table-cell table:style-name="ce379" table:formula="of:=[.X24]+1" office:value-type="date" office:date-value="2024-04-23" calcext:value-type="date">
            <text:p>23</text:p>
          </table:table-cell>
          <table:table-cell table:style-name="ce379" table:formula="of:=[.Y24]+1" office:value-type="date" office:date-value="2024-04-24" calcext:value-type="date">
            <text:p>24</text:p>
          </table:table-cell>
          <table:table-cell table:style-name="ce379" table:formula="of:=[.Z24]+1" office:value-type="date" office:date-value="2024-04-25" calcext:value-type="date">
            <text:p>25</text:p>
          </table:table-cell>
          <table:table-cell table:style-name="ce379" table:formula="of:=[.AA24]+1" office:value-type="date" office:date-value="2024-04-26" calcext:value-type="date">
            <text:p>26</text:p>
          </table:table-cell>
          <table:table-cell table:style-name="ce379" table:formula="of:=[.AB24]+1" office:value-type="date" office:date-value="2024-04-27" calcext:value-type="date">
            <text:p>27</text:p>
          </table:table-cell>
          <table:table-cell table:style-name="ce379" table:formula="of:=[.AC24]+1" office:value-type="date" office:date-value="2024-04-28" calcext:value-type="date">
            <text:p>28</text:p>
          </table:table-cell>
          <table:table-cell table:style-name="ce379" table:formula="of:=[.AD24]+1" office:value-type="date" office:date-value="2024-04-29" calcext:value-type="date">
            <text:p>29</text:p>
          </table:table-cell>
          <table:table-cell table:style-name="ce402" table:formula="of:=[.AE24]+1" office:value-type="date" office:date-value="2024-04-30" calcext:value-type="date">
            <text:p>30</text:p>
          </table:table-cell>
          <table:table-cell table:style-name="ce363"/>
          <table:table-cell table:style-name="ce420"/>
          <table:table-cell table:style-name="ce428" office:value-type="float" office:value="10" calcext:value-type="float" table:number-columns-spanned="2" table:number-rows-spanned="2">
            <text:p>10</text:p>
          </table:table-cell>
          <table:covered-table-cell table:style-name="ce439"/>
          <table:table-cell table:style-name="ce364" table:formula="of:=DATE([.$A$1];[.AI24];1)" office:value-type="date" office:date-value="2024-10-01" calcext:value-type="date">
            <text:p>1</text:p>
          </table:table-cell>
          <table:table-cell table:style-name="ce379" table:formula="of:=([.AK24])+1" office:value-type="date" office:date-value="2024-10-02" calcext:value-type="date">
            <text:p>2</text:p>
          </table:table-cell>
          <table:table-cell table:style-name="ce379" table:formula="of:=([.AL24])+1" office:value-type="date" office:date-value="2024-10-03" calcext:value-type="date">
            <text:p>3</text:p>
          </table:table-cell>
          <table:table-cell table:style-name="ce379" table:formula="of:=([.AM24])+1" office:value-type="date" office:date-value="2024-10-04" calcext:value-type="date">
            <text:p>4</text:p>
          </table:table-cell>
          <table:table-cell table:style-name="ce379" table:formula="of:=([.AN24])+1" office:value-type="date" office:date-value="2024-10-05" calcext:value-type="date">
            <text:p>5</text:p>
          </table:table-cell>
          <table:table-cell table:style-name="ce379" table:formula="of:=([.AO24])+1" office:value-type="date" office:date-value="2024-10-06" calcext:value-type="date">
            <text:p>6</text:p>
          </table:table-cell>
          <table:table-cell table:style-name="ce379" table:formula="of:=([.AP24])+1" office:value-type="date" office:date-value="2024-10-07" calcext:value-type="date">
            <text:p>7</text:p>
          </table:table-cell>
          <table:table-cell table:style-name="ce379" table:formula="of:=([.AQ24])+1" office:value-type="date" office:date-value="2024-10-08" calcext:value-type="date">
            <text:p>8</text:p>
          </table:table-cell>
          <table:table-cell table:style-name="ce379" table:formula="of:=([.AR24])+1" office:value-type="date" office:date-value="2024-10-09" calcext:value-type="date">
            <text:p>9</text:p>
          </table:table-cell>
          <table:table-cell table:style-name="ce379" table:formula="of:=([.AS24])+1" office:value-type="date" office:date-value="2024-10-10" calcext:value-type="date">
            <text:p>10</text:p>
          </table:table-cell>
          <table:table-cell table:style-name="ce379" table:formula="of:=([.AT24])+1" office:value-type="date" office:date-value="2024-10-11" calcext:value-type="date">
            <text:p>11</text:p>
          </table:table-cell>
          <table:table-cell table:style-name="ce379" table:formula="of:=([.AU24])+1" office:value-type="date" office:date-value="2024-10-12" calcext:value-type="date">
            <text:p>12</text:p>
          </table:table-cell>
          <table:table-cell table:style-name="ce379" table:formula="of:=([.AV24])+1" office:value-type="date" office:date-value="2024-10-13" calcext:value-type="date">
            <text:p>13</text:p>
          </table:table-cell>
          <table:table-cell table:style-name="ce379" table:formula="of:=([.AW24])+1" office:value-type="date" office:date-value="2024-10-14" calcext:value-type="date">
            <text:p>14</text:p>
          </table:table-cell>
          <table:table-cell table:style-name="ce379" table:formula="of:=([.AX24])+1" office:value-type="date" office:date-value="2024-10-15" calcext:value-type="date">
            <text:p>15</text:p>
          </table:table-cell>
          <table:table-cell table:style-name="ce379" table:formula="of:=([.AY24])+1" office:value-type="date" office:date-value="2024-10-16" calcext:value-type="date">
            <text:p>16</text:p>
          </table:table-cell>
          <table:table-cell table:style-name="ce379" table:formula="of:=([.AZ24])+1" office:value-type="date" office:date-value="2024-10-17" calcext:value-type="date">
            <text:p>17</text:p>
          </table:table-cell>
          <table:table-cell table:style-name="ce379" table:formula="of:=([.BA24])+1" office:value-type="date" office:date-value="2024-10-18" calcext:value-type="date">
            <text:p>18</text:p>
          </table:table-cell>
          <table:table-cell table:style-name="ce379" table:formula="of:=([.BB24])+1" office:value-type="date" office:date-value="2024-10-19" calcext:value-type="date">
            <text:p>19</text:p>
          </table:table-cell>
          <table:table-cell table:style-name="ce379" table:formula="of:=([.BC24])+1" office:value-type="date" office:date-value="2024-10-20" calcext:value-type="date">
            <text:p>20</text:p>
          </table:table-cell>
          <table:table-cell table:style-name="ce379" table:formula="of:=([.BD24])+1" office:value-type="date" office:date-value="2024-10-21" calcext:value-type="date">
            <text:p>21</text:p>
          </table:table-cell>
          <table:table-cell table:style-name="ce379" table:formula="of:=([.BE24])+1" office:value-type="date" office:date-value="2024-10-22" calcext:value-type="date">
            <text:p>22</text:p>
          </table:table-cell>
          <table:table-cell table:style-name="ce390" table:formula="of:=([.BF24])+1" office:value-type="date" office:date-value="2024-10-23" calcext:value-type="date">
            <text:p>23</text:p>
          </table:table-cell>
          <table:table-cell table:style-name="ce379" table:formula="of:=([.BG24])+1" office:value-type="date" office:date-value="2024-10-24" calcext:value-type="date">
            <text:p>24</text:p>
          </table:table-cell>
          <table:table-cell table:style-name="ce379" table:formula="of:=([.BH24])+1" office:value-type="date" office:date-value="2024-10-25" calcext:value-type="date">
            <text:p>25</text:p>
          </table:table-cell>
          <table:table-cell table:style-name="ce379" table:formula="of:=([.BI24])+1" office:value-type="date" office:date-value="2024-10-26" calcext:value-type="date">
            <text:p>26</text:p>
          </table:table-cell>
          <table:table-cell table:style-name="ce379" table:formula="of:=([.BJ24])+1" office:value-type="date" office:date-value="2024-10-27" calcext:value-type="date">
            <text:p>27</text:p>
          </table:table-cell>
          <table:table-cell table:style-name="ce379" table:formula="of:=([.BK24])+1" office:value-type="date" office:date-value="2024-10-28" calcext:value-type="date">
            <text:p>28</text:p>
          </table:table-cell>
          <table:table-cell table:style-name="ce379" table:formula="of:=([.BL24])+1" office:value-type="date" office:date-value="2024-10-29" calcext:value-type="date">
            <text:p>29</text:p>
          </table:table-cell>
          <table:table-cell table:style-name="ce379" table:formula="of:=([.BM24])+1" office:value-type="date" office:date-value="2024-10-30" calcext:value-type="date">
            <text:p>30</text:p>
          </table:table-cell>
          <table:table-cell table:style-name="ce402" table:formula="of:=([.BN24])+1" office:value-type="date" office:date-value="2024-10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69" table:formula="of:=TEXT([.C24];&quot;NN&quot;)" office:value-type="string" office:string-value="H" calcext:value-type="string">
            <text:p>H</text:p>
          </table:table-cell>
          <table:table-cell table:style-name="ce380" table:formula="of:=TEXT([.D24];&quot;NN&quot;)" office:value-type="string" office:string-value="K" calcext:value-type="string">
            <text:p>K</text:p>
          </table:table-cell>
          <table:table-cell table:style-name="ce380" table:formula="of:=TEXT([.E24];&quot;NN&quot;)" office:value-type="string" office:string-value="Sze" calcext:value-type="string">
            <text:p>Sze</text:p>
          </table:table-cell>
          <table:table-cell table:style-name="ce380" table:formula="of:=TEXT([.F24];&quot;NN&quot;)" office:value-type="string" office:string-value="Cs" calcext:value-type="string">
            <text:p>Cs</text:p>
          </table:table-cell>
          <table:table-cell table:style-name="ce380" table:formula="of:=TEXT([.G24];&quot;NN&quot;)" office:value-type="string" office:string-value="P" calcext:value-type="string">
            <text:p>P</text:p>
          </table:table-cell>
          <table:table-cell table:style-name="ce380" table:formula="of:=TEXT([.H24];&quot;NN&quot;)" office:value-type="string" office:string-value="Szo" calcext:value-type="string">
            <text:p>Szo</text:p>
          </table:table-cell>
          <table:table-cell table:style-name="ce380" table:formula="of:=TEXT([.I24];&quot;NN&quot;)" office:value-type="string" office:string-value="V" calcext:value-type="string">
            <text:p>V</text:p>
          </table:table-cell>
          <table:table-cell table:style-name="ce380" table:formula="of:=TEXT([.J24];&quot;NN&quot;)" office:value-type="string" office:string-value="H" calcext:value-type="string">
            <text:p>H</text:p>
          </table:table-cell>
          <table:table-cell table:style-name="ce380" table:formula="of:=TEXT([.K24];&quot;NN&quot;)" office:value-type="string" office:string-value="K" calcext:value-type="string">
            <text:p>K</text:p>
          </table:table-cell>
          <table:table-cell table:style-name="ce380" table:formula="of:=TEXT([.L24];&quot;NN&quot;)" office:value-type="string" office:string-value="Sze" calcext:value-type="string">
            <text:p>Sze</text:p>
          </table:table-cell>
          <table:table-cell table:style-name="ce380" table:formula="of:=TEXT([.M24];&quot;NN&quot;)" office:value-type="string" office:string-value="Cs" calcext:value-type="string">
            <text:p>Cs</text:p>
          </table:table-cell>
          <table:table-cell table:style-name="ce380" table:formula="of:=TEXT([.N24];&quot;NN&quot;)" office:value-type="string" office:string-value="P" calcext:value-type="string">
            <text:p>P</text:p>
          </table:table-cell>
          <table:table-cell table:style-name="ce380" table:formula="of:=TEXT([.O24];&quot;NN&quot;)" office:value-type="string" office:string-value="Szo" calcext:value-type="string">
            <text:p>Szo</text:p>
          </table:table-cell>
          <table:table-cell table:style-name="ce380" table:formula="of:=TEXT([.P24];&quot;NN&quot;)" office:value-type="string" office:string-value="V" calcext:value-type="string">
            <text:p>V</text:p>
          </table:table-cell>
          <table:table-cell table:style-name="ce380" table:formula="of:=TEXT([.Q24];&quot;NN&quot;)" office:value-type="string" office:string-value="H" calcext:value-type="string">
            <text:p>H</text:p>
          </table:table-cell>
          <table:table-cell table:style-name="ce380" table:formula="of:=TEXT([.R24];&quot;NN&quot;)" office:value-type="string" office:string-value="K" calcext:value-type="string">
            <text:p>K</text:p>
          </table:table-cell>
          <table:table-cell table:style-name="ce380" table:formula="of:=TEXT([.S24];&quot;NN&quot;)" office:value-type="string" office:string-value="Sze" calcext:value-type="string">
            <text:p>Sze</text:p>
          </table:table-cell>
          <table:table-cell table:style-name="ce380" table:formula="of:=TEXT([.T24];&quot;NN&quot;)" office:value-type="string" office:string-value="Cs" calcext:value-type="string">
            <text:p>Cs</text:p>
          </table:table-cell>
          <table:table-cell table:style-name="ce380" table:formula="of:=TEXT([.U24];&quot;NN&quot;)" office:value-type="string" office:string-value="P" calcext:value-type="string">
            <text:p>P</text:p>
          </table:table-cell>
          <table:table-cell table:style-name="ce380" table:formula="of:=TEXT([.V24];&quot;NN&quot;)" office:value-type="string" office:string-value="Szo" calcext:value-type="string">
            <text:p>Szo</text:p>
          </table:table-cell>
          <table:table-cell table:style-name="ce380" table:formula="of:=TEXT([.W24];&quot;NN&quot;)" office:value-type="string" office:string-value="V" calcext:value-type="string">
            <text:p>V</text:p>
          </table:table-cell>
          <table:table-cell table:style-name="ce380" table:formula="of:=TEXT([.X24];&quot;NN&quot;)" office:value-type="string" office:string-value="H" calcext:value-type="string">
            <text:p>H</text:p>
          </table:table-cell>
          <table:table-cell table:style-name="ce380" table:formula="of:=TEXT([.Y24];&quot;NN&quot;)" office:value-type="string" office:string-value="K" calcext:value-type="string">
            <text:p>K</text:p>
          </table:table-cell>
          <table:table-cell table:style-name="ce380" table:formula="of:=TEXT([.Z24];&quot;NN&quot;)" office:value-type="string" office:string-value="Sze" calcext:value-type="string">
            <text:p>Sze</text:p>
          </table:table-cell>
          <table:table-cell table:style-name="ce380" table:formula="of:=TEXT([.AA24];&quot;NN&quot;)" office:value-type="string" office:string-value="Cs" calcext:value-type="string">
            <text:p>Cs</text:p>
          </table:table-cell>
          <table:table-cell table:style-name="ce380" table:formula="of:=TEXT([.AB24];&quot;NN&quot;)" office:value-type="string" office:string-value="P" calcext:value-type="string">
            <text:p>P</text:p>
          </table:table-cell>
          <table:table-cell table:style-name="ce380" table:formula="of:=TEXT([.AC24];&quot;NN&quot;)" office:value-type="string" office:string-value="Szo" calcext:value-type="string">
            <text:p>Szo</text:p>
          </table:table-cell>
          <table:table-cell table:style-name="ce380" table:formula="of:=TEXT([.AD24];&quot;NN&quot;)" office:value-type="string" office:string-value="V" calcext:value-type="string">
            <text:p>V</text:p>
          </table:table-cell>
          <table:table-cell table:style-name="ce380" table:formula="of:=TEXT([.AE24];&quot;NN&quot;)" office:value-type="string" office:string-value="H" calcext:value-type="string">
            <text:p>H</text:p>
          </table:table-cell>
          <table:table-cell table:style-name="ce403" table:formula="of:=TEXT([.AF24];&quot;NN&quot;)" office:value-type="string" office:string-value="K" calcext:value-type="string">
            <text:p>K</text:p>
          </table:table-cell>
          <table:table-cell table:style-name="ce401"/>
          <table:table-cell table:style-name="ce421"/>
          <table:covered-table-cell table:style-name="ce429"/>
          <table:covered-table-cell table:style-name="ce440"/>
          <table:table-cell table:style-name="ce369" table:formula="of:=TEXT([.AK24];&quot;NN&quot;)" office:value-type="string" office:string-value="K" calcext:value-type="string">
            <text:p>K</text:p>
          </table:table-cell>
          <table:table-cell table:style-name="ce380" table:formula="of:=TEXT([.AL24];&quot;NN&quot;)" office:value-type="string" office:string-value="Sze" calcext:value-type="string">
            <text:p>Sze</text:p>
          </table:table-cell>
          <table:table-cell table:style-name="ce380" table:formula="of:=TEXT([.AM24];&quot;NN&quot;)" office:value-type="string" office:string-value="Cs" calcext:value-type="string">
            <text:p>Cs</text:p>
          </table:table-cell>
          <table:table-cell table:style-name="ce380" table:formula="of:=TEXT([.AN24];&quot;NN&quot;)" office:value-type="string" office:string-value="P" calcext:value-type="string">
            <text:p>P</text:p>
          </table:table-cell>
          <table:table-cell table:style-name="ce380" table:formula="of:=TEXT([.AO24];&quot;NN&quot;)" office:value-type="string" office:string-value="Szo" calcext:value-type="string">
            <text:p>Szo</text:p>
          </table:table-cell>
          <table:table-cell table:style-name="ce380" table:formula="of:=TEXT([.AP24];&quot;NN&quot;)" office:value-type="string" office:string-value="V" calcext:value-type="string">
            <text:p>V</text:p>
          </table:table-cell>
          <table:table-cell table:style-name="ce380" table:formula="of:=TEXT([.AQ24];&quot;NN&quot;)" office:value-type="string" office:string-value="H" calcext:value-type="string">
            <text:p>H</text:p>
          </table:table-cell>
          <table:table-cell table:style-name="ce380" table:formula="of:=TEXT([.AR24];&quot;NN&quot;)" office:value-type="string" office:string-value="K" calcext:value-type="string">
            <text:p>K</text:p>
          </table:table-cell>
          <table:table-cell table:style-name="ce380" table:formula="of:=TEXT([.AS24];&quot;NN&quot;)" office:value-type="string" office:string-value="Sze" calcext:value-type="string">
            <text:p>Sze</text:p>
          </table:table-cell>
          <table:table-cell table:style-name="ce380" table:formula="of:=TEXT([.AT24];&quot;NN&quot;)" office:value-type="string" office:string-value="Cs" calcext:value-type="string">
            <text:p>Cs</text:p>
          </table:table-cell>
          <table:table-cell table:style-name="ce380" table:formula="of:=TEXT([.AU24];&quot;NN&quot;)" office:value-type="string" office:string-value="P" calcext:value-type="string">
            <text:p>P</text:p>
          </table:table-cell>
          <table:table-cell table:style-name="ce380" table:formula="of:=TEXT([.AV24];&quot;NN&quot;)" office:value-type="string" office:string-value="Szo" calcext:value-type="string">
            <text:p>Szo</text:p>
          </table:table-cell>
          <table:table-cell table:style-name="ce380" table:formula="of:=TEXT([.AW24];&quot;NN&quot;)" office:value-type="string" office:string-value="V" calcext:value-type="string">
            <text:p>V</text:p>
          </table:table-cell>
          <table:table-cell table:style-name="ce380" table:formula="of:=TEXT([.AX24];&quot;NN&quot;)" office:value-type="string" office:string-value="H" calcext:value-type="string">
            <text:p>H</text:p>
          </table:table-cell>
          <table:table-cell table:style-name="ce380" table:formula="of:=TEXT([.AY24];&quot;NN&quot;)" office:value-type="string" office:string-value="K" calcext:value-type="string">
            <text:p>K</text:p>
          </table:table-cell>
          <table:table-cell table:style-name="ce380" table:formula="of:=TEXT([.AZ24];&quot;NN&quot;)" office:value-type="string" office:string-value="Sze" calcext:value-type="string">
            <text:p>Sze</text:p>
          </table:table-cell>
          <table:table-cell table:style-name="ce380" table:formula="of:=TEXT([.BA24];&quot;NN&quot;)" office:value-type="string" office:string-value="Cs" calcext:value-type="string">
            <text:p>Cs</text:p>
          </table:table-cell>
          <table:table-cell table:style-name="ce380" table:formula="of:=TEXT([.BB24];&quot;NN&quot;)" office:value-type="string" office:string-value="P" calcext:value-type="string">
            <text:p>P</text:p>
          </table:table-cell>
          <table:table-cell table:style-name="ce380" table:formula="of:=TEXT([.BC24];&quot;NN&quot;)" office:value-type="string" office:string-value="Szo" calcext:value-type="string">
            <text:p>Szo</text:p>
          </table:table-cell>
          <table:table-cell table:style-name="ce380" table:formula="of:=TEXT([.BD24];&quot;NN&quot;)" office:value-type="string" office:string-value="V" calcext:value-type="string">
            <text:p>V</text:p>
          </table:table-cell>
          <table:table-cell table:style-name="ce380" table:formula="of:=TEXT([.BE24];&quot;NN&quot;)" office:value-type="string" office:string-value="H" calcext:value-type="string">
            <text:p>H</text:p>
          </table:table-cell>
          <table:table-cell table:style-name="ce380" table:formula="of:=TEXT([.BF24];&quot;NN&quot;)" office:value-type="string" office:string-value="K" calcext:value-type="string">
            <text:p>K</text:p>
          </table:table-cell>
          <table:table-cell table:style-name="ce380" table:formula="of:=TEXT([.BG24];&quot;NN&quot;)" office:value-type="string" office:string-value="Sze" calcext:value-type="string">
            <text:p>Sze</text:p>
          </table:table-cell>
          <table:table-cell table:style-name="ce380" table:formula="of:=TEXT([.BH24];&quot;NN&quot;)" office:value-type="string" office:string-value="Cs" calcext:value-type="string">
            <text:p>Cs</text:p>
          </table:table-cell>
          <table:table-cell table:style-name="ce380" table:formula="of:=TEXT([.BI24];&quot;NN&quot;)" office:value-type="string" office:string-value="P" calcext:value-type="string">
            <text:p>P</text:p>
          </table:table-cell>
          <table:table-cell table:style-name="ce380" table:formula="of:=TEXT([.BJ24];&quot;NN&quot;)" office:value-type="string" office:string-value="Szo" calcext:value-type="string">
            <text:p>Szo</text:p>
          </table:table-cell>
          <table:table-cell table:style-name="ce380" table:formula="of:=TEXT([.BK24];&quot;NN&quot;)" office:value-type="string" office:string-value="V" calcext:value-type="string">
            <text:p>V</text:p>
          </table:table-cell>
          <table:table-cell table:style-name="ce380" table:formula="of:=TEXT([.BL24];&quot;NN&quot;)" office:value-type="string" office:string-value="H" calcext:value-type="string">
            <text:p>H</text:p>
          </table:table-cell>
          <table:table-cell table:style-name="ce380" table:formula="of:=TEXT([.BM24];&quot;NN&quot;)" office:value-type="string" office:string-value="K" calcext:value-type="string">
            <text:p>K</text:p>
          </table:table-cell>
          <table:table-cell table:style-name="ce380" table:formula="of:=TEXT([.BN24];&quot;NN&quot;)" office:value-type="string" office:string-value="Sze" calcext:value-type="string">
            <text:p>Sze</text:p>
          </table:table-cell>
          <table:table-cell table:style-name="ce403" table:formula="of:=TEXT([.BO24];&quot;NN&quot;)" office:value-type="string" office:string-value="Cs" calcext:value-type="string">
            <text:p>Cs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Április</text:p>
          </table:table-cell>
          <table:table-cell table:style-name="ce352" office:value-type="string" calcext:value-type="string">
            <text:p>A</text:p>
          </table:table-cell>
          <table:table-cell table:style-name="ce359" table:formula="of:=MUSZAK8([.C24];1)" office:value-type="string" office:string-value="Du" calcext:value-type="string">
            <text:p>Du</text:p>
          </table:table-cell>
          <table:table-cell table:style-name="ce376" table:formula="of:=MUSZAK8([.D24];1)" office:value-type="string" office:string-value="Du" calcext:value-type="string">
            <text:p>Du</text:p>
          </table:table-cell>
          <table:table-cell table:style-name="ce376" table:formula="of:=MUSZAK8([.E24];1)" office:value-type="string" office:string-value="P" calcext:value-type="string">
            <text:p>P</text:p>
          </table:table-cell>
          <table:table-cell table:style-name="ce376" table:formula="of:=MUSZAK8([.F24];1)" office:value-type="string" office:string-value="N" calcext:value-type="string">
            <text:p>N</text:p>
          </table:table-cell>
          <table:table-cell table:style-name="ce376" table:formula="of:=MUSZAK8([.G24];1)" office:value-type="string" office:string-value="N" calcext:value-type="string">
            <text:p>N</text:p>
          </table:table-cell>
          <table:table-cell table:style-name="ce376" table:formula="of:=MUSZAK8([.H24];1)" office:value-type="string" office:string-value="N" calcext:value-type="string">
            <text:p>N</text:p>
          </table:table-cell>
          <table:table-cell table:style-name="ce376" table:formula="of:=MUSZAK8([.I24];1)" office:value-type="string" office:string-value="N" calcext:value-type="string">
            <text:p>N</text:p>
          </table:table-cell>
          <table:table-cell table:style-name="ce376" table:formula="of:=MUSZAK8([.J24];1)" office:value-type="string" office:string-value="P" calcext:value-type="string">
            <text:p>P</text:p>
          </table:table-cell>
          <table:table-cell table:style-name="ce376" table:formula="of:=MUSZAK8([.K24];1)" office:value-type="string" office:string-value="P" calcext:value-type="string">
            <text:p>P</text:p>
          </table:table-cell>
          <table:table-cell table:style-name="ce376" table:formula="of:=MUSZAK8([.L24];1)" office:value-type="string" office:string-value="É" calcext:value-type="string">
            <text:p>É</text:p>
          </table:table-cell>
          <table:table-cell table:style-name="ce376" table:formula="of:=MUSZAK8([.M24];1)" office:value-type="string" office:string-value="É" calcext:value-type="string">
            <text:p>É</text:p>
          </table:table-cell>
          <table:table-cell table:style-name="ce376" table:formula="of:=MUSZAK8([.N24];1)" office:value-type="string" office:string-value="É" calcext:value-type="string">
            <text:p>É</text:p>
          </table:table-cell>
          <table:table-cell table:style-name="ce376" table:formula="of:=MUSZAK8([.O24];1)" office:value-type="string" office:string-value="É" calcext:value-type="string">
            <text:p>É</text:p>
          </table:table-cell>
          <table:table-cell table:style-name="ce376" table:formula="of:=MUSZAK8([.P24];1)" office:value-type="string" office:string-value="P" calcext:value-type="string">
            <text:p>P</text:p>
          </table:table-cell>
          <table:table-cell table:style-name="ce376" table:formula="of:=MUSZAK8([.Q24];1)" office:value-type="string" office:string-value="Du" calcext:value-type="string">
            <text:p>Du</text:p>
          </table:table-cell>
          <table:table-cell table:style-name="ce376" table:formula="of:=MUSZAK8([.R24];1)" office:value-type="string" office:string-value="Du" calcext:value-type="string">
            <text:p>Du</text:p>
          </table:table-cell>
          <table:table-cell table:style-name="ce376" table:formula="of:=MUSZAK8([.S24];1)" office:value-type="string" office:string-value="Du" calcext:value-type="string">
            <text:p>Du</text:p>
          </table:table-cell>
          <table:table-cell table:style-name="ce376" table:formula="of:=MUSZAK8([.T24];1)" office:value-type="string" office:string-value="Du" calcext:value-type="string">
            <text:p>Du</text:p>
          </table:table-cell>
          <table:table-cell table:style-name="ce376" table:formula="of:=MUSZAK8([.U24];1)" office:value-type="string" office:string-value="P" calcext:value-type="string">
            <text:p>P</text:p>
          </table:table-cell>
          <table:table-cell table:style-name="ce376" table:formula="of:=MUSZAK8([.V24];1)" office:value-type="string" office:string-value="N" calcext:value-type="string">
            <text:p>N</text:p>
          </table:table-cell>
          <table:table-cell table:style-name="ce376" table:formula="of:=MUSZAK8([.W24];1)" office:value-type="string" office:string-value="N" calcext:value-type="string">
            <text:p>N</text:p>
          </table:table-cell>
          <table:table-cell table:style-name="ce376" table:formula="of:=MUSZAK8([.X24];1)" office:value-type="string" office:string-value="N" calcext:value-type="string">
            <text:p>N</text:p>
          </table:table-cell>
          <table:table-cell table:style-name="ce376" table:formula="of:=MUSZAK8([.Y24];1)" office:value-type="string" office:string-value="N" calcext:value-type="string">
            <text:p>N</text:p>
          </table:table-cell>
          <table:table-cell table:style-name="ce376" table:formula="of:=MUSZAK8([.Z24];1)" office:value-type="string" office:string-value="P" calcext:value-type="string">
            <text:p>P</text:p>
          </table:table-cell>
          <table:table-cell table:style-name="ce376" table:formula="of:=MUSZAK8([.AA24];1)" office:value-type="string" office:string-value="P" calcext:value-type="string">
            <text:p>P</text:p>
          </table:table-cell>
          <table:table-cell table:style-name="ce376" table:formula="of:=MUSZAK8([.AB24];1)" office:value-type="string" office:string-value="É" calcext:value-type="string">
            <text:p>É</text:p>
          </table:table-cell>
          <table:table-cell table:style-name="ce376" table:formula="of:=MUSZAK8([.AC24];1)" office:value-type="string" office:string-value="É" calcext:value-type="string">
            <text:p>É</text:p>
          </table:table-cell>
          <table:table-cell table:style-name="ce376" table:formula="of:=MUSZAK8([.AD24];1)" office:value-type="string" office:string-value="É" calcext:value-type="string">
            <text:p>É</text:p>
          </table:table-cell>
          <table:table-cell table:style-name="ce376" table:formula="of:=MUSZAK8([.AE24];1)" office:value-type="string" office:string-value="É" calcext:value-type="string">
            <text:p>É</text:p>
          </table:table-cell>
          <table:table-cell table:style-name="ce404" table:formula="of:=MUSZAK8([.AF24];1)" office:value-type="string" office:string-value="P" calcext:value-type="string">
            <text:p>P</text:p>
          </table:table-cell>
          <table:table-cell table:style-name="ce363"/>
          <table:table-cell table:style-name="ce419"/>
          <table:table-cell table:style-name="ce425" office:value-type="string" calcext:value-type="string" table:number-columns-spanned="1" table:number-rows-spanned="4">
            <text:p>Október</text:p>
          </table:table-cell>
          <table:table-cell table:style-name="ce487" office:value-type="string" calcext:value-type="string">
            <text:p>A</text:p>
          </table:table-cell>
          <table:table-cell table:style-name="ce359" table:formula="of:=MUSZAK8([.AK24];1)" office:value-type="string" office:string-value="P" calcext:value-type="string">
            <text:p>P</text:p>
          </table:table-cell>
          <table:table-cell table:style-name="ce376" table:formula="of:=MUSZAK8([.AL24];1)" office:value-type="string" office:string-value="P" calcext:value-type="string">
            <text:p>P</text:p>
          </table:table-cell>
          <table:table-cell table:style-name="ce376" table:formula="of:=MUSZAK8([.AM24];1)" office:value-type="string" office:string-value="É" calcext:value-type="string">
            <text:p>É</text:p>
          </table:table-cell>
          <table:table-cell table:style-name="ce376" table:formula="of:=MUSZAK8([.AN24];1)" office:value-type="string" office:string-value="É" calcext:value-type="string">
            <text:p>É</text:p>
          </table:table-cell>
          <table:table-cell table:style-name="ce376" table:formula="of:=MUSZAK8([.AO24];1)" office:value-type="string" office:string-value="É" calcext:value-type="string">
            <text:p>É</text:p>
          </table:table-cell>
          <table:table-cell table:style-name="ce376" table:formula="of:=MUSZAK8([.AP24];1)" office:value-type="string" office:string-value="É" calcext:value-type="string">
            <text:p>É</text:p>
          </table:table-cell>
          <table:table-cell table:style-name="ce376" table:formula="of:=MUSZAK8([.AQ24];1)" office:value-type="string" office:string-value="P" calcext:value-type="string">
            <text:p>P</text:p>
          </table:table-cell>
          <table:table-cell table:style-name="ce376" table:formula="of:=MUSZAK8([.AR24];1)" office:value-type="string" office:string-value="Du" calcext:value-type="string">
            <text:p>Du</text:p>
          </table:table-cell>
          <table:table-cell table:style-name="ce376" table:formula="of:=MUSZAK8([.AS24];1)" office:value-type="string" office:string-value="Du" calcext:value-type="string">
            <text:p>Du</text:p>
          </table:table-cell>
          <table:table-cell table:style-name="ce376" table:formula="of:=MUSZAK8([.AT24];1)" office:value-type="string" office:string-value="Du" calcext:value-type="string">
            <text:p>Du</text:p>
          </table:table-cell>
          <table:table-cell table:style-name="ce376" table:formula="of:=MUSZAK8([.AU24];1)" office:value-type="string" office:string-value="Du" calcext:value-type="string">
            <text:p>Du</text:p>
          </table:table-cell>
          <table:table-cell table:style-name="ce376" table:formula="of:=MUSZAK8([.AV24];1)" office:value-type="string" office:string-value="P" calcext:value-type="string">
            <text:p>P</text:p>
          </table:table-cell>
          <table:table-cell table:style-name="ce376" table:formula="of:=MUSZAK8([.AW24];1)" office:value-type="string" office:string-value="N" calcext:value-type="string">
            <text:p>N</text:p>
          </table:table-cell>
          <table:table-cell table:style-name="ce376" table:formula="of:=MUSZAK8([.AX24];1)" office:value-type="string" office:string-value="N" calcext:value-type="string">
            <text:p>N</text:p>
          </table:table-cell>
          <table:table-cell table:style-name="ce376" table:formula="of:=MUSZAK8([.AY24];1)" office:value-type="string" office:string-value="N" calcext:value-type="string">
            <text:p>N</text:p>
          </table:table-cell>
          <table:table-cell table:style-name="ce376" table:formula="of:=MUSZAK8([.AZ24];1)" office:value-type="string" office:string-value="N" calcext:value-type="string">
            <text:p>N</text:p>
          </table:table-cell>
          <table:table-cell table:style-name="ce376" table:formula="of:=MUSZAK8([.BA24];1)" office:value-type="string" office:string-value="P" calcext:value-type="string">
            <text:p>P</text:p>
          </table:table-cell>
          <table:table-cell table:style-name="ce376" table:formula="of:=MUSZAK8([.BB24];1)" office:value-type="string" office:string-value="P" calcext:value-type="string">
            <text:p>P</text:p>
          </table:table-cell>
          <table:table-cell table:style-name="ce376" table:formula="of:=MUSZAK8([.BC24];1)" office:value-type="string" office:string-value="É" calcext:value-type="string">
            <text:p>É</text:p>
          </table:table-cell>
          <table:table-cell table:style-name="ce376" table:formula="of:=MUSZAK8([.BD24];1)" office:value-type="string" office:string-value="É" calcext:value-type="string">
            <text:p>É</text:p>
          </table:table-cell>
          <table:table-cell table:style-name="ce376" table:formula="of:=MUSZAK8([.BE24];1)" office:value-type="string" office:string-value="É" calcext:value-type="string">
            <text:p>É</text:p>
          </table:table-cell>
          <table:table-cell table:style-name="ce376" table:formula="of:=MUSZAK8([.BF24];1)" office:value-type="string" office:string-value="É" calcext:value-type="string">
            <text:p>É</text:p>
          </table:table-cell>
          <table:table-cell table:style-name="ce376" table:formula="of:=MUSZAK8([.BG24];1)" office:value-type="string" office:string-value="P" calcext:value-type="string">
            <text:p>P</text:p>
          </table:table-cell>
          <table:table-cell table:style-name="ce376" table:formula="of:=MUSZAK8([.BH24];1)" office:value-type="string" office:string-value="Du" calcext:value-type="string">
            <text:p>Du</text:p>
          </table:table-cell>
          <table:table-cell table:style-name="ce376" table:formula="of:=MUSZAK8([.BI24];1)" office:value-type="string" office:string-value="Du" calcext:value-type="string">
            <text:p>Du</text:p>
          </table:table-cell>
          <table:table-cell table:style-name="ce376" table:formula="of:=MUSZAK8([.BJ24];1)" office:value-type="string" office:string-value="Du" calcext:value-type="string">
            <text:p>Du</text:p>
          </table:table-cell>
          <table:table-cell table:style-name="ce376" table:formula="of:=MUSZAK8([.BK24];1)" office:value-type="string" office:string-value="Du" calcext:value-type="string">
            <text:p>Du</text:p>
          </table:table-cell>
          <table:table-cell table:style-name="ce376" table:formula="of:=MUSZAK8([.BL24];1)" office:value-type="string" office:string-value="P" calcext:value-type="string">
            <text:p>P</text:p>
          </table:table-cell>
          <table:table-cell table:style-name="ce376" table:formula="of:=MUSZAK8([.BM24];1)" office:value-type="string" office:string-value="N" calcext:value-type="string">
            <text:p>N</text:p>
          </table:table-cell>
          <table:table-cell table:style-name="ce376" table:formula="of:=MUSZAK8([.BN24];1)" office:value-type="string" office:string-value="N" calcext:value-type="string">
            <text:p>N</text:p>
          </table:table-cell>
          <table:table-cell table:style-name="ce404" table:formula="of:=MUSZAK8([.BO24];1)" office:value-type="string" office:string-value="N" calcext:value-type="string">
            <text:p>N</text:p>
          </table:table-cell>
          <table:table-cell table:style-name="ce449"/>
          <table:table-cell table:number-columns-repeated="956"/>
        </table:table-row>
        <table:table-row table:style-name="ro4">
          <table:covered-table-cell table:style-name="ce6"/>
          <table:table-cell table:style-name="ce353" office:value-type="string" calcext:value-type="string">
            <text:p>B</text:p>
          </table:table-cell>
          <table:table-cell table:style-name="ce360" table:formula="of:=MUSZAK8([.C24];2)" office:value-type="string" office:string-value="É" calcext:value-type="string">
            <text:p>É</text:p>
          </table:table-cell>
          <table:table-cell table:style-name="ce377" table:formula="of:=MUSZAK8([.D24];2)" office:value-type="string" office:string-value="P" calcext:value-type="string">
            <text:p>P</text:p>
          </table:table-cell>
          <table:table-cell table:style-name="ce377" table:formula="of:=MUSZAK8([.E24];2)" office:value-type="string" office:string-value="Du" calcext:value-type="string">
            <text:p>Du</text:p>
          </table:table-cell>
          <table:table-cell table:style-name="ce377" table:formula="of:=MUSZAK8([.F24];2)" office:value-type="string" office:string-value="Du" calcext:value-type="string">
            <text:p>Du</text:p>
          </table:table-cell>
          <table:table-cell table:style-name="ce377" table:formula="of:=MUSZAK8([.G24];2)" office:value-type="string" office:string-value="Du" calcext:value-type="string">
            <text:p>Du</text:p>
          </table:table-cell>
          <table:table-cell table:style-name="ce377" table:formula="of:=MUSZAK8([.H24];2)" office:value-type="string" office:string-value="Du" calcext:value-type="string">
            <text:p>Du</text:p>
          </table:table-cell>
          <table:table-cell table:style-name="ce377" table:formula="of:=MUSZAK8([.I24];2)" office:value-type="string" office:string-value="P" calcext:value-type="string">
            <text:p>P</text:p>
          </table:table-cell>
          <table:table-cell table:style-name="ce377" table:formula="of:=MUSZAK8([.J24];2)" office:value-type="string" office:string-value="N" calcext:value-type="string">
            <text:p>N</text:p>
          </table:table-cell>
          <table:table-cell table:style-name="ce377" table:formula="of:=MUSZAK8([.K24];2)" office:value-type="string" office:string-value="N" calcext:value-type="string">
            <text:p>N</text:p>
          </table:table-cell>
          <table:table-cell table:style-name="ce377" table:formula="of:=MUSZAK8([.L24];2)" office:value-type="string" office:string-value="N" calcext:value-type="string">
            <text:p>N</text:p>
          </table:table-cell>
          <table:table-cell table:style-name="ce377" table:formula="of:=MUSZAK8([.M24];2)" office:value-type="string" office:string-value="N" calcext:value-type="string">
            <text:p>N</text:p>
          </table:table-cell>
          <table:table-cell table:style-name="ce377" table:formula="of:=MUSZAK8([.N24];2)" office:value-type="string" office:string-value="P" calcext:value-type="string">
            <text:p>P</text:p>
          </table:table-cell>
          <table:table-cell table:style-name="ce377" table:formula="of:=MUSZAK8([.O24];2)" office:value-type="string" office:string-value="P" calcext:value-type="string">
            <text:p>P</text:p>
          </table:table-cell>
          <table:table-cell table:style-name="ce377" table:formula="of:=MUSZAK8([.P24];2)" office:value-type="string" office:string-value="É" calcext:value-type="string">
            <text:p>É</text:p>
          </table:table-cell>
          <table:table-cell table:style-name="ce377" table:formula="of:=MUSZAK8([.Q24];2)" office:value-type="string" office:string-value="É" calcext:value-type="string">
            <text:p>É</text:p>
          </table:table-cell>
          <table:table-cell table:style-name="ce377" table:formula="of:=MUSZAK8([.R24];2)" office:value-type="string" office:string-value="É" calcext:value-type="string">
            <text:p>É</text:p>
          </table:table-cell>
          <table:table-cell table:style-name="ce377" table:formula="of:=MUSZAK8([.S24];2)" office:value-type="string" office:string-value="É" calcext:value-type="string">
            <text:p>É</text:p>
          </table:table-cell>
          <table:table-cell table:style-name="ce377" table:formula="of:=MUSZAK8([.T24];2)" office:value-type="string" office:string-value="P" calcext:value-type="string">
            <text:p>P</text:p>
          </table:table-cell>
          <table:table-cell table:style-name="ce377" table:formula="of:=MUSZAK8([.U24];2)" office:value-type="string" office:string-value="Du" calcext:value-type="string">
            <text:p>Du</text:p>
          </table:table-cell>
          <table:table-cell table:style-name="ce377" table:formula="of:=MUSZAK8([.V24];2)" office:value-type="string" office:string-value="Du" calcext:value-type="string">
            <text:p>Du</text:p>
          </table:table-cell>
          <table:table-cell table:style-name="ce377" table:formula="of:=MUSZAK8([.W24];2)" office:value-type="string" office:string-value="Du" calcext:value-type="string">
            <text:p>Du</text:p>
          </table:table-cell>
          <table:table-cell table:style-name="ce377" table:formula="of:=MUSZAK8([.X24];2)" office:value-type="string" office:string-value="Du" calcext:value-type="string">
            <text:p>Du</text:p>
          </table:table-cell>
          <table:table-cell table:style-name="ce377" table:formula="of:=MUSZAK8([.Y24];2)" office:value-type="string" office:string-value="P" calcext:value-type="string">
            <text:p>P</text:p>
          </table:table-cell>
          <table:table-cell table:style-name="ce377" table:formula="of:=MUSZAK8([.Z24];2)" office:value-type="string" office:string-value="N" calcext:value-type="string">
            <text:p>N</text:p>
          </table:table-cell>
          <table:table-cell table:style-name="ce377" table:formula="of:=MUSZAK8([.AA24];2)" office:value-type="string" office:string-value="N" calcext:value-type="string">
            <text:p>N</text:p>
          </table:table-cell>
          <table:table-cell table:style-name="ce377" table:formula="of:=MUSZAK8([.AB24];2)" office:value-type="string" office:string-value="N" calcext:value-type="string">
            <text:p>N</text:p>
          </table:table-cell>
          <table:table-cell table:style-name="ce377" table:formula="of:=MUSZAK8([.AC24];2)" office:value-type="string" office:string-value="N" calcext:value-type="string">
            <text:p>N</text:p>
          </table:table-cell>
          <table:table-cell table:style-name="ce377" table:formula="of:=MUSZAK8([.AD24];2)" office:value-type="string" office:string-value="P" calcext:value-type="string">
            <text:p>P</text:p>
          </table:table-cell>
          <table:table-cell table:style-name="ce377" table:formula="of:=MUSZAK8([.AE24];2)" office:value-type="string" office:string-value="P" calcext:value-type="string">
            <text:p>P</text:p>
          </table:table-cell>
          <table:table-cell table:style-name="ce405" table:formula="of:=MUSZAK8([.AF24];2)" office:value-type="string" office:string-value="É" calcext:value-type="string">
            <text:p>É</text:p>
          </table:table-cell>
          <table:table-cell table:style-name="ce363"/>
          <table:table-cell table:style-name="ce419"/>
          <table:covered-table-cell table:style-name="ce426"/>
          <table:table-cell table:style-name="ce488" office:value-type="string" calcext:value-type="string">
            <text:p>B</text:p>
          </table:table-cell>
          <table:table-cell table:style-name="ce360" table:formula="of:=MUSZAK8([.AK24];2)" office:value-type="string" office:string-value="N" calcext:value-type="string">
            <text:p>N</text:p>
          </table:table-cell>
          <table:table-cell table:style-name="ce377" table:formula="of:=MUSZAK8([.AL24];2)" office:value-type="string" office:string-value="N" calcext:value-type="string">
            <text:p>N</text:p>
          </table:table-cell>
          <table:table-cell table:style-name="ce377" table:formula="of:=MUSZAK8([.AM24];2)" office:value-type="string" office:string-value="N" calcext:value-type="string">
            <text:p>N</text:p>
          </table:table-cell>
          <table:table-cell table:style-name="ce377" table:formula="of:=MUSZAK8([.AN24];2)" office:value-type="string" office:string-value="N" calcext:value-type="string">
            <text:p>N</text:p>
          </table:table-cell>
          <table:table-cell table:style-name="ce377" table:formula="of:=MUSZAK8([.AO24];2)" office:value-type="string" office:string-value="P" calcext:value-type="string">
            <text:p>P</text:p>
          </table:table-cell>
          <table:table-cell table:style-name="ce377" table:formula="of:=MUSZAK8([.AP24];2)" office:value-type="string" office:string-value="P" calcext:value-type="string">
            <text:p>P</text:p>
          </table:table-cell>
          <table:table-cell table:style-name="ce377" table:formula="of:=MUSZAK8([.AQ24];2)" office:value-type="string" office:string-value="É" calcext:value-type="string">
            <text:p>É</text:p>
          </table:table-cell>
          <table:table-cell table:style-name="ce377" table:formula="of:=MUSZAK8([.AR24];2)" office:value-type="string" office:string-value="É" calcext:value-type="string">
            <text:p>É</text:p>
          </table:table-cell>
          <table:table-cell table:style-name="ce377" table:formula="of:=MUSZAK8([.AS24];2)" office:value-type="string" office:string-value="É" calcext:value-type="string">
            <text:p>É</text:p>
          </table:table-cell>
          <table:table-cell table:style-name="ce377" table:formula="of:=MUSZAK8([.AT24];2)" office:value-type="string" office:string-value="É" calcext:value-type="string">
            <text:p>É</text:p>
          </table:table-cell>
          <table:table-cell table:style-name="ce377" table:formula="of:=MUSZAK8([.AU24];2)" office:value-type="string" office:string-value="P" calcext:value-type="string">
            <text:p>P</text:p>
          </table:table-cell>
          <table:table-cell table:style-name="ce377" table:formula="of:=MUSZAK8([.AV24];2)" office:value-type="string" office:string-value="Du" calcext:value-type="string">
            <text:p>Du</text:p>
          </table:table-cell>
          <table:table-cell table:style-name="ce377" table:formula="of:=MUSZAK8([.AW24];2)" office:value-type="string" office:string-value="Du" calcext:value-type="string">
            <text:p>Du</text:p>
          </table:table-cell>
          <table:table-cell table:style-name="ce377" table:formula="of:=MUSZAK8([.AX24];2)" office:value-type="string" office:string-value="Du" calcext:value-type="string">
            <text:p>Du</text:p>
          </table:table-cell>
          <table:table-cell table:style-name="ce377" table:formula="of:=MUSZAK8([.AY24];2)" office:value-type="string" office:string-value="Du" calcext:value-type="string">
            <text:p>Du</text:p>
          </table:table-cell>
          <table:table-cell table:style-name="ce377" table:formula="of:=MUSZAK8([.AZ24];2)" office:value-type="string" office:string-value="P" calcext:value-type="string">
            <text:p>P</text:p>
          </table:table-cell>
          <table:table-cell table:style-name="ce377" table:formula="of:=MUSZAK8([.BA24];2)" office:value-type="string" office:string-value="N" calcext:value-type="string">
            <text:p>N</text:p>
          </table:table-cell>
          <table:table-cell table:style-name="ce377" table:formula="of:=MUSZAK8([.BB24];2)" office:value-type="string" office:string-value="N" calcext:value-type="string">
            <text:p>N</text:p>
          </table:table-cell>
          <table:table-cell table:style-name="ce377" table:formula="of:=MUSZAK8([.BC24];2)" office:value-type="string" office:string-value="N" calcext:value-type="string">
            <text:p>N</text:p>
          </table:table-cell>
          <table:table-cell table:style-name="ce377" table:formula="of:=MUSZAK8([.BD24];2)" office:value-type="string" office:string-value="N" calcext:value-type="string">
            <text:p>N</text:p>
          </table:table-cell>
          <table:table-cell table:style-name="ce377" table:formula="of:=MUSZAK8([.BE24];2)" office:value-type="string" office:string-value="P" calcext:value-type="string">
            <text:p>P</text:p>
          </table:table-cell>
          <table:table-cell table:style-name="ce377" table:formula="of:=MUSZAK8([.BF24];2)" office:value-type="string" office:string-value="P" calcext:value-type="string">
            <text:p>P</text:p>
          </table:table-cell>
          <table:table-cell table:style-name="ce377" table:formula="of:=MUSZAK8([.BG24];2)" office:value-type="string" office:string-value="É" calcext:value-type="string">
            <text:p>É</text:p>
          </table:table-cell>
          <table:table-cell table:style-name="ce377" table:formula="of:=MUSZAK8([.BH24];2)" office:value-type="string" office:string-value="É" calcext:value-type="string">
            <text:p>É</text:p>
          </table:table-cell>
          <table:table-cell table:style-name="ce377" table:formula="of:=MUSZAK8([.BI24];2)" office:value-type="string" office:string-value="É" calcext:value-type="string">
            <text:p>É</text:p>
          </table:table-cell>
          <table:table-cell table:style-name="ce377" table:formula="of:=MUSZAK8([.BJ24];2)" office:value-type="string" office:string-value="É" calcext:value-type="string">
            <text:p>É</text:p>
          </table:table-cell>
          <table:table-cell table:style-name="ce377" table:formula="of:=MUSZAK8([.BK24];2)" office:value-type="string" office:string-value="P" calcext:value-type="string">
            <text:p>P</text:p>
          </table:table-cell>
          <table:table-cell table:style-name="ce377" table:formula="of:=MUSZAK8([.BL24];2)" office:value-type="string" office:string-value="Du" calcext:value-type="string">
            <text:p>Du</text:p>
          </table:table-cell>
          <table:table-cell table:style-name="ce377" table:formula="of:=MUSZAK8([.BM24];2)" office:value-type="string" office:string-value="Du" calcext:value-type="string">
            <text:p>Du</text:p>
          </table:table-cell>
          <table:table-cell table:style-name="ce377" table:formula="of:=MUSZAK8([.BN24];2)" office:value-type="string" office:string-value="Du" calcext:value-type="string">
            <text:p>Du</text:p>
          </table:table-cell>
          <table:table-cell table:style-name="ce405" table:formula="of:=MUSZAK8([.BO24];2)" office:value-type="string" office:string-value="Du" calcext:value-type="string">
            <text:p>Du</text:p>
          </table:table-cell>
          <table:table-cell table:style-name="ce449"/>
          <table:table-cell table:number-columns-repeated="956"/>
        </table:table-row>
        <table:table-row table:style-name="ro4">
          <table:covered-table-cell table:style-name="ce6"/>
          <table:table-cell table:style-name="ce354" office:value-type="string" calcext:value-type="string">
            <text:p>C</text:p>
          </table:table-cell>
          <table:table-cell table:style-name="ce360" table:formula="of:=MUSZAK8([.C24];3)" office:value-type="string" office:string-value="P" calcext:value-type="string">
            <text:p>P</text:p>
          </table:table-cell>
          <table:table-cell table:style-name="ce377" table:formula="of:=MUSZAK8([.D24];3)" office:value-type="string" office:string-value="É" calcext:value-type="string">
            <text:p>É</text:p>
          </table:table-cell>
          <table:table-cell table:style-name="ce377" table:formula="of:=MUSZAK8([.E24];3)" office:value-type="string" office:string-value="É" calcext:value-type="string">
            <text:p>É</text:p>
          </table:table-cell>
          <table:table-cell table:style-name="ce377" table:formula="of:=MUSZAK8([.F24];3)" office:value-type="string" office:string-value="É" calcext:value-type="string">
            <text:p>É</text:p>
          </table:table-cell>
          <table:table-cell table:style-name="ce377" table:formula="of:=MUSZAK8([.G24];3)" office:value-type="string" office:string-value="É" calcext:value-type="string">
            <text:p>É</text:p>
          </table:table-cell>
          <table:table-cell table:style-name="ce377" table:formula="of:=MUSZAK8([.H24];3)" office:value-type="string" office:string-value="P" calcext:value-type="string">
            <text:p>P</text:p>
          </table:table-cell>
          <table:table-cell table:style-name="ce377" table:formula="of:=MUSZAK8([.I24];3)" office:value-type="string" office:string-value="Du" calcext:value-type="string">
            <text:p>Du</text:p>
          </table:table-cell>
          <table:table-cell table:style-name="ce377" table:formula="of:=MUSZAK8([.J24];3)" office:value-type="string" office:string-value="Du" calcext:value-type="string">
            <text:p>Du</text:p>
          </table:table-cell>
          <table:table-cell table:style-name="ce377" table:formula="of:=MUSZAK8([.K24];3)" office:value-type="string" office:string-value="Du" calcext:value-type="string">
            <text:p>Du</text:p>
          </table:table-cell>
          <table:table-cell table:style-name="ce377" table:formula="of:=MUSZAK8([.L24];3)" office:value-type="string" office:string-value="Du" calcext:value-type="string">
            <text:p>Du</text:p>
          </table:table-cell>
          <table:table-cell table:style-name="ce377" table:formula="of:=MUSZAK8([.M24];3)" office:value-type="string" office:string-value="P" calcext:value-type="string">
            <text:p>P</text:p>
          </table:table-cell>
          <table:table-cell table:style-name="ce377" table:formula="of:=MUSZAK8([.N24];3)" office:value-type="string" office:string-value="N" calcext:value-type="string">
            <text:p>N</text:p>
          </table:table-cell>
          <table:table-cell table:style-name="ce377" table:formula="of:=MUSZAK8([.O24];3)" office:value-type="string" office:string-value="N" calcext:value-type="string">
            <text:p>N</text:p>
          </table:table-cell>
          <table:table-cell table:style-name="ce377" table:formula="of:=MUSZAK8([.P24];3)" office:value-type="string" office:string-value="N" calcext:value-type="string">
            <text:p>N</text:p>
          </table:table-cell>
          <table:table-cell table:style-name="ce377" table:formula="of:=MUSZAK8([.Q24];3)" office:value-type="string" office:string-value="N" calcext:value-type="string">
            <text:p>N</text:p>
          </table:table-cell>
          <table:table-cell table:style-name="ce377" table:formula="of:=MUSZAK8([.R24];3)" office:value-type="string" office:string-value="P" calcext:value-type="string">
            <text:p>P</text:p>
          </table:table-cell>
          <table:table-cell table:style-name="ce377" table:formula="of:=MUSZAK8([.S24];3)" office:value-type="string" office:string-value="P" calcext:value-type="string">
            <text:p>P</text:p>
          </table:table-cell>
          <table:table-cell table:style-name="ce377" table:formula="of:=MUSZAK8([.T24];3)" office:value-type="string" office:string-value="É" calcext:value-type="string">
            <text:p>É</text:p>
          </table:table-cell>
          <table:table-cell table:style-name="ce377" table:formula="of:=MUSZAK8([.U24];3)" office:value-type="string" office:string-value="É" calcext:value-type="string">
            <text:p>É</text:p>
          </table:table-cell>
          <table:table-cell table:style-name="ce377" table:formula="of:=MUSZAK8([.V24];3)" office:value-type="string" office:string-value="É" calcext:value-type="string">
            <text:p>É</text:p>
          </table:table-cell>
          <table:table-cell table:style-name="ce377" table:formula="of:=MUSZAK8([.W24];3)" office:value-type="string" office:string-value="É" calcext:value-type="string">
            <text:p>É</text:p>
          </table:table-cell>
          <table:table-cell table:style-name="ce377" table:formula="of:=MUSZAK8([.X24];3)" office:value-type="string" office:string-value="P" calcext:value-type="string">
            <text:p>P</text:p>
          </table:table-cell>
          <table:table-cell table:style-name="ce377" table:formula="of:=MUSZAK8([.Y24];3)" office:value-type="string" office:string-value="Du" calcext:value-type="string">
            <text:p>Du</text:p>
          </table:table-cell>
          <table:table-cell table:style-name="ce377" table:formula="of:=MUSZAK8([.Z24];3)" office:value-type="string" office:string-value="Du" calcext:value-type="string">
            <text:p>Du</text:p>
          </table:table-cell>
          <table:table-cell table:style-name="ce377" table:formula="of:=MUSZAK8([.AA24];3)" office:value-type="string" office:string-value="Du" calcext:value-type="string">
            <text:p>Du</text:p>
          </table:table-cell>
          <table:table-cell table:style-name="ce377" table:formula="of:=MUSZAK8([.AB24];3)" office:value-type="string" office:string-value="Du" calcext:value-type="string">
            <text:p>Du</text:p>
          </table:table-cell>
          <table:table-cell table:style-name="ce377" table:formula="of:=MUSZAK8([.AC24];3)" office:value-type="string" office:string-value="P" calcext:value-type="string">
            <text:p>P</text:p>
          </table:table-cell>
          <table:table-cell table:style-name="ce377" table:formula="of:=MUSZAK8([.AD24];3)" office:value-type="string" office:string-value="N" calcext:value-type="string">
            <text:p>N</text:p>
          </table:table-cell>
          <table:table-cell table:style-name="ce377" table:formula="of:=MUSZAK8([.AE24];3)" office:value-type="string" office:string-value="N" calcext:value-type="string">
            <text:p>N</text:p>
          </table:table-cell>
          <table:table-cell table:style-name="ce405" table:formula="of:=MUSZAK8([.AF24];3)" office:value-type="string" office:string-value="N" calcext:value-type="string">
            <text:p>N</text:p>
          </table:table-cell>
          <table:table-cell table:style-name="ce363"/>
          <table:table-cell table:style-name="ce419"/>
          <table:covered-table-cell table:style-name="ce426"/>
          <table:table-cell table:style-name="ce491" office:value-type="string" calcext:value-type="string">
            <text:p>C</text:p>
          </table:table-cell>
          <table:table-cell table:style-name="ce360" table:formula="of:=MUSZAK8([.AK24];3)" office:value-type="string" office:string-value="Du" calcext:value-type="string">
            <text:p>Du</text:p>
          </table:table-cell>
          <table:table-cell table:style-name="ce377" table:formula="of:=MUSZAK8([.AL24];3)" office:value-type="string" office:string-value="Du" calcext:value-type="string">
            <text:p>Du</text:p>
          </table:table-cell>
          <table:table-cell table:style-name="ce377" table:formula="of:=MUSZAK8([.AM24];3)" office:value-type="string" office:string-value="Du" calcext:value-type="string">
            <text:p>Du</text:p>
          </table:table-cell>
          <table:table-cell table:style-name="ce377" table:formula="of:=MUSZAK8([.AN24];3)" office:value-type="string" office:string-value="P" calcext:value-type="string">
            <text:p>P</text:p>
          </table:table-cell>
          <table:table-cell table:style-name="ce377" table:formula="of:=MUSZAK8([.AO24];3)" office:value-type="string" office:string-value="N" calcext:value-type="string">
            <text:p>N</text:p>
          </table:table-cell>
          <table:table-cell table:style-name="ce377" table:formula="of:=MUSZAK8([.AP24];3)" office:value-type="string" office:string-value="N" calcext:value-type="string">
            <text:p>N</text:p>
          </table:table-cell>
          <table:table-cell table:style-name="ce377" table:formula="of:=MUSZAK8([.AQ24];3)" office:value-type="string" office:string-value="N" calcext:value-type="string">
            <text:p>N</text:p>
          </table:table-cell>
          <table:table-cell table:style-name="ce377" table:formula="of:=MUSZAK8([.AR24];3)" office:value-type="string" office:string-value="N" calcext:value-type="string">
            <text:p>N</text:p>
          </table:table-cell>
          <table:table-cell table:style-name="ce377" table:formula="of:=MUSZAK8([.AS24];3)" office:value-type="string" office:string-value="P" calcext:value-type="string">
            <text:p>P</text:p>
          </table:table-cell>
          <table:table-cell table:style-name="ce377" table:formula="of:=MUSZAK8([.AT24];3)" office:value-type="string" office:string-value="P" calcext:value-type="string">
            <text:p>P</text:p>
          </table:table-cell>
          <table:table-cell table:style-name="ce377" table:formula="of:=MUSZAK8([.AU24];3)" office:value-type="string" office:string-value="É" calcext:value-type="string">
            <text:p>É</text:p>
          </table:table-cell>
          <table:table-cell table:style-name="ce377" table:formula="of:=MUSZAK8([.AV24];3)" office:value-type="string" office:string-value="É" calcext:value-type="string">
            <text:p>É</text:p>
          </table:table-cell>
          <table:table-cell table:style-name="ce377" table:formula="of:=MUSZAK8([.AW24];3)" office:value-type="string" office:string-value="É" calcext:value-type="string">
            <text:p>É</text:p>
          </table:table-cell>
          <table:table-cell table:style-name="ce377" table:formula="of:=MUSZAK8([.AX24];3)" office:value-type="string" office:string-value="É" calcext:value-type="string">
            <text:p>É</text:p>
          </table:table-cell>
          <table:table-cell table:style-name="ce377" table:formula="of:=MUSZAK8([.AY24];3)" office:value-type="string" office:string-value="P" calcext:value-type="string">
            <text:p>P</text:p>
          </table:table-cell>
          <table:table-cell table:style-name="ce377" table:formula="of:=MUSZAK8([.AZ24];3)" office:value-type="string" office:string-value="Du" calcext:value-type="string">
            <text:p>Du</text:p>
          </table:table-cell>
          <table:table-cell table:style-name="ce377" table:formula="of:=MUSZAK8([.BA24];3)" office:value-type="string" office:string-value="Du" calcext:value-type="string">
            <text:p>Du</text:p>
          </table:table-cell>
          <table:table-cell table:style-name="ce377" table:formula="of:=MUSZAK8([.BB24];3)" office:value-type="string" office:string-value="Du" calcext:value-type="string">
            <text:p>Du</text:p>
          </table:table-cell>
          <table:table-cell table:style-name="ce377" table:formula="of:=MUSZAK8([.BC24];3)" office:value-type="string" office:string-value="Du" calcext:value-type="string">
            <text:p>Du</text:p>
          </table:table-cell>
          <table:table-cell table:style-name="ce377" table:formula="of:=MUSZAK8([.BD24];3)" office:value-type="string" office:string-value="P" calcext:value-type="string">
            <text:p>P</text:p>
          </table:table-cell>
          <table:table-cell table:style-name="ce377" table:formula="of:=MUSZAK8([.BE24];3)" office:value-type="string" office:string-value="N" calcext:value-type="string">
            <text:p>N</text:p>
          </table:table-cell>
          <table:table-cell table:style-name="ce377" table:formula="of:=MUSZAK8([.BF24];3)" office:value-type="string" office:string-value="N" calcext:value-type="string">
            <text:p>N</text:p>
          </table:table-cell>
          <table:table-cell table:style-name="ce377" table:formula="of:=MUSZAK8([.BG24];3)" office:value-type="string" office:string-value="N" calcext:value-type="string">
            <text:p>N</text:p>
          </table:table-cell>
          <table:table-cell table:style-name="ce377" table:formula="of:=MUSZAK8([.BH24];3)" office:value-type="string" office:string-value="N" calcext:value-type="string">
            <text:p>N</text:p>
          </table:table-cell>
          <table:table-cell table:style-name="ce377" table:formula="of:=MUSZAK8([.BI24];3)" office:value-type="string" office:string-value="P" calcext:value-type="string">
            <text:p>P</text:p>
          </table:table-cell>
          <table:table-cell table:style-name="ce377" table:formula="of:=MUSZAK8([.BJ24];3)" office:value-type="string" office:string-value="P" calcext:value-type="string">
            <text:p>P</text:p>
          </table:table-cell>
          <table:table-cell table:style-name="ce377" table:formula="of:=MUSZAK8([.BK24];3)" office:value-type="string" office:string-value="É" calcext:value-type="string">
            <text:p>É</text:p>
          </table:table-cell>
          <table:table-cell table:style-name="ce377" table:formula="of:=MUSZAK8([.BL24];3)" office:value-type="string" office:string-value="É" calcext:value-type="string">
            <text:p>É</text:p>
          </table:table-cell>
          <table:table-cell table:style-name="ce377" table:formula="of:=MUSZAK8([.BM24];3)" office:value-type="string" office:string-value="É" calcext:value-type="string">
            <text:p>É</text:p>
          </table:table-cell>
          <table:table-cell table:style-name="ce377" table:formula="of:=MUSZAK8([.BN24];3)" office:value-type="string" office:string-value="É" calcext:value-type="string">
            <text:p>É</text:p>
          </table:table-cell>
          <table:table-cell table:style-name="ce405" table:formula="of:=MUSZAK8([.BO24];3)" office:value-type="string" office:string-value="P" calcext:value-type="string">
            <text:p>P</text:p>
          </table:table-cell>
          <table:table-cell table:style-name="ce449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70" table:formula="of:=MUSZAK8([.C24];4)" office:value-type="string" office:string-value="N" calcext:value-type="string">
            <text:p>N</text:p>
          </table:table-cell>
          <table:table-cell table:style-name="ce378" table:formula="of:=MUSZAK8([.D24];4)" office:value-type="string" office:string-value="N" calcext:value-type="string">
            <text:p>N</text:p>
          </table:table-cell>
          <table:table-cell table:style-name="ce378" table:formula="of:=MUSZAK8([.E24];4)" office:value-type="string" office:string-value="N" calcext:value-type="string">
            <text:p>N</text:p>
          </table:table-cell>
          <table:table-cell table:style-name="ce378" table:formula="of:=MUSZAK8([.F24];4)" office:value-type="string" office:string-value="P" calcext:value-type="string">
            <text:p>P</text:p>
          </table:table-cell>
          <table:table-cell table:style-name="ce378" table:formula="of:=MUSZAK8([.G24];4)" office:value-type="string" office:string-value="P" calcext:value-type="string">
            <text:p>P</text:p>
          </table:table-cell>
          <table:table-cell table:style-name="ce378" table:formula="of:=MUSZAK8([.H24];4)" office:value-type="string" office:string-value="É" calcext:value-type="string">
            <text:p>É</text:p>
          </table:table-cell>
          <table:table-cell table:style-name="ce378" table:formula="of:=MUSZAK8([.I24];4)" office:value-type="string" office:string-value="É" calcext:value-type="string">
            <text:p>É</text:p>
          </table:table-cell>
          <table:table-cell table:style-name="ce378" table:formula="of:=MUSZAK8([.J24];4)" office:value-type="string" office:string-value="É" calcext:value-type="string">
            <text:p>É</text:p>
          </table:table-cell>
          <table:table-cell table:style-name="ce378" table:formula="of:=MUSZAK8([.K24];4)" office:value-type="string" office:string-value="É" calcext:value-type="string">
            <text:p>É</text:p>
          </table:table-cell>
          <table:table-cell table:style-name="ce378" table:formula="of:=MUSZAK8([.L24];4)" office:value-type="string" office:string-value="P" calcext:value-type="string">
            <text:p>P</text:p>
          </table:table-cell>
          <table:table-cell table:style-name="ce378" table:formula="of:=MUSZAK8([.M24];4)" office:value-type="string" office:string-value="Du" calcext:value-type="string">
            <text:p>Du</text:p>
          </table:table-cell>
          <table:table-cell table:style-name="ce378" table:formula="of:=MUSZAK8([.N24];4)" office:value-type="string" office:string-value="Du" calcext:value-type="string">
            <text:p>Du</text:p>
          </table:table-cell>
          <table:table-cell table:style-name="ce378" table:formula="of:=MUSZAK8([.O24];4)" office:value-type="string" office:string-value="Du" calcext:value-type="string">
            <text:p>Du</text:p>
          </table:table-cell>
          <table:table-cell table:style-name="ce378" table:formula="of:=MUSZAK8([.P24];4)" office:value-type="string" office:string-value="Du" calcext:value-type="string">
            <text:p>Du</text:p>
          </table:table-cell>
          <table:table-cell table:style-name="ce378" table:formula="of:=MUSZAK8([.Q24];4)" office:value-type="string" office:string-value="P" calcext:value-type="string">
            <text:p>P</text:p>
          </table:table-cell>
          <table:table-cell table:style-name="ce378" table:formula="of:=MUSZAK8([.R24];4)" office:value-type="string" office:string-value="N" calcext:value-type="string">
            <text:p>N</text:p>
          </table:table-cell>
          <table:table-cell table:style-name="ce378" table:formula="of:=MUSZAK8([.S24];4)" office:value-type="string" office:string-value="N" calcext:value-type="string">
            <text:p>N</text:p>
          </table:table-cell>
          <table:table-cell table:style-name="ce378" table:formula="of:=MUSZAK8([.T24];4)" office:value-type="string" office:string-value="N" calcext:value-type="string">
            <text:p>N</text:p>
          </table:table-cell>
          <table:table-cell table:style-name="ce378" table:formula="of:=MUSZAK8([.U24];4)" office:value-type="string" office:string-value="N" calcext:value-type="string">
            <text:p>N</text:p>
          </table:table-cell>
          <table:table-cell table:style-name="ce378" table:formula="of:=MUSZAK8([.V24];4)" office:value-type="string" office:string-value="P" calcext:value-type="string">
            <text:p>P</text:p>
          </table:table-cell>
          <table:table-cell table:style-name="ce378" table:formula="of:=MUSZAK8([.W24];4)" office:value-type="string" office:string-value="P" calcext:value-type="string">
            <text:p>P</text:p>
          </table:table-cell>
          <table:table-cell table:style-name="ce378" table:formula="of:=MUSZAK8([.X24];4)" office:value-type="string" office:string-value="É" calcext:value-type="string">
            <text:p>É</text:p>
          </table:table-cell>
          <table:table-cell table:style-name="ce378" table:formula="of:=MUSZAK8([.Y24];4)" office:value-type="string" office:string-value="É" calcext:value-type="string">
            <text:p>É</text:p>
          </table:table-cell>
          <table:table-cell table:style-name="ce378" table:formula="of:=MUSZAK8([.Z24];4)" office:value-type="string" office:string-value="É" calcext:value-type="string">
            <text:p>É</text:p>
          </table:table-cell>
          <table:table-cell table:style-name="ce378" table:formula="of:=MUSZAK8([.AA24];4)" office:value-type="string" office:string-value="É" calcext:value-type="string">
            <text:p>É</text:p>
          </table:table-cell>
          <table:table-cell table:style-name="ce378" table:formula="of:=MUSZAK8([.AB24];4)" office:value-type="string" office:string-value="P" calcext:value-type="string">
            <text:p>P</text:p>
          </table:table-cell>
          <table:table-cell table:style-name="ce378" table:formula="of:=MUSZAK8([.AC24];4)" office:value-type="string" office:string-value="Du" calcext:value-type="string">
            <text:p>Du</text:p>
          </table:table-cell>
          <table:table-cell table:style-name="ce378" table:formula="of:=MUSZAK8([.AD24];4)" office:value-type="string" office:string-value="Du" calcext:value-type="string">
            <text:p>Du</text:p>
          </table:table-cell>
          <table:table-cell table:style-name="ce378" table:formula="of:=MUSZAK8([.AE24];4)" office:value-type="string" office:string-value="Du" calcext:value-type="string">
            <text:p>Du</text:p>
          </table:table-cell>
          <table:table-cell table:style-name="ce406" table:formula="of:=MUSZAK8([.AF24];4)" office:value-type="string" office:string-value="Du" calcext:value-type="string">
            <text:p>Du</text:p>
          </table:table-cell>
          <table:table-cell table:style-name="ce363"/>
          <table:table-cell table:style-name="ce419"/>
          <table:covered-table-cell table:style-name="ce427"/>
          <table:table-cell table:style-name="ce492" office:value-type="string" calcext:value-type="string">
            <text:p>D</text:p>
          </table:table-cell>
          <table:table-cell table:style-name="ce370" table:formula="of:=MUSZAK8([.AK24];4)" office:value-type="string" office:string-value="É" calcext:value-type="string">
            <text:p>É</text:p>
          </table:table-cell>
          <table:table-cell table:style-name="ce378" table:formula="of:=MUSZAK8([.AL24];4)" office:value-type="string" office:string-value="É" calcext:value-type="string">
            <text:p>É</text:p>
          </table:table-cell>
          <table:table-cell table:style-name="ce378" table:formula="of:=MUSZAK8([.AM24];4)" office:value-type="string" office:string-value="P" calcext:value-type="string">
            <text:p>P</text:p>
          </table:table-cell>
          <table:table-cell table:style-name="ce378" table:formula="of:=MUSZAK8([.AN24];4)" office:value-type="string" office:string-value="Du" calcext:value-type="string">
            <text:p>Du</text:p>
          </table:table-cell>
          <table:table-cell table:style-name="ce378" table:formula="of:=MUSZAK8([.AO24];4)" office:value-type="string" office:string-value="Du" calcext:value-type="string">
            <text:p>Du</text:p>
          </table:table-cell>
          <table:table-cell table:style-name="ce378" table:formula="of:=MUSZAK8([.AP24];4)" office:value-type="string" office:string-value="Du" calcext:value-type="string">
            <text:p>Du</text:p>
          </table:table-cell>
          <table:table-cell table:style-name="ce378" table:formula="of:=MUSZAK8([.AQ24];4)" office:value-type="string" office:string-value="Du" calcext:value-type="string">
            <text:p>Du</text:p>
          </table:table-cell>
          <table:table-cell table:style-name="ce378" table:formula="of:=MUSZAK8([.AR24];4)" office:value-type="string" office:string-value="P" calcext:value-type="string">
            <text:p>P</text:p>
          </table:table-cell>
          <table:table-cell table:style-name="ce378" table:formula="of:=MUSZAK8([.AS24];4)" office:value-type="string" office:string-value="N" calcext:value-type="string">
            <text:p>N</text:p>
          </table:table-cell>
          <table:table-cell table:style-name="ce378" table:formula="of:=MUSZAK8([.AT24];4)" office:value-type="string" office:string-value="N" calcext:value-type="string">
            <text:p>N</text:p>
          </table:table-cell>
          <table:table-cell table:style-name="ce378" table:formula="of:=MUSZAK8([.AU24];4)" office:value-type="string" office:string-value="N" calcext:value-type="string">
            <text:p>N</text:p>
          </table:table-cell>
          <table:table-cell table:style-name="ce378" table:formula="of:=MUSZAK8([.AV24];4)" office:value-type="string" office:string-value="N" calcext:value-type="string">
            <text:p>N</text:p>
          </table:table-cell>
          <table:table-cell table:style-name="ce378" table:formula="of:=MUSZAK8([.AW24];4)" office:value-type="string" office:string-value="P" calcext:value-type="string">
            <text:p>P</text:p>
          </table:table-cell>
          <table:table-cell table:style-name="ce378" table:formula="of:=MUSZAK8([.AX24];4)" office:value-type="string" office:string-value="P" calcext:value-type="string">
            <text:p>P</text:p>
          </table:table-cell>
          <table:table-cell table:style-name="ce378" table:formula="of:=MUSZAK8([.AY24];4)" office:value-type="string" office:string-value="É" calcext:value-type="string">
            <text:p>É</text:p>
          </table:table-cell>
          <table:table-cell table:style-name="ce378" table:formula="of:=MUSZAK8([.AZ24];4)" office:value-type="string" office:string-value="É" calcext:value-type="string">
            <text:p>É</text:p>
          </table:table-cell>
          <table:table-cell table:style-name="ce378" table:formula="of:=MUSZAK8([.BA24];4)" office:value-type="string" office:string-value="É" calcext:value-type="string">
            <text:p>É</text:p>
          </table:table-cell>
          <table:table-cell table:style-name="ce378" table:formula="of:=MUSZAK8([.BB24];4)" office:value-type="string" office:string-value="É" calcext:value-type="string">
            <text:p>É</text:p>
          </table:table-cell>
          <table:table-cell table:style-name="ce378" table:formula="of:=MUSZAK8([.BC24];4)" office:value-type="string" office:string-value="P" calcext:value-type="string">
            <text:p>P</text:p>
          </table:table-cell>
          <table:table-cell table:style-name="ce378" table:formula="of:=MUSZAK8([.BD24];4)" office:value-type="string" office:string-value="Du" calcext:value-type="string">
            <text:p>Du</text:p>
          </table:table-cell>
          <table:table-cell table:style-name="ce378" table:formula="of:=MUSZAK8([.BE24];4)" office:value-type="string" office:string-value="Du" calcext:value-type="string">
            <text:p>Du</text:p>
          </table:table-cell>
          <table:table-cell table:style-name="ce378" table:formula="of:=MUSZAK8([.BF24];4)" office:value-type="string" office:string-value="Du" calcext:value-type="string">
            <text:p>Du</text:p>
          </table:table-cell>
          <table:table-cell table:style-name="ce378" table:formula="of:=MUSZAK8([.BG24];4)" office:value-type="string" office:string-value="Du" calcext:value-type="string">
            <text:p>Du</text:p>
          </table:table-cell>
          <table:table-cell table:style-name="ce378" table:formula="of:=MUSZAK8([.BH24];4)" office:value-type="string" office:string-value="P" calcext:value-type="string">
            <text:p>P</text:p>
          </table:table-cell>
          <table:table-cell table:style-name="ce378" table:formula="of:=MUSZAK8([.BI24];4)" office:value-type="string" office:string-value="N" calcext:value-type="string">
            <text:p>N</text:p>
          </table:table-cell>
          <table:table-cell table:style-name="ce378" table:formula="of:=MUSZAK8([.BJ24];4)" office:value-type="string" office:string-value="N" calcext:value-type="string">
            <text:p>N</text:p>
          </table:table-cell>
          <table:table-cell table:style-name="ce378" table:formula="of:=MUSZAK8([.BK24];4)" office:value-type="string" office:string-value="N" calcext:value-type="string">
            <text:p>N</text:p>
          </table:table-cell>
          <table:table-cell table:style-name="ce378" table:formula="of:=MUSZAK8([.BL24];4)" office:value-type="string" office:string-value="N" calcext:value-type="string">
            <text:p>N</text:p>
          </table:table-cell>
          <table:table-cell table:style-name="ce378" table:formula="of:=MUSZAK8([.BM24];4)" office:value-type="string" office:string-value="P" calcext:value-type="string">
            <text:p>P</text:p>
          </table:table-cell>
          <table:table-cell table:style-name="ce378" table:formula="of:=MUSZAK8([.BN24];4)" office:value-type="string" office:string-value="P" calcext:value-type="string">
            <text:p>P</text:p>
          </table:table-cell>
          <table:table-cell table:style-name="ce406" table:formula="of:=MUSZAK8([.BO24];4)" office:value-type="string" office:string-value="É" calcext:value-type="string">
            <text:p>É</text:p>
          </table:table-cell>
          <table:table-cell table:style-name="ce449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63" table:number-columns-repeated="31"/>
          <table:table-cell table:style-name="ce420"/>
          <table:table-cell table:style-name="ce363" table:number-columns-repeated="33"/>
          <table:table-cell table:number-columns-repeated="957"/>
        </table:table-row>
        <table:table-row table:style-name="ro4"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8"/>
          <table:table-cell table:style-name="ce371" table:formula="of:=DATE([.$A$1];[.A31];1)" office:value-type="date" office:date-value="2024-05-01" calcext:value-type="date">
            <text:p>1</text:p>
          </table:table-cell>
          <table:table-cell table:style-name="ce379" table:formula="of:=[.C31]+1" office:value-type="date" office:date-value="2024-05-02" calcext:value-type="date">
            <text:p>2</text:p>
          </table:table-cell>
          <table:table-cell table:style-name="ce379" table:formula="of:=[.D31]+1" office:value-type="date" office:date-value="2024-05-03" calcext:value-type="date">
            <text:p>3</text:p>
          </table:table-cell>
          <table:table-cell table:style-name="ce379" table:formula="of:=[.E31]+1" office:value-type="date" office:date-value="2024-05-04" calcext:value-type="date">
            <text:p>4</text:p>
          </table:table-cell>
          <table:table-cell table:style-name="ce379" table:formula="of:=[.F31]+1" office:value-type="date" office:date-value="2024-05-05" calcext:value-type="date">
            <text:p>5</text:p>
          </table:table-cell>
          <table:table-cell table:style-name="ce379" table:formula="of:=[.G31]+1" office:value-type="date" office:date-value="2024-05-06" calcext:value-type="date">
            <text:p>6</text:p>
          </table:table-cell>
          <table:table-cell table:style-name="ce379" table:formula="of:=[.H31]+1" office:value-type="date" office:date-value="2024-05-07" calcext:value-type="date">
            <text:p>7</text:p>
          </table:table-cell>
          <table:table-cell table:style-name="ce379" table:formula="of:=[.I31]+1" office:value-type="date" office:date-value="2024-05-08" calcext:value-type="date">
            <text:p>8</text:p>
          </table:table-cell>
          <table:table-cell table:style-name="ce379" table:formula="of:=[.J31]+1" office:value-type="date" office:date-value="2024-05-09" calcext:value-type="date">
            <text:p>9</text:p>
          </table:table-cell>
          <table:table-cell table:style-name="ce379" table:formula="of:=[.K31]+1" office:value-type="date" office:date-value="2024-05-10" calcext:value-type="date">
            <text:p>10</text:p>
          </table:table-cell>
          <table:table-cell table:style-name="ce379" table:formula="of:=[.L31]+1" office:value-type="date" office:date-value="2024-05-11" calcext:value-type="date">
            <text:p>11</text:p>
          </table:table-cell>
          <table:table-cell table:style-name="ce379" table:formula="of:=[.M31]+1" office:value-type="date" office:date-value="2024-05-12" calcext:value-type="date">
            <text:p>12</text:p>
          </table:table-cell>
          <table:table-cell table:style-name="ce379" table:formula="of:=[.N31]+1" office:value-type="date" office:date-value="2024-05-13" calcext:value-type="date">
            <text:p>13</text:p>
          </table:table-cell>
          <table:table-cell table:style-name="ce379" table:formula="of:=[.O31]+1" office:value-type="date" office:date-value="2024-05-14" calcext:value-type="date">
            <text:p>14</text:p>
          </table:table-cell>
          <table:table-cell table:style-name="ce379" table:formula="of:=[.P31]+1" office:value-type="date" office:date-value="2024-05-15" calcext:value-type="date">
            <text:p>15</text:p>
          </table:table-cell>
          <table:table-cell table:style-name="ce379" table:formula="of:=[.Q31]+1" office:value-type="date" office:date-value="2024-05-16" calcext:value-type="date">
            <text:p>16</text:p>
          </table:table-cell>
          <table:table-cell table:style-name="ce379" table:formula="of:=[.R31]+1" office:value-type="date" office:date-value="2024-05-17" calcext:value-type="date">
            <text:p>17</text:p>
          </table:table-cell>
          <table:table-cell table:style-name="ce379" table:formula="of:=[.S31]+1" office:value-type="date" office:date-value="2024-05-18" calcext:value-type="date">
            <text:p>18</text:p>
          </table:table-cell>
          <table:table-cell table:style-name="ce379" table:formula="of:=[.T31]+1" office:value-type="date" office:date-value="2024-05-19" calcext:value-type="date">
            <text:p>19</text:p>
          </table:table-cell>
          <table:table-cell table:style-name="ce379" table:formula="of:=[.U31]+1" office:value-type="date" office:date-value="2024-05-20" calcext:value-type="date">
            <text:p>20</text:p>
          </table:table-cell>
          <table:table-cell table:style-name="ce379" table:formula="of:=[.V31]+1" office:value-type="date" office:date-value="2024-05-21" calcext:value-type="date">
            <text:p>21</text:p>
          </table:table-cell>
          <table:table-cell table:style-name="ce379" table:formula="of:=[.W31]+1" office:value-type="date" office:date-value="2024-05-22" calcext:value-type="date">
            <text:p>22</text:p>
          </table:table-cell>
          <table:table-cell table:style-name="ce379" table:formula="of:=[.X31]+1" office:value-type="date" office:date-value="2024-05-23" calcext:value-type="date">
            <text:p>23</text:p>
          </table:table-cell>
          <table:table-cell table:style-name="ce379" table:formula="of:=[.Y31]+1" office:value-type="date" office:date-value="2024-05-24" calcext:value-type="date">
            <text:p>24</text:p>
          </table:table-cell>
          <table:table-cell table:style-name="ce379" table:formula="of:=[.Z31]+1" office:value-type="date" office:date-value="2024-05-25" calcext:value-type="date">
            <text:p>25</text:p>
          </table:table-cell>
          <table:table-cell table:style-name="ce379" table:formula="of:=[.AA31]+1" office:value-type="date" office:date-value="2024-05-26" calcext:value-type="date">
            <text:p>26</text:p>
          </table:table-cell>
          <table:table-cell table:style-name="ce379" table:formula="of:=[.AB31]+1" office:value-type="date" office:date-value="2024-05-27" calcext:value-type="date">
            <text:p>27</text:p>
          </table:table-cell>
          <table:table-cell table:style-name="ce379" table:formula="of:=[.AC31]+1" office:value-type="date" office:date-value="2024-05-28" calcext:value-type="date">
            <text:p>28</text:p>
          </table:table-cell>
          <table:table-cell table:style-name="ce379" table:formula="of:=[.AD31]+1" office:value-type="date" office:date-value="2024-05-29" calcext:value-type="date">
            <text:p>29</text:p>
          </table:table-cell>
          <table:table-cell table:style-name="ce379" table:formula="of:=[.AE31]+1" office:value-type="date" office:date-value="2024-05-30" calcext:value-type="date">
            <text:p>30</text:p>
          </table:table-cell>
          <table:table-cell table:style-name="ce402" table:formula="of:=[.AF31]+1" office:value-type="date" office:date-value="2024-05-31" calcext:value-type="date">
            <text:p>31</text:p>
          </table:table-cell>
          <table:table-cell table:style-name="ce420"/>
          <table:table-cell table:style-name="ce428" office:value-type="float" office:value="11" calcext:value-type="float" table:number-columns-spanned="2" table:number-rows-spanned="2">
            <text:p>11</text:p>
          </table:table-cell>
          <table:covered-table-cell table:style-name="ce439"/>
          <table:table-cell table:style-name="ce447" table:formula="of:=DATE([.$A$1];[.AI31];1)" office:value-type="date" office:date-value="2024-11-01" calcext:value-type="date">
            <text:p>1</text:p>
          </table:table-cell>
          <table:table-cell table:style-name="ce379" table:formula="of:=([.AK31])+1" office:value-type="date" office:date-value="2024-11-02" calcext:value-type="date">
            <text:p>2</text:p>
          </table:table-cell>
          <table:table-cell table:style-name="ce379" table:formula="of:=([.AL31])+1" office:value-type="date" office:date-value="2024-11-03" calcext:value-type="date">
            <text:p>3</text:p>
          </table:table-cell>
          <table:table-cell table:style-name="ce379" table:formula="of:=([.AM31])+1" office:value-type="date" office:date-value="2024-11-04" calcext:value-type="date">
            <text:p>4</text:p>
          </table:table-cell>
          <table:table-cell table:style-name="ce379" table:formula="of:=([.AN31])+1" office:value-type="date" office:date-value="2024-11-05" calcext:value-type="date">
            <text:p>5</text:p>
          </table:table-cell>
          <table:table-cell table:style-name="ce379" table:formula="of:=([.AO31])+1" office:value-type="date" office:date-value="2024-11-06" calcext:value-type="date">
            <text:p>6</text:p>
          </table:table-cell>
          <table:table-cell table:style-name="ce379" table:formula="of:=([.AP31])+1" office:value-type="date" office:date-value="2024-11-07" calcext:value-type="date">
            <text:p>7</text:p>
          </table:table-cell>
          <table:table-cell table:style-name="ce379" table:formula="of:=([.AQ31])+1" office:value-type="date" office:date-value="2024-11-08" calcext:value-type="date">
            <text:p>8</text:p>
          </table:table-cell>
          <table:table-cell table:style-name="ce379" table:formula="of:=([.AR31])+1" office:value-type="date" office:date-value="2024-11-09" calcext:value-type="date">
            <text:p>9</text:p>
          </table:table-cell>
          <table:table-cell table:style-name="ce379" table:formula="of:=([.AS31])+1" office:value-type="date" office:date-value="2024-11-10" calcext:value-type="date">
            <text:p>10</text:p>
          </table:table-cell>
          <table:table-cell table:style-name="ce379" table:formula="of:=([.AT31])+1" office:value-type="date" office:date-value="2024-11-11" calcext:value-type="date">
            <text:p>11</text:p>
          </table:table-cell>
          <table:table-cell table:style-name="ce379" table:formula="of:=([.AU31])+1" office:value-type="date" office:date-value="2024-11-12" calcext:value-type="date">
            <text:p>12</text:p>
          </table:table-cell>
          <table:table-cell table:style-name="ce379" table:formula="of:=([.AV31])+1" office:value-type="date" office:date-value="2024-11-13" calcext:value-type="date">
            <text:p>13</text:p>
          </table:table-cell>
          <table:table-cell table:style-name="ce379" table:formula="of:=([.AW31])+1" office:value-type="date" office:date-value="2024-11-14" calcext:value-type="date">
            <text:p>14</text:p>
          </table:table-cell>
          <table:table-cell table:style-name="ce379" table:formula="of:=([.AX31])+1" office:value-type="date" office:date-value="2024-11-15" calcext:value-type="date">
            <text:p>15</text:p>
          </table:table-cell>
          <table:table-cell table:style-name="ce379" table:formula="of:=([.AY31])+1" office:value-type="date" office:date-value="2024-11-16" calcext:value-type="date">
            <text:p>16</text:p>
          </table:table-cell>
          <table:table-cell table:style-name="ce379" table:formula="of:=([.AZ31])+1" office:value-type="date" office:date-value="2024-11-17" calcext:value-type="date">
            <text:p>17</text:p>
          </table:table-cell>
          <table:table-cell table:style-name="ce379" table:formula="of:=([.BA31])+1" office:value-type="date" office:date-value="2024-11-18" calcext:value-type="date">
            <text:p>18</text:p>
          </table:table-cell>
          <table:table-cell table:style-name="ce379" table:formula="of:=([.BB31])+1" office:value-type="date" office:date-value="2024-11-19" calcext:value-type="date">
            <text:p>19</text:p>
          </table:table-cell>
          <table:table-cell table:style-name="ce379" table:formula="of:=([.BC31])+1" office:value-type="date" office:date-value="2024-11-20" calcext:value-type="date">
            <text:p>20</text:p>
          </table:table-cell>
          <table:table-cell table:style-name="ce379" table:formula="of:=([.BD31])+1" office:value-type="date" office:date-value="2024-11-21" calcext:value-type="date">
            <text:p>21</text:p>
          </table:table-cell>
          <table:table-cell table:style-name="ce379" table:formula="of:=([.BE31])+1" office:value-type="date" office:date-value="2024-11-22" calcext:value-type="date">
            <text:p>22</text:p>
          </table:table-cell>
          <table:table-cell table:style-name="ce379" table:formula="of:=([.BF31])+1" office:value-type="date" office:date-value="2024-11-23" calcext:value-type="date">
            <text:p>23</text:p>
          </table:table-cell>
          <table:table-cell table:style-name="ce379" table:formula="of:=([.BG31])+1" office:value-type="date" office:date-value="2024-11-24" calcext:value-type="date">
            <text:p>24</text:p>
          </table:table-cell>
          <table:table-cell table:style-name="ce379" table:formula="of:=([.BH31])+1" office:value-type="date" office:date-value="2024-11-25" calcext:value-type="date">
            <text:p>25</text:p>
          </table:table-cell>
          <table:table-cell table:style-name="ce379" table:formula="of:=([.BI31])+1" office:value-type="date" office:date-value="2024-11-26" calcext:value-type="date">
            <text:p>26</text:p>
          </table:table-cell>
          <table:table-cell table:style-name="ce379" table:formula="of:=([.BJ31])+1" office:value-type="date" office:date-value="2024-11-27" calcext:value-type="date">
            <text:p>27</text:p>
          </table:table-cell>
          <table:table-cell table:style-name="ce379" table:formula="of:=([.BK31])+1" office:value-type="date" office:date-value="2024-11-28" calcext:value-type="date">
            <text:p>28</text:p>
          </table:table-cell>
          <table:table-cell table:style-name="ce379" table:formula="of:=([.BL31])+1" office:value-type="date" office:date-value="2024-11-29" calcext:value-type="date">
            <text:p>29</text:p>
          </table:table-cell>
          <table:table-cell table:style-name="ce402" table:formula="of:=([.BM31])+1" office:value-type="date" office:date-value="2024-11-30" calcext:value-type="date">
            <text:p>30</text:p>
          </table:table-cell>
          <table:table-cell table:style-name="ce363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69" table:formula="of:=TEXT([.C31];&quot;NN&quot;)" office:value-type="string" office:string-value="Sze" calcext:value-type="string">
            <text:p>Sze</text:p>
          </table:table-cell>
          <table:table-cell table:style-name="ce380" table:formula="of:=TEXT([.D31];&quot;NN&quot;)" office:value-type="string" office:string-value="Cs" calcext:value-type="string">
            <text:p>Cs</text:p>
          </table:table-cell>
          <table:table-cell table:style-name="ce380" table:formula="of:=TEXT([.E31];&quot;NN&quot;)" office:value-type="string" office:string-value="P" calcext:value-type="string">
            <text:p>P</text:p>
          </table:table-cell>
          <table:table-cell table:style-name="ce380" table:formula="of:=TEXT([.F31];&quot;NN&quot;)" office:value-type="string" office:string-value="Szo" calcext:value-type="string">
            <text:p>Szo</text:p>
          </table:table-cell>
          <table:table-cell table:style-name="ce380" table:formula="of:=TEXT([.G31];&quot;NN&quot;)" office:value-type="string" office:string-value="V" calcext:value-type="string">
            <text:p>V</text:p>
          </table:table-cell>
          <table:table-cell table:style-name="ce380" table:formula="of:=TEXT([.H31];&quot;NN&quot;)" office:value-type="string" office:string-value="H" calcext:value-type="string">
            <text:p>H</text:p>
          </table:table-cell>
          <table:table-cell table:style-name="ce380" table:formula="of:=TEXT([.I31];&quot;NN&quot;)" office:value-type="string" office:string-value="K" calcext:value-type="string">
            <text:p>K</text:p>
          </table:table-cell>
          <table:table-cell table:style-name="ce380" table:formula="of:=TEXT([.J31];&quot;NN&quot;)" office:value-type="string" office:string-value="Sze" calcext:value-type="string">
            <text:p>Sze</text:p>
          </table:table-cell>
          <table:table-cell table:style-name="ce380" table:formula="of:=TEXT([.K31];&quot;NN&quot;)" office:value-type="string" office:string-value="Cs" calcext:value-type="string">
            <text:p>Cs</text:p>
          </table:table-cell>
          <table:table-cell table:style-name="ce380" table:formula="of:=TEXT([.L31];&quot;NN&quot;)" office:value-type="string" office:string-value="P" calcext:value-type="string">
            <text:p>P</text:p>
          </table:table-cell>
          <table:table-cell table:style-name="ce380" table:formula="of:=TEXT([.M31];&quot;NN&quot;)" office:value-type="string" office:string-value="Szo" calcext:value-type="string">
            <text:p>Szo</text:p>
          </table:table-cell>
          <table:table-cell table:style-name="ce380" table:formula="of:=TEXT([.N31];&quot;NN&quot;)" office:value-type="string" office:string-value="V" calcext:value-type="string">
            <text:p>V</text:p>
          </table:table-cell>
          <table:table-cell table:style-name="ce380" table:formula="of:=TEXT([.O31];&quot;NN&quot;)" office:value-type="string" office:string-value="H" calcext:value-type="string">
            <text:p>H</text:p>
          </table:table-cell>
          <table:table-cell table:style-name="ce380" table:formula="of:=TEXT([.P31];&quot;NN&quot;)" office:value-type="string" office:string-value="K" calcext:value-type="string">
            <text:p>K</text:p>
          </table:table-cell>
          <table:table-cell table:style-name="ce380" table:formula="of:=TEXT([.Q31];&quot;NN&quot;)" office:value-type="string" office:string-value="Sze" calcext:value-type="string">
            <text:p>Sze</text:p>
          </table:table-cell>
          <table:table-cell table:style-name="ce380" table:formula="of:=TEXT([.R31];&quot;NN&quot;)" office:value-type="string" office:string-value="Cs" calcext:value-type="string">
            <text:p>Cs</text:p>
          </table:table-cell>
          <table:table-cell table:style-name="ce380" table:formula="of:=TEXT([.S31];&quot;NN&quot;)" office:value-type="string" office:string-value="P" calcext:value-type="string">
            <text:p>P</text:p>
          </table:table-cell>
          <table:table-cell table:style-name="ce380" table:formula="of:=TEXT([.T31];&quot;NN&quot;)" office:value-type="string" office:string-value="Szo" calcext:value-type="string">
            <text:p>Szo</text:p>
          </table:table-cell>
          <table:table-cell table:style-name="ce380" table:formula="of:=TEXT([.U31];&quot;NN&quot;)" office:value-type="string" office:string-value="V" calcext:value-type="string">
            <text:p>V</text:p>
          </table:table-cell>
          <table:table-cell table:style-name="ce380" table:formula="of:=TEXT([.V31];&quot;NN&quot;)" office:value-type="string" office:string-value="H" calcext:value-type="string">
            <text:p>H</text:p>
          </table:table-cell>
          <table:table-cell table:style-name="ce380" table:formula="of:=TEXT([.W31];&quot;NN&quot;)" office:value-type="string" office:string-value="K" calcext:value-type="string">
            <text:p>K</text:p>
          </table:table-cell>
          <table:table-cell table:style-name="ce380" table:formula="of:=TEXT([.X31];&quot;NN&quot;)" office:value-type="string" office:string-value="Sze" calcext:value-type="string">
            <text:p>Sze</text:p>
          </table:table-cell>
          <table:table-cell table:style-name="ce380" table:formula="of:=TEXT([.Y31];&quot;NN&quot;)" office:value-type="string" office:string-value="Cs" calcext:value-type="string">
            <text:p>Cs</text:p>
          </table:table-cell>
          <table:table-cell table:style-name="ce380" table:formula="of:=TEXT([.Z31];&quot;NN&quot;)" office:value-type="string" office:string-value="P" calcext:value-type="string">
            <text:p>P</text:p>
          </table:table-cell>
          <table:table-cell table:style-name="ce380" table:formula="of:=TEXT([.AA31];&quot;NN&quot;)" office:value-type="string" office:string-value="Szo" calcext:value-type="string">
            <text:p>Szo</text:p>
          </table:table-cell>
          <table:table-cell table:style-name="ce380" table:formula="of:=TEXT([.AB31];&quot;NN&quot;)" office:value-type="string" office:string-value="V" calcext:value-type="string">
            <text:p>V</text:p>
          </table:table-cell>
          <table:table-cell table:style-name="ce380" table:formula="of:=TEXT([.AC31];&quot;NN&quot;)" office:value-type="string" office:string-value="H" calcext:value-type="string">
            <text:p>H</text:p>
          </table:table-cell>
          <table:table-cell table:style-name="ce380" table:formula="of:=TEXT([.AD31];&quot;NN&quot;)" office:value-type="string" office:string-value="K" calcext:value-type="string">
            <text:p>K</text:p>
          </table:table-cell>
          <table:table-cell table:style-name="ce380" table:formula="of:=TEXT([.AE31];&quot;NN&quot;)" office:value-type="string" office:string-value="Sze" calcext:value-type="string">
            <text:p>Sze</text:p>
          </table:table-cell>
          <table:table-cell table:style-name="ce380" table:formula="of:=TEXT([.AF31];&quot;NN&quot;)" office:value-type="string" office:string-value="Cs" calcext:value-type="string">
            <text:p>Cs</text:p>
          </table:table-cell>
          <table:table-cell table:style-name="ce403" table:formula="of:=TEXT([.AG31];&quot;NN&quot;)" office:value-type="string" office:string-value="P" calcext:value-type="string">
            <text:p>P</text:p>
          </table:table-cell>
          <table:table-cell table:style-name="ce421"/>
          <table:covered-table-cell table:style-name="ce429"/>
          <table:covered-table-cell table:style-name="ce440"/>
          <table:table-cell table:style-name="ce369" table:formula="of:=TEXT([.AK31];&quot;NN&quot;)" office:value-type="string" office:string-value="P" calcext:value-type="string">
            <text:p>P</text:p>
          </table:table-cell>
          <table:table-cell table:style-name="ce380" table:formula="of:=TEXT([.AL31];&quot;NN&quot;)" office:value-type="string" office:string-value="Szo" calcext:value-type="string">
            <text:p>Szo</text:p>
          </table:table-cell>
          <table:table-cell table:style-name="ce380" table:formula="of:=TEXT([.AM31];&quot;NN&quot;)" office:value-type="string" office:string-value="V" calcext:value-type="string">
            <text:p>V</text:p>
          </table:table-cell>
          <table:table-cell table:style-name="ce380" table:formula="of:=TEXT([.AN31];&quot;NN&quot;)" office:value-type="string" office:string-value="H" calcext:value-type="string">
            <text:p>H</text:p>
          </table:table-cell>
          <table:table-cell table:style-name="ce380" table:formula="of:=TEXT([.AO31];&quot;NN&quot;)" office:value-type="string" office:string-value="K" calcext:value-type="string">
            <text:p>K</text:p>
          </table:table-cell>
          <table:table-cell table:style-name="ce380" table:formula="of:=TEXT([.AP31];&quot;NN&quot;)" office:value-type="string" office:string-value="Sze" calcext:value-type="string">
            <text:p>Sze</text:p>
          </table:table-cell>
          <table:table-cell table:style-name="ce380" table:formula="of:=TEXT([.AQ31];&quot;NN&quot;)" office:value-type="string" office:string-value="Cs" calcext:value-type="string">
            <text:p>Cs</text:p>
          </table:table-cell>
          <table:table-cell table:style-name="ce380" table:formula="of:=TEXT([.AR31];&quot;NN&quot;)" office:value-type="string" office:string-value="P" calcext:value-type="string">
            <text:p>P</text:p>
          </table:table-cell>
          <table:table-cell table:style-name="ce380" table:formula="of:=TEXT([.AS31];&quot;NN&quot;)" office:value-type="string" office:string-value="Szo" calcext:value-type="string">
            <text:p>Szo</text:p>
          </table:table-cell>
          <table:table-cell table:style-name="ce380" table:formula="of:=TEXT([.AT31];&quot;NN&quot;)" office:value-type="string" office:string-value="V" calcext:value-type="string">
            <text:p>V</text:p>
          </table:table-cell>
          <table:table-cell table:style-name="ce380" table:formula="of:=TEXT([.AU31];&quot;NN&quot;)" office:value-type="string" office:string-value="H" calcext:value-type="string">
            <text:p>H</text:p>
          </table:table-cell>
          <table:table-cell table:style-name="ce380" table:formula="of:=TEXT([.AV31];&quot;NN&quot;)" office:value-type="string" office:string-value="K" calcext:value-type="string">
            <text:p>K</text:p>
          </table:table-cell>
          <table:table-cell table:style-name="ce380" table:formula="of:=TEXT([.AW31];&quot;NN&quot;)" office:value-type="string" office:string-value="Sze" calcext:value-type="string">
            <text:p>Sze</text:p>
          </table:table-cell>
          <table:table-cell table:style-name="ce380" table:formula="of:=TEXT([.AX31];&quot;NN&quot;)" office:value-type="string" office:string-value="Cs" calcext:value-type="string">
            <text:p>Cs</text:p>
          </table:table-cell>
          <table:table-cell table:style-name="ce380" table:formula="of:=TEXT([.AY31];&quot;NN&quot;)" office:value-type="string" office:string-value="P" calcext:value-type="string">
            <text:p>P</text:p>
          </table:table-cell>
          <table:table-cell table:style-name="ce380" table:formula="of:=TEXT([.AZ31];&quot;NN&quot;)" office:value-type="string" office:string-value="Szo" calcext:value-type="string">
            <text:p>Szo</text:p>
          </table:table-cell>
          <table:table-cell table:style-name="ce380" table:formula="of:=TEXT([.BA31];&quot;NN&quot;)" office:value-type="string" office:string-value="V" calcext:value-type="string">
            <text:p>V</text:p>
          </table:table-cell>
          <table:table-cell table:style-name="ce380" table:formula="of:=TEXT([.BB31];&quot;NN&quot;)" office:value-type="string" office:string-value="H" calcext:value-type="string">
            <text:p>H</text:p>
          </table:table-cell>
          <table:table-cell table:style-name="ce380" table:formula="of:=TEXT([.BC31];&quot;NN&quot;)" office:value-type="string" office:string-value="K" calcext:value-type="string">
            <text:p>K</text:p>
          </table:table-cell>
          <table:table-cell table:style-name="ce380" table:formula="of:=TEXT([.BD31];&quot;NN&quot;)" office:value-type="string" office:string-value="Sze" calcext:value-type="string">
            <text:p>Sze</text:p>
          </table:table-cell>
          <table:table-cell table:style-name="ce380" table:formula="of:=TEXT([.BE31];&quot;NN&quot;)" office:value-type="string" office:string-value="Cs" calcext:value-type="string">
            <text:p>Cs</text:p>
          </table:table-cell>
          <table:table-cell table:style-name="ce380" table:formula="of:=TEXT([.BF31];&quot;NN&quot;)" office:value-type="string" office:string-value="P" calcext:value-type="string">
            <text:p>P</text:p>
          </table:table-cell>
          <table:table-cell table:style-name="ce380" table:formula="of:=TEXT([.BG31];&quot;NN&quot;)" office:value-type="string" office:string-value="Szo" calcext:value-type="string">
            <text:p>Szo</text:p>
          </table:table-cell>
          <table:table-cell table:style-name="ce380" table:formula="of:=TEXT([.BH31];&quot;NN&quot;)" office:value-type="string" office:string-value="V" calcext:value-type="string">
            <text:p>V</text:p>
          </table:table-cell>
          <table:table-cell table:style-name="ce380" table:formula="of:=TEXT([.BI31];&quot;NN&quot;)" office:value-type="string" office:string-value="H" calcext:value-type="string">
            <text:p>H</text:p>
          </table:table-cell>
          <table:table-cell table:style-name="ce380" table:formula="of:=TEXT([.BJ31];&quot;NN&quot;)" office:value-type="string" office:string-value="K" calcext:value-type="string">
            <text:p>K</text:p>
          </table:table-cell>
          <table:table-cell table:style-name="ce380" table:formula="of:=TEXT([.BK31];&quot;NN&quot;)" office:value-type="string" office:string-value="Sze" calcext:value-type="string">
            <text:p>Sze</text:p>
          </table:table-cell>
          <table:table-cell table:style-name="ce380" table:formula="of:=TEXT([.BL31];&quot;NN&quot;)" office:value-type="string" office:string-value="Cs" calcext:value-type="string">
            <text:p>Cs</text:p>
          </table:table-cell>
          <table:table-cell table:style-name="ce380" table:formula="of:=TEXT([.BM31];&quot;NN&quot;)" office:value-type="string" office:string-value="P" calcext:value-type="string">
            <text:p>P</text:p>
          </table:table-cell>
          <table:table-cell table:style-name="ce403" table:formula="of:=TEXT([.BN31];&quot;NN&quot;)" office:value-type="string" office:string-value="Szo" calcext:value-type="string">
            <text:p>Szo</text:p>
          </table:table-cell>
          <table:table-cell table:style-name="ce401"/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jus</text:p>
          </table:table-cell>
          <table:table-cell table:style-name="ce352" office:value-type="string" calcext:value-type="string">
            <text:p>A</text:p>
          </table:table-cell>
          <table:table-cell table:style-name="ce359" table:formula="of:=MUSZAK8([.C31];1)" office:value-type="string" office:string-value="Du" calcext:value-type="string">
            <text:p>Du</text:p>
          </table:table-cell>
          <table:table-cell table:style-name="ce376" table:formula="of:=MUSZAK8([.D31];1)" office:value-type="string" office:string-value="Du" calcext:value-type="string">
            <text:p>Du</text:p>
          </table:table-cell>
          <table:table-cell table:style-name="ce376" table:formula="of:=MUSZAK8([.E31];1)" office:value-type="string" office:string-value="Du" calcext:value-type="string">
            <text:p>Du</text:p>
          </table:table-cell>
          <table:table-cell table:style-name="ce376" table:formula="of:=MUSZAK8([.F31];1)" office:value-type="string" office:string-value="Du" calcext:value-type="string">
            <text:p>Du</text:p>
          </table:table-cell>
          <table:table-cell table:style-name="ce376" table:formula="of:=MUSZAK8([.G31];1)" office:value-type="string" office:string-value="P" calcext:value-type="string">
            <text:p>P</text:p>
          </table:table-cell>
          <table:table-cell table:style-name="ce376" table:formula="of:=MUSZAK8([.H31];1)" office:value-type="string" office:string-value="N" calcext:value-type="string">
            <text:p>N</text:p>
          </table:table-cell>
          <table:table-cell table:style-name="ce376" table:formula="of:=MUSZAK8([.I31];1)" office:value-type="string" office:string-value="N" calcext:value-type="string">
            <text:p>N</text:p>
          </table:table-cell>
          <table:table-cell table:style-name="ce376" table:formula="of:=MUSZAK8([.J31];1)" office:value-type="string" office:string-value="N" calcext:value-type="string">
            <text:p>N</text:p>
          </table:table-cell>
          <table:table-cell table:style-name="ce376" table:formula="of:=MUSZAK8([.K31];1)" office:value-type="string" office:string-value="N" calcext:value-type="string">
            <text:p>N</text:p>
          </table:table-cell>
          <table:table-cell table:style-name="ce376" table:formula="of:=MUSZAK8([.L31];1)" office:value-type="string" office:string-value="P" calcext:value-type="string">
            <text:p>P</text:p>
          </table:table-cell>
          <table:table-cell table:style-name="ce376" table:formula="of:=MUSZAK8([.M31];1)" office:value-type="string" office:string-value="P" calcext:value-type="string">
            <text:p>P</text:p>
          </table:table-cell>
          <table:table-cell table:style-name="ce376" table:formula="of:=MUSZAK8([.N31];1)" office:value-type="string" office:string-value="É" calcext:value-type="string">
            <text:p>É</text:p>
          </table:table-cell>
          <table:table-cell table:style-name="ce376" table:formula="of:=MUSZAK8([.O31];1)" office:value-type="string" office:string-value="É" calcext:value-type="string">
            <text:p>É</text:p>
          </table:table-cell>
          <table:table-cell table:style-name="ce376" table:formula="of:=MUSZAK8([.P31];1)" office:value-type="string" office:string-value="É" calcext:value-type="string">
            <text:p>É</text:p>
          </table:table-cell>
          <table:table-cell table:style-name="ce376" table:formula="of:=MUSZAK8([.Q31];1)" office:value-type="string" office:string-value="É" calcext:value-type="string">
            <text:p>É</text:p>
          </table:table-cell>
          <table:table-cell table:style-name="ce376" table:formula="of:=MUSZAK8([.R31];1)" office:value-type="string" office:string-value="P" calcext:value-type="string">
            <text:p>P</text:p>
          </table:table-cell>
          <table:table-cell table:style-name="ce376" table:formula="of:=MUSZAK8([.S31];1)" office:value-type="string" office:string-value="Du" calcext:value-type="string">
            <text:p>Du</text:p>
          </table:table-cell>
          <table:table-cell table:style-name="ce376" table:formula="of:=MUSZAK8([.T31];1)" office:value-type="string" office:string-value="Du" calcext:value-type="string">
            <text:p>Du</text:p>
          </table:table-cell>
          <table:table-cell table:style-name="ce376" table:formula="of:=MUSZAK8([.U31];1)" office:value-type="string" office:string-value="Du" calcext:value-type="string">
            <text:p>Du</text:p>
          </table:table-cell>
          <table:table-cell table:style-name="ce376" table:formula="of:=MUSZAK8([.V31];1)" office:value-type="string" office:string-value="Du" calcext:value-type="string">
            <text:p>Du</text:p>
          </table:table-cell>
          <table:table-cell table:style-name="ce376" table:formula="of:=MUSZAK8([.W31];1)" office:value-type="string" office:string-value="P" calcext:value-type="string">
            <text:p>P</text:p>
          </table:table-cell>
          <table:table-cell table:style-name="ce376" table:formula="of:=MUSZAK8([.X31];1)" office:value-type="string" office:string-value="N" calcext:value-type="string">
            <text:p>N</text:p>
          </table:table-cell>
          <table:table-cell table:style-name="ce376" table:formula="of:=MUSZAK8([.Y31];1)" office:value-type="string" office:string-value="N" calcext:value-type="string">
            <text:p>N</text:p>
          </table:table-cell>
          <table:table-cell table:style-name="ce376" table:formula="of:=MUSZAK8([.Z31];1)" office:value-type="string" office:string-value="N" calcext:value-type="string">
            <text:p>N</text:p>
          </table:table-cell>
          <table:table-cell table:style-name="ce376" table:formula="of:=MUSZAK8([.AA31];1)" office:value-type="string" office:string-value="N" calcext:value-type="string">
            <text:p>N</text:p>
          </table:table-cell>
          <table:table-cell table:style-name="ce376" table:formula="of:=MUSZAK8([.AB31];1)" office:value-type="string" office:string-value="P" calcext:value-type="string">
            <text:p>P</text:p>
          </table:table-cell>
          <table:table-cell table:style-name="ce376" table:formula="of:=MUSZAK8([.AC31];1)" office:value-type="string" office:string-value="P" calcext:value-type="string">
            <text:p>P</text:p>
          </table:table-cell>
          <table:table-cell table:style-name="ce376" table:formula="of:=MUSZAK8([.AD31];1)" office:value-type="string" office:string-value="É" calcext:value-type="string">
            <text:p>É</text:p>
          </table:table-cell>
          <table:table-cell table:style-name="ce376" table:formula="of:=MUSZAK8([.AE31];1)" office:value-type="string" office:string-value="É" calcext:value-type="string">
            <text:p>É</text:p>
          </table:table-cell>
          <table:table-cell table:style-name="ce376" table:formula="of:=MUSZAK8([.AF31];1)" office:value-type="string" office:string-value="É" calcext:value-type="string">
            <text:p>É</text:p>
          </table:table-cell>
          <table:table-cell table:style-name="ce404" table:formula="of:=MUSZAK8([.AG31];1)" office:value-type="string" office:string-value="É" calcext:value-type="string">
            <text:p>É</text:p>
          </table:table-cell>
          <table:table-cell table:style-name="ce419"/>
          <table:table-cell table:style-name="ce425" office:value-type="string" calcext:value-type="string" table:number-columns-spanned="1" table:number-rows-spanned="4">
            <text:p>November</text:p>
          </table:table-cell>
          <table:table-cell table:style-name="ce487" office:value-type="string" calcext:value-type="string">
            <text:p>A</text:p>
          </table:table-cell>
          <table:table-cell table:style-name="ce359" table:formula="of:=MUSZAK8([.AK31];1)" office:value-type="string" office:string-value="N" calcext:value-type="string">
            <text:p>N</text:p>
          </table:table-cell>
          <table:table-cell table:style-name="ce376" table:formula="of:=MUSZAK8([.AL31];1)" office:value-type="string" office:string-value="P" calcext:value-type="string">
            <text:p>P</text:p>
          </table:table-cell>
          <table:table-cell table:style-name="ce376" table:formula="of:=MUSZAK8([.AM31];1)" office:value-type="string" office:string-value="P" calcext:value-type="string">
            <text:p>P</text:p>
          </table:table-cell>
          <table:table-cell table:style-name="ce376" table:formula="of:=MUSZAK8([.AN31];1)" office:value-type="string" office:string-value="É" calcext:value-type="string">
            <text:p>É</text:p>
          </table:table-cell>
          <table:table-cell table:style-name="ce376" table:formula="of:=MUSZAK8([.AO31];1)" office:value-type="string" office:string-value="É" calcext:value-type="string">
            <text:p>É</text:p>
          </table:table-cell>
          <table:table-cell table:style-name="ce376" table:formula="of:=MUSZAK8([.AP31];1)" office:value-type="string" office:string-value="É" calcext:value-type="string">
            <text:p>É</text:p>
          </table:table-cell>
          <table:table-cell table:style-name="ce376" table:formula="of:=MUSZAK8([.AQ31];1)" office:value-type="string" office:string-value="É" calcext:value-type="string">
            <text:p>É</text:p>
          </table:table-cell>
          <table:table-cell table:style-name="ce376" table:formula="of:=MUSZAK8([.AR31];1)" office:value-type="string" office:string-value="P" calcext:value-type="string">
            <text:p>P</text:p>
          </table:table-cell>
          <table:table-cell table:style-name="ce376" table:formula="of:=MUSZAK8([.AS31];1)" office:value-type="string" office:string-value="Du" calcext:value-type="string">
            <text:p>Du</text:p>
          </table:table-cell>
          <table:table-cell table:style-name="ce376" table:formula="of:=MUSZAK8([.AT31];1)" office:value-type="string" office:string-value="Du" calcext:value-type="string">
            <text:p>Du</text:p>
          </table:table-cell>
          <table:table-cell table:style-name="ce376" table:formula="of:=MUSZAK8([.AU31];1)" office:value-type="string" office:string-value="Du" calcext:value-type="string">
            <text:p>Du</text:p>
          </table:table-cell>
          <table:table-cell table:style-name="ce376" table:formula="of:=MUSZAK8([.AV31];1)" office:value-type="string" office:string-value="Du" calcext:value-type="string">
            <text:p>Du</text:p>
          </table:table-cell>
          <table:table-cell table:style-name="ce376" table:formula="of:=MUSZAK8([.AW31];1)" office:value-type="string" office:string-value="P" calcext:value-type="string">
            <text:p>P</text:p>
          </table:table-cell>
          <table:table-cell table:style-name="ce376" table:formula="of:=MUSZAK8([.AX31];1)" office:value-type="string" office:string-value="N" calcext:value-type="string">
            <text:p>N</text:p>
          </table:table-cell>
          <table:table-cell table:style-name="ce376" table:formula="of:=MUSZAK8([.AY31];1)" office:value-type="string" office:string-value="N" calcext:value-type="string">
            <text:p>N</text:p>
          </table:table-cell>
          <table:table-cell table:style-name="ce376" table:formula="of:=MUSZAK8([.AZ31];1)" office:value-type="string" office:string-value="N" calcext:value-type="string">
            <text:p>N</text:p>
          </table:table-cell>
          <table:table-cell table:style-name="ce376" table:formula="of:=MUSZAK8([.BA31];1)" office:value-type="string" office:string-value="N" calcext:value-type="string">
            <text:p>N</text:p>
          </table:table-cell>
          <table:table-cell table:style-name="ce376" table:formula="of:=MUSZAK8([.BB31];1)" office:value-type="string" office:string-value="P" calcext:value-type="string">
            <text:p>P</text:p>
          </table:table-cell>
          <table:table-cell table:style-name="ce376" table:formula="of:=MUSZAK8([.BC31];1)" office:value-type="string" office:string-value="P" calcext:value-type="string">
            <text:p>P</text:p>
          </table:table-cell>
          <table:table-cell table:style-name="ce376" table:formula="of:=MUSZAK8([.BD31];1)" office:value-type="string" office:string-value="É" calcext:value-type="string">
            <text:p>É</text:p>
          </table:table-cell>
          <table:table-cell table:style-name="ce376" table:formula="of:=MUSZAK8([.BE31];1)" office:value-type="string" office:string-value="É" calcext:value-type="string">
            <text:p>É</text:p>
          </table:table-cell>
          <table:table-cell table:style-name="ce376" table:formula="of:=MUSZAK8([.BF31];1)" office:value-type="string" office:string-value="É" calcext:value-type="string">
            <text:p>É</text:p>
          </table:table-cell>
          <table:table-cell table:style-name="ce376" table:formula="of:=MUSZAK8([.BG31];1)" office:value-type="string" office:string-value="É" calcext:value-type="string">
            <text:p>É</text:p>
          </table:table-cell>
          <table:table-cell table:style-name="ce376" table:formula="of:=MUSZAK8([.BH31];1)" office:value-type="string" office:string-value="P" calcext:value-type="string">
            <text:p>P</text:p>
          </table:table-cell>
          <table:table-cell table:style-name="ce376" table:formula="of:=MUSZAK8([.BI31];1)" office:value-type="string" office:string-value="Du" calcext:value-type="string">
            <text:p>Du</text:p>
          </table:table-cell>
          <table:table-cell table:style-name="ce376" table:formula="of:=MUSZAK8([.BJ31];1)" office:value-type="string" office:string-value="Du" calcext:value-type="string">
            <text:p>Du</text:p>
          </table:table-cell>
          <table:table-cell table:style-name="ce376" table:formula="of:=MUSZAK8([.BK31];1)" office:value-type="string" office:string-value="Du" calcext:value-type="string">
            <text:p>Du</text:p>
          </table:table-cell>
          <table:table-cell table:style-name="ce376" table:formula="of:=MUSZAK8([.BL31];1)" office:value-type="string" office:string-value="Du" calcext:value-type="string">
            <text:p>Du</text:p>
          </table:table-cell>
          <table:table-cell table:style-name="ce376" table:formula="of:=MUSZAK8([.BM31];1)" office:value-type="string" office:string-value="P" calcext:value-type="string">
            <text:p>P</text:p>
          </table:table-cell>
          <table:table-cell table:style-name="ce404" table:formula="of:=MUSZAK8([.BN31];1)" office:value-type="string" office:string-value="N" calcext:value-type="string">
            <text:p>N</text:p>
          </table:table-cell>
          <table:table-cell table:style-name="ce363"/>
          <table:table-cell table:style-name="ce449"/>
          <table:table-cell table:number-columns-repeated="956"/>
        </table:table-row>
        <table:table-row table:style-name="ro4">
          <table:covered-table-cell table:style-name="ce6"/>
          <table:table-cell table:style-name="ce353" office:value-type="string" calcext:value-type="string">
            <text:p>B</text:p>
          </table:table-cell>
          <table:table-cell table:style-name="ce360" table:formula="of:=MUSZAK8([.C31];2)" office:value-type="string" office:string-value="É" calcext:value-type="string">
            <text:p>É</text:p>
          </table:table-cell>
          <table:table-cell table:style-name="ce377" table:formula="of:=MUSZAK8([.D31];2)" office:value-type="string" office:string-value="É" calcext:value-type="string">
            <text:p>É</text:p>
          </table:table-cell>
          <table:table-cell table:style-name="ce377" table:formula="of:=MUSZAK8([.E31];2)" office:value-type="string" office:string-value="É" calcext:value-type="string">
            <text:p>É</text:p>
          </table:table-cell>
          <table:table-cell table:style-name="ce377" table:formula="of:=MUSZAK8([.F31];2)" office:value-type="string" office:string-value="P" calcext:value-type="string">
            <text:p>P</text:p>
          </table:table-cell>
          <table:table-cell table:style-name="ce377" table:formula="of:=MUSZAK8([.G31];2)" office:value-type="string" office:string-value="Du" calcext:value-type="string">
            <text:p>Du</text:p>
          </table:table-cell>
          <table:table-cell table:style-name="ce377" table:formula="of:=MUSZAK8([.H31];2)" office:value-type="string" office:string-value="Du" calcext:value-type="string">
            <text:p>Du</text:p>
          </table:table-cell>
          <table:table-cell table:style-name="ce377" table:formula="of:=MUSZAK8([.I31];2)" office:value-type="string" office:string-value="Du" calcext:value-type="string">
            <text:p>Du</text:p>
          </table:table-cell>
          <table:table-cell table:style-name="ce377" table:formula="of:=MUSZAK8([.J31];2)" office:value-type="string" office:string-value="Du" calcext:value-type="string">
            <text:p>Du</text:p>
          </table:table-cell>
          <table:table-cell table:style-name="ce377" table:formula="of:=MUSZAK8([.K31];2)" office:value-type="string" office:string-value="P" calcext:value-type="string">
            <text:p>P</text:p>
          </table:table-cell>
          <table:table-cell table:style-name="ce377" table:formula="of:=MUSZAK8([.L31];2)" office:value-type="string" office:string-value="N" calcext:value-type="string">
            <text:p>N</text:p>
          </table:table-cell>
          <table:table-cell table:style-name="ce377" table:formula="of:=MUSZAK8([.M31];2)" office:value-type="string" office:string-value="N" calcext:value-type="string">
            <text:p>N</text:p>
          </table:table-cell>
          <table:table-cell table:style-name="ce377" table:formula="of:=MUSZAK8([.N31];2)" office:value-type="string" office:string-value="N" calcext:value-type="string">
            <text:p>N</text:p>
          </table:table-cell>
          <table:table-cell table:style-name="ce377" table:formula="of:=MUSZAK8([.O31];2)" office:value-type="string" office:string-value="N" calcext:value-type="string">
            <text:p>N</text:p>
          </table:table-cell>
          <table:table-cell table:style-name="ce377" table:formula="of:=MUSZAK8([.P31];2)" office:value-type="string" office:string-value="P" calcext:value-type="string">
            <text:p>P</text:p>
          </table:table-cell>
          <table:table-cell table:style-name="ce377" table:formula="of:=MUSZAK8([.Q31];2)" office:value-type="string" office:string-value="P" calcext:value-type="string">
            <text:p>P</text:p>
          </table:table-cell>
          <table:table-cell table:style-name="ce377" table:formula="of:=MUSZAK8([.R31];2)" office:value-type="string" office:string-value="É" calcext:value-type="string">
            <text:p>É</text:p>
          </table:table-cell>
          <table:table-cell table:style-name="ce377" table:formula="of:=MUSZAK8([.S31];2)" office:value-type="string" office:string-value="É" calcext:value-type="string">
            <text:p>É</text:p>
          </table:table-cell>
          <table:table-cell table:style-name="ce377" table:formula="of:=MUSZAK8([.T31];2)" office:value-type="string" office:string-value="É" calcext:value-type="string">
            <text:p>É</text:p>
          </table:table-cell>
          <table:table-cell table:style-name="ce377" table:formula="of:=MUSZAK8([.U31];2)" office:value-type="string" office:string-value="É" calcext:value-type="string">
            <text:p>É</text:p>
          </table:table-cell>
          <table:table-cell table:style-name="ce377" table:formula="of:=MUSZAK8([.V31];2)" office:value-type="string" office:string-value="P" calcext:value-type="string">
            <text:p>P</text:p>
          </table:table-cell>
          <table:table-cell table:style-name="ce377" table:formula="of:=MUSZAK8([.W31];2)" office:value-type="string" office:string-value="Du" calcext:value-type="string">
            <text:p>Du</text:p>
          </table:table-cell>
          <table:table-cell table:style-name="ce377" table:formula="of:=MUSZAK8([.X31];2)" office:value-type="string" office:string-value="Du" calcext:value-type="string">
            <text:p>Du</text:p>
          </table:table-cell>
          <table:table-cell table:style-name="ce377" table:formula="of:=MUSZAK8([.Y31];2)" office:value-type="string" office:string-value="Du" calcext:value-type="string">
            <text:p>Du</text:p>
          </table:table-cell>
          <table:table-cell table:style-name="ce377" table:formula="of:=MUSZAK8([.Z31];2)" office:value-type="string" office:string-value="Du" calcext:value-type="string">
            <text:p>Du</text:p>
          </table:table-cell>
          <table:table-cell table:style-name="ce377" table:formula="of:=MUSZAK8([.AA31];2)" office:value-type="string" office:string-value="P" calcext:value-type="string">
            <text:p>P</text:p>
          </table:table-cell>
          <table:table-cell table:style-name="ce377" table:formula="of:=MUSZAK8([.AB31];2)" office:value-type="string" office:string-value="N" calcext:value-type="string">
            <text:p>N</text:p>
          </table:table-cell>
          <table:table-cell table:style-name="ce377" table:formula="of:=MUSZAK8([.AC31];2)" office:value-type="string" office:string-value="N" calcext:value-type="string">
            <text:p>N</text:p>
          </table:table-cell>
          <table:table-cell table:style-name="ce377" table:formula="of:=MUSZAK8([.AD31];2)" office:value-type="string" office:string-value="N" calcext:value-type="string">
            <text:p>N</text:p>
          </table:table-cell>
          <table:table-cell table:style-name="ce377" table:formula="of:=MUSZAK8([.AE31];2)" office:value-type="string" office:string-value="N" calcext:value-type="string">
            <text:p>N</text:p>
          </table:table-cell>
          <table:table-cell table:style-name="ce377" table:formula="of:=MUSZAK8([.AF31];2)" office:value-type="string" office:string-value="P" calcext:value-type="string">
            <text:p>P</text:p>
          </table:table-cell>
          <table:table-cell table:style-name="ce405" table:formula="of:=MUSZAK8([.AG31];2)" office:value-type="string" office:string-value="P" calcext:value-type="string">
            <text:p>P</text:p>
          </table:table-cell>
          <table:table-cell table:style-name="ce419"/>
          <table:covered-table-cell table:style-name="ce426"/>
          <table:table-cell table:style-name="ce488" office:value-type="string" calcext:value-type="string">
            <text:p>B</text:p>
          </table:table-cell>
          <table:table-cell table:style-name="ce360" table:formula="of:=MUSZAK8([.AK31];2)" office:value-type="string" office:string-value="P" calcext:value-type="string">
            <text:p>P</text:p>
          </table:table-cell>
          <table:table-cell table:style-name="ce377" table:formula="of:=MUSZAK8([.AL31];2)" office:value-type="string" office:string-value="N" calcext:value-type="string">
            <text:p>N</text:p>
          </table:table-cell>
          <table:table-cell table:style-name="ce377" table:formula="of:=MUSZAK8([.AM31];2)" office:value-type="string" office:string-value="N" calcext:value-type="string">
            <text:p>N</text:p>
          </table:table-cell>
          <table:table-cell table:style-name="ce377" table:formula="of:=MUSZAK8([.AN31];2)" office:value-type="string" office:string-value="N" calcext:value-type="string">
            <text:p>N</text:p>
          </table:table-cell>
          <table:table-cell table:style-name="ce377" table:formula="of:=MUSZAK8([.AO31];2)" office:value-type="string" office:string-value="N" calcext:value-type="string">
            <text:p>N</text:p>
          </table:table-cell>
          <table:table-cell table:style-name="ce377" table:formula="of:=MUSZAK8([.AP31];2)" office:value-type="string" office:string-value="P" calcext:value-type="string">
            <text:p>P</text:p>
          </table:table-cell>
          <table:table-cell table:style-name="ce377" table:formula="of:=MUSZAK8([.AQ31];2)" office:value-type="string" office:string-value="P" calcext:value-type="string">
            <text:p>P</text:p>
          </table:table-cell>
          <table:table-cell table:style-name="ce377" table:formula="of:=MUSZAK8([.AR31];2)" office:value-type="string" office:string-value="É" calcext:value-type="string">
            <text:p>É</text:p>
          </table:table-cell>
          <table:table-cell table:style-name="ce377" table:formula="of:=MUSZAK8([.AS31];2)" office:value-type="string" office:string-value="É" calcext:value-type="string">
            <text:p>É</text:p>
          </table:table-cell>
          <table:table-cell table:style-name="ce377" table:formula="of:=MUSZAK8([.AT31];2)" office:value-type="string" office:string-value="É" calcext:value-type="string">
            <text:p>É</text:p>
          </table:table-cell>
          <table:table-cell table:style-name="ce377" table:formula="of:=MUSZAK8([.AU31];2)" office:value-type="string" office:string-value="É" calcext:value-type="string">
            <text:p>É</text:p>
          </table:table-cell>
          <table:table-cell table:style-name="ce377" table:formula="of:=MUSZAK8([.AV31];2)" office:value-type="string" office:string-value="P" calcext:value-type="string">
            <text:p>P</text:p>
          </table:table-cell>
          <table:table-cell table:style-name="ce377" table:formula="of:=MUSZAK8([.AW31];2)" office:value-type="string" office:string-value="Du" calcext:value-type="string">
            <text:p>Du</text:p>
          </table:table-cell>
          <table:table-cell table:style-name="ce377" table:formula="of:=MUSZAK8([.AX31];2)" office:value-type="string" office:string-value="Du" calcext:value-type="string">
            <text:p>Du</text:p>
          </table:table-cell>
          <table:table-cell table:style-name="ce377" table:formula="of:=MUSZAK8([.AY31];2)" office:value-type="string" office:string-value="Du" calcext:value-type="string">
            <text:p>Du</text:p>
          </table:table-cell>
          <table:table-cell table:style-name="ce377" table:formula="of:=MUSZAK8([.AZ31];2)" office:value-type="string" office:string-value="Du" calcext:value-type="string">
            <text:p>Du</text:p>
          </table:table-cell>
          <table:table-cell table:style-name="ce377" table:formula="of:=MUSZAK8([.BA31];2)" office:value-type="string" office:string-value="P" calcext:value-type="string">
            <text:p>P</text:p>
          </table:table-cell>
          <table:table-cell table:style-name="ce377" table:formula="of:=MUSZAK8([.BB31];2)" office:value-type="string" office:string-value="N" calcext:value-type="string">
            <text:p>N</text:p>
          </table:table-cell>
          <table:table-cell table:style-name="ce377" table:formula="of:=MUSZAK8([.BC31];2)" office:value-type="string" office:string-value="N" calcext:value-type="string">
            <text:p>N</text:p>
          </table:table-cell>
          <table:table-cell table:style-name="ce377" table:formula="of:=MUSZAK8([.BD31];2)" office:value-type="string" office:string-value="N" calcext:value-type="string">
            <text:p>N</text:p>
          </table:table-cell>
          <table:table-cell table:style-name="ce377" table:formula="of:=MUSZAK8([.BE31];2)" office:value-type="string" office:string-value="N" calcext:value-type="string">
            <text:p>N</text:p>
          </table:table-cell>
          <table:table-cell table:style-name="ce377" table:formula="of:=MUSZAK8([.BF31];2)" office:value-type="string" office:string-value="P" calcext:value-type="string">
            <text:p>P</text:p>
          </table:table-cell>
          <table:table-cell table:style-name="ce377" table:formula="of:=MUSZAK8([.BG31];2)" office:value-type="string" office:string-value="P" calcext:value-type="string">
            <text:p>P</text:p>
          </table:table-cell>
          <table:table-cell table:style-name="ce377" table:formula="of:=MUSZAK8([.BH31];2)" office:value-type="string" office:string-value="É" calcext:value-type="string">
            <text:p>É</text:p>
          </table:table-cell>
          <table:table-cell table:style-name="ce377" table:formula="of:=MUSZAK8([.BI31];2)" office:value-type="string" office:string-value="É" calcext:value-type="string">
            <text:p>É</text:p>
          </table:table-cell>
          <table:table-cell table:style-name="ce377" table:formula="of:=MUSZAK8([.BJ31];2)" office:value-type="string" office:string-value="É" calcext:value-type="string">
            <text:p>É</text:p>
          </table:table-cell>
          <table:table-cell table:style-name="ce377" table:formula="of:=MUSZAK8([.BK31];2)" office:value-type="string" office:string-value="É" calcext:value-type="string">
            <text:p>É</text:p>
          </table:table-cell>
          <table:table-cell table:style-name="ce377" table:formula="of:=MUSZAK8([.BL31];2)" office:value-type="string" office:string-value="P" calcext:value-type="string">
            <text:p>P</text:p>
          </table:table-cell>
          <table:table-cell table:style-name="ce377" table:formula="of:=MUSZAK8([.BM31];2)" office:value-type="string" office:string-value="Du" calcext:value-type="string">
            <text:p>Du</text:p>
          </table:table-cell>
          <table:table-cell table:style-name="ce405" table:formula="of:=MUSZAK8([.BN31];2)" office:value-type="string" office:string-value="Du" calcext:value-type="string">
            <text:p>Du</text:p>
          </table:table-cell>
          <table:table-cell table:style-name="ce363"/>
          <table:table-cell table:style-name="ce449"/>
          <table:table-cell table:number-columns-repeated="956"/>
        </table:table-row>
        <table:table-row table:style-name="ro4">
          <table:covered-table-cell table:style-name="ce6"/>
          <table:table-cell table:style-name="ce354" office:value-type="string" calcext:value-type="string">
            <text:p>C</text:p>
          </table:table-cell>
          <table:table-cell table:style-name="ce360" table:formula="of:=MUSZAK8([.C31];3)" office:value-type="string" office:string-value="N" calcext:value-type="string">
            <text:p>N</text:p>
          </table:table-cell>
          <table:table-cell table:style-name="ce377" table:formula="of:=MUSZAK8([.D31];3)" office:value-type="string" office:string-value="P" calcext:value-type="string">
            <text:p>P</text:p>
          </table:table-cell>
          <table:table-cell table:style-name="ce377" table:formula="of:=MUSZAK8([.E31];3)" office:value-type="string" office:string-value="P" calcext:value-type="string">
            <text:p>P</text:p>
          </table:table-cell>
          <table:table-cell table:style-name="ce377" table:formula="of:=MUSZAK8([.F31];3)" office:value-type="string" office:string-value="É" calcext:value-type="string">
            <text:p>É</text:p>
          </table:table-cell>
          <table:table-cell table:style-name="ce377" table:formula="of:=MUSZAK8([.G31];3)" office:value-type="string" office:string-value="É" calcext:value-type="string">
            <text:p>É</text:p>
          </table:table-cell>
          <table:table-cell table:style-name="ce377" table:formula="of:=MUSZAK8([.H31];3)" office:value-type="string" office:string-value="É" calcext:value-type="string">
            <text:p>É</text:p>
          </table:table-cell>
          <table:table-cell table:style-name="ce377" table:formula="of:=MUSZAK8([.I31];3)" office:value-type="string" office:string-value="É" calcext:value-type="string">
            <text:p>É</text:p>
          </table:table-cell>
          <table:table-cell table:style-name="ce377" table:formula="of:=MUSZAK8([.J31];3)" office:value-type="string" office:string-value="P" calcext:value-type="string">
            <text:p>P</text:p>
          </table:table-cell>
          <table:table-cell table:style-name="ce377" table:formula="of:=MUSZAK8([.K31];3)" office:value-type="string" office:string-value="Du" calcext:value-type="string">
            <text:p>Du</text:p>
          </table:table-cell>
          <table:table-cell table:style-name="ce377" table:formula="of:=MUSZAK8([.L31];3)" office:value-type="string" office:string-value="Du" calcext:value-type="string">
            <text:p>Du</text:p>
          </table:table-cell>
          <table:table-cell table:style-name="ce377" table:formula="of:=MUSZAK8([.M31];3)" office:value-type="string" office:string-value="Du" calcext:value-type="string">
            <text:p>Du</text:p>
          </table:table-cell>
          <table:table-cell table:style-name="ce377" table:formula="of:=MUSZAK8([.N31];3)" office:value-type="string" office:string-value="Du" calcext:value-type="string">
            <text:p>Du</text:p>
          </table:table-cell>
          <table:table-cell table:style-name="ce377" table:formula="of:=MUSZAK8([.O31];3)" office:value-type="string" office:string-value="P" calcext:value-type="string">
            <text:p>P</text:p>
          </table:table-cell>
          <table:table-cell table:style-name="ce377" table:formula="of:=MUSZAK8([.P31];3)" office:value-type="string" office:string-value="N" calcext:value-type="string">
            <text:p>N</text:p>
          </table:table-cell>
          <table:table-cell table:style-name="ce377" table:formula="of:=MUSZAK8([.Q31];3)" office:value-type="string" office:string-value="N" calcext:value-type="string">
            <text:p>N</text:p>
          </table:table-cell>
          <table:table-cell table:style-name="ce377" table:formula="of:=MUSZAK8([.R31];3)" office:value-type="string" office:string-value="N" calcext:value-type="string">
            <text:p>N</text:p>
          </table:table-cell>
          <table:table-cell table:style-name="ce377" table:formula="of:=MUSZAK8([.S31];3)" office:value-type="string" office:string-value="N" calcext:value-type="string">
            <text:p>N</text:p>
          </table:table-cell>
          <table:table-cell table:style-name="ce377" table:formula="of:=MUSZAK8([.T31];3)" office:value-type="string" office:string-value="P" calcext:value-type="string">
            <text:p>P</text:p>
          </table:table-cell>
          <table:table-cell table:style-name="ce377" table:formula="of:=MUSZAK8([.U31];3)" office:value-type="string" office:string-value="P" calcext:value-type="string">
            <text:p>P</text:p>
          </table:table-cell>
          <table:table-cell table:style-name="ce377" table:formula="of:=MUSZAK8([.V31];3)" office:value-type="string" office:string-value="É" calcext:value-type="string">
            <text:p>É</text:p>
          </table:table-cell>
          <table:table-cell table:style-name="ce377" table:formula="of:=MUSZAK8([.W31];3)" office:value-type="string" office:string-value="É" calcext:value-type="string">
            <text:p>É</text:p>
          </table:table-cell>
          <table:table-cell table:style-name="ce377" table:formula="of:=MUSZAK8([.X31];3)" office:value-type="string" office:string-value="É" calcext:value-type="string">
            <text:p>É</text:p>
          </table:table-cell>
          <table:table-cell table:style-name="ce377" table:formula="of:=MUSZAK8([.Y31];3)" office:value-type="string" office:string-value="É" calcext:value-type="string">
            <text:p>É</text:p>
          </table:table-cell>
          <table:table-cell table:style-name="ce377" table:formula="of:=MUSZAK8([.Z31];3)" office:value-type="string" office:string-value="P" calcext:value-type="string">
            <text:p>P</text:p>
          </table:table-cell>
          <table:table-cell table:style-name="ce377" table:formula="of:=MUSZAK8([.AA31];3)" office:value-type="string" office:string-value="Du" calcext:value-type="string">
            <text:p>Du</text:p>
          </table:table-cell>
          <table:table-cell table:style-name="ce377" table:formula="of:=MUSZAK8([.AB31];3)" office:value-type="string" office:string-value="Du" calcext:value-type="string">
            <text:p>Du</text:p>
          </table:table-cell>
          <table:table-cell table:style-name="ce377" table:formula="of:=MUSZAK8([.AC31];3)" office:value-type="string" office:string-value="Du" calcext:value-type="string">
            <text:p>Du</text:p>
          </table:table-cell>
          <table:table-cell table:style-name="ce377" table:formula="of:=MUSZAK8([.AD31];3)" office:value-type="string" office:string-value="Du" calcext:value-type="string">
            <text:p>Du</text:p>
          </table:table-cell>
          <table:table-cell table:style-name="ce377" table:formula="of:=MUSZAK8([.AE31];3)" office:value-type="string" office:string-value="P" calcext:value-type="string">
            <text:p>P</text:p>
          </table:table-cell>
          <table:table-cell table:style-name="ce377" table:formula="of:=MUSZAK8([.AF31];3)" office:value-type="string" office:string-value="N" calcext:value-type="string">
            <text:p>N</text:p>
          </table:table-cell>
          <table:table-cell table:style-name="ce405" table:formula="of:=MUSZAK8([.AG31];3)" office:value-type="string" office:string-value="N" calcext:value-type="string">
            <text:p>N</text:p>
          </table:table-cell>
          <table:table-cell table:style-name="ce419"/>
          <table:covered-table-cell table:style-name="ce426"/>
          <table:table-cell table:style-name="ce491" office:value-type="string" calcext:value-type="string">
            <text:p>C</text:p>
          </table:table-cell>
          <table:table-cell table:style-name="ce360" table:formula="of:=MUSZAK8([.AK31];3)" office:value-type="string" office:string-value="Du" calcext:value-type="string">
            <text:p>Du</text:p>
          </table:table-cell>
          <table:table-cell table:style-name="ce377" table:formula="of:=MUSZAK8([.AL31];3)" office:value-type="string" office:string-value="Du" calcext:value-type="string">
            <text:p>Du</text:p>
          </table:table-cell>
          <table:table-cell table:style-name="ce377" table:formula="of:=MUSZAK8([.AM31];3)" office:value-type="string" office:string-value="Du" calcext:value-type="string">
            <text:p>Du</text:p>
          </table:table-cell>
          <table:table-cell table:style-name="ce377" table:formula="of:=MUSZAK8([.AN31];3)" office:value-type="string" office:string-value="Du" calcext:value-type="string">
            <text:p>Du</text:p>
          </table:table-cell>
          <table:table-cell table:style-name="ce377" table:formula="of:=MUSZAK8([.AO31];3)" office:value-type="string" office:string-value="P" calcext:value-type="string">
            <text:p>P</text:p>
          </table:table-cell>
          <table:table-cell table:style-name="ce377" table:formula="of:=MUSZAK8([.AP31];3)" office:value-type="string" office:string-value="N" calcext:value-type="string">
            <text:p>N</text:p>
          </table:table-cell>
          <table:table-cell table:style-name="ce377" table:formula="of:=MUSZAK8([.AQ31];3)" office:value-type="string" office:string-value="N" calcext:value-type="string">
            <text:p>N</text:p>
          </table:table-cell>
          <table:table-cell table:style-name="ce377" table:formula="of:=MUSZAK8([.AR31];3)" office:value-type="string" office:string-value="N" calcext:value-type="string">
            <text:p>N</text:p>
          </table:table-cell>
          <table:table-cell table:style-name="ce377" table:formula="of:=MUSZAK8([.AS31];3)" office:value-type="string" office:string-value="N" calcext:value-type="string">
            <text:p>N</text:p>
          </table:table-cell>
          <table:table-cell table:style-name="ce377" table:formula="of:=MUSZAK8([.AT31];3)" office:value-type="string" office:string-value="P" calcext:value-type="string">
            <text:p>P</text:p>
          </table:table-cell>
          <table:table-cell table:style-name="ce377" table:formula="of:=MUSZAK8([.AU31];3)" office:value-type="string" office:string-value="P" calcext:value-type="string">
            <text:p>P</text:p>
          </table:table-cell>
          <table:table-cell table:style-name="ce377" table:formula="of:=MUSZAK8([.AV31];3)" office:value-type="string" office:string-value="É" calcext:value-type="string">
            <text:p>É</text:p>
          </table:table-cell>
          <table:table-cell table:style-name="ce377" table:formula="of:=MUSZAK8([.AW31];3)" office:value-type="string" office:string-value="É" calcext:value-type="string">
            <text:p>É</text:p>
          </table:table-cell>
          <table:table-cell table:style-name="ce377" table:formula="of:=MUSZAK8([.AX31];3)" office:value-type="string" office:string-value="É" calcext:value-type="string">
            <text:p>É</text:p>
          </table:table-cell>
          <table:table-cell table:style-name="ce377" table:formula="of:=MUSZAK8([.AY31];3)" office:value-type="string" office:string-value="É" calcext:value-type="string">
            <text:p>É</text:p>
          </table:table-cell>
          <table:table-cell table:style-name="ce377" table:formula="of:=MUSZAK8([.AZ31];3)" office:value-type="string" office:string-value="P" calcext:value-type="string">
            <text:p>P</text:p>
          </table:table-cell>
          <table:table-cell table:style-name="ce377" table:formula="of:=MUSZAK8([.BA31];3)" office:value-type="string" office:string-value="Du" calcext:value-type="string">
            <text:p>Du</text:p>
          </table:table-cell>
          <table:table-cell table:style-name="ce377" table:formula="of:=MUSZAK8([.BB31];3)" office:value-type="string" office:string-value="Du" calcext:value-type="string">
            <text:p>Du</text:p>
          </table:table-cell>
          <table:table-cell table:style-name="ce377" table:formula="of:=MUSZAK8([.BC31];3)" office:value-type="string" office:string-value="Du" calcext:value-type="string">
            <text:p>Du</text:p>
          </table:table-cell>
          <table:table-cell table:style-name="ce377" table:formula="of:=MUSZAK8([.BD31];3)" office:value-type="string" office:string-value="Du" calcext:value-type="string">
            <text:p>Du</text:p>
          </table:table-cell>
          <table:table-cell table:style-name="ce377" table:formula="of:=MUSZAK8([.BE31];3)" office:value-type="string" office:string-value="P" calcext:value-type="string">
            <text:p>P</text:p>
          </table:table-cell>
          <table:table-cell table:style-name="ce377" table:formula="of:=MUSZAK8([.BF31];3)" office:value-type="string" office:string-value="N" calcext:value-type="string">
            <text:p>N</text:p>
          </table:table-cell>
          <table:table-cell table:style-name="ce377" table:formula="of:=MUSZAK8([.BG31];3)" office:value-type="string" office:string-value="N" calcext:value-type="string">
            <text:p>N</text:p>
          </table:table-cell>
          <table:table-cell table:style-name="ce377" table:formula="of:=MUSZAK8([.BH31];3)" office:value-type="string" office:string-value="N" calcext:value-type="string">
            <text:p>N</text:p>
          </table:table-cell>
          <table:table-cell table:style-name="ce377" table:formula="of:=MUSZAK8([.BI31];3)" office:value-type="string" office:string-value="N" calcext:value-type="string">
            <text:p>N</text:p>
          </table:table-cell>
          <table:table-cell table:style-name="ce377" table:formula="of:=MUSZAK8([.BJ31];3)" office:value-type="string" office:string-value="P" calcext:value-type="string">
            <text:p>P</text:p>
          </table:table-cell>
          <table:table-cell table:style-name="ce377" table:formula="of:=MUSZAK8([.BK31];3)" office:value-type="string" office:string-value="P" calcext:value-type="string">
            <text:p>P</text:p>
          </table:table-cell>
          <table:table-cell table:style-name="ce377" table:formula="of:=MUSZAK8([.BL31];3)" office:value-type="string" office:string-value="É" calcext:value-type="string">
            <text:p>É</text:p>
          </table:table-cell>
          <table:table-cell table:style-name="ce377" table:formula="of:=MUSZAK8([.BM31];3)" office:value-type="string" office:string-value="É" calcext:value-type="string">
            <text:p>É</text:p>
          </table:table-cell>
          <table:table-cell table:style-name="ce405" table:formula="of:=MUSZAK8([.BN31];3)" office:value-type="string" office:string-value="É" calcext:value-type="string">
            <text:p>É</text:p>
          </table:table-cell>
          <table:table-cell table:style-name="ce363"/>
          <table:table-cell table:style-name="ce449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70" table:formula="of:=MUSZAK8([.C31];4)" office:value-type="string" office:string-value="P" calcext:value-type="string">
            <text:p>P</text:p>
          </table:table-cell>
          <table:table-cell table:style-name="ce378" table:formula="of:=MUSZAK8([.D31];4)" office:value-type="string" office:string-value="N" calcext:value-type="string">
            <text:p>N</text:p>
          </table:table-cell>
          <table:table-cell table:style-name="ce378" table:formula="of:=MUSZAK8([.E31];4)" office:value-type="string" office:string-value="N" calcext:value-type="string">
            <text:p>N</text:p>
          </table:table-cell>
          <table:table-cell table:style-name="ce378" table:formula="of:=MUSZAK8([.F31];4)" office:value-type="string" office:string-value="N" calcext:value-type="string">
            <text:p>N</text:p>
          </table:table-cell>
          <table:table-cell table:style-name="ce378" table:formula="of:=MUSZAK8([.G31];4)" office:value-type="string" office:string-value="N" calcext:value-type="string">
            <text:p>N</text:p>
          </table:table-cell>
          <table:table-cell table:style-name="ce378" table:formula="of:=MUSZAK8([.H31];4)" office:value-type="string" office:string-value="P" calcext:value-type="string">
            <text:p>P</text:p>
          </table:table-cell>
          <table:table-cell table:style-name="ce378" table:formula="of:=MUSZAK8([.I31];4)" office:value-type="string" office:string-value="P" calcext:value-type="string">
            <text:p>P</text:p>
          </table:table-cell>
          <table:table-cell table:style-name="ce378" table:formula="of:=MUSZAK8([.J31];4)" office:value-type="string" office:string-value="É" calcext:value-type="string">
            <text:p>É</text:p>
          </table:table-cell>
          <table:table-cell table:style-name="ce378" table:formula="of:=MUSZAK8([.K31];4)" office:value-type="string" office:string-value="É" calcext:value-type="string">
            <text:p>É</text:p>
          </table:table-cell>
          <table:table-cell table:style-name="ce378" table:formula="of:=MUSZAK8([.L31];4)" office:value-type="string" office:string-value="É" calcext:value-type="string">
            <text:p>É</text:p>
          </table:table-cell>
          <table:table-cell table:style-name="ce378" table:formula="of:=MUSZAK8([.M31];4)" office:value-type="string" office:string-value="É" calcext:value-type="string">
            <text:p>É</text:p>
          </table:table-cell>
          <table:table-cell table:style-name="ce378" table:formula="of:=MUSZAK8([.N31];4)" office:value-type="string" office:string-value="P" calcext:value-type="string">
            <text:p>P</text:p>
          </table:table-cell>
          <table:table-cell table:style-name="ce378" table:formula="of:=MUSZAK8([.O31];4)" office:value-type="string" office:string-value="Du" calcext:value-type="string">
            <text:p>Du</text:p>
          </table:table-cell>
          <table:table-cell table:style-name="ce378" table:formula="of:=MUSZAK8([.P31];4)" office:value-type="string" office:string-value="Du" calcext:value-type="string">
            <text:p>Du</text:p>
          </table:table-cell>
          <table:table-cell table:style-name="ce378" table:formula="of:=MUSZAK8([.Q31];4)" office:value-type="string" office:string-value="Du" calcext:value-type="string">
            <text:p>Du</text:p>
          </table:table-cell>
          <table:table-cell table:style-name="ce378" table:formula="of:=MUSZAK8([.R31];4)" office:value-type="string" office:string-value="Du" calcext:value-type="string">
            <text:p>Du</text:p>
          </table:table-cell>
          <table:table-cell table:style-name="ce378" table:formula="of:=MUSZAK8([.S31];4)" office:value-type="string" office:string-value="P" calcext:value-type="string">
            <text:p>P</text:p>
          </table:table-cell>
          <table:table-cell table:style-name="ce378" table:formula="of:=MUSZAK8([.T31];4)" office:value-type="string" office:string-value="N" calcext:value-type="string">
            <text:p>N</text:p>
          </table:table-cell>
          <table:table-cell table:style-name="ce378" table:formula="of:=MUSZAK8([.U31];4)" office:value-type="string" office:string-value="N" calcext:value-type="string">
            <text:p>N</text:p>
          </table:table-cell>
          <table:table-cell table:style-name="ce378" table:formula="of:=MUSZAK8([.V31];4)" office:value-type="string" office:string-value="N" calcext:value-type="string">
            <text:p>N</text:p>
          </table:table-cell>
          <table:table-cell table:style-name="ce378" table:formula="of:=MUSZAK8([.W31];4)" office:value-type="string" office:string-value="N" calcext:value-type="string">
            <text:p>N</text:p>
          </table:table-cell>
          <table:table-cell table:style-name="ce378" table:formula="of:=MUSZAK8([.X31];4)" office:value-type="string" office:string-value="P" calcext:value-type="string">
            <text:p>P</text:p>
          </table:table-cell>
          <table:table-cell table:style-name="ce378" table:formula="of:=MUSZAK8([.Y31];4)" office:value-type="string" office:string-value="P" calcext:value-type="string">
            <text:p>P</text:p>
          </table:table-cell>
          <table:table-cell table:style-name="ce378" table:formula="of:=MUSZAK8([.Z31];4)" office:value-type="string" office:string-value="É" calcext:value-type="string">
            <text:p>É</text:p>
          </table:table-cell>
          <table:table-cell table:style-name="ce378" table:formula="of:=MUSZAK8([.AA31];4)" office:value-type="string" office:string-value="É" calcext:value-type="string">
            <text:p>É</text:p>
          </table:table-cell>
          <table:table-cell table:style-name="ce378" table:formula="of:=MUSZAK8([.AB31];4)" office:value-type="string" office:string-value="É" calcext:value-type="string">
            <text:p>É</text:p>
          </table:table-cell>
          <table:table-cell table:style-name="ce378" table:formula="of:=MUSZAK8([.AC31];4)" office:value-type="string" office:string-value="É" calcext:value-type="string">
            <text:p>É</text:p>
          </table:table-cell>
          <table:table-cell table:style-name="ce378" table:formula="of:=MUSZAK8([.AD31];4)" office:value-type="string" office:string-value="P" calcext:value-type="string">
            <text:p>P</text:p>
          </table:table-cell>
          <table:table-cell table:style-name="ce378" table:formula="of:=MUSZAK8([.AE31];4)" office:value-type="string" office:string-value="Du" calcext:value-type="string">
            <text:p>Du</text:p>
          </table:table-cell>
          <table:table-cell table:style-name="ce378" table:formula="of:=MUSZAK8([.AF31];4)" office:value-type="string" office:string-value="Du" calcext:value-type="string">
            <text:p>Du</text:p>
          </table:table-cell>
          <table:table-cell table:style-name="ce406" table:formula="of:=MUSZAK8([.AG31];4)" office:value-type="string" office:string-value="Du" calcext:value-type="string">
            <text:p>Du</text:p>
          </table:table-cell>
          <table:table-cell table:style-name="ce419"/>
          <table:covered-table-cell table:style-name="ce427"/>
          <table:table-cell table:style-name="ce492" office:value-type="string" calcext:value-type="string">
            <text:p>D</text:p>
          </table:table-cell>
          <table:table-cell table:style-name="ce370" table:formula="of:=MUSZAK8([.AK31];4)" office:value-type="string" office:string-value="É" calcext:value-type="string">
            <text:p>É</text:p>
          </table:table-cell>
          <table:table-cell table:style-name="ce378" table:formula="of:=MUSZAK8([.AL31];4)" office:value-type="string" office:string-value="É" calcext:value-type="string">
            <text:p>É</text:p>
          </table:table-cell>
          <table:table-cell table:style-name="ce378" table:formula="of:=MUSZAK8([.AM31];4)" office:value-type="string" office:string-value="É" calcext:value-type="string">
            <text:p>É</text:p>
          </table:table-cell>
          <table:table-cell table:style-name="ce378" table:formula="of:=MUSZAK8([.AN31];4)" office:value-type="string" office:string-value="P" calcext:value-type="string">
            <text:p>P</text:p>
          </table:table-cell>
          <table:table-cell table:style-name="ce378" table:formula="of:=MUSZAK8([.AO31];4)" office:value-type="string" office:string-value="Du" calcext:value-type="string">
            <text:p>Du</text:p>
          </table:table-cell>
          <table:table-cell table:style-name="ce378" table:formula="of:=MUSZAK8([.AP31];4)" office:value-type="string" office:string-value="Du" calcext:value-type="string">
            <text:p>Du</text:p>
          </table:table-cell>
          <table:table-cell table:style-name="ce378" table:formula="of:=MUSZAK8([.AQ31];4)" office:value-type="string" office:string-value="Du" calcext:value-type="string">
            <text:p>Du</text:p>
          </table:table-cell>
          <table:table-cell table:style-name="ce378" table:formula="of:=MUSZAK8([.AR31];4)" office:value-type="string" office:string-value="Du" calcext:value-type="string">
            <text:p>Du</text:p>
          </table:table-cell>
          <table:table-cell table:style-name="ce378" table:formula="of:=MUSZAK8([.AS31];4)" office:value-type="string" office:string-value="P" calcext:value-type="string">
            <text:p>P</text:p>
          </table:table-cell>
          <table:table-cell table:style-name="ce378" table:formula="of:=MUSZAK8([.AT31];4)" office:value-type="string" office:string-value="N" calcext:value-type="string">
            <text:p>N</text:p>
          </table:table-cell>
          <table:table-cell table:style-name="ce378" table:formula="of:=MUSZAK8([.AU31];4)" office:value-type="string" office:string-value="N" calcext:value-type="string">
            <text:p>N</text:p>
          </table:table-cell>
          <table:table-cell table:style-name="ce378" table:formula="of:=MUSZAK8([.AV31];4)" office:value-type="string" office:string-value="N" calcext:value-type="string">
            <text:p>N</text:p>
          </table:table-cell>
          <table:table-cell table:style-name="ce378" table:formula="of:=MUSZAK8([.AW31];4)" office:value-type="string" office:string-value="N" calcext:value-type="string">
            <text:p>N</text:p>
          </table:table-cell>
          <table:table-cell table:style-name="ce378" table:formula="of:=MUSZAK8([.AX31];4)" office:value-type="string" office:string-value="P" calcext:value-type="string">
            <text:p>P</text:p>
          </table:table-cell>
          <table:table-cell table:style-name="ce378" table:formula="of:=MUSZAK8([.AY31];4)" office:value-type="string" office:string-value="P" calcext:value-type="string">
            <text:p>P</text:p>
          </table:table-cell>
          <table:table-cell table:style-name="ce378" table:formula="of:=MUSZAK8([.AZ31];4)" office:value-type="string" office:string-value="É" calcext:value-type="string">
            <text:p>É</text:p>
          </table:table-cell>
          <table:table-cell table:style-name="ce378" table:formula="of:=MUSZAK8([.BA31];4)" office:value-type="string" office:string-value="É" calcext:value-type="string">
            <text:p>É</text:p>
          </table:table-cell>
          <table:table-cell table:style-name="ce378" table:formula="of:=MUSZAK8([.BB31];4)" office:value-type="string" office:string-value="É" calcext:value-type="string">
            <text:p>É</text:p>
          </table:table-cell>
          <table:table-cell table:style-name="ce378" table:formula="of:=MUSZAK8([.BC31];4)" office:value-type="string" office:string-value="É" calcext:value-type="string">
            <text:p>É</text:p>
          </table:table-cell>
          <table:table-cell table:style-name="ce378" table:formula="of:=MUSZAK8([.BD31];4)" office:value-type="string" office:string-value="P" calcext:value-type="string">
            <text:p>P</text:p>
          </table:table-cell>
          <table:table-cell table:style-name="ce378" table:formula="of:=MUSZAK8([.BE31];4)" office:value-type="string" office:string-value="Du" calcext:value-type="string">
            <text:p>Du</text:p>
          </table:table-cell>
          <table:table-cell table:style-name="ce378" table:formula="of:=MUSZAK8([.BF31];4)" office:value-type="string" office:string-value="Du" calcext:value-type="string">
            <text:p>Du</text:p>
          </table:table-cell>
          <table:table-cell table:style-name="ce378" table:formula="of:=MUSZAK8([.BG31];4)" office:value-type="string" office:string-value="Du" calcext:value-type="string">
            <text:p>Du</text:p>
          </table:table-cell>
          <table:table-cell table:style-name="ce378" table:formula="of:=MUSZAK8([.BH31];4)" office:value-type="string" office:string-value="Du" calcext:value-type="string">
            <text:p>Du</text:p>
          </table:table-cell>
          <table:table-cell table:style-name="ce378" table:formula="of:=MUSZAK8([.BI31];4)" office:value-type="string" office:string-value="P" calcext:value-type="string">
            <text:p>P</text:p>
          </table:table-cell>
          <table:table-cell table:style-name="ce378" table:formula="of:=MUSZAK8([.BJ31];4)" office:value-type="string" office:string-value="N" calcext:value-type="string">
            <text:p>N</text:p>
          </table:table-cell>
          <table:table-cell table:style-name="ce378" table:formula="of:=MUSZAK8([.BK31];4)" office:value-type="string" office:string-value="N" calcext:value-type="string">
            <text:p>N</text:p>
          </table:table-cell>
          <table:table-cell table:style-name="ce378" table:formula="of:=MUSZAK8([.BL31];4)" office:value-type="string" office:string-value="N" calcext:value-type="string">
            <text:p>N</text:p>
          </table:table-cell>
          <table:table-cell table:style-name="ce378" table:formula="of:=MUSZAK8([.BM31];4)" office:value-type="string" office:string-value="N" calcext:value-type="string">
            <text:p>N</text:p>
          </table:table-cell>
          <table:table-cell table:style-name="ce406" table:formula="of:=MUSZAK8([.BN31];4)" office:value-type="string" office:string-value="P" calcext:value-type="string">
            <text:p>P</text:p>
          </table:table-cell>
          <table:table-cell table:style-name="ce363"/>
          <table:table-cell table:style-name="ce449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63" table:number-columns-repeated="19"/>
          <table:table-cell table:style-name="ce393" table:formula="of:=IF(VLOOKUP([.$A$1];[$Napfordulók.$A$3:.$M$56];6)=DAY([.V38]);&quot;☼&quot;;&quot;&quot;)" office:value-type="string" office:string-value="☼" calcext:value-type="string">
            <text:p>☼</text:p>
          </table:table-cell>
          <table:table-cell table:style-name="ce393" table:formula="of:=IF(VLOOKUP([.$A$1];[$Napfordulók.$A$3:.$M$56];6)=DAY([.W38]);&quot;☼&quot;;&quot;&quot;)">
            <text:p/>
          </table:table-cell>
          <table:table-cell table:style-name="ce393" table:formula="of:=IF(VLOOKUP([.$A$1];[$Napfordulók.$A$3:.$M$56];6)=DAY([.X38]);&quot;☼&quot;;&quot;&quot;)">
            <text:p/>
          </table:table-cell>
          <table:table-cell table:style-name="ce363" table:number-columns-repeated="9"/>
          <table:table-cell table:style-name="ce420"/>
          <table:table-cell table:style-name="ce363" table:number-columns-repeated="21"/>
          <table:table-cell table:style-name="ce393" table:formula="of:=IF(VLOOKUP([.$A$1];[$Napfordulók.$A$3:.$M$56];12)=DAY([.BD38]);&quot;☼&quot;;&quot;&quot;)">
            <text:p/>
          </table:table-cell>
          <table:table-cell table:style-name="ce393" table:formula="of:=IF(VLOOKUP([.$A$1];[$Napfordulók.$A$3:.$M$56];12)=DAY([.BE38]);&quot;☼&quot;;&quot;&quot;)" office:value-type="string" office:string-value="☼" calcext:value-type="string">
            <text:p>☼</text:p>
          </table:table-cell>
          <table:table-cell table:style-name="ce393" table:formula="of:=IF(VLOOKUP([.$A$1];[$Napfordulók.$A$3:.$M$56];12)=DAY([.BF38]);&quot;☼&quot;;&quot;&quot;)">
            <text:p/>
          </table:table-cell>
          <table:table-cell table:style-name="ce363" table:number-columns-repeated="9"/>
          <table:table-cell table:number-columns-repeated="957"/>
        </table:table-row>
        <table:table-row table:style-name="ro4"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style-name="ce8"/>
          <table:table-cell table:style-name="ce364" table:formula="of:=DATE([.$A$1];[.A38];1)" office:value-type="date" office:date-value="2024-06-01" calcext:value-type="date">
            <text:p>1</text:p>
          </table:table-cell>
          <table:table-cell table:style-name="ce379" table:formula="of:=[.C38]+1" office:value-type="date" office:date-value="2024-06-02" calcext:value-type="date">
            <text:p>2</text:p>
          </table:table-cell>
          <table:table-cell table:style-name="ce379" table:formula="of:=[.D38]+1" office:value-type="date" office:date-value="2024-06-03" calcext:value-type="date">
            <text:p>3</text:p>
          </table:table-cell>
          <table:table-cell table:style-name="ce379" table:formula="of:=[.E38]+1" office:value-type="date" office:date-value="2024-06-04" calcext:value-type="date">
            <text:p>4</text:p>
          </table:table-cell>
          <table:table-cell table:style-name="ce379" table:formula="of:=[.F38]+1" office:value-type="date" office:date-value="2024-06-05" calcext:value-type="date">
            <text:p>5</text:p>
          </table:table-cell>
          <table:table-cell table:style-name="ce379" table:formula="of:=[.G38]+1" office:value-type="date" office:date-value="2024-06-06" calcext:value-type="date">
            <text:p>6</text:p>
          </table:table-cell>
          <table:table-cell table:style-name="ce379" table:formula="of:=[.H38]+1" office:value-type="date" office:date-value="2024-06-07" calcext:value-type="date">
            <text:p>7</text:p>
          </table:table-cell>
          <table:table-cell table:style-name="ce379" table:formula="of:=[.I38]+1" office:value-type="date" office:date-value="2024-06-08" calcext:value-type="date">
            <text:p>8</text:p>
          </table:table-cell>
          <table:table-cell table:style-name="ce379" table:formula="of:=[.J38]+1" office:value-type="date" office:date-value="2024-06-09" calcext:value-type="date">
            <text:p>9</text:p>
          </table:table-cell>
          <table:table-cell table:style-name="ce379" table:formula="of:=[.K38]+1" office:value-type="date" office:date-value="2024-06-10" calcext:value-type="date">
            <text:p>10</text:p>
          </table:table-cell>
          <table:table-cell table:style-name="ce379" table:formula="of:=[.L38]+1" office:value-type="date" office:date-value="2024-06-11" calcext:value-type="date">
            <text:p>11</text:p>
          </table:table-cell>
          <table:table-cell table:style-name="ce379" table:formula="of:=[.M38]+1" office:value-type="date" office:date-value="2024-06-12" calcext:value-type="date">
            <text:p>12</text:p>
          </table:table-cell>
          <table:table-cell table:style-name="ce379" table:formula="of:=[.N38]+1" office:value-type="date" office:date-value="2024-06-13" calcext:value-type="date">
            <text:p>13</text:p>
          </table:table-cell>
          <table:table-cell table:style-name="ce379" table:formula="of:=[.O38]+1" office:value-type="date" office:date-value="2024-06-14" calcext:value-type="date">
            <text:p>14</text:p>
          </table:table-cell>
          <table:table-cell table:style-name="ce379" table:formula="of:=[.P38]+1" office:value-type="date" office:date-value="2024-06-15" calcext:value-type="date">
            <text:p>15</text:p>
          </table:table-cell>
          <table:table-cell table:style-name="ce379" table:formula="of:=[.Q38]+1" office:value-type="date" office:date-value="2024-06-16" calcext:value-type="date">
            <text:p>16</text:p>
          </table:table-cell>
          <table:table-cell table:style-name="ce379" table:formula="of:=[.R38]+1" office:value-type="date" office:date-value="2024-06-17" calcext:value-type="date">
            <text:p>17</text:p>
          </table:table-cell>
          <table:table-cell table:style-name="ce379" table:formula="of:=[.S38]+1" office:value-type="date" office:date-value="2024-06-18" calcext:value-type="date">
            <text:p>18</text:p>
          </table:table-cell>
          <table:table-cell table:style-name="ce379" table:formula="of:=[.T38]+1" office:value-type="date" office:date-value="2024-06-19" calcext:value-type="date">
            <text:p>19</text:p>
          </table:table-cell>
          <table:table-cell table:style-name="ce379" table:formula="of:=[.U38]+1" office:value-type="date" office:date-value="2024-06-20" calcext:value-type="date">
            <text:p>20</text:p>
          </table:table-cell>
          <table:table-cell table:style-name="ce379" table:formula="of:=[.V38]+1" office:value-type="date" office:date-value="2024-06-21" calcext:value-type="date">
            <text:p>21</text:p>
          </table:table-cell>
          <table:table-cell table:style-name="ce379" table:formula="of:=[.W38]+1" office:value-type="date" office:date-value="2024-06-22" calcext:value-type="date">
            <text:p>22</text:p>
          </table:table-cell>
          <table:table-cell table:style-name="ce379" table:formula="of:=[.X38]+1" office:value-type="date" office:date-value="2024-06-23" calcext:value-type="date">
            <text:p>23</text:p>
          </table:table-cell>
          <table:table-cell table:style-name="ce379" table:formula="of:=[.Y38]+1" office:value-type="date" office:date-value="2024-06-24" calcext:value-type="date">
            <text:p>24</text:p>
          </table:table-cell>
          <table:table-cell table:style-name="ce379" table:formula="of:=[.Z38]+1" office:value-type="date" office:date-value="2024-06-25" calcext:value-type="date">
            <text:p>25</text:p>
          </table:table-cell>
          <table:table-cell table:style-name="ce379" table:formula="of:=[.AA38]+1" office:value-type="date" office:date-value="2024-06-26" calcext:value-type="date">
            <text:p>26</text:p>
          </table:table-cell>
          <table:table-cell table:style-name="ce379" table:formula="of:=[.AB38]+1" office:value-type="date" office:date-value="2024-06-27" calcext:value-type="date">
            <text:p>27</text:p>
          </table:table-cell>
          <table:table-cell table:style-name="ce379" table:formula="of:=[.AC38]+1" office:value-type="date" office:date-value="2024-06-28" calcext:value-type="date">
            <text:p>28</text:p>
          </table:table-cell>
          <table:table-cell table:style-name="ce379" table:formula="of:=[.AD38]+1" office:value-type="date" office:date-value="2024-06-29" calcext:value-type="date">
            <text:p>29</text:p>
          </table:table-cell>
          <table:table-cell table:style-name="ce402" table:formula="of:=[.AE38]+1" office:value-type="date" office:date-value="2024-06-30" calcext:value-type="date">
            <text:p>30</text:p>
          </table:table-cell>
          <table:table-cell table:style-name="ce363"/>
          <table:table-cell table:style-name="ce420"/>
          <table:table-cell table:style-name="ce428" office:value-type="float" office:value="12" calcext:value-type="float" table:number-columns-spanned="2" table:number-rows-spanned="2">
            <text:p>12</text:p>
          </table:table-cell>
          <table:covered-table-cell table:style-name="ce439"/>
          <table:table-cell table:style-name="ce364" table:formula="of:=DATE([.$A$1];[.AI38];1)" office:value-type="date" office:date-value="2024-12-01" calcext:value-type="date">
            <text:p>1</text:p>
          </table:table-cell>
          <table:table-cell table:style-name="ce379" table:formula="of:=([.AK38])+1" office:value-type="date" office:date-value="2024-12-02" calcext:value-type="date">
            <text:p>2</text:p>
          </table:table-cell>
          <table:table-cell table:style-name="ce379" table:formula="of:=([.AL38])+1" office:value-type="date" office:date-value="2024-12-03" calcext:value-type="date">
            <text:p>3</text:p>
          </table:table-cell>
          <table:table-cell table:style-name="ce379" table:formula="of:=([.AM38])+1" office:value-type="date" office:date-value="2024-12-04" calcext:value-type="date">
            <text:p>4</text:p>
          </table:table-cell>
          <table:table-cell table:style-name="ce379" table:formula="of:=([.AN38])+1" office:value-type="date" office:date-value="2024-12-05" calcext:value-type="date">
            <text:p>5</text:p>
          </table:table-cell>
          <table:table-cell table:style-name="ce379" table:formula="of:=([.AO38])+1" office:value-type="date" office:date-value="2024-12-06" calcext:value-type="date">
            <text:p>6</text:p>
          </table:table-cell>
          <table:table-cell table:style-name="ce379" table:formula="of:=([.AP38])+1" office:value-type="date" office:date-value="2024-12-07" calcext:value-type="date">
            <text:p>7</text:p>
          </table:table-cell>
          <table:table-cell table:style-name="ce379" table:formula="of:=([.AQ38])+1" office:value-type="date" office:date-value="2024-12-08" calcext:value-type="date">
            <text:p>8</text:p>
          </table:table-cell>
          <table:table-cell table:style-name="ce379" table:formula="of:=([.AR38])+1" office:value-type="date" office:date-value="2024-12-09" calcext:value-type="date">
            <text:p>9</text:p>
          </table:table-cell>
          <table:table-cell table:style-name="ce379" table:formula="of:=([.AS38])+1" office:value-type="date" office:date-value="2024-12-10" calcext:value-type="date">
            <text:p>10</text:p>
          </table:table-cell>
          <table:table-cell table:style-name="ce379" table:formula="of:=([.AT38])+1" office:value-type="date" office:date-value="2024-12-11" calcext:value-type="date">
            <text:p>11</text:p>
          </table:table-cell>
          <table:table-cell table:style-name="ce379" table:formula="of:=([.AU38])+1" office:value-type="date" office:date-value="2024-12-12" calcext:value-type="date">
            <text:p>12</text:p>
          </table:table-cell>
          <table:table-cell table:style-name="ce379" table:formula="of:=([.AV38])+1" office:value-type="date" office:date-value="2024-12-13" calcext:value-type="date">
            <text:p>13</text:p>
          </table:table-cell>
          <table:table-cell table:style-name="ce379" table:formula="of:=([.AW38])+1" office:value-type="date" office:date-value="2024-12-14" calcext:value-type="date">
            <text:p>14</text:p>
          </table:table-cell>
          <table:table-cell table:style-name="ce379" table:formula="of:=([.AX38])+1" office:value-type="date" office:date-value="2024-12-15" calcext:value-type="date">
            <text:p>15</text:p>
          </table:table-cell>
          <table:table-cell table:style-name="ce379" table:formula="of:=([.AY38])+1" office:value-type="date" office:date-value="2024-12-16" calcext:value-type="date">
            <text:p>16</text:p>
          </table:table-cell>
          <table:table-cell table:style-name="ce379" table:formula="of:=([.AZ38])+1" office:value-type="date" office:date-value="2024-12-17" calcext:value-type="date">
            <text:p>17</text:p>
          </table:table-cell>
          <table:table-cell table:style-name="ce379" table:formula="of:=([.BA38])+1" office:value-type="date" office:date-value="2024-12-18" calcext:value-type="date">
            <text:p>18</text:p>
          </table:table-cell>
          <table:table-cell table:style-name="ce379" table:formula="of:=([.BB38])+1" office:value-type="date" office:date-value="2024-12-19" calcext:value-type="date">
            <text:p>19</text:p>
          </table:table-cell>
          <table:table-cell table:style-name="ce379" table:formula="of:=([.BC38])+1" office:value-type="date" office:date-value="2024-12-20" calcext:value-type="date">
            <text:p>20</text:p>
          </table:table-cell>
          <table:table-cell table:style-name="ce379" table:formula="of:=([.BD38])+1" office:value-type="date" office:date-value="2024-12-21" calcext:value-type="date">
            <text:p>21</text:p>
          </table:table-cell>
          <table:table-cell table:style-name="ce379" table:formula="of:=([.BE38])+1" office:value-type="date" office:date-value="2024-12-22" calcext:value-type="date">
            <text:p>22</text:p>
          </table:table-cell>
          <table:table-cell table:style-name="ce379" table:formula="of:=([.BF38])+1" office:value-type="date" office:date-value="2024-12-23" calcext:value-type="date">
            <text:p>23</text:p>
          </table:table-cell>
          <table:table-cell table:style-name="ce379" table:formula="of:=([.BG38])+1" office:value-type="date" office:date-value="2024-12-24" calcext:value-type="date">
            <text:p>24</text:p>
          </table:table-cell>
          <table:table-cell table:style-name="ce390" table:formula="of:=([.BH38])+1" office:value-type="date" office:date-value="2024-12-25" calcext:value-type="date">
            <text:p>25</text:p>
          </table:table-cell>
          <table:table-cell table:style-name="ce390" table:formula="of:=([.BI38])+1" office:value-type="date" office:date-value="2024-12-26" calcext:value-type="date">
            <text:p>26</text:p>
          </table:table-cell>
          <table:table-cell table:style-name="ce379" table:formula="of:=([.BJ38])+1" office:value-type="date" office:date-value="2024-12-27" calcext:value-type="date">
            <text:p>27</text:p>
          </table:table-cell>
          <table:table-cell table:style-name="ce379" table:formula="of:=([.BK38])+1" office:value-type="date" office:date-value="2024-12-28" calcext:value-type="date">
            <text:p>28</text:p>
          </table:table-cell>
          <table:table-cell table:style-name="ce379" table:formula="of:=([.BL38])+1" office:value-type="date" office:date-value="2024-12-29" calcext:value-type="date">
            <text:p>29</text:p>
          </table:table-cell>
          <table:table-cell table:style-name="ce379" table:formula="of:=([.BM38])+1" office:value-type="date" office:date-value="2024-12-30" calcext:value-type="date">
            <text:p>30</text:p>
          </table:table-cell>
          <table:table-cell table:style-name="ce402" table:formula="of:=([.BN38])+1" office:value-type="date" office:date-value="2024-12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69" table:formula="of:=TEXT([.C38];&quot;NN&quot;)" office:value-type="string" office:string-value="Szo" calcext:value-type="string">
            <text:p>Szo</text:p>
          </table:table-cell>
          <table:table-cell table:style-name="ce380" table:formula="of:=TEXT([.D38];&quot;NN&quot;)" office:value-type="string" office:string-value="V" calcext:value-type="string">
            <text:p>V</text:p>
          </table:table-cell>
          <table:table-cell table:style-name="ce380" table:formula="of:=TEXT([.E38];&quot;NN&quot;)" office:value-type="string" office:string-value="H" calcext:value-type="string">
            <text:p>H</text:p>
          </table:table-cell>
          <table:table-cell table:style-name="ce380" table:formula="of:=TEXT([.F38];&quot;NN&quot;)" office:value-type="string" office:string-value="K" calcext:value-type="string">
            <text:p>K</text:p>
          </table:table-cell>
          <table:table-cell table:style-name="ce380" table:formula="of:=TEXT([.G38];&quot;NN&quot;)" office:value-type="string" office:string-value="Sze" calcext:value-type="string">
            <text:p>Sze</text:p>
          </table:table-cell>
          <table:table-cell table:style-name="ce380" table:formula="of:=TEXT([.H38];&quot;NN&quot;)" office:value-type="string" office:string-value="Cs" calcext:value-type="string">
            <text:p>Cs</text:p>
          </table:table-cell>
          <table:table-cell table:style-name="ce380" table:formula="of:=TEXT([.I38];&quot;NN&quot;)" office:value-type="string" office:string-value="P" calcext:value-type="string">
            <text:p>P</text:p>
          </table:table-cell>
          <table:table-cell table:style-name="ce380" table:formula="of:=TEXT([.J38];&quot;NN&quot;)" office:value-type="string" office:string-value="Szo" calcext:value-type="string">
            <text:p>Szo</text:p>
          </table:table-cell>
          <table:table-cell table:style-name="ce380" table:formula="of:=TEXT([.K38];&quot;NN&quot;)" office:value-type="string" office:string-value="V" calcext:value-type="string">
            <text:p>V</text:p>
          </table:table-cell>
          <table:table-cell table:style-name="ce380" table:formula="of:=TEXT([.L38];&quot;NN&quot;)" office:value-type="string" office:string-value="H" calcext:value-type="string">
            <text:p>H</text:p>
          </table:table-cell>
          <table:table-cell table:style-name="ce380" table:formula="of:=TEXT([.M38];&quot;NN&quot;)" office:value-type="string" office:string-value="K" calcext:value-type="string">
            <text:p>K</text:p>
          </table:table-cell>
          <table:table-cell table:style-name="ce380" table:formula="of:=TEXT([.N38];&quot;NN&quot;)" office:value-type="string" office:string-value="Sze" calcext:value-type="string">
            <text:p>Sze</text:p>
          </table:table-cell>
          <table:table-cell table:style-name="ce380" table:formula="of:=TEXT([.O38];&quot;NN&quot;)" office:value-type="string" office:string-value="Cs" calcext:value-type="string">
            <text:p>Cs</text:p>
          </table:table-cell>
          <table:table-cell table:style-name="ce380" table:formula="of:=TEXT([.P38];&quot;NN&quot;)" office:value-type="string" office:string-value="P" calcext:value-type="string">
            <text:p>P</text:p>
          </table:table-cell>
          <table:table-cell table:style-name="ce380" table:formula="of:=TEXT([.Q38];&quot;NN&quot;)" office:value-type="string" office:string-value="Szo" calcext:value-type="string">
            <text:p>Szo</text:p>
          </table:table-cell>
          <table:table-cell table:style-name="ce380" table:formula="of:=TEXT([.R38];&quot;NN&quot;)" office:value-type="string" office:string-value="V" calcext:value-type="string">
            <text:p>V</text:p>
          </table:table-cell>
          <table:table-cell table:style-name="ce380" table:formula="of:=TEXT([.S38];&quot;NN&quot;)" office:value-type="string" office:string-value="H" calcext:value-type="string">
            <text:p>H</text:p>
          </table:table-cell>
          <table:table-cell table:style-name="ce380" table:formula="of:=TEXT([.T38];&quot;NN&quot;)" office:value-type="string" office:string-value="K" calcext:value-type="string">
            <text:p>K</text:p>
          </table:table-cell>
          <table:table-cell table:style-name="ce380" table:formula="of:=TEXT([.U38];&quot;NN&quot;)" office:value-type="string" office:string-value="Sze" calcext:value-type="string">
            <text:p>Sze</text:p>
          </table:table-cell>
          <table:table-cell table:style-name="ce380" table:formula="of:=TEXT([.V38];&quot;NN&quot;)" office:value-type="string" office:string-value="Cs" calcext:value-type="string">
            <text:p>Cs</text:p>
          </table:table-cell>
          <table:table-cell table:style-name="ce380" table:formula="of:=TEXT([.W38];&quot;NN&quot;)" office:value-type="string" office:string-value="P" calcext:value-type="string">
            <text:p>P</text:p>
          </table:table-cell>
          <table:table-cell table:style-name="ce380" table:formula="of:=TEXT([.X38];&quot;NN&quot;)" office:value-type="string" office:string-value="Szo" calcext:value-type="string">
            <text:p>Szo</text:p>
          </table:table-cell>
          <table:table-cell table:style-name="ce380" table:formula="of:=TEXT([.Y38];&quot;NN&quot;)" office:value-type="string" office:string-value="V" calcext:value-type="string">
            <text:p>V</text:p>
          </table:table-cell>
          <table:table-cell table:style-name="ce380" table:formula="of:=TEXT([.Z38];&quot;NN&quot;)" office:value-type="string" office:string-value="H" calcext:value-type="string">
            <text:p>H</text:p>
          </table:table-cell>
          <table:table-cell table:style-name="ce380" table:formula="of:=TEXT([.AA38];&quot;NN&quot;)" office:value-type="string" office:string-value="K" calcext:value-type="string">
            <text:p>K</text:p>
          </table:table-cell>
          <table:table-cell table:style-name="ce380" table:formula="of:=TEXT([.AB38];&quot;NN&quot;)" office:value-type="string" office:string-value="Sze" calcext:value-type="string">
            <text:p>Sze</text:p>
          </table:table-cell>
          <table:table-cell table:style-name="ce380" table:formula="of:=TEXT([.AC38];&quot;NN&quot;)" office:value-type="string" office:string-value="Cs" calcext:value-type="string">
            <text:p>Cs</text:p>
          </table:table-cell>
          <table:table-cell table:style-name="ce380" table:formula="of:=TEXT([.AD38];&quot;NN&quot;)" office:value-type="string" office:string-value="P" calcext:value-type="string">
            <text:p>P</text:p>
          </table:table-cell>
          <table:table-cell table:style-name="ce380" table:formula="of:=TEXT([.AE38];&quot;NN&quot;)" office:value-type="string" office:string-value="Szo" calcext:value-type="string">
            <text:p>Szo</text:p>
          </table:table-cell>
          <table:table-cell table:style-name="ce403" table:formula="of:=TEXT([.AF38];&quot;NN&quot;)" office:value-type="string" office:string-value="V" calcext:value-type="string">
            <text:p>V</text:p>
          </table:table-cell>
          <table:table-cell table:style-name="ce401"/>
          <table:table-cell table:style-name="ce421"/>
          <table:covered-table-cell table:style-name="ce429"/>
          <table:covered-table-cell table:style-name="ce440"/>
          <table:table-cell table:style-name="ce369" table:formula="of:=TEXT([.AK38];&quot;NN&quot;)" office:value-type="string" office:string-value="V" calcext:value-type="string">
            <text:p>V</text:p>
          </table:table-cell>
          <table:table-cell table:style-name="ce380" table:formula="of:=TEXT([.AL38];&quot;NN&quot;)" office:value-type="string" office:string-value="H" calcext:value-type="string">
            <text:p>H</text:p>
          </table:table-cell>
          <table:table-cell table:style-name="ce380" table:formula="of:=TEXT([.AM38];&quot;NN&quot;)" office:value-type="string" office:string-value="K" calcext:value-type="string">
            <text:p>K</text:p>
          </table:table-cell>
          <table:table-cell table:style-name="ce380" table:formula="of:=TEXT([.AN38];&quot;NN&quot;)" office:value-type="string" office:string-value="Sze" calcext:value-type="string">
            <text:p>Sze</text:p>
          </table:table-cell>
          <table:table-cell table:style-name="ce380" table:formula="of:=TEXT([.AO38];&quot;NN&quot;)" office:value-type="string" office:string-value="Cs" calcext:value-type="string">
            <text:p>Cs</text:p>
          </table:table-cell>
          <table:table-cell table:style-name="ce380" table:formula="of:=TEXT([.AP38];&quot;NN&quot;)" office:value-type="string" office:string-value="P" calcext:value-type="string">
            <text:p>P</text:p>
          </table:table-cell>
          <table:table-cell table:style-name="ce380" table:formula="of:=TEXT([.AQ38];&quot;NN&quot;)" office:value-type="string" office:string-value="Szo" calcext:value-type="string">
            <text:p>Szo</text:p>
          </table:table-cell>
          <table:table-cell table:style-name="ce380" table:formula="of:=TEXT([.AR38];&quot;NN&quot;)" office:value-type="string" office:string-value="V" calcext:value-type="string">
            <text:p>V</text:p>
          </table:table-cell>
          <table:table-cell table:style-name="ce380" table:formula="of:=TEXT([.AS38];&quot;NN&quot;)" office:value-type="string" office:string-value="H" calcext:value-type="string">
            <text:p>H</text:p>
          </table:table-cell>
          <table:table-cell table:style-name="ce380" table:formula="of:=TEXT([.AT38];&quot;NN&quot;)" office:value-type="string" office:string-value="K" calcext:value-type="string">
            <text:p>K</text:p>
          </table:table-cell>
          <table:table-cell table:style-name="ce380" table:formula="of:=TEXT([.AU38];&quot;NN&quot;)" office:value-type="string" office:string-value="Sze" calcext:value-type="string">
            <text:p>Sze</text:p>
          </table:table-cell>
          <table:table-cell table:style-name="ce380" table:formula="of:=TEXT([.AV38];&quot;NN&quot;)" office:value-type="string" office:string-value="Cs" calcext:value-type="string">
            <text:p>Cs</text:p>
          </table:table-cell>
          <table:table-cell table:style-name="ce380" table:formula="of:=TEXT([.AW38];&quot;NN&quot;)" office:value-type="string" office:string-value="P" calcext:value-type="string">
            <text:p>P</text:p>
          </table:table-cell>
          <table:table-cell table:style-name="ce380" table:formula="of:=TEXT([.AX38];&quot;NN&quot;)" office:value-type="string" office:string-value="Szo" calcext:value-type="string">
            <text:p>Szo</text:p>
          </table:table-cell>
          <table:table-cell table:style-name="ce380" table:formula="of:=TEXT([.AY38];&quot;NN&quot;)" office:value-type="string" office:string-value="V" calcext:value-type="string">
            <text:p>V</text:p>
          </table:table-cell>
          <table:table-cell table:style-name="ce380" table:formula="of:=TEXT([.AZ38];&quot;NN&quot;)" office:value-type="string" office:string-value="H" calcext:value-type="string">
            <text:p>H</text:p>
          </table:table-cell>
          <table:table-cell table:style-name="ce380" table:formula="of:=TEXT([.BA38];&quot;NN&quot;)" office:value-type="string" office:string-value="K" calcext:value-type="string">
            <text:p>K</text:p>
          </table:table-cell>
          <table:table-cell table:style-name="ce380" table:formula="of:=TEXT([.BB38];&quot;NN&quot;)" office:value-type="string" office:string-value="Sze" calcext:value-type="string">
            <text:p>Sze</text:p>
          </table:table-cell>
          <table:table-cell table:style-name="ce380" table:formula="of:=TEXT([.BC38];&quot;NN&quot;)" office:value-type="string" office:string-value="Cs" calcext:value-type="string">
            <text:p>Cs</text:p>
          </table:table-cell>
          <table:table-cell table:style-name="ce380" table:formula="of:=TEXT([.BD38];&quot;NN&quot;)" office:value-type="string" office:string-value="P" calcext:value-type="string">
            <text:p>P</text:p>
          </table:table-cell>
          <table:table-cell table:style-name="ce380" table:formula="of:=TEXT([.BE38];&quot;NN&quot;)" office:value-type="string" office:string-value="Szo" calcext:value-type="string">
            <text:p>Szo</text:p>
          </table:table-cell>
          <table:table-cell table:style-name="ce380" table:formula="of:=TEXT([.BF38];&quot;NN&quot;)" office:value-type="string" office:string-value="V" calcext:value-type="string">
            <text:p>V</text:p>
          </table:table-cell>
          <table:table-cell table:style-name="ce380" table:formula="of:=TEXT([.BG38];&quot;NN&quot;)" office:value-type="string" office:string-value="H" calcext:value-type="string">
            <text:p>H</text:p>
          </table:table-cell>
          <table:table-cell table:style-name="ce380" table:formula="of:=TEXT([.BH38];&quot;NN&quot;)" office:value-type="string" office:string-value="K" calcext:value-type="string">
            <text:p>K</text:p>
          </table:table-cell>
          <table:table-cell table:style-name="ce380" table:formula="of:=TEXT([.BI38];&quot;NN&quot;)" office:value-type="string" office:string-value="Sze" calcext:value-type="string">
            <text:p>Sze</text:p>
          </table:table-cell>
          <table:table-cell table:style-name="ce380" table:formula="of:=TEXT([.BJ38];&quot;NN&quot;)" office:value-type="string" office:string-value="Cs" calcext:value-type="string">
            <text:p>Cs</text:p>
          </table:table-cell>
          <table:table-cell table:style-name="ce380" table:formula="of:=TEXT([.BK38];&quot;NN&quot;)" office:value-type="string" office:string-value="P" calcext:value-type="string">
            <text:p>P</text:p>
          </table:table-cell>
          <table:table-cell table:style-name="ce380" table:formula="of:=TEXT([.BL38];&quot;NN&quot;)" office:value-type="string" office:string-value="Szo" calcext:value-type="string">
            <text:p>Szo</text:p>
          </table:table-cell>
          <table:table-cell table:style-name="ce380" table:formula="of:=TEXT([.BM38];&quot;NN&quot;)" office:value-type="string" office:string-value="V" calcext:value-type="string">
            <text:p>V</text:p>
          </table:table-cell>
          <table:table-cell table:style-name="ce380" table:formula="of:=TEXT([.BN38];&quot;NN&quot;)" office:value-type="string" office:string-value="H" calcext:value-type="string">
            <text:p>H</text:p>
          </table:table-cell>
          <table:table-cell table:style-name="ce403" table:formula="of:=TEXT([.BO38];&quot;NN&quot;)" office:value-type="string" office:string-value="K" calcext:value-type="string">
            <text:p>K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únius</text:p>
          </table:table-cell>
          <table:table-cell table:style-name="ce352" office:value-type="string" calcext:value-type="string">
            <text:p>A</text:p>
          </table:table-cell>
          <table:table-cell table:style-name="ce372" table:formula="of:=MUSZAK8([.C38];1)" office:value-type="string" office:string-value="P" calcext:value-type="string">
            <text:p>P</text:p>
          </table:table-cell>
          <table:table-cell table:style-name="ce384" table:formula="of:=MUSZAK8([.D38];1)" office:value-type="string" office:string-value="Du" calcext:value-type="string">
            <text:p>Du</text:p>
          </table:table-cell>
          <table:table-cell table:style-name="ce384" table:formula="of:=MUSZAK8([.E38];1)" office:value-type="string" office:string-value="Du" calcext:value-type="string">
            <text:p>Du</text:p>
          </table:table-cell>
          <table:table-cell table:style-name="ce384" table:formula="of:=MUSZAK8([.F38];1)" office:value-type="string" office:string-value="Du" calcext:value-type="string">
            <text:p>Du</text:p>
          </table:table-cell>
          <table:table-cell table:style-name="ce384" table:formula="of:=MUSZAK8([.G38];1)" office:value-type="string" office:string-value="Du" calcext:value-type="string">
            <text:p>Du</text:p>
          </table:table-cell>
          <table:table-cell table:style-name="ce384" table:formula="of:=MUSZAK8([.H38];1)" office:value-type="string" office:string-value="P" calcext:value-type="string">
            <text:p>P</text:p>
          </table:table-cell>
          <table:table-cell table:style-name="ce384" table:formula="of:=MUSZAK8([.I38];1)" office:value-type="string" office:string-value="N" calcext:value-type="string">
            <text:p>N</text:p>
          </table:table-cell>
          <table:table-cell table:style-name="ce384" table:formula="of:=MUSZAK8([.J38];1)" office:value-type="string" office:string-value="N" calcext:value-type="string">
            <text:p>N</text:p>
          </table:table-cell>
          <table:table-cell table:style-name="ce384" table:formula="of:=MUSZAK8([.K38];1)" office:value-type="string" office:string-value="N" calcext:value-type="string">
            <text:p>N</text:p>
          </table:table-cell>
          <table:table-cell table:style-name="ce384" table:formula="of:=MUSZAK8([.L38];1)" office:value-type="string" office:string-value="N" calcext:value-type="string">
            <text:p>N</text:p>
          </table:table-cell>
          <table:table-cell table:style-name="ce384" table:formula="of:=MUSZAK8([.M38];1)" office:value-type="string" office:string-value="P" calcext:value-type="string">
            <text:p>P</text:p>
          </table:table-cell>
          <table:table-cell table:style-name="ce384" table:formula="of:=MUSZAK8([.N38];1)" office:value-type="string" office:string-value="P" calcext:value-type="string">
            <text:p>P</text:p>
          </table:table-cell>
          <table:table-cell table:style-name="ce384" table:formula="of:=MUSZAK8([.O38];1)" office:value-type="string" office:string-value="É" calcext:value-type="string">
            <text:p>É</text:p>
          </table:table-cell>
          <table:table-cell table:style-name="ce384" table:formula="of:=MUSZAK8([.P38];1)" office:value-type="string" office:string-value="É" calcext:value-type="string">
            <text:p>É</text:p>
          </table:table-cell>
          <table:table-cell table:style-name="ce384" table:formula="of:=MUSZAK8([.Q38];1)" office:value-type="string" office:string-value="É" calcext:value-type="string">
            <text:p>É</text:p>
          </table:table-cell>
          <table:table-cell table:style-name="ce384" table:formula="of:=MUSZAK8([.R38];1)" office:value-type="string" office:string-value="É" calcext:value-type="string">
            <text:p>É</text:p>
          </table:table-cell>
          <table:table-cell table:style-name="ce384" table:formula="of:=MUSZAK8([.S38];1)" office:value-type="string" office:string-value="P" calcext:value-type="string">
            <text:p>P</text:p>
          </table:table-cell>
          <table:table-cell table:style-name="ce384" table:formula="of:=MUSZAK8([.T38];1)" office:value-type="string" office:string-value="Du" calcext:value-type="string">
            <text:p>Du</text:p>
          </table:table-cell>
          <table:table-cell table:style-name="ce384" table:formula="of:=MUSZAK8([.U38];1)" office:value-type="string" office:string-value="Du" calcext:value-type="string">
            <text:p>Du</text:p>
          </table:table-cell>
          <table:table-cell table:style-name="ce384" table:formula="of:=MUSZAK8([.V38];1)" office:value-type="string" office:string-value="Du" calcext:value-type="string">
            <text:p>Du</text:p>
          </table:table-cell>
          <table:table-cell table:style-name="ce384" table:formula="of:=MUSZAK8([.W38];1)" office:value-type="string" office:string-value="Du" calcext:value-type="string">
            <text:p>Du</text:p>
          </table:table-cell>
          <table:table-cell table:style-name="ce384" table:formula="of:=MUSZAK8([.X38];1)" office:value-type="string" office:string-value="P" calcext:value-type="string">
            <text:p>P</text:p>
          </table:table-cell>
          <table:table-cell table:style-name="ce384" table:formula="of:=MUSZAK8([.Y38];1)" office:value-type="string" office:string-value="N" calcext:value-type="string">
            <text:p>N</text:p>
          </table:table-cell>
          <table:table-cell table:style-name="ce384" table:formula="of:=MUSZAK8([.Z38];1)" office:value-type="string" office:string-value="N" calcext:value-type="string">
            <text:p>N</text:p>
          </table:table-cell>
          <table:table-cell table:style-name="ce384" table:formula="of:=MUSZAK8([.AA38];1)" office:value-type="string" office:string-value="N" calcext:value-type="string">
            <text:p>N</text:p>
          </table:table-cell>
          <table:table-cell table:style-name="ce384" table:formula="of:=MUSZAK8([.AB38];1)" office:value-type="string" office:string-value="N" calcext:value-type="string">
            <text:p>N</text:p>
          </table:table-cell>
          <table:table-cell table:style-name="ce384" table:formula="of:=MUSZAK8([.AC38];1)" office:value-type="string" office:string-value="P" calcext:value-type="string">
            <text:p>P</text:p>
          </table:table-cell>
          <table:table-cell table:style-name="ce384" table:formula="of:=MUSZAK8([.AD38];1)" office:value-type="string" office:string-value="P" calcext:value-type="string">
            <text:p>P</text:p>
          </table:table-cell>
          <table:table-cell table:style-name="ce384" table:formula="of:=MUSZAK8([.AE38];1)" office:value-type="string" office:string-value="É" calcext:value-type="string">
            <text:p>É</text:p>
          </table:table-cell>
          <table:table-cell table:style-name="ce407" table:formula="of:=MUSZAK8([.AF38];1)" office:value-type="string" office:string-value="É" calcext:value-type="string">
            <text:p>É</text:p>
          </table:table-cell>
          <table:table-cell table:style-name="ce416"/>
          <table:table-cell table:style-name="ce422"/>
          <table:table-cell table:style-name="ce430" office:value-type="string" calcext:value-type="string" table:number-columns-spanned="1" table:number-rows-spanned="4">
            <text:p>December</text:p>
          </table:table-cell>
          <table:table-cell table:style-name="ce544" office:value-type="string" calcext:value-type="string">
            <text:p>A</text:p>
          </table:table-cell>
          <table:table-cell table:style-name="ce372" table:formula="of:=MUSZAK8([.AK38];1)" office:value-type="string" office:string-value="N" calcext:value-type="string">
            <text:p>N</text:p>
          </table:table-cell>
          <table:table-cell table:style-name="ce384" table:formula="of:=MUSZAK8([.AL38];1)" office:value-type="string" office:string-value="N" calcext:value-type="string">
            <text:p>N</text:p>
          </table:table-cell>
          <table:table-cell table:style-name="ce384" table:formula="of:=MUSZAK8([.AM38];1)" office:value-type="string" office:string-value="N" calcext:value-type="string">
            <text:p>N</text:p>
          </table:table-cell>
          <table:table-cell table:style-name="ce384" table:formula="of:=MUSZAK8([.AN38];1)" office:value-type="string" office:string-value="P" calcext:value-type="string">
            <text:p>P</text:p>
          </table:table-cell>
          <table:table-cell table:style-name="ce384" table:formula="of:=MUSZAK8([.AO38];1)" office:value-type="string" office:string-value="P" calcext:value-type="string">
            <text:p>P</text:p>
          </table:table-cell>
          <table:table-cell table:style-name="ce384" table:formula="of:=MUSZAK8([.AP38];1)" office:value-type="string" office:string-value="É" calcext:value-type="string">
            <text:p>É</text:p>
          </table:table-cell>
          <table:table-cell table:style-name="ce384" table:formula="of:=MUSZAK8([.AQ38];1)" office:value-type="string" office:string-value="É" calcext:value-type="string">
            <text:p>É</text:p>
          </table:table-cell>
          <table:table-cell table:style-name="ce384" table:formula="of:=MUSZAK8([.AR38];1)" office:value-type="string" office:string-value="É" calcext:value-type="string">
            <text:p>É</text:p>
          </table:table-cell>
          <table:table-cell table:style-name="ce384" table:formula="of:=MUSZAK8([.AS38];1)" office:value-type="string" office:string-value="É" calcext:value-type="string">
            <text:p>É</text:p>
          </table:table-cell>
          <table:table-cell table:style-name="ce384" table:formula="of:=MUSZAK8([.AT38];1)" office:value-type="string" office:string-value="P" calcext:value-type="string">
            <text:p>P</text:p>
          </table:table-cell>
          <table:table-cell table:style-name="ce384" table:formula="of:=MUSZAK8([.AU38];1)" office:value-type="string" office:string-value="Du" calcext:value-type="string">
            <text:p>Du</text:p>
          </table:table-cell>
          <table:table-cell table:style-name="ce384" table:formula="of:=MUSZAK8([.AV38];1)" office:value-type="string" office:string-value="Du" calcext:value-type="string">
            <text:p>Du</text:p>
          </table:table-cell>
          <table:table-cell table:style-name="ce384" table:formula="of:=MUSZAK8([.AW38];1)" office:value-type="string" office:string-value="Du" calcext:value-type="string">
            <text:p>Du</text:p>
          </table:table-cell>
          <table:table-cell table:style-name="ce384" table:formula="of:=MUSZAK8([.AX38];1)" office:value-type="string" office:string-value="Du" calcext:value-type="string">
            <text:p>Du</text:p>
          </table:table-cell>
          <table:table-cell table:style-name="ce384" table:formula="of:=MUSZAK8([.AY38];1)" office:value-type="string" office:string-value="P" calcext:value-type="string">
            <text:p>P</text:p>
          </table:table-cell>
          <table:table-cell table:style-name="ce384" table:formula="of:=MUSZAK8([.AZ38];1)" office:value-type="string" office:string-value="N" calcext:value-type="string">
            <text:p>N</text:p>
          </table:table-cell>
          <table:table-cell table:style-name="ce384" table:formula="of:=MUSZAK8([.BA38];1)" office:value-type="string" office:string-value="N" calcext:value-type="string">
            <text:p>N</text:p>
          </table:table-cell>
          <table:table-cell table:style-name="ce384" table:formula="of:=MUSZAK8([.BB38];1)" office:value-type="string" office:string-value="N" calcext:value-type="string">
            <text:p>N</text:p>
          </table:table-cell>
          <table:table-cell table:style-name="ce384" table:formula="of:=MUSZAK8([.BC38];1)" office:value-type="string" office:string-value="N" calcext:value-type="string">
            <text:p>N</text:p>
          </table:table-cell>
          <table:table-cell table:style-name="ce384" table:formula="of:=MUSZAK8([.BD38];1)" office:value-type="string" office:string-value="P" calcext:value-type="string">
            <text:p>P</text:p>
          </table:table-cell>
          <table:table-cell table:style-name="ce384" table:formula="of:=MUSZAK8([.BE38];1)" office:value-type="string" office:string-value="P" calcext:value-type="string">
            <text:p>P</text:p>
          </table:table-cell>
          <table:table-cell table:style-name="ce384" table:formula="of:=MUSZAK8([.BF38];1)" office:value-type="string" office:string-value="É" calcext:value-type="string">
            <text:p>É</text:p>
          </table:table-cell>
          <table:table-cell table:style-name="ce384" table:formula="of:=MUSZAK8([.BG38];1)" office:value-type="string" office:string-value="É" calcext:value-type="string">
            <text:p>É</text:p>
          </table:table-cell>
          <table:table-cell table:style-name="ce384" table:formula="of:=MUSZAK8([.BH38];1)" office:value-type="string" office:string-value="É" calcext:value-type="string">
            <text:p>É</text:p>
          </table:table-cell>
          <table:table-cell table:style-name="ce384" table:formula="of:=MUSZAK8([.BI38];1)" office:value-type="string" office:string-value="É" calcext:value-type="string">
            <text:p>É</text:p>
          </table:table-cell>
          <table:table-cell table:style-name="ce384" table:formula="of:=MUSZAK8([.BJ38];1)" office:value-type="string" office:string-value="P" calcext:value-type="string">
            <text:p>P</text:p>
          </table:table-cell>
          <table:table-cell table:style-name="ce384" table:formula="of:=MUSZAK8([.BK38];1)" office:value-type="string" office:string-value="Du" calcext:value-type="string">
            <text:p>Du</text:p>
          </table:table-cell>
          <table:table-cell table:style-name="ce384" table:formula="of:=MUSZAK8([.BL38];1)" office:value-type="string" office:string-value="Du" calcext:value-type="string">
            <text:p>Du</text:p>
          </table:table-cell>
          <table:table-cell table:style-name="ce384" table:formula="of:=MUSZAK8([.BM38];1)" office:value-type="string" office:string-value="Du" calcext:value-type="string">
            <text:p>Du</text:p>
          </table:table-cell>
          <table:table-cell table:style-name="ce384" table:formula="of:=MUSZAK8([.BN38];1)" office:value-type="string" office:string-value="Du" calcext:value-type="string">
            <text:p>Du</text:p>
          </table:table-cell>
          <table:table-cell table:style-name="ce407" table:formula="of:=MUSZAK8([.BO38];1)" office:value-type="string" office:string-value="P" calcext:value-type="string">
            <text:p>P</text:p>
          </table:table-cell>
          <table:table-cell table:style-name="ce449"/>
          <table:table-cell table:number-columns-repeated="956"/>
        </table:table-row>
        <table:table-row table:style-name="ro4">
          <table:covered-table-cell table:style-name="ce6"/>
          <table:table-cell table:style-name="ce353" office:value-type="string" calcext:value-type="string">
            <text:p>B</text:p>
          </table:table-cell>
          <table:table-cell table:style-name="ce373" table:formula="of:=MUSZAK8([.C38];2)" office:value-type="string" office:string-value="É" calcext:value-type="string">
            <text:p>É</text:p>
          </table:table-cell>
          <table:table-cell table:style-name="ce385" table:formula="of:=MUSZAK8([.D38];2)" office:value-type="string" office:string-value="É" calcext:value-type="string">
            <text:p>É</text:p>
          </table:table-cell>
          <table:table-cell table:style-name="ce385" table:formula="of:=MUSZAK8([.E38];2)" office:value-type="string" office:string-value="É" calcext:value-type="string">
            <text:p>É</text:p>
          </table:table-cell>
          <table:table-cell table:style-name="ce385" table:formula="of:=MUSZAK8([.F38];2)" office:value-type="string" office:string-value="É" calcext:value-type="string">
            <text:p>É</text:p>
          </table:table-cell>
          <table:table-cell table:style-name="ce385" table:formula="of:=MUSZAK8([.G38];2)" office:value-type="string" office:string-value="P" calcext:value-type="string">
            <text:p>P</text:p>
          </table:table-cell>
          <table:table-cell table:style-name="ce385" table:formula="of:=MUSZAK8([.H38];2)" office:value-type="string" office:string-value="Du" calcext:value-type="string">
            <text:p>Du</text:p>
          </table:table-cell>
          <table:table-cell table:style-name="ce385" table:formula="of:=MUSZAK8([.I38];2)" office:value-type="string" office:string-value="Du" calcext:value-type="string">
            <text:p>Du</text:p>
          </table:table-cell>
          <table:table-cell table:style-name="ce385" table:formula="of:=MUSZAK8([.J38];2)" office:value-type="string" office:string-value="Du" calcext:value-type="string">
            <text:p>Du</text:p>
          </table:table-cell>
          <table:table-cell table:style-name="ce385" table:formula="of:=MUSZAK8([.K38];2)" office:value-type="string" office:string-value="Du" calcext:value-type="string">
            <text:p>Du</text:p>
          </table:table-cell>
          <table:table-cell table:style-name="ce385" table:formula="of:=MUSZAK8([.L38];2)" office:value-type="string" office:string-value="P" calcext:value-type="string">
            <text:p>P</text:p>
          </table:table-cell>
          <table:table-cell table:style-name="ce385" table:formula="of:=MUSZAK8([.M38];2)" office:value-type="string" office:string-value="N" calcext:value-type="string">
            <text:p>N</text:p>
          </table:table-cell>
          <table:table-cell table:style-name="ce385" table:formula="of:=MUSZAK8([.N38];2)" office:value-type="string" office:string-value="N" calcext:value-type="string">
            <text:p>N</text:p>
          </table:table-cell>
          <table:table-cell table:style-name="ce385" table:formula="of:=MUSZAK8([.O38];2)" office:value-type="string" office:string-value="N" calcext:value-type="string">
            <text:p>N</text:p>
          </table:table-cell>
          <table:table-cell table:style-name="ce385" table:formula="of:=MUSZAK8([.P38];2)" office:value-type="string" office:string-value="N" calcext:value-type="string">
            <text:p>N</text:p>
          </table:table-cell>
          <table:table-cell table:style-name="ce385" table:formula="of:=MUSZAK8([.Q38];2)" office:value-type="string" office:string-value="P" calcext:value-type="string">
            <text:p>P</text:p>
          </table:table-cell>
          <table:table-cell table:style-name="ce385" table:formula="of:=MUSZAK8([.R38];2)" office:value-type="string" office:string-value="P" calcext:value-type="string">
            <text:p>P</text:p>
          </table:table-cell>
          <table:table-cell table:style-name="ce385" table:formula="of:=MUSZAK8([.S38];2)" office:value-type="string" office:string-value="É" calcext:value-type="string">
            <text:p>É</text:p>
          </table:table-cell>
          <table:table-cell table:style-name="ce385" table:formula="of:=MUSZAK8([.T38];2)" office:value-type="string" office:string-value="É" calcext:value-type="string">
            <text:p>É</text:p>
          </table:table-cell>
          <table:table-cell table:style-name="ce385" table:formula="of:=MUSZAK8([.U38];2)" office:value-type="string" office:string-value="É" calcext:value-type="string">
            <text:p>É</text:p>
          </table:table-cell>
          <table:table-cell table:style-name="ce385" table:formula="of:=MUSZAK8([.V38];2)" office:value-type="string" office:string-value="É" calcext:value-type="string">
            <text:p>É</text:p>
          </table:table-cell>
          <table:table-cell table:style-name="ce385" table:formula="of:=MUSZAK8([.W38];2)" office:value-type="string" office:string-value="P" calcext:value-type="string">
            <text:p>P</text:p>
          </table:table-cell>
          <table:table-cell table:style-name="ce385" table:formula="of:=MUSZAK8([.X38];2)" office:value-type="string" office:string-value="Du" calcext:value-type="string">
            <text:p>Du</text:p>
          </table:table-cell>
          <table:table-cell table:style-name="ce385" table:formula="of:=MUSZAK8([.Y38];2)" office:value-type="string" office:string-value="Du" calcext:value-type="string">
            <text:p>Du</text:p>
          </table:table-cell>
          <table:table-cell table:style-name="ce385" table:formula="of:=MUSZAK8([.Z38];2)" office:value-type="string" office:string-value="Du" calcext:value-type="string">
            <text:p>Du</text:p>
          </table:table-cell>
          <table:table-cell table:style-name="ce385" table:formula="of:=MUSZAK8([.AA38];2)" office:value-type="string" office:string-value="Du" calcext:value-type="string">
            <text:p>Du</text:p>
          </table:table-cell>
          <table:table-cell table:style-name="ce385" table:formula="of:=MUSZAK8([.AB38];2)" office:value-type="string" office:string-value="P" calcext:value-type="string">
            <text:p>P</text:p>
          </table:table-cell>
          <table:table-cell table:style-name="ce385" table:formula="of:=MUSZAK8([.AC38];2)" office:value-type="string" office:string-value="N" calcext:value-type="string">
            <text:p>N</text:p>
          </table:table-cell>
          <table:table-cell table:style-name="ce385" table:formula="of:=MUSZAK8([.AD38];2)" office:value-type="string" office:string-value="N" calcext:value-type="string">
            <text:p>N</text:p>
          </table:table-cell>
          <table:table-cell table:style-name="ce385" table:formula="of:=MUSZAK8([.AE38];2)" office:value-type="string" office:string-value="N" calcext:value-type="string">
            <text:p>N</text:p>
          </table:table-cell>
          <table:table-cell table:style-name="ce408" table:formula="of:=MUSZAK8([.AF38];2)" office:value-type="string" office:string-value="N" calcext:value-type="string">
            <text:p>N</text:p>
          </table:table-cell>
          <table:table-cell table:style-name="ce416"/>
          <table:table-cell table:style-name="ce422"/>
          <table:covered-table-cell table:style-name="ce431"/>
          <table:table-cell table:style-name="ce545" office:value-type="string" calcext:value-type="string">
            <text:p>B</text:p>
          </table:table-cell>
          <table:table-cell table:style-name="ce373" table:formula="of:=MUSZAK8([.AK38];2)" office:value-type="string" office:string-value="Du" calcext:value-type="string">
            <text:p>Du</text:p>
          </table:table-cell>
          <table:table-cell table:style-name="ce385" table:formula="of:=MUSZAK8([.AL38];2)" office:value-type="string" office:string-value="Du" calcext:value-type="string">
            <text:p>Du</text:p>
          </table:table-cell>
          <table:table-cell table:style-name="ce385" table:formula="of:=MUSZAK8([.AM38];2)" office:value-type="string" office:string-value="P" calcext:value-type="string">
            <text:p>P</text:p>
          </table:table-cell>
          <table:table-cell table:style-name="ce385" table:formula="of:=MUSZAK8([.AN38];2)" office:value-type="string" office:string-value="N" calcext:value-type="string">
            <text:p>N</text:p>
          </table:table-cell>
          <table:table-cell table:style-name="ce385" table:formula="of:=MUSZAK8([.AO38];2)" office:value-type="string" office:string-value="N" calcext:value-type="string">
            <text:p>N</text:p>
          </table:table-cell>
          <table:table-cell table:style-name="ce385" table:formula="of:=MUSZAK8([.AP38];2)" office:value-type="string" office:string-value="N" calcext:value-type="string">
            <text:p>N</text:p>
          </table:table-cell>
          <table:table-cell table:style-name="ce385" table:formula="of:=MUSZAK8([.AQ38];2)" office:value-type="string" office:string-value="N" calcext:value-type="string">
            <text:p>N</text:p>
          </table:table-cell>
          <table:table-cell table:style-name="ce385" table:formula="of:=MUSZAK8([.AR38];2)" office:value-type="string" office:string-value="P" calcext:value-type="string">
            <text:p>P</text:p>
          </table:table-cell>
          <table:table-cell table:style-name="ce385" table:formula="of:=MUSZAK8([.AS38];2)" office:value-type="string" office:string-value="P" calcext:value-type="string">
            <text:p>P</text:p>
          </table:table-cell>
          <table:table-cell table:style-name="ce385" table:formula="of:=MUSZAK8([.AT38];2)" office:value-type="string" office:string-value="É" calcext:value-type="string">
            <text:p>É</text:p>
          </table:table-cell>
          <table:table-cell table:style-name="ce385" table:formula="of:=MUSZAK8([.AU38];2)" office:value-type="string" office:string-value="É" calcext:value-type="string">
            <text:p>É</text:p>
          </table:table-cell>
          <table:table-cell table:style-name="ce385" table:formula="of:=MUSZAK8([.AV38];2)" office:value-type="string" office:string-value="É" calcext:value-type="string">
            <text:p>É</text:p>
          </table:table-cell>
          <table:table-cell table:style-name="ce385" table:formula="of:=MUSZAK8([.AW38];2)" office:value-type="string" office:string-value="É" calcext:value-type="string">
            <text:p>É</text:p>
          </table:table-cell>
          <table:table-cell table:style-name="ce385" table:formula="of:=MUSZAK8([.AX38];2)" office:value-type="string" office:string-value="P" calcext:value-type="string">
            <text:p>P</text:p>
          </table:table-cell>
          <table:table-cell table:style-name="ce385" table:formula="of:=MUSZAK8([.AY38];2)" office:value-type="string" office:string-value="Du" calcext:value-type="string">
            <text:p>Du</text:p>
          </table:table-cell>
          <table:table-cell table:style-name="ce385" table:formula="of:=MUSZAK8([.AZ38];2)" office:value-type="string" office:string-value="Du" calcext:value-type="string">
            <text:p>Du</text:p>
          </table:table-cell>
          <table:table-cell table:style-name="ce385" table:formula="of:=MUSZAK8([.BA38];2)" office:value-type="string" office:string-value="Du" calcext:value-type="string">
            <text:p>Du</text:p>
          </table:table-cell>
          <table:table-cell table:style-name="ce385" table:formula="of:=MUSZAK8([.BB38];2)" office:value-type="string" office:string-value="Du" calcext:value-type="string">
            <text:p>Du</text:p>
          </table:table-cell>
          <table:table-cell table:style-name="ce385" table:formula="of:=MUSZAK8([.BC38];2)" office:value-type="string" office:string-value="P" calcext:value-type="string">
            <text:p>P</text:p>
          </table:table-cell>
          <table:table-cell table:style-name="ce385" table:formula="of:=MUSZAK8([.BD38];2)" office:value-type="string" office:string-value="N" calcext:value-type="string">
            <text:p>N</text:p>
          </table:table-cell>
          <table:table-cell table:style-name="ce385" table:formula="of:=MUSZAK8([.BE38];2)" office:value-type="string" office:string-value="N" calcext:value-type="string">
            <text:p>N</text:p>
          </table:table-cell>
          <table:table-cell table:style-name="ce385" table:formula="of:=MUSZAK8([.BF38];2)" office:value-type="string" office:string-value="N" calcext:value-type="string">
            <text:p>N</text:p>
          </table:table-cell>
          <table:table-cell table:style-name="ce385" table:formula="of:=MUSZAK8([.BG38];2)" office:value-type="string" office:string-value="N" calcext:value-type="string">
            <text:p>N</text:p>
          </table:table-cell>
          <table:table-cell table:style-name="ce385" table:formula="of:=MUSZAK8([.BH38];2)" office:value-type="string" office:string-value="P" calcext:value-type="string">
            <text:p>P</text:p>
          </table:table-cell>
          <table:table-cell table:style-name="ce385" table:formula="of:=MUSZAK8([.BI38];2)" office:value-type="string" office:string-value="P" calcext:value-type="string">
            <text:p>P</text:p>
          </table:table-cell>
          <table:table-cell table:style-name="ce385" table:formula="of:=MUSZAK8([.BJ38];2)" office:value-type="string" office:string-value="É" calcext:value-type="string">
            <text:p>É</text:p>
          </table:table-cell>
          <table:table-cell table:style-name="ce385" table:formula="of:=MUSZAK8([.BK38];2)" office:value-type="string" office:string-value="É" calcext:value-type="string">
            <text:p>É</text:p>
          </table:table-cell>
          <table:table-cell table:style-name="ce385" table:formula="of:=MUSZAK8([.BL38];2)" office:value-type="string" office:string-value="É" calcext:value-type="string">
            <text:p>É</text:p>
          </table:table-cell>
          <table:table-cell table:style-name="ce385" table:formula="of:=MUSZAK8([.BM38];2)" office:value-type="string" office:string-value="É" calcext:value-type="string">
            <text:p>É</text:p>
          </table:table-cell>
          <table:table-cell table:style-name="ce385" table:formula="of:=MUSZAK8([.BN38];2)" office:value-type="string" office:string-value="P" calcext:value-type="string">
            <text:p>P</text:p>
          </table:table-cell>
          <table:table-cell table:style-name="ce408" table:formula="of:=MUSZAK8([.BO38];2)" office:value-type="string" office:string-value="Du" calcext:value-type="string">
            <text:p>Du</text:p>
          </table:table-cell>
          <table:table-cell table:style-name="ce449"/>
          <table:table-cell table:number-columns-repeated="956"/>
        </table:table-row>
        <table:table-row table:style-name="ro4">
          <table:covered-table-cell table:style-name="ce6"/>
          <table:table-cell table:style-name="ce354" office:value-type="string" calcext:value-type="string">
            <text:p>C</text:p>
          </table:table-cell>
          <table:table-cell table:style-name="ce373" table:formula="of:=MUSZAK8([.C38];3)" office:value-type="string" office:string-value="N" calcext:value-type="string">
            <text:p>N</text:p>
          </table:table-cell>
          <table:table-cell table:style-name="ce385" table:formula="of:=MUSZAK8([.D38];3)" office:value-type="string" office:string-value="N" calcext:value-type="string">
            <text:p>N</text:p>
          </table:table-cell>
          <table:table-cell table:style-name="ce385" table:formula="of:=MUSZAK8([.E38];3)" office:value-type="string" office:string-value="P" calcext:value-type="string">
            <text:p>P</text:p>
          </table:table-cell>
          <table:table-cell table:style-name="ce385" table:formula="of:=MUSZAK8([.F38];3)" office:value-type="string" office:string-value="P" calcext:value-type="string">
            <text:p>P</text:p>
          </table:table-cell>
          <table:table-cell table:style-name="ce385" table:formula="of:=MUSZAK8([.G38];3)" office:value-type="string" office:string-value="É" calcext:value-type="string">
            <text:p>É</text:p>
          </table:table-cell>
          <table:table-cell table:style-name="ce385" table:formula="of:=MUSZAK8([.H38];3)" office:value-type="string" office:string-value="É" calcext:value-type="string">
            <text:p>É</text:p>
          </table:table-cell>
          <table:table-cell table:style-name="ce385" table:formula="of:=MUSZAK8([.I38];3)" office:value-type="string" office:string-value="É" calcext:value-type="string">
            <text:p>É</text:p>
          </table:table-cell>
          <table:table-cell table:style-name="ce385" table:formula="of:=MUSZAK8([.J38];3)" office:value-type="string" office:string-value="É" calcext:value-type="string">
            <text:p>É</text:p>
          </table:table-cell>
          <table:table-cell table:style-name="ce385" table:formula="of:=MUSZAK8([.K38];3)" office:value-type="string" office:string-value="P" calcext:value-type="string">
            <text:p>P</text:p>
          </table:table-cell>
          <table:table-cell table:style-name="ce385" table:formula="of:=MUSZAK8([.L38];3)" office:value-type="string" office:string-value="Du" calcext:value-type="string">
            <text:p>Du</text:p>
          </table:table-cell>
          <table:table-cell table:style-name="ce385" table:formula="of:=MUSZAK8([.M38];3)" office:value-type="string" office:string-value="Du" calcext:value-type="string">
            <text:p>Du</text:p>
          </table:table-cell>
          <table:table-cell table:style-name="ce385" table:formula="of:=MUSZAK8([.N38];3)" office:value-type="string" office:string-value="Du" calcext:value-type="string">
            <text:p>Du</text:p>
          </table:table-cell>
          <table:table-cell table:style-name="ce385" table:formula="of:=MUSZAK8([.O38];3)" office:value-type="string" office:string-value="Du" calcext:value-type="string">
            <text:p>Du</text:p>
          </table:table-cell>
          <table:table-cell table:style-name="ce385" table:formula="of:=MUSZAK8([.P38];3)" office:value-type="string" office:string-value="P" calcext:value-type="string">
            <text:p>P</text:p>
          </table:table-cell>
          <table:table-cell table:style-name="ce385" table:formula="of:=MUSZAK8([.Q38];3)" office:value-type="string" office:string-value="N" calcext:value-type="string">
            <text:p>N</text:p>
          </table:table-cell>
          <table:table-cell table:style-name="ce385" table:formula="of:=MUSZAK8([.R38];3)" office:value-type="string" office:string-value="N" calcext:value-type="string">
            <text:p>N</text:p>
          </table:table-cell>
          <table:table-cell table:style-name="ce385" table:formula="of:=MUSZAK8([.S38];3)" office:value-type="string" office:string-value="N" calcext:value-type="string">
            <text:p>N</text:p>
          </table:table-cell>
          <table:table-cell table:style-name="ce385" table:formula="of:=MUSZAK8([.T38];3)" office:value-type="string" office:string-value="N" calcext:value-type="string">
            <text:p>N</text:p>
          </table:table-cell>
          <table:table-cell table:style-name="ce385" table:formula="of:=MUSZAK8([.U38];3)" office:value-type="string" office:string-value="P" calcext:value-type="string">
            <text:p>P</text:p>
          </table:table-cell>
          <table:table-cell table:style-name="ce385" table:formula="of:=MUSZAK8([.V38];3)" office:value-type="string" office:string-value="P" calcext:value-type="string">
            <text:p>P</text:p>
          </table:table-cell>
          <table:table-cell table:style-name="ce385" table:formula="of:=MUSZAK8([.W38];3)" office:value-type="string" office:string-value="É" calcext:value-type="string">
            <text:p>É</text:p>
          </table:table-cell>
          <table:table-cell table:style-name="ce385" table:formula="of:=MUSZAK8([.X38];3)" office:value-type="string" office:string-value="É" calcext:value-type="string">
            <text:p>É</text:p>
          </table:table-cell>
          <table:table-cell table:style-name="ce385" table:formula="of:=MUSZAK8([.Y38];3)" office:value-type="string" office:string-value="É" calcext:value-type="string">
            <text:p>É</text:p>
          </table:table-cell>
          <table:table-cell table:style-name="ce385" table:formula="of:=MUSZAK8([.Z38];3)" office:value-type="string" office:string-value="É" calcext:value-type="string">
            <text:p>É</text:p>
          </table:table-cell>
          <table:table-cell table:style-name="ce385" table:formula="of:=MUSZAK8([.AA38];3)" office:value-type="string" office:string-value="P" calcext:value-type="string">
            <text:p>P</text:p>
          </table:table-cell>
          <table:table-cell table:style-name="ce385" table:formula="of:=MUSZAK8([.AB38];3)" office:value-type="string" office:string-value="Du" calcext:value-type="string">
            <text:p>Du</text:p>
          </table:table-cell>
          <table:table-cell table:style-name="ce385" table:formula="of:=MUSZAK8([.AC38];3)" office:value-type="string" office:string-value="Du" calcext:value-type="string">
            <text:p>Du</text:p>
          </table:table-cell>
          <table:table-cell table:style-name="ce385" table:formula="of:=MUSZAK8([.AD38];3)" office:value-type="string" office:string-value="Du" calcext:value-type="string">
            <text:p>Du</text:p>
          </table:table-cell>
          <table:table-cell table:style-name="ce385" table:formula="of:=MUSZAK8([.AE38];3)" office:value-type="string" office:string-value="Du" calcext:value-type="string">
            <text:p>Du</text:p>
          </table:table-cell>
          <table:table-cell table:style-name="ce408" table:formula="of:=MUSZAK8([.AF38];3)" office:value-type="string" office:string-value="P" calcext:value-type="string">
            <text:p>P</text:p>
          </table:table-cell>
          <table:table-cell table:style-name="ce416"/>
          <table:table-cell table:style-name="ce422"/>
          <table:covered-table-cell table:style-name="ce431"/>
          <table:table-cell table:style-name="ce546" office:value-type="string" calcext:value-type="string">
            <text:p>C</text:p>
          </table:table-cell>
          <table:table-cell table:style-name="ce373" table:formula="of:=MUSZAK8([.AK38];3)" office:value-type="string" office:string-value="É" calcext:value-type="string">
            <text:p>É</text:p>
          </table:table-cell>
          <table:table-cell table:style-name="ce385" table:formula="of:=MUSZAK8([.AL38];3)" office:value-type="string" office:string-value="P" calcext:value-type="string">
            <text:p>P</text:p>
          </table:table-cell>
          <table:table-cell table:style-name="ce385" table:formula="of:=MUSZAK8([.AM38];3)" office:value-type="string" office:string-value="Du" calcext:value-type="string">
            <text:p>Du</text:p>
          </table:table-cell>
          <table:table-cell table:style-name="ce385" table:formula="of:=MUSZAK8([.AN38];3)" office:value-type="string" office:string-value="Du" calcext:value-type="string">
            <text:p>Du</text:p>
          </table:table-cell>
          <table:table-cell table:style-name="ce385" table:formula="of:=MUSZAK8([.AO38];3)" office:value-type="string" office:string-value="Du" calcext:value-type="string">
            <text:p>Du</text:p>
          </table:table-cell>
          <table:table-cell table:style-name="ce385" table:formula="of:=MUSZAK8([.AP38];3)" office:value-type="string" office:string-value="Du" calcext:value-type="string">
            <text:p>Du</text:p>
          </table:table-cell>
          <table:table-cell table:style-name="ce385" table:formula="of:=MUSZAK8([.AQ38];3)" office:value-type="string" office:string-value="P" calcext:value-type="string">
            <text:p>P</text:p>
          </table:table-cell>
          <table:table-cell table:style-name="ce385" table:formula="of:=MUSZAK8([.AR38];3)" office:value-type="string" office:string-value="N" calcext:value-type="string">
            <text:p>N</text:p>
          </table:table-cell>
          <table:table-cell table:style-name="ce385" table:formula="of:=MUSZAK8([.AS38];3)" office:value-type="string" office:string-value="N" calcext:value-type="string">
            <text:p>N</text:p>
          </table:table-cell>
          <table:table-cell table:style-name="ce385" table:formula="of:=MUSZAK8([.AT38];3)" office:value-type="string" office:string-value="N" calcext:value-type="string">
            <text:p>N</text:p>
          </table:table-cell>
          <table:table-cell table:style-name="ce385" table:formula="of:=MUSZAK8([.AU38];3)" office:value-type="string" office:string-value="N" calcext:value-type="string">
            <text:p>N</text:p>
          </table:table-cell>
          <table:table-cell table:style-name="ce385" table:formula="of:=MUSZAK8([.AV38];3)" office:value-type="string" office:string-value="P" calcext:value-type="string">
            <text:p>P</text:p>
          </table:table-cell>
          <table:table-cell table:style-name="ce385" table:formula="of:=MUSZAK8([.AW38];3)" office:value-type="string" office:string-value="P" calcext:value-type="string">
            <text:p>P</text:p>
          </table:table-cell>
          <table:table-cell table:style-name="ce385" table:formula="of:=MUSZAK8([.AX38];3)" office:value-type="string" office:string-value="É" calcext:value-type="string">
            <text:p>É</text:p>
          </table:table-cell>
          <table:table-cell table:style-name="ce385" table:formula="of:=MUSZAK8([.AY38];3)" office:value-type="string" office:string-value="É" calcext:value-type="string">
            <text:p>É</text:p>
          </table:table-cell>
          <table:table-cell table:style-name="ce385" table:formula="of:=MUSZAK8([.AZ38];3)" office:value-type="string" office:string-value="É" calcext:value-type="string">
            <text:p>É</text:p>
          </table:table-cell>
          <table:table-cell table:style-name="ce385" table:formula="of:=MUSZAK8([.BA38];3)" office:value-type="string" office:string-value="É" calcext:value-type="string">
            <text:p>É</text:p>
          </table:table-cell>
          <table:table-cell table:style-name="ce385" table:formula="of:=MUSZAK8([.BB38];3)" office:value-type="string" office:string-value="P" calcext:value-type="string">
            <text:p>P</text:p>
          </table:table-cell>
          <table:table-cell table:style-name="ce385" table:formula="of:=MUSZAK8([.BC38];3)" office:value-type="string" office:string-value="Du" calcext:value-type="string">
            <text:p>Du</text:p>
          </table:table-cell>
          <table:table-cell table:style-name="ce385" table:formula="of:=MUSZAK8([.BD38];3)" office:value-type="string" office:string-value="Du" calcext:value-type="string">
            <text:p>Du</text:p>
          </table:table-cell>
          <table:table-cell table:style-name="ce385" table:formula="of:=MUSZAK8([.BE38];3)" office:value-type="string" office:string-value="Du" calcext:value-type="string">
            <text:p>Du</text:p>
          </table:table-cell>
          <table:table-cell table:style-name="ce385" table:formula="of:=MUSZAK8([.BF38];3)" office:value-type="string" office:string-value="Du" calcext:value-type="string">
            <text:p>Du</text:p>
          </table:table-cell>
          <table:table-cell table:style-name="ce385" table:formula="of:=MUSZAK8([.BG38];3)" office:value-type="string" office:string-value="P" calcext:value-type="string">
            <text:p>P</text:p>
          </table:table-cell>
          <table:table-cell table:style-name="ce385" table:formula="of:=MUSZAK8([.BH38];3)" office:value-type="string" office:string-value="N" calcext:value-type="string">
            <text:p>N</text:p>
          </table:table-cell>
          <table:table-cell table:style-name="ce385" table:formula="of:=MUSZAK8([.BI38];3)" office:value-type="string" office:string-value="N" calcext:value-type="string">
            <text:p>N</text:p>
          </table:table-cell>
          <table:table-cell table:style-name="ce385" table:formula="of:=MUSZAK8([.BJ38];3)" office:value-type="string" office:string-value="N" calcext:value-type="string">
            <text:p>N</text:p>
          </table:table-cell>
          <table:table-cell table:style-name="ce385" table:formula="of:=MUSZAK8([.BK38];3)" office:value-type="string" office:string-value="N" calcext:value-type="string">
            <text:p>N</text:p>
          </table:table-cell>
          <table:table-cell table:style-name="ce385" table:formula="of:=MUSZAK8([.BL38];3)" office:value-type="string" office:string-value="P" calcext:value-type="string">
            <text:p>P</text:p>
          </table:table-cell>
          <table:table-cell table:style-name="ce385" table:formula="of:=MUSZAK8([.BM38];3)" office:value-type="string" office:string-value="P" calcext:value-type="string">
            <text:p>P</text:p>
          </table:table-cell>
          <table:table-cell table:style-name="ce385" table:formula="of:=MUSZAK8([.BN38];3)" office:value-type="string" office:string-value="É" calcext:value-type="string">
            <text:p>É</text:p>
          </table:table-cell>
          <table:table-cell table:style-name="ce408" table:formula="of:=MUSZAK8([.BO38];3)" office:value-type="string" office:string-value="É" calcext:value-type="string">
            <text:p>É</text:p>
          </table:table-cell>
          <table:table-cell table:style-name="ce449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74" table:formula="of:=MUSZAK8([.C38];4)" office:value-type="string" office:string-value="Du" calcext:value-type="string">
            <text:p>Du</text:p>
          </table:table-cell>
          <table:table-cell table:style-name="ce386" table:formula="of:=MUSZAK8([.D38];4)" office:value-type="string" office:string-value="P" calcext:value-type="string">
            <text:p>P</text:p>
          </table:table-cell>
          <table:table-cell table:style-name="ce386" table:formula="of:=MUSZAK8([.E38];4)" office:value-type="string" office:string-value="N" calcext:value-type="string">
            <text:p>N</text:p>
          </table:table-cell>
          <table:table-cell table:style-name="ce386" table:formula="of:=MUSZAK8([.F38];4)" office:value-type="string" office:string-value="N" calcext:value-type="string">
            <text:p>N</text:p>
          </table:table-cell>
          <table:table-cell table:style-name="ce386" table:formula="of:=MUSZAK8([.G38];4)" office:value-type="string" office:string-value="N" calcext:value-type="string">
            <text:p>N</text:p>
          </table:table-cell>
          <table:table-cell table:style-name="ce386" table:formula="of:=MUSZAK8([.H38];4)" office:value-type="string" office:string-value="N" calcext:value-type="string">
            <text:p>N</text:p>
          </table:table-cell>
          <table:table-cell table:style-name="ce386" table:formula="of:=MUSZAK8([.I38];4)" office:value-type="string" office:string-value="P" calcext:value-type="string">
            <text:p>P</text:p>
          </table:table-cell>
          <table:table-cell table:style-name="ce386" table:formula="of:=MUSZAK8([.J38];4)" office:value-type="string" office:string-value="P" calcext:value-type="string">
            <text:p>P</text:p>
          </table:table-cell>
          <table:table-cell table:style-name="ce386" table:formula="of:=MUSZAK8([.K38];4)" office:value-type="string" office:string-value="É" calcext:value-type="string">
            <text:p>É</text:p>
          </table:table-cell>
          <table:table-cell table:style-name="ce386" table:formula="of:=MUSZAK8([.L38];4)" office:value-type="string" office:string-value="É" calcext:value-type="string">
            <text:p>É</text:p>
          </table:table-cell>
          <table:table-cell table:style-name="ce386" table:formula="of:=MUSZAK8([.M38];4)" office:value-type="string" office:string-value="É" calcext:value-type="string">
            <text:p>É</text:p>
          </table:table-cell>
          <table:table-cell table:style-name="ce386" table:formula="of:=MUSZAK8([.N38];4)" office:value-type="string" office:string-value="É" calcext:value-type="string">
            <text:p>É</text:p>
          </table:table-cell>
          <table:table-cell table:style-name="ce386" table:formula="of:=MUSZAK8([.O38];4)" office:value-type="string" office:string-value="P" calcext:value-type="string">
            <text:p>P</text:p>
          </table:table-cell>
          <table:table-cell table:style-name="ce386" table:formula="of:=MUSZAK8([.P38];4)" office:value-type="string" office:string-value="Du" calcext:value-type="string">
            <text:p>Du</text:p>
          </table:table-cell>
          <table:table-cell table:style-name="ce386" table:formula="of:=MUSZAK8([.Q38];4)" office:value-type="string" office:string-value="Du" calcext:value-type="string">
            <text:p>Du</text:p>
          </table:table-cell>
          <table:table-cell table:style-name="ce386" table:formula="of:=MUSZAK8([.R38];4)" office:value-type="string" office:string-value="Du" calcext:value-type="string">
            <text:p>Du</text:p>
          </table:table-cell>
          <table:table-cell table:style-name="ce386" table:formula="of:=MUSZAK8([.S38];4)" office:value-type="string" office:string-value="Du" calcext:value-type="string">
            <text:p>Du</text:p>
          </table:table-cell>
          <table:table-cell table:style-name="ce386" table:formula="of:=MUSZAK8([.T38];4)" office:value-type="string" office:string-value="P" calcext:value-type="string">
            <text:p>P</text:p>
          </table:table-cell>
          <table:table-cell table:style-name="ce386" table:formula="of:=MUSZAK8([.U38];4)" office:value-type="string" office:string-value="N" calcext:value-type="string">
            <text:p>N</text:p>
          </table:table-cell>
          <table:table-cell table:style-name="ce386" table:formula="of:=MUSZAK8([.V38];4)" office:value-type="string" office:string-value="N" calcext:value-type="string">
            <text:p>N</text:p>
          </table:table-cell>
          <table:table-cell table:style-name="ce386" table:formula="of:=MUSZAK8([.W38];4)" office:value-type="string" office:string-value="N" calcext:value-type="string">
            <text:p>N</text:p>
          </table:table-cell>
          <table:table-cell table:style-name="ce386" table:formula="of:=MUSZAK8([.X38];4)" office:value-type="string" office:string-value="N" calcext:value-type="string">
            <text:p>N</text:p>
          </table:table-cell>
          <table:table-cell table:style-name="ce386" table:formula="of:=MUSZAK8([.Y38];4)" office:value-type="string" office:string-value="P" calcext:value-type="string">
            <text:p>P</text:p>
          </table:table-cell>
          <table:table-cell table:style-name="ce386" table:formula="of:=MUSZAK8([.Z38];4)" office:value-type="string" office:string-value="P" calcext:value-type="string">
            <text:p>P</text:p>
          </table:table-cell>
          <table:table-cell table:style-name="ce386" table:formula="of:=MUSZAK8([.AA38];4)" office:value-type="string" office:string-value="É" calcext:value-type="string">
            <text:p>É</text:p>
          </table:table-cell>
          <table:table-cell table:style-name="ce386" table:formula="of:=MUSZAK8([.AB38];4)" office:value-type="string" office:string-value="É" calcext:value-type="string">
            <text:p>É</text:p>
          </table:table-cell>
          <table:table-cell table:style-name="ce386" table:formula="of:=MUSZAK8([.AC38];4)" office:value-type="string" office:string-value="É" calcext:value-type="string">
            <text:p>É</text:p>
          </table:table-cell>
          <table:table-cell table:style-name="ce386" table:formula="of:=MUSZAK8([.AD38];4)" office:value-type="string" office:string-value="É" calcext:value-type="string">
            <text:p>É</text:p>
          </table:table-cell>
          <table:table-cell table:style-name="ce386" table:formula="of:=MUSZAK8([.AE38];4)" office:value-type="string" office:string-value="P" calcext:value-type="string">
            <text:p>P</text:p>
          </table:table-cell>
          <table:table-cell table:style-name="ce409" table:formula="of:=MUSZAK8([.AF38];4)" office:value-type="string" office:string-value="Du" calcext:value-type="string">
            <text:p>Du</text:p>
          </table:table-cell>
          <table:table-cell table:style-name="ce416"/>
          <table:table-cell table:style-name="ce422"/>
          <table:covered-table-cell table:style-name="ce432"/>
          <table:table-cell table:style-name="ce547" office:value-type="string" calcext:value-type="string">
            <text:p>D</text:p>
          </table:table-cell>
          <table:table-cell table:style-name="ce374" table:formula="of:=MUSZAK8([.AK38];4)" office:value-type="string" office:string-value="P" calcext:value-type="string">
            <text:p>P</text:p>
          </table:table-cell>
          <table:table-cell table:style-name="ce386" table:formula="of:=MUSZAK8([.AL38];4)" office:value-type="string" office:string-value="É" calcext:value-type="string">
            <text:p>É</text:p>
          </table:table-cell>
          <table:table-cell table:style-name="ce386" table:formula="of:=MUSZAK8([.AM38];4)" office:value-type="string" office:string-value="É" calcext:value-type="string">
            <text:p>É</text:p>
          </table:table-cell>
          <table:table-cell table:style-name="ce386" table:formula="of:=MUSZAK8([.AN38];4)" office:value-type="string" office:string-value="É" calcext:value-type="string">
            <text:p>É</text:p>
          </table:table-cell>
          <table:table-cell table:style-name="ce386" table:formula="of:=MUSZAK8([.AO38];4)" office:value-type="string" office:string-value="É" calcext:value-type="string">
            <text:p>É</text:p>
          </table:table-cell>
          <table:table-cell table:style-name="ce386" table:formula="of:=MUSZAK8([.AP38];4)" office:value-type="string" office:string-value="P" calcext:value-type="string">
            <text:p>P</text:p>
          </table:table-cell>
          <table:table-cell table:style-name="ce386" table:formula="of:=MUSZAK8([.AQ38];4)" office:value-type="string" office:string-value="Du" calcext:value-type="string">
            <text:p>Du</text:p>
          </table:table-cell>
          <table:table-cell table:style-name="ce386" table:formula="of:=MUSZAK8([.AR38];4)" office:value-type="string" office:string-value="Du" calcext:value-type="string">
            <text:p>Du</text:p>
          </table:table-cell>
          <table:table-cell table:style-name="ce386" table:formula="of:=MUSZAK8([.AS38];4)" office:value-type="string" office:string-value="Du" calcext:value-type="string">
            <text:p>Du</text:p>
          </table:table-cell>
          <table:table-cell table:style-name="ce386" table:formula="of:=MUSZAK8([.AT38];4)" office:value-type="string" office:string-value="Du" calcext:value-type="string">
            <text:p>Du</text:p>
          </table:table-cell>
          <table:table-cell table:style-name="ce386" table:formula="of:=MUSZAK8([.AU38];4)" office:value-type="string" office:string-value="P" calcext:value-type="string">
            <text:p>P</text:p>
          </table:table-cell>
          <table:table-cell table:style-name="ce386" table:formula="of:=MUSZAK8([.AV38];4)" office:value-type="string" office:string-value="N" calcext:value-type="string">
            <text:p>N</text:p>
          </table:table-cell>
          <table:table-cell table:style-name="ce386" table:formula="of:=MUSZAK8([.AW38];4)" office:value-type="string" office:string-value="N" calcext:value-type="string">
            <text:p>N</text:p>
          </table:table-cell>
          <table:table-cell table:style-name="ce386" table:formula="of:=MUSZAK8([.AX38];4)" office:value-type="string" office:string-value="N" calcext:value-type="string">
            <text:p>N</text:p>
          </table:table-cell>
          <table:table-cell table:style-name="ce386" table:formula="of:=MUSZAK8([.AY38];4)" office:value-type="string" office:string-value="N" calcext:value-type="string">
            <text:p>N</text:p>
          </table:table-cell>
          <table:table-cell table:style-name="ce386" table:formula="of:=MUSZAK8([.AZ38];4)" office:value-type="string" office:string-value="P" calcext:value-type="string">
            <text:p>P</text:p>
          </table:table-cell>
          <table:table-cell table:style-name="ce386" table:formula="of:=MUSZAK8([.BA38];4)" office:value-type="string" office:string-value="P" calcext:value-type="string">
            <text:p>P</text:p>
          </table:table-cell>
          <table:table-cell table:style-name="ce386" table:formula="of:=MUSZAK8([.BB38];4)" office:value-type="string" office:string-value="É" calcext:value-type="string">
            <text:p>É</text:p>
          </table:table-cell>
          <table:table-cell table:style-name="ce386" table:formula="of:=MUSZAK8([.BC38];4)" office:value-type="string" office:string-value="É" calcext:value-type="string">
            <text:p>É</text:p>
          </table:table-cell>
          <table:table-cell table:style-name="ce386" table:formula="of:=MUSZAK8([.BD38];4)" office:value-type="string" office:string-value="É" calcext:value-type="string">
            <text:p>É</text:p>
          </table:table-cell>
          <table:table-cell table:style-name="ce386" table:formula="of:=MUSZAK8([.BE38];4)" office:value-type="string" office:string-value="É" calcext:value-type="string">
            <text:p>É</text:p>
          </table:table-cell>
          <table:table-cell table:style-name="ce386" table:formula="of:=MUSZAK8([.BF38];4)" office:value-type="string" office:string-value="P" calcext:value-type="string">
            <text:p>P</text:p>
          </table:table-cell>
          <table:table-cell table:style-name="ce386" table:formula="of:=MUSZAK8([.BG38];4)" office:value-type="string" office:string-value="Du" calcext:value-type="string">
            <text:p>Du</text:p>
          </table:table-cell>
          <table:table-cell table:style-name="ce386" table:formula="of:=MUSZAK8([.BH38];4)" office:value-type="string" office:string-value="Du" calcext:value-type="string">
            <text:p>Du</text:p>
          </table:table-cell>
          <table:table-cell table:style-name="ce386" table:formula="of:=MUSZAK8([.BI38];4)" office:value-type="string" office:string-value="Du" calcext:value-type="string">
            <text:p>Du</text:p>
          </table:table-cell>
          <table:table-cell table:style-name="ce386" table:formula="of:=MUSZAK8([.BJ38];4)" office:value-type="string" office:string-value="Du" calcext:value-type="string">
            <text:p>Du</text:p>
          </table:table-cell>
          <table:table-cell table:style-name="ce386" table:formula="of:=MUSZAK8([.BK38];4)" office:value-type="string" office:string-value="P" calcext:value-type="string">
            <text:p>P</text:p>
          </table:table-cell>
          <table:table-cell table:style-name="ce386" table:formula="of:=MUSZAK8([.BL38];4)" office:value-type="string" office:string-value="N" calcext:value-type="string">
            <text:p>N</text:p>
          </table:table-cell>
          <table:table-cell table:style-name="ce386" table:formula="of:=MUSZAK8([.BM38];4)" office:value-type="string" office:string-value="N" calcext:value-type="string">
            <text:p>N</text:p>
          </table:table-cell>
          <table:table-cell table:style-name="ce386" table:formula="of:=MUSZAK8([.BN38];4)" office:value-type="string" office:string-value="N" calcext:value-type="string">
            <text:p>N</text:p>
          </table:table-cell>
          <table:table-cell table:style-name="ce409" table:formula="of:=MUSZAK8([.BO38];4)" office:value-type="string" office:string-value="N" calcext:value-type="string">
            <text:p>N</text:p>
          </table:table-cell>
          <table:table-cell table:style-name="ce449"/>
          <table:table-cell table:number-columns-repeated="956"/>
        </table:table-row>
        <table:table-row table:style-name="ro4">
          <table:table-cell table:style-name="ce2" table:number-columns-repeated="33"/>
          <table:table-cell/>
          <table:table-cell table:style-name="ce2" table:number-columns-repeated="33"/>
          <table:table-cell table:number-columns-repeated="95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4"/>
          <table:table-cell table:style-name="ce249"/>
          <table:table-cell table:number-columns-repeated="989"/>
        </table:table-row>
        <table:table-row table:style-name="ro4">
          <table:table-cell table:number-columns-repeated="1024"/>
        </table:table-row>
        <table:table-row table:style-name="ro4" table:number-rows-repeated="12">
          <table:table-cell table:number-columns-repeated="33"/>
          <table:table-cell table:style-name="Default"/>
          <table:table-cell table:number-columns-repeated="990"/>
        </table:table-row>
        <table:table-row table:style-name="ro4" table:number-rows-repeated="4">
          <table:table-cell table:number-columns-repeated="26"/>
          <table:table-cell table:style-name="ce266" table:number-columns-repeated="7"/>
          <table:table-cell table:style-name="ce300"/>
          <table:table-cell table:style-name="ce266" table:number-columns-repeated="20"/>
          <table:table-cell table:number-columns-repeated="970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solver_bbd" table:base-cell-address="$'C napok nélkül'.$A$1" table:expression="1"/>
          <table:named-expression table:name="solver_eng" table:base-cell-address="$'C napok nélkül'.$A$1" table:expression="2"/>
          <table:named-expression table:name="solver_eps" table:base-cell-address="$'C napok nélkül'.$A$1" table:expression="0"/>
          <table:named-expression table:name="solver_int" table:base-cell-address="$'C napok nélkül'.$A$1" table:expression="0"/>
          <table:named-expression table:name="solver_lo_eng" table:base-cell-address="$'C napok nélkül'.$A$1" table:expression="&quot;com.sun.star.comp.Calc.LpsolveSolver&quot;"/>
          <table:named-expression table:name="solver_neg" table:base-cell-address="$'C napok nélkül'.$A$1" table:expression="2"/>
          <table:named-expression table:name="solver_num" table:base-cell-address="$'C napok nélkül'.$A$1" table:expression="0"/>
          <table:named-range table:name="solver_opt" table:base-cell-address="$'C napok nélkül'.$A$1" table:cell-range-address=".$E$3"/>
          <table:named-expression table:name="solver_tim" table:base-cell-address="$'C napok nélkül'.$A$1" table:expression="100"/>
          <table:named-expression table:name="solver_typ" table:base-cell-address="$'C napok nélkül'.$A$1" table:expression="1"/>
        </table:named-expressions>
        <calcext:conditional-formats>
          <calcext:conditional-format calcext:target-range-address="'C napok nélkül'.C5:'C napok nélkül'.BO43">
            <calcext:condition calcext:apply-style-name="Nappalos" calcext:value="=&quot;N&quot;" calcext:base-cell-address="'C napok nélkül'.C5"/>
          </calcext:conditional-format>
          <calcext:conditional-format calcext:target-range-address="'C napok nélkül'.BP5:'C napok nélkül'.BP8 'C napok nélkül'.BP12:'C napok nélkül'.BP15 'C napok nélkül'.BP19:'C napok nélkül'.BP22 'C napok nélkül'.BP26:'C napok nélkül'.BP29 'C napok nélkül'.BP33:'C napok nélkül'.BP36 'C napok nélkül'.BP40:'C napok nélkül'.BP43 'C napok nélkül'.AF5:'C napok nélkül'.AG43 'C napok nélkül'.AI5:'C napok nélkül'.AJ43 'C napok nélkül'.AH40:'C napok nélkül'.AH43 'C napok nélkül'.C9:'C napok nélkül'.AJ10 'C napok nélkül'.C16:'C napok nélkül'.AJ17 'C napok nélkül'.C23:'C napok nélkül'.AJ24 'C napok nélkül'.AH19:'C napok nélkül'.AH22 'C napok nélkül'.C30:'C napok nélkül'.AJ31 'C napok nélkül'.AH26:'C napok nélkül'.AH29 'C napok nélkül'.C37:'C napok nélkül'.AJ38 'C napok nélkül'.AH33:'C napok nélkül'.AH36 'C napok nélkül'.AH12:'C napok nélkül'.AH15 'C napok nélkül'.C5:'C napok nélkül'.BO5 'C napok nélkül'.AH6:'C napok nélkül'.BO7 'C napok nélkül'.AH8:'C napok nélkül'.AJ8 'C napok nélkül'.C5:'C napok nélkül'.AE9 'C napok nélkül'.C17:'C napok nélkül'.AE36 'C napok nélkül'.D11:'C napok nélkül'.AE11 'C napok nélkül'.C12:'C napok nélkül'.AE15 'C napok nélkül'.C38:'C napok nélkül'.AE43 'C napok nélkül'.AK38:'C napok nélkül'.BO43 'C napok nélkül'.AI5:'C napok nélkül'.BO39">
            <calcext:condition calcext:apply-style-name="Délutános" calcext:value="=&quot;Du&quot;" calcext:base-cell-address="'C napok nélkül'.C5"/>
          </calcext:conditional-format>
          <calcext:conditional-format calcext:target-range-address="'C napok nélkül'.C5:'C napok nélkül'.BO43">
            <calcext:condition calcext:apply-style-name="Éjszakás" calcext:value="=&quot;É&quot;" calcext:base-cell-address="'C napok nélkül'.C5"/>
          </calcext:conditional-format>
          <calcext:conditional-format calcext:target-range-address="'C napok nélkül'.B5:'C napok nélkül'.B5 'C napok nélkül'.B12:'C napok nélkül'.B12 'C napok nélkül'.B19:'C napok nélkül'.B19 'C napok nélkül'.B26:'C napok nélkül'.B26 'C napok nélkül'.B33:'C napok nélkül'.B33 'C napok nélkül'.B40:'C napok nélkül'.B40 'C napok nélkül'.AJ5:'C napok nélkül'.AJ5 'C napok nélkül'.AJ12:'C napok nélkül'.AJ12 'C napok nélkül'.AJ19:'C napok nélkül'.AJ19 'C napok nélkül'.AJ26:'C napok nélkül'.AJ26 'C napok nélkül'.AJ33:'C napok nélkül'.AJ33 'C napok nélkül'.AJ40:'C napok nélkül'.AJ40">
            <calcext:condition calcext:apply-style-name="VPiros" calcext:value="formula-is(COUNTIFS([.C4:.AG4];&quot;V&quot;;[.C5:.AG5];&quot;P&quot;)=0)" calcext:base-cell-address="'C napok nélkül'.B5"/>
          </calcext:conditional-format>
          <calcext:conditional-format calcext:target-range-address="'C napok nélkül'.B6:'C napok nélkül'.B6 'C napok nélkül'.B13:'C napok nélkül'.B13 'C napok nélkül'.B20:'C napok nélkül'.B20 'C napok nélkül'.B27:'C napok nélkül'.B27 'C napok nélkül'.B34:'C napok nélkül'.B34 'C napok nélkül'.B41:'C napok nélkül'.B41 'C napok nélkül'.AJ6:'C napok nélkül'.AJ6 'C napok nélkül'.AJ13:'C napok nélkül'.AJ13 'C napok nélkül'.AJ20:'C napok nélkül'.AJ20 'C napok nélkül'.AJ27:'C napok nélkül'.AJ27 'C napok nélkül'.AJ34:'C napok nélkül'.AJ34">
            <calcext:condition calcext:apply-style-name="VPiros" calcext:value="formula-is(COUNTIFS([.C4:.AG4];&quot;V&quot;;[.C6:.AG6];&quot;P&quot;)=0)" calcext:base-cell-address="'C napok nélkül'.B6"/>
          </calcext:conditional-format>
          <calcext:conditional-format calcext:target-range-address="'C napok nélkül'.B7:'C napok nélkül'.B7 'C napok nélkül'.B14:'C napok nélkül'.B14 'C napok nélkül'.B21:'C napok nélkül'.B21 'C napok nélkül'.B28:'C napok nélkül'.B28 'C napok nélkül'.B35:'C napok nélkül'.B35 'C napok nélkül'.B42:'C napok nélkül'.B42 'C napok nélkül'.AJ7:'C napok nélkül'.AJ7 'C napok nélkül'.AJ14:'C napok nélkül'.AJ14 'C napok nélkül'.AJ21:'C napok nélkül'.AJ21 'C napok nélkül'.AJ28:'C napok nélkül'.AJ28 'C napok nélkül'.AJ35:'C napok nélkül'.AJ35 'C napok nélkül'.AJ42:'C napok nélkül'.AJ42">
            <calcext:condition calcext:apply-style-name="VPiros" calcext:value="formula-is(COUNTIFS([.C4:.AG4];&quot;V&quot;;[.C7:.AG7];&quot;P&quot;)=0)" calcext:base-cell-address="'C napok nélkül'.B7"/>
          </calcext:conditional-format>
          <calcext:conditional-format calcext:target-range-address="'C napok nélkül'.AK4:'C napok nélkül'.BO4 'C napok nélkül'.AK11:'C napok nélkül'.BO11 'C napok nélkül'.AK18:'C napok nélkül'.BN18 'C napok nélkül'.AK25:'C napok nélkül'.BO25 'C napok nélkül'.AK32:'C napok nélkül'.BN32 'C napok nélkül'.AK39:'C napok nélkül'.BO39 'C napok nélkül'.C11:'C napok nélkül'.AE11 'C napok nélkül'.C18:'C napok nélkül'.AG18 'C napok nélkül'.C25:'C napok nélkül'.AF25 'C napok nélkül'.C32:'C napok nélkül'.AG32 'C napok nélkül'.C39:'C napok nélkül'.AF39 'C napok nélkül'.C4:'C napok nélkül'.AG4">
            <calcext:condition calcext:apply-style-name="VPiros" calcext:value="=&quot;V&quot;" calcext:base-cell-address="'C napok nélkül'.C4"/>
          </calcext:conditional-format>
          <calcext:conditional-format calcext:target-range-address="'C napok nélkül'.AE10:'C napok nélkül'.AE15">
            <calcext:condition calcext:apply-style-name="nemSzökő1mm" calcext:value="=&quot;&quot;" calcext:base-cell-address="'C napok nélkül'.AE10"/>
          </calcext:conditional-format>
          <calcext:conditional-format calcext:target-range-address="'C napok nélkül'.C3:'C napok nélkül'.BO39">
            <calcext:condition calcext:apply-style-name="VPiros" calcext:value="=['Munkaszüneti napok'.$A$3]" calcext:base-cell-address="'C napok nélkül'.C3"/>
            <calcext:condition calcext:apply-style-name="VPiros" calcext:value="=['Munkaszüneti napok'.$A$4]" calcext:base-cell-address="'C napok nélkül'.C3"/>
            <calcext:condition calcext:apply-style-name="VPiros" calcext:value="=['Munkaszüneti napok'.$A$5]" calcext:base-cell-address="'C napok nélkül'.C3"/>
            <calcext:condition calcext:apply-style-name="VPiros" calcext:value="=['Munkaszüneti napok'.$A$7]" calcext:base-cell-address="'C napok nélkül'.C3"/>
            <calcext:condition calcext:apply-style-name="VPiros" calcext:value="=['Munkaszüneti napok'.$A$8]" calcext:base-cell-address="'C napok nélkül'.C3"/>
            <calcext:condition calcext:apply-style-name="VPiros" calcext:value="=['Munkaszüneti napok'.$A$9]" calcext:base-cell-address="'C napok nélkül'.C3"/>
            <calcext:condition calcext:apply-style-name="VPiros" calcext:value="=['Munkaszüneti napok'.$A$13]" calcext:base-cell-address="'C napok nélkül'.C3"/>
            <calcext:condition calcext:apply-style-name="VPiros" calcext:value="=['Munkaszüneti napok'.$A$16]" calcext:base-cell-address="'C napok nélkül'.C3"/>
          </calcext:conditional-format>
          <calcext:conditional-format calcext:target-range-address="'C napok nélkül'.C3:'C napok nélkül'.BO39">
            <calcext:condition calcext:apply-style-name="áthMunkanap" calcext:value="=['Munkaszüneti napok'.$D$3]" calcext:base-cell-address="'C napok nélkül'.C3"/>
            <calcext:condition calcext:apply-style-name="áthMunkanap" calcext:value="=['Munkaszüneti napok'.$D$4]" calcext:base-cell-address="'C napok nélkül'.C3"/>
            <calcext:condition calcext:apply-style-name="áthMunkanap" calcext:value="=['Munkaszüneti napok'.$D$5]" calcext:base-cell-address="'C napok nélkül'.C3"/>
            <calcext:condition calcext:apply-style-name="áthMunkanap" calcext:value="=['Munkaszüneti napok'.$D$6]" calcext:base-cell-address="'C napok nélkül'.C3"/>
            <calcext:condition calcext:apply-style-name="áthMunkanap" calcext:value="=['Munkaszüneti napok'.$D$7]" calcext:base-cell-address="'C napok nélkül'.C3"/>
            <calcext:condition calcext:apply-style-name="áthMunkanap" calcext:value="=['Munkaszüneti napok'.$D$8]" calcext:base-cell-address="'C napok nélkül'.C3"/>
            <calcext:condition calcext:apply-style-name="áthMunkanap" calcext:value="=['Munkaszüneti napok'.$D$9]" calcext:base-cell-address="'C napok nélkül'.C3"/>
            <calcext:condition calcext:apply-style-name="áthMunkanap" calcext:value="=['Munkaszüneti napok'.$D$10]" calcext:base-cell-address="'C napok nélkül'.C3"/>
            <calcext:condition calcext:apply-style-name="áthMunkanap" calcext:value="=['Munkaszüneti napok'.$D$11]" calcext:base-cell-address="'C napok nélkül'.C3"/>
          </calcext:conditional-format>
          <calcext:conditional-format calcext:target-range-address="'C napok nélkül'.C3:'C napok nélkül'.BO39">
            <calcext:condition calcext:apply-style-name="áthPihenőnap" calcext:value="=['Munkaszüneti napok'.$E$3]" calcext:base-cell-address="'C napok nélkül'.C3"/>
            <calcext:condition calcext:apply-style-name="áthPihenőnap" calcext:value="=['Munkaszüneti napok'.$E$4]" calcext:base-cell-address="'C napok nélkül'.C3"/>
            <calcext:condition calcext:apply-style-name="áthPihenőnap" calcext:value="=['Munkaszüneti napok'.$E$5]" calcext:base-cell-address="'C napok nélkül'.C3"/>
            <calcext:condition calcext:apply-style-name="áthPihenőnap" calcext:value="=['Munkaszüneti napok'.$E$6]" calcext:base-cell-address="'C napok nélkül'.C3"/>
            <calcext:condition calcext:apply-style-name="áthPihenőnap" calcext:value="=['Munkaszüneti napok'.$E$7]" calcext:base-cell-address="'C napok nélkül'.C3"/>
            <calcext:condition calcext:apply-style-name="áthPihenőnap" calcext:value="=['Munkaszüneti napok'.$E$8]" calcext:base-cell-address="'C napok nélkül'.C3"/>
            <calcext:condition calcext:apply-style-name="áthPihenőnap" calcext:value="=['Munkaszüneti napok'.$E$9]" calcext:base-cell-address="'C napok nélkül'.C3"/>
            <calcext:condition calcext:apply-style-name="áthPihenőnap" calcext:value="=['Munkaszüneti napok'.$E$10]" calcext:base-cell-address="'C napok nélkül'.C3"/>
            <calcext:condition calcext:apply-style-name="áthPihenőnap" calcext:value="=['Munkaszüneti napok'.$E$11]" calcext:base-cell-address="'C napok nélkül'.C3"/>
          </calcext:conditional-format>
          <calcext:conditional-format calcext:target-range-address="'C napok nélkül'.B8:'C napok nélkül'.B8">
            <calcext:condition calcext:apply-style-name="Default" calcext:value="formula-is(COUNTIFS([.C4:.AG4];&quot;V&quot;;[.C8:.AG8];&quot;P&quot;)=0)" calcext:base-cell-address="'C napok nélkül'.B8"/>
          </calcext:conditional-format>
          <calcext:conditional-format calcext:target-range-address="'C napok nélkül'.B15:'C napok nélkül'.B15 'C napok nélkül'.B22:'C napok nélkül'.B22 'C napok nélkül'.B29:'C napok nélkül'.B29 'C napok nélkül'.B36:'C napok nélkül'.B36 'C napok nélkül'.B43:'C napok nélkül'.B43 'C napok nélkül'.AJ8:'C napok nélkül'.AJ8 'C napok nélkül'.AJ15:'C napok nélkül'.AJ15 'C napok nélkül'.AJ22:'C napok nélkül'.AJ22 'C napok nélkül'.AJ29:'C napok nélkül'.AJ29 'C napok nélkül'.AJ36:'C napok nélkül'.AJ36">
            <calcext:condition calcext:apply-style-name="VPiros" calcext:value="formula-is(COUNTIFS([.C4:.AG4];&quot;V&quot;;[.C8:.AG8];&quot;P&quot;)=0)" calcext:base-cell-address="'C napok nélkül'.B8"/>
          </calcext:conditional-format>
          <calcext:conditional-format calcext:target-range-address="'C napok nélkül'.AJ41:'C napok nélkül'.AJ41">
            <calcext:condition calcext:apply-style-name="VPiros" calcext:value="formula-is(COUNTIFS([.AK39:.BO39];&quot;V&quot;;[.B41:.AK41];&quot;P&quot;)=0)" calcext:base-cell-address="'C napok nélkül'.AJ41"/>
          </calcext:conditional-format>
          <calcext:conditional-format calcext:target-range-address="'C napok nélkül'.AJ43:'C napok nélkül'.AJ43">
            <calcext:condition calcext:apply-style-name="VPiros" calcext:value="formula-is(COUNTIFS([.AK39:.BOK39];&quot;V&quot;;[.AK43:.BO43];&quot;P&quot;)=0)" calcext:base-cell-address="'C napok nélkül'.AJ43"/>
          </calcext:conditional-format>
        </calcext:conditional-formats>
      </table:table>
      <table:table table:name="Munkaszüneti napok" table:style-name="ta1">
        <table:table-column table:style-name="co2" table:default-cell-style-name="ce451"/>
        <table:table-column table:style-name="co2" table:default-cell-style-name="ce456"/>
        <table:table-column table:style-name="co2" table:default-cell-style-name="ce458"/>
        <table:table-column table:style-name="co3" table:default-cell-style-name="ce452"/>
        <table:table-column table:style-name="co4" table:default-cell-style-name="ce466"/>
        <table:table-column table:style-name="co2" table:number-columns-repeated="5" table:default-cell-style-name="ce468"/>
        <table:table-column table:style-name="co2" table:number-columns-repeated="4" table:default-cell-style-name="ce300"/>
        <table:table-row table:style-name="ro3">
          <table:table-cell table:style-name="ce450" table:formula="of:=DATE([Munkalap1.$A$1];1;1)" office:value-type="date" office:date-value="2024-01-01" calcext:value-type="date">
            <text:p>2024-01-01</text:p>
          </table:table-cell>
          <table:table-cell table:style-name="ce455" office:value-type="string" calcext:value-type="string">
            <text:p>Újév</text:p>
          </table:table-cell>
          <table:table-cell/>
          <table:table-cell table:style-name="ce460" office:value-type="string" calcext:value-type="string" table:number-columns-spanned="2" table:number-rows-spanned="1">
            <text:p>Munkanap áthelyezések</text:p>
          </table:table-cell>
          <table:covered-table-cell table:style-name="ce463"/>
          <table:table-cell table:number-columns-repeated="9"/>
        </table:table-row>
        <table:table-row table:style-name="ro3">
          <table:table-cell table:formula="of:=DATE([Munkalap1.$A$1];3;15)" office:value-type="date" office:date-value="2024-03-15" calcext:value-type="date">
            <text:p>2024-03-15</text:p>
          </table:table-cell>
          <table:table-cell office:value-type="string" calcext:value-type="string">
            <text:p>Nemzeti ünnep</text:p>
          </table:table-cell>
          <table:table-cell/>
          <table:table-cell table:style-name="ce461" office:value-type="string" calcext:value-type="string">
            <text:p>Áthelyezett munkanap</text:p>
          </table:table-cell>
          <table:table-cell table:style-name="ce464" office:value-type="string" calcext:value-type="string">
            <text:p>Áthelyezett pihenőnap</text:p>
          </table:table-cell>
          <table:table-cell table:number-columns-repeated="9"/>
        </table:table-row>
        <table:table-row table:style-name="ro3">
          <table:table-cell table:style-name="ce452" office:value-type="date" office:date-value="2024-03-29" calcext:value-type="date">
            <text:p>2024-03-29</text:p>
          </table:table-cell>
          <table:table-cell office:value-type="string" calcext:value-type="string">
            <text:p>Nagypéntek</text:p>
          </table:table-cell>
          <table:table-cell/>
          <table:table-cell office:value-type="date" office:date-value="2024-08-03" calcext:value-type="date">
            <text:p>2024-08-03</text:p>
          </table:table-cell>
          <table:table-cell office:value-type="date" office:date-value="2024-08-19" calcext:value-type="date">
            <text:p>2024-08-19</text:p>
          </table:table-cell>
          <table:table-cell table:number-columns-repeated="9"/>
        </table:table-row>
        <table:table-row table:style-name="ro3">
          <table:table-cell table:style-name="ce452" office:value-type="date" office:date-value="2024-03-31" calcext:value-type="date">
            <text:p>2024-03-31</text:p>
          </table:table-cell>
          <table:table-cell office:value-type="string" calcext:value-type="string">
            <text:p>Húsvét</text:p>
          </table:table-cell>
          <table:table-cell/>
          <table:table-cell office:value-type="date" office:date-value="2024-12-07" calcext:value-type="date">
            <text:p>2024-12-07</text:p>
          </table:table-cell>
          <table:table-cell office:value-type="date" office:date-value="2024-12-24" calcext:value-type="date">
            <text:p>2024-12-24</text:p>
          </table:table-cell>
          <table:table-cell table:number-columns-repeated="9"/>
        </table:table-row>
        <table:table-row table:style-name="ro3">
          <table:table-cell table:style-name="ce452" office:value-type="date" office:date-value="2024-04-01" calcext:value-type="date">
            <text:p>2024-04-01</text:p>
          </table:table-cell>
          <table:table-cell office:value-type="string" calcext:value-type="string">
            <text:p>Húsvét hétfő</text:p>
          </table:table-cell>
          <table:table-cell/>
          <table:table-cell office:value-type="date" office:date-value="2024-12-14" calcext:value-type="date">
            <text:p>2024-12-14</text:p>
          </table:table-cell>
          <table:table-cell office:value-type="date" office:date-value="2024-12-27" calcext:value-type="date">
            <text:p>2024-12-27</text:p>
          </table:table-cell>
          <table:table-cell table:number-columns-repeated="9"/>
        </table:table-row>
        <table:table-row table:style-name="ro3">
          <table:table-cell table:formula="of:=DATE([Munkalap1.$A$1];5;1)" office:value-type="date" office:date-value="2024-05-01" calcext:value-type="date">
            <text:p>2024-05-01</text:p>
          </table:table-cell>
          <table:table-cell office:value-type="string" calcext:value-type="string">
            <text:p>Munka ünnepe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52" office:value-type="date" office:date-value="2024-05-19" calcext:value-type="date">
            <text:p>2024-05-19</text:p>
          </table:table-cell>
          <table:table-cell office:value-type="string" calcext:value-type="string">
            <text:p>Pünkösd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52" office:value-type="date" office:date-value="2024-05-20" calcext:value-type="date">
            <text:p>2024-05-20</text:p>
          </table:table-cell>
          <table:table-cell office:value-type="string" calcext:value-type="string">
            <text:p>Pünkösd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52" office:value-type="string" calcext:value-type="string">
            <text:p>------</text:p>
          </table:table-cell>
          <table:table-cell table:number-columns-repeated="2"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8;20)" office:value-type="date" office:date-value="2024-08-20" calcext:value-type="date">
            <text:p>2024-08-20</text:p>
          </table:table-cell>
          <table:table-cell office:value-type="string" calcext:value-type="string">
            <text:p>Nemzeti ünnep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10;23)" office:value-type="date" office:date-value="2024-10-23" calcext:value-type="date">
            <text:p>2024-10-23</text:p>
          </table:table-cell>
          <table:table-cell office:value-type="string" calcext:value-type="string">
            <text:p>Nemzeti ünnep</text:p>
          </table:table-cell>
          <table:table-cell/>
          <table:table-cell table:style-name="ce453" office:value-type="string" calcext:value-type="string">
            <text:p>------</text:p>
          </table:table-cell>
          <table:table-cell table:style-name="ce467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11;1)" office:value-type="date" office:date-value="2024-11-01" calcext:value-type="date">
            <text:p>2024-11-01</text:p>
          </table:table-cell>
          <table:table-cell office:value-type="string" calcext:value-type="string">
            <text:p>Mindenszentek</text:p>
          </table:table-cell>
          <table:table-cell/>
          <table:table-cell table:style-name="ce462" table:number-columns-repeated="2"/>
          <table:table-cell table:number-columns-repeated="9"/>
        </table:table-row>
        <table:table-row table:style-name="ro3">
          <table:table-cell table:style-name="ce452" office:value-type="string" calcext:value-type="string">
            <text:p>------</text:p>
          </table:table-cell>
          <table:table-cell table:number-columns-repeated="2"/>
          <table:table-cell table:style-name="ce462" table:number-columns-repeated="2"/>
          <table:table-cell table:number-columns-repeated="9"/>
        </table:table-row>
        <table:table-row table:style-name="ro3">
          <table:table-cell table:formula="of:=DATE([Munkalap1.$A$1];12;25)" office:value-type="date" office:date-value="2024-12-25" calcext:value-type="date">
            <text:p>2024-12-25</text:p>
          </table:table-cell>
          <table:table-cell office:value-type="string" calcext:value-type="string">
            <text:p>Karácsony</text:p>
          </table:table-cell>
          <table:table-cell table:style-name="ce459"/>
          <table:table-cell table:style-name="ce462" table:number-columns-repeated="2"/>
          <table:table-cell table:number-columns-repeated="9"/>
        </table:table-row>
        <table:table-row table:style-name="ro3">
          <table:table-cell table:formula="of:=DATE([Munkalap1.$A$1];12;26)" office:value-type="date" office:date-value="2024-12-26" calcext:value-type="date">
            <text:p>2024-12-26</text:p>
          </table:table-cell>
          <table:table-cell office:value-type="string" calcext:value-type="string">
            <text:p>Karácsony</text:p>
          </table:table-cell>
          <table:table-cell table:style-name="ce459"/>
          <table:table-cell table:style-name="ce462" table:number-columns-repeated="2"/>
          <table:table-cell table:number-columns-repeated="9"/>
        </table:table-row>
        <table:table-row table:style-name="ro3">
          <table:table-cell table:style-name="ce453" office:value-type="string" calcext:value-type="string">
            <text:p>------</text:p>
          </table:table-cell>
          <table:table-cell table:style-name="ce457"/>
          <table:table-cell/>
          <table:table-cell table:style-name="ce462" table:number-columns-repeated="2"/>
          <table:table-cell table:number-columns-repeated="9"/>
        </table:table-row>
        <table:table-row table:style-name="ro3">
          <table:table-cell table:style-name="Default" table:number-columns-repeated="14"/>
        </table:table-row>
        <table:table-row table:style-name="ro3">
          <table:table-cell table:style-name="ce454" office:value-type="string" calcext:value-type="string" table:number-columns-spanned="2" table:number-rows-spanned="2">
            <text:p>A fekete dátumokat ne írd át!</text:p>
            <text:p>Ne mozgasd át!</text:p>
          </table:table-cell>
          <table:covered-table-cell table:style-name="Default"/>
          <table:table-cell table:style-name="Default" table:number-columns-repeated="12"/>
        </table:table-row>
        <table:table-row table:style-name="ro3">
          <table:covered-table-cell table:number-columns-repeated="2" table:style-name="Default"/>
          <table:table-cell table:style-name="Default" table:number-columns-repeated="12"/>
        </table:table-row>
      </table:table>
      <table:table table:name="Napfordulók" table:style-name="ta1" table:print="false">
        <table:table-column table:style-name="co5" table:default-cell-style-name="ce47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469" office:value-type="string" calcext:value-type="string">
            <text:p>Year</text:p>
          </table:table-cell>
          <table:table-cell table:style-name="ce474" office:value-type="string" calcext:value-type="string" table:number-columns-spanned="3" table:number-rows-spanned="1">
            <text:p><text:s text:c="4"/>Spring Equinox</text:p>
          </table:table-cell>
          <table:covered-table-cell table:style-name="ce478"/>
          <table:covered-table-cell table:style-name="ce480"/>
          <table:table-cell table:style-name="ce474" office:value-type="string" calcext:value-type="string" table:number-columns-spanned="3" table:number-rows-spanned="1">
            <text:p><text:s/>Summer <text:s/>Solstice</text:p>
          </table:table-cell>
          <table:covered-table-cell table:style-name="ce478"/>
          <table:covered-table-cell table:style-name="ce480"/>
          <table:table-cell table:style-name="ce474" office:value-type="string" calcext:value-type="string" table:number-columns-spanned="3" table:number-rows-spanned="1">
            <text:p><text:s text:c="2"/>Fall Equinox</text:p>
          </table:table-cell>
          <table:covered-table-cell table:style-name="ce478"/>
          <table:covered-table-cell table:style-name="ce480"/>
          <table:table-cell table:style-name="ce474" office:value-type="string" calcext:value-type="string" table:number-columns-spanned="3" table:number-rows-spanned="1">
            <text:p><text:s/>Winter <text:s/>Solstice</text:p>
          </table:table-cell>
          <table:covered-table-cell table:style-name="ce478"/>
          <table:covered-table-cell table:style-name="ce480"/>
        </table:table-row>
        <table:table-row table:style-name="ro3">
          <table:table-cell table:style-name="ce470"/>
          <table:table-cell table:style-name="ce475"/>
          <table:table-cell table:formula="of:=&quot;min:&quot;&amp;MIN([.C3:.C56])&amp;&quot; max:&quot;&amp;MAX([.C3:.C56])" office:value-type="string" office:string-value="min:19 max:21" calcext:value-type="string">
            <text:p>min:19 max:21</text:p>
          </table:table-cell>
          <table:table-cell table:style-name="ce481"/>
          <table:table-cell table:style-name="ce475"/>
          <table:table-cell table:formula="of:=&quot;min:&quot;&amp;MIN([.F3:.F56])&amp;&quot; max:&quot;&amp;MAX([.F3:.F56])" office:value-type="string" office:string-value="min:20 max:21" calcext:value-type="string">
            <text:p>min:20 max:21</text:p>
          </table:table-cell>
          <table:table-cell table:style-name="ce481"/>
          <table:table-cell table:style-name="ce475"/>
          <table:table-cell table:formula="of:=&quot;min:&quot;&amp;MIN([.I3:.I56])&amp;&quot; max:&quot;&amp;MAX([.I3:.I56])" office:value-type="string" office:string-value="min:22 max:23" calcext:value-type="string">
            <text:p>min:22 max:23</text:p>
          </table:table-cell>
          <table:table-cell table:style-name="ce481"/>
          <table:table-cell table:style-name="ce475"/>
          <table:table-cell table:formula="of:=&quot;min:&quot;&amp;MIN([.L3:.L56])&amp;&quot; max:&quot;&amp;MAX([.L3:.L56])" office:value-type="string" office:string-value="min:21 max:22" calcext:value-type="string">
            <text:p>min:21 max:22</text:p>
          </table:table-cell>
          <table:table-cell table:style-name="ce481"/>
        </table:table-row>
        <table:table-row table:style-name="ro3">
          <table:table-cell table:style-name="ce470" office:value-type="float" office:value="2001" calcext:value-type="float">
            <text:p>2001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3H31M00S" calcext:value-type="time">
            <text:p>13:31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7H38M00S" calcext:value-type="time">
            <text:p>7:38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23H05M00S" calcext:value-type="time">
            <text:p>23:05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9H22M00S" calcext:value-type="time">
            <text:p>19:22:00</text:p>
          </table:table-cell>
        </table:table-row>
        <table:table-row table:style-name="ro3">
          <table:table-cell table:style-name="ce470" office:value-type="float" office:value="2002" calcext:value-type="float">
            <text:p>2002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9H16M00S" calcext:value-type="time">
            <text:p>19:16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3H25M00S" calcext:value-type="time">
            <text:p>13:25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4H56M00S" calcext:value-type="time">
            <text:p>4:56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01H15M00S" calcext:value-type="time">
            <text:p>1:15:00</text:p>
          </table:table-cell>
        </table:table-row>
        <table:table-row table:style-name="ro3">
          <table:table-cell table:style-name="ce470" office:value-type="float" office:value="2003" calcext:value-type="float">
            <text:p>2003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1H00M00S" calcext:value-type="time">
            <text:p>1:00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9H11M00S" calcext:value-type="time">
            <text:p>19:11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10H47M00S" calcext:value-type="time">
            <text:p>10:47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07H04M00S" calcext:value-type="time">
            <text:p>7:04:00</text:p>
          </table:table-cell>
        </table:table-row>
        <table:table-row table:style-name="ro3">
          <table:table-cell table:style-name="ce470" office:value-type="float" office:value="2004" calcext:value-type="float">
            <text:p>2004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6H49M00S" calcext:value-type="time">
            <text:p>6:49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0H57M00S" calcext:value-type="time">
            <text:p>0:57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6H30M00S" calcext:value-type="time">
            <text:p>16:30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2H42M00S" calcext:value-type="time">
            <text:p>12:42:00</text:p>
          </table:table-cell>
        </table:table-row>
        <table:table-row table:style-name="ro3">
          <table:table-cell table:style-name="ce470" office:value-type="float" office:value="2005" calcext:value-type="float">
            <text:p>2005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2H34M00S" calcext:value-type="time">
            <text:p>12:34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6H46M00S" calcext:value-type="time">
            <text:p>6:46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22H23M00S" calcext:value-type="time">
            <text:p>22:23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8H35M00S" calcext:value-type="time">
            <text:p>18:35:00</text:p>
          </table:table-cell>
        </table:table-row>
        <table:table-row table:style-name="ro3">
          <table:table-cell table:style-name="ce470" office:value-type="float" office:value="2006" calcext:value-type="float">
            <text:p>2006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8H25M00S" calcext:value-type="time">
            <text:p>18:25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2H26M00S" calcext:value-type="time">
            <text:p>12:26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4H04M00S" calcext:value-type="time">
            <text:p>4:04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00H22M00S" calcext:value-type="time">
            <text:p>0:22:00</text:p>
          </table:table-cell>
        </table:table-row>
        <table:table-row table:style-name="ro3">
          <table:table-cell table:style-name="ce470" office:value-type="float" office:value="2007" calcext:value-type="float">
            <text:p>2007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0H07M00S" calcext:value-type="time">
            <text:p>0:07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8H06M00S" calcext:value-type="time">
            <text:p>18:06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9H51M00S" calcext:value-type="time">
            <text:p>9:51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06H08M00S" calcext:value-type="time">
            <text:p>6:08:00</text:p>
          </table:table-cell>
        </table:table-row>
        <table:table-row table:style-name="ro3">
          <table:table-cell table:style-name="ce470" office:value-type="float" office:value="2008" calcext:value-type="float">
            <text:p>2008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5H49M00S" calcext:value-type="time">
            <text:p>5:49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0H00M00S" calcext:value-type="time">
            <text:p>0:00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5H45M00S" calcext:value-type="time">
            <text:p>15:45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2H04M00S" calcext:value-type="time">
            <text:p>12:04:00</text:p>
          </table:table-cell>
        </table:table-row>
        <table:table-row table:style-name="ro3">
          <table:table-cell table:style-name="ce470" office:value-type="float" office:value="2009" calcext:value-type="float">
            <text:p>2009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1H44M00S" calcext:value-type="time">
            <text:p>11:44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5H45M00S" calcext:value-type="time">
            <text:p>5:45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21H18M00S" calcext:value-type="time">
            <text:p>21:18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7H47M00S" calcext:value-type="time">
            <text:p>17:47:00</text:p>
          </table:table-cell>
        </table:table-row>
        <table:table-row table:style-name="ro3">
          <table:table-cell table:style-name="ce470" office:value-type="float" office:value="2010" calcext:value-type="float">
            <text:p>2010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7H32M00S" calcext:value-type="time">
            <text:p>17:32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1H28M00S" calcext:value-type="time">
            <text:p>11:28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3H09M00S" calcext:value-type="time">
            <text:p>3:09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23H38M00S" calcext:value-type="time">
            <text:p>23:38:00</text:p>
          </table:table-cell>
        </table:table-row>
        <table:table-row table:style-name="ro3">
          <table:table-cell table:style-name="ce470"/>
          <table:table-cell table:style-name="ce475"/>
          <table:table-cell/>
          <table:table-cell table:style-name="ce481"/>
          <table:table-cell table:style-name="ce475"/>
          <table:table-cell/>
          <table:table-cell table:style-name="ce481"/>
          <table:table-cell table:style-name="ce475"/>
          <table:table-cell/>
          <table:table-cell table:style-name="ce481"/>
          <table:table-cell table:style-name="ce475"/>
          <table:table-cell/>
          <table:table-cell table:style-name="ce481"/>
        </table:table-row>
        <table:table-row table:style-name="ro3">
          <table:table-cell table:style-name="ce470" office:value-type="float" office:value="2011" calcext:value-type="float">
            <text:p>2011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23H21M00S" calcext:value-type="time">
            <text:p>23:21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7H16M00S" calcext:value-type="time">
            <text:p>17:16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9H05M00S" calcext:value-type="time">
            <text:p>9:05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05H30M00S" calcext:value-type="time">
            <text:p>5:30:00</text:p>
          </table:table-cell>
        </table:table-row>
        <table:table-row table:style-name="ro3">
          <table:table-cell table:style-name="ce470" office:value-type="float" office:value="2012" calcext:value-type="float">
            <text:p>2012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5H15M00S" calcext:value-type="time">
            <text:p>5:15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23H08M00S" calcext:value-type="time">
            <text:p>23:08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4H49M00S" calcext:value-type="time">
            <text:p>14:49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1H12M00S" calcext:value-type="time">
            <text:p>11:12:00</text:p>
          </table:table-cell>
        </table:table-row>
        <table:table-row table:style-name="ro3">
          <table:table-cell table:style-name="ce470" office:value-type="float" office:value="2013" calcext:value-type="float">
            <text:p>2013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1H02M00S" calcext:value-type="time">
            <text:p>11:02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5H04M00S" calcext:value-type="time">
            <text:p>5:04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20H44M00S" calcext:value-type="time">
            <text:p>20:44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7H11M00S" calcext:value-type="time">
            <text:p>17:11:00</text:p>
          </table:table-cell>
        </table:table-row>
        <table:table-row table:style-name="ro3">
          <table:table-cell table:style-name="ce470" office:value-type="float" office:value="2014" calcext:value-type="float">
            <text:p>2014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6H57M00S" calcext:value-type="time">
            <text:p>16:57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0H52M00S" calcext:value-type="time">
            <text:p>10:52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2H30M00S" calcext:value-type="time">
            <text:p>2:30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23H03M00S" calcext:value-type="time">
            <text:p>23:03:00</text:p>
          </table:table-cell>
        </table:table-row>
        <table:table-row table:style-name="ro3">
          <table:table-cell table:style-name="ce470" office:value-type="float" office:value="2015" calcext:value-type="float">
            <text:p>2015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22H45M00S" calcext:value-type="time">
            <text:p>22:45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6H38M00S" calcext:value-type="time">
            <text:p>16:38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8H20M00S" calcext:value-type="time">
            <text:p>8:20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04H48M00S" calcext:value-type="time">
            <text:p>4:48:00</text:p>
          </table:table-cell>
        </table:table-row>
        <table:table-row table:style-name="ro3">
          <table:table-cell table:style-name="ce470" office:value-type="float" office:value="2016" calcext:value-type="float">
            <text:p>2016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4H31M00S" calcext:value-type="time">
            <text:p>4:31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22H35M00S" calcext:value-type="time">
            <text:p>22:35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4H21M00S" calcext:value-type="time">
            <text:p>14:21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0H45M00S" calcext:value-type="time">
            <text:p>10:45:00</text:p>
          </table:table-cell>
        </table:table-row>
        <table:table-row table:style-name="ro3">
          <table:table-cell table:style-name="ce470" office:value-type="float" office:value="2017" calcext:value-type="float">
            <text:p>2017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0H29M00S" calcext:value-type="time">
            <text:p>10:29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4H25M00S" calcext:value-type="time">
            <text:p>4:25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20H02M00S" calcext:value-type="time">
            <text:p>20:02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6H29M00S" calcext:value-type="time">
            <text:p>16:29:00</text:p>
          </table:table-cell>
        </table:table-row>
        <table:table-row table:style-name="ro3">
          <table:table-cell table:style-name="ce470" office:value-type="float" office:value="2018" calcext:value-type="float">
            <text:p>2018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6H15M00S" calcext:value-type="time">
            <text:p>16:15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0H07M00S" calcext:value-type="time">
            <text:p>10:07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1H54M00S" calcext:value-type="time">
            <text:p>1:54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22H22M00S" calcext:value-type="time">
            <text:p>22:22:00</text:p>
          </table:table-cell>
        </table:table-row>
        <table:table-row table:style-name="ro3">
          <table:table-cell table:style-name="ce470" office:value-type="float" office:value="2019" calcext:value-type="float">
            <text:p>2019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21H58M00S" calcext:value-type="time">
            <text:p>21:58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5H54M00S" calcext:value-type="time">
            <text:p>15:54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7H50M00S" calcext:value-type="time">
            <text:p>7:50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04H19M00S" calcext:value-type="time">
            <text:p>4:19:00</text:p>
          </table:table-cell>
        </table:table-row>
        <table:table-row table:style-name="ro3">
          <table:table-cell table:style-name="ce470" office:value-type="float" office:value="2020" calcext:value-type="float">
            <text:p>2020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3H50M00S" calcext:value-type="time">
            <text:p>3:50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21H43M00S" calcext:value-type="time">
            <text:p>21:43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3H31M00S" calcext:value-type="time">
            <text:p>13:31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0H03M00S" calcext:value-type="time">
            <text:p>10:03:00</text:p>
          </table:table-cell>
        </table:table-row>
        <table:table-row table:style-name="ro3">
          <table:table-cell table:style-name="ce470"/>
          <table:table-cell table:style-name="ce475"/>
          <table:table-cell/>
          <table:table-cell table:style-name="ce482"/>
          <table:table-cell table:style-name="ce475"/>
          <table:table-cell/>
          <table:table-cell table:style-name="ce482"/>
          <table:table-cell table:style-name="ce475"/>
          <table:table-cell/>
          <table:table-cell table:style-name="ce482"/>
          <table:table-cell table:style-name="ce475"/>
          <table:table-cell/>
          <table:table-cell table:style-name="ce482"/>
        </table:table-row>
        <table:table-row table:style-name="ro3">
          <table:table-cell table:style-name="ce470" office:value-type="float" office:value="2021" calcext:value-type="float">
            <text:p>2021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9H37M00S" calcext:value-type="time">
            <text:p>9:37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3H32M00S" calcext:value-type="time">
            <text:p>3:32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9H21M00S" calcext:value-type="time">
            <text:p>19:21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5H59M00S" calcext:value-type="time">
            <text:p>15:59:00</text:p>
          </table:table-cell>
        </table:table-row>
        <table:table-row table:style-name="ro3">
          <table:table-cell table:style-name="ce470" office:value-type="float" office:value="2022" calcext:value-type="float">
            <text:p>2022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5H33M00S" calcext:value-type="time">
            <text:p>15:33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9H14M00S" calcext:value-type="time">
            <text:p>9:14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1H04M00S" calcext:value-type="time">
            <text:p>1:04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21H48M00S" calcext:value-type="time">
            <text:p>21:48:00</text:p>
          </table:table-cell>
        </table:table-row>
        <table:table-row table:style-name="ro3">
          <table:table-cell table:style-name="ce470" office:value-type="float" office:value="2023" calcext:value-type="float">
            <text:p>2023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21H25M00S" calcext:value-type="time">
            <text:p>21:25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4H58M00S" calcext:value-type="time">
            <text:p>14:58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6H50M00S" calcext:value-type="time">
            <text:p>6:50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03H28M00S" calcext:value-type="time">
            <text:p>3:28:00</text:p>
          </table:table-cell>
        </table:table-row>
        <table:table-row table:style-name="ro3">
          <table:table-cell table:style-name="ce470" office:value-type="float" office:value="2024" calcext:value-type="float">
            <text:p>2024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3H07M00S" calcext:value-type="time">
            <text:p>3:07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20H51M00S" calcext:value-type="time">
            <text:p>20:51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2H44M00S" calcext:value-type="time">
            <text:p>12:44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9H20M00S" calcext:value-type="time">
            <text:p>9:20:00</text:p>
          </table:table-cell>
        </table:table-row>
        <table:table-row table:style-name="ro3">
          <table:table-cell table:style-name="ce470" office:value-type="float" office:value="2025" calcext:value-type="float">
            <text:p>2025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9H02M00S" calcext:value-type="time">
            <text:p>9:02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2H42M00S" calcext:value-type="time">
            <text:p>2:42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8H20M00S" calcext:value-type="time">
            <text:p>18:20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5H03M00S" calcext:value-type="time">
            <text:p>15:03:00</text:p>
          </table:table-cell>
        </table:table-row>
        <table:table-row table:style-name="ro3">
          <table:table-cell table:style-name="ce470" office:value-type="float" office:value="2026" calcext:value-type="float">
            <text:p>2026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4H46M00S" calcext:value-type="time">
            <text:p>14:46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8H25M00S" calcext:value-type="time">
            <text:p>8:25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0H06M00S" calcext:value-type="time">
            <text:p>0:06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20H50M00S" calcext:value-type="time">
            <text:p>20:50:00</text:p>
          </table:table-cell>
        </table:table-row>
        <table:table-row table:style-name="ro3">
          <table:table-cell table:style-name="ce470" office:value-type="float" office:value="2027" calcext:value-type="float">
            <text:p>2027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20H25M00S" calcext:value-type="time">
            <text:p>20:25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4H11M00S" calcext:value-type="time">
            <text:p>14:11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6H02M00S" calcext:value-type="time">
            <text:p>6:02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02H43M00S" calcext:value-type="time">
            <text:p>2:43:00</text:p>
          </table:table-cell>
        </table:table-row>
        <table:table-row table:style-name="ro3">
          <table:table-cell table:style-name="ce470" office:value-type="float" office:value="2028" calcext:value-type="float">
            <text:p>2028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2H17M00S" calcext:value-type="time">
            <text:p>2:17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20H02M00S" calcext:value-type="time">
            <text:p>20:02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1H45M00S" calcext:value-type="time">
            <text:p>11:45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8H20M00S" calcext:value-type="time">
            <text:p>8:20:00</text:p>
          </table:table-cell>
        </table:table-row>
        <table:table-row table:style-name="ro3">
          <table:table-cell table:style-name="ce470" office:value-type="float" office:value="2029" calcext:value-type="float">
            <text:p>2029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8H01M00S" calcext:value-type="time">
            <text:p>8:01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1H48M00S" calcext:value-type="time">
            <text:p>1:48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7H37M00S" calcext:value-type="time">
            <text:p>17:37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4H14M00S" calcext:value-type="time">
            <text:p>14:14:00</text:p>
          </table:table-cell>
        </table:table-row>
        <table:table-row table:style-name="ro3">
          <table:table-cell table:style-name="ce470" office:value-type="float" office:value="2030" calcext:value-type="float">
            <text:p>2030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3H51M00S" calcext:value-type="time">
            <text:p>13:51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7H31M00S" calcext:value-type="time">
            <text:p>7:31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23H27M00S" calcext:value-type="time">
            <text:p>23:27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20H09M00S" calcext:value-type="time">
            <text:p>20:09:00</text:p>
          </table:table-cell>
        </table:table-row>
        <table:table-row table:style-name="ro3">
          <table:table-cell table:style-name="ce470"/>
          <table:table-cell table:style-name="ce475"/>
          <table:table-cell/>
          <table:table-cell table:style-name="ce482"/>
          <table:table-cell table:style-name="ce475"/>
          <table:table-cell/>
          <table:table-cell table:style-name="ce482"/>
          <table:table-cell table:style-name="ce475"/>
          <table:table-cell/>
          <table:table-cell table:style-name="ce482"/>
          <table:table-cell table:style-name="ce475"/>
          <table:table-cell/>
          <table:table-cell table:style-name="ce482"/>
        </table:table-row>
        <table:table-row table:style-name="ro3">
          <table:table-cell table:style-name="ce470" office:value-type="float" office:value="2031" calcext:value-type="float">
            <text:p>2031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9H41M00S" calcext:value-type="time">
            <text:p>19:41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3H17M00S" calcext:value-type="time">
            <text:p>13:17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5H15M00S" calcext:value-type="time">
            <text:p>5:15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01H56M00S" calcext:value-type="time">
            <text:p>1:56:00</text:p>
          </table:table-cell>
        </table:table-row>
        <table:table-row table:style-name="ro3">
          <table:table-cell table:style-name="ce470" office:value-type="float" office:value="2032" calcext:value-type="float">
            <text:p>2032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1H23M00S" calcext:value-type="time">
            <text:p>1:23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9H09M00S" calcext:value-type="time">
            <text:p>19:09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1H11M00S" calcext:value-type="time">
            <text:p>11:11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7H57M00S" calcext:value-type="time">
            <text:p>7:57:00</text:p>
          </table:table-cell>
        </table:table-row>
        <table:table-row table:style-name="ro3">
          <table:table-cell table:style-name="ce470" office:value-type="float" office:value="2033" calcext:value-type="float">
            <text:p>2033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7H23M00S" calcext:value-type="time">
            <text:p>7:23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1H01M00S" calcext:value-type="time">
            <text:p>1:01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6H52M00S" calcext:value-type="time">
            <text:p>16:52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3H45M00S" calcext:value-type="time">
            <text:p>13:45:00</text:p>
          </table:table-cell>
        </table:table-row>
        <table:table-row table:style-name="ro3">
          <table:table-cell table:style-name="ce470" office:value-type="float" office:value="2034" calcext:value-type="float">
            <text:p>2034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3H18M00S" calcext:value-type="time">
            <text:p>13:18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6H45M00S" calcext:value-type="time">
            <text:p>6:45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22H41M00S" calcext:value-type="time">
            <text:p>22:41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9H35M00S" calcext:value-type="time">
            <text:p>19:35:00</text:p>
          </table:table-cell>
        </table:table-row>
        <table:table-row table:style-name="ro3">
          <table:table-cell table:style-name="ce470" office:value-type="float" office:value="2035" calcext:value-type="float">
            <text:p>2035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9H03M00S" calcext:value-type="time">
            <text:p>19:03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2H33M00S" calcext:value-type="time">
            <text:p>12:33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4H39M00S" calcext:value-type="time">
            <text:p>4:39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01H31M00S" calcext:value-type="time">
            <text:p>1:31:00</text:p>
          </table:table-cell>
        </table:table-row>
        <table:table-row table:style-name="ro3">
          <table:table-cell table:style-name="ce470" office:value-type="float" office:value="2036" calcext:value-type="float">
            <text:p>2036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1H02M00S" calcext:value-type="time">
            <text:p>1:02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8H31M00S" calcext:value-type="time">
            <text:p>18:31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0H23M00S" calcext:value-type="time">
            <text:p>10:23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7H12M00S" calcext:value-type="time">
            <text:p>7:12:00</text:p>
          </table:table-cell>
        </table:table-row>
        <table:table-row table:style-name="ro3">
          <table:table-cell table:style-name="ce470" office:value-type="float" office:value="2037" calcext:value-type="float">
            <text:p>2037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6H50M00S" calcext:value-type="time">
            <text:p>6:50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0H22M00S" calcext:value-type="time">
            <text:p>0:22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6H13M00S" calcext:value-type="time">
            <text:p>16:13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3H08M00S" calcext:value-type="time">
            <text:p>13:08:00</text:p>
          </table:table-cell>
        </table:table-row>
        <table:table-row table:style-name="ro3">
          <table:table-cell table:style-name="ce470" office:value-type="float" office:value="2038" calcext:value-type="float">
            <text:p>2038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2H40M00S" calcext:value-type="time">
            <text:p>12:40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6H09M00S" calcext:value-type="time">
            <text:p>6:09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22H02M00S" calcext:value-type="time">
            <text:p>22:02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9H01M00S" calcext:value-type="time">
            <text:p>19:01:00</text:p>
          </table:table-cell>
        </table:table-row>
        <table:table-row table:style-name="ro3">
          <table:table-cell table:style-name="ce470" office:value-type="float" office:value="2039" calcext:value-type="float">
            <text:p>2039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8H32M00S" calcext:value-type="time">
            <text:p>18:32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1H58M00S" calcext:value-type="time">
            <text:p>11:58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3H50M00S" calcext:value-type="time">
            <text:p>3:50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00H41M00S" calcext:value-type="time">
            <text:p>0:41:00</text:p>
          </table:table-cell>
        </table:table-row>
        <table:table-row table:style-name="ro3">
          <table:table-cell table:style-name="ce470" office:value-type="float" office:value="2040" calcext:value-type="float">
            <text:p>2040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0H11M00S" calcext:value-type="time">
            <text:p>0:11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7H46M00S" calcext:value-type="time">
            <text:p>17:46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09H44M00S" calcext:value-type="time">
            <text:p>9:44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6H33M00S" calcext:value-type="time">
            <text:p>6:33:00</text:p>
          </table:table-cell>
        </table:table-row>
        <table:table-row table:style-name="ro3">
          <table:table-cell table:style-name="ce470"/>
          <table:table-cell table:style-name="ce475"/>
          <table:table-cell/>
          <table:table-cell table:style-name="ce482"/>
          <table:table-cell table:style-name="ce475"/>
          <table:table-cell/>
          <table:table-cell table:style-name="ce482"/>
          <table:table-cell table:style-name="ce475"/>
          <table:table-cell/>
          <table:table-cell table:style-name="ce482"/>
          <table:table-cell table:style-name="ce475"/>
          <table:table-cell/>
          <table:table-cell table:style-name="ce482"/>
        </table:table-row>
        <table:table-row table:style-name="ro3">
          <table:table-cell table:style-name="ce470" office:value-type="float" office:value="2041" calcext:value-type="float">
            <text:p>2041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6H07M00S" calcext:value-type="time">
            <text:p>6:07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23H37M00S" calcext:value-type="time">
            <text:p>23:37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5H27M00S" calcext:value-type="time">
            <text:p>15:27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2H19M00S" calcext:value-type="time">
            <text:p>12:19:00</text:p>
          </table:table-cell>
        </table:table-row>
        <table:table-row table:style-name="ro3">
          <table:table-cell table:style-name="ce470" office:value-type="float" office:value="2042" calcext:value-type="float">
            <text:p>2042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1H53M00S" calcext:value-type="time">
            <text:p>11:53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5H16M00S" calcext:value-type="time">
            <text:p>5:16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21H11M00S" calcext:value-type="time">
            <text:p>21:11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8H04M00S" calcext:value-type="time">
            <text:p>18:04:00</text:p>
          </table:table-cell>
        </table:table-row>
        <table:table-row table:style-name="ro3">
          <table:table-cell table:style-name="ce470" office:value-type="float" office:value="2043" calcext:value-type="float">
            <text:p>2043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7H29M00S" calcext:value-type="time">
            <text:p>17:29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0H59M00S" calcext:value-type="time">
            <text:p>10:59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3H07M00S" calcext:value-type="time">
            <text:p>3:07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00H02M00S" calcext:value-type="time">
            <text:p>0:02:00</text:p>
          </table:table-cell>
        </table:table-row>
        <table:table-row table:style-name="ro3">
          <table:table-cell table:style-name="ce470" office:value-type="float" office:value="2044" calcext:value-type="float">
            <text:p>2044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19" calcext:value-type="float">
            <text:p>19</text:p>
          </table:table-cell>
          <table:table-cell table:style-name="ce481" office:value-type="time" office:time-value="PT23H20M00S" calcext:value-type="time">
            <text:p>23:20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6H50M00S" calcext:value-type="time">
            <text:p>16:50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08H47M00S" calcext:value-type="time">
            <text:p>8:47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5H43M00S" calcext:value-type="time">
            <text:p>5:43:00</text:p>
          </table:table-cell>
        </table:table-row>
        <table:table-row table:style-name="ro3">
          <table:table-cell table:style-name="ce470" office:value-type="float" office:value="2045" calcext:value-type="float">
            <text:p>2045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5H08M00S" calcext:value-type="time">
            <text:p>5:08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22H34M00S" calcext:value-type="time">
            <text:p>22:34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4H33M00S" calcext:value-type="time">
            <text:p>14:33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1H36M00S" calcext:value-type="time">
            <text:p>11:36:00</text:p>
          </table:table-cell>
        </table:table-row>
        <table:table-row table:style-name="ro3">
          <table:table-cell table:style-name="ce470" office:value-type="float" office:value="2046" calcext:value-type="float">
            <text:p>2046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0H58M00S" calcext:value-type="time">
            <text:p>10:58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4H15M00S" calcext:value-type="time">
            <text:p>4:15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20H22M00S" calcext:value-type="time">
            <text:p>20:22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7H28M00S" calcext:value-type="time">
            <text:p>17:28:00</text:p>
          </table:table-cell>
        </table:table-row>
        <table:table-row table:style-name="ro3">
          <table:table-cell table:style-name="ce470" office:value-type="float" office:value="2047" calcext:value-type="float">
            <text:p>2047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6H52M00S" calcext:value-type="time">
            <text:p>16:52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0H02M00S" calcext:value-type="time">
            <text:p>10:02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1" office:value-type="time" office:time-value="PT02H07M00S" calcext:value-type="time">
            <text:p>2:07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23H07M00S" calcext:value-type="time">
            <text:p>23:07:00</text:p>
          </table:table-cell>
        </table:table-row>
        <table:table-row table:style-name="ro3">
          <table:table-cell table:style-name="ce470" office:value-type="float" office:value="2048" calcext:value-type="float">
            <text:p>2048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19" calcext:value-type="float">
            <text:p>19</text:p>
          </table:table-cell>
          <table:table-cell table:style-name="ce481" office:value-type="time" office:time-value="PT22H34M00S" calcext:value-type="time">
            <text:p>22:34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15H54M00S" calcext:value-type="time">
            <text:p>15:54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08H01M00S" calcext:value-type="time">
            <text:p>8:01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05H02M00S" calcext:value-type="time">
            <text:p>5:02:00</text:p>
          </table:table-cell>
        </table:table-row>
        <table:table-row table:style-name="ro3">
          <table:table-cell table:style-name="ce470" office:value-type="float" office:value="2049" calcext:value-type="float">
            <text:p>2049</text:p>
          </table:table-cell>
          <table:table-cell table:style-name="ce475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04H28M00S" calcext:value-type="time">
            <text:p>4:28:00</text:p>
          </table:table-cell>
          <table:table-cell table:style-name="ce475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1" office:value-type="time" office:time-value="PT21H47M00S" calcext:value-type="time">
            <text:p>21:47:00</text:p>
          </table:table-cell>
          <table:table-cell table:style-name="ce475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1" office:value-type="time" office:time-value="PT13H42M00S" calcext:value-type="time">
            <text:p>13:42:00</text:p>
          </table:table-cell>
          <table:table-cell table:style-name="ce475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1" office:value-type="time" office:time-value="PT10H51M00S" calcext:value-type="time">
            <text:p>10:51:00</text:p>
          </table:table-cell>
        </table:table-row>
        <table:table-row table:style-name="ro3">
          <table:table-cell table:style-name="ce471" office:value-type="float" office:value="2050" calcext:value-type="float">
            <text:p>2050</text:p>
          </table:table-cell>
          <table:table-cell table:style-name="ce476" office:value-type="string" calcext:value-type="string">
            <text:p><text:s text:c="5"/>Mar</text:p>
          </table:table-cell>
          <table:table-cell table:style-name="ce479" office:value-type="float" office:value="20" calcext:value-type="float">
            <text:p>20</text:p>
          </table:table-cell>
          <table:table-cell table:style-name="ce483" office:value-type="time" office:time-value="PT10H20M00S" calcext:value-type="time">
            <text:p>10:20:00</text:p>
          </table:table-cell>
          <table:table-cell table:style-name="ce476" office:value-type="string" calcext:value-type="string">
            <text:p><text:s text:c="3"/>Jun</text:p>
          </table:table-cell>
          <table:table-cell table:style-name="ce479" office:value-type="float" office:value="21" calcext:value-type="float">
            <text:p>21</text:p>
          </table:table-cell>
          <table:table-cell table:style-name="ce483" office:value-type="time" office:time-value="PT03H33M00S" calcext:value-type="time">
            <text:p>3:33:00</text:p>
          </table:table-cell>
          <table:table-cell table:style-name="ce476" office:value-type="string" calcext:value-type="string">
            <text:p><text:s text:c="3"/>Sep</text:p>
          </table:table-cell>
          <table:table-cell table:style-name="ce479" office:value-type="float" office:value="22" calcext:value-type="float">
            <text:p>22</text:p>
          </table:table-cell>
          <table:table-cell table:style-name="ce483" office:value-type="time" office:time-value="PT19H29M00S" calcext:value-type="time">
            <text:p>19:29:00</text:p>
          </table:table-cell>
          <table:table-cell table:style-name="ce476" office:value-type="string" calcext:value-type="string">
            <text:p><text:s text:c="3"/>Dec</text:p>
          </table:table-cell>
          <table:table-cell table:style-name="ce479" office:value-type="float" office:value="21" calcext:value-type="float">
            <text:p>21</text:p>
          </table:table-cell>
          <table:table-cell table:style-name="ce483" office:value-type="time" office:time-value="PT16H39M00S" calcext:value-type="time">
            <text:p>16:39:00</text:p>
          </table:table-cell>
        </table:table-row>
        <table:table-row table:style-name="ro3" table:number-rows-repeated="10485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MAGYARÁZAT" table:style-name="ta1">
        <table:table-column table:style-name="co9" table:number-columns-repeated="2" table:default-cell-style-name="ce266"/>
        <table:table-column table:style-name="co9" table:default-cell-style-name="ce502"/>
        <table:table-column table:style-name="co9" table:default-cell-style-name="ce503"/>
        <table:table-column table:style-name="co9" table:default-cell-style-name="ce536"/>
        <table:table-column table:style-name="co10" table:default-cell-style-name="ce266"/>
        <table:table-column table:style-name="co11" table:default-cell-style-name="ce266"/>
        <table:table-column table:style-name="co11" table:default-cell-style-name="ce300"/>
        <table:table-column table:style-name="co10" table:number-columns-repeated="20" table:default-cell-style-name="ce266"/>
        <table:table-row table:style-name="ro3">
          <table:table-cell table:style-name="ce484" office:value-type="string" calcext:value-type="string">
            <text:p>N</text:p>
          </table:table-cell>
          <table:table-cell table:style-name="ce493" office:value-type="string" calcext:value-type="string" table:number-columns-spanned="4" table:number-rows-spanned="1">
            <text:p>Nappalos</text:p>
          </table:table-cell>
          <table:covered-table-cell table:number-columns-repeated="2" table:style-name="ce500"/>
          <table:covered-table-cell table:style-name="ce504"/>
          <table:table-cell/>
          <table:table-cell table:style-name="ce450" office:value-type="string" calcext:value-type="string">
            <text:p>Márc 20 körül</text:p>
          </table:table-cell>
          <table:table-cell table:style-name="ce455" office:value-type="string" calcext:value-type="string">
            <text:p>Nap-éj egyenlőség 🌗</text:p>
          </table:table-cell>
          <table:table-cell table:number-columns-repeated="20"/>
        </table:table-row>
        <table:table-row table:style-name="ro3">
          <table:table-cell table:style-name="ce485" office:value-type="string" calcext:value-type="string">
            <text:p>Du</text:p>
          </table:table-cell>
          <table:table-cell table:style-name="ce498" office:value-type="string" calcext:value-type="string" table:number-columns-spanned="4" table:number-rows-spanned="1">
            <text:p>Délutános</text:p>
          </table:table-cell>
          <table:covered-table-cell table:number-columns-repeated="2" table:style-name="ce458"/>
          <table:covered-table-cell table:style-name="ce505"/>
          <table:table-cell/>
          <table:table-cell table:style-name="ce451" office:value-type="string" calcext:value-type="string">
            <text:p>márc. utolsó Vasárnap</text:p>
          </table:table-cell>
          <table:table-cell table:style-name="ce456" office:value-type="string" calcext:value-type="string">
            <text:p>Óraállítás 2→3</text:p>
          </table:table-cell>
          <table:table-cell table:number-columns-repeated="20"/>
        </table:table-row>
        <table:table-row table:style-name="ro3">
          <table:table-cell table:style-name="ce485" office:value-type="string" calcext:value-type="string">
            <text:p>É</text:p>
          </table:table-cell>
          <table:table-cell table:style-name="ce498" office:value-type="string" calcext:value-type="string" table:number-columns-spanned="4" table:number-rows-spanned="1">
            <text:p>Éjszakás</text:p>
          </table:table-cell>
          <table:covered-table-cell table:number-columns-repeated="2" table:style-name="ce458"/>
          <table:covered-table-cell table:style-name="ce505"/>
          <table:table-cell/>
          <table:table-cell table:style-name="ce451" office:value-type="string" calcext:value-type="string">
            <text:p>Jún. 20 körül</text:p>
          </table:table-cell>
          <table:table-cell table:style-name="ce456" office:value-type="string" calcext:value-type="string">
            <text:p>Napforduló <text:s/>☼</text:p>
          </table:table-cell>
          <table:table-cell table:number-columns-repeated="20"/>
        </table:table-row>
        <table:table-row table:style-name="ro3">
          <table:table-cell table:style-name="ce486" office:value-type="string" calcext:value-type="string">
            <text:p>P</text:p>
          </table:table-cell>
          <table:table-cell table:style-name="ce499" office:value-type="string" calcext:value-type="string" table:number-columns-spanned="4" table:number-rows-spanned="1">
            <text:p>Pihenőnap</text:p>
          </table:table-cell>
          <table:covered-table-cell table:number-columns-repeated="2" table:style-name="ce501"/>
          <table:covered-table-cell table:style-name="ce506"/>
          <table:table-cell/>
          <table:table-cell table:style-name="ce451" office:value-type="string" calcext:value-type="string">
            <text:p>Szept 23 körül</text:p>
          </table:table-cell>
          <table:table-cell table:style-name="ce456" office:value-type="string" calcext:value-type="string">
            <text:p>Nap-éj egyenlőség 🌗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266" table:number-columns-repeated="3"/>
          <table:table-cell/>
          <table:table-cell table:style-name="ce537" office:value-type="string" calcext:value-type="string">
            <text:p>okt utolsó vasárnap</text:p>
          </table:table-cell>
          <table:table-cell table:style-name="ce457" office:value-type="string" calcext:value-type="string">
            <text:p>Óraállítás 3→2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266" table:number-columns-repeated="3"/>
          <table:table-cell table:number-columns-repeated="2"/>
          <table:table-cell table:style-name="ce266"/>
          <table:table-cell table:number-columns-repeated="20"/>
        </table:table-row>
        <table:table-row table:style-name="ro3">
          <table:table-cell table:number-columns-repeated="2"/>
          <table:table-cell table:style-name="ce266" table:number-columns-repeated="3"/>
          <table:table-cell/>
          <table:table-cell table:style-name="ce538" office:value-type="string" calcext:value-type="string" table:number-columns-spanned="22" table:number-rows-spanned="6">
            <text:p>Csak <text:span text:style-name="T2">írd át az évet</text:span>, az első munkafüzet első sorlában  (A1), és <text:span text:style-name="T2">töltsd ki a munkaszüneti napokat</text:span> a „Munkaszüneti napok” munkafüzetben!</text:p>
            <text:p/>
          </table:table-cell>
          <table:covered-table-cell table:number-columns-repeated="21"/>
        </table:table-row>
        <table:table-row table:style-name="ro3">
          <table:table-cell table:number-columns-repeated="5"/>
          <table:table-cell table:style-name="ce503"/>
          <table:covered-table-cell table:number-columns-repeated="22"/>
        </table:table-row>
        <table:table-row table:style-name="ro3">
          <table:table-cell table:number-columns-repeated="5"/>
          <table:table-cell table:style-name="ce503"/>
          <table:covered-table-cell table:number-columns-repeated="22"/>
        </table:table-row>
        <table:table-row table:style-name="ro3">
          <table:table-cell table:number-columns-repeated="5"/>
          <table:table-cell table:style-name="ce503"/>
          <table:covered-table-cell table:number-columns-repeated="22"/>
        </table:table-row>
        <table:table-row table:style-name="ro3">
          <table:table-cell table:number-columns-repeated="5"/>
          <table:table-cell table:style-name="ce503"/>
          <table:covered-table-cell table:number-columns-repeated="22"/>
        </table:table-row>
        <table:table-row table:style-name="ro3">
          <table:table-cell table:number-columns-repeated="5"/>
          <table:table-cell table:style-name="ce503"/>
          <table:covered-table-cell table:number-columns-repeated="22"/>
        </table:table-row>
        <calcext:conditional-formats>
          <calcext:conditional-format calcext:target-range-address="MAGYARÁZAT.A1:MAGYARÁZAT.A4">
            <calcext:condition calcext:apply-style-name="Nappalos" calcext:value="=&quot;N&quot;" calcext:base-cell-address="MAGYARÁZAT.A1"/>
          </calcext:conditional-format>
          <calcext:conditional-format calcext:target-range-address="MAGYARÁZAT.A1:MAGYARÁZAT.A4">
            <calcext:condition calcext:apply-style-name="Délutános" calcext:value="=&quot;Du&quot;" calcext:base-cell-address="MAGYARÁZAT.A1"/>
          </calcext:conditional-format>
          <calcext:conditional-format calcext:target-range-address="MAGYARÁZAT.A1:MAGYARÁZAT.A4">
            <calcext:condition calcext:apply-style-name="Éjszakás" calcext:value="=&quot;É&quot;" calcext:base-cell-address="MAGYARÁZAT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number number:decimal-places="1" number:min-decimal-places="1" number:min-integer-digits="1" number:grouping="true"/>
    </number:number-style>
    <number:date-style style:name="N151">
      <number:day/>
    </number:date-style>
    <number:date-style style:name="N152">
      <number:day-of-week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VPiros" style:family="table-cell" style:parent-style-name="saját">
      <style:text-properties fo:color="#ff0000" fo:font-weight="bold"/>
    </style:style>
    <style:style style:name="Nappalos" style:family="table-cell" style:parent-style-name="Default">
      <style:table-cell-properties fo:background-color="transparent"/>
      <style:text-properties fo:color="#ffffff"/>
    </style:style>
    <style:style style:name="Délutános" style:family="table-cell" style:parent-style-name="Default">
      <style:table-cell-properties fo:background-color="#b2b2b2" style:shrink-to-fit="true"/>
      <style:text-properties fo:color="#b2b2b2"/>
    </style:style>
    <style:style style:name="Éjszakás" style:family="table-cell" style:parent-style-name="Default">
      <style:table-cell-properties fo:background-color="#0000ff"/>
      <style:text-properties fo:color="#0000ff"/>
    </style:style>
    <style:style style:name="nemSzökő1mm" style:family="table-cell" style:parent-style-name="Default">
      <style:table-cell-properties fo:border-bottom="none" style:diagonal-bl-tr="none" style:diagonal-tl-br="none" fo:border-left="0.99pt solid #000000" fo:border-right="none" fo:border-top="none"/>
    </style:style>
    <style:style style:name="saját" style:family="table-cell" style:parent-style-name="Default"/>
    <style:style style:name="áthMunkanap" style:family="table-cell" style:parent-style-name="saját">
      <style:text-properties fo:color="#3465a4" fo:font-weight="bold"/>
    </style:style>
    <style:style style:name="áthPihenőnap" style:family="table-cell" style:parent-style-name="saját">
      <style:text-properties fo:color="#780373" fo:font-weight="bold"/>
    </style:style>
    <draw:marker draw:name="Nyílhegyek_20_1" draw:display-name="Nyílhegyek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2cm" fo:margin-right="1.77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00.00.00</text:date>, <text:time style:data-style-name="N2" text:time-value="23:29:29.27295976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10-25T17:49:02</meta:creation-date>
    <dc:date>2023-11-14T23:29:46.494387460</dc:date>
    <meta:editing-duration>PT22H14M28S</meta:editing-duration>
    <meta:editing-cycles>69</meta:editing-cycles>
    <meta:generator>LibreOffice/7.6.2.1$Linux_X86_64 LibreOffice_project/60$Build-1</meta:generator>
    <dc:title>Örök(műszak)naptár</dc:title>
    <dc:subject>Dunai Vasmű 8 órás folytonos műszaknaptár aitomatikus kitöltéssel.</dc:subject>
    <dc:description>Mozgó ünnepeket a "Munkaszüneti napok" táblában meg kell adni!
</dc:description>
    <meta:document-statistic meta:table-count="5" meta:cell-count="5375" meta:object-count="0"/>
  </office:meta>
</office:document-meta>
</file>

<file path=Basic/Standard/Muszaknaptar.xml><?xml version="1.0" encoding="utf-8"?>
<!DOCTYPE module  PUBLIC '-//OpenOffice.org//DTD OfficeDocument 1.0//EN'  'module.dtd'>
<script:module xmlns:script="http://openoffice.org/2000/script" script:name="Muszaknaptar" script:language="StarBasic">REM  *****  BASIC  *****

Function MUSZAK8(datum as Date, muszak as Integer)
rem 8h folytonos beosztás (datum: dátumérték; muszak:[1..4] /A=1 B=2 C=3 D=4/)

Beoszt=Array("É","É","É","É","P","Du","Du","Du","Du","P","N","N","N","N","P","P")
MUSZAK8 = Beoszt((datum - (muszak-1)*4) Mod 16)
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uszaknapt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